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8.98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42.21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45.47mm"/>
    </style:style>
    <style:style style:name="co11" style:family="table-column">
      <style:table-column-properties fo:break-before="auto" style:column-width="26.95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29.25mm"/>
    </style:style>
    <style:style style:name="co14" style:family="table-column">
      <style:table-column-properties fo:break-before="auto" style:column-width="31.06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50.8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1.66mm"/>
    </style:style>
    <style:style style:name="co19" style:family="table-column">
      <style:table-column-properties fo:break-before="auto" style:column-width="11.11mm"/>
    </style:style>
    <style:style style:name="co20" style:family="table-column">
      <style:table-column-properties fo:break-before="auto" style:column-width="11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false"/>
    </style:style>
    <style:style style:name="ro3" style:family="table-row">
      <style:table-row-properties style:row-height="14.04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7.7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map style:condition="cell-content()=0" style:apply-style-name="Untitled1" style:base-cell-address="Results.R4"/>
      <style:map style:condition="cell-content()!=0" style:apply-style-name="Untitled2" style:base-cell-address="Results.R4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map style:condition="cell-content()=0" style:apply-style-name="Untitled1" style:base-cell-address="Results.R19"/>
      <style:map style:condition="cell-content()!=0" style:apply-style-name="Untitled2" style:base-cell-address="Results.R19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map style:condition="cell-content()=0" style:apply-style-name="Untitled1" style:base-cell-address="Results.R34"/>
      <style:map style:condition="cell-content()!=0" style:apply-style-name="Untitled2" style:base-cell-address="Results.R34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map style:condition="cell-content()=0" style:apply-style-name="Untitled1" style:base-cell-address="Results.R49"/>
      <style:map style:condition="cell-content()!=0" style:apply-style-name="Untitled2" style:base-cell-address="Results.R49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map style:condition="cell-content()=0" style:apply-style-name="Untitled1" style:base-cell-address="Results.R64"/>
      <style:map style:condition="cell-content()!=0" style:apply-style-name="Untitled2" style:base-cell-address="Results.R64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map style:condition="cell-content()=0" style:apply-style-name="Untitled1" style:base-cell-address="Results.R79"/>
      <style:map style:condition="cell-content()!=0" style:apply-style-name="Untitled2" style:base-cell-address="Results.R79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map style:condition="cell-content()=0" style:apply-style-name="Untitled1" style:base-cell-address="Results.R94"/>
      <style:map style:condition="cell-content()!=0" style:apply-style-name="Untitled2" style:base-cell-address="Results.R94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map style:condition="cell-content()=0" style:apply-style-name="Untitled1" style:base-cell-address="Results.R109"/>
      <style:map style:condition="cell-content()!=0" style:apply-style-name="Untitled2" style:base-cell-address="Results.R109"/>
    </style:style>
    <style:style style:name="ce4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2" style:family="table-cell" style:parent-style-name="Default" style:data-style-name="N0"/>
    <style:style style:name="ce70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2.49pt solid #000000" style:text-align-source="fix" style:repeat-content="false" fo:wrap-option="wrap" fo:border-left="2.49pt solid #000000" fo:border-right="0.99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</style:style>
    <style:style style:name="ce103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 fo:margin-left="0mm"/>
    </style:style>
    <style:style style:name="ce74" style:family="table-cell" style:parent-style-name="Default" style:data-style-name="N100">
      <style:table-cell-properties fo:border-bottom="none" style:text-align-source="fix" style:repeat-content="false" fo:wrap-option="wrap" fo:border-left="2.49pt solid #000000" fo:border-right="0.99pt solid #000000" fo:border-top="none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none" style:text-align-source="fix" style:repeat-content="false" fo:border-left="2.49pt solid #000000" fo:border-right="0.99pt solid #000000" fo:border-top="0.99pt solid #000000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2.49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mm"/>
    </style:style>
    <style:style style:name="ce7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81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8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mm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mm"/>
    </style:style>
    <style:style style:name="ce87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0.99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mm"/>
    </style:style>
    <style:style style:name="ce8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121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2.49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2.49pt solid #000000" fo:border-left="0.99pt solid #000000" fo:border-right="0.99pt solid #000000" fo:border-top="0.99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2.49pt solid #000000" fo:background-color="#dddddd" fo:border-left="2.49pt solid #000000" fo:border-right="0.99pt solid #000000" fo:border-top="2.49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1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49pt solid 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49pt solid #000000" fo:border-left="0.99pt solid #000000" fo:border-right="0.99pt solid #000000" fo:border-top="0.99pt solid #000000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49pt solid #000000" fo:background-color="#dddddd" fo:border-left="0.99pt solid #000000" fo:border-right="0.99pt solid #000000" fo:border-top="2.49pt solid #000000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32" style:family="table-cell" style:parent-style-name="Default" style:data-style-name="N0">
      <style:table-cell-properties fo:border-bottom="2.49pt solid 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2.49pt solid #000000" fo:background-color="#dddddd" fo:border-left="0.99pt solid #000000" fo:border-right="2.49pt solid #000000" fo:border-top="2.49pt solid #000000"/>
      <style:text-properties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>
      <style:text-properties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6pt" style:font-size-asian="6pt" style:font-size-complex="6pt"/>
    </style:style>
    <style:style style:name="ce16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162" style:family="table-cell" style:parent-style-name="Default">
      <style:table-cell-properties fo:border="0.99pt solid #000000"/>
      <style:text-properties fo:font-size="6pt" style:font-size-asian="6pt" style:font-size-complex="6pt"/>
    </style:style>
    <style:style style:name="ce163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6pt" style:font-size-asian="6pt" style:font-size-complex="6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65" style:family="table-cell" style:parent-style-name="Default" style:data-style-name="N0">
      <style:table-cell-properties fo:border="0.99pt solid #000000"/>
      <style:text-properties fo:font-size="6pt" style:font-size-asian="6pt" style:font-size-complex="6pt"/>
    </style:style>
    <style:style style:name="ce166" style:family="table-cell" style:parent-style-name="Default">
      <style:table-cell-properties fo:border-bottom="none" fo:border-left="0.99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7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column table:style-name="co1" table:default-cell-style-name="ce47"/>
        <table:table-column table:style-name="co4" table:default-cell-style-name="ce3"/>
        <table:table-column table:style-name="co6" table:default-cell-style-name="Default"/>
        <table:table-column table:style-name="co3" table:default-cell-style-name="Default"/>
        <table:table-column table:style-name="co1" table:default-cell-style-name="ce47"/>
        <table:table-column table:style-name="co4" table:default-cell-style-name="ce3"/>
        <table:table-column table:style-name="co7" table:default-cell-style-name="Default"/>
        <table:table-column table:style-name="co3" table:default-cell-style-name="Default"/>
        <table:table-column table:style-name="co1" table:default-cell-style-name="ce47"/>
        <table:table-column table:style-name="co4" table:default-cell-style-name="ce3"/>
        <table:table-column table:style-name="co1" table:default-cell-style-name="ce11"/>
        <table:table-column table:style-name="co1" table:number-columns-repeated="1006" table:default-cell-style-name="Default"/>
        <table:table-row table:style-name="ro1">
          <table:table-cell table:style-name="ce1"/>
          <table:table-cell/>
          <table:table-cell table:style-name="ce6"/>
          <table:table-cell table:style-name="ce35"/>
          <table:table-cell table:style-name="ce1"/>
          <table:table-cell table:style-name="ce6" table:number-columns-repeated="2"/>
          <table:table-cell table:style-name="ce35"/>
          <table:table-cell table:style-name="ce1"/>
          <table:table-cell table:style-name="ce6" table:number-columns-repeated="2"/>
          <table:table-cell table:style-name="ce35"/>
          <table:table-cell table:style-name="ce1"/>
          <table:table-cell table:style-name="ce6" table:number-columns-repeated="2"/>
          <table:table-cell table:style-name="ce35"/>
          <table:table-cell table:style-name="ce1"/>
          <table:table-cell table:style-name="ce29"/>
          <table:table-cell table:style-name="ce15" table:number-columns-repeated="1006"/>
        </table:table-row>
        <table:table-row table:style-name="ro1">
          <table:table-cell table:style-name="ce1" office:value-type="string" calcext:value-type="string">
            <text:p>Hanchan 1</text:p>
          </table:table-cell>
          <table:table-cell/>
          <table:table-cell table:style-name="ce6"/>
          <table:table-cell table:style-name="ce35"/>
          <table:table-cell table:style-name="ce1"/>
          <table:table-cell table:style-name="ce6" table:number-columns-repeated="2"/>
          <table:table-cell table:style-name="ce35"/>
          <table:table-cell table:style-name="ce1"/>
          <table:table-cell table:style-name="ce6" table:number-columns-repeated="2"/>
          <table:table-cell table:style-name="ce35"/>
          <table:table-cell table:style-name="ce1"/>
          <table:table-cell table:style-name="ce6" table:number-columns-repeated="2"/>
          <table:table-cell table:style-name="ce35"/>
          <table:table-cell table:style-name="ce1"/>
          <table:table-cell table:style-name="ce29"/>
          <table:table-cell table:style-name="ce15" table:number-columns-repeated="1006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0" office:value-type="string" calcext:value-type="string" table:number-columns-spanned="2" table:number-rows-spanned="1">
            <text:p>Player 1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2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3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4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30" office:value-type="string" calcext:value-type="string">
            <text:p>Check</text:p>
          </table:table-cell>
          <table:table-cell table:style-name="ce48"/>
          <table:table-cell table:style-name="ce15"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$TableSeating.A5]" office:value-type="float" office:value="40" calcext:value-type="float">
            <text:p>40</text:p>
          </table:table-cell>
          <table:table-cell table:style-name="ce11" table:formula="of:=VLOOKUP([.B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5]" office:value-type="float" office:value="19" calcext:value-type="float">
            <text:p>19</text:p>
          </table:table-cell>
          <table:table-cell table:style-name="ce11" table:formula="of:=VLOOKUP([.F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5]" office:value-type="float" office:value="16" calcext:value-type="float">
            <text:p>16</text:p>
          </table:table-cell>
          <table:table-cell table:style-name="ce11" table:formula="of:=VLOOKUP([.J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5]" office:value-type="float" office:value="3" calcext:value-type="float">
            <text:p>3</text:p>
          </table:table-cell>
          <table:table-cell table:style-name="ce11" table:formula="of:=VLOOKUP([.N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4];[.H4];[.L4];[.P4])+SUM([.E4];[.I4];[.M4];[.Q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$TableSeating.A6]" office:value-type="float" office:value="26" calcext:value-type="float">
            <text:p>26</text:p>
          </table:table-cell>
          <table:table-cell table:style-name="ce11" table:formula="of:=VLOOKUP([.B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6]" office:value-type="float" office:value="18" calcext:value-type="float">
            <text:p>18</text:p>
          </table:table-cell>
          <table:table-cell table:style-name="ce11" table:formula="of:=VLOOKUP([.F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6]" office:value-type="float" office:value="22" calcext:value-type="float">
            <text:p>22</text:p>
          </table:table-cell>
          <table:table-cell table:style-name="ce11" table:formula="of:=VLOOKUP([.J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6]" office:value-type="float" office:value="12" calcext:value-type="float">
            <text:p>12</text:p>
          </table:table-cell>
          <table:table-cell table:style-name="ce11" table:formula="of:=VLOOKUP([.N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5];[.H5];[.L5];[.P5])+SUM([.E5];[.I5];[.M5];[.Q5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$TableSeating.A7]" office:value-type="float" office:value="2" calcext:value-type="float">
            <text:p>2</text:p>
          </table:table-cell>
          <table:table-cell table:style-name="ce11" table:formula="of:=VLOOKUP([.B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]" office:value-type="float" office:value="37" calcext:value-type="float">
            <text:p>37</text:p>
          </table:table-cell>
          <table:table-cell table:style-name="ce11" table:formula="of:=VLOOKUP([.F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]" office:value-type="float" office:value="21" calcext:value-type="float">
            <text:p>21</text:p>
          </table:table-cell>
          <table:table-cell table:style-name="ce11" table:formula="of:=VLOOKUP([.J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]" office:value-type="float" office:value="11" calcext:value-type="float">
            <text:p>11</text:p>
          </table:table-cell>
          <table:table-cell table:style-name="ce11" table:formula="of:=VLOOKUP([.N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6];[.H6];[.L6];[.P6])+SUM([.E6];[.I6];[.M6];[.Q6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$TableSeating.A8]" office:value-type="float" office:value="27" calcext:value-type="float">
            <text:p>27</text:p>
          </table:table-cell>
          <table:table-cell table:style-name="ce11" table:formula="of:=VLOOKUP([.B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8]" office:value-type="float" office:value="23" calcext:value-type="float">
            <text:p>23</text:p>
          </table:table-cell>
          <table:table-cell table:style-name="ce11" table:formula="of:=VLOOKUP([.F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8]" office:value-type="float" office:value="13" calcext:value-type="float">
            <text:p>13</text:p>
          </table:table-cell>
          <table:table-cell table:style-name="ce11" table:formula="of:=VLOOKUP([.J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8]" office:value-type="float" office:value="8" calcext:value-type="float">
            <text:p>8</text:p>
          </table:table-cell>
          <table:table-cell table:style-name="ce11" table:formula="of:=VLOOKUP([.N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7];[.H7];[.L7];[.P7])+SUM([.E7];[.I7];[.M7];[.Q7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$TableSeating.A9]" office:value-type="float" office:value="32" calcext:value-type="float">
            <text:p>32</text:p>
          </table:table-cell>
          <table:table-cell table:style-name="ce11" table:formula="of:=VLOOKUP([.B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9]" office:value-type="float" office:value="1" calcext:value-type="float">
            <text:p>1</text:p>
          </table:table-cell>
          <table:table-cell table:style-name="ce11" table:formula="of:=VLOOKUP([.F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9]" office:value-type="float" office:value="24" calcext:value-type="float">
            <text:p>24</text:p>
          </table:table-cell>
          <table:table-cell table:style-name="ce11" table:formula="of:=VLOOKUP([.J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9]" office:value-type="float" office:value="17" calcext:value-type="float">
            <text:p>17</text:p>
          </table:table-cell>
          <table:table-cell table:style-name="ce11" table:formula="of:=VLOOKUP([.N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8];[.H8];[.L8];[.P8])+SUM([.E8];[.I8];[.M8];[.Q8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$TableSeating.A10]" office:value-type="float" office:value="10" calcext:value-type="float">
            <text:p>10</text:p>
          </table:table-cell>
          <table:table-cell table:style-name="ce11" table:formula="of:=VLOOKUP([.B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0]" office:value-type="float" office:value="28" calcext:value-type="float">
            <text:p>28</text:p>
          </table:table-cell>
          <table:table-cell table:style-name="ce11" table:formula="of:=VLOOKUP([.F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0]" office:value-type="float" office:value="7" calcext:value-type="float">
            <text:p>7</text:p>
          </table:table-cell>
          <table:table-cell table:style-name="ce11" table:formula="of:=VLOOKUP([.J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0]" office:value-type="float" office:value="30" calcext:value-type="float">
            <text:p>30</text:p>
          </table:table-cell>
          <table:table-cell table:style-name="ce11" table:formula="of:=VLOOKUP([.N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9];[.H9];[.L9];[.P9])+SUM([.E9];[.I9];[.M9];[.Q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$TableSeating.A11]" office:value-type="float" office:value="33" calcext:value-type="float">
            <text:p>33</text:p>
          </table:table-cell>
          <table:table-cell table:style-name="ce11" table:formula="of:=VLOOKUP([.B1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1]" office:value-type="float" office:value="35" calcext:value-type="float">
            <text:p>35</text:p>
          </table:table-cell>
          <table:table-cell table:style-name="ce11" table:formula="of:=VLOOKUP([.F1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1]" office:value-type="float" office:value="20" calcext:value-type="float">
            <text:p>20</text:p>
          </table:table-cell>
          <table:table-cell table:style-name="ce11" table:formula="of:=VLOOKUP([.J1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1]" office:value-type="float" office:value="36" calcext:value-type="float">
            <text:p>36</text:p>
          </table:table-cell>
          <table:table-cell table:style-name="ce11" table:formula="of:=VLOOKUP([.N1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10];[.H10];[.L10];[.P10])+SUM([.E10];[.I10];[.M10];[.Q10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4" table:formula="of:=[$TableSeating.A12]" office:value-type="float" office:value="29" calcext:value-type="float">
            <text:p>29</text:p>
          </table:table-cell>
          <table:table-cell table:style-name="ce11" table:formula="of:=VLOOKUP([.B1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2]" office:value-type="float" office:value="34" calcext:value-type="float">
            <text:p>34</text:p>
          </table:table-cell>
          <table:table-cell table:style-name="ce11" table:formula="of:=VLOOKUP([.F1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2]" office:value-type="float" office:value="15" calcext:value-type="float">
            <text:p>15</text:p>
          </table:table-cell>
          <table:table-cell table:style-name="ce11" table:formula="of:=VLOOKUP([.J1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2]" office:value-type="float" office:value="9" calcext:value-type="float">
            <text:p>9</text:p>
          </table:table-cell>
          <table:table-cell table:style-name="ce11" table:formula="of:=VLOOKUP([.N1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11];[.H11];[.L11];[.P11])+SUM([.E11];[.I11];[.M11];[.Q11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table:formula="of:=[$TableSeating.A13]" office:value-type="float" office:value="39" calcext:value-type="float">
            <text:p>39</text:p>
          </table:table-cell>
          <table:table-cell table:style-name="ce11" table:formula="of:=VLOOKUP([.B1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3]" office:value-type="float" office:value="31" calcext:value-type="float">
            <text:p>31</text:p>
          </table:table-cell>
          <table:table-cell table:style-name="ce11" table:formula="of:=VLOOKUP([.F1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3]" office:value-type="float" office:value="5" calcext:value-type="float">
            <text:p>5</text:p>
          </table:table-cell>
          <table:table-cell table:style-name="ce11" table:formula="of:=VLOOKUP([.J1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3]" office:value-type="float" office:value="6" calcext:value-type="float">
            <text:p>6</text:p>
          </table:table-cell>
          <table:table-cell table:style-name="ce11" table:formula="of:=VLOOKUP([.N1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31" table:formula="of:=SUM([.D12];[.H12];[.L12];[.P12])+SUM([.E12];[.I12];[.M12];[.Q12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table:formula="of:=[$TableSeating.A14]" office:value-type="float" office:value="25" calcext:value-type="float">
            <text:p>25</text:p>
          </table:table-cell>
          <table:table-cell table:style-name="ce11" table:formula="of:=VLOOKUP([.B1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B14]" office:value-type="float" office:value="4" calcext:value-type="float">
            <text:p>4</text:p>
          </table:table-cell>
          <table:table-cell table:style-name="ce11" table:formula="of:=VLOOKUP([.F1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C14]" office:value-type="float" office:value="38" calcext:value-type="float">
            <text:p>38</text:p>
          </table:table-cell>
          <table:table-cell table:style-name="ce11" table:formula="of:=VLOOKUP([.J1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D14]" office:value-type="float" office:value="14" calcext:value-type="float">
            <text:p>14</text:p>
          </table:table-cell>
          <table:table-cell table:style-name="ce11" table:formula="of:=VLOOKUP([.N1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31" table:formula="of:=SUM([.D13];[.H13];[.L13];[.P13])+SUM([.E13];[.I13];[.M13];[.Q13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4" table:formula="of:=[$TableSeating.A15]" office:value-type="float" office:value="0" calcext:value-type="float">
            <text:p>0</text:p>
          </table:table-cell>
          <table:table-cell table:style-name="ce25" table:formula="of:=VLOOKUP([.B1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B15]" office:value-type="float" office:value="0" calcext:value-type="float">
            <text:p>0</text:p>
          </table:table-cell>
          <table:table-cell table:style-name="ce25" table:formula="of:=VLOOKUP([.F1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C15]" office:value-type="float" office:value="0" calcext:value-type="float">
            <text:p>0</text:p>
          </table:table-cell>
          <table:table-cell table:style-name="ce25" table:formula="of:=VLOOKUP([.J1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D15]" office:value-type="float" office:value="0" calcext:value-type="float">
            <text:p>0</text:p>
          </table:table-cell>
          <table:table-cell table:style-name="ce25" table:formula="of:=VLOOKUP([.N1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31" table:formula="of:=SUM([.D14];[.H14];[.L14];[.P14])+SUM([.E14];[.I14];[.M14];[.Q1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9" table:number-columns-repeated="3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/>
          <table:table-cell table:style-name="ce48"/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/>
          <table:table-cell table:style-name="ce48"/>
          <table:table-cell table:number-columns-repeated="1005"/>
        </table:table-row>
        <table:table-row table:style-name="ro1">
          <table:table-cell table:style-name="ce15" office:value-type="string" calcext:value-type="string">
            <text:p>Hanchan 2</text:p>
          </table:table-cell>
          <table:table-cell table:number-columns-repeated="16"/>
          <table:table-cell table:style-name="Default"/>
          <table:table-cell table:style-name="ce48"/>
          <table:table-cell table:number-columns-repeated="1005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0" office:value-type="string" calcext:value-type="string" table:number-columns-spanned="2" table:number-rows-spanned="1">
            <text:p>Player 1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2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3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4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30" office:value-type="string" calcext:value-type="string">
            <text:p>Check</text:p>
          </table:table-cell>
          <table:table-cell table:style-name="ce48"/>
          <table:table-cell table:style-name="ce15"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$TableSeating.A18]" office:value-type="float" office:value="21" calcext:value-type="float">
            <text:p>21</text:p>
          </table:table-cell>
          <table:table-cell table:style-name="ce11" table:formula="of:=VLOOKUP([.B1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8]" office:value-type="float" office:value="38" calcext:value-type="float">
            <text:p>38</text:p>
          </table:table-cell>
          <table:table-cell table:style-name="ce11" table:formula="of:=VLOOKUP([.F1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8]" office:value-type="float" office:value="26" calcext:value-type="float">
            <text:p>26</text:p>
          </table:table-cell>
          <table:table-cell table:style-name="ce11" table:formula="of:=VLOOKUP([.J1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8]" office:value-type="float" office:value="15" calcext:value-type="float">
            <text:p>15</text:p>
          </table:table-cell>
          <table:table-cell table:style-name="ce11" table:formula="of:=VLOOKUP([.N1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19];[.H19];[.L19];[.P19])+SUM([.E19];[.I19];[.M19];[.Q1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$TableSeating.A19]" office:value-type="float" office:value="34" calcext:value-type="float">
            <text:p>34</text:p>
          </table:table-cell>
          <table:table-cell table:style-name="ce11" table:formula="of:=VLOOKUP([.B2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9]" office:value-type="float" office:value="20" calcext:value-type="float">
            <text:p>20</text:p>
          </table:table-cell>
          <table:table-cell table:style-name="ce11" table:formula="of:=VLOOKUP([.F2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9]" office:value-type="float" office:value="40" calcext:value-type="float">
            <text:p>40</text:p>
          </table:table-cell>
          <table:table-cell table:style-name="ce11" table:formula="of:=VLOOKUP([.J2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9]" office:value-type="float" office:value="4" calcext:value-type="float">
            <text:p>4</text:p>
          </table:table-cell>
          <table:table-cell table:style-name="ce11" table:formula="of:=VLOOKUP([.N2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20];[.H20];[.L20];[.P20])+SUM([.E20];[.I20];[.M20];[.Q20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$TableSeating.A20]" office:value-type="float" office:value="13" calcext:value-type="float">
            <text:p>13</text:p>
          </table:table-cell>
          <table:table-cell table:style-name="ce11" table:formula="of:=VLOOKUP([.B2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20]" office:value-type="float" office:value="14" calcext:value-type="float">
            <text:p>14</text:p>
          </table:table-cell>
          <table:table-cell table:style-name="ce11" table:formula="of:=VLOOKUP([.F2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20]" office:value-type="float" office:value="18" calcext:value-type="float">
            <text:p>18</text:p>
          </table:table-cell>
          <table:table-cell table:style-name="ce11" table:formula="of:=VLOOKUP([.J2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20]" office:value-type="float" office:value="11" calcext:value-type="float">
            <text:p>11</text:p>
          </table:table-cell>
          <table:table-cell table:style-name="ce11" table:formula="of:=VLOOKUP([.N2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21];[.H21];[.L21];[.P21])+SUM([.E21];[.I21];[.M21];[.Q21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$TableSeating.A21]" office:value-type="float" office:value="2" calcext:value-type="float">
            <text:p>2</text:p>
          </table:table-cell>
          <table:table-cell table:style-name="ce11" table:formula="of:=VLOOKUP([.B2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21]" office:value-type="float" office:value="30" calcext:value-type="float">
            <text:p>30</text:p>
          </table:table-cell>
          <table:table-cell table:style-name="ce11" table:formula="of:=VLOOKUP([.F2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21]" office:value-type="float" office:value="25" calcext:value-type="float">
            <text:p>25</text:p>
          </table:table-cell>
          <table:table-cell table:style-name="ce11" table:formula="of:=VLOOKUP([.J2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21]" office:value-type="float" office:value="19" calcext:value-type="float">
            <text:p>19</text:p>
          </table:table-cell>
          <table:table-cell table:style-name="ce11" table:formula="of:=VLOOKUP([.N2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22];[.H22];[.L22];[.P22])+SUM([.E22];[.I22];[.M22];[.Q22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$TableSeating.A22]" office:value-type="float" office:value="22" calcext:value-type="float">
            <text:p>22</text:p>
          </table:table-cell>
          <table:table-cell table:style-name="ce11" table:formula="of:=VLOOKUP([.B2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22]" office:value-type="float" office:value="35" calcext:value-type="float">
            <text:p>35</text:p>
          </table:table-cell>
          <table:table-cell table:style-name="ce11" table:formula="of:=VLOOKUP([.F2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22]" office:value-type="float" office:value="5" calcext:value-type="float">
            <text:p>5</text:p>
          </table:table-cell>
          <table:table-cell table:style-name="ce11" table:formula="of:=VLOOKUP([.J2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22]" office:value-type="float" office:value="1" calcext:value-type="float">
            <text:p>1</text:p>
          </table:table-cell>
          <table:table-cell table:style-name="ce11" table:formula="of:=VLOOKUP([.N2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23];[.H23];[.L23];[.P23])+SUM([.E23];[.I23];[.M23];[.Q23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$TableSeating.A23]" office:value-type="float" office:value="29" calcext:value-type="float">
            <text:p>29</text:p>
          </table:table-cell>
          <table:table-cell table:style-name="ce11" table:formula="of:=VLOOKUP([.B2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23]" office:value-type="float" office:value="16" calcext:value-type="float">
            <text:p>16</text:p>
          </table:table-cell>
          <table:table-cell table:style-name="ce11" table:formula="of:=VLOOKUP([.F2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23]" office:value-type="float" office:value="39" calcext:value-type="float">
            <text:p>39</text:p>
          </table:table-cell>
          <table:table-cell table:style-name="ce11" table:formula="of:=VLOOKUP([.J2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23]" office:value-type="float" office:value="10" calcext:value-type="float">
            <text:p>10</text:p>
          </table:table-cell>
          <table:table-cell table:style-name="ce11" table:formula="of:=VLOOKUP([.N2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24];[.H24];[.L24];[.P24])+SUM([.E24];[.I24];[.M24];[.Q2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$TableSeating.A24]" office:value-type="float" office:value="8" calcext:value-type="float">
            <text:p>8</text:p>
          </table:table-cell>
          <table:table-cell table:style-name="ce11" table:formula="of:=VLOOKUP([.B2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24]" office:value-type="float" office:value="33" calcext:value-type="float">
            <text:p>33</text:p>
          </table:table-cell>
          <table:table-cell table:style-name="ce11" table:formula="of:=VLOOKUP([.F2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24]" office:value-type="float" office:value="17" calcext:value-type="float">
            <text:p>17</text:p>
          </table:table-cell>
          <table:table-cell table:style-name="ce11" table:formula="of:=VLOOKUP([.J2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24]" office:value-type="float" office:value="37" calcext:value-type="float">
            <text:p>37</text:p>
          </table:table-cell>
          <table:table-cell table:style-name="ce11" table:formula="of:=VLOOKUP([.N2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25];[.H25];[.L25];[.P25])+SUM([.E25];[.I25];[.M25];[.Q25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4" table:formula="of:=[$TableSeating.A25]" office:value-type="float" office:value="3" calcext:value-type="float">
            <text:p>3</text:p>
          </table:table-cell>
          <table:table-cell table:style-name="ce11" table:formula="of:=VLOOKUP([.B2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25]" office:value-type="float" office:value="24" calcext:value-type="float">
            <text:p>24</text:p>
          </table:table-cell>
          <table:table-cell table:style-name="ce11" table:formula="of:=VLOOKUP([.F2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25]" office:value-type="float" office:value="12" calcext:value-type="float">
            <text:p>12</text:p>
          </table:table-cell>
          <table:table-cell table:style-name="ce11" table:formula="of:=VLOOKUP([.J2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25]" office:value-type="float" office:value="9" calcext:value-type="float">
            <text:p>9</text:p>
          </table:table-cell>
          <table:table-cell table:style-name="ce11" table:formula="of:=VLOOKUP([.N2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26];[.H26];[.L26];[.P26])+SUM([.E26];[.I26];[.M26];[.Q26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table:formula="of:=[$TableSeating.A26]" office:value-type="float" office:value="6" calcext:value-type="float">
            <text:p>6</text:p>
          </table:table-cell>
          <table:table-cell table:style-name="ce11" table:formula="of:=VLOOKUP([.B2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26]" office:value-type="float" office:value="23" calcext:value-type="float">
            <text:p>23</text:p>
          </table:table-cell>
          <table:table-cell table:style-name="ce11" table:formula="of:=VLOOKUP([.F2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26]" office:value-type="float" office:value="32" calcext:value-type="float">
            <text:p>32</text:p>
          </table:table-cell>
          <table:table-cell table:style-name="ce11" table:formula="of:=VLOOKUP([.J2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26]" office:value-type="float" office:value="28" calcext:value-type="float">
            <text:p>28</text:p>
          </table:table-cell>
          <table:table-cell table:style-name="ce11" table:formula="of:=VLOOKUP([.N2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3" table:formula="of:=SUM([.D27];[.H27];[.L27];[.P27])+SUM([.E27];[.I27];[.M27];[.Q27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table:formula="of:=[$TableSeating.A27]" office:value-type="float" office:value="7" calcext:value-type="float">
            <text:p>7</text:p>
          </table:table-cell>
          <table:table-cell table:style-name="ce11" table:formula="of:=VLOOKUP([.B2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B27]" office:value-type="float" office:value="27" calcext:value-type="float">
            <text:p>27</text:p>
          </table:table-cell>
          <table:table-cell table:style-name="ce11" table:formula="of:=VLOOKUP([.F2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C27]" office:value-type="float" office:value="31" calcext:value-type="float">
            <text:p>31</text:p>
          </table:table-cell>
          <table:table-cell table:style-name="ce11" table:formula="of:=VLOOKUP([.J2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D27]" office:value-type="float" office:value="36" calcext:value-type="float">
            <text:p>36</text:p>
          </table:table-cell>
          <table:table-cell table:style-name="ce11" table:formula="of:=VLOOKUP([.N2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63" table:formula="of:=SUM([.D28];[.H28];[.L28];[.P28])+SUM([.E28];[.I28];[.M28];[.Q28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4" table:formula="of:=[$TableSeating.A28]" office:value-type="float" office:value="0" calcext:value-type="float">
            <text:p>0</text:p>
          </table:table-cell>
          <table:table-cell table:style-name="ce25" table:formula="of:=VLOOKUP([.B2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B28]" office:value-type="float" office:value="0" calcext:value-type="float">
            <text:p>0</text:p>
          </table:table-cell>
          <table:table-cell table:style-name="ce25" table:formula="of:=VLOOKUP([.F2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C28]" office:value-type="float" office:value="0" calcext:value-type="float">
            <text:p>0</text:p>
          </table:table-cell>
          <table:table-cell table:style-name="ce25" table:formula="of:=VLOOKUP([.J2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D28]" office:value-type="float" office:value="0" calcext:value-type="float">
            <text:p>0</text:p>
          </table:table-cell>
          <table:table-cell table:style-name="ce25" table:formula="of:=VLOOKUP([.N2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63" table:formula="of:=SUM([.D29];[.H29];[.L29];[.P29])+SUM([.E29];[.I29];[.M29];[.Q2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9" table:number-columns-repeated="3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/>
          <table:table-cell table:style-name="ce48"/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/>
          <table:table-cell table:style-name="ce48"/>
          <table:table-cell table:number-columns-repeated="1005"/>
        </table:table-row>
        <table:table-row table:style-name="ro1">
          <table:table-cell table:style-name="ce15" office:value-type="string" calcext:value-type="string">
            <text:p>Hanchan 3</text:p>
          </table:table-cell>
          <table:table-cell table:number-columns-repeated="16"/>
          <table:table-cell table:style-name="Default"/>
          <table:table-cell table:style-name="ce48"/>
          <table:table-cell table:number-columns-repeated="1005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0" office:value-type="string" calcext:value-type="string" table:number-columns-spanned="2" table:number-rows-spanned="1">
            <text:p>Player 1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2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3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4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30" office:value-type="string" calcext:value-type="string">
            <text:p>Check</text:p>
          </table:table-cell>
          <table:table-cell table:style-name="ce48"/>
          <table:table-cell table:style-name="ce15"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$TableSeating.A31]" office:value-type="float" office:value="21" calcext:value-type="float">
            <text:p>21</text:p>
          </table:table-cell>
          <table:table-cell table:style-name="ce11" table:formula="of:=VLOOKUP([.B3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1]" office:value-type="float" office:value="8" calcext:value-type="float">
            <text:p>8</text:p>
          </table:table-cell>
          <table:table-cell table:style-name="ce11" table:formula="of:=VLOOKUP([.F3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1]" office:value-type="float" office:value="4" calcext:value-type="float">
            <text:p>4</text:p>
          </table:table-cell>
          <table:table-cell table:style-name="ce11" table:formula="of:=VLOOKUP([.J3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1]" office:value-type="float" office:value="18" calcext:value-type="float">
            <text:p>18</text:p>
          </table:table-cell>
          <table:table-cell table:style-name="ce11" table:formula="of:=VLOOKUP([.N3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34];[.H34];[.L34];[.P34])+SUM([.E34];[.I34];[.M34];[.Q3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$TableSeating.A32]" office:value-type="float" office:value="9" calcext:value-type="float">
            <text:p>9</text:p>
          </table:table-cell>
          <table:table-cell table:style-name="ce11" table:formula="of:=VLOOKUP([.B3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2]" office:value-type="float" office:value="17" calcext:value-type="float">
            <text:p>17</text:p>
          </table:table-cell>
          <table:table-cell table:style-name="ce11" table:formula="of:=VLOOKUP([.F3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2]" office:value-type="float" office:value="10" calcext:value-type="float">
            <text:p>10</text:p>
          </table:table-cell>
          <table:table-cell table:style-name="ce11" table:formula="of:=VLOOKUP([.J3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2]" office:value-type="float" office:value="13" calcext:value-type="float">
            <text:p>13</text:p>
          </table:table-cell>
          <table:table-cell table:style-name="ce11" table:formula="of:=VLOOKUP([.N3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35];[.H35];[.L35];[.P35])+SUM([.E35];[.I35];[.M35];[.Q35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$TableSeating.A33]" office:value-type="float" office:value="28" calcext:value-type="float">
            <text:p>28</text:p>
          </table:table-cell>
          <table:table-cell table:style-name="ce11" table:formula="of:=VLOOKUP([.B3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3]" office:value-type="float" office:value="40" calcext:value-type="float">
            <text:p>40</text:p>
          </table:table-cell>
          <table:table-cell table:style-name="ce11" table:formula="of:=VLOOKUP([.F3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3]" office:value-type="float" office:value="27" calcext:value-type="float">
            <text:p>27</text:p>
          </table:table-cell>
          <table:table-cell table:style-name="ce11" table:formula="of:=VLOOKUP([.J3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3]" office:value-type="float" office:value="35" calcext:value-type="float">
            <text:p>35</text:p>
          </table:table-cell>
          <table:table-cell table:style-name="ce11" table:formula="of:=VLOOKUP([.N3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36];[.H36];[.L36];[.P36])+SUM([.E36];[.I36];[.M36];[.Q36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$TableSeating.A34]" office:value-type="float" office:value="20" calcext:value-type="float">
            <text:p>20</text:p>
          </table:table-cell>
          <table:table-cell table:style-name="ce11" table:formula="of:=VLOOKUP([.B3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4]" office:value-type="float" office:value="2" calcext:value-type="float">
            <text:p>2</text:p>
          </table:table-cell>
          <table:table-cell table:style-name="ce11" table:formula="of:=VLOOKUP([.F3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4]" office:value-type="float" office:value="3" calcext:value-type="float">
            <text:p>3</text:p>
          </table:table-cell>
          <table:table-cell table:style-name="ce11" table:formula="of:=VLOOKUP([.J3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4]" office:value-type="float" office:value="5" calcext:value-type="float">
            <text:p>5</text:p>
          </table:table-cell>
          <table:table-cell table:style-name="ce11" table:formula="of:=VLOOKUP([.N3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37];[.H37];[.L37];[.P37])+SUM([.E37];[.I37];[.M37];[.Q37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$TableSeating.A35]" office:value-type="float" office:value="23" calcext:value-type="float">
            <text:p>23</text:p>
          </table:table-cell>
          <table:table-cell table:style-name="ce11" table:formula="of:=VLOOKUP([.B3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5]" office:value-type="float" office:value="25" calcext:value-type="float">
            <text:p>25</text:p>
          </table:table-cell>
          <table:table-cell table:style-name="ce11" table:formula="of:=VLOOKUP([.F3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5]" office:value-type="float" office:value="26" calcext:value-type="float">
            <text:p>26</text:p>
          </table:table-cell>
          <table:table-cell table:style-name="ce11" table:formula="of:=VLOOKUP([.J3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5]" office:value-type="float" office:value="1" calcext:value-type="float">
            <text:p>1</text:p>
          </table:table-cell>
          <table:table-cell table:style-name="ce11" table:formula="of:=VLOOKUP([.N3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38];[.H38];[.L38];[.P38])+SUM([.E38];[.I38];[.M38];[.Q38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$TableSeating.A36]" office:value-type="float" office:value="11" calcext:value-type="float">
            <text:p>11</text:p>
          </table:table-cell>
          <table:table-cell table:style-name="ce11" table:formula="of:=VLOOKUP([.B3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6]" office:value-type="float" office:value="7" calcext:value-type="float">
            <text:p>7</text:p>
          </table:table-cell>
          <table:table-cell table:style-name="ce11" table:formula="of:=VLOOKUP([.F3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6]" office:value-type="float" office:value="29" calcext:value-type="float">
            <text:p>29</text:p>
          </table:table-cell>
          <table:table-cell table:style-name="ce11" table:formula="of:=VLOOKUP([.J3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6]" office:value-type="float" office:value="19" calcext:value-type="float">
            <text:p>19</text:p>
          </table:table-cell>
          <table:table-cell table:style-name="ce11" table:formula="of:=VLOOKUP([.N3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39];[.H39];[.L39];[.P39])+SUM([.E39];[.I39];[.M39];[.Q3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$TableSeating.A37]" office:value-type="float" office:value="30" calcext:value-type="float">
            <text:p>30</text:p>
          </table:table-cell>
          <table:table-cell table:style-name="ce11" table:formula="of:=VLOOKUP([.B4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7]" office:value-type="float" office:value="38" calcext:value-type="float">
            <text:p>38</text:p>
          </table:table-cell>
          <table:table-cell table:style-name="ce11" table:formula="of:=VLOOKUP([.F4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7]" office:value-type="float" office:value="37" calcext:value-type="float">
            <text:p>37</text:p>
          </table:table-cell>
          <table:table-cell table:style-name="ce11" table:formula="of:=VLOOKUP([.J4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7]" office:value-type="float" office:value="39" calcext:value-type="float">
            <text:p>39</text:p>
          </table:table-cell>
          <table:table-cell table:style-name="ce11" table:formula="of:=VLOOKUP([.N4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40];[.H40];[.L40];[.P40])+SUM([.E40];[.I40];[.M40];[.Q40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4" table:formula="of:=[$TableSeating.A38]" office:value-type="float" office:value="31" calcext:value-type="float">
            <text:p>31</text:p>
          </table:table-cell>
          <table:table-cell table:style-name="ce11" table:formula="of:=VLOOKUP([.B4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8]" office:value-type="float" office:value="16" calcext:value-type="float">
            <text:p>16</text:p>
          </table:table-cell>
          <table:table-cell table:style-name="ce11" table:formula="of:=VLOOKUP([.F4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8]" office:value-type="float" office:value="33" calcext:value-type="float">
            <text:p>33</text:p>
          </table:table-cell>
          <table:table-cell table:style-name="ce11" table:formula="of:=VLOOKUP([.J4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8]" office:value-type="float" office:value="24" calcext:value-type="float">
            <text:p>24</text:p>
          </table:table-cell>
          <table:table-cell table:style-name="ce11" table:formula="of:=VLOOKUP([.N4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41];[.H41];[.L41];[.P41])+SUM([.E41];[.I41];[.M41];[.Q41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table:formula="of:=[$TableSeating.A39]" office:value-type="float" office:value="36" calcext:value-type="float">
            <text:p>36</text:p>
          </table:table-cell>
          <table:table-cell table:style-name="ce11" table:formula="of:=VLOOKUP([.B4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39]" office:value-type="float" office:value="6" calcext:value-type="float">
            <text:p>6</text:p>
          </table:table-cell>
          <table:table-cell table:style-name="ce11" table:formula="of:=VLOOKUP([.F4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39]" office:value-type="float" office:value="15" calcext:value-type="float">
            <text:p>15</text:p>
          </table:table-cell>
          <table:table-cell table:style-name="ce11" table:formula="of:=VLOOKUP([.J4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39]" office:value-type="float" office:value="12" calcext:value-type="float">
            <text:p>12</text:p>
          </table:table-cell>
          <table:table-cell table:style-name="ce11" table:formula="of:=VLOOKUP([.N4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4" table:formula="of:=SUM([.D42];[.H42];[.L42];[.P42])+SUM([.E42];[.I42];[.M42];[.Q42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table:formula="of:=[$TableSeating.A40]" office:value-type="float" office:value="14" calcext:value-type="float">
            <text:p>14</text:p>
          </table:table-cell>
          <table:table-cell table:style-name="ce11" table:formula="of:=VLOOKUP([.B4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B40]" office:value-type="float" office:value="22" calcext:value-type="float">
            <text:p>22</text:p>
          </table:table-cell>
          <table:table-cell table:style-name="ce11" table:formula="of:=VLOOKUP([.F4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C40]" office:value-type="float" office:value="34" calcext:value-type="float">
            <text:p>34</text:p>
          </table:table-cell>
          <table:table-cell table:style-name="ce11" table:formula="of:=VLOOKUP([.J4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D40]" office:value-type="float" office:value="32" calcext:value-type="float">
            <text:p>32</text:p>
          </table:table-cell>
          <table:table-cell table:style-name="ce11" table:formula="of:=VLOOKUP([.N4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64" table:formula="of:=SUM([.D43];[.H43];[.L43];[.P43])+SUM([.E43];[.I43];[.M43];[.Q43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4" table:formula="of:=[$TableSeating.A41]" office:value-type="float" office:value="0" calcext:value-type="float">
            <text:p>0</text:p>
          </table:table-cell>
          <table:table-cell table:style-name="ce25" table:formula="of:=VLOOKUP([.B4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B41]" office:value-type="float" office:value="0" calcext:value-type="float">
            <text:p>0</text:p>
          </table:table-cell>
          <table:table-cell table:style-name="ce25" table:formula="of:=VLOOKUP([.F4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C41]" office:value-type="float" office:value="0" calcext:value-type="float">
            <text:p>0</text:p>
          </table:table-cell>
          <table:table-cell table:style-name="ce25" table:formula="of:=VLOOKUP([.J4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D41]" office:value-type="float" office:value="0" calcext:value-type="float">
            <text:p>0</text:p>
          </table:table-cell>
          <table:table-cell table:style-name="ce25" table:formula="of:=VLOOKUP([.N4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64" table:formula="of:=SUM([.D44];[.H44];[.L44];[.P44])+SUM([.E44];[.I44];[.M44];[.Q4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9" table:number-columns-repeated="3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/>
          <table:table-cell table:style-name="ce48"/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/>
          <table:table-cell table:style-name="ce48"/>
          <table:table-cell table:number-columns-repeated="1005"/>
        </table:table-row>
        <table:table-row table:style-name="ro1">
          <table:table-cell table:style-name="ce15" office:value-type="string" calcext:value-type="string">
            <text:p>Hanchan 4</text:p>
          </table:table-cell>
          <table:table-cell table:number-columns-repeated="16"/>
          <table:table-cell table:style-name="Default"/>
          <table:table-cell table:style-name="ce48"/>
          <table:table-cell table:number-columns-repeated="1005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0" office:value-type="string" calcext:value-type="string" table:number-columns-spanned="2" table:number-rows-spanned="1">
            <text:p>Player 1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2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3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4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30" office:value-type="string" calcext:value-type="string">
            <text:p>Check</text:p>
          </table:table-cell>
          <table:table-cell table:number-columns-repeated="10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$TableSeating.A44]" office:value-type="float" office:value="5" calcext:value-type="float">
            <text:p>5</text:p>
          </table:table-cell>
          <table:table-cell table:style-name="ce11" table:formula="of:=VLOOKUP([.B4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44]" office:value-type="float" office:value="25" calcext:value-type="float">
            <text:p>25</text:p>
          </table:table-cell>
          <table:table-cell table:style-name="ce11" table:formula="of:=VLOOKUP([.F4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44]" office:value-type="float" office:value="36" calcext:value-type="float">
            <text:p>36</text:p>
          </table:table-cell>
          <table:table-cell table:style-name="ce11" table:formula="of:=VLOOKUP([.J4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44]" office:value-type="float" office:value="34" calcext:value-type="float">
            <text:p>34</text:p>
          </table:table-cell>
          <table:table-cell table:style-name="ce11" table:formula="of:=VLOOKUP([.N4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49];[.H49];[.L49];[.P49])+SUM([.E49];[.I49];[.M49];[.Q49])*20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$TableSeating.A45]" office:value-type="float" office:value="1" calcext:value-type="float">
            <text:p>1</text:p>
          </table:table-cell>
          <table:table-cell table:style-name="ce11" table:formula="of:=VLOOKUP([.B5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45]" office:value-type="float" office:value="15" calcext:value-type="float">
            <text:p>15</text:p>
          </table:table-cell>
          <table:table-cell table:style-name="ce11" table:formula="of:=VLOOKUP([.F5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45]" office:value-type="float" office:value="7" calcext:value-type="float">
            <text:p>7</text:p>
          </table:table-cell>
          <table:table-cell table:style-name="ce11" table:formula="of:=VLOOKUP([.J5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45]" office:value-type="float" office:value="8" calcext:value-type="float">
            <text:p>8</text:p>
          </table:table-cell>
          <table:table-cell table:style-name="ce11" table:formula="of:=VLOOKUP([.N5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50];[.H50];[.L50];[.P50])+SUM([.E50];[.I50];[.M50];[.Q50])*20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$TableSeating.A46]" office:value-type="float" office:value="14" calcext:value-type="float">
            <text:p>14</text:p>
          </table:table-cell>
          <table:table-cell table:style-name="ce11" table:formula="of:=VLOOKUP([.B5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46]" office:value-type="float" office:value="29" calcext:value-type="float">
            <text:p>29</text:p>
          </table:table-cell>
          <table:table-cell table:style-name="ce11" table:formula="of:=VLOOKUP([.F5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46]" office:value-type="float" office:value="30" calcext:value-type="float">
            <text:p>30</text:p>
          </table:table-cell>
          <table:table-cell table:style-name="ce11" table:formula="of:=VLOOKUP([.J5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46]" office:value-type="float" office:value="20" calcext:value-type="float">
            <text:p>20</text:p>
          </table:table-cell>
          <table:table-cell table:style-name="ce11" table:formula="of:=VLOOKUP([.N5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51];[.H51];[.L51];[.P51])+SUM([.E51];[.I51];[.M51];[.Q51])*20" office:value-type="float" office:value="0" calcext:value-type="float">
            <text:p>0</text:p>
          </table:table-cell>
          <table:table-cell table:style-name="ce48"/>
          <table:table-cell table:style-name="ce15"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$TableSeating.A47]" office:value-type="float" office:value="35" calcext:value-type="float">
            <text:p>35</text:p>
          </table:table-cell>
          <table:table-cell table:style-name="ce11" table:formula="of:=VLOOKUP([.B5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47]" office:value-type="float" office:value="21" calcext:value-type="float">
            <text:p>21</text:p>
          </table:table-cell>
          <table:table-cell table:style-name="ce11" table:formula="of:=VLOOKUP([.F5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47]" office:value-type="float" office:value="31" calcext:value-type="float">
            <text:p>31</text:p>
          </table:table-cell>
          <table:table-cell table:style-name="ce11" table:formula="of:=VLOOKUP([.J5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47]" office:value-type="float" office:value="3" calcext:value-type="float">
            <text:p>3</text:p>
          </table:table-cell>
          <table:table-cell table:style-name="ce11" table:formula="of:=VLOOKUP([.N5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52];[.H52];[.L52];[.P52])+SUM([.E52];[.I52];[.M52];[.Q52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$TableSeating.A48]" office:value-type="float" office:value="13" calcext:value-type="float">
            <text:p>13</text:p>
          </table:table-cell>
          <table:table-cell table:style-name="ce11" table:formula="of:=VLOOKUP([.B5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48]" office:value-type="float" office:value="26" calcext:value-type="float">
            <text:p>26</text:p>
          </table:table-cell>
          <table:table-cell table:style-name="ce11" table:formula="of:=VLOOKUP([.F5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48]" office:value-type="float" office:value="6" calcext:value-type="float">
            <text:p>6</text:p>
          </table:table-cell>
          <table:table-cell table:style-name="ce11" table:formula="of:=VLOOKUP([.J5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48]" office:value-type="float" office:value="24" calcext:value-type="float">
            <text:p>24</text:p>
          </table:table-cell>
          <table:table-cell table:style-name="ce11" table:formula="of:=VLOOKUP([.N5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53];[.H53];[.L53];[.P53])+SUM([.E53];[.I53];[.M53];[.Q53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$TableSeating.A49]" office:value-type="float" office:value="38" calcext:value-type="float">
            <text:p>38</text:p>
          </table:table-cell>
          <table:table-cell table:style-name="ce11" table:formula="of:=VLOOKUP([.B5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49]" office:value-type="float" office:value="9" calcext:value-type="float">
            <text:p>9</text:p>
          </table:table-cell>
          <table:table-cell table:style-name="ce11" table:formula="of:=VLOOKUP([.F5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49]" office:value-type="float" office:value="28" calcext:value-type="float">
            <text:p>28</text:p>
          </table:table-cell>
          <table:table-cell table:style-name="ce11" table:formula="of:=VLOOKUP([.J5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49]" office:value-type="float" office:value="18" calcext:value-type="float">
            <text:p>18</text:p>
          </table:table-cell>
          <table:table-cell table:style-name="ce11" table:formula="of:=VLOOKUP([.N5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54];[.H54];[.L54];[.P54])+SUM([.E54];[.I54];[.M54];[.Q5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$TableSeating.A50]" office:value-type="float" office:value="4" calcext:value-type="float">
            <text:p>4</text:p>
          </table:table-cell>
          <table:table-cell table:style-name="ce11" table:formula="of:=VLOOKUP([.B5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50]" office:value-type="float" office:value="32" calcext:value-type="float">
            <text:p>32</text:p>
          </table:table-cell>
          <table:table-cell table:style-name="ce11" table:formula="of:=VLOOKUP([.F5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50]" office:value-type="float" office:value="16" calcext:value-type="float">
            <text:p>16</text:p>
          </table:table-cell>
          <table:table-cell table:style-name="ce11" table:formula="of:=VLOOKUP([.J5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50]" office:value-type="float" office:value="2" calcext:value-type="float">
            <text:p>2</text:p>
          </table:table-cell>
          <table:table-cell table:style-name="ce11" table:formula="of:=VLOOKUP([.N5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55];[.H55];[.L55];[.P55])+SUM([.E55];[.I55];[.M55];[.Q55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4" table:formula="of:=[$TableSeating.A51]" office:value-type="float" office:value="17" calcext:value-type="float">
            <text:p>17</text:p>
          </table:table-cell>
          <table:table-cell table:style-name="ce11" table:formula="of:=VLOOKUP([.B5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51]" office:value-type="float" office:value="12" calcext:value-type="float">
            <text:p>12</text:p>
          </table:table-cell>
          <table:table-cell table:style-name="ce11" table:formula="of:=VLOOKUP([.F5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51]" office:value-type="float" office:value="19" calcext:value-type="float">
            <text:p>19</text:p>
          </table:table-cell>
          <table:table-cell table:style-name="ce11" table:formula="of:=VLOOKUP([.J5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51]" office:value-type="float" office:value="27" calcext:value-type="float">
            <text:p>27</text:p>
          </table:table-cell>
          <table:table-cell table:style-name="ce11" table:formula="of:=VLOOKUP([.N5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56];[.H56];[.L56];[.P56])+SUM([.E56];[.I56];[.M56];[.Q56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table:formula="of:=[$TableSeating.A52]" office:value-type="float" office:value="39" calcext:value-type="float">
            <text:p>39</text:p>
          </table:table-cell>
          <table:table-cell table:style-name="ce11" table:formula="of:=VLOOKUP([.B5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52]" office:value-type="float" office:value="11" calcext:value-type="float">
            <text:p>11</text:p>
          </table:table-cell>
          <table:table-cell table:style-name="ce11" table:formula="of:=VLOOKUP([.F5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52]" office:value-type="float" office:value="40" calcext:value-type="float">
            <text:p>40</text:p>
          </table:table-cell>
          <table:table-cell table:style-name="ce11" table:formula="of:=VLOOKUP([.J5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52]" office:value-type="float" office:value="33" calcext:value-type="float">
            <text:p>33</text:p>
          </table:table-cell>
          <table:table-cell table:style-name="ce11" table:formula="of:=VLOOKUP([.N5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65" table:formula="of:=SUM([.D57];[.H57];[.L57];[.P57])+SUM([.E57];[.I57];[.M57];[.Q57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table:formula="of:=[$TableSeating.A53]" office:value-type="float" office:value="37" calcext:value-type="float">
            <text:p>37</text:p>
          </table:table-cell>
          <table:table-cell table:style-name="ce11" table:formula="of:=VLOOKUP([.B5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B53]" office:value-type="float" office:value="10" calcext:value-type="float">
            <text:p>10</text:p>
          </table:table-cell>
          <table:table-cell table:style-name="ce11" table:formula="of:=VLOOKUP([.F5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C53]" office:value-type="float" office:value="23" calcext:value-type="float">
            <text:p>23</text:p>
          </table:table-cell>
          <table:table-cell table:style-name="ce11" table:formula="of:=VLOOKUP([.J5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D53]" office:value-type="float" office:value="22" calcext:value-type="float">
            <text:p>22</text:p>
          </table:table-cell>
          <table:table-cell table:style-name="ce11" table:formula="of:=VLOOKUP([.N5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65" table:formula="of:=SUM([.D58];[.H58];[.L58];[.P58])+SUM([.E58];[.I58];[.M58];[.Q58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4" table:formula="of:=[$TableSeating.A54]" office:value-type="float" office:value="0" calcext:value-type="float">
            <text:p>0</text:p>
          </table:table-cell>
          <table:table-cell table:style-name="ce25" table:formula="of:=VLOOKUP([.B5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B54]" office:value-type="float" office:value="0" calcext:value-type="float">
            <text:p>0</text:p>
          </table:table-cell>
          <table:table-cell table:style-name="ce25" table:formula="of:=VLOOKUP([.F5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C54]" office:value-type="float" office:value="0" calcext:value-type="float">
            <text:p>0</text:p>
          </table:table-cell>
          <table:table-cell table:style-name="ce25" table:formula="of:=VLOOKUP([.J5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D54]" office:value-type="float" office:value="0" calcext:value-type="float">
            <text:p>0</text:p>
          </table:table-cell>
          <table:table-cell table:style-name="ce25" table:formula="of:=VLOOKUP([.N5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65" table:formula="of:=SUM([.D59];[.H59];[.L59];[.P59])+SUM([.E59];[.I59];[.M59];[.Q5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9" table:number-columns-repeated="3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/>
          <table:table-cell table:style-name="ce48"/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/>
          <table:table-cell table:style-name="ce48"/>
          <table:table-cell table:number-columns-repeated="1005"/>
        </table:table-row>
        <table:table-row table:style-name="ro1">
          <table:table-cell table:style-name="ce15" office:value-type="string" calcext:value-type="string">
            <text:p>Hanchan 5</text:p>
          </table:table-cell>
          <table:table-cell table:number-columns-repeated="16"/>
          <table:table-cell table:style-name="Default"/>
          <table:table-cell table:style-name="ce48"/>
          <table:table-cell table:number-columns-repeated="1005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0" office:value-type="string" calcext:value-type="string" table:number-columns-spanned="2" table:number-rows-spanned="1">
            <text:p>Player 1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2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3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4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30" office:value-type="string" calcext:value-type="string">
            <text:p>Check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$TableSeating.A57]" office:value-type="float" office:value="12" calcext:value-type="float">
            <text:p>12</text:p>
          </table:table-cell>
          <table:table-cell table:style-name="ce11" table:formula="of:=VLOOKUP([.B6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57]" office:value-type="float" office:value="13" calcext:value-type="float">
            <text:p>13</text:p>
          </table:table-cell>
          <table:table-cell table:style-name="ce11" table:formula="of:=VLOOKUP([.F6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57]" office:value-type="float" office:value="28" calcext:value-type="float">
            <text:p>28</text:p>
          </table:table-cell>
          <table:table-cell table:style-name="ce11" table:formula="of:=VLOOKUP([.J6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57]" office:value-type="float" office:value="16" calcext:value-type="float">
            <text:p>16</text:p>
          </table:table-cell>
          <table:table-cell table:style-name="ce11" table:formula="of:=VLOOKUP([.N6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64];[.H64];[.L64];[.P64])+SUM([.E64];[.I64];[.M64];[.Q6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$TableSeating.A58]" office:value-type="float" office:value="33" calcext:value-type="float">
            <text:p>33</text:p>
          </table:table-cell>
          <table:table-cell table:style-name="ce11" table:formula="of:=VLOOKUP([.B6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58]" office:value-type="float" office:value="22" calcext:value-type="float">
            <text:p>22</text:p>
          </table:table-cell>
          <table:table-cell table:style-name="ce11" table:formula="of:=VLOOKUP([.F6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58]" office:value-type="float" office:value="9" calcext:value-type="float">
            <text:p>9</text:p>
          </table:table-cell>
          <table:table-cell table:style-name="ce11" table:formula="of:=VLOOKUP([.J6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58]" office:value-type="float" office:value="25" calcext:value-type="float">
            <text:p>25</text:p>
          </table:table-cell>
          <table:table-cell table:style-name="ce11" table:formula="of:=VLOOKUP([.N6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65];[.H65];[.L65];[.P65])+SUM([.E65];[.I65];[.M65];[.Q65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$TableSeating.A59]" office:value-type="float" office:value="5" calcext:value-type="float">
            <text:p>5</text:p>
          </table:table-cell>
          <table:table-cell table:style-name="ce11" table:formula="of:=VLOOKUP([.B6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59]" office:value-type="float" office:value="10" calcext:value-type="float">
            <text:p>10</text:p>
          </table:table-cell>
          <table:table-cell table:style-name="ce11" table:formula="of:=VLOOKUP([.F6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59]" office:value-type="float" office:value="27" calcext:value-type="float">
            <text:p>27</text:p>
          </table:table-cell>
          <table:table-cell table:style-name="ce11" table:formula="of:=VLOOKUP([.J6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59]" office:value-type="float" office:value="15" calcext:value-type="float">
            <text:p>15</text:p>
          </table:table-cell>
          <table:table-cell table:style-name="ce11" table:formula="of:=VLOOKUP([.N6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66];[.H66];[.L66];[.P66])+SUM([.E66];[.I66];[.M66];[.Q66])*2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$TableSeating.A60]" office:value-type="float" office:value="23" calcext:value-type="float">
            <text:p>23</text:p>
          </table:table-cell>
          <table:table-cell table:style-name="ce11" table:formula="of:=VLOOKUP([.B6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60]" office:value-type="float" office:value="20" calcext:value-type="float">
            <text:p>20</text:p>
          </table:table-cell>
          <table:table-cell table:style-name="ce11" table:formula="of:=VLOOKUP([.F6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60]" office:value-type="float" office:value="21" calcext:value-type="float">
            <text:p>21</text:p>
          </table:table-cell>
          <table:table-cell table:style-name="ce11" table:formula="of:=VLOOKUP([.J6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60]" office:value-type="float" office:value="17" calcext:value-type="float">
            <text:p>17</text:p>
          </table:table-cell>
          <table:table-cell table:style-name="ce11" table:formula="of:=VLOOKUP([.N6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67];[.H67];[.L67];[.P67])+SUM([.E67];[.I67];[.M67];[.Q67])*20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$TableSeating.A61]" office:value-type="float" office:value="40" calcext:value-type="float">
            <text:p>40</text:p>
          </table:table-cell>
          <table:table-cell table:style-name="ce11" table:formula="of:=VLOOKUP([.B6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61]" office:value-type="float" office:value="2" calcext:value-type="float">
            <text:p>2</text:p>
          </table:table-cell>
          <table:table-cell table:style-name="ce11" table:formula="of:=VLOOKUP([.F6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61]" office:value-type="float" office:value="6" calcext:value-type="float">
            <text:p>6</text:p>
          </table:table-cell>
          <table:table-cell table:style-name="ce11" table:formula="of:=VLOOKUP([.J6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61]" office:value-type="float" office:value="14" calcext:value-type="float">
            <text:p>14</text:p>
          </table:table-cell>
          <table:table-cell table:style-name="ce11" table:formula="of:=VLOOKUP([.N6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68];[.H68];[.L68];[.P68])+SUM([.E68];[.I68];[.M68];[.Q68])*20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$TableSeating.A62]" office:value-type="float" office:value="35" calcext:value-type="float">
            <text:p>35</text:p>
          </table:table-cell>
          <table:table-cell table:style-name="ce11" table:formula="of:=VLOOKUP([.B6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62]" office:value-type="float" office:value="4" calcext:value-type="float">
            <text:p>4</text:p>
          </table:table-cell>
          <table:table-cell table:style-name="ce11" table:formula="of:=VLOOKUP([.F6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62]" office:value-type="float" office:value="19" calcext:value-type="float">
            <text:p>19</text:p>
          </table:table-cell>
          <table:table-cell table:style-name="ce11" table:formula="of:=VLOOKUP([.J6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62]" office:value-type="float" office:value="37" calcext:value-type="float">
            <text:p>37</text:p>
          </table:table-cell>
          <table:table-cell table:style-name="ce11" table:formula="of:=VLOOKUP([.N6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69];[.H69];[.L69];[.P69])+SUM([.E69];[.I69];[.M69];[.Q69])*20" office:value-type="float" office:value="0" calcext:value-type="float">
            <text:p>0</text:p>
          </table:table-cell>
          <table:table-cell table:style-name="ce48"/>
          <table:table-cell table:style-name="ce15" table:number-columns-repeated="100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$TableSeating.A63]" office:value-type="float" office:value="32" calcext:value-type="float">
            <text:p>32</text:p>
          </table:table-cell>
          <table:table-cell table:style-name="ce11" table:formula="of:=VLOOKUP([.B7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63]" office:value-type="float" office:value="26" calcext:value-type="float">
            <text:p>26</text:p>
          </table:table-cell>
          <table:table-cell table:style-name="ce11" table:formula="of:=VLOOKUP([.F7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63]" office:value-type="float" office:value="36" calcext:value-type="float">
            <text:p>36</text:p>
          </table:table-cell>
          <table:table-cell table:style-name="ce11" table:formula="of:=VLOOKUP([.J7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63]" office:value-type="float" office:value="30" calcext:value-type="float">
            <text:p>30</text:p>
          </table:table-cell>
          <table:table-cell table:style-name="ce11" table:formula="of:=VLOOKUP([.N7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70];[.H70];[.L70];[.P70])+SUM([.E70];[.I70];[.M70];[.Q70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4" table:formula="of:=[$TableSeating.A64]" office:value-type="float" office:value="31" calcext:value-type="float">
            <text:p>31</text:p>
          </table:table-cell>
          <table:table-cell table:style-name="ce11" table:formula="of:=VLOOKUP([.B7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64]" office:value-type="float" office:value="18" calcext:value-type="float">
            <text:p>18</text:p>
          </table:table-cell>
          <table:table-cell table:style-name="ce11" table:formula="of:=VLOOKUP([.F7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64]" office:value-type="float" office:value="1" calcext:value-type="float">
            <text:p>1</text:p>
          </table:table-cell>
          <table:table-cell table:style-name="ce11" table:formula="of:=VLOOKUP([.J7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64]" office:value-type="float" office:value="29" calcext:value-type="float">
            <text:p>29</text:p>
          </table:table-cell>
          <table:table-cell table:style-name="ce11" table:formula="of:=VLOOKUP([.N7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71];[.H71];[.L71];[.P71])+SUM([.E71];[.I71];[.M71];[.Q71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table:formula="of:=[$TableSeating.A65]" office:value-type="float" office:value="3" calcext:value-type="float">
            <text:p>3</text:p>
          </table:table-cell>
          <table:table-cell table:style-name="ce11" table:formula="of:=VLOOKUP([.B7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65]" office:value-type="float" office:value="39" calcext:value-type="float">
            <text:p>39</text:p>
          </table:table-cell>
          <table:table-cell table:style-name="ce11" table:formula="of:=VLOOKUP([.F7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65]" office:value-type="float" office:value="34" calcext:value-type="float">
            <text:p>34</text:p>
          </table:table-cell>
          <table:table-cell table:style-name="ce11" table:formula="of:=VLOOKUP([.J7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65]" office:value-type="float" office:value="7" calcext:value-type="float">
            <text:p>7</text:p>
          </table:table-cell>
          <table:table-cell table:style-name="ce11" table:formula="of:=VLOOKUP([.N7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3" table:formula="of:=SUM([.D72];[.H72];[.L72];[.P72])+SUM([.E72];[.I72];[.M72];[.Q72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table:formula="of:=[$TableSeating.A66]" office:value-type="float" office:value="24" calcext:value-type="float">
            <text:p>24</text:p>
          </table:table-cell>
          <table:table-cell table:style-name="ce11" table:formula="of:=VLOOKUP([.B7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B66]" office:value-type="float" office:value="11" calcext:value-type="float">
            <text:p>11</text:p>
          </table:table-cell>
          <table:table-cell table:style-name="ce11" table:formula="of:=VLOOKUP([.F7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C66]" office:value-type="float" office:value="8" calcext:value-type="float">
            <text:p>8</text:p>
          </table:table-cell>
          <table:table-cell table:style-name="ce11" table:formula="of:=VLOOKUP([.J7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D66]" office:value-type="float" office:value="38" calcext:value-type="float">
            <text:p>38</text:p>
          </table:table-cell>
          <table:table-cell table:style-name="ce11" table:formula="of:=VLOOKUP([.N7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73" table:formula="of:=SUM([.D73];[.H73];[.L73];[.P73])+SUM([.E73];[.I73];[.M73];[.Q73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4" table:formula="of:=[$TableSeating.A67]" office:value-type="float" office:value="0" calcext:value-type="float">
            <text:p>0</text:p>
          </table:table-cell>
          <table:table-cell table:style-name="ce25" table:formula="of:=VLOOKUP([.B7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B67]" office:value-type="float" office:value="0" calcext:value-type="float">
            <text:p>0</text:p>
          </table:table-cell>
          <table:table-cell table:style-name="ce25" table:formula="of:=VLOOKUP([.F7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C67]" office:value-type="float" office:value="0" calcext:value-type="float">
            <text:p>0</text:p>
          </table:table-cell>
          <table:table-cell table:style-name="ce25" table:formula="of:=VLOOKUP([.J7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D67]" office:value-type="float" office:value="0" calcext:value-type="float">
            <text:p>0</text:p>
          </table:table-cell>
          <table:table-cell table:style-name="ce25" table:formula="of:=VLOOKUP([.N7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73" table:formula="of:=SUM([.D74];[.H74];[.L74];[.P74])+SUM([.E74];[.I74];[.M74];[.Q7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9" table:number-columns-repeated="3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/>
          <table:table-cell table:style-name="ce48"/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/>
          <table:table-cell table:style-name="ce48"/>
          <table:table-cell table:number-columns-repeated="1005"/>
        </table:table-row>
        <table:table-row table:style-name="ro1">
          <table:table-cell table:style-name="ce15" office:value-type="string" calcext:value-type="string">
            <text:p>Hanchan 6</text:p>
          </table:table-cell>
          <table:table-cell table:number-columns-repeated="16"/>
          <table:table-cell table:style-name="Default"/>
          <table:table-cell table:style-name="ce48"/>
          <table:table-cell table:number-columns-repeated="1005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0" office:value-type="string" calcext:value-type="string" table:number-columns-spanned="2" table:number-rows-spanned="1">
            <text:p>Player 1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2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3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4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30" office:value-type="string" calcext:value-type="string">
            <text:p>Check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$TableSeating.A70]" office:value-type="float" office:value="4" calcext:value-type="float">
            <text:p>4</text:p>
          </table:table-cell>
          <table:table-cell table:style-name="ce11" table:formula="of:=VLOOKUP([.B7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0]" office:value-type="float" office:value="5" calcext:value-type="float">
            <text:p>5</text:p>
          </table:table-cell>
          <table:table-cell table:style-name="ce11" table:formula="of:=VLOOKUP([.F7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0]" office:value-type="float" office:value="24" calcext:value-type="float">
            <text:p>24</text:p>
          </table:table-cell>
          <table:table-cell table:style-name="ce11" table:formula="of:=VLOOKUP([.J7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0]" office:value-type="float" office:value="29" calcext:value-type="float">
            <text:p>29</text:p>
          </table:table-cell>
          <table:table-cell table:style-name="ce11" table:formula="of:=VLOOKUP([.N7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79];[.H79];[.L79];[.P79])+SUM([.E79];[.I79];[.M79];[.Q7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$TableSeating.A71]" office:value-type="float" office:value="17" calcext:value-type="float">
            <text:p>17</text:p>
          </table:table-cell>
          <table:table-cell table:style-name="ce11" table:formula="of:=VLOOKUP([.B8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1]" office:value-type="float" office:value="34" calcext:value-type="float">
            <text:p>34</text:p>
          </table:table-cell>
          <table:table-cell table:style-name="ce11" table:formula="of:=VLOOKUP([.F8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1]" office:value-type="float" office:value="35" calcext:value-type="float">
            <text:p>35</text:p>
          </table:table-cell>
          <table:table-cell table:style-name="ce11" table:formula="of:=VLOOKUP([.J8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1]" office:value-type="float" office:value="26" calcext:value-type="float">
            <text:p>26</text:p>
          </table:table-cell>
          <table:table-cell table:style-name="ce11" table:formula="of:=VLOOKUP([.N8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80];[.H80];[.L80];[.P80])+SUM([.E80];[.I80];[.M80];[.Q80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$TableSeating.A72]" office:value-type="float" office:value="20" calcext:value-type="float">
            <text:p>20</text:p>
          </table:table-cell>
          <table:table-cell table:style-name="ce11" table:formula="of:=VLOOKUP([.B8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2]" office:value-type="float" office:value="13" calcext:value-type="float">
            <text:p>13</text:p>
          </table:table-cell>
          <table:table-cell table:style-name="ce11" table:formula="of:=VLOOKUP([.F8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2]" office:value-type="float" office:value="22" calcext:value-type="float">
            <text:p>22</text:p>
          </table:table-cell>
          <table:table-cell table:style-name="ce11" table:formula="of:=VLOOKUP([.J8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2]" office:value-type="float" office:value="7" calcext:value-type="float">
            <text:p>7</text:p>
          </table:table-cell>
          <table:table-cell table:style-name="ce11" table:formula="of:=VLOOKUP([.N8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81];[.H81];[.L81];[.P81])+SUM([.E81];[.I81];[.M81];[.Q81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$TableSeating.A73]" office:value-type="float" office:value="11" calcext:value-type="float">
            <text:p>11</text:p>
          </table:table-cell>
          <table:table-cell table:style-name="ce11" table:formula="of:=VLOOKUP([.B8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3]" office:value-type="float" office:value="30" calcext:value-type="float">
            <text:p>30</text:p>
          </table:table-cell>
          <table:table-cell table:style-name="ce11" table:formula="of:=VLOOKUP([.F8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3]" office:value-type="float" office:value="3" calcext:value-type="float">
            <text:p>3</text:p>
          </table:table-cell>
          <table:table-cell table:style-name="ce11" table:formula="of:=VLOOKUP([.J8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3]" office:value-type="float" office:value="6" calcext:value-type="float">
            <text:p>6</text:p>
          </table:table-cell>
          <table:table-cell table:style-name="ce11" table:formula="of:=VLOOKUP([.N8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82];[.H82];[.L82];[.P82])+SUM([.E82];[.I82];[.M82];[.Q82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$TableSeating.A74]" office:value-type="float" office:value="16" calcext:value-type="float">
            <text:p>16</text:p>
          </table:table-cell>
          <table:table-cell table:style-name="ce11" table:formula="of:=VLOOKUP([.B8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4]" office:value-type="float" office:value="21" calcext:value-type="float">
            <text:p>21</text:p>
          </table:table-cell>
          <table:table-cell table:style-name="ce11" table:formula="of:=VLOOKUP([.F8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4]" office:value-type="float" office:value="25" calcext:value-type="float">
            <text:p>25</text:p>
          </table:table-cell>
          <table:table-cell table:style-name="ce11" table:formula="of:=VLOOKUP([.J8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4]" office:value-type="float" office:value="27" calcext:value-type="float">
            <text:p>27</text:p>
          </table:table-cell>
          <table:table-cell table:style-name="ce11" table:formula="of:=VLOOKUP([.N8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83];[.H83];[.L83];[.P83])+SUM([.E83];[.I83];[.M83];[.Q83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$TableSeating.A75]" office:value-type="float" office:value="19" calcext:value-type="float">
            <text:p>19</text:p>
          </table:table-cell>
          <table:table-cell table:style-name="ce11" table:formula="of:=VLOOKUP([.B8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5]" office:value-type="float" office:value="8" calcext:value-type="float">
            <text:p>8</text:p>
          </table:table-cell>
          <table:table-cell table:style-name="ce11" table:formula="of:=VLOOKUP([.F8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5]" office:value-type="float" office:value="14" calcext:value-type="float">
            <text:p>14</text:p>
          </table:table-cell>
          <table:table-cell table:style-name="ce11" table:formula="of:=VLOOKUP([.J8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5]" office:value-type="float" office:value="10" calcext:value-type="float">
            <text:p>10</text:p>
          </table:table-cell>
          <table:table-cell table:style-name="ce11" table:formula="of:=VLOOKUP([.N8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84];[.H84];[.L84];[.P84])+SUM([.E84];[.I84];[.M84];[.Q84])*2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$TableSeating.A76]" office:value-type="float" office:value="12" calcext:value-type="float">
            <text:p>12</text:p>
          </table:table-cell>
          <table:table-cell table:style-name="ce11" table:formula="of:=VLOOKUP([.B8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6]" office:value-type="float" office:value="33" calcext:value-type="float">
            <text:p>33</text:p>
          </table:table-cell>
          <table:table-cell table:style-name="ce11" table:formula="of:=VLOOKUP([.F8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6]" office:value-type="float" office:value="38" calcext:value-type="float">
            <text:p>38</text:p>
          </table:table-cell>
          <table:table-cell table:style-name="ce11" table:formula="of:=VLOOKUP([.J8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6]" office:value-type="float" office:value="32" calcext:value-type="float">
            <text:p>32</text:p>
          </table:table-cell>
          <table:table-cell table:style-name="ce11" table:formula="of:=VLOOKUP([.N8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85];[.H85];[.L85];[.P85])+SUM([.E85];[.I85];[.M85];[.Q85])*20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4" table:formula="of:=[$TableSeating.A77]" office:value-type="float" office:value="1" calcext:value-type="float">
            <text:p>1</text:p>
          </table:table-cell>
          <table:table-cell table:style-name="ce11" table:formula="of:=VLOOKUP([.B8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7]" office:value-type="float" office:value="9" calcext:value-type="float">
            <text:p>9</text:p>
          </table:table-cell>
          <table:table-cell table:style-name="ce11" table:formula="of:=VLOOKUP([.F8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7]" office:value-type="float" office:value="2" calcext:value-type="float">
            <text:p>2</text:p>
          </table:table-cell>
          <table:table-cell table:style-name="ce11" table:formula="of:=VLOOKUP([.J8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7]" office:value-type="float" office:value="39" calcext:value-type="float">
            <text:p>39</text:p>
          </table:table-cell>
          <table:table-cell table:style-name="ce11" table:formula="of:=VLOOKUP([.N8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86];[.H86];[.L86];[.P86])+SUM([.E86];[.I86];[.M86];[.Q86])*20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table:formula="of:=[$TableSeating.A78]" office:value-type="float" office:value="15" calcext:value-type="float">
            <text:p>15</text:p>
          </table:table-cell>
          <table:table-cell table:style-name="ce11" table:formula="of:=VLOOKUP([.B8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78]" office:value-type="float" office:value="28" calcext:value-type="float">
            <text:p>28</text:p>
          </table:table-cell>
          <table:table-cell table:style-name="ce11" table:formula="of:=VLOOKUP([.F8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78]" office:value-type="float" office:value="37" calcext:value-type="float">
            <text:p>37</text:p>
          </table:table-cell>
          <table:table-cell table:style-name="ce11" table:formula="of:=VLOOKUP([.J8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78]" office:value-type="float" office:value="31" calcext:value-type="float">
            <text:p>31</text:p>
          </table:table-cell>
          <table:table-cell table:style-name="ce11" table:formula="of:=VLOOKUP([.N8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75" table:formula="of:=SUM([.D87];[.H87];[.L87];[.P87])+SUM([.E87];[.I87];[.M87];[.Q87])*20" office:value-type="float" office:value="0" calcext:value-type="float">
            <text:p>0</text:p>
          </table:table-cell>
          <table:table-cell table:style-name="ce48"/>
          <table:table-cell table:style-name="ce15"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table:formula="of:=[$TableSeating.A79]" office:value-type="float" office:value="18" calcext:value-type="float">
            <text:p>18</text:p>
          </table:table-cell>
          <table:table-cell table:style-name="ce11" table:formula="of:=VLOOKUP([.B8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B79]" office:value-type="float" office:value="36" calcext:value-type="float">
            <text:p>36</text:p>
          </table:table-cell>
          <table:table-cell table:style-name="ce11" table:formula="of:=VLOOKUP([.F8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C79]" office:value-type="float" office:value="23" calcext:value-type="float">
            <text:p>23</text:p>
          </table:table-cell>
          <table:table-cell table:style-name="ce11" table:formula="of:=VLOOKUP([.J8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D79]" office:value-type="float" office:value="40" calcext:value-type="float">
            <text:p>40</text:p>
          </table:table-cell>
          <table:table-cell table:style-name="ce11" table:formula="of:=VLOOKUP([.N8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75" table:formula="of:=SUM([.D88];[.H88];[.L88];[.P88])+SUM([.E88];[.I88];[.M88];[.Q88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4" table:formula="of:=[$TableSeating.A80]" office:value-type="float" office:value="0" calcext:value-type="float">
            <text:p>0</text:p>
          </table:table-cell>
          <table:table-cell table:style-name="ce25" table:formula="of:=VLOOKUP([.B8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B80]" office:value-type="float" office:value="0" calcext:value-type="float">
            <text:p>0</text:p>
          </table:table-cell>
          <table:table-cell table:style-name="ce25" table:formula="of:=VLOOKUP([.F8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C80]" office:value-type="float" office:value="0" calcext:value-type="float">
            <text:p>0</text:p>
          </table:table-cell>
          <table:table-cell table:style-name="ce25" table:formula="of:=VLOOKUP([.J8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D80]" office:value-type="float" office:value="0" calcext:value-type="float">
            <text:p>0</text:p>
          </table:table-cell>
          <table:table-cell table:style-name="ce25" table:formula="of:=VLOOKUP([.N8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75" table:formula="of:=SUM([.D89];[.H89];[.L89];[.P89])+SUM([.E89];[.I89];[.M89];[.Q8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9" table:number-columns-repeated="3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/>
          <table:table-cell table:style-name="ce48"/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/>
          <table:table-cell table:style-name="ce48"/>
          <table:table-cell table:number-columns-repeated="1005"/>
        </table:table-row>
        <table:table-row table:style-name="ro1">
          <table:table-cell table:style-name="ce15" office:value-type="string" calcext:value-type="string">
            <text:p>Hanchan 7</text:p>
          </table:table-cell>
          <table:table-cell table:number-columns-repeated="16"/>
          <table:table-cell table:style-name="Default"/>
          <table:table-cell table:style-name="ce48"/>
          <table:table-cell table:number-columns-repeated="1005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0" office:value-type="string" calcext:value-type="string" table:number-columns-spanned="2" table:number-rows-spanned="1">
            <text:p>Player 1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2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3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4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30" office:value-type="string" calcext:value-type="string">
            <text:p>Check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$TableSeating.A83]" office:value-type="float" office:value="27" calcext:value-type="float">
            <text:p>27</text:p>
          </table:table-cell>
          <table:table-cell table:style-name="ce11" table:formula="of:=VLOOKUP([.B9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83]" office:value-type="float" office:value="37" calcext:value-type="float">
            <text:p>37</text:p>
          </table:table-cell>
          <table:table-cell table:style-name="ce11" table:formula="of:=VLOOKUP([.F9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83]" office:value-type="float" office:value="14" calcext:value-type="float">
            <text:p>14</text:p>
          </table:table-cell>
          <table:table-cell table:style-name="ce11" table:formula="of:=VLOOKUP([.J9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83]" office:value-type="float" office:value="26" calcext:value-type="float">
            <text:p>26</text:p>
          </table:table-cell>
          <table:table-cell table:style-name="ce11" table:formula="of:=VLOOKUP([.N9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94];[.H94];[.L94];[.P94])+SUM([.E94];[.I94];[.M94];[.Q9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$TableSeating.A84]" office:value-type="float" office:value="34" calcext:value-type="float">
            <text:p>34</text:p>
          </table:table-cell>
          <table:table-cell table:style-name="ce11" table:formula="of:=VLOOKUP([.B9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84]" office:value-type="float" office:value="24" calcext:value-type="float">
            <text:p>24</text:p>
          </table:table-cell>
          <table:table-cell table:style-name="ce11" table:formula="of:=VLOOKUP([.F9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84]" office:value-type="float" office:value="18" calcext:value-type="float">
            <text:p>18</text:p>
          </table:table-cell>
          <table:table-cell table:style-name="ce11" table:formula="of:=VLOOKUP([.J9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84]" office:value-type="float" office:value="2" calcext:value-type="float">
            <text:p>2</text:p>
          </table:table-cell>
          <table:table-cell table:style-name="ce11" table:formula="of:=VLOOKUP([.N9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95];[.H95];[.L95];[.P95])+SUM([.E95];[.I95];[.M95];[.Q95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$TableSeating.A85]" office:value-type="float" office:value="15" calcext:value-type="float">
            <text:p>15</text:p>
          </table:table-cell>
          <table:table-cell table:style-name="ce11" table:formula="of:=VLOOKUP([.B9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85]" office:value-type="float" office:value="39" calcext:value-type="float">
            <text:p>39</text:p>
          </table:table-cell>
          <table:table-cell table:style-name="ce11" table:formula="of:=VLOOKUP([.F9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85]" office:value-type="float" office:value="4" calcext:value-type="float">
            <text:p>4</text:p>
          </table:table-cell>
          <table:table-cell table:style-name="ce11" table:formula="of:=VLOOKUP([.J9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85]" office:value-type="float" office:value="23" calcext:value-type="float">
            <text:p>23</text:p>
          </table:table-cell>
          <table:table-cell table:style-name="ce11" table:formula="of:=VLOOKUP([.N9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96];[.H96];[.L96];[.P96])+SUM([.E96];[.I96];[.M96];[.Q96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$TableSeating.A86]" office:value-type="float" office:value="22" calcext:value-type="float">
            <text:p>22</text:p>
          </table:table-cell>
          <table:table-cell table:style-name="ce11" table:formula="of:=VLOOKUP([.B9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86]" office:value-type="float" office:value="40" calcext:value-type="float">
            <text:p>40</text:p>
          </table:table-cell>
          <table:table-cell table:style-name="ce11" table:formula="of:=VLOOKUP([.F9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86]" office:value-type="float" office:value="29" calcext:value-type="float">
            <text:p>29</text:p>
          </table:table-cell>
          <table:table-cell table:style-name="ce11" table:formula="of:=VLOOKUP([.J9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86]" office:value-type="float" office:value="21" calcext:value-type="float">
            <text:p>21</text:p>
          </table:table-cell>
          <table:table-cell table:style-name="ce11" table:formula="of:=VLOOKUP([.N9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97];[.H97];[.L97];[.P97])+SUM([.E97];[.I97];[.M97];[.Q97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$TableSeating.A87]" office:value-type="float" office:value="36" calcext:value-type="float">
            <text:p>36</text:p>
          </table:table-cell>
          <table:table-cell table:style-name="ce11" table:formula="of:=VLOOKUP([.B9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87]" office:value-type="float" office:value="3" calcext:value-type="float">
            <text:p>3</text:p>
          </table:table-cell>
          <table:table-cell table:style-name="ce11" table:formula="of:=VLOOKUP([.F9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87]" office:value-type="float" office:value="17" calcext:value-type="float">
            <text:p>17</text:p>
          </table:table-cell>
          <table:table-cell table:style-name="ce11" table:formula="of:=VLOOKUP([.J9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87]" office:value-type="float" office:value="28" calcext:value-type="float">
            <text:p>28</text:p>
          </table:table-cell>
          <table:table-cell table:style-name="ce11" table:formula="of:=VLOOKUP([.N98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98];[.H98];[.L98];[.P98])+SUM([.E98];[.I98];[.M98];[.Q98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$TableSeating.A88]" office:value-type="float" office:value="19" calcext:value-type="float">
            <text:p>19</text:p>
          </table:table-cell>
          <table:table-cell table:style-name="ce11" table:formula="of:=VLOOKUP([.B9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88]" office:value-type="float" office:value="1" calcext:value-type="float">
            <text:p>1</text:p>
          </table:table-cell>
          <table:table-cell table:style-name="ce11" table:formula="of:=VLOOKUP([.F9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88]" office:value-type="float" office:value="20" calcext:value-type="float">
            <text:p>20</text:p>
          </table:table-cell>
          <table:table-cell table:style-name="ce11" table:formula="of:=VLOOKUP([.J9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88]" office:value-type="float" office:value="38" calcext:value-type="float">
            <text:p>38</text:p>
          </table:table-cell>
          <table:table-cell table:style-name="ce11" table:formula="of:=VLOOKUP([.N9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99];[.H99];[.L99];[.P99])+SUM([.E99];[.I99];[.M99];[.Q9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$TableSeating.A89]" office:value-type="float" office:value="25" calcext:value-type="float">
            <text:p>25</text:p>
          </table:table-cell>
          <table:table-cell table:style-name="ce11" table:formula="of:=VLOOKUP([.B10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89]" office:value-type="float" office:value="12" calcext:value-type="float">
            <text:p>12</text:p>
          </table:table-cell>
          <table:table-cell table:style-name="ce11" table:formula="of:=VLOOKUP([.F10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89]" office:value-type="float" office:value="8" calcext:value-type="float">
            <text:p>8</text:p>
          </table:table-cell>
          <table:table-cell table:style-name="ce11" table:formula="of:=VLOOKUP([.J10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89]" office:value-type="float" office:value="31" calcext:value-type="float">
            <text:p>31</text:p>
          </table:table-cell>
          <table:table-cell table:style-name="ce11" table:formula="of:=VLOOKUP([.N10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100];[.H100];[.L100];[.P100])+SUM([.E100];[.I100];[.M100];[.Q100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4" table:formula="of:=[$TableSeating.A90]" office:value-type="float" office:value="30" calcext:value-type="float">
            <text:p>30</text:p>
          </table:table-cell>
          <table:table-cell table:style-name="ce11" table:formula="of:=VLOOKUP([.B10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90]" office:value-type="float" office:value="5" calcext:value-type="float">
            <text:p>5</text:p>
          </table:table-cell>
          <table:table-cell table:style-name="ce11" table:formula="of:=VLOOKUP([.F10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90]" office:value-type="float" office:value="13" calcext:value-type="float">
            <text:p>13</text:p>
          </table:table-cell>
          <table:table-cell table:style-name="ce11" table:formula="of:=VLOOKUP([.J10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90]" office:value-type="float" office:value="33" calcext:value-type="float">
            <text:p>33</text:p>
          </table:table-cell>
          <table:table-cell table:style-name="ce11" table:formula="of:=VLOOKUP([.N10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101];[.H101];[.L101];[.P101])+SUM([.E101];[.I101];[.M101];[.Q101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table:formula="of:=[$TableSeating.A91]" office:value-type="float" office:value="6" calcext:value-type="float">
            <text:p>6</text:p>
          </table:table-cell>
          <table:table-cell table:style-name="ce11" table:formula="of:=VLOOKUP([.B10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91]" office:value-type="float" office:value="7" calcext:value-type="float">
            <text:p>7</text:p>
          </table:table-cell>
          <table:table-cell table:style-name="ce11" table:formula="of:=VLOOKUP([.F10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91]" office:value-type="float" office:value="9" calcext:value-type="float">
            <text:p>9</text:p>
          </table:table-cell>
          <table:table-cell table:style-name="ce11" table:formula="of:=VLOOKUP([.J10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91]" office:value-type="float" office:value="16" calcext:value-type="float">
            <text:p>16</text:p>
          </table:table-cell>
          <table:table-cell table:style-name="ce11" table:formula="of:=VLOOKUP([.N10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3" table:formula="of:=SUM([.D102];[.H102];[.L102];[.P102])+SUM([.E102];[.I102];[.M102];[.Q102])*2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table:formula="of:=[$TableSeating.A92]" office:value-type="float" office:value="10" calcext:value-type="float">
            <text:p>10</text:p>
          </table:table-cell>
          <table:table-cell table:style-name="ce11" table:formula="of:=VLOOKUP([.B10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B92]" office:value-type="float" office:value="32" calcext:value-type="float">
            <text:p>32</text:p>
          </table:table-cell>
          <table:table-cell table:style-name="ce11" table:formula="of:=VLOOKUP([.F10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C92]" office:value-type="float" office:value="11" calcext:value-type="float">
            <text:p>11</text:p>
          </table:table-cell>
          <table:table-cell table:style-name="ce11" table:formula="of:=VLOOKUP([.J10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D92]" office:value-type="float" office:value="35" calcext:value-type="float">
            <text:p>35</text:p>
          </table:table-cell>
          <table:table-cell table:style-name="ce11" table:formula="of:=VLOOKUP([.N103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93" table:formula="of:=SUM([.D103];[.H103];[.L103];[.P103])+SUM([.E103];[.I103];[.M103];[.Q103])*20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4" table:formula="of:=[$TableSeating.A93]" office:value-type="float" office:value="0" calcext:value-type="float">
            <text:p>0</text:p>
          </table:table-cell>
          <table:table-cell table:style-name="ce25" table:formula="of:=VLOOKUP([.B10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B93]" office:value-type="float" office:value="0" calcext:value-type="float">
            <text:p>0</text:p>
          </table:table-cell>
          <table:table-cell table:style-name="ce25" table:formula="of:=VLOOKUP([.F10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C93]" office:value-type="float" office:value="0" calcext:value-type="float">
            <text:p>0</text:p>
          </table:table-cell>
          <table:table-cell table:style-name="ce25" table:formula="of:=VLOOKUP([.J10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14" table:formula="of:=[$TableSeating.D93]" office:value-type="float" office:value="0" calcext:value-type="float">
            <text:p>0</text:p>
          </table:table-cell>
          <table:table-cell table:style-name="ce25" table:formula="of:=VLOOKUP([.N104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93" table:formula="of:=SUM([.D104];[.H104];[.L104];[.P104])+SUM([.E104];[.I104];[.M104];[.Q104])*20" office:value-type="float" office:value="0" calcext:value-type="float">
            <text:p>0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19" table:number-columns-repeated="3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 table:number-columns-repeated="2"/>
          <table:table-cell table:style-name="ce51"/>
          <table:table-cell table:style-name="ce53"/>
          <table:table-cell table:style-name="ce19"/>
          <table:table-cell table:style-name="ce48"/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 table:number-columns-repeated="2"/>
          <table:table-cell table:style-name="ce49"/>
          <table:table-cell table:style-name="ce4"/>
          <table:table-cell table:style-name="ce21"/>
          <table:table-cell table:style-name="ce48"/>
          <table:table-cell table:number-columns-repeated="1005"/>
        </table:table-row>
        <table:table-row table:style-name="ro1">
          <table:table-cell table:style-name="ce15" office:value-type="string" calcext:value-type="string">
            <text:p>Hanchan 8</text:p>
          </table:table-cell>
          <table:table-cell table:number-columns-repeated="16"/>
          <table:table-cell table:style-name="Default"/>
          <table:table-cell table:style-name="ce48"/>
          <table:table-cell table:number-columns-repeated="1005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0" office:value-type="string" calcext:value-type="string" table:number-columns-spanned="2" table:number-rows-spanned="1">
            <text:p>Player 1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2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3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20" office:value-type="string" calcext:value-type="string" table:number-columns-spanned="2" table:number-rows-spanned="1">
            <text:p>Player 4</text:p>
          </table:table-cell>
          <table:covered-table-cell table:style-name="ce28"/>
          <table:table-cell table:style-name="ce36" office:value-type="string" calcext:value-type="string">
            <text:p>points</text:p>
          </table:table-cell>
          <table:table-cell table:style-name="ce2" office:value-type="string" calcext:value-type="string">
            <text:p>chombos</text:p>
          </table:table-cell>
          <table:table-cell table:style-name="ce30" office:value-type="string" calcext:value-type="string">
            <text:p>Check</text:p>
          </table:table-cell>
          <table:table-cell table:style-name="ce48"/>
          <table:table-cell table:style-name="ce15"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formula="of:=[$TableSeating.A96]" office:value-type="float" office:value="24" calcext:value-type="float">
            <text:p>24</text:p>
          </table:table-cell>
          <table:table-cell table:style-name="ce11" table:formula="of:=VLOOKUP([.B10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96]" office:value-type="float" office:value="15" calcext:value-type="float">
            <text:p>15</text:p>
          </table:table-cell>
          <table:table-cell table:style-name="ce11" table:formula="of:=VLOOKUP([.F10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96]" office:value-type="float" office:value="30" calcext:value-type="float">
            <text:p>30</text:p>
          </table:table-cell>
          <table:table-cell table:style-name="ce11" table:formula="of:=VLOOKUP([.J10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96]" office:value-type="float" office:value="40" calcext:value-type="float">
            <text:p>40</text:p>
          </table:table-cell>
          <table:table-cell table:style-name="ce11" table:formula="of:=VLOOKUP([.N109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09];[.H109];[.L109];[.P109])+SUM([.E109];[.I109];[.M109];[.Q10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formula="of:=[$TableSeating.A97]" office:value-type="float" office:value="7" calcext:value-type="float">
            <text:p>7</text:p>
          </table:table-cell>
          <table:table-cell table:style-name="ce11" table:formula="of:=VLOOKUP([.B11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97]" office:value-type="float" office:value="14" calcext:value-type="float">
            <text:p>14</text:p>
          </table:table-cell>
          <table:table-cell table:style-name="ce11" table:formula="of:=VLOOKUP([.F11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97]" office:value-type="float" office:value="12" calcext:value-type="float">
            <text:p>12</text:p>
          </table:table-cell>
          <table:table-cell table:style-name="ce11" table:formula="of:=VLOOKUP([.J11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97]" office:value-type="float" office:value="21" calcext:value-type="float">
            <text:p>21</text:p>
          </table:table-cell>
          <table:table-cell table:style-name="ce11" table:formula="of:=VLOOKUP([.N110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10];[.H110];[.L110];[.P110])+SUM([.E110];[.I110];[.M110];[.Q110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formula="of:=[$TableSeating.A98]" office:value-type="float" office:value="18" calcext:value-type="float">
            <text:p>18</text:p>
          </table:table-cell>
          <table:table-cell table:style-name="ce11" table:formula="of:=VLOOKUP([.B11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98]" office:value-type="float" office:value="6" calcext:value-type="float">
            <text:p>6</text:p>
          </table:table-cell>
          <table:table-cell table:style-name="ce11" table:formula="of:=VLOOKUP([.F11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98]" office:value-type="float" office:value="35" calcext:value-type="float">
            <text:p>35</text:p>
          </table:table-cell>
          <table:table-cell table:style-name="ce11" table:formula="of:=VLOOKUP([.J11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98]" office:value-type="float" office:value="25" calcext:value-type="float">
            <text:p>25</text:p>
          </table:table-cell>
          <table:table-cell table:style-name="ce11" table:formula="of:=VLOOKUP([.N111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11];[.H111];[.L111];[.P111])+SUM([.E111];[.I111];[.M111];[.Q111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table:formula="of:=[$TableSeating.A99]" office:value-type="float" office:value="8" calcext:value-type="float">
            <text:p>8</text:p>
          </table:table-cell>
          <table:table-cell table:style-name="ce11" table:formula="of:=VLOOKUP([.B11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99]" office:value-type="float" office:value="36" calcext:value-type="float">
            <text:p>36</text:p>
          </table:table-cell>
          <table:table-cell table:style-name="ce11" table:formula="of:=VLOOKUP([.F11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99]" office:value-type="float" office:value="39" calcext:value-type="float">
            <text:p>39</text:p>
          </table:table-cell>
          <table:table-cell table:style-name="ce11" table:formula="of:=VLOOKUP([.J11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99]" office:value-type="float" office:value="22" calcext:value-type="float">
            <text:p>22</text:p>
          </table:table-cell>
          <table:table-cell table:style-name="ce11" table:formula="of:=VLOOKUP([.N112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12];[.H112];[.L112];[.P112])+SUM([.E112];[.I112];[.M112];[.Q112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4" table:formula="of:=[$TableSeating.A100]" office:value-type="float" office:value="28" calcext:value-type="float">
            <text:p>28</text:p>
          </table:table-cell>
          <table:table-cell table:style-name="ce11" table:formula="of:=VLOOKUP([.B11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00]" office:value-type="float" office:value="19" calcext:value-type="float">
            <text:p>19</text:p>
          </table:table-cell>
          <table:table-cell table:style-name="ce11" table:formula="of:=VLOOKUP([.F11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00]" office:value-type="float" office:value="33" calcext:value-type="float">
            <text:p>33</text:p>
          </table:table-cell>
          <table:table-cell table:style-name="ce11" table:formula="of:=VLOOKUP([.J11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00]" office:value-type="float" office:value="34" calcext:value-type="float">
            <text:p>34</text:p>
          </table:table-cell>
          <table:table-cell table:style-name="ce11" table:formula="of:=VLOOKUP([.N113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13];[.H113];[.L113];[.P113])+SUM([.E113];[.I113];[.M113];[.Q113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table:formula="of:=[$TableSeating.A101]" office:value-type="float" office:value="16" calcext:value-type="float">
            <text:p>16</text:p>
          </table:table-cell>
          <table:table-cell table:style-name="ce11" table:formula="of:=VLOOKUP([.B11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01]" office:value-type="float" office:value="17" calcext:value-type="float">
            <text:p>17</text:p>
          </table:table-cell>
          <table:table-cell table:style-name="ce11" table:formula="of:=VLOOKUP([.F11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01]" office:value-type="float" office:value="11" calcext:value-type="float">
            <text:p>11</text:p>
          </table:table-cell>
          <table:table-cell table:style-name="ce11" table:formula="of:=VLOOKUP([.J11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01]" office:value-type="float" office:value="5" calcext:value-type="float">
            <text:p>5</text:p>
          </table:table-cell>
          <table:table-cell table:style-name="ce11" table:formula="of:=VLOOKUP([.N114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14];[.H114];[.L114];[.P114])+SUM([.E114];[.I114];[.M114];[.Q114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4" table:formula="of:=[$TableSeating.A102]" office:value-type="float" office:value="38" calcext:value-type="float">
            <text:p>38</text:p>
          </table:table-cell>
          <table:table-cell table:style-name="ce11" table:formula="of:=VLOOKUP([.B11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02]" office:value-type="float" office:value="29" calcext:value-type="float">
            <text:p>29</text:p>
          </table:table-cell>
          <table:table-cell table:style-name="ce11" table:formula="of:=VLOOKUP([.F11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02]" office:value-type="float" office:value="2" calcext:value-type="float">
            <text:p>2</text:p>
          </table:table-cell>
          <table:table-cell table:style-name="ce11" table:formula="of:=VLOOKUP([.J11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02]" office:value-type="float" office:value="23" calcext:value-type="float">
            <text:p>23</text:p>
          </table:table-cell>
          <table:table-cell table:style-name="ce11" table:formula="of:=VLOOKUP([.N115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15];[.H115];[.L115];[.P115])+SUM([.E115];[.I115];[.M115];[.Q115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4" table:formula="of:=[$TableSeating.A103]" office:value-type="float" office:value="37" calcext:value-type="float">
            <text:p>37</text:p>
          </table:table-cell>
          <table:table-cell table:style-name="ce11" table:formula="of:=VLOOKUP([.B11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03]" office:value-type="float" office:value="3" calcext:value-type="float">
            <text:p>3</text:p>
          </table:table-cell>
          <table:table-cell table:style-name="ce11" table:formula="of:=VLOOKUP([.F11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03]" office:value-type="float" office:value="1" calcext:value-type="float">
            <text:p>1</text:p>
          </table:table-cell>
          <table:table-cell table:style-name="ce11" table:formula="of:=VLOOKUP([.J11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03]" office:value-type="float" office:value="13" calcext:value-type="float">
            <text:p>13</text:p>
          </table:table-cell>
          <table:table-cell table:style-name="ce11" table:formula="of:=VLOOKUP([.N116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16];[.H116];[.L116];[.P116])+SUM([.E116];[.I116];[.M116];[.Q116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4" table:formula="of:=[$TableSeating.A104]" office:value-type="float" office:value="26" calcext:value-type="float">
            <text:p>26</text:p>
          </table:table-cell>
          <table:table-cell table:style-name="ce11" table:formula="of:=VLOOKUP([.B11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B104]" office:value-type="float" office:value="31" calcext:value-type="float">
            <text:p>31</text:p>
          </table:table-cell>
          <table:table-cell table:style-name="ce11" table:formula="of:=VLOOKUP([.F11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C104]" office:value-type="float" office:value="10" calcext:value-type="float">
            <text:p>10</text:p>
          </table:table-cell>
          <table:table-cell table:style-name="ce11" table:formula="of:=VLOOKUP([.J11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14" table:formula="of:=[$TableSeating.D104]" office:value-type="float" office:value="4" calcext:value-type="float">
            <text:p>4</text:p>
          </table:table-cell>
          <table:table-cell table:style-name="ce11" table:formula="of:=VLOOKUP([.N117];[$'Number Assignments'.$A$3:$'Number Assignments'.$B$46];2;0)" office:value-type="float" office:value="0" calcext:value-type="float">
            <text:p/>
          </table:table-cell>
          <table:table-cell table:number-columns-repeated="2"/>
          <table:table-cell table:style-name="ce94" table:formula="of:=SUM([.D117];[.H117];[.L117];[.P117])+SUM([.E117];[.I117];[.M117];[.Q117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table:formula="of:=[$TableSeating.A105]" office:value-type="float" office:value="9" calcext:value-type="float">
            <text:p>9</text:p>
          </table:table-cell>
          <table:table-cell table:style-name="ce11" table:formula="of:=VLOOKUP([.B11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B105]" office:value-type="float" office:value="27" calcext:value-type="float">
            <text:p>27</text:p>
          </table:table-cell>
          <table:table-cell table:style-name="ce11" table:formula="of:=VLOOKUP([.F11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C105]" office:value-type="float" office:value="32" calcext:value-type="float">
            <text:p>32</text:p>
          </table:table-cell>
          <table:table-cell table:style-name="ce11" table:formula="of:=VLOOKUP([.J11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14" table:formula="of:=[$TableSeating.D105]" office:value-type="float" office:value="20" calcext:value-type="float">
            <text:p>20</text:p>
          </table:table-cell>
          <table:table-cell table:style-name="ce11" table:formula="of:=VLOOKUP([.N118];[$'Number Assignments'.$A$3:$'Number Assignments'.$B$46];2;0)" office:value-type="float" office:value="0" calcext:value-type="float">
            <text:p/>
          </table:table-cell>
          <table:table-cell table:style-name="ce49"/>
          <table:table-cell table:style-name="ce4"/>
          <table:table-cell table:style-name="ce94" table:formula="of:=SUM([.D118];[.H118];[.L118];[.P118])+SUM([.E118];[.I118];[.M118];[.Q118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6" table:formula="of:=[$TableSeating.A106]" office:value-type="float" office:value="0" calcext:value-type="float">
            <text:p>0</text:p>
          </table:table-cell>
          <table:table-cell table:style-name="ce25" table:formula="of:=VLOOKUP([.B11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26" table:formula="of:=[$TableSeating.B106]" office:value-type="float" office:value="0" calcext:value-type="float">
            <text:p>0</text:p>
          </table:table-cell>
          <table:table-cell table:style-name="ce25" table:formula="of:=VLOOKUP([.F11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26" table:formula="of:=[$TableSeating.C106]" office:value-type="float" office:value="0" calcext:value-type="float">
            <text:p>0</text:p>
          </table:table-cell>
          <table:table-cell table:style-name="ce25" table:formula="of:=VLOOKUP([.J11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26" table:formula="of:=[$TableSeating.D106]" office:value-type="float" office:value="0" calcext:value-type="float">
            <text:p>0</text:p>
          </table:table-cell>
          <table:table-cell table:style-name="ce25" table:formula="of:=VLOOKUP([.N119];[$'Number Assignments'.$A$3:$'Number Assignments'.$B$46];2;0)" office:value-type="string" office:string-value="" calcext:value-type="error">
            <text:p>#N/A</text:p>
          </table:table-cell>
          <table:table-cell table:style-name="ce50"/>
          <table:table-cell table:style-name="ce52"/>
          <table:table-cell table:style-name="ce94" table:formula="of:=SUM([.D119];[.H119];[.L119];[.P119])+SUM([.E119];[.I119];[.M119];[.Q119])*20" office:value-type="float" office:value="0" calcext:value-type="float">
            <text:p>0</text:p>
          </table:table-cell>
          <table:table-cell table:style-name="ce48"/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7"/>
          <table:table-cell table:style-name="Default"/>
          <table:table-cell table:style-name="ce15"/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48"/>
          <table:table-cell table:style-name="ce15" table:number-columns-repeated="1005"/>
        </table:table-row>
        <table:table-row table:style-name="ro1" table:number-rows-repeated="11">
          <table:table-cell table:number-columns-repeated="17"/>
          <table:table-cell table:style-name="Default"/>
          <table:table-cell table:style-name="ce48"/>
          <table:table-cell table:number-columns-repeated="1005"/>
        </table:table-row>
        <table:table-row table:style-name="ro1" table:number-rows-repeated="6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R4:Results.R14">
            <calcext:condition calcext:apply-style-name="Untitled1" calcext:value="=0" calcext:base-cell-address="Results.R4"/>
            <calcext:condition calcext:apply-style-name="Untitled2" calcext:value="!=0" calcext:base-cell-address="Results.R4"/>
          </calcext:conditional-format>
          <calcext:conditional-format calcext:target-range-address="Results.R19:Results.R29">
            <calcext:condition calcext:apply-style-name="Untitled1" calcext:value="=0" calcext:base-cell-address="Results.R19"/>
            <calcext:condition calcext:apply-style-name="Untitled2" calcext:value="!=0" calcext:base-cell-address="Results.R19"/>
          </calcext:conditional-format>
          <calcext:conditional-format calcext:target-range-address="Results.R34:Results.R44">
            <calcext:condition calcext:apply-style-name="Untitled1" calcext:value="=0" calcext:base-cell-address="Results.R34"/>
            <calcext:condition calcext:apply-style-name="Untitled2" calcext:value="!=0" calcext:base-cell-address="Results.R34"/>
          </calcext:conditional-format>
          <calcext:conditional-format calcext:target-range-address="Results.R49:Results.R59">
            <calcext:condition calcext:apply-style-name="Untitled1" calcext:value="=0" calcext:base-cell-address="Results.R49"/>
            <calcext:condition calcext:apply-style-name="Untitled2" calcext:value="!=0" calcext:base-cell-address="Results.R49"/>
          </calcext:conditional-format>
          <calcext:conditional-format calcext:target-range-address="Results.R64:Results.R74">
            <calcext:condition calcext:apply-style-name="Untitled1" calcext:value="=0" calcext:base-cell-address="Results.R64"/>
            <calcext:condition calcext:apply-style-name="Untitled2" calcext:value="!=0" calcext:base-cell-address="Results.R64"/>
          </calcext:conditional-format>
          <calcext:conditional-format calcext:target-range-address="Results.R79:Results.R89">
            <calcext:condition calcext:apply-style-name="Untitled1" calcext:value="=0" calcext:base-cell-address="Results.R79"/>
            <calcext:condition calcext:apply-style-name="Untitled2" calcext:value="!=0" calcext:base-cell-address="Results.R79"/>
          </calcext:conditional-format>
          <calcext:conditional-format calcext:target-range-address="Results.R94:Results.R104">
            <calcext:condition calcext:apply-style-name="Untitled1" calcext:value="=0" calcext:base-cell-address="Results.R94"/>
            <calcext:condition calcext:apply-style-name="Untitled2" calcext:value="!=0" calcext:base-cell-address="Results.R94"/>
          </calcext:conditional-format>
          <calcext:conditional-format calcext:target-range-address="Results.R109:Results.R119">
            <calcext:condition calcext:apply-style-name="Untitled1" calcext:value="=0" calcext:base-cell-address="Results.R109"/>
            <calcext:condition calcext:apply-style-name="Untitled2" calcext:value="!=0" calcext:base-cell-address="Results.R109"/>
          </calcext:conditional-format>
        </calcext:conditional-formats>
      </table:table>
      <table:table table:name="Standings" table:style-name="ta1">
        <table:table-column table:style-name="co1" table:default-cell-style-name="Default"/>
        <table:table-column table:style-name="co8" table:default-cell-style-name="ce72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5" office:value-type="string" calcext:value-type="string">
            <text:p>Plac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Hanchan 1</text:p>
          </table:table-cell>
          <table:table-cell table:style-name="ce15" office:value-type="string" calcext:value-type="string">
            <text:p>Hanchan 2</text:p>
          </table:table-cell>
          <table:table-cell table:style-name="ce15" office:value-type="string" calcext:value-type="string">
            <text:p>Hanchan 3</text:p>
          </table:table-cell>
          <table:table-cell table:style-name="ce15" office:value-type="string" calcext:value-type="string">
            <text:p>Hanchan 4</text:p>
          </table:table-cell>
          <table:table-cell table:style-name="ce15" office:value-type="string" calcext:value-type="string">
            <text:p>Hanchan 5</text:p>
          </table:table-cell>
          <table:table-cell table:style-name="ce15" office:value-type="string" calcext:value-type="string">
            <text:p>Hanchan 6</text:p>
          </table:table-cell>
          <table:table-cell table:style-name="ce15" office:value-type="string" calcext:value-type="string">
            <text:p>Hanchan 7</text:p>
          </table:table-cell>
          <table:table-cell table:style-name="ce15" office:value-type="string" calcext:value-type="string">
            <text:p>Hanchan 8</text:p>
          </table:table-cell>
          <table:table-cell table:style-name="ce15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Number Assignments'.B5]" office:value-type="float" office:value="0" calcext:value-type="float">
            <text:p>0</text:p>
          </table:table-cell>
          <table:table-cell table:formula="of:=SUM([.D2:.K2])" office:value-type="float" office:value="0" calcext:value-type="float">
            <text:p>0</text:p>
          </table:table-cell>
          <table:table-cell table:formula="of:=IFERROR(VLOOKUP([.$B2];[Results.$C$4:.$D$14];2;0);IFERROR(VLOOKUP([.$B2];[Results.$G$4:.$H$14];2;0);IFERROR(VLOOKUP([.$B2];[Results.$K$4:.$L$14];2;0);VLOOKUP([.$B2];[Results.$O$4:.$P$14];2;0))))" office:value-type="float" office:value="0" calcext:value-type="float">
            <text:p/>
          </table:table-cell>
          <table:table-cell table:formula="of:=IFERROR(VLOOKUP([.$B2];[Results.$C$19:.$D$29];2;0);IFERROR(VLOOKUP([.$B2];[Results.$G$19:.$H$29];2;0);IFERROR(VLOOKUP([.$B2];[Results.$K$19:.$L$29];2;0);VLOOKUP([.$B2];[Results.$O$19:.$P$29];2;0))))" office:value-type="float" office:value="0" calcext:value-type="float">
            <text:p/>
          </table:table-cell>
          <table:table-cell table:formula="of:=IFERROR(VLOOKUP([.$B2];[Results.$C$34:.$D$44];2;0);IFERROR(VLOOKUP([.$B2];[Results.$G$34:.$H$44];2;0);IFERROR(VLOOKUP([.$B2];[Results.$K$34:.$L$44];2;0);VLOOKUP([.$B2];[Results.$O$34:.$P$44];2;0))))" office:value-type="float" office:value="0" calcext:value-type="float">
            <text:p/>
          </table:table-cell>
          <table:table-cell table:formula="of:=IFERROR(VLOOKUP([.$B2];[Results.$C$49:.$D$59];2;0);IFERROR(VLOOKUP([.$B2];[Results.$G$49:.$H$59];2;0);IFERROR(VLOOKUP([.$B2];[Results.$K$49:.$L$59];2;0);VLOOKUP([.$B2];[Results.$O$49:.$P$59];2;0))))" office:value-type="float" office:value="0" calcext:value-type="float">
            <text:p/>
          </table:table-cell>
          <table:table-cell table:formula="of:=IFERROR(VLOOKUP([.$B2];[Results.$C$64:.$D$74];2;0);IFERROR(VLOOKUP([.$B2];[Results.$G$64:.$H$74];2;0);IFERROR(VLOOKUP([.$B2];[Results.$K$64:.$L$74];2;0);VLOOKUP([.$B2];[Results.$O$64:.$P$74];2;0))))" office:value-type="float" office:value="0" calcext:value-type="float">
            <text:p/>
          </table:table-cell>
          <table:table-cell table:formula="of:=IFERROR(VLOOKUP([.$B2];[Results.$C$79:.$D$89];2;0);IFERROR(VLOOKUP([.$B2];[Results.$G$79:.$H$89];2;0);IFERROR(VLOOKUP([.$B2];[Results.$K$79:.$L$89];2;0);VLOOKUP([.$B2];[Results.$O$79:.$P$89];2;0))))" office:value-type="float" office:value="0" calcext:value-type="float">
            <text:p/>
          </table:table-cell>
          <table:table-cell table:formula="of:=IFERROR(VLOOKUP([.$B2];[Results.$C$94:.$D$104];2;0);IFERROR(VLOOKUP([.$B2];[Results.$G$94:.$H$104];2;0);IFERROR(VLOOKUP([.$B2];[Results.$K$94:.$L$104];2;0);VLOOKUP([.$B2];[Results.$O$94:.$P$104];2;0))))" office:value-type="float" office:value="0" calcext:value-type="float">
            <text:p/>
          </table:table-cell>
          <table:table-cell table:formula="of:=IFERROR(VLOOKUP([.$B2];[Results.$C$109:.$D$119];2;0);IFERROR(VLOOKUP([.$B2];[Results.$G$109:.$H$119];2;0);IFERROR(VLOOKUP([.$B2];[Results.$K$109:.$L$119];2;0);VLOOKUP([.$B2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$'Number Assignments'.B42]" office:value-type="float" office:value="0" calcext:value-type="float">
            <text:p>0</text:p>
          </table:table-cell>
          <table:table-cell table:formula="of:=SUM([.D3:.K3])" office:value-type="float" office:value="0" calcext:value-type="float">
            <text:p>0</text:p>
          </table:table-cell>
          <table:table-cell table:formula="of:=IFERROR(VLOOKUP([.$B3];[Results.$C$4:.$D$14];2;0);IFERROR(VLOOKUP([.$B3];[Results.$G$4:.$H$14];2;0);IFERROR(VLOOKUP([.$B3];[Results.$K$4:.$L$14];2;0);VLOOKUP([.$B3];[Results.$O$4:.$P$14];2;0))))" office:value-type="float" office:value="0" calcext:value-type="float">
            <text:p/>
          </table:table-cell>
          <table:table-cell table:formula="of:=IFERROR(VLOOKUP([.$B3];[Results.$C$19:.$D$29];2;0);IFERROR(VLOOKUP([.$B3];[Results.$G$19:.$H$29];2;0);IFERROR(VLOOKUP([.$B3];[Results.$K$19:.$L$29];2;0);VLOOKUP([.$B3];[Results.$O$19:.$P$29];2;0))))" office:value-type="float" office:value="0" calcext:value-type="float">
            <text:p/>
          </table:table-cell>
          <table:table-cell table:formula="of:=IFERROR(VLOOKUP([.$B3];[Results.$C$34:.$D$44];2;0);IFERROR(VLOOKUP([.$B3];[Results.$G$34:.$H$44];2;0);IFERROR(VLOOKUP([.$B3];[Results.$K$34:.$L$44];2;0);VLOOKUP([.$B3];[Results.$O$34:.$P$44];2;0))))" office:value-type="float" office:value="0" calcext:value-type="float">
            <text:p/>
          </table:table-cell>
          <table:table-cell table:formula="of:=IFERROR(VLOOKUP([.$B3];[Results.$C$49:.$D$59];2;0);IFERROR(VLOOKUP([.$B3];[Results.$G$49:.$H$59];2;0);IFERROR(VLOOKUP([.$B3];[Results.$K$49:.$L$59];2;0);VLOOKUP([.$B3];[Results.$O$49:.$P$59];2;0))))" office:value-type="float" office:value="0" calcext:value-type="float">
            <text:p/>
          </table:table-cell>
          <table:table-cell table:formula="of:=IFERROR(VLOOKUP([.$B3];[Results.$C$64:.$D$74];2;0);IFERROR(VLOOKUP([.$B3];[Results.$G$64:.$H$74];2;0);IFERROR(VLOOKUP([.$B3];[Results.$K$64:.$L$74];2;0);VLOOKUP([.$B3];[Results.$O$64:.$P$74];2;0))))" office:value-type="float" office:value="0" calcext:value-type="float">
            <text:p/>
          </table:table-cell>
          <table:table-cell table:formula="of:=IFERROR(VLOOKUP([.$B3];[Results.$C$79:.$D$89];2;0);IFERROR(VLOOKUP([.$B3];[Results.$G$79:.$H$89];2;0);IFERROR(VLOOKUP([.$B3];[Results.$K$79:.$L$89];2;0);VLOOKUP([.$B3];[Results.$O$79:.$P$89];2;0))))" office:value-type="float" office:value="0" calcext:value-type="float">
            <text:p/>
          </table:table-cell>
          <table:table-cell table:formula="of:=IFERROR(VLOOKUP([.$B3];[Results.$C$94:.$D$104];2;0);IFERROR(VLOOKUP([.$B3];[Results.$G$94:.$H$104];2;0);IFERROR(VLOOKUP([.$B3];[Results.$K$94:.$L$104];2;0);VLOOKUP([.$B3];[Results.$O$94:.$P$104];2;0))))" office:value-type="float" office:value="0" calcext:value-type="float">
            <text:p/>
          </table:table-cell>
          <table:table-cell table:formula="of:=IFERROR(VLOOKUP([.$B3];[Results.$C$109:.$D$119];2;0);IFERROR(VLOOKUP([.$B3];[Results.$G$109:.$H$119];2;0);IFERROR(VLOOKUP([.$B3];[Results.$K$109:.$L$119];2;0);VLOOKUP([.$B3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$'Number Assignments'.B30]" office:value-type="float" office:value="0" calcext:value-type="float">
            <text:p>0</text:p>
          </table:table-cell>
          <table:table-cell table:formula="of:=SUM([.D4:.K4])" office:value-type="float" office:value="0" calcext:value-type="float">
            <text:p>0</text:p>
          </table:table-cell>
          <table:table-cell table:formula="of:=IFERROR(VLOOKUP([.$B4];[Results.$C$4:.$D$14];2;0);IFERROR(VLOOKUP([.$B4];[Results.$G$4:.$H$14];2;0);IFERROR(VLOOKUP([.$B4];[Results.$K$4:.$L$14];2;0);VLOOKUP([.$B4];[Results.$O$4:.$P$14];2;0))))" office:value-type="float" office:value="0" calcext:value-type="float">
            <text:p/>
          </table:table-cell>
          <table:table-cell table:formula="of:=IFERROR(VLOOKUP([.$B4];[Results.$C$19:.$D$29];2;0);IFERROR(VLOOKUP([.$B4];[Results.$G$19:.$H$29];2;0);IFERROR(VLOOKUP([.$B4];[Results.$K$19:.$L$29];2;0);VLOOKUP([.$B4];[Results.$O$19:.$P$29];2;0))))" office:value-type="float" office:value="0" calcext:value-type="float">
            <text:p/>
          </table:table-cell>
          <table:table-cell table:formula="of:=IFERROR(VLOOKUP([.$B4];[Results.$C$34:.$D$44];2;0);IFERROR(VLOOKUP([.$B4];[Results.$G$34:.$H$44];2;0);IFERROR(VLOOKUP([.$B4];[Results.$K$34:.$L$44];2;0);VLOOKUP([.$B4];[Results.$O$34:.$P$44];2;0))))" office:value-type="float" office:value="0" calcext:value-type="float">
            <text:p/>
          </table:table-cell>
          <table:table-cell table:formula="of:=IFERROR(VLOOKUP([.$B4];[Results.$C$49:.$D$59];2;0);IFERROR(VLOOKUP([.$B4];[Results.$G$49:.$H$59];2;0);IFERROR(VLOOKUP([.$B4];[Results.$K$49:.$L$59];2;0);VLOOKUP([.$B4];[Results.$O$49:.$P$59];2;0))))" office:value-type="float" office:value="0" calcext:value-type="float">
            <text:p/>
          </table:table-cell>
          <table:table-cell table:formula="of:=IFERROR(VLOOKUP([.$B4];[Results.$C$64:.$D$74];2;0);IFERROR(VLOOKUP([.$B4];[Results.$G$64:.$H$74];2;0);IFERROR(VLOOKUP([.$B4];[Results.$K$64:.$L$74];2;0);VLOOKUP([.$B4];[Results.$O$64:.$P$74];2;0))))" office:value-type="float" office:value="0" calcext:value-type="float">
            <text:p/>
          </table:table-cell>
          <table:table-cell table:formula="of:=IFERROR(VLOOKUP([.$B4];[Results.$C$79:.$D$89];2;0);IFERROR(VLOOKUP([.$B4];[Results.$G$79:.$H$89];2;0);IFERROR(VLOOKUP([.$B4];[Results.$K$79:.$L$89];2;0);VLOOKUP([.$B4];[Results.$O$79:.$P$89];2;0))))" office:value-type="float" office:value="0" calcext:value-type="float">
            <text:p/>
          </table:table-cell>
          <table:table-cell table:formula="of:=IFERROR(VLOOKUP([.$B4];[Results.$C$94:.$D$104];2;0);IFERROR(VLOOKUP([.$B4];[Results.$G$94:.$H$104];2;0);IFERROR(VLOOKUP([.$B4];[Results.$K$94:.$L$104];2;0);VLOOKUP([.$B4];[Results.$O$94:.$P$104];2;0))))" office:value-type="float" office:value="0" calcext:value-type="float">
            <text:p/>
          </table:table-cell>
          <table:table-cell table:formula="of:=IFERROR(VLOOKUP([.$B4];[Results.$C$109:.$D$119];2;0);IFERROR(VLOOKUP([.$B4];[Results.$G$109:.$H$119];2;0);IFERROR(VLOOKUP([.$B4];[Results.$K$109:.$L$119];2;0);VLOOKUP([.$B4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$'Number Assignments'.B4]" office:value-type="float" office:value="0" calcext:value-type="float">
            <text:p>0</text:p>
          </table:table-cell>
          <table:table-cell table:formula="of:=SUM([.D5:.K5])" office:value-type="float" office:value="0" calcext:value-type="float">
            <text:p>0</text:p>
          </table:table-cell>
          <table:table-cell table:formula="of:=IFERROR(VLOOKUP([.$B5];[Results.$C$4:.$D$14];2;0);IFERROR(VLOOKUP([.$B5];[Results.$G$4:.$H$14];2;0);IFERROR(VLOOKUP([.$B5];[Results.$K$4:.$L$14];2;0);VLOOKUP([.$B5];[Results.$O$4:.$P$14];2;0))))" office:value-type="float" office:value="0" calcext:value-type="float">
            <text:p/>
          </table:table-cell>
          <table:table-cell table:formula="of:=IFERROR(VLOOKUP([.$B5];[Results.$C$19:.$D$29];2;0);IFERROR(VLOOKUP([.$B5];[Results.$G$19:.$H$29];2;0);IFERROR(VLOOKUP([.$B5];[Results.$K$19:.$L$29];2;0);VLOOKUP([.$B5];[Results.$O$19:.$P$29];2;0))))" office:value-type="float" office:value="0" calcext:value-type="float">
            <text:p/>
          </table:table-cell>
          <table:table-cell table:formula="of:=IFERROR(VLOOKUP([.$B5];[Results.$C$34:.$D$44];2;0);IFERROR(VLOOKUP([.$B5];[Results.$G$34:.$H$44];2;0);IFERROR(VLOOKUP([.$B5];[Results.$K$34:.$L$44];2;0);VLOOKUP([.$B5];[Results.$O$34:.$P$44];2;0))))" office:value-type="float" office:value="0" calcext:value-type="float">
            <text:p/>
          </table:table-cell>
          <table:table-cell table:formula="of:=IFERROR(VLOOKUP([.$B5];[Results.$C$49:.$D$59];2;0);IFERROR(VLOOKUP([.$B5];[Results.$G$49:.$H$59];2;0);IFERROR(VLOOKUP([.$B5];[Results.$K$49:.$L$59];2;0);VLOOKUP([.$B5];[Results.$O$49:.$P$59];2;0))))" office:value-type="float" office:value="0" calcext:value-type="float">
            <text:p/>
          </table:table-cell>
          <table:table-cell table:formula="of:=IFERROR(VLOOKUP([.$B5];[Results.$C$64:.$D$74];2;0);IFERROR(VLOOKUP([.$B5];[Results.$G$64:.$H$74];2;0);IFERROR(VLOOKUP([.$B5];[Results.$K$64:.$L$74];2;0);VLOOKUP([.$B5];[Results.$O$64:.$P$74];2;0))))" office:value-type="float" office:value="0" calcext:value-type="float">
            <text:p/>
          </table:table-cell>
          <table:table-cell table:formula="of:=IFERROR(VLOOKUP([.$B5];[Results.$C$79:.$D$89];2;0);IFERROR(VLOOKUP([.$B5];[Results.$G$79:.$H$89];2;0);IFERROR(VLOOKUP([.$B5];[Results.$K$79:.$L$89];2;0);VLOOKUP([.$B5];[Results.$O$79:.$P$89];2;0))))" office:value-type="float" office:value="0" calcext:value-type="float">
            <text:p/>
          </table:table-cell>
          <table:table-cell table:formula="of:=IFERROR(VLOOKUP([.$B5];[Results.$C$94:.$D$104];2;0);IFERROR(VLOOKUP([.$B5];[Results.$G$94:.$H$104];2;0);IFERROR(VLOOKUP([.$B5];[Results.$K$94:.$L$104];2;0);VLOOKUP([.$B5];[Results.$O$94:.$P$104];2;0))))" office:value-type="float" office:value="0" calcext:value-type="float">
            <text:p/>
          </table:table-cell>
          <table:table-cell table:formula="of:=IFERROR(VLOOKUP([.$B5];[Results.$C$109:.$D$119];2;0);IFERROR(VLOOKUP([.$B5];[Results.$G$109:.$H$119];2;0);IFERROR(VLOOKUP([.$B5];[Results.$K$109:.$L$119];2;0);VLOOKUP([.$B5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$'Number Assignments'.B13]" office:value-type="float" office:value="0" calcext:value-type="float">
            <text:p>0</text:p>
          </table:table-cell>
          <table:table-cell table:formula="of:=SUM([.D6:.K6])" office:value-type="float" office:value="0" calcext:value-type="float">
            <text:p>0</text:p>
          </table:table-cell>
          <table:table-cell table:formula="of:=IFERROR(VLOOKUP([.$B6];[Results.$C$4:.$D$14];2;0);IFERROR(VLOOKUP([.$B6];[Results.$G$4:.$H$14];2;0);IFERROR(VLOOKUP([.$B6];[Results.$K$4:.$L$14];2;0);VLOOKUP([.$B6];[Results.$O$4:.$P$14];2;0))))" office:value-type="float" office:value="0" calcext:value-type="float">
            <text:p/>
          </table:table-cell>
          <table:table-cell table:formula="of:=IFERROR(VLOOKUP([.$B6];[Results.$C$19:.$D$29];2;0);IFERROR(VLOOKUP([.$B6];[Results.$G$19:.$H$29];2;0);IFERROR(VLOOKUP([.$B6];[Results.$K$19:.$L$29];2;0);VLOOKUP([.$B6];[Results.$O$19:.$P$29];2;0))))" office:value-type="float" office:value="0" calcext:value-type="float">
            <text:p/>
          </table:table-cell>
          <table:table-cell table:formula="of:=IFERROR(VLOOKUP([.$B6];[Results.$C$34:.$D$44];2;0);IFERROR(VLOOKUP([.$B6];[Results.$G$34:.$H$44];2;0);IFERROR(VLOOKUP([.$B6];[Results.$K$34:.$L$44];2;0);VLOOKUP([.$B6];[Results.$O$34:.$P$44];2;0))))" office:value-type="float" office:value="0" calcext:value-type="float">
            <text:p/>
          </table:table-cell>
          <table:table-cell table:formula="of:=IFERROR(VLOOKUP([.$B6];[Results.$C$49:.$D$59];2;0);IFERROR(VLOOKUP([.$B6];[Results.$G$49:.$H$59];2;0);IFERROR(VLOOKUP([.$B6];[Results.$K$49:.$L$59];2;0);VLOOKUP([.$B6];[Results.$O$49:.$P$59];2;0))))" office:value-type="float" office:value="0" calcext:value-type="float">
            <text:p/>
          </table:table-cell>
          <table:table-cell table:formula="of:=IFERROR(VLOOKUP([.$B6];[Results.$C$64:.$D$74];2;0);IFERROR(VLOOKUP([.$B6];[Results.$G$64:.$H$74];2;0);IFERROR(VLOOKUP([.$B6];[Results.$K$64:.$L$74];2;0);VLOOKUP([.$B6];[Results.$O$64:.$P$74];2;0))))" office:value-type="float" office:value="0" calcext:value-type="float">
            <text:p/>
          </table:table-cell>
          <table:table-cell table:formula="of:=IFERROR(VLOOKUP([.$B6];[Results.$C$79:.$D$89];2;0);IFERROR(VLOOKUP([.$B6];[Results.$G$79:.$H$89];2;0);IFERROR(VLOOKUP([.$B6];[Results.$K$79:.$L$89];2;0);VLOOKUP([.$B6];[Results.$O$79:.$P$89];2;0))))" office:value-type="float" office:value="0" calcext:value-type="float">
            <text:p/>
          </table:table-cell>
          <table:table-cell table:formula="of:=IFERROR(VLOOKUP([.$B6];[Results.$C$94:.$D$104];2;0);IFERROR(VLOOKUP([.$B6];[Results.$G$94:.$H$104];2;0);IFERROR(VLOOKUP([.$B6];[Results.$K$94:.$L$104];2;0);VLOOKUP([.$B6];[Results.$O$94:.$P$104];2;0))))" office:value-type="float" office:value="0" calcext:value-type="float">
            <text:p/>
          </table:table-cell>
          <table:table-cell table:formula="of:=IFERROR(VLOOKUP([.$B6];[Results.$C$109:.$D$119];2;0);IFERROR(VLOOKUP([.$B6];[Results.$G$109:.$H$119];2;0);IFERROR(VLOOKUP([.$B6];[Results.$K$109:.$L$119];2;0);VLOOKUP([.$B6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$'Number Assignments'.B19]" office:value-type="float" office:value="0" calcext:value-type="float">
            <text:p>0</text:p>
          </table:table-cell>
          <table:table-cell table:formula="of:=SUM([.D7:.K7])" office:value-type="float" office:value="0" calcext:value-type="float">
            <text:p>0</text:p>
          </table:table-cell>
          <table:table-cell table:formula="of:=IFERROR(VLOOKUP([.$B7];[Results.$C$4:.$D$14];2;0);IFERROR(VLOOKUP([.$B7];[Results.$G$4:.$H$14];2;0);IFERROR(VLOOKUP([.$B7];[Results.$K$4:.$L$14];2;0);VLOOKUP([.$B7];[Results.$O$4:.$P$14];2;0))))" office:value-type="float" office:value="0" calcext:value-type="float">
            <text:p/>
          </table:table-cell>
          <table:table-cell table:formula="of:=IFERROR(VLOOKUP([.$B7];[Results.$C$19:.$D$29];2;0);IFERROR(VLOOKUP([.$B7];[Results.$G$19:.$H$29];2;0);IFERROR(VLOOKUP([.$B7];[Results.$K$19:.$L$29];2;0);VLOOKUP([.$B7];[Results.$O$19:.$P$29];2;0))))" office:value-type="float" office:value="0" calcext:value-type="float">
            <text:p/>
          </table:table-cell>
          <table:table-cell table:formula="of:=IFERROR(VLOOKUP([.$B7];[Results.$C$34:.$D$44];2;0);IFERROR(VLOOKUP([.$B7];[Results.$G$34:.$H$44];2;0);IFERROR(VLOOKUP([.$B7];[Results.$K$34:.$L$44];2;0);VLOOKUP([.$B7];[Results.$O$34:.$P$44];2;0))))" office:value-type="float" office:value="0" calcext:value-type="float">
            <text:p/>
          </table:table-cell>
          <table:table-cell table:formula="of:=IFERROR(VLOOKUP([.$B7];[Results.$C$49:.$D$59];2;0);IFERROR(VLOOKUP([.$B7];[Results.$G$49:.$H$59];2;0);IFERROR(VLOOKUP([.$B7];[Results.$K$49:.$L$59];2;0);VLOOKUP([.$B7];[Results.$O$49:.$P$59];2;0))))" office:value-type="float" office:value="0" calcext:value-type="float">
            <text:p/>
          </table:table-cell>
          <table:table-cell table:formula="of:=IFERROR(VLOOKUP([.$B7];[Results.$C$64:.$D$74];2;0);IFERROR(VLOOKUP([.$B7];[Results.$G$64:.$H$74];2;0);IFERROR(VLOOKUP([.$B7];[Results.$K$64:.$L$74];2;0);VLOOKUP([.$B7];[Results.$O$64:.$P$74];2;0))))" office:value-type="float" office:value="0" calcext:value-type="float">
            <text:p/>
          </table:table-cell>
          <table:table-cell table:formula="of:=IFERROR(VLOOKUP([.$B7];[Results.$C$79:.$D$89];2;0);IFERROR(VLOOKUP([.$B7];[Results.$G$79:.$H$89];2;0);IFERROR(VLOOKUP([.$B7];[Results.$K$79:.$L$89];2;0);VLOOKUP([.$B7];[Results.$O$79:.$P$89];2;0))))" office:value-type="float" office:value="0" calcext:value-type="float">
            <text:p/>
          </table:table-cell>
          <table:table-cell table:formula="of:=IFERROR(VLOOKUP([.$B7];[Results.$C$94:.$D$104];2;0);IFERROR(VLOOKUP([.$B7];[Results.$G$94:.$H$104];2;0);IFERROR(VLOOKUP([.$B7];[Results.$K$94:.$L$104];2;0);VLOOKUP([.$B7];[Results.$O$94:.$P$104];2;0))))" office:value-type="float" office:value="0" calcext:value-type="float">
            <text:p/>
          </table:table-cell>
          <table:table-cell table:formula="of:=IFERROR(VLOOKUP([.$B7];[Results.$C$109:.$D$119];2;0);IFERROR(VLOOKUP([.$B7];[Results.$G$109:.$H$119];2;0);IFERROR(VLOOKUP([.$B7];[Results.$K$109:.$L$119];2;0);VLOOKUP([.$B7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$'Number Assignments'.B17]" office:value-type="float" office:value="0" calcext:value-type="float">
            <text:p>0</text:p>
          </table:table-cell>
          <table:table-cell table:formula="of:=SUM([.D8:.K8])" office:value-type="float" office:value="0" calcext:value-type="float">
            <text:p>0</text:p>
          </table:table-cell>
          <table:table-cell table:formula="of:=IFERROR(VLOOKUP([.$B8];[Results.$C$4:.$D$14];2;0);IFERROR(VLOOKUP([.$B8];[Results.$G$4:.$H$14];2;0);IFERROR(VLOOKUP([.$B8];[Results.$K$4:.$L$14];2;0);VLOOKUP([.$B8];[Results.$O$4:.$P$14];2;0))))" office:value-type="float" office:value="0" calcext:value-type="float">
            <text:p/>
          </table:table-cell>
          <table:table-cell table:formula="of:=IFERROR(VLOOKUP([.$B8];[Results.$C$19:.$D$29];2;0);IFERROR(VLOOKUP([.$B8];[Results.$G$19:.$H$29];2;0);IFERROR(VLOOKUP([.$B8];[Results.$K$19:.$L$29];2;0);VLOOKUP([.$B8];[Results.$O$19:.$P$29];2;0))))" office:value-type="float" office:value="0" calcext:value-type="float">
            <text:p/>
          </table:table-cell>
          <table:table-cell table:formula="of:=IFERROR(VLOOKUP([.$B8];[Results.$C$34:.$D$44];2;0);IFERROR(VLOOKUP([.$B8];[Results.$G$34:.$H$44];2;0);IFERROR(VLOOKUP([.$B8];[Results.$K$34:.$L$44];2;0);VLOOKUP([.$B8];[Results.$O$34:.$P$44];2;0))))" office:value-type="float" office:value="0" calcext:value-type="float">
            <text:p/>
          </table:table-cell>
          <table:table-cell table:formula="of:=IFERROR(VLOOKUP([.$B8];[Results.$C$49:.$D$59];2;0);IFERROR(VLOOKUP([.$B8];[Results.$G$49:.$H$59];2;0);IFERROR(VLOOKUP([.$B8];[Results.$K$49:.$L$59];2;0);VLOOKUP([.$B8];[Results.$O$49:.$P$59];2;0))))" office:value-type="float" office:value="0" calcext:value-type="float">
            <text:p/>
          </table:table-cell>
          <table:table-cell table:formula="of:=IFERROR(VLOOKUP([.$B8];[Results.$C$64:.$D$74];2;0);IFERROR(VLOOKUP([.$B8];[Results.$G$64:.$H$74];2;0);IFERROR(VLOOKUP([.$B8];[Results.$K$64:.$L$74];2;0);VLOOKUP([.$B8];[Results.$O$64:.$P$74];2;0))))" office:value-type="float" office:value="0" calcext:value-type="float">
            <text:p/>
          </table:table-cell>
          <table:table-cell table:formula="of:=IFERROR(VLOOKUP([.$B8];[Results.$C$79:.$D$89];2;0);IFERROR(VLOOKUP([.$B8];[Results.$G$79:.$H$89];2;0);IFERROR(VLOOKUP([.$B8];[Results.$K$79:.$L$89];2;0);VLOOKUP([.$B8];[Results.$O$79:.$P$89];2;0))))" office:value-type="float" office:value="0" calcext:value-type="float">
            <text:p/>
          </table:table-cell>
          <table:table-cell table:formula="of:=IFERROR(VLOOKUP([.$B8];[Results.$C$94:.$D$104];2;0);IFERROR(VLOOKUP([.$B8];[Results.$G$94:.$H$104];2;0);IFERROR(VLOOKUP([.$B8];[Results.$K$94:.$L$104];2;0);VLOOKUP([.$B8];[Results.$O$94:.$P$104];2;0))))" office:value-type="float" office:value="0" calcext:value-type="float">
            <text:p/>
          </table:table-cell>
          <table:table-cell table:formula="of:=IFERROR(VLOOKUP([.$B8];[Results.$C$109:.$D$119];2;0);IFERROR(VLOOKUP([.$B8];[Results.$G$109:.$H$119];2;0);IFERROR(VLOOKUP([.$B8];[Results.$K$109:.$L$119];2;0);VLOOKUP([.$B8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$'Number Assignments'.B14]" office:value-type="float" office:value="0" calcext:value-type="float">
            <text:p>0</text:p>
          </table:table-cell>
          <table:table-cell table:formula="of:=SUM([.D9:.K9])" office:value-type="float" office:value="0" calcext:value-type="float">
            <text:p>0</text:p>
          </table:table-cell>
          <table:table-cell table:formula="of:=IFERROR(VLOOKUP([.$B9];[Results.$C$4:.$D$14];2;0);IFERROR(VLOOKUP([.$B9];[Results.$G$4:.$H$14];2;0);IFERROR(VLOOKUP([.$B9];[Results.$K$4:.$L$14];2;0);VLOOKUP([.$B9];[Results.$O$4:.$P$14];2;0))))" office:value-type="float" office:value="0" calcext:value-type="float">
            <text:p/>
          </table:table-cell>
          <table:table-cell table:formula="of:=IFERROR(VLOOKUP([.$B9];[Results.$C$19:.$D$29];2;0);IFERROR(VLOOKUP([.$B9];[Results.$G$19:.$H$29];2;0);IFERROR(VLOOKUP([.$B9];[Results.$K$19:.$L$29];2;0);VLOOKUP([.$B9];[Results.$O$19:.$P$29];2;0))))" office:value-type="float" office:value="0" calcext:value-type="float">
            <text:p/>
          </table:table-cell>
          <table:table-cell table:formula="of:=IFERROR(VLOOKUP([.$B9];[Results.$C$34:.$D$44];2;0);IFERROR(VLOOKUP([.$B9];[Results.$G$34:.$H$44];2;0);IFERROR(VLOOKUP([.$B9];[Results.$K$34:.$L$44];2;0);VLOOKUP([.$B9];[Results.$O$34:.$P$44];2;0))))" office:value-type="float" office:value="0" calcext:value-type="float">
            <text:p/>
          </table:table-cell>
          <table:table-cell table:formula="of:=IFERROR(VLOOKUP([.$B9];[Results.$C$49:.$D$59];2;0);IFERROR(VLOOKUP([.$B9];[Results.$G$49:.$H$59];2;0);IFERROR(VLOOKUP([.$B9];[Results.$K$49:.$L$59];2;0);VLOOKUP([.$B9];[Results.$O$49:.$P$59];2;0))))" office:value-type="float" office:value="0" calcext:value-type="float">
            <text:p/>
          </table:table-cell>
          <table:table-cell table:formula="of:=IFERROR(VLOOKUP([.$B9];[Results.$C$64:.$D$74];2;0);IFERROR(VLOOKUP([.$B9];[Results.$G$64:.$H$74];2;0);IFERROR(VLOOKUP([.$B9];[Results.$K$64:.$L$74];2;0);VLOOKUP([.$B9];[Results.$O$64:.$P$74];2;0))))" office:value-type="float" office:value="0" calcext:value-type="float">
            <text:p/>
          </table:table-cell>
          <table:table-cell table:formula="of:=IFERROR(VLOOKUP([.$B9];[Results.$C$79:.$D$89];2;0);IFERROR(VLOOKUP([.$B9];[Results.$G$79:.$H$89];2;0);IFERROR(VLOOKUP([.$B9];[Results.$K$79:.$L$89];2;0);VLOOKUP([.$B9];[Results.$O$79:.$P$89];2;0))))" office:value-type="float" office:value="0" calcext:value-type="float">
            <text:p/>
          </table:table-cell>
          <table:table-cell table:formula="of:=IFERROR(VLOOKUP([.$B9];[Results.$C$94:.$D$104];2;0);IFERROR(VLOOKUP([.$B9];[Results.$G$94:.$H$104];2;0);IFERROR(VLOOKUP([.$B9];[Results.$K$94:.$L$104];2;0);VLOOKUP([.$B9];[Results.$O$94:.$P$104];2;0))))" office:value-type="float" office:value="0" calcext:value-type="float">
            <text:p/>
          </table:table-cell>
          <table:table-cell table:formula="of:=IFERROR(VLOOKUP([.$B9];[Results.$C$109:.$D$119];2;0);IFERROR(VLOOKUP([.$B9];[Results.$G$109:.$H$119];2;0);IFERROR(VLOOKUP([.$B9];[Results.$K$109:.$L$119];2;0);VLOOKUP([.$B9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$'Number Assignments'.B12]" office:value-type="float" office:value="0" calcext:value-type="float">
            <text:p>0</text:p>
          </table:table-cell>
          <table:table-cell table:formula="of:=SUM([.D10:.K10])" office:value-type="float" office:value="0" calcext:value-type="float">
            <text:p>0</text:p>
          </table:table-cell>
          <table:table-cell table:formula="of:=IFERROR(VLOOKUP([.$B10];[Results.$C$4:.$D$14];2;0);IFERROR(VLOOKUP([.$B10];[Results.$G$4:.$H$14];2;0);IFERROR(VLOOKUP([.$B10];[Results.$K$4:.$L$14];2;0);VLOOKUP([.$B10];[Results.$O$4:.$P$14];2;0))))" office:value-type="float" office:value="0" calcext:value-type="float">
            <text:p/>
          </table:table-cell>
          <table:table-cell table:formula="of:=IFERROR(VLOOKUP([.$B10];[Results.$C$19:.$D$29];2;0);IFERROR(VLOOKUP([.$B10];[Results.$G$19:.$H$29];2;0);IFERROR(VLOOKUP([.$B10];[Results.$K$19:.$L$29];2;0);VLOOKUP([.$B10];[Results.$O$19:.$P$29];2;0))))" office:value-type="float" office:value="0" calcext:value-type="float">
            <text:p/>
          </table:table-cell>
          <table:table-cell table:formula="of:=IFERROR(VLOOKUP([.$B10];[Results.$C$34:.$D$44];2;0);IFERROR(VLOOKUP([.$B10];[Results.$G$34:.$H$44];2;0);IFERROR(VLOOKUP([.$B10];[Results.$K$34:.$L$44];2;0);VLOOKUP([.$B10];[Results.$O$34:.$P$44];2;0))))" office:value-type="float" office:value="0" calcext:value-type="float">
            <text:p/>
          </table:table-cell>
          <table:table-cell table:formula="of:=IFERROR(VLOOKUP([.$B10];[Results.$C$49:.$D$59];2;0);IFERROR(VLOOKUP([.$B10];[Results.$G$49:.$H$59];2;0);IFERROR(VLOOKUP([.$B10];[Results.$K$49:.$L$59];2;0);VLOOKUP([.$B10];[Results.$O$49:.$P$59];2;0))))" office:value-type="float" office:value="0" calcext:value-type="float">
            <text:p/>
          </table:table-cell>
          <table:table-cell table:formula="of:=IFERROR(VLOOKUP([.$B10];[Results.$C$64:.$D$74];2;0);IFERROR(VLOOKUP([.$B10];[Results.$G$64:.$H$74];2;0);IFERROR(VLOOKUP([.$B10];[Results.$K$64:.$L$74];2;0);VLOOKUP([.$B10];[Results.$O$64:.$P$74];2;0))))" office:value-type="float" office:value="0" calcext:value-type="float">
            <text:p/>
          </table:table-cell>
          <table:table-cell table:formula="of:=IFERROR(VLOOKUP([.$B10];[Results.$C$79:.$D$89];2;0);IFERROR(VLOOKUP([.$B10];[Results.$G$79:.$H$89];2;0);IFERROR(VLOOKUP([.$B10];[Results.$K$79:.$L$89];2;0);VLOOKUP([.$B10];[Results.$O$79:.$P$89];2;0))))" office:value-type="float" office:value="0" calcext:value-type="float">
            <text:p/>
          </table:table-cell>
          <table:table-cell table:formula="of:=IFERROR(VLOOKUP([.$B10];[Results.$C$94:.$D$104];2;0);IFERROR(VLOOKUP([.$B10];[Results.$G$94:.$H$104];2;0);IFERROR(VLOOKUP([.$B10];[Results.$K$94:.$L$104];2;0);VLOOKUP([.$B10];[Results.$O$94:.$P$104];2;0))))" office:value-type="float" office:value="0" calcext:value-type="float">
            <text:p/>
          </table:table-cell>
          <table:table-cell table:formula="of:=IFERROR(VLOOKUP([.$B10];[Results.$C$109:.$D$119];2;0);IFERROR(VLOOKUP([.$B10];[Results.$G$109:.$H$119];2;0);IFERROR(VLOOKUP([.$B10];[Results.$K$109:.$L$119];2;0);VLOOKUP([.$B10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$'Number Assignments'.B3]" office:value-type="float" office:value="0" calcext:value-type="float">
            <text:p>0</text:p>
          </table:table-cell>
          <table:table-cell table:formula="of:=SUM([.D11:.K11])" office:value-type="float" office:value="0" calcext:value-type="float">
            <text:p>0</text:p>
          </table:table-cell>
          <table:table-cell table:formula="of:=IFERROR(VLOOKUP([.$B11];[Results.$C$4:.$D$14];2;0);IFERROR(VLOOKUP([.$B11];[Results.$G$4:.$H$14];2;0);IFERROR(VLOOKUP([.$B11];[Results.$K$4:.$L$14];2;0);VLOOKUP([.$B11];[Results.$O$4:.$P$14];2;0))))" office:value-type="float" office:value="0" calcext:value-type="float">
            <text:p/>
          </table:table-cell>
          <table:table-cell table:formula="of:=IFERROR(VLOOKUP([.$B11];[Results.$C$19:.$D$29];2;0);IFERROR(VLOOKUP([.$B11];[Results.$G$19:.$H$29];2;0);IFERROR(VLOOKUP([.$B11];[Results.$K$19:.$L$29];2;0);VLOOKUP([.$B11];[Results.$O$19:.$P$29];2;0))))" office:value-type="float" office:value="0" calcext:value-type="float">
            <text:p/>
          </table:table-cell>
          <table:table-cell table:formula="of:=IFERROR(VLOOKUP([.$B11];[Results.$C$34:.$D$44];2;0);IFERROR(VLOOKUP([.$B11];[Results.$G$34:.$H$44];2;0);IFERROR(VLOOKUP([.$B11];[Results.$K$34:.$L$44];2;0);VLOOKUP([.$B11];[Results.$O$34:.$P$44];2;0))))" office:value-type="float" office:value="0" calcext:value-type="float">
            <text:p/>
          </table:table-cell>
          <table:table-cell table:formula="of:=IFERROR(VLOOKUP([.$B11];[Results.$C$49:.$D$59];2;0);IFERROR(VLOOKUP([.$B11];[Results.$G$49:.$H$59];2;0);IFERROR(VLOOKUP([.$B11];[Results.$K$49:.$L$59];2;0);VLOOKUP([.$B11];[Results.$O$49:.$P$59];2;0))))" office:value-type="float" office:value="0" calcext:value-type="float">
            <text:p/>
          </table:table-cell>
          <table:table-cell table:formula="of:=IFERROR(VLOOKUP([.$B11];[Results.$C$64:.$D$74];2;0);IFERROR(VLOOKUP([.$B11];[Results.$G$64:.$H$74];2;0);IFERROR(VLOOKUP([.$B11];[Results.$K$64:.$L$74];2;0);VLOOKUP([.$B11];[Results.$O$64:.$P$74];2;0))))" office:value-type="float" office:value="0" calcext:value-type="float">
            <text:p/>
          </table:table-cell>
          <table:table-cell table:formula="of:=IFERROR(VLOOKUP([.$B11];[Results.$C$79:.$D$89];2;0);IFERROR(VLOOKUP([.$B11];[Results.$G$79:.$H$89];2;0);IFERROR(VLOOKUP([.$B11];[Results.$K$79:.$L$89];2;0);VLOOKUP([.$B11];[Results.$O$79:.$P$89];2;0))))" office:value-type="float" office:value="0" calcext:value-type="float">
            <text:p/>
          </table:table-cell>
          <table:table-cell table:formula="of:=IFERROR(VLOOKUP([.$B11];[Results.$C$94:.$D$104];2;0);IFERROR(VLOOKUP([.$B11];[Results.$G$94:.$H$104];2;0);IFERROR(VLOOKUP([.$B11];[Results.$K$94:.$L$104];2;0);VLOOKUP([.$B11];[Results.$O$94:.$P$104];2;0))))" office:value-type="float" office:value="0" calcext:value-type="float">
            <text:p/>
          </table:table-cell>
          <table:table-cell table:formula="of:=IFERROR(VLOOKUP([.$B11];[Results.$C$109:.$D$119];2;0);IFERROR(VLOOKUP([.$B11];[Results.$G$109:.$H$119];2;0);IFERROR(VLOOKUP([.$B11];[Results.$K$109:.$L$119];2;0);VLOOKUP([.$B11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$'Number Assignments'.B39]" office:value-type="float" office:value="0" calcext:value-type="float">
            <text:p>0</text:p>
          </table:table-cell>
          <table:table-cell table:formula="of:=SUM([.D12:.K12])" office:value-type="float" office:value="0" calcext:value-type="float">
            <text:p>0</text:p>
          </table:table-cell>
          <table:table-cell table:formula="of:=IFERROR(VLOOKUP([.$B12];[Results.$C$4:.$D$14];2;0);IFERROR(VLOOKUP([.$B12];[Results.$G$4:.$H$14];2;0);IFERROR(VLOOKUP([.$B12];[Results.$K$4:.$L$14];2;0);VLOOKUP([.$B12];[Results.$O$4:.$P$14];2;0))))" office:value-type="float" office:value="0" calcext:value-type="float">
            <text:p/>
          </table:table-cell>
          <table:table-cell table:formula="of:=IFERROR(VLOOKUP([.$B12];[Results.$C$19:.$D$29];2;0);IFERROR(VLOOKUP([.$B12];[Results.$G$19:.$H$29];2;0);IFERROR(VLOOKUP([.$B12];[Results.$K$19:.$L$29];2;0);VLOOKUP([.$B12];[Results.$O$19:.$P$29];2;0))))" office:value-type="float" office:value="0" calcext:value-type="float">
            <text:p/>
          </table:table-cell>
          <table:table-cell table:formula="of:=IFERROR(VLOOKUP([.$B12];[Results.$C$34:.$D$44];2;0);IFERROR(VLOOKUP([.$B12];[Results.$G$34:.$H$44];2;0);IFERROR(VLOOKUP([.$B12];[Results.$K$34:.$L$44];2;0);VLOOKUP([.$B12];[Results.$O$34:.$P$44];2;0))))" office:value-type="float" office:value="0" calcext:value-type="float">
            <text:p/>
          </table:table-cell>
          <table:table-cell table:formula="of:=IFERROR(VLOOKUP([.$B12];[Results.$C$49:.$D$59];2;0);IFERROR(VLOOKUP([.$B12];[Results.$G$49:.$H$59];2;0);IFERROR(VLOOKUP([.$B12];[Results.$K$49:.$L$59];2;0);VLOOKUP([.$B12];[Results.$O$49:.$P$59];2;0))))" office:value-type="float" office:value="0" calcext:value-type="float">
            <text:p/>
          </table:table-cell>
          <table:table-cell table:formula="of:=IFERROR(VLOOKUP([.$B12];[Results.$C$64:.$D$74];2;0);IFERROR(VLOOKUP([.$B12];[Results.$G$64:.$H$74];2;0);IFERROR(VLOOKUP([.$B12];[Results.$K$64:.$L$74];2;0);VLOOKUP([.$B12];[Results.$O$64:.$P$74];2;0))))" office:value-type="float" office:value="0" calcext:value-type="float">
            <text:p/>
          </table:table-cell>
          <table:table-cell table:formula="of:=IFERROR(VLOOKUP([.$B12];[Results.$C$79:.$D$89];2;0);IFERROR(VLOOKUP([.$B12];[Results.$G$79:.$H$89];2;0);IFERROR(VLOOKUP([.$B12];[Results.$K$79:.$L$89];2;0);VLOOKUP([.$B12];[Results.$O$79:.$P$89];2;0))))" office:value-type="float" office:value="0" calcext:value-type="float">
            <text:p/>
          </table:table-cell>
          <table:table-cell table:formula="of:=IFERROR(VLOOKUP([.$B12];[Results.$C$94:.$D$104];2;0);IFERROR(VLOOKUP([.$B12];[Results.$G$94:.$H$104];2;0);IFERROR(VLOOKUP([.$B12];[Results.$K$94:.$L$104];2;0);VLOOKUP([.$B12];[Results.$O$94:.$P$104];2;0))))" office:value-type="float" office:value="0" calcext:value-type="float">
            <text:p/>
          </table:table-cell>
          <table:table-cell table:formula="of:=IFERROR(VLOOKUP([.$B12];[Results.$C$109:.$D$119];2;0);IFERROR(VLOOKUP([.$B12];[Results.$G$109:.$H$119];2;0);IFERROR(VLOOKUP([.$B12];[Results.$K$109:.$L$119];2;0);VLOOKUP([.$B12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$'Number Assignments'.B28]" office:value-type="float" office:value="0" calcext:value-type="float">
            <text:p>0</text:p>
          </table:table-cell>
          <table:table-cell table:formula="of:=SUM([.D13:.K13])" office:value-type="float" office:value="0" calcext:value-type="float">
            <text:p>0</text:p>
          </table:table-cell>
          <table:table-cell table:formula="of:=IFERROR(VLOOKUP([.$B13];[Results.$C$4:.$D$14];2;0);IFERROR(VLOOKUP([.$B13];[Results.$G$4:.$H$14];2;0);IFERROR(VLOOKUP([.$B13];[Results.$K$4:.$L$14];2;0);VLOOKUP([.$B13];[Results.$O$4:.$P$14];2;0))))" office:value-type="float" office:value="0" calcext:value-type="float">
            <text:p/>
          </table:table-cell>
          <table:table-cell table:formula="of:=IFERROR(VLOOKUP([.$B13];[Results.$C$19:.$D$29];2;0);IFERROR(VLOOKUP([.$B13];[Results.$G$19:.$H$29];2;0);IFERROR(VLOOKUP([.$B13];[Results.$K$19:.$L$29];2;0);VLOOKUP([.$B13];[Results.$O$19:.$P$29];2;0))))" office:value-type="float" office:value="0" calcext:value-type="float">
            <text:p/>
          </table:table-cell>
          <table:table-cell table:formula="of:=IFERROR(VLOOKUP([.$B13];[Results.$C$34:.$D$44];2;0);IFERROR(VLOOKUP([.$B13];[Results.$G$34:.$H$44];2;0);IFERROR(VLOOKUP([.$B13];[Results.$K$34:.$L$44];2;0);VLOOKUP([.$B13];[Results.$O$34:.$P$44];2;0))))" office:value-type="float" office:value="0" calcext:value-type="float">
            <text:p/>
          </table:table-cell>
          <table:table-cell table:formula="of:=IFERROR(VLOOKUP([.$B13];[Results.$C$49:.$D$59];2;0);IFERROR(VLOOKUP([.$B13];[Results.$G$49:.$H$59];2;0);IFERROR(VLOOKUP([.$B13];[Results.$K$49:.$L$59];2;0);VLOOKUP([.$B13];[Results.$O$49:.$P$59];2;0))))" office:value-type="float" office:value="0" calcext:value-type="float">
            <text:p/>
          </table:table-cell>
          <table:table-cell table:formula="of:=IFERROR(VLOOKUP([.$B13];[Results.$C$64:.$D$74];2;0);IFERROR(VLOOKUP([.$B13];[Results.$G$64:.$H$74];2;0);IFERROR(VLOOKUP([.$B13];[Results.$K$64:.$L$74];2;0);VLOOKUP([.$B13];[Results.$O$64:.$P$74];2;0))))" office:value-type="float" office:value="0" calcext:value-type="float">
            <text:p/>
          </table:table-cell>
          <table:table-cell table:formula="of:=IFERROR(VLOOKUP([.$B13];[Results.$C$79:.$D$89];2;0);IFERROR(VLOOKUP([.$B13];[Results.$G$79:.$H$89];2;0);IFERROR(VLOOKUP([.$B13];[Results.$K$79:.$L$89];2;0);VLOOKUP([.$B13];[Results.$O$79:.$P$89];2;0))))" office:value-type="float" office:value="0" calcext:value-type="float">
            <text:p/>
          </table:table-cell>
          <table:table-cell table:formula="of:=IFERROR(VLOOKUP([.$B13];[Results.$C$94:.$D$104];2;0);IFERROR(VLOOKUP([.$B13];[Results.$G$94:.$H$104];2;0);IFERROR(VLOOKUP([.$B13];[Results.$K$94:.$L$104];2;0);VLOOKUP([.$B13];[Results.$O$94:.$P$104];2;0))))" office:value-type="float" office:value="0" calcext:value-type="float">
            <text:p/>
          </table:table-cell>
          <table:table-cell table:formula="of:=IFERROR(VLOOKUP([.$B13];[Results.$C$109:.$D$119];2;0);IFERROR(VLOOKUP([.$B13];[Results.$G$109:.$H$119];2;0);IFERROR(VLOOKUP([.$B13];[Results.$K$109:.$L$119];2;0);VLOOKUP([.$B13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$'Number Assignments'.B31]" office:value-type="float" office:value="0" calcext:value-type="float">
            <text:p>0</text:p>
          </table:table-cell>
          <table:table-cell table:formula="of:=SUM([.D14:.K14])" office:value-type="float" office:value="0" calcext:value-type="float">
            <text:p>0</text:p>
          </table:table-cell>
          <table:table-cell table:formula="of:=IFERROR(VLOOKUP([.$B14];[Results.$C$4:.$D$14];2;0);IFERROR(VLOOKUP([.$B14];[Results.$G$4:.$H$14];2;0);IFERROR(VLOOKUP([.$B14];[Results.$K$4:.$L$14];2;0);VLOOKUP([.$B14];[Results.$O$4:.$P$14];2;0))))" office:value-type="float" office:value="0" calcext:value-type="float">
            <text:p/>
          </table:table-cell>
          <table:table-cell table:formula="of:=IFERROR(VLOOKUP([.$B14];[Results.$C$19:.$D$29];2;0);IFERROR(VLOOKUP([.$B14];[Results.$G$19:.$H$29];2;0);IFERROR(VLOOKUP([.$B14];[Results.$K$19:.$L$29];2;0);VLOOKUP([.$B14];[Results.$O$19:.$P$29];2;0))))" office:value-type="float" office:value="0" calcext:value-type="float">
            <text:p/>
          </table:table-cell>
          <table:table-cell table:formula="of:=IFERROR(VLOOKUP([.$B14];[Results.$C$34:.$D$44];2;0);IFERROR(VLOOKUP([.$B14];[Results.$G$34:.$H$44];2;0);IFERROR(VLOOKUP([.$B14];[Results.$K$34:.$L$44];2;0);VLOOKUP([.$B14];[Results.$O$34:.$P$44];2;0))))" office:value-type="float" office:value="0" calcext:value-type="float">
            <text:p/>
          </table:table-cell>
          <table:table-cell table:formula="of:=IFERROR(VLOOKUP([.$B14];[Results.$C$49:.$D$59];2;0);IFERROR(VLOOKUP([.$B14];[Results.$G$49:.$H$59];2;0);IFERROR(VLOOKUP([.$B14];[Results.$K$49:.$L$59];2;0);VLOOKUP([.$B14];[Results.$O$49:.$P$59];2;0))))" office:value-type="float" office:value="0" calcext:value-type="float">
            <text:p/>
          </table:table-cell>
          <table:table-cell table:formula="of:=IFERROR(VLOOKUP([.$B14];[Results.$C$64:.$D$74];2;0);IFERROR(VLOOKUP([.$B14];[Results.$G$64:.$H$74];2;0);IFERROR(VLOOKUP([.$B14];[Results.$K$64:.$L$74];2;0);VLOOKUP([.$B14];[Results.$O$64:.$P$74];2;0))))" office:value-type="float" office:value="0" calcext:value-type="float">
            <text:p/>
          </table:table-cell>
          <table:table-cell table:formula="of:=IFERROR(VLOOKUP([.$B14];[Results.$C$79:.$D$89];2;0);IFERROR(VLOOKUP([.$B14];[Results.$G$79:.$H$89];2;0);IFERROR(VLOOKUP([.$B14];[Results.$K$79:.$L$89];2;0);VLOOKUP([.$B14];[Results.$O$79:.$P$89];2;0))))" office:value-type="float" office:value="0" calcext:value-type="float">
            <text:p/>
          </table:table-cell>
          <table:table-cell table:formula="of:=IFERROR(VLOOKUP([.$B14];[Results.$C$94:.$D$104];2;0);IFERROR(VLOOKUP([.$B14];[Results.$G$94:.$H$104];2;0);IFERROR(VLOOKUP([.$B14];[Results.$K$94:.$L$104];2;0);VLOOKUP([.$B14];[Results.$O$94:.$P$104];2;0))))" office:value-type="float" office:value="0" calcext:value-type="float">
            <text:p/>
          </table:table-cell>
          <table:table-cell table:formula="of:=IFERROR(VLOOKUP([.$B14];[Results.$C$109:.$D$119];2;0);IFERROR(VLOOKUP([.$B14];[Results.$G$109:.$H$119];2;0);IFERROR(VLOOKUP([.$B14];[Results.$K$109:.$L$119];2;0);VLOOKUP([.$B14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$'Number Assignments'.B21]" office:value-type="float" office:value="0" calcext:value-type="float">
            <text:p>0</text:p>
          </table:table-cell>
          <table:table-cell table:formula="of:=SUM([.D15:.K15])" office:value-type="float" office:value="0" calcext:value-type="float">
            <text:p>0</text:p>
          </table:table-cell>
          <table:table-cell table:formula="of:=IFERROR(VLOOKUP([.$B15];[Results.$C$4:.$D$14];2;0);IFERROR(VLOOKUP([.$B15];[Results.$G$4:.$H$14];2;0);IFERROR(VLOOKUP([.$B15];[Results.$K$4:.$L$14];2;0);VLOOKUP([.$B15];[Results.$O$4:.$P$14];2;0))))" office:value-type="float" office:value="0" calcext:value-type="float">
            <text:p/>
          </table:table-cell>
          <table:table-cell table:formula="of:=IFERROR(VLOOKUP([.$B15];[Results.$C$19:.$D$29];2;0);IFERROR(VLOOKUP([.$B15];[Results.$G$19:.$H$29];2;0);IFERROR(VLOOKUP([.$B15];[Results.$K$19:.$L$29];2;0);VLOOKUP([.$B15];[Results.$O$19:.$P$29];2;0))))" office:value-type="float" office:value="0" calcext:value-type="float">
            <text:p/>
          </table:table-cell>
          <table:table-cell table:formula="of:=IFERROR(VLOOKUP([.$B15];[Results.$C$34:.$D$44];2;0);IFERROR(VLOOKUP([.$B15];[Results.$G$34:.$H$44];2;0);IFERROR(VLOOKUP([.$B15];[Results.$K$34:.$L$44];2;0);VLOOKUP([.$B15];[Results.$O$34:.$P$44];2;0))))" office:value-type="float" office:value="0" calcext:value-type="float">
            <text:p/>
          </table:table-cell>
          <table:table-cell table:formula="of:=IFERROR(VLOOKUP([.$B15];[Results.$C$49:.$D$59];2;0);IFERROR(VLOOKUP([.$B15];[Results.$G$49:.$H$59];2;0);IFERROR(VLOOKUP([.$B15];[Results.$K$49:.$L$59];2;0);VLOOKUP([.$B15];[Results.$O$49:.$P$59];2;0))))" office:value-type="float" office:value="0" calcext:value-type="float">
            <text:p/>
          </table:table-cell>
          <table:table-cell table:formula="of:=IFERROR(VLOOKUP([.$B15];[Results.$C$64:.$D$74];2;0);IFERROR(VLOOKUP([.$B15];[Results.$G$64:.$H$74];2;0);IFERROR(VLOOKUP([.$B15];[Results.$K$64:.$L$74];2;0);VLOOKUP([.$B15];[Results.$O$64:.$P$74];2;0))))" office:value-type="float" office:value="0" calcext:value-type="float">
            <text:p/>
          </table:table-cell>
          <table:table-cell table:formula="of:=IFERROR(VLOOKUP([.$B15];[Results.$C$79:.$D$89];2;0);IFERROR(VLOOKUP([.$B15];[Results.$G$79:.$H$89];2;0);IFERROR(VLOOKUP([.$B15];[Results.$K$79:.$L$89];2;0);VLOOKUP([.$B15];[Results.$O$79:.$P$89];2;0))))" office:value-type="float" office:value="0" calcext:value-type="float">
            <text:p/>
          </table:table-cell>
          <table:table-cell table:formula="of:=IFERROR(VLOOKUP([.$B15];[Results.$C$94:.$D$104];2;0);IFERROR(VLOOKUP([.$B15];[Results.$G$94:.$H$104];2;0);IFERROR(VLOOKUP([.$B15];[Results.$K$94:.$L$104];2;0);VLOOKUP([.$B15];[Results.$O$94:.$P$104];2;0))))" office:value-type="float" office:value="0" calcext:value-type="float">
            <text:p/>
          </table:table-cell>
          <table:table-cell table:formula="of:=IFERROR(VLOOKUP([.$B15];[Results.$C$109:.$D$119];2;0);IFERROR(VLOOKUP([.$B15];[Results.$G$109:.$H$119];2;0);IFERROR(VLOOKUP([.$B15];[Results.$K$109:.$L$119];2;0);VLOOKUP([.$B15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$'Number Assignments'.B25]" office:value-type="float" office:value="0" calcext:value-type="float">
            <text:p>0</text:p>
          </table:table-cell>
          <table:table-cell table:formula="of:=SUM([.D16:.K16])" office:value-type="float" office:value="0" calcext:value-type="float">
            <text:p>0</text:p>
          </table:table-cell>
          <table:table-cell table:formula="of:=IFERROR(VLOOKUP([.$B16];[Results.$C$4:.$D$14];2;0);IFERROR(VLOOKUP([.$B16];[Results.$G$4:.$H$14];2;0);IFERROR(VLOOKUP([.$B16];[Results.$K$4:.$L$14];2;0);VLOOKUP([.$B16];[Results.$O$4:.$P$14];2;0))))" office:value-type="float" office:value="0" calcext:value-type="float">
            <text:p/>
          </table:table-cell>
          <table:table-cell table:formula="of:=IFERROR(VLOOKUP([.$B16];[Results.$C$19:.$D$29];2;0);IFERROR(VLOOKUP([.$B16];[Results.$G$19:.$H$29];2;0);IFERROR(VLOOKUP([.$B16];[Results.$K$19:.$L$29];2;0);VLOOKUP([.$B16];[Results.$O$19:.$P$29];2;0))))" office:value-type="float" office:value="0" calcext:value-type="float">
            <text:p/>
          </table:table-cell>
          <table:table-cell table:formula="of:=IFERROR(VLOOKUP([.$B16];[Results.$C$34:.$D$44];2;0);IFERROR(VLOOKUP([.$B16];[Results.$G$34:.$H$44];2;0);IFERROR(VLOOKUP([.$B16];[Results.$K$34:.$L$44];2;0);VLOOKUP([.$B16];[Results.$O$34:.$P$44];2;0))))" office:value-type="float" office:value="0" calcext:value-type="float">
            <text:p/>
          </table:table-cell>
          <table:table-cell table:formula="of:=IFERROR(VLOOKUP([.$B16];[Results.$C$49:.$D$59];2;0);IFERROR(VLOOKUP([.$B16];[Results.$G$49:.$H$59];2;0);IFERROR(VLOOKUP([.$B16];[Results.$K$49:.$L$59];2;0);VLOOKUP([.$B16];[Results.$O$49:.$P$59];2;0))))" office:value-type="float" office:value="0" calcext:value-type="float">
            <text:p/>
          </table:table-cell>
          <table:table-cell table:formula="of:=IFERROR(VLOOKUP([.$B16];[Results.$C$64:.$D$74];2;0);IFERROR(VLOOKUP([.$B16];[Results.$G$64:.$H$74];2;0);IFERROR(VLOOKUP([.$B16];[Results.$K$64:.$L$74];2;0);VLOOKUP([.$B16];[Results.$O$64:.$P$74];2;0))))" office:value-type="float" office:value="0" calcext:value-type="float">
            <text:p/>
          </table:table-cell>
          <table:table-cell table:formula="of:=IFERROR(VLOOKUP([.$B16];[Results.$C$79:.$D$89];2;0);IFERROR(VLOOKUP([.$B16];[Results.$G$79:.$H$89];2;0);IFERROR(VLOOKUP([.$B16];[Results.$K$79:.$L$89];2;0);VLOOKUP([.$B16];[Results.$O$79:.$P$89];2;0))))" office:value-type="float" office:value="0" calcext:value-type="float">
            <text:p/>
          </table:table-cell>
          <table:table-cell table:formula="of:=IFERROR(VLOOKUP([.$B16];[Results.$C$94:.$D$104];2;0);IFERROR(VLOOKUP([.$B16];[Results.$G$94:.$H$104];2;0);IFERROR(VLOOKUP([.$B16];[Results.$K$94:.$L$104];2;0);VLOOKUP([.$B16];[Results.$O$94:.$P$104];2;0))))" office:value-type="float" office:value="0" calcext:value-type="float">
            <text:p/>
          </table:table-cell>
          <table:table-cell table:formula="of:=IFERROR(VLOOKUP([.$B16];[Results.$C$109:.$D$119];2;0);IFERROR(VLOOKUP([.$B16];[Results.$G$109:.$H$119];2;0);IFERROR(VLOOKUP([.$B16];[Results.$K$109:.$L$119];2;0);VLOOKUP([.$B16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$'Number Assignments'.B34]" office:value-type="float" office:value="0" calcext:value-type="float">
            <text:p>0</text:p>
          </table:table-cell>
          <table:table-cell table:formula="of:=SUM([.D17:.K17])" office:value-type="float" office:value="0" calcext:value-type="float">
            <text:p>0</text:p>
          </table:table-cell>
          <table:table-cell table:formula="of:=IFERROR(VLOOKUP([.$B17];[Results.$C$4:.$D$14];2;0);IFERROR(VLOOKUP([.$B17];[Results.$G$4:.$H$14];2;0);IFERROR(VLOOKUP([.$B17];[Results.$K$4:.$L$14];2;0);VLOOKUP([.$B17];[Results.$O$4:.$P$14];2;0))))" office:value-type="float" office:value="0" calcext:value-type="float">
            <text:p/>
          </table:table-cell>
          <table:table-cell table:formula="of:=IFERROR(VLOOKUP([.$B17];[Results.$C$19:.$D$29];2;0);IFERROR(VLOOKUP([.$B17];[Results.$G$19:.$H$29];2;0);IFERROR(VLOOKUP([.$B17];[Results.$K$19:.$L$29];2;0);VLOOKUP([.$B17];[Results.$O$19:.$P$29];2;0))))" office:value-type="float" office:value="0" calcext:value-type="float">
            <text:p/>
          </table:table-cell>
          <table:table-cell table:formula="of:=IFERROR(VLOOKUP([.$B17];[Results.$C$34:.$D$44];2;0);IFERROR(VLOOKUP([.$B17];[Results.$G$34:.$H$44];2;0);IFERROR(VLOOKUP([.$B17];[Results.$K$34:.$L$44];2;0);VLOOKUP([.$B17];[Results.$O$34:.$P$44];2;0))))" office:value-type="float" office:value="0" calcext:value-type="float">
            <text:p/>
          </table:table-cell>
          <table:table-cell table:formula="of:=IFERROR(VLOOKUP([.$B17];[Results.$C$49:.$D$59];2;0);IFERROR(VLOOKUP([.$B17];[Results.$G$49:.$H$59];2;0);IFERROR(VLOOKUP([.$B17];[Results.$K$49:.$L$59];2;0);VLOOKUP([.$B17];[Results.$O$49:.$P$59];2;0))))" office:value-type="float" office:value="0" calcext:value-type="float">
            <text:p/>
          </table:table-cell>
          <table:table-cell table:formula="of:=IFERROR(VLOOKUP([.$B17];[Results.$C$64:.$D$74];2;0);IFERROR(VLOOKUP([.$B17];[Results.$G$64:.$H$74];2;0);IFERROR(VLOOKUP([.$B17];[Results.$K$64:.$L$74];2;0);VLOOKUP([.$B17];[Results.$O$64:.$P$74];2;0))))" office:value-type="float" office:value="0" calcext:value-type="float">
            <text:p/>
          </table:table-cell>
          <table:table-cell table:formula="of:=IFERROR(VLOOKUP([.$B17];[Results.$C$79:.$D$89];2;0);IFERROR(VLOOKUP([.$B17];[Results.$G$79:.$H$89];2;0);IFERROR(VLOOKUP([.$B17];[Results.$K$79:.$L$89];2;0);VLOOKUP([.$B17];[Results.$O$79:.$P$89];2;0))))" office:value-type="float" office:value="0" calcext:value-type="float">
            <text:p/>
          </table:table-cell>
          <table:table-cell table:formula="of:=IFERROR(VLOOKUP([.$B17];[Results.$C$94:.$D$104];2;0);IFERROR(VLOOKUP([.$B17];[Results.$G$94:.$H$104];2;0);IFERROR(VLOOKUP([.$B17];[Results.$K$94:.$L$104];2;0);VLOOKUP([.$B17];[Results.$O$94:.$P$104];2;0))))" office:value-type="float" office:value="0" calcext:value-type="float">
            <text:p/>
          </table:table-cell>
          <table:table-cell table:formula="of:=IFERROR(VLOOKUP([.$B17];[Results.$C$109:.$D$119];2;0);IFERROR(VLOOKUP([.$B17];[Results.$G$109:.$H$119];2;0);IFERROR(VLOOKUP([.$B17];[Results.$K$109:.$L$119];2;0);VLOOKUP([.$B17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$'Number Assignments'.B35]" office:value-type="float" office:value="0" calcext:value-type="float">
            <text:p>0</text:p>
          </table:table-cell>
          <table:table-cell table:formula="of:=SUM([.D18:.K18])" office:value-type="float" office:value="0" calcext:value-type="float">
            <text:p>0</text:p>
          </table:table-cell>
          <table:table-cell table:formula="of:=IFERROR(VLOOKUP([.$B18];[Results.$C$4:.$D$14];2;0);IFERROR(VLOOKUP([.$B18];[Results.$G$4:.$H$14];2;0);IFERROR(VLOOKUP([.$B18];[Results.$K$4:.$L$14];2;0);VLOOKUP([.$B18];[Results.$O$4:.$P$14];2;0))))" office:value-type="float" office:value="0" calcext:value-type="float">
            <text:p/>
          </table:table-cell>
          <table:table-cell table:formula="of:=IFERROR(VLOOKUP([.$B18];[Results.$C$19:.$D$29];2;0);IFERROR(VLOOKUP([.$B18];[Results.$G$19:.$H$29];2;0);IFERROR(VLOOKUP([.$B18];[Results.$K$19:.$L$29];2;0);VLOOKUP([.$B18];[Results.$O$19:.$P$29];2;0))))" office:value-type="float" office:value="0" calcext:value-type="float">
            <text:p/>
          </table:table-cell>
          <table:table-cell table:formula="of:=IFERROR(VLOOKUP([.$B18];[Results.$C$34:.$D$44];2;0);IFERROR(VLOOKUP([.$B18];[Results.$G$34:.$H$44];2;0);IFERROR(VLOOKUP([.$B18];[Results.$K$34:.$L$44];2;0);VLOOKUP([.$B18];[Results.$O$34:.$P$44];2;0))))" office:value-type="float" office:value="0" calcext:value-type="float">
            <text:p/>
          </table:table-cell>
          <table:table-cell table:formula="of:=IFERROR(VLOOKUP([.$B18];[Results.$C$49:.$D$59];2;0);IFERROR(VLOOKUP([.$B18];[Results.$G$49:.$H$59];2;0);IFERROR(VLOOKUP([.$B18];[Results.$K$49:.$L$59];2;0);VLOOKUP([.$B18];[Results.$O$49:.$P$59];2;0))))" office:value-type="float" office:value="0" calcext:value-type="float">
            <text:p/>
          </table:table-cell>
          <table:table-cell table:formula="of:=IFERROR(VLOOKUP([.$B18];[Results.$C$64:.$D$74];2;0);IFERROR(VLOOKUP([.$B18];[Results.$G$64:.$H$74];2;0);IFERROR(VLOOKUP([.$B18];[Results.$K$64:.$L$74];2;0);VLOOKUP([.$B18];[Results.$O$64:.$P$74];2;0))))" office:value-type="float" office:value="0" calcext:value-type="float">
            <text:p/>
          </table:table-cell>
          <table:table-cell table:formula="of:=IFERROR(VLOOKUP([.$B18];[Results.$C$79:.$D$89];2;0);IFERROR(VLOOKUP([.$B18];[Results.$G$79:.$H$89];2;0);IFERROR(VLOOKUP([.$B18];[Results.$K$79:.$L$89];2;0);VLOOKUP([.$B18];[Results.$O$79:.$P$89];2;0))))" office:value-type="float" office:value="0" calcext:value-type="float">
            <text:p/>
          </table:table-cell>
          <table:table-cell table:formula="of:=IFERROR(VLOOKUP([.$B18];[Results.$C$94:.$D$104];2;0);IFERROR(VLOOKUP([.$B18];[Results.$G$94:.$H$104];2;0);IFERROR(VLOOKUP([.$B18];[Results.$K$94:.$L$104];2;0);VLOOKUP([.$B18];[Results.$O$94:.$P$104];2;0))))" office:value-type="float" office:value="0" calcext:value-type="float">
            <text:p/>
          </table:table-cell>
          <table:table-cell table:formula="of:=IFERROR(VLOOKUP([.$B18];[Results.$C$109:.$D$119];2;0);IFERROR(VLOOKUP([.$B18];[Results.$G$109:.$H$119];2;0);IFERROR(VLOOKUP([.$B18];[Results.$K$109:.$L$119];2;0);VLOOKUP([.$B18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$'Number Assignments'.B16]" office:value-type="float" office:value="0" calcext:value-type="float">
            <text:p>0</text:p>
          </table:table-cell>
          <table:table-cell table:formula="of:=SUM([.D19:.K19])" office:value-type="float" office:value="0" calcext:value-type="float">
            <text:p>0</text:p>
          </table:table-cell>
          <table:table-cell table:formula="of:=IFERROR(VLOOKUP([.$B19];[Results.$C$4:.$D$14];2;0);IFERROR(VLOOKUP([.$B19];[Results.$G$4:.$H$14];2;0);IFERROR(VLOOKUP([.$B19];[Results.$K$4:.$L$14];2;0);VLOOKUP([.$B19];[Results.$O$4:.$P$14];2;0))))" office:value-type="float" office:value="0" calcext:value-type="float">
            <text:p/>
          </table:table-cell>
          <table:table-cell table:formula="of:=IFERROR(VLOOKUP([.$B19];[Results.$C$19:.$D$29];2;0);IFERROR(VLOOKUP([.$B19];[Results.$G$19:.$H$29];2;0);IFERROR(VLOOKUP([.$B19];[Results.$K$19:.$L$29];2;0);VLOOKUP([.$B19];[Results.$O$19:.$P$29];2;0))))" office:value-type="float" office:value="0" calcext:value-type="float">
            <text:p/>
          </table:table-cell>
          <table:table-cell table:formula="of:=IFERROR(VLOOKUP([.$B19];[Results.$C$34:.$D$44];2;0);IFERROR(VLOOKUP([.$B19];[Results.$G$34:.$H$44];2;0);IFERROR(VLOOKUP([.$B19];[Results.$K$34:.$L$44];2;0);VLOOKUP([.$B19];[Results.$O$34:.$P$44];2;0))))" office:value-type="float" office:value="0" calcext:value-type="float">
            <text:p/>
          </table:table-cell>
          <table:table-cell table:formula="of:=IFERROR(VLOOKUP([.$B19];[Results.$C$49:.$D$59];2;0);IFERROR(VLOOKUP([.$B19];[Results.$G$49:.$H$59];2;0);IFERROR(VLOOKUP([.$B19];[Results.$K$49:.$L$59];2;0);VLOOKUP([.$B19];[Results.$O$49:.$P$59];2;0))))" office:value-type="float" office:value="0" calcext:value-type="float">
            <text:p/>
          </table:table-cell>
          <table:table-cell table:formula="of:=IFERROR(VLOOKUP([.$B19];[Results.$C$64:.$D$74];2;0);IFERROR(VLOOKUP([.$B19];[Results.$G$64:.$H$74];2;0);IFERROR(VLOOKUP([.$B19];[Results.$K$64:.$L$74];2;0);VLOOKUP([.$B19];[Results.$O$64:.$P$74];2;0))))" office:value-type="float" office:value="0" calcext:value-type="float">
            <text:p/>
          </table:table-cell>
          <table:table-cell table:formula="of:=IFERROR(VLOOKUP([.$B19];[Results.$C$79:.$D$89];2;0);IFERROR(VLOOKUP([.$B19];[Results.$G$79:.$H$89];2;0);IFERROR(VLOOKUP([.$B19];[Results.$K$79:.$L$89];2;0);VLOOKUP([.$B19];[Results.$O$79:.$P$89];2;0))))" office:value-type="float" office:value="0" calcext:value-type="float">
            <text:p/>
          </table:table-cell>
          <table:table-cell table:formula="of:=IFERROR(VLOOKUP([.$B19];[Results.$C$94:.$D$104];2;0);IFERROR(VLOOKUP([.$B19];[Results.$G$94:.$H$104];2;0);IFERROR(VLOOKUP([.$B19];[Results.$K$94:.$L$104];2;0);VLOOKUP([.$B19];[Results.$O$94:.$P$104];2;0))))" office:value-type="float" office:value="0" calcext:value-type="float">
            <text:p/>
          </table:table-cell>
          <table:table-cell table:formula="of:=IFERROR(VLOOKUP([.$B19];[Results.$C$109:.$D$119];2;0);IFERROR(VLOOKUP([.$B19];[Results.$G$109:.$H$119];2;0);IFERROR(VLOOKUP([.$B19];[Results.$K$109:.$L$119];2;0);VLOOKUP([.$B19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$'Number Assignments'.B18]" office:value-type="float" office:value="0" calcext:value-type="float">
            <text:p>0</text:p>
          </table:table-cell>
          <table:table-cell table:formula="of:=SUM([.D20:.K20])" office:value-type="float" office:value="0" calcext:value-type="float">
            <text:p>0</text:p>
          </table:table-cell>
          <table:table-cell table:formula="of:=IFERROR(VLOOKUP([.$B20];[Results.$C$4:.$D$14];2;0);IFERROR(VLOOKUP([.$B20];[Results.$G$4:.$H$14];2;0);IFERROR(VLOOKUP([.$B20];[Results.$K$4:.$L$14];2;0);VLOOKUP([.$B20];[Results.$O$4:.$P$14];2;0))))" office:value-type="float" office:value="0" calcext:value-type="float">
            <text:p/>
          </table:table-cell>
          <table:table-cell table:formula="of:=IFERROR(VLOOKUP([.$B20];[Results.$C$19:.$D$29];2;0);IFERROR(VLOOKUP([.$B20];[Results.$G$19:.$H$29];2;0);IFERROR(VLOOKUP([.$B20];[Results.$K$19:.$L$29];2;0);VLOOKUP([.$B20];[Results.$O$19:.$P$29];2;0))))" office:value-type="float" office:value="0" calcext:value-type="float">
            <text:p/>
          </table:table-cell>
          <table:table-cell table:formula="of:=IFERROR(VLOOKUP([.$B20];[Results.$C$34:.$D$44];2;0);IFERROR(VLOOKUP([.$B20];[Results.$G$34:.$H$44];2;0);IFERROR(VLOOKUP([.$B20];[Results.$K$34:.$L$44];2;0);VLOOKUP([.$B20];[Results.$O$34:.$P$44];2;0))))" office:value-type="float" office:value="0" calcext:value-type="float">
            <text:p/>
          </table:table-cell>
          <table:table-cell table:formula="of:=IFERROR(VLOOKUP([.$B20];[Results.$C$49:.$D$59];2;0);IFERROR(VLOOKUP([.$B20];[Results.$G$49:.$H$59];2;0);IFERROR(VLOOKUP([.$B20];[Results.$K$49:.$L$59];2;0);VLOOKUP([.$B20];[Results.$O$49:.$P$59];2;0))))" office:value-type="float" office:value="0" calcext:value-type="float">
            <text:p/>
          </table:table-cell>
          <table:table-cell table:formula="of:=IFERROR(VLOOKUP([.$B20];[Results.$C$64:.$D$74];2;0);IFERROR(VLOOKUP([.$B20];[Results.$G$64:.$H$74];2;0);IFERROR(VLOOKUP([.$B20];[Results.$K$64:.$L$74];2;0);VLOOKUP([.$B20];[Results.$O$64:.$P$74];2;0))))" office:value-type="float" office:value="0" calcext:value-type="float">
            <text:p/>
          </table:table-cell>
          <table:table-cell table:formula="of:=IFERROR(VLOOKUP([.$B20];[Results.$C$79:.$D$89];2;0);IFERROR(VLOOKUP([.$B20];[Results.$G$79:.$H$89];2;0);IFERROR(VLOOKUP([.$B20];[Results.$K$79:.$L$89];2;0);VLOOKUP([.$B20];[Results.$O$79:.$P$89];2;0))))" office:value-type="float" office:value="0" calcext:value-type="float">
            <text:p/>
          </table:table-cell>
          <table:table-cell table:formula="of:=IFERROR(VLOOKUP([.$B20];[Results.$C$94:.$D$104];2;0);IFERROR(VLOOKUP([.$B20];[Results.$G$94:.$H$104];2;0);IFERROR(VLOOKUP([.$B20];[Results.$K$94:.$L$104];2;0);VLOOKUP([.$B20];[Results.$O$94:.$P$104];2;0))))" office:value-type="float" office:value="0" calcext:value-type="float">
            <text:p/>
          </table:table-cell>
          <table:table-cell table:formula="of:=IFERROR(VLOOKUP([.$B20];[Results.$C$109:.$D$119];2;0);IFERROR(VLOOKUP([.$B20];[Results.$G$109:.$H$119];2;0);IFERROR(VLOOKUP([.$B20];[Results.$K$109:.$L$119];2;0);VLOOKUP([.$B20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$'Number Assignments'.B10]" office:value-type="float" office:value="0" calcext:value-type="float">
            <text:p>0</text:p>
          </table:table-cell>
          <table:table-cell table:formula="of:=SUM([.D21:.K21])" office:value-type="float" office:value="0" calcext:value-type="float">
            <text:p>0</text:p>
          </table:table-cell>
          <table:table-cell table:formula="of:=IFERROR(VLOOKUP([.$B21];[Results.$C$4:.$D$14];2;0);IFERROR(VLOOKUP([.$B21];[Results.$G$4:.$H$14];2;0);IFERROR(VLOOKUP([.$B21];[Results.$K$4:.$L$14];2;0);VLOOKUP([.$B21];[Results.$O$4:.$P$14];2;0))))" office:value-type="float" office:value="0" calcext:value-type="float">
            <text:p/>
          </table:table-cell>
          <table:table-cell table:formula="of:=IFERROR(VLOOKUP([.$B21];[Results.$C$19:.$D$29];2;0);IFERROR(VLOOKUP([.$B21];[Results.$G$19:.$H$29];2;0);IFERROR(VLOOKUP([.$B21];[Results.$K$19:.$L$29];2;0);VLOOKUP([.$B21];[Results.$O$19:.$P$29];2;0))))" office:value-type="float" office:value="0" calcext:value-type="float">
            <text:p/>
          </table:table-cell>
          <table:table-cell table:formula="of:=IFERROR(VLOOKUP([.$B21];[Results.$C$34:.$D$44];2;0);IFERROR(VLOOKUP([.$B21];[Results.$G$34:.$H$44];2;0);IFERROR(VLOOKUP([.$B21];[Results.$K$34:.$L$44];2;0);VLOOKUP([.$B21];[Results.$O$34:.$P$44];2;0))))" office:value-type="float" office:value="0" calcext:value-type="float">
            <text:p/>
          </table:table-cell>
          <table:table-cell table:formula="of:=IFERROR(VLOOKUP([.$B21];[Results.$C$49:.$D$59];2;0);IFERROR(VLOOKUP([.$B21];[Results.$G$49:.$H$59];2;0);IFERROR(VLOOKUP([.$B21];[Results.$K$49:.$L$59];2;0);VLOOKUP([.$B21];[Results.$O$49:.$P$59];2;0))))" office:value-type="float" office:value="0" calcext:value-type="float">
            <text:p/>
          </table:table-cell>
          <table:table-cell table:formula="of:=IFERROR(VLOOKUP([.$B21];[Results.$C$64:.$D$74];2;0);IFERROR(VLOOKUP([.$B21];[Results.$G$64:.$H$74];2;0);IFERROR(VLOOKUP([.$B21];[Results.$K$64:.$L$74];2;0);VLOOKUP([.$B21];[Results.$O$64:.$P$74];2;0))))" office:value-type="float" office:value="0" calcext:value-type="float">
            <text:p/>
          </table:table-cell>
          <table:table-cell table:formula="of:=IFERROR(VLOOKUP([.$B21];[Results.$C$79:.$D$89];2;0);IFERROR(VLOOKUP([.$B21];[Results.$G$79:.$H$89];2;0);IFERROR(VLOOKUP([.$B21];[Results.$K$79:.$L$89];2;0);VLOOKUP([.$B21];[Results.$O$79:.$P$89];2;0))))" office:value-type="float" office:value="0" calcext:value-type="float">
            <text:p/>
          </table:table-cell>
          <table:table-cell table:formula="of:=IFERROR(VLOOKUP([.$B21];[Results.$C$94:.$D$104];2;0);IFERROR(VLOOKUP([.$B21];[Results.$G$94:.$H$104];2;0);IFERROR(VLOOKUP([.$B21];[Results.$K$94:.$L$104];2;0);VLOOKUP([.$B21];[Results.$O$94:.$P$104];2;0))))" office:value-type="float" office:value="0" calcext:value-type="float">
            <text:p/>
          </table:table-cell>
          <table:table-cell table:formula="of:=IFERROR(VLOOKUP([.$B21];[Results.$C$109:.$D$119];2;0);IFERROR(VLOOKUP([.$B21];[Results.$G$109:.$H$119];2;0);IFERROR(VLOOKUP([.$B21];[Results.$K$109:.$L$119];2;0);VLOOKUP([.$B21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$'Number Assignments'.B7]" office:value-type="float" office:value="0" calcext:value-type="float">
            <text:p>0</text:p>
          </table:table-cell>
          <table:table-cell table:formula="of:=SUM([.D22:.K22])" office:value-type="float" office:value="0" calcext:value-type="float">
            <text:p>0</text:p>
          </table:table-cell>
          <table:table-cell table:formula="of:=IFERROR(VLOOKUP([.$B22];[Results.$C$4:.$D$14];2;0);IFERROR(VLOOKUP([.$B22];[Results.$G$4:.$H$14];2;0);IFERROR(VLOOKUP([.$B22];[Results.$K$4:.$L$14];2;0);VLOOKUP([.$B22];[Results.$O$4:.$P$14];2;0))))" office:value-type="float" office:value="0" calcext:value-type="float">
            <text:p/>
          </table:table-cell>
          <table:table-cell table:formula="of:=IFERROR(VLOOKUP([.$B22];[Results.$C$19:.$D$29];2;0);IFERROR(VLOOKUP([.$B22];[Results.$G$19:.$H$29];2;0);IFERROR(VLOOKUP([.$B22];[Results.$K$19:.$L$29];2;0);VLOOKUP([.$B22];[Results.$O$19:.$P$29];2;0))))" office:value-type="float" office:value="0" calcext:value-type="float">
            <text:p/>
          </table:table-cell>
          <table:table-cell table:formula="of:=IFERROR(VLOOKUP([.$B22];[Results.$C$34:.$D$44];2;0);IFERROR(VLOOKUP([.$B22];[Results.$G$34:.$H$44];2;0);IFERROR(VLOOKUP([.$B22];[Results.$K$34:.$L$44];2;0);VLOOKUP([.$B22];[Results.$O$34:.$P$44];2;0))))" office:value-type="float" office:value="0" calcext:value-type="float">
            <text:p/>
          </table:table-cell>
          <table:table-cell table:formula="of:=IFERROR(VLOOKUP([.$B22];[Results.$C$49:.$D$59];2;0);IFERROR(VLOOKUP([.$B22];[Results.$G$49:.$H$59];2;0);IFERROR(VLOOKUP([.$B22];[Results.$K$49:.$L$59];2;0);VLOOKUP([.$B22];[Results.$O$49:.$P$59];2;0))))" office:value-type="float" office:value="0" calcext:value-type="float">
            <text:p/>
          </table:table-cell>
          <table:table-cell table:formula="of:=IFERROR(VLOOKUP([.$B22];[Results.$C$64:.$D$74];2;0);IFERROR(VLOOKUP([.$B22];[Results.$G$64:.$H$74];2;0);IFERROR(VLOOKUP([.$B22];[Results.$K$64:.$L$74];2;0);VLOOKUP([.$B22];[Results.$O$64:.$P$74];2;0))))" office:value-type="float" office:value="0" calcext:value-type="float">
            <text:p/>
          </table:table-cell>
          <table:table-cell table:formula="of:=IFERROR(VLOOKUP([.$B22];[Results.$C$79:.$D$89];2;0);IFERROR(VLOOKUP([.$B22];[Results.$G$79:.$H$89];2;0);IFERROR(VLOOKUP([.$B22];[Results.$K$79:.$L$89];2;0);VLOOKUP([.$B22];[Results.$O$79:.$P$89];2;0))))" office:value-type="float" office:value="0" calcext:value-type="float">
            <text:p/>
          </table:table-cell>
          <table:table-cell table:formula="of:=IFERROR(VLOOKUP([.$B22];[Results.$C$94:.$D$104];2;0);IFERROR(VLOOKUP([.$B22];[Results.$G$94:.$H$104];2;0);IFERROR(VLOOKUP([.$B22];[Results.$K$94:.$L$104];2;0);VLOOKUP([.$B22];[Results.$O$94:.$P$104];2;0))))" office:value-type="float" office:value="0" calcext:value-type="float">
            <text:p/>
          </table:table-cell>
          <table:table-cell table:formula="of:=IFERROR(VLOOKUP([.$B22];[Results.$C$109:.$D$119];2;0);IFERROR(VLOOKUP([.$B22];[Results.$G$109:.$H$119];2;0);IFERROR(VLOOKUP([.$B22];[Results.$K$109:.$L$119];2;0);VLOOKUP([.$B22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$'Number Assignments'.B6]" office:value-type="float" office:value="0" calcext:value-type="float">
            <text:p>0</text:p>
          </table:table-cell>
          <table:table-cell table:formula="of:=SUM([.D23:.K23])" office:value-type="float" office:value="0" calcext:value-type="float">
            <text:p>0</text:p>
          </table:table-cell>
          <table:table-cell table:formula="of:=IFERROR(VLOOKUP([.$B23];[Results.$C$4:.$D$14];2;0);IFERROR(VLOOKUP([.$B23];[Results.$G$4:.$H$14];2;0);IFERROR(VLOOKUP([.$B23];[Results.$K$4:.$L$14];2;0);VLOOKUP([.$B23];[Results.$O$4:.$P$14];2;0))))" office:value-type="float" office:value="0" calcext:value-type="float">
            <text:p/>
          </table:table-cell>
          <table:table-cell table:formula="of:=IFERROR(VLOOKUP([.$B23];[Results.$C$19:.$D$29];2;0);IFERROR(VLOOKUP([.$B23];[Results.$G$19:.$H$29];2;0);IFERROR(VLOOKUP([.$B23];[Results.$K$19:.$L$29];2;0);VLOOKUP([.$B23];[Results.$O$19:.$P$29];2;0))))" office:value-type="float" office:value="0" calcext:value-type="float">
            <text:p/>
          </table:table-cell>
          <table:table-cell table:formula="of:=IFERROR(VLOOKUP([.$B23];[Results.$C$34:.$D$44];2;0);IFERROR(VLOOKUP([.$B23];[Results.$G$34:.$H$44];2;0);IFERROR(VLOOKUP([.$B23];[Results.$K$34:.$L$44];2;0);VLOOKUP([.$B23];[Results.$O$34:.$P$44];2;0))))" office:value-type="float" office:value="0" calcext:value-type="float">
            <text:p/>
          </table:table-cell>
          <table:table-cell table:formula="of:=IFERROR(VLOOKUP([.$B23];[Results.$C$49:.$D$59];2;0);IFERROR(VLOOKUP([.$B23];[Results.$G$49:.$H$59];2;0);IFERROR(VLOOKUP([.$B23];[Results.$K$49:.$L$59];2;0);VLOOKUP([.$B23];[Results.$O$49:.$P$59];2;0))))" office:value-type="float" office:value="0" calcext:value-type="float">
            <text:p/>
          </table:table-cell>
          <table:table-cell table:formula="of:=IFERROR(VLOOKUP([.$B23];[Results.$C$64:.$D$74];2;0);IFERROR(VLOOKUP([.$B23];[Results.$G$64:.$H$74];2;0);IFERROR(VLOOKUP([.$B23];[Results.$K$64:.$L$74];2;0);VLOOKUP([.$B23];[Results.$O$64:.$P$74];2;0))))" office:value-type="float" office:value="0" calcext:value-type="float">
            <text:p/>
          </table:table-cell>
          <table:table-cell table:formula="of:=IFERROR(VLOOKUP([.$B23];[Results.$C$79:.$D$89];2;0);IFERROR(VLOOKUP([.$B23];[Results.$G$79:.$H$89];2;0);IFERROR(VLOOKUP([.$B23];[Results.$K$79:.$L$89];2;0);VLOOKUP([.$B23];[Results.$O$79:.$P$89];2;0))))" office:value-type="float" office:value="0" calcext:value-type="float">
            <text:p/>
          </table:table-cell>
          <table:table-cell table:formula="of:=IFERROR(VLOOKUP([.$B23];[Results.$C$94:.$D$104];2;0);IFERROR(VLOOKUP([.$B23];[Results.$G$94:.$H$104];2;0);IFERROR(VLOOKUP([.$B23];[Results.$K$94:.$L$104];2;0);VLOOKUP([.$B23];[Results.$O$94:.$P$104];2;0))))" office:value-type="float" office:value="0" calcext:value-type="float">
            <text:p/>
          </table:table-cell>
          <table:table-cell table:formula="of:=IFERROR(VLOOKUP([.$B23];[Results.$C$109:.$D$119];2;0);IFERROR(VLOOKUP([.$B23];[Results.$G$109:.$H$119];2;0);IFERROR(VLOOKUP([.$B23];[Results.$K$109:.$L$119];2;0);VLOOKUP([.$B23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$'Number Assignments'.B38]" office:value-type="float" office:value="0" calcext:value-type="float">
            <text:p>0</text:p>
          </table:table-cell>
          <table:table-cell table:formula="of:=SUM([.D24:.K24])" office:value-type="float" office:value="0" calcext:value-type="float">
            <text:p>0</text:p>
          </table:table-cell>
          <table:table-cell table:formula="of:=IFERROR(VLOOKUP([.$B24];[Results.$C$4:.$D$14];2;0);IFERROR(VLOOKUP([.$B24];[Results.$G$4:.$H$14];2;0);IFERROR(VLOOKUP([.$B24];[Results.$K$4:.$L$14];2;0);VLOOKUP([.$B24];[Results.$O$4:.$P$14];2;0))))" office:value-type="float" office:value="0" calcext:value-type="float">
            <text:p/>
          </table:table-cell>
          <table:table-cell table:formula="of:=IFERROR(VLOOKUP([.$B24];[Results.$C$19:.$D$29];2;0);IFERROR(VLOOKUP([.$B24];[Results.$G$19:.$H$29];2;0);IFERROR(VLOOKUP([.$B24];[Results.$K$19:.$L$29];2;0);VLOOKUP([.$B24];[Results.$O$19:.$P$29];2;0))))" office:value-type="float" office:value="0" calcext:value-type="float">
            <text:p/>
          </table:table-cell>
          <table:table-cell table:formula="of:=IFERROR(VLOOKUP([.$B24];[Results.$C$34:.$D$44];2;0);IFERROR(VLOOKUP([.$B24];[Results.$G$34:.$H$44];2;0);IFERROR(VLOOKUP([.$B24];[Results.$K$34:.$L$44];2;0);VLOOKUP([.$B24];[Results.$O$34:.$P$44];2;0))))" office:value-type="float" office:value="0" calcext:value-type="float">
            <text:p/>
          </table:table-cell>
          <table:table-cell table:formula="of:=IFERROR(VLOOKUP([.$B24];[Results.$C$49:.$D$59];2;0);IFERROR(VLOOKUP([.$B24];[Results.$G$49:.$H$59];2;0);IFERROR(VLOOKUP([.$B24];[Results.$K$49:.$L$59];2;0);VLOOKUP([.$B24];[Results.$O$49:.$P$59];2;0))))" office:value-type="float" office:value="0" calcext:value-type="float">
            <text:p/>
          </table:table-cell>
          <table:table-cell table:formula="of:=IFERROR(VLOOKUP([.$B24];[Results.$C$64:.$D$74];2;0);IFERROR(VLOOKUP([.$B24];[Results.$G$64:.$H$74];2;0);IFERROR(VLOOKUP([.$B24];[Results.$K$64:.$L$74];2;0);VLOOKUP([.$B24];[Results.$O$64:.$P$74];2;0))))" office:value-type="float" office:value="0" calcext:value-type="float">
            <text:p/>
          </table:table-cell>
          <table:table-cell table:formula="of:=IFERROR(VLOOKUP([.$B24];[Results.$C$79:.$D$89];2;0);IFERROR(VLOOKUP([.$B24];[Results.$G$79:.$H$89];2;0);IFERROR(VLOOKUP([.$B24];[Results.$K$79:.$L$89];2;0);VLOOKUP([.$B24];[Results.$O$79:.$P$89];2;0))))" office:value-type="float" office:value="0" calcext:value-type="float">
            <text:p/>
          </table:table-cell>
          <table:table-cell table:formula="of:=IFERROR(VLOOKUP([.$B24];[Results.$C$94:.$D$104];2;0);IFERROR(VLOOKUP([.$B24];[Results.$G$94:.$H$104];2;0);IFERROR(VLOOKUP([.$B24];[Results.$K$94:.$L$104];2;0);VLOOKUP([.$B24];[Results.$O$94:.$P$104];2;0))))" office:value-type="float" office:value="0" calcext:value-type="float">
            <text:p/>
          </table:table-cell>
          <table:table-cell table:formula="of:=IFERROR(VLOOKUP([.$B24];[Results.$C$109:.$D$119];2;0);IFERROR(VLOOKUP([.$B24];[Results.$G$109:.$H$119];2;0);IFERROR(VLOOKUP([.$B24];[Results.$K$109:.$L$119];2;0);VLOOKUP([.$B24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$'Number Assignments'.B11]" office:value-type="float" office:value="0" calcext:value-type="float">
            <text:p>0</text:p>
          </table:table-cell>
          <table:table-cell table:formula="of:=SUM([.D25:.K25])" office:value-type="float" office:value="0" calcext:value-type="float">
            <text:p>0</text:p>
          </table:table-cell>
          <table:table-cell table:formula="of:=IFERROR(VLOOKUP([.$B25];[Results.$C$4:.$D$14];2;0);IFERROR(VLOOKUP([.$B25];[Results.$G$4:.$H$14];2;0);IFERROR(VLOOKUP([.$B25];[Results.$K$4:.$L$14];2;0);VLOOKUP([.$B25];[Results.$O$4:.$P$14];2;0))))" office:value-type="float" office:value="0" calcext:value-type="float">
            <text:p/>
          </table:table-cell>
          <table:table-cell table:formula="of:=IFERROR(VLOOKUP([.$B25];[Results.$C$19:.$D$29];2;0);IFERROR(VLOOKUP([.$B25];[Results.$G$19:.$H$29];2;0);IFERROR(VLOOKUP([.$B25];[Results.$K$19:.$L$29];2;0);VLOOKUP([.$B25];[Results.$O$19:.$P$29];2;0))))" office:value-type="float" office:value="0" calcext:value-type="float">
            <text:p/>
          </table:table-cell>
          <table:table-cell table:formula="of:=IFERROR(VLOOKUP([.$B25];[Results.$C$34:.$D$44];2;0);IFERROR(VLOOKUP([.$B25];[Results.$G$34:.$H$44];2;0);IFERROR(VLOOKUP([.$B25];[Results.$K$34:.$L$44];2;0);VLOOKUP([.$B25];[Results.$O$34:.$P$44];2;0))))" office:value-type="float" office:value="0" calcext:value-type="float">
            <text:p/>
          </table:table-cell>
          <table:table-cell table:formula="of:=IFERROR(VLOOKUP([.$B25];[Results.$C$49:.$D$59];2;0);IFERROR(VLOOKUP([.$B25];[Results.$G$49:.$H$59];2;0);IFERROR(VLOOKUP([.$B25];[Results.$K$49:.$L$59];2;0);VLOOKUP([.$B25];[Results.$O$49:.$P$59];2;0))))" office:value-type="float" office:value="0" calcext:value-type="float">
            <text:p/>
          </table:table-cell>
          <table:table-cell table:formula="of:=IFERROR(VLOOKUP([.$B25];[Results.$C$64:.$D$74];2;0);IFERROR(VLOOKUP([.$B25];[Results.$G$64:.$H$74];2;0);IFERROR(VLOOKUP([.$B25];[Results.$K$64:.$L$74];2;0);VLOOKUP([.$B25];[Results.$O$64:.$P$74];2;0))))" office:value-type="float" office:value="0" calcext:value-type="float">
            <text:p/>
          </table:table-cell>
          <table:table-cell table:formula="of:=IFERROR(VLOOKUP([.$B25];[Results.$C$79:.$D$89];2;0);IFERROR(VLOOKUP([.$B25];[Results.$G$79:.$H$89];2;0);IFERROR(VLOOKUP([.$B25];[Results.$K$79:.$L$89];2;0);VLOOKUP([.$B25];[Results.$O$79:.$P$89];2;0))))" office:value-type="float" office:value="0" calcext:value-type="float">
            <text:p/>
          </table:table-cell>
          <table:table-cell table:formula="of:=IFERROR(VLOOKUP([.$B25];[Results.$C$94:.$D$104];2;0);IFERROR(VLOOKUP([.$B25];[Results.$G$94:.$H$104];2;0);IFERROR(VLOOKUP([.$B25];[Results.$K$94:.$L$104];2;0);VLOOKUP([.$B25];[Results.$O$94:.$P$104];2;0))))" office:value-type="float" office:value="0" calcext:value-type="float">
            <text:p/>
          </table:table-cell>
          <table:table-cell table:formula="of:=IFERROR(VLOOKUP([.$B25];[Results.$C$109:.$D$119];2;0);IFERROR(VLOOKUP([.$B25];[Results.$G$109:.$H$119];2;0);IFERROR(VLOOKUP([.$B25];[Results.$K$109:.$L$119];2;0);VLOOKUP([.$B25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$'Number Assignments'.B36]" office:value-type="float" office:value="0" calcext:value-type="float">
            <text:p>0</text:p>
          </table:table-cell>
          <table:table-cell table:formula="of:=SUM([.D26:.K26])" office:value-type="float" office:value="0" calcext:value-type="float">
            <text:p>0</text:p>
          </table:table-cell>
          <table:table-cell table:formula="of:=IFERROR(VLOOKUP([.$B26];[Results.$C$4:.$D$14];2;0);IFERROR(VLOOKUP([.$B26];[Results.$G$4:.$H$14];2;0);IFERROR(VLOOKUP([.$B26];[Results.$K$4:.$L$14];2;0);VLOOKUP([.$B26];[Results.$O$4:.$P$14];2;0))))" office:value-type="float" office:value="0" calcext:value-type="float">
            <text:p/>
          </table:table-cell>
          <table:table-cell table:formula="of:=IFERROR(VLOOKUP([.$B26];[Results.$C$19:.$D$29];2;0);IFERROR(VLOOKUP([.$B26];[Results.$G$19:.$H$29];2;0);IFERROR(VLOOKUP([.$B26];[Results.$K$19:.$L$29];2;0);VLOOKUP([.$B26];[Results.$O$19:.$P$29];2;0))))" office:value-type="float" office:value="0" calcext:value-type="float">
            <text:p/>
          </table:table-cell>
          <table:table-cell table:formula="of:=IFERROR(VLOOKUP([.$B26];[Results.$C$34:.$D$44];2;0);IFERROR(VLOOKUP([.$B26];[Results.$G$34:.$H$44];2;0);IFERROR(VLOOKUP([.$B26];[Results.$K$34:.$L$44];2;0);VLOOKUP([.$B26];[Results.$O$34:.$P$44];2;0))))" office:value-type="float" office:value="0" calcext:value-type="float">
            <text:p/>
          </table:table-cell>
          <table:table-cell table:formula="of:=IFERROR(VLOOKUP([.$B26];[Results.$C$49:.$D$59];2;0);IFERROR(VLOOKUP([.$B26];[Results.$G$49:.$H$59];2;0);IFERROR(VLOOKUP([.$B26];[Results.$K$49:.$L$59];2;0);VLOOKUP([.$B26];[Results.$O$49:.$P$59];2;0))))" office:value-type="float" office:value="0" calcext:value-type="float">
            <text:p/>
          </table:table-cell>
          <table:table-cell table:formula="of:=IFERROR(VLOOKUP([.$B26];[Results.$C$64:.$D$74];2;0);IFERROR(VLOOKUP([.$B26];[Results.$G$64:.$H$74];2;0);IFERROR(VLOOKUP([.$B26];[Results.$K$64:.$L$74];2;0);VLOOKUP([.$B26];[Results.$O$64:.$P$74];2;0))))" office:value-type="float" office:value="0" calcext:value-type="float">
            <text:p/>
          </table:table-cell>
          <table:table-cell table:formula="of:=IFERROR(VLOOKUP([.$B26];[Results.$C$79:.$D$89];2;0);IFERROR(VLOOKUP([.$B26];[Results.$G$79:.$H$89];2;0);IFERROR(VLOOKUP([.$B26];[Results.$K$79:.$L$89];2;0);VLOOKUP([.$B26];[Results.$O$79:.$P$89];2;0))))" office:value-type="float" office:value="0" calcext:value-type="float">
            <text:p/>
          </table:table-cell>
          <table:table-cell table:formula="of:=IFERROR(VLOOKUP([.$B26];[Results.$C$94:.$D$104];2;0);IFERROR(VLOOKUP([.$B26];[Results.$G$94:.$H$104];2;0);IFERROR(VLOOKUP([.$B26];[Results.$K$94:.$L$104];2;0);VLOOKUP([.$B26];[Results.$O$94:.$P$104];2;0))))" office:value-type="float" office:value="0" calcext:value-type="float">
            <text:p/>
          </table:table-cell>
          <table:table-cell table:formula="of:=IFERROR(VLOOKUP([.$B26];[Results.$C$109:.$D$119];2;0);IFERROR(VLOOKUP([.$B26];[Results.$G$109:.$H$119];2;0);IFERROR(VLOOKUP([.$B26];[Results.$K$109:.$L$119];2;0);VLOOKUP([.$B26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$'Number Assignments'.B40]" office:value-type="float" office:value="0" calcext:value-type="float">
            <text:p>0</text:p>
          </table:table-cell>
          <table:table-cell table:formula="of:=SUM([.D27:.K27])" office:value-type="float" office:value="0" calcext:value-type="float">
            <text:p>0</text:p>
          </table:table-cell>
          <table:table-cell table:formula="of:=IFERROR(VLOOKUP([.$B27];[Results.$C$4:.$D$14];2;0);IFERROR(VLOOKUP([.$B27];[Results.$G$4:.$H$14];2;0);IFERROR(VLOOKUP([.$B27];[Results.$K$4:.$L$14];2;0);VLOOKUP([.$B27];[Results.$O$4:.$P$14];2;0))))" office:value-type="float" office:value="0" calcext:value-type="float">
            <text:p/>
          </table:table-cell>
          <table:table-cell table:formula="of:=IFERROR(VLOOKUP([.$B27];[Results.$C$19:.$D$29];2;0);IFERROR(VLOOKUP([.$B27];[Results.$G$19:.$H$29];2;0);IFERROR(VLOOKUP([.$B27];[Results.$K$19:.$L$29];2;0);VLOOKUP([.$B27];[Results.$O$19:.$P$29];2;0))))" office:value-type="float" office:value="0" calcext:value-type="float">
            <text:p/>
          </table:table-cell>
          <table:table-cell table:formula="of:=IFERROR(VLOOKUP([.$B27];[Results.$C$34:.$D$44];2;0);IFERROR(VLOOKUP([.$B27];[Results.$G$34:.$H$44];2;0);IFERROR(VLOOKUP([.$B27];[Results.$K$34:.$L$44];2;0);VLOOKUP([.$B27];[Results.$O$34:.$P$44];2;0))))" office:value-type="float" office:value="0" calcext:value-type="float">
            <text:p/>
          </table:table-cell>
          <table:table-cell table:formula="of:=IFERROR(VLOOKUP([.$B27];[Results.$C$49:.$D$59];2;0);IFERROR(VLOOKUP([.$B27];[Results.$G$49:.$H$59];2;0);IFERROR(VLOOKUP([.$B27];[Results.$K$49:.$L$59];2;0);VLOOKUP([.$B27];[Results.$O$49:.$P$59];2;0))))" office:value-type="float" office:value="0" calcext:value-type="float">
            <text:p/>
          </table:table-cell>
          <table:table-cell table:formula="of:=IFERROR(VLOOKUP([.$B27];[Results.$C$64:.$D$74];2;0);IFERROR(VLOOKUP([.$B27];[Results.$G$64:.$H$74];2;0);IFERROR(VLOOKUP([.$B27];[Results.$K$64:.$L$74];2;0);VLOOKUP([.$B27];[Results.$O$64:.$P$74];2;0))))" office:value-type="float" office:value="0" calcext:value-type="float">
            <text:p/>
          </table:table-cell>
          <table:table-cell table:formula="of:=IFERROR(VLOOKUP([.$B27];[Results.$C$79:.$D$89];2;0);IFERROR(VLOOKUP([.$B27];[Results.$G$79:.$H$89];2;0);IFERROR(VLOOKUP([.$B27];[Results.$K$79:.$L$89];2;0);VLOOKUP([.$B27];[Results.$O$79:.$P$89];2;0))))" office:value-type="float" office:value="0" calcext:value-type="float">
            <text:p/>
          </table:table-cell>
          <table:table-cell table:formula="of:=IFERROR(VLOOKUP([.$B27];[Results.$C$94:.$D$104];2;0);IFERROR(VLOOKUP([.$B27];[Results.$G$94:.$H$104];2;0);IFERROR(VLOOKUP([.$B27];[Results.$K$94:.$L$104];2;0);VLOOKUP([.$B27];[Results.$O$94:.$P$104];2;0))))" office:value-type="float" office:value="0" calcext:value-type="float">
            <text:p/>
          </table:table-cell>
          <table:table-cell table:formula="of:=IFERROR(VLOOKUP([.$B27];[Results.$C$109:.$D$119];2;0);IFERROR(VLOOKUP([.$B27];[Results.$G$109:.$H$119];2;0);IFERROR(VLOOKUP([.$B27];[Results.$K$109:.$L$119];2;0);VLOOKUP([.$B27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$'Number Assignments'.B15]" office:value-type="float" office:value="0" calcext:value-type="float">
            <text:p>0</text:p>
          </table:table-cell>
          <table:table-cell table:formula="of:=SUM([.D28:.K28])" office:value-type="float" office:value="0" calcext:value-type="float">
            <text:p>0</text:p>
          </table:table-cell>
          <table:table-cell table:formula="of:=IFERROR(VLOOKUP([.$B28];[Results.$C$4:.$D$14];2;0);IFERROR(VLOOKUP([.$B28];[Results.$G$4:.$H$14];2;0);IFERROR(VLOOKUP([.$B28];[Results.$K$4:.$L$14];2;0);VLOOKUP([.$B28];[Results.$O$4:.$P$14];2;0))))" office:value-type="float" office:value="0" calcext:value-type="float">
            <text:p/>
          </table:table-cell>
          <table:table-cell table:formula="of:=IFERROR(VLOOKUP([.$B28];[Results.$C$19:.$D$29];2;0);IFERROR(VLOOKUP([.$B28];[Results.$G$19:.$H$29];2;0);IFERROR(VLOOKUP([.$B28];[Results.$K$19:.$L$29];2;0);VLOOKUP([.$B28];[Results.$O$19:.$P$29];2;0))))" office:value-type="float" office:value="0" calcext:value-type="float">
            <text:p/>
          </table:table-cell>
          <table:table-cell table:formula="of:=IFERROR(VLOOKUP([.$B28];[Results.$C$34:.$D$44];2;0);IFERROR(VLOOKUP([.$B28];[Results.$G$34:.$H$44];2;0);IFERROR(VLOOKUP([.$B28];[Results.$K$34:.$L$44];2;0);VLOOKUP([.$B28];[Results.$O$34:.$P$44];2;0))))" office:value-type="float" office:value="0" calcext:value-type="float">
            <text:p/>
          </table:table-cell>
          <table:table-cell table:formula="of:=IFERROR(VLOOKUP([.$B28];[Results.$C$49:.$D$59];2;0);IFERROR(VLOOKUP([.$B28];[Results.$G$49:.$H$59];2;0);IFERROR(VLOOKUP([.$B28];[Results.$K$49:.$L$59];2;0);VLOOKUP([.$B28];[Results.$O$49:.$P$59];2;0))))" office:value-type="float" office:value="0" calcext:value-type="float">
            <text:p/>
          </table:table-cell>
          <table:table-cell table:formula="of:=IFERROR(VLOOKUP([.$B28];[Results.$C$64:.$D$74];2;0);IFERROR(VLOOKUP([.$B28];[Results.$G$64:.$H$74];2;0);IFERROR(VLOOKUP([.$B28];[Results.$K$64:.$L$74];2;0);VLOOKUP([.$B28];[Results.$O$64:.$P$74];2;0))))" office:value-type="float" office:value="0" calcext:value-type="float">
            <text:p/>
          </table:table-cell>
          <table:table-cell table:formula="of:=IFERROR(VLOOKUP([.$B28];[Results.$C$79:.$D$89];2;0);IFERROR(VLOOKUP([.$B28];[Results.$G$79:.$H$89];2;0);IFERROR(VLOOKUP([.$B28];[Results.$K$79:.$L$89];2;0);VLOOKUP([.$B28];[Results.$O$79:.$P$89];2;0))))" office:value-type="float" office:value="0" calcext:value-type="float">
            <text:p/>
          </table:table-cell>
          <table:table-cell table:formula="of:=IFERROR(VLOOKUP([.$B28];[Results.$C$94:.$D$104];2;0);IFERROR(VLOOKUP([.$B28];[Results.$G$94:.$H$104];2;0);IFERROR(VLOOKUP([.$B28];[Results.$K$94:.$L$104];2;0);VLOOKUP([.$B28];[Results.$O$94:.$P$104];2;0))))" office:value-type="float" office:value="0" calcext:value-type="float">
            <text:p/>
          </table:table-cell>
          <table:table-cell table:formula="of:=IFERROR(VLOOKUP([.$B28];[Results.$C$109:.$D$119];2;0);IFERROR(VLOOKUP([.$B28];[Results.$G$109:.$H$119];2;0);IFERROR(VLOOKUP([.$B28];[Results.$K$109:.$L$119];2;0);VLOOKUP([.$B28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$'Number Assignments'.B33]" office:value-type="float" office:value="0" calcext:value-type="float">
            <text:p>0</text:p>
          </table:table-cell>
          <table:table-cell table:formula="of:=SUM([.D29:.K29])" office:value-type="float" office:value="0" calcext:value-type="float">
            <text:p>0</text:p>
          </table:table-cell>
          <table:table-cell table:formula="of:=IFERROR(VLOOKUP([.$B29];[Results.$C$4:.$D$14];2;0);IFERROR(VLOOKUP([.$B29];[Results.$G$4:.$H$14];2;0);IFERROR(VLOOKUP([.$B29];[Results.$K$4:.$L$14];2;0);VLOOKUP([.$B29];[Results.$O$4:.$P$14];2;0))))" office:value-type="float" office:value="0" calcext:value-type="float">
            <text:p/>
          </table:table-cell>
          <table:table-cell table:formula="of:=IFERROR(VLOOKUP([.$B29];[Results.$C$19:.$D$29];2;0);IFERROR(VLOOKUP([.$B29];[Results.$G$19:.$H$29];2;0);IFERROR(VLOOKUP([.$B29];[Results.$K$19:.$L$29];2;0);VLOOKUP([.$B29];[Results.$O$19:.$P$29];2;0))))" office:value-type="float" office:value="0" calcext:value-type="float">
            <text:p/>
          </table:table-cell>
          <table:table-cell table:formula="of:=IFERROR(VLOOKUP([.$B29];[Results.$C$34:.$D$44];2;0);IFERROR(VLOOKUP([.$B29];[Results.$G$34:.$H$44];2;0);IFERROR(VLOOKUP([.$B29];[Results.$K$34:.$L$44];2;0);VLOOKUP([.$B29];[Results.$O$34:.$P$44];2;0))))" office:value-type="float" office:value="0" calcext:value-type="float">
            <text:p/>
          </table:table-cell>
          <table:table-cell table:formula="of:=IFERROR(VLOOKUP([.$B29];[Results.$C$49:.$D$59];2;0);IFERROR(VLOOKUP([.$B29];[Results.$G$49:.$H$59];2;0);IFERROR(VLOOKUP([.$B29];[Results.$K$49:.$L$59];2;0);VLOOKUP([.$B29];[Results.$O$49:.$P$59];2;0))))" office:value-type="float" office:value="0" calcext:value-type="float">
            <text:p/>
          </table:table-cell>
          <table:table-cell table:formula="of:=IFERROR(VLOOKUP([.$B29];[Results.$C$64:.$D$74];2;0);IFERROR(VLOOKUP([.$B29];[Results.$G$64:.$H$74];2;0);IFERROR(VLOOKUP([.$B29];[Results.$K$64:.$L$74];2;0);VLOOKUP([.$B29];[Results.$O$64:.$P$74];2;0))))" office:value-type="float" office:value="0" calcext:value-type="float">
            <text:p/>
          </table:table-cell>
          <table:table-cell table:formula="of:=IFERROR(VLOOKUP([.$B29];[Results.$C$79:.$D$89];2;0);IFERROR(VLOOKUP([.$B29];[Results.$G$79:.$H$89];2;0);IFERROR(VLOOKUP([.$B29];[Results.$K$79:.$L$89];2;0);VLOOKUP([.$B29];[Results.$O$79:.$P$89];2;0))))" office:value-type="float" office:value="0" calcext:value-type="float">
            <text:p/>
          </table:table-cell>
          <table:table-cell table:formula="of:=IFERROR(VLOOKUP([.$B29];[Results.$C$94:.$D$104];2;0);IFERROR(VLOOKUP([.$B29];[Results.$G$94:.$H$104];2;0);IFERROR(VLOOKUP([.$B29];[Results.$K$94:.$L$104];2;0);VLOOKUP([.$B29];[Results.$O$94:.$P$104];2;0))))" office:value-type="float" office:value="0" calcext:value-type="float">
            <text:p/>
          </table:table-cell>
          <table:table-cell table:formula="of:=IFERROR(VLOOKUP([.$B29];[Results.$C$109:.$D$119];2;0);IFERROR(VLOOKUP([.$B29];[Results.$G$109:.$H$119];2;0);IFERROR(VLOOKUP([.$B29];[Results.$K$109:.$L$119];2;0);VLOOKUP([.$B29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$'Number Assignments'.B27]" office:value-type="float" office:value="0" calcext:value-type="float">
            <text:p>0</text:p>
          </table:table-cell>
          <table:table-cell table:formula="of:=SUM([.D30:.K30])" office:value-type="float" office:value="0" calcext:value-type="float">
            <text:p>0</text:p>
          </table:table-cell>
          <table:table-cell table:formula="of:=IFERROR(VLOOKUP([.$B30];[Results.$C$4:.$D$14];2;0);IFERROR(VLOOKUP([.$B30];[Results.$G$4:.$H$14];2;0);IFERROR(VLOOKUP([.$B30];[Results.$K$4:.$L$14];2;0);VLOOKUP([.$B30];[Results.$O$4:.$P$14];2;0))))" office:value-type="float" office:value="0" calcext:value-type="float">
            <text:p/>
          </table:table-cell>
          <table:table-cell table:formula="of:=IFERROR(VLOOKUP([.$B30];[Results.$C$19:.$D$29];2;0);IFERROR(VLOOKUP([.$B30];[Results.$G$19:.$H$29];2;0);IFERROR(VLOOKUP([.$B30];[Results.$K$19:.$L$29];2;0);VLOOKUP([.$B30];[Results.$O$19:.$P$29];2;0))))" office:value-type="float" office:value="0" calcext:value-type="float">
            <text:p/>
          </table:table-cell>
          <table:table-cell table:formula="of:=IFERROR(VLOOKUP([.$B30];[Results.$C$34:.$D$44];2;0);IFERROR(VLOOKUP([.$B30];[Results.$G$34:.$H$44];2;0);IFERROR(VLOOKUP([.$B30];[Results.$K$34:.$L$44];2;0);VLOOKUP([.$B30];[Results.$O$34:.$P$44];2;0))))" office:value-type="float" office:value="0" calcext:value-type="float">
            <text:p/>
          </table:table-cell>
          <table:table-cell table:formula="of:=IFERROR(VLOOKUP([.$B30];[Results.$C$49:.$D$59];2;0);IFERROR(VLOOKUP([.$B30];[Results.$G$49:.$H$59];2;0);IFERROR(VLOOKUP([.$B30];[Results.$K$49:.$L$59];2;0);VLOOKUP([.$B30];[Results.$O$49:.$P$59];2;0))))" office:value-type="float" office:value="0" calcext:value-type="float">
            <text:p/>
          </table:table-cell>
          <table:table-cell table:formula="of:=IFERROR(VLOOKUP([.$B30];[Results.$C$64:.$D$74];2;0);IFERROR(VLOOKUP([.$B30];[Results.$G$64:.$H$74];2;0);IFERROR(VLOOKUP([.$B30];[Results.$K$64:.$L$74];2;0);VLOOKUP([.$B30];[Results.$O$64:.$P$74];2;0))))" office:value-type="float" office:value="0" calcext:value-type="float">
            <text:p/>
          </table:table-cell>
          <table:table-cell table:formula="of:=IFERROR(VLOOKUP([.$B30];[Results.$C$79:.$D$89];2;0);IFERROR(VLOOKUP([.$B30];[Results.$G$79:.$H$89];2;0);IFERROR(VLOOKUP([.$B30];[Results.$K$79:.$L$89];2;0);VLOOKUP([.$B30];[Results.$O$79:.$P$89];2;0))))" office:value-type="float" office:value="0" calcext:value-type="float">
            <text:p/>
          </table:table-cell>
          <table:table-cell table:formula="of:=IFERROR(VLOOKUP([.$B30];[Results.$C$94:.$D$104];2;0);IFERROR(VLOOKUP([.$B30];[Results.$G$94:.$H$104];2;0);IFERROR(VLOOKUP([.$B30];[Results.$K$94:.$L$104];2;0);VLOOKUP([.$B30];[Results.$O$94:.$P$104];2;0))))" office:value-type="float" office:value="0" calcext:value-type="float">
            <text:p/>
          </table:table-cell>
          <table:table-cell table:formula="of:=IFERROR(VLOOKUP([.$B30];[Results.$C$109:.$D$119];2;0);IFERROR(VLOOKUP([.$B30];[Results.$G$109:.$H$119];2;0);IFERROR(VLOOKUP([.$B30];[Results.$K$109:.$L$119];2;0);VLOOKUP([.$B30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$'Number Assignments'.B9]" office:value-type="float" office:value="0" calcext:value-type="float">
            <text:p>0</text:p>
          </table:table-cell>
          <table:table-cell table:formula="of:=SUM([.D31:.K31])" office:value-type="float" office:value="0" calcext:value-type="float">
            <text:p>0</text:p>
          </table:table-cell>
          <table:table-cell table:formula="of:=IFERROR(VLOOKUP([.$B31];[Results.$C$4:.$D$14];2;0);IFERROR(VLOOKUP([.$B31];[Results.$G$4:.$H$14];2;0);IFERROR(VLOOKUP([.$B31];[Results.$K$4:.$L$14];2;0);VLOOKUP([.$B31];[Results.$O$4:.$P$14];2;0))))" office:value-type="float" office:value="0" calcext:value-type="float">
            <text:p/>
          </table:table-cell>
          <table:table-cell table:formula="of:=IFERROR(VLOOKUP([.$B31];[Results.$C$19:.$D$29];2;0);IFERROR(VLOOKUP([.$B31];[Results.$G$19:.$H$29];2;0);IFERROR(VLOOKUP([.$B31];[Results.$K$19:.$L$29];2;0);VLOOKUP([.$B31];[Results.$O$19:.$P$29];2;0))))" office:value-type="float" office:value="0" calcext:value-type="float">
            <text:p/>
          </table:table-cell>
          <table:table-cell table:formula="of:=IFERROR(VLOOKUP([.$B31];[Results.$C$34:.$D$44];2;0);IFERROR(VLOOKUP([.$B31];[Results.$G$34:.$H$44];2;0);IFERROR(VLOOKUP([.$B31];[Results.$K$34:.$L$44];2;0);VLOOKUP([.$B31];[Results.$O$34:.$P$44];2;0))))" office:value-type="float" office:value="0" calcext:value-type="float">
            <text:p/>
          </table:table-cell>
          <table:table-cell table:formula="of:=IFERROR(VLOOKUP([.$B31];[Results.$C$49:.$D$59];2;0);IFERROR(VLOOKUP([.$B31];[Results.$G$49:.$H$59];2;0);IFERROR(VLOOKUP([.$B31];[Results.$K$49:.$L$59];2;0);VLOOKUP([.$B31];[Results.$O$49:.$P$59];2;0))))" office:value-type="float" office:value="0" calcext:value-type="float">
            <text:p/>
          </table:table-cell>
          <table:table-cell table:formula="of:=IFERROR(VLOOKUP([.$B31];[Results.$C$64:.$D$74];2;0);IFERROR(VLOOKUP([.$B31];[Results.$G$64:.$H$74];2;0);IFERROR(VLOOKUP([.$B31];[Results.$K$64:.$L$74];2;0);VLOOKUP([.$B31];[Results.$O$64:.$P$74];2;0))))" office:value-type="float" office:value="0" calcext:value-type="float">
            <text:p/>
          </table:table-cell>
          <table:table-cell table:formula="of:=IFERROR(VLOOKUP([.$B31];[Results.$C$79:.$D$89];2;0);IFERROR(VLOOKUP([.$B31];[Results.$G$79:.$H$89];2;0);IFERROR(VLOOKUP([.$B31];[Results.$K$79:.$L$89];2;0);VLOOKUP([.$B31];[Results.$O$79:.$P$89];2;0))))" office:value-type="float" office:value="0" calcext:value-type="float">
            <text:p/>
          </table:table-cell>
          <table:table-cell table:formula="of:=IFERROR(VLOOKUP([.$B31];[Results.$C$94:.$D$104];2;0);IFERROR(VLOOKUP([.$B31];[Results.$G$94:.$H$104];2;0);IFERROR(VLOOKUP([.$B31];[Results.$K$94:.$L$104];2;0);VLOOKUP([.$B31];[Results.$O$94:.$P$104];2;0))))" office:value-type="float" office:value="0" calcext:value-type="float">
            <text:p/>
          </table:table-cell>
          <table:table-cell table:formula="of:=IFERROR(VLOOKUP([.$B31];[Results.$C$109:.$D$119];2;0);IFERROR(VLOOKUP([.$B31];[Results.$G$109:.$H$119];2;0);IFERROR(VLOOKUP([.$B31];[Results.$K$109:.$L$119];2;0);VLOOKUP([.$B31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$'Number Assignments'.B32]" office:value-type="float" office:value="0" calcext:value-type="float">
            <text:p>0</text:p>
          </table:table-cell>
          <table:table-cell table:formula="of:=SUM([.D32:.K32])" office:value-type="float" office:value="0" calcext:value-type="float">
            <text:p>0</text:p>
          </table:table-cell>
          <table:table-cell table:formula="of:=IFERROR(VLOOKUP([.$B32];[Results.$C$4:.$D$14];2;0);IFERROR(VLOOKUP([.$B32];[Results.$G$4:.$H$14];2;0);IFERROR(VLOOKUP([.$B32];[Results.$K$4:.$L$14];2;0);VLOOKUP([.$B32];[Results.$O$4:.$P$14];2;0))))" office:value-type="float" office:value="0" calcext:value-type="float">
            <text:p/>
          </table:table-cell>
          <table:table-cell table:formula="of:=IFERROR(VLOOKUP([.$B32];[Results.$C$19:.$D$29];2;0);IFERROR(VLOOKUP([.$B32];[Results.$G$19:.$H$29];2;0);IFERROR(VLOOKUP([.$B32];[Results.$K$19:.$L$29];2;0);VLOOKUP([.$B32];[Results.$O$19:.$P$29];2;0))))" office:value-type="float" office:value="0" calcext:value-type="float">
            <text:p/>
          </table:table-cell>
          <table:table-cell table:formula="of:=IFERROR(VLOOKUP([.$B32];[Results.$C$34:.$D$44];2;0);IFERROR(VLOOKUP([.$B32];[Results.$G$34:.$H$44];2;0);IFERROR(VLOOKUP([.$B32];[Results.$K$34:.$L$44];2;0);VLOOKUP([.$B32];[Results.$O$34:.$P$44];2;0))))" office:value-type="float" office:value="0" calcext:value-type="float">
            <text:p/>
          </table:table-cell>
          <table:table-cell table:formula="of:=IFERROR(VLOOKUP([.$B32];[Results.$C$49:.$D$59];2;0);IFERROR(VLOOKUP([.$B32];[Results.$G$49:.$H$59];2;0);IFERROR(VLOOKUP([.$B32];[Results.$K$49:.$L$59];2;0);VLOOKUP([.$B32];[Results.$O$49:.$P$59];2;0))))" office:value-type="float" office:value="0" calcext:value-type="float">
            <text:p/>
          </table:table-cell>
          <table:table-cell table:formula="of:=IFERROR(VLOOKUP([.$B32];[Results.$C$64:.$D$74];2;0);IFERROR(VLOOKUP([.$B32];[Results.$G$64:.$H$74];2;0);IFERROR(VLOOKUP([.$B32];[Results.$K$64:.$L$74];2;0);VLOOKUP([.$B32];[Results.$O$64:.$P$74];2;0))))" office:value-type="float" office:value="0" calcext:value-type="float">
            <text:p/>
          </table:table-cell>
          <table:table-cell table:formula="of:=IFERROR(VLOOKUP([.$B32];[Results.$C$79:.$D$89];2;0);IFERROR(VLOOKUP([.$B32];[Results.$G$79:.$H$89];2;0);IFERROR(VLOOKUP([.$B32];[Results.$K$79:.$L$89];2;0);VLOOKUP([.$B32];[Results.$O$79:.$P$89];2;0))))" office:value-type="float" office:value="0" calcext:value-type="float">
            <text:p/>
          </table:table-cell>
          <table:table-cell table:formula="of:=IFERROR(VLOOKUP([.$B32];[Results.$C$94:.$D$104];2;0);IFERROR(VLOOKUP([.$B32];[Results.$G$94:.$H$104];2;0);IFERROR(VLOOKUP([.$B32];[Results.$K$94:.$L$104];2;0);VLOOKUP([.$B32];[Results.$O$94:.$P$104];2;0))))" office:value-type="float" office:value="0" calcext:value-type="float">
            <text:p/>
          </table:table-cell>
          <table:table-cell table:formula="of:=IFERROR(VLOOKUP([.$B32];[Results.$C$109:.$D$119];2;0);IFERROR(VLOOKUP([.$B32];[Results.$G$109:.$H$119];2;0);IFERROR(VLOOKUP([.$B32];[Results.$K$109:.$L$119];2;0);VLOOKUP([.$B32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$'Number Assignments'.B20]" office:value-type="float" office:value="0" calcext:value-type="float">
            <text:p>0</text:p>
          </table:table-cell>
          <table:table-cell table:formula="of:=SUM([.D33:.K33])" office:value-type="float" office:value="0" calcext:value-type="float">
            <text:p>0</text:p>
          </table:table-cell>
          <table:table-cell table:formula="of:=IFERROR(VLOOKUP([.$B33];[Results.$C$4:.$D$14];2;0);IFERROR(VLOOKUP([.$B33];[Results.$G$4:.$H$14];2;0);IFERROR(VLOOKUP([.$B33];[Results.$K$4:.$L$14];2;0);VLOOKUP([.$B33];[Results.$O$4:.$P$14];2;0))))" office:value-type="float" office:value="0" calcext:value-type="float">
            <text:p/>
          </table:table-cell>
          <table:table-cell table:formula="of:=IFERROR(VLOOKUP([.$B33];[Results.$C$19:.$D$29];2;0);IFERROR(VLOOKUP([.$B33];[Results.$G$19:.$H$29];2;0);IFERROR(VLOOKUP([.$B33];[Results.$K$19:.$L$29];2;0);VLOOKUP([.$B33];[Results.$O$19:.$P$29];2;0))))" office:value-type="float" office:value="0" calcext:value-type="float">
            <text:p/>
          </table:table-cell>
          <table:table-cell table:formula="of:=IFERROR(VLOOKUP([.$B33];[Results.$C$34:.$D$44];2;0);IFERROR(VLOOKUP([.$B33];[Results.$G$34:.$H$44];2;0);IFERROR(VLOOKUP([.$B33];[Results.$K$34:.$L$44];2;0);VLOOKUP([.$B33];[Results.$O$34:.$P$44];2;0))))" office:value-type="float" office:value="0" calcext:value-type="float">
            <text:p/>
          </table:table-cell>
          <table:table-cell table:formula="of:=IFERROR(VLOOKUP([.$B33];[Results.$C$49:.$D$59];2;0);IFERROR(VLOOKUP([.$B33];[Results.$G$49:.$H$59];2;0);IFERROR(VLOOKUP([.$B33];[Results.$K$49:.$L$59];2;0);VLOOKUP([.$B33];[Results.$O$49:.$P$59];2;0))))" office:value-type="float" office:value="0" calcext:value-type="float">
            <text:p/>
          </table:table-cell>
          <table:table-cell table:formula="of:=IFERROR(VLOOKUP([.$B33];[Results.$C$64:.$D$74];2;0);IFERROR(VLOOKUP([.$B33];[Results.$G$64:.$H$74];2;0);IFERROR(VLOOKUP([.$B33];[Results.$K$64:.$L$74];2;0);VLOOKUP([.$B33];[Results.$O$64:.$P$74];2;0))))" office:value-type="float" office:value="0" calcext:value-type="float">
            <text:p/>
          </table:table-cell>
          <table:table-cell table:formula="of:=IFERROR(VLOOKUP([.$B33];[Results.$C$79:.$D$89];2;0);IFERROR(VLOOKUP([.$B33];[Results.$G$79:.$H$89];2;0);IFERROR(VLOOKUP([.$B33];[Results.$K$79:.$L$89];2;0);VLOOKUP([.$B33];[Results.$O$79:.$P$89];2;0))))" office:value-type="float" office:value="0" calcext:value-type="float">
            <text:p/>
          </table:table-cell>
          <table:table-cell table:formula="of:=IFERROR(VLOOKUP([.$B33];[Results.$C$94:.$D$104];2;0);IFERROR(VLOOKUP([.$B33];[Results.$G$94:.$H$104];2;0);IFERROR(VLOOKUP([.$B33];[Results.$K$94:.$L$104];2;0);VLOOKUP([.$B33];[Results.$O$94:.$P$104];2;0))))" office:value-type="float" office:value="0" calcext:value-type="float">
            <text:p/>
          </table:table-cell>
          <table:table-cell table:formula="of:=IFERROR(VLOOKUP([.$B33];[Results.$C$109:.$D$119];2;0);IFERROR(VLOOKUP([.$B33];[Results.$G$109:.$H$119];2;0);IFERROR(VLOOKUP([.$B33];[Results.$K$109:.$L$119];2;0);VLOOKUP([.$B33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$'Number Assignments'.B26]" office:value-type="float" office:value="0" calcext:value-type="float">
            <text:p>0</text:p>
          </table:table-cell>
          <table:table-cell table:formula="of:=SUM([.D34:.K34])" office:value-type="float" office:value="0" calcext:value-type="float">
            <text:p>0</text:p>
          </table:table-cell>
          <table:table-cell table:formula="of:=IFERROR(VLOOKUP([.$B34];[Results.$C$4:.$D$14];2;0);IFERROR(VLOOKUP([.$B34];[Results.$G$4:.$H$14];2;0);IFERROR(VLOOKUP([.$B34];[Results.$K$4:.$L$14];2;0);VLOOKUP([.$B34];[Results.$O$4:.$P$14];2;0))))" office:value-type="float" office:value="0" calcext:value-type="float">
            <text:p/>
          </table:table-cell>
          <table:table-cell table:formula="of:=IFERROR(VLOOKUP([.$B34];[Results.$C$19:.$D$29];2;0);IFERROR(VLOOKUP([.$B34];[Results.$G$19:.$H$29];2;0);IFERROR(VLOOKUP([.$B34];[Results.$K$19:.$L$29];2;0);VLOOKUP([.$B34];[Results.$O$19:.$P$29];2;0))))" office:value-type="float" office:value="0" calcext:value-type="float">
            <text:p/>
          </table:table-cell>
          <table:table-cell table:formula="of:=IFERROR(VLOOKUP([.$B34];[Results.$C$34:.$D$44];2;0);IFERROR(VLOOKUP([.$B34];[Results.$G$34:.$H$44];2;0);IFERROR(VLOOKUP([.$B34];[Results.$K$34:.$L$44];2;0);VLOOKUP([.$B34];[Results.$O$34:.$P$44];2;0))))" office:value-type="float" office:value="0" calcext:value-type="float">
            <text:p/>
          </table:table-cell>
          <table:table-cell table:formula="of:=IFERROR(VLOOKUP([.$B34];[Results.$C$49:.$D$59];2;0);IFERROR(VLOOKUP([.$B34];[Results.$G$49:.$H$59];2;0);IFERROR(VLOOKUP([.$B34];[Results.$K$49:.$L$59];2;0);VLOOKUP([.$B34];[Results.$O$49:.$P$59];2;0))))" office:value-type="float" office:value="0" calcext:value-type="float">
            <text:p/>
          </table:table-cell>
          <table:table-cell table:formula="of:=IFERROR(VLOOKUP([.$B34];[Results.$C$64:.$D$74];2;0);IFERROR(VLOOKUP([.$B34];[Results.$G$64:.$H$74];2;0);IFERROR(VLOOKUP([.$B34];[Results.$K$64:.$L$74];2;0);VLOOKUP([.$B34];[Results.$O$64:.$P$74];2;0))))" office:value-type="float" office:value="0" calcext:value-type="float">
            <text:p/>
          </table:table-cell>
          <table:table-cell table:formula="of:=IFERROR(VLOOKUP([.$B34];[Results.$C$79:.$D$89];2;0);IFERROR(VLOOKUP([.$B34];[Results.$G$79:.$H$89];2;0);IFERROR(VLOOKUP([.$B34];[Results.$K$79:.$L$89];2;0);VLOOKUP([.$B34];[Results.$O$79:.$P$89];2;0))))" office:value-type="float" office:value="0" calcext:value-type="float">
            <text:p/>
          </table:table-cell>
          <table:table-cell table:formula="of:=IFERROR(VLOOKUP([.$B34];[Results.$C$94:.$D$104];2;0);IFERROR(VLOOKUP([.$B34];[Results.$G$94:.$H$104];2;0);IFERROR(VLOOKUP([.$B34];[Results.$K$94:.$L$104];2;0);VLOOKUP([.$B34];[Results.$O$94:.$P$104];2;0))))" office:value-type="float" office:value="0" calcext:value-type="float">
            <text:p/>
          </table:table-cell>
          <table:table-cell table:formula="of:=IFERROR(VLOOKUP([.$B34];[Results.$C$109:.$D$119];2;0);IFERROR(VLOOKUP([.$B34];[Results.$G$109:.$H$119];2;0);IFERROR(VLOOKUP([.$B34];[Results.$K$109:.$L$119];2;0);VLOOKUP([.$B34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$'Number Assignments'.B37]" office:value-type="float" office:value="0" calcext:value-type="float">
            <text:p>0</text:p>
          </table:table-cell>
          <table:table-cell table:formula="of:=SUM([.D35:.K35])" office:value-type="float" office:value="0" calcext:value-type="float">
            <text:p>0</text:p>
          </table:table-cell>
          <table:table-cell table:formula="of:=IFERROR(VLOOKUP([.$B35];[Results.$C$4:.$D$14];2;0);IFERROR(VLOOKUP([.$B35];[Results.$G$4:.$H$14];2;0);IFERROR(VLOOKUP([.$B35];[Results.$K$4:.$L$14];2;0);VLOOKUP([.$B35];[Results.$O$4:.$P$14];2;0))))" office:value-type="float" office:value="0" calcext:value-type="float">
            <text:p/>
          </table:table-cell>
          <table:table-cell table:formula="of:=IFERROR(VLOOKUP([.$B35];[Results.$C$19:.$D$29];2;0);IFERROR(VLOOKUP([.$B35];[Results.$G$19:.$H$29];2;0);IFERROR(VLOOKUP([.$B35];[Results.$K$19:.$L$29];2;0);VLOOKUP([.$B35];[Results.$O$19:.$P$29];2;0))))" office:value-type="float" office:value="0" calcext:value-type="float">
            <text:p/>
          </table:table-cell>
          <table:table-cell table:formula="of:=IFERROR(VLOOKUP([.$B35];[Results.$C$34:.$D$44];2;0);IFERROR(VLOOKUP([.$B35];[Results.$G$34:.$H$44];2;0);IFERROR(VLOOKUP([.$B35];[Results.$K$34:.$L$44];2;0);VLOOKUP([.$B35];[Results.$O$34:.$P$44];2;0))))" office:value-type="float" office:value="0" calcext:value-type="float">
            <text:p/>
          </table:table-cell>
          <table:table-cell table:formula="of:=IFERROR(VLOOKUP([.$B35];[Results.$C$49:.$D$59];2;0);IFERROR(VLOOKUP([.$B35];[Results.$G$49:.$H$59];2;0);IFERROR(VLOOKUP([.$B35];[Results.$K$49:.$L$59];2;0);VLOOKUP([.$B35];[Results.$O$49:.$P$59];2;0))))" office:value-type="float" office:value="0" calcext:value-type="float">
            <text:p/>
          </table:table-cell>
          <table:table-cell table:formula="of:=IFERROR(VLOOKUP([.$B35];[Results.$C$64:.$D$74];2;0);IFERROR(VLOOKUP([.$B35];[Results.$G$64:.$H$74];2;0);IFERROR(VLOOKUP([.$B35];[Results.$K$64:.$L$74];2;0);VLOOKUP([.$B35];[Results.$O$64:.$P$74];2;0))))" office:value-type="float" office:value="0" calcext:value-type="float">
            <text:p/>
          </table:table-cell>
          <table:table-cell table:formula="of:=IFERROR(VLOOKUP([.$B35];[Results.$C$79:.$D$89];2;0);IFERROR(VLOOKUP([.$B35];[Results.$G$79:.$H$89];2;0);IFERROR(VLOOKUP([.$B35];[Results.$K$79:.$L$89];2;0);VLOOKUP([.$B35];[Results.$O$79:.$P$89];2;0))))" office:value-type="float" office:value="0" calcext:value-type="float">
            <text:p/>
          </table:table-cell>
          <table:table-cell table:formula="of:=IFERROR(VLOOKUP([.$B35];[Results.$C$94:.$D$104];2;0);IFERROR(VLOOKUP([.$B35];[Results.$G$94:.$H$104];2;0);IFERROR(VLOOKUP([.$B35];[Results.$K$94:.$L$104];2;0);VLOOKUP([.$B35];[Results.$O$94:.$P$104];2;0))))" office:value-type="float" office:value="0" calcext:value-type="float">
            <text:p/>
          </table:table-cell>
          <table:table-cell table:formula="of:=IFERROR(VLOOKUP([.$B35];[Results.$C$109:.$D$119];2;0);IFERROR(VLOOKUP([.$B35];[Results.$G$109:.$H$119];2;0);IFERROR(VLOOKUP([.$B35];[Results.$K$109:.$L$119];2;0);VLOOKUP([.$B35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$'Number Assignments'.B22]" office:value-type="float" office:value="0" calcext:value-type="float">
            <text:p>0</text:p>
          </table:table-cell>
          <table:table-cell table:formula="of:=SUM([.D36:.K36])" office:value-type="float" office:value="0" calcext:value-type="float">
            <text:p>0</text:p>
          </table:table-cell>
          <table:table-cell table:formula="of:=IFERROR(VLOOKUP([.$B36];[Results.$C$4:.$D$14];2;0);IFERROR(VLOOKUP([.$B36];[Results.$G$4:.$H$14];2;0);IFERROR(VLOOKUP([.$B36];[Results.$K$4:.$L$14];2;0);VLOOKUP([.$B36];[Results.$O$4:.$P$14];2;0))))" office:value-type="float" office:value="0" calcext:value-type="float">
            <text:p/>
          </table:table-cell>
          <table:table-cell table:formula="of:=IFERROR(VLOOKUP([.$B36];[Results.$C$19:.$D$29];2;0);IFERROR(VLOOKUP([.$B36];[Results.$G$19:.$H$29];2;0);IFERROR(VLOOKUP([.$B36];[Results.$K$19:.$L$29];2;0);VLOOKUP([.$B36];[Results.$O$19:.$P$29];2;0))))" office:value-type="float" office:value="0" calcext:value-type="float">
            <text:p/>
          </table:table-cell>
          <table:table-cell table:formula="of:=IFERROR(VLOOKUP([.$B36];[Results.$C$34:.$D$44];2;0);IFERROR(VLOOKUP([.$B36];[Results.$G$34:.$H$44];2;0);IFERROR(VLOOKUP([.$B36];[Results.$K$34:.$L$44];2;0);VLOOKUP([.$B36];[Results.$O$34:.$P$44];2;0))))" office:value-type="float" office:value="0" calcext:value-type="float">
            <text:p/>
          </table:table-cell>
          <table:table-cell table:formula="of:=IFERROR(VLOOKUP([.$B36];[Results.$C$49:.$D$59];2;0);IFERROR(VLOOKUP([.$B36];[Results.$G$49:.$H$59];2;0);IFERROR(VLOOKUP([.$B36];[Results.$K$49:.$L$59];2;0);VLOOKUP([.$B36];[Results.$O$49:.$P$59];2;0))))" office:value-type="float" office:value="0" calcext:value-type="float">
            <text:p/>
          </table:table-cell>
          <table:table-cell table:formula="of:=IFERROR(VLOOKUP([.$B36];[Results.$C$64:.$D$74];2;0);IFERROR(VLOOKUP([.$B36];[Results.$G$64:.$H$74];2;0);IFERROR(VLOOKUP([.$B36];[Results.$K$64:.$L$74];2;0);VLOOKUP([.$B36];[Results.$O$64:.$P$74];2;0))))" office:value-type="float" office:value="0" calcext:value-type="float">
            <text:p/>
          </table:table-cell>
          <table:table-cell table:formula="of:=IFERROR(VLOOKUP([.$B36];[Results.$C$79:.$D$89];2;0);IFERROR(VLOOKUP([.$B36];[Results.$G$79:.$H$89];2;0);IFERROR(VLOOKUP([.$B36];[Results.$K$79:.$L$89];2;0);VLOOKUP([.$B36];[Results.$O$79:.$P$89];2;0))))" office:value-type="float" office:value="0" calcext:value-type="float">
            <text:p/>
          </table:table-cell>
          <table:table-cell table:formula="of:=IFERROR(VLOOKUP([.$B36];[Results.$C$94:.$D$104];2;0);IFERROR(VLOOKUP([.$B36];[Results.$G$94:.$H$104];2;0);IFERROR(VLOOKUP([.$B36];[Results.$K$94:.$L$104];2;0);VLOOKUP([.$B36];[Results.$O$94:.$P$104];2;0))))" office:value-type="float" office:value="0" calcext:value-type="float">
            <text:p/>
          </table:table-cell>
          <table:table-cell table:formula="of:=IFERROR(VLOOKUP([.$B36];[Results.$C$109:.$D$119];2;0);IFERROR(VLOOKUP([.$B36];[Results.$G$109:.$H$119];2;0);IFERROR(VLOOKUP([.$B36];[Results.$K$109:.$L$119];2;0);VLOOKUP([.$B36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$'Number Assignments'.B8]" office:value-type="float" office:value="0" calcext:value-type="float">
            <text:p>0</text:p>
          </table:table-cell>
          <table:table-cell table:formula="of:=SUM([.D37:.K37])" office:value-type="float" office:value="0" calcext:value-type="float">
            <text:p>0</text:p>
          </table:table-cell>
          <table:table-cell table:formula="of:=IFERROR(VLOOKUP([.$B37];[Results.$C$4:.$D$14];2;0);IFERROR(VLOOKUP([.$B37];[Results.$G$4:.$H$14];2;0);IFERROR(VLOOKUP([.$B37];[Results.$K$4:.$L$14];2;0);VLOOKUP([.$B37];[Results.$O$4:.$P$14];2;0))))" office:value-type="float" office:value="0" calcext:value-type="float">
            <text:p/>
          </table:table-cell>
          <table:table-cell table:formula="of:=IFERROR(VLOOKUP([.$B37];[Results.$C$19:.$D$29];2;0);IFERROR(VLOOKUP([.$B37];[Results.$G$19:.$H$29];2;0);IFERROR(VLOOKUP([.$B37];[Results.$K$19:.$L$29];2;0);VLOOKUP([.$B37];[Results.$O$19:.$P$29];2;0))))" office:value-type="float" office:value="0" calcext:value-type="float">
            <text:p/>
          </table:table-cell>
          <table:table-cell table:formula="of:=IFERROR(VLOOKUP([.$B37];[Results.$C$34:.$D$44];2;0);IFERROR(VLOOKUP([.$B37];[Results.$G$34:.$H$44];2;0);IFERROR(VLOOKUP([.$B37];[Results.$K$34:.$L$44];2;0);VLOOKUP([.$B37];[Results.$O$34:.$P$44];2;0))))" office:value-type="float" office:value="0" calcext:value-type="float">
            <text:p/>
          </table:table-cell>
          <table:table-cell table:formula="of:=IFERROR(VLOOKUP([.$B37];[Results.$C$49:.$D$59];2;0);IFERROR(VLOOKUP([.$B37];[Results.$G$49:.$H$59];2;0);IFERROR(VLOOKUP([.$B37];[Results.$K$49:.$L$59];2;0);VLOOKUP([.$B37];[Results.$O$49:.$P$59];2;0))))" office:value-type="float" office:value="0" calcext:value-type="float">
            <text:p/>
          </table:table-cell>
          <table:table-cell table:formula="of:=IFERROR(VLOOKUP([.$B37];[Results.$C$64:.$D$74];2;0);IFERROR(VLOOKUP([.$B37];[Results.$G$64:.$H$74];2;0);IFERROR(VLOOKUP([.$B37];[Results.$K$64:.$L$74];2;0);VLOOKUP([.$B37];[Results.$O$64:.$P$74];2;0))))" office:value-type="float" office:value="0" calcext:value-type="float">
            <text:p/>
          </table:table-cell>
          <table:table-cell table:formula="of:=IFERROR(VLOOKUP([.$B37];[Results.$C$79:.$D$89];2;0);IFERROR(VLOOKUP([.$B37];[Results.$G$79:.$H$89];2;0);IFERROR(VLOOKUP([.$B37];[Results.$K$79:.$L$89];2;0);VLOOKUP([.$B37];[Results.$O$79:.$P$89];2;0))))" office:value-type="float" office:value="0" calcext:value-type="float">
            <text:p/>
          </table:table-cell>
          <table:table-cell table:formula="of:=IFERROR(VLOOKUP([.$B37];[Results.$C$94:.$D$104];2;0);IFERROR(VLOOKUP([.$B37];[Results.$G$94:.$H$104];2;0);IFERROR(VLOOKUP([.$B37];[Results.$K$94:.$L$104];2;0);VLOOKUP([.$B37];[Results.$O$94:.$P$104];2;0))))" office:value-type="float" office:value="0" calcext:value-type="float">
            <text:p/>
          </table:table-cell>
          <table:table-cell table:formula="of:=IFERROR(VLOOKUP([.$B37];[Results.$C$109:.$D$119];2;0);IFERROR(VLOOKUP([.$B37];[Results.$G$109:.$H$119];2;0);IFERROR(VLOOKUP([.$B37];[Results.$K$109:.$L$119];2;0);VLOOKUP([.$B37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$'Number Assignments'.B23]" office:value-type="float" office:value="0" calcext:value-type="float">
            <text:p>0</text:p>
          </table:table-cell>
          <table:table-cell table:formula="of:=SUM([.D38:.K38])" office:value-type="float" office:value="0" calcext:value-type="float">
            <text:p>0</text:p>
          </table:table-cell>
          <table:table-cell table:formula="of:=IFERROR(VLOOKUP([.$B38];[Results.$C$4:.$D$14];2;0);IFERROR(VLOOKUP([.$B38];[Results.$G$4:.$H$14];2;0);IFERROR(VLOOKUP([.$B38];[Results.$K$4:.$L$14];2;0);VLOOKUP([.$B38];[Results.$O$4:.$P$14];2;0))))" office:value-type="float" office:value="0" calcext:value-type="float">
            <text:p/>
          </table:table-cell>
          <table:table-cell table:formula="of:=IFERROR(VLOOKUP([.$B38];[Results.$C$19:.$D$29];2;0);IFERROR(VLOOKUP([.$B38];[Results.$G$19:.$H$29];2;0);IFERROR(VLOOKUP([.$B38];[Results.$K$19:.$L$29];2;0);VLOOKUP([.$B38];[Results.$O$19:.$P$29];2;0))))" office:value-type="float" office:value="0" calcext:value-type="float">
            <text:p/>
          </table:table-cell>
          <table:table-cell table:formula="of:=IFERROR(VLOOKUP([.$B38];[Results.$C$34:.$D$44];2;0);IFERROR(VLOOKUP([.$B38];[Results.$G$34:.$H$44];2;0);IFERROR(VLOOKUP([.$B38];[Results.$K$34:.$L$44];2;0);VLOOKUP([.$B38];[Results.$O$34:.$P$44];2;0))))" office:value-type="float" office:value="0" calcext:value-type="float">
            <text:p/>
          </table:table-cell>
          <table:table-cell table:formula="of:=IFERROR(VLOOKUP([.$B38];[Results.$C$49:.$D$59];2;0);IFERROR(VLOOKUP([.$B38];[Results.$G$49:.$H$59];2;0);IFERROR(VLOOKUP([.$B38];[Results.$K$49:.$L$59];2;0);VLOOKUP([.$B38];[Results.$O$49:.$P$59];2;0))))" office:value-type="float" office:value="0" calcext:value-type="float">
            <text:p/>
          </table:table-cell>
          <table:table-cell table:formula="of:=IFERROR(VLOOKUP([.$B38];[Results.$C$64:.$D$74];2;0);IFERROR(VLOOKUP([.$B38];[Results.$G$64:.$H$74];2;0);IFERROR(VLOOKUP([.$B38];[Results.$K$64:.$L$74];2;0);VLOOKUP([.$B38];[Results.$O$64:.$P$74];2;0))))" office:value-type="float" office:value="0" calcext:value-type="float">
            <text:p/>
          </table:table-cell>
          <table:table-cell table:formula="of:=IFERROR(VLOOKUP([.$B38];[Results.$C$79:.$D$89];2;0);IFERROR(VLOOKUP([.$B38];[Results.$G$79:.$H$89];2;0);IFERROR(VLOOKUP([.$B38];[Results.$K$79:.$L$89];2;0);VLOOKUP([.$B38];[Results.$O$79:.$P$89];2;0))))" office:value-type="float" office:value="0" calcext:value-type="float">
            <text:p/>
          </table:table-cell>
          <table:table-cell table:formula="of:=IFERROR(VLOOKUP([.$B38];[Results.$C$94:.$D$104];2;0);IFERROR(VLOOKUP([.$B38];[Results.$G$94:.$H$104];2;0);IFERROR(VLOOKUP([.$B38];[Results.$K$94:.$L$104];2;0);VLOOKUP([.$B38];[Results.$O$94:.$P$104];2;0))))" office:value-type="float" office:value="0" calcext:value-type="float">
            <text:p/>
          </table:table-cell>
          <table:table-cell table:formula="of:=IFERROR(VLOOKUP([.$B38];[Results.$C$109:.$D$119];2;0);IFERROR(VLOOKUP([.$B38];[Results.$G$109:.$H$119];2;0);IFERROR(VLOOKUP([.$B38];[Results.$K$109:.$L$119];2;0);VLOOKUP([.$B38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$'Number Assignments'.B24]" office:value-type="float" office:value="0" calcext:value-type="float">
            <text:p>0</text:p>
          </table:table-cell>
          <table:table-cell table:formula="of:=SUM([.D39:.K39])" office:value-type="float" office:value="0" calcext:value-type="float">
            <text:p>0</text:p>
          </table:table-cell>
          <table:table-cell table:formula="of:=IFERROR(VLOOKUP([.$B39];[Results.$C$4:.$D$14];2;0);IFERROR(VLOOKUP([.$B39];[Results.$G$4:.$H$14];2;0);IFERROR(VLOOKUP([.$B39];[Results.$K$4:.$L$14];2;0);VLOOKUP([.$B39];[Results.$O$4:.$P$14];2;0))))" office:value-type="float" office:value="0" calcext:value-type="float">
            <text:p/>
          </table:table-cell>
          <table:table-cell table:formula="of:=IFERROR(VLOOKUP([.$B39];[Results.$C$19:.$D$29];2;0);IFERROR(VLOOKUP([.$B39];[Results.$G$19:.$H$29];2;0);IFERROR(VLOOKUP([.$B39];[Results.$K$19:.$L$29];2;0);VLOOKUP([.$B39];[Results.$O$19:.$P$29];2;0))))" office:value-type="float" office:value="0" calcext:value-type="float">
            <text:p/>
          </table:table-cell>
          <table:table-cell table:formula="of:=IFERROR(VLOOKUP([.$B39];[Results.$C$34:.$D$44];2;0);IFERROR(VLOOKUP([.$B39];[Results.$G$34:.$H$44];2;0);IFERROR(VLOOKUP([.$B39];[Results.$K$34:.$L$44];2;0);VLOOKUP([.$B39];[Results.$O$34:.$P$44];2;0))))" office:value-type="float" office:value="0" calcext:value-type="float">
            <text:p/>
          </table:table-cell>
          <table:table-cell table:formula="of:=IFERROR(VLOOKUP([.$B39];[Results.$C$49:.$D$59];2;0);IFERROR(VLOOKUP([.$B39];[Results.$G$49:.$H$59];2;0);IFERROR(VLOOKUP([.$B39];[Results.$K$49:.$L$59];2;0);VLOOKUP([.$B39];[Results.$O$49:.$P$59];2;0))))" office:value-type="float" office:value="0" calcext:value-type="float">
            <text:p/>
          </table:table-cell>
          <table:table-cell table:formula="of:=IFERROR(VLOOKUP([.$B39];[Results.$C$64:.$D$74];2;0);IFERROR(VLOOKUP([.$B39];[Results.$G$64:.$H$74];2;0);IFERROR(VLOOKUP([.$B39];[Results.$K$64:.$L$74];2;0);VLOOKUP([.$B39];[Results.$O$64:.$P$74];2;0))))" office:value-type="float" office:value="0" calcext:value-type="float">
            <text:p/>
          </table:table-cell>
          <table:table-cell table:formula="of:=IFERROR(VLOOKUP([.$B39];[Results.$C$79:.$D$89];2;0);IFERROR(VLOOKUP([.$B39];[Results.$G$79:.$H$89];2;0);IFERROR(VLOOKUP([.$B39];[Results.$K$79:.$L$89];2;0);VLOOKUP([.$B39];[Results.$O$79:.$P$89];2;0))))" office:value-type="float" office:value="0" calcext:value-type="float">
            <text:p/>
          </table:table-cell>
          <table:table-cell table:formula="of:=IFERROR(VLOOKUP([.$B39];[Results.$C$94:.$D$104];2;0);IFERROR(VLOOKUP([.$B39];[Results.$G$94:.$H$104];2;0);IFERROR(VLOOKUP([.$B39];[Results.$K$94:.$L$104];2;0);VLOOKUP([.$B39];[Results.$O$94:.$P$104];2;0))))" office:value-type="float" office:value="0" calcext:value-type="float">
            <text:p/>
          </table:table-cell>
          <table:table-cell table:formula="of:=IFERROR(VLOOKUP([.$B39];[Results.$C$109:.$D$119];2;0);IFERROR(VLOOKUP([.$B39];[Results.$G$109:.$H$119];2;0);IFERROR(VLOOKUP([.$B39];[Results.$K$109:.$L$119];2;0);VLOOKUP([.$B39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$'Number Assignments'.B29]" office:value-type="float" office:value="0" calcext:value-type="float">
            <text:p>0</text:p>
          </table:table-cell>
          <table:table-cell table:formula="of:=SUM([.D40:.K40])" office:value-type="float" office:value="0" calcext:value-type="float">
            <text:p>0</text:p>
          </table:table-cell>
          <table:table-cell table:formula="of:=IFERROR(VLOOKUP([.$B40];[Results.$C$4:.$D$14];2;0);IFERROR(VLOOKUP([.$B40];[Results.$G$4:.$H$14];2;0);IFERROR(VLOOKUP([.$B40];[Results.$K$4:.$L$14];2;0);VLOOKUP([.$B40];[Results.$O$4:.$P$14];2;0))))" office:value-type="float" office:value="0" calcext:value-type="float">
            <text:p/>
          </table:table-cell>
          <table:table-cell table:formula="of:=IFERROR(VLOOKUP([.$B40];[Results.$C$19:.$D$29];2;0);IFERROR(VLOOKUP([.$B40];[Results.$G$19:.$H$29];2;0);IFERROR(VLOOKUP([.$B40];[Results.$K$19:.$L$29];2;0);VLOOKUP([.$B40];[Results.$O$19:.$P$29];2;0))))" office:value-type="float" office:value="0" calcext:value-type="float">
            <text:p/>
          </table:table-cell>
          <table:table-cell table:formula="of:=IFERROR(VLOOKUP([.$B40];[Results.$C$34:.$D$44];2;0);IFERROR(VLOOKUP([.$B40];[Results.$G$34:.$H$44];2;0);IFERROR(VLOOKUP([.$B40];[Results.$K$34:.$L$44];2;0);VLOOKUP([.$B40];[Results.$O$34:.$P$44];2;0))))" office:value-type="float" office:value="0" calcext:value-type="float">
            <text:p/>
          </table:table-cell>
          <table:table-cell table:formula="of:=IFERROR(VLOOKUP([.$B40];[Results.$C$49:.$D$59];2;0);IFERROR(VLOOKUP([.$B40];[Results.$G$49:.$H$59];2;0);IFERROR(VLOOKUP([.$B40];[Results.$K$49:.$L$59];2;0);VLOOKUP([.$B40];[Results.$O$49:.$P$59];2;0))))" office:value-type="float" office:value="0" calcext:value-type="float">
            <text:p/>
          </table:table-cell>
          <table:table-cell table:formula="of:=IFERROR(VLOOKUP([.$B40];[Results.$C$64:.$D$74];2;0);IFERROR(VLOOKUP([.$B40];[Results.$G$64:.$H$74];2;0);IFERROR(VLOOKUP([.$B40];[Results.$K$64:.$L$74];2;0);VLOOKUP([.$B40];[Results.$O$64:.$P$74];2;0))))" office:value-type="float" office:value="0" calcext:value-type="float">
            <text:p/>
          </table:table-cell>
          <table:table-cell table:formula="of:=IFERROR(VLOOKUP([.$B40];[Results.$C$79:.$D$89];2;0);IFERROR(VLOOKUP([.$B40];[Results.$G$79:.$H$89];2;0);IFERROR(VLOOKUP([.$B40];[Results.$K$79:.$L$89];2;0);VLOOKUP([.$B40];[Results.$O$79:.$P$89];2;0))))" office:value-type="float" office:value="0" calcext:value-type="float">
            <text:p/>
          </table:table-cell>
          <table:table-cell table:formula="of:=IFERROR(VLOOKUP([.$B40];[Results.$C$94:.$D$104];2;0);IFERROR(VLOOKUP([.$B40];[Results.$G$94:.$H$104];2;0);IFERROR(VLOOKUP([.$B40];[Results.$K$94:.$L$104];2;0);VLOOKUP([.$B40];[Results.$O$94:.$P$104];2;0))))" office:value-type="float" office:value="0" calcext:value-type="float">
            <text:p/>
          </table:table-cell>
          <table:table-cell table:formula="of:=IFERROR(VLOOKUP([.$B40];[Results.$C$109:.$D$119];2;0);IFERROR(VLOOKUP([.$B40];[Results.$G$109:.$H$119];2;0);IFERROR(VLOOKUP([.$B40];[Results.$K$109:.$L$119];2;0);VLOOKUP([.$B40];[Results.$O$109:.$P$119];2;0)))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$'Number Assignments'.B41]" office:value-type="float" office:value="0" calcext:value-type="float">
            <text:p>0</text:p>
          </table:table-cell>
          <table:table-cell table:formula="of:=SUM([.D41:.K41])" office:value-type="float" office:value="0" calcext:value-type="float">
            <text:p>0</text:p>
          </table:table-cell>
          <table:table-cell table:formula="of:=IFERROR(VLOOKUP([.$B41];[Results.$C$4:.$D$14];2;0);IFERROR(VLOOKUP([.$B41];[Results.$G$4:.$H$14];2;0);IFERROR(VLOOKUP([.$B41];[Results.$K$4:.$L$14];2;0);VLOOKUP([.$B41];[Results.$O$4:.$P$14];2;0))))" office:value-type="float" office:value="0" calcext:value-type="float">
            <text:p/>
          </table:table-cell>
          <table:table-cell table:formula="of:=IFERROR(VLOOKUP([.$B41];[Results.$C$19:.$D$29];2;0);IFERROR(VLOOKUP([.$B41];[Results.$G$19:.$H$29];2;0);IFERROR(VLOOKUP([.$B41];[Results.$K$19:.$L$29];2;0);VLOOKUP([.$B41];[Results.$O$19:.$P$29];2;0))))" office:value-type="float" office:value="0" calcext:value-type="float">
            <text:p/>
          </table:table-cell>
          <table:table-cell table:formula="of:=IFERROR(VLOOKUP([.$B41];[Results.$C$34:.$D$44];2;0);IFERROR(VLOOKUP([.$B41];[Results.$G$34:.$H$44];2;0);IFERROR(VLOOKUP([.$B41];[Results.$K$34:.$L$44];2;0);VLOOKUP([.$B41];[Results.$O$34:.$P$44];2;0))))" office:value-type="float" office:value="0" calcext:value-type="float">
            <text:p/>
          </table:table-cell>
          <table:table-cell table:formula="of:=IFERROR(VLOOKUP([.$B41];[Results.$C$49:.$D$59];2;0);IFERROR(VLOOKUP([.$B41];[Results.$G$49:.$H$59];2;0);IFERROR(VLOOKUP([.$B41];[Results.$K$49:.$L$59];2;0);VLOOKUP([.$B41];[Results.$O$49:.$P$59];2;0))))" office:value-type="float" office:value="0" calcext:value-type="float">
            <text:p/>
          </table:table-cell>
          <table:table-cell table:formula="of:=IFERROR(VLOOKUP([.$B41];[Results.$C$64:.$D$74];2;0);IFERROR(VLOOKUP([.$B41];[Results.$G$64:.$H$74];2;0);IFERROR(VLOOKUP([.$B41];[Results.$K$64:.$L$74];2;0);VLOOKUP([.$B41];[Results.$O$64:.$P$74];2;0))))" office:value-type="float" office:value="0" calcext:value-type="float">
            <text:p/>
          </table:table-cell>
          <table:table-cell table:formula="of:=IFERROR(VLOOKUP([.$B41];[Results.$C$79:.$D$89];2;0);IFERROR(VLOOKUP([.$B41];[Results.$G$79:.$H$89];2;0);IFERROR(VLOOKUP([.$B41];[Results.$K$79:.$L$89];2;0);VLOOKUP([.$B41];[Results.$O$79:.$P$89];2;0))))" office:value-type="float" office:value="0" calcext:value-type="float">
            <text:p/>
          </table:table-cell>
          <table:table-cell table:formula="of:=IFERROR(VLOOKUP([.$B41];[Results.$C$94:.$D$104];2;0);IFERROR(VLOOKUP([.$B41];[Results.$G$94:.$H$104];2;0);IFERROR(VLOOKUP([.$B41];[Results.$K$94:.$L$104];2;0);VLOOKUP([.$B41];[Results.$O$94:.$P$104];2;0))))" office:value-type="float" office:value="0" calcext:value-type="float">
            <text:p/>
          </table:table-cell>
          <table:table-cell table:formula="of:=IFERROR(VLOOKUP([.$B41];[Results.$C$109:.$D$119];2;0);IFERROR(VLOOKUP([.$B41];[Results.$G$109:.$H$119];2;0);IFERROR(VLOOKUP([.$B41];[Results.$K$109:.$L$119];2;0);VLOOKUP([.$B41];[Results.$O$109:.$P$119];2;0))))" office:value-type="float" office:value="0" calcext:value-type="float">
            <text:p/>
          </table:table-cell>
          <table:table-cell table:number-columns-repeated="1013"/>
        </table:table-row>
      </table:table>
      <table:table table:name="Number Assignment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72"/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Player Name</text:p>
          </table:table-cell>
          <table:table-cell table:style-name="ce15" office:value-type="string" calcext:value-type="string">
            <text:p>EMA Number</text:p>
          </table:table-cell>
          <table:table-cell table:style-name="ce15" office:value-type="string" calcext:value-type="string">
            <text:p>Countr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/>
          <table:table-cell table:style-name="ce72"/>
          <table:table-cell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/>
          <table:table-cell table:style-name="ce72"/>
          <table:table-cell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2"/>
          <table:table-cell table:style-name="Default"/>
        </table:table-row>
      </table:table>
      <table:table table:name="Seating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urrent</text:p>
          </table:table-cell>
          <table:table-cell table:number-columns-repeated="9"/>
          <table:table-cell office:value-type="string" calcext:value-type="string">
            <text:p>44 Players</text:p>
          </table:table-cell>
          <table:table-cell table:number-columns-repeated="9"/>
          <table:table-cell office:value-type="string" calcext:value-type="string">
            <text:p>40 Players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Hanchan 1</text:p>
          </table:table-cell>
          <table:table-cell table:style-name="ce15" office:value-type="string" calcext:value-type="string">
            <text:p>Hanchan 2</text:p>
          </table:table-cell>
          <table:table-cell table:style-name="ce15" office:value-type="string" calcext:value-type="string">
            <text:p>Hanchan 3</text:p>
          </table:table-cell>
          <table:table-cell table:style-name="ce15" office:value-type="string" calcext:value-type="string">
            <text:p>Hanchan 4</text:p>
          </table:table-cell>
          <table:table-cell table:style-name="ce15" office:value-type="string" calcext:value-type="string">
            <text:p>Hanchan 5</text:p>
          </table:table-cell>
          <table:table-cell table:style-name="ce15" office:value-type="string" calcext:value-type="string">
            <text:p>Hanchan 6</text:p>
          </table:table-cell>
          <table:table-cell table:style-name="ce15" office:value-type="string" calcext:value-type="string">
            <text:p>Hanchan 7</text:p>
          </table:table-cell>
          <table:table-cell table:style-name="ce15" office:value-type="string" calcext:value-type="string">
            <text:p>Hanchan 8</text:p>
          </table:table-cell>
          <table:table-cell table:style-name="ce15"/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Hanchan 1</text:p>
          </table:table-cell>
          <table:table-cell table:style-name="ce15" office:value-type="string" calcext:value-type="string">
            <text:p>Hanchan 2</text:p>
          </table:table-cell>
          <table:table-cell table:style-name="ce15" office:value-type="string" calcext:value-type="string">
            <text:p>Hanchan 3</text:p>
          </table:table-cell>
          <table:table-cell table:style-name="ce15" office:value-type="string" calcext:value-type="string">
            <text:p>Hanchan 4</text:p>
          </table:table-cell>
          <table:table-cell table:style-name="ce15" office:value-type="string" calcext:value-type="string">
            <text:p>Hanchan 5</text:p>
          </table:table-cell>
          <table:table-cell table:style-name="ce15" office:value-type="string" calcext:value-type="string">
            <text:p>Hanchan 6</text:p>
          </table:table-cell>
          <table:table-cell table:style-name="ce15" office:value-type="string" calcext:value-type="string">
            <text:p>Hanchan 7</text:p>
          </table:table-cell>
          <table:table-cell table:style-name="ce15" office:value-type="string" calcext:value-type="string">
            <text:p>Hanchan 8</text:p>
          </table:table-cell>
          <table:table-cell table:style-name="ce15"/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Hanchan 1</text:p>
          </table:table-cell>
          <table:table-cell table:style-name="ce15" office:value-type="string" calcext:value-type="string">
            <text:p>Hanchan 2</text:p>
          </table:table-cell>
          <table:table-cell table:style-name="ce15" office:value-type="string" calcext:value-type="string">
            <text:p>Hanchan 3</text:p>
          </table:table-cell>
          <table:table-cell table:style-name="ce15" office:value-type="string" calcext:value-type="string">
            <text:p>Hanchan 4</text:p>
          </table:table-cell>
          <table:table-cell table:style-name="ce15" office:value-type="string" calcext:value-type="string">
            <text:p>Hanchan 5</text:p>
          </table:table-cell>
          <table:table-cell table:style-name="ce15" office:value-type="string" calcext:value-type="string">
            <text:p>Hanchan 6</text:p>
          </table:table-cell>
          <table:table-cell table:style-name="ce15" office:value-type="string" calcext:value-type="string">
            <text:p>Hanchan 7</text:p>
          </table:table-cell>
          <table:table-cell table:style-name="ce15" office:value-type="string" calcext:value-type="string">
            <text:p>Hanchan 8</text:p>
          </table:table-cell>
          <table:table-cell table:style-name="ce15"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ERROR(VLOOKUP([.A3];[TableSeating.$A$5:.$E$15];5;0);IFERROR(VLOOKUP([.A3];[TableSeating.$B$5:.$E$15];4;0);IFERROR(VLOOKUP([.A3];[TableSeating.$C$5:.$E$15];3;0);IFERROR(VLOOKUP([.A3];[TableSeating.$D$5:.$E$15];2;0);0))))" office:value-type="float" office:value="5" calcext:value-type="float">
            <text:p>5</text:p>
          </table:table-cell>
          <table:table-cell table:formula="of:=IFERROR(VLOOKUP([.A3];[TableSeating.$A$18:.$E$28];5;0);IFERROR(VLOOKUP([.A3];[TableSeating.$B$18:.$E$28];4;0);IFERROR(VLOOKUP([.A3];[TableSeating.$C$18:.$E$28];3;0);IFERROR(VLOOKUP([.A3];[TableSeating.$D$18:.$E$28];2;0);0))))" office:value-type="float" office:value="6" calcext:value-type="float">
            <text:p>6</text:p>
          </table:table-cell>
          <table:table-cell table:formula="of:=IFERROR(VLOOKUP([.A3];[TableSeating.$A$31:.$E$41];5;0);IFERROR(VLOOKUP([.A3];[TableSeating.$B$31:.$E$41];4;0);IFERROR(VLOOKUP([.A3];[TableSeating.$C$31:.$E$41];3;0);IFERROR(VLOOKUP([.A3];[TableSeating.$D$31:.$E$41];2;0);0))))" office:value-type="float" office:value="6" calcext:value-type="float">
            <text:p>6</text:p>
          </table:table-cell>
          <table:table-cell table:formula="of:=IFERROR(VLOOKUP([.A3];[TableSeating.$A$44:.$E$54];5;0);IFERROR(VLOOKUP([.A3];[TableSeating.$B$44:.$E$54];4;0);IFERROR(VLOOKUP([.A3];[TableSeating.$C$44:.$E$54];3;0);IFERROR(VLOOKUP([.A3];[TableSeating.$D$44:.$E$54];2;0);0))))" office:value-type="float" office:value="3" calcext:value-type="float">
            <text:p>3</text:p>
          </table:table-cell>
          <table:table-cell table:formula="of:=IFERROR(VLOOKUP([.A3];[TableSeating.$A$57:.$E$67];5;0);IFERROR(VLOOKUP([.A3];[TableSeating.$B$57:.$E$67];4;0);IFERROR(VLOOKUP([.A3];[TableSeating.$C$57:.$E$67];3;0);IFERROR(VLOOKUP([.A3];[TableSeating.$D$57:.$E$67];2;0);0))))" office:value-type="float" office:value="9" calcext:value-type="float">
            <text:p>9</text:p>
          </table:table-cell>
          <table:table-cell table:formula="of:=IFERROR(VLOOKUP([.A3];[TableSeating.$A$70:.$E$80];5;0);IFERROR(VLOOKUP([.A3];[TableSeating.$B$70:.$E$80];4;0);IFERROR(VLOOKUP([.A3];[TableSeating.$C$70:.$E$80];3;0);IFERROR(VLOOKUP([.A3];[TableSeating.$D$70:.$E$80];2;0);0))))" office:value-type="float" office:value="9" calcext:value-type="float">
            <text:p>9</text:p>
          </table:table-cell>
          <table:table-cell table:formula="of:=IFERROR(VLOOKUP([.A3];[TableSeating.$A$83:.$E$93];5;0);IFERROR(VLOOKUP([.A3];[TableSeating.$B$83:.$E$93];4;0);IFERROR(VLOOKUP([.A3];[TableSeating.$C$83:.$E$93];3;0);IFERROR(VLOOKUP([.A3];[TableSeating.$D$83:.$E$93];2;0);0))))" office:value-type="float" office:value="7" calcext:value-type="float">
            <text:p>7</text:p>
          </table:table-cell>
          <table:table-cell table:formula="of:=IFERROR(VLOOKUP([.A3];[TableSeating.$A$96:.$E$106];5;0);IFERROR(VLOOKUP([.A3];[TableSeating.$B$96:.$E$106];4;0);IFERROR(VLOOKUP([.A3];[TableSeating.$C$96:.$E$106];3;0);IFERROR(VLOOKUP([.A3];[TableSeating.$D$96:.$E$106];2;0);0)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VLOOKUP([.U3];[TableSeating.$A$5:.$E$15];5;0);IFERROR(VLOOKUP([.U3];[TableSeating.$B$5:.$E$15];4;0);IFERROR(VLOOKUP([.U3];[TableSeating.$C$5:.$E$15];3;0);IFERROR(VLOOKUP([.U3];[TableSeating.$D$5:.$E$15];2;0);0))))" office:value-type="float" office:value="5" calcext:value-type="float">
            <text:p>5</text:p>
          </table:table-cell>
          <table:table-cell table:formula="of:=IFERROR(VLOOKUP([.U3];[TableSeating.$A$18:.$E$28];5;0);IFERROR(VLOOKUP([.U3];[TableSeating.$B$18:.$E$28];4;0);IFERROR(VLOOKUP([.U3];[TableSeating.$C$18:.$E$28];3;0);IFERROR(VLOOKUP([.U3];[TableSeating.$D$18:.$E$28];2;0);0))))" office:value-type="float" office:value="6" calcext:value-type="float">
            <text:p>6</text:p>
          </table:table-cell>
          <table:table-cell table:formula="of:=IFERROR(VLOOKUP([.U3];[TableSeating.$A$31:.$E$41];5;0);IFERROR(VLOOKUP([.U3];[TableSeating.$B$31:.$E$41];4;0);IFERROR(VLOOKUP([.U3];[TableSeating.$C$31:.$E$41];3;0);IFERROR(VLOOKUP([.U3];[TableSeating.$D$31:.$E$41];2;0);0))))" office:value-type="float" office:value="6" calcext:value-type="float">
            <text:p>6</text:p>
          </table:table-cell>
          <table:table-cell table:formula="of:=IFERROR(VLOOKUP([.U3];[TableSeating.$A$44:.$E$54];5;0);IFERROR(VLOOKUP([.U3];[TableSeating.$B$44:.$E$54];4;0);IFERROR(VLOOKUP([.U3];[TableSeating.$C$44:.$E$54];3;0);IFERROR(VLOOKUP([.U3];[TableSeating.$D$44:.$E$54];2;0);0))))" office:value-type="float" office:value="3" calcext:value-type="float">
            <text:p>3</text:p>
          </table:table-cell>
          <table:table-cell table:formula="of:=IFERROR(VLOOKUP([.U3];[TableSeating.$A$57:.$E$67];5;0);IFERROR(VLOOKUP([.U3];[TableSeating.$B$57:.$E$67];4;0);IFERROR(VLOOKUP([.U3];[TableSeating.$C$57:.$E$67];3;0);IFERROR(VLOOKUP([.U3];[TableSeating.$D$57:.$E$67];2;0);0))))" office:value-type="float" office:value="9" calcext:value-type="float">
            <text:p>9</text:p>
          </table:table-cell>
          <table:table-cell table:formula="of:=IFERROR(VLOOKUP([.U3];[TableSeating.$A$70:.$E$80];5;0);IFERROR(VLOOKUP([.U3];[TableSeating.$B$70:.$E$80];4;0);IFERROR(VLOOKUP([.U3];[TableSeating.$C$70:.$E$80];3;0);IFERROR(VLOOKUP([.U3];[TableSeating.$D$70:.$E$80];2;0);0))))" office:value-type="float" office:value="9" calcext:value-type="float">
            <text:p>9</text:p>
          </table:table-cell>
          <table:table-cell table:formula="of:=IFERROR(VLOOKUP([.U3];[TableSeating.$A$83:.$E$93];5;0);IFERROR(VLOOKUP([.U3];[TableSeating.$B$83:.$E$93];4;0);IFERROR(VLOOKUP([.U3];[TableSeating.$C$83:.$E$93];3;0);IFERROR(VLOOKUP([.U3];[TableSeating.$D$83:.$E$93];2;0);0))))" office:value-type="float" office:value="7" calcext:value-type="float">
            <text:p>7</text:p>
          </table:table-cell>
          <table:table-cell table:formula="of:=IFERROR(VLOOKUP([.U3];[TableSeating.$A$96:.$E$106];5;0);IFERROR(VLOOKUP([.U3];[TableSeating.$B$96:.$E$106];4;0);IFERROR(VLOOKUP([.U3];[TableSeating.$C$96:.$E$106];3;0);IFERROR(VLOOKUP([.U3];[TableSeating.$D$96:.$E$106];2;0);0))))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IFERROR(VLOOKUP([.A4];[TableSeating.$A$5:.$E$15];5;0);IFERROR(VLOOKUP([.A4];[TableSeating.$B$5:.$E$15];4;0);IFERROR(VLOOKUP([.A4];[TableSeating.$C$5:.$E$15];3;0);IFERROR(VLOOKUP([.A4];[TableSeating.$D$5:.$E$15];2;0);0))))" office:value-type="float" office:value="3" calcext:value-type="float">
            <text:p>3</text:p>
          </table:table-cell>
          <table:table-cell table:formula="of:=IFERROR(VLOOKUP([.A4];[TableSeating.$A$18:.$E$28];5;0);IFERROR(VLOOKUP([.A4];[TableSeating.$B$18:.$E$28];4;0);IFERROR(VLOOKUP([.A4];[TableSeating.$C$18:.$E$28];3;0);IFERROR(VLOOKUP([.A4];[TableSeating.$D$18:.$E$28];2;0);0))))" office:value-type="float" office:value="5" calcext:value-type="float">
            <text:p>5</text:p>
          </table:table-cell>
          <table:table-cell table:formula="of:=IFERROR(VLOOKUP([.A4];[TableSeating.$A$31:.$E$41];5;0);IFERROR(VLOOKUP([.A4];[TableSeating.$B$31:.$E$41];4;0);IFERROR(VLOOKUP([.A4];[TableSeating.$C$31:.$E$41];3;0);IFERROR(VLOOKUP([.A4];[TableSeating.$D$31:.$E$41];2;0);0))))" office:value-type="float" office:value="5" calcext:value-type="float">
            <text:p>5</text:p>
          </table:table-cell>
          <table:table-cell table:formula="of:=IFERROR(VLOOKUP([.A4];[TableSeating.$A$44:.$E$54];5;0);IFERROR(VLOOKUP([.A4];[TableSeating.$B$44:.$E$54];4;0);IFERROR(VLOOKUP([.A4];[TableSeating.$C$44:.$E$54];3;0);IFERROR(VLOOKUP([.A4];[TableSeating.$D$44:.$E$54];2;0);0))))" office:value-type="float" office:value="8" calcext:value-type="float">
            <text:p>8</text:p>
          </table:table-cell>
          <table:table-cell table:formula="of:=IFERROR(VLOOKUP([.A4];[TableSeating.$A$57:.$E$67];5;0);IFERROR(VLOOKUP([.A4];[TableSeating.$B$57:.$E$67];4;0);IFERROR(VLOOKUP([.A4];[TableSeating.$C$57:.$E$67];3;0);IFERROR(VLOOKUP([.A4];[TableSeating.$D$57:.$E$67];2;0);0))))" office:value-type="float" office:value="6" calcext:value-type="float">
            <text:p>6</text:p>
          </table:table-cell>
          <table:table-cell table:formula="of:=IFERROR(VLOOKUP([.A4];[TableSeating.$A$70:.$E$80];5;0);IFERROR(VLOOKUP([.A4];[TableSeating.$B$70:.$E$80];4;0);IFERROR(VLOOKUP([.A4];[TableSeating.$C$70:.$E$80];3;0);IFERROR(VLOOKUP([.A4];[TableSeating.$D$70:.$E$80];2;0);0))))" office:value-type="float" office:value="9" calcext:value-type="float">
            <text:p>9</text:p>
          </table:table-cell>
          <table:table-cell table:formula="of:=IFERROR(VLOOKUP([.A4];[TableSeating.$A$83:.$E$93];5;0);IFERROR(VLOOKUP([.A4];[TableSeating.$B$83:.$E$93];4;0);IFERROR(VLOOKUP([.A4];[TableSeating.$C$83:.$E$93];3;0);IFERROR(VLOOKUP([.A4];[TableSeating.$D$83:.$E$93];2;0);0))))" office:value-type="float" office:value="3" calcext:value-type="float">
            <text:p>3</text:p>
          </table:table-cell>
          <table:table-cell table:formula="of:=IFERROR(VLOOKUP([.A4];[TableSeating.$A$96:.$E$106];5;0);IFERROR(VLOOKUP([.A4];[TableSeating.$B$96:.$E$106];4;0);IFERROR(VLOOKUP([.A4];[TableSeating.$C$96:.$E$106];3;0);IFERROR(VLOOKUP([.A4];[TableSeating.$D$96:.$E$106];2;0);0))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formula="of:=IFERROR(VLOOKUP([.U4];[TableSeating.$A$5:.$E$15];5;0);IFERROR(VLOOKUP([.U4];[TableSeating.$B$5:.$E$15];4;0);IFERROR(VLOOKUP([.U4];[TableSeating.$C$5:.$E$15];3;0);IFERROR(VLOOKUP([.U4];[TableSeating.$D$5:.$E$15];2;0);0))))" office:value-type="float" office:value="3" calcext:value-type="float">
            <text:p>3</text:p>
          </table:table-cell>
          <table:table-cell table:formula="of:=IFERROR(VLOOKUP([.U4];[TableSeating.$A$18:.$E$28];5;0);IFERROR(VLOOKUP([.U4];[TableSeating.$B$18:.$E$28];4;0);IFERROR(VLOOKUP([.U4];[TableSeating.$C$18:.$E$28];3;0);IFERROR(VLOOKUP([.U4];[TableSeating.$D$18:.$E$28];2;0);0))))" office:value-type="float" office:value="5" calcext:value-type="float">
            <text:p>5</text:p>
          </table:table-cell>
          <table:table-cell table:formula="of:=IFERROR(VLOOKUP([.U4];[TableSeating.$A$31:.$E$41];5;0);IFERROR(VLOOKUP([.U4];[TableSeating.$B$31:.$E$41];4;0);IFERROR(VLOOKUP([.U4];[TableSeating.$C$31:.$E$41];3;0);IFERROR(VLOOKUP([.U4];[TableSeating.$D$31:.$E$41];2;0);0))))" office:value-type="float" office:value="5" calcext:value-type="float">
            <text:p>5</text:p>
          </table:table-cell>
          <table:table-cell table:formula="of:=IFERROR(VLOOKUP([.U4];[TableSeating.$A$44:.$E$54];5;0);IFERROR(VLOOKUP([.U4];[TableSeating.$B$44:.$E$54];4;0);IFERROR(VLOOKUP([.U4];[TableSeating.$C$44:.$E$54];3;0);IFERROR(VLOOKUP([.U4];[TableSeating.$D$44:.$E$54];2;0);0))))" office:value-type="float" office:value="8" calcext:value-type="float">
            <text:p>8</text:p>
          </table:table-cell>
          <table:table-cell table:formula="of:=IFERROR(VLOOKUP([.U4];[TableSeating.$A$57:.$E$67];5;0);IFERROR(VLOOKUP([.U4];[TableSeating.$B$57:.$E$67];4;0);IFERROR(VLOOKUP([.U4];[TableSeating.$C$57:.$E$67];3;0);IFERROR(VLOOKUP([.U4];[TableSeating.$D$57:.$E$67];2;0);0))))" office:value-type="float" office:value="6" calcext:value-type="float">
            <text:p>6</text:p>
          </table:table-cell>
          <table:table-cell table:formula="of:=IFERROR(VLOOKUP([.U4];[TableSeating.$A$70:.$E$80];5;0);IFERROR(VLOOKUP([.U4];[TableSeating.$B$70:.$E$80];4;0);IFERROR(VLOOKUP([.U4];[TableSeating.$C$70:.$E$80];3;0);IFERROR(VLOOKUP([.U4];[TableSeating.$D$70:.$E$80];2;0);0))))" office:value-type="float" office:value="9" calcext:value-type="float">
            <text:p>9</text:p>
          </table:table-cell>
          <table:table-cell table:formula="of:=IFERROR(VLOOKUP([.U4];[TableSeating.$A$83:.$E$93];5;0);IFERROR(VLOOKUP([.U4];[TableSeating.$B$83:.$E$93];4;0);IFERROR(VLOOKUP([.U4];[TableSeating.$C$83:.$E$93];3;0);IFERROR(VLOOKUP([.U4];[TableSeating.$D$83:.$E$93];2;0);0))))" office:value-type="float" office:value="3" calcext:value-type="float">
            <text:p>3</text:p>
          </table:table-cell>
          <table:table-cell table:formula="of:=IFERROR(VLOOKUP([.U4];[TableSeating.$A$96:.$E$106];5;0);IFERROR(VLOOKUP([.U4];[TableSeating.$B$96:.$E$106];4;0);IFERROR(VLOOKUP([.U4];[TableSeating.$C$96:.$E$106];3;0);IFERROR(VLOOKUP([.U4];[TableSeating.$D$96:.$E$106];2;0);0))))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IFERROR(VLOOKUP([.A5];[TableSeating.$A$5:.$E$15];5;0);IFERROR(VLOOKUP([.A5];[TableSeating.$B$5:.$E$15];4;0);IFERROR(VLOOKUP([.A5];[TableSeating.$C$5:.$E$15];3;0);IFERROR(VLOOKUP([.A5];[TableSeating.$D$5:.$E$15];2;0);0))))" office:value-type="float" office:value="1" calcext:value-type="float">
            <text:p>1</text:p>
          </table:table-cell>
          <table:table-cell table:formula="of:=IFERROR(VLOOKUP([.A5];[TableSeating.$A$18:.$E$28];5;0);IFERROR(VLOOKUP([.A5];[TableSeating.$B$18:.$E$28];4;0);IFERROR(VLOOKUP([.A5];[TableSeating.$C$18:.$E$28];3;0);IFERROR(VLOOKUP([.A5];[TableSeating.$D$18:.$E$28];2;0);0))))" office:value-type="float" office:value="9" calcext:value-type="float">
            <text:p>9</text:p>
          </table:table-cell>
          <table:table-cell table:formula="of:=IFERROR(VLOOKUP([.A5];[TableSeating.$A$31:.$E$41];5;0);IFERROR(VLOOKUP([.A5];[TableSeating.$B$31:.$E$41];4;0);IFERROR(VLOOKUP([.A5];[TableSeating.$C$31:.$E$41];3;0);IFERROR(VLOOKUP([.A5];[TableSeating.$D$31:.$E$41];2;0);0))))" office:value-type="float" office:value="5" calcext:value-type="float">
            <text:p>5</text:p>
          </table:table-cell>
          <table:table-cell table:formula="of:=IFERROR(VLOOKUP([.A5];[TableSeating.$A$44:.$E$54];5;0);IFERROR(VLOOKUP([.A5];[TableSeating.$B$44:.$E$54];4;0);IFERROR(VLOOKUP([.A5];[TableSeating.$C$44:.$E$54];3;0);IFERROR(VLOOKUP([.A5];[TableSeating.$D$44:.$E$54];2;0);0))))" office:value-type="float" office:value="5" calcext:value-type="float">
            <text:p>5</text:p>
          </table:table-cell>
          <table:table-cell table:formula="of:=IFERROR(VLOOKUP([.A5];[TableSeating.$A$57:.$E$67];5;0);IFERROR(VLOOKUP([.A5];[TableSeating.$B$57:.$E$67];4;0);IFERROR(VLOOKUP([.A5];[TableSeating.$C$57:.$E$67];3;0);IFERROR(VLOOKUP([.A5];[TableSeating.$D$57:.$E$67];2;0);0))))" office:value-type="float" office:value="10" calcext:value-type="float">
            <text:p>10</text:p>
          </table:table-cell>
          <table:table-cell table:formula="of:=IFERROR(VLOOKUP([.A5];[TableSeating.$A$70:.$E$80];5;0);IFERROR(VLOOKUP([.A5];[TableSeating.$B$70:.$E$80];4;0);IFERROR(VLOOKUP([.A5];[TableSeating.$C$70:.$E$80];3;0);IFERROR(VLOOKUP([.A5];[TableSeating.$D$70:.$E$80];2;0);0))))" office:value-type="float" office:value="5" calcext:value-type="float">
            <text:p>5</text:p>
          </table:table-cell>
          <table:table-cell table:formula="of:=IFERROR(VLOOKUP([.A5];[TableSeating.$A$83:.$E$93];5;0);IFERROR(VLOOKUP([.A5];[TableSeating.$B$83:.$E$93];4;0);IFERROR(VLOOKUP([.A5];[TableSeating.$C$83:.$E$93];3;0);IFERROR(VLOOKUP([.A5];[TableSeating.$D$83:.$E$93];2;0);0))))" office:value-type="float" office:value="6" calcext:value-type="float">
            <text:p>6</text:p>
          </table:table-cell>
          <table:table-cell table:formula="of:=IFERROR(VLOOKUP([.A5];[TableSeating.$A$96:.$E$106];5;0);IFERROR(VLOOKUP([.A5];[TableSeating.$B$96:.$E$106];4;0);IFERROR(VLOOKUP([.A5];[TableSeating.$C$96:.$E$106];3;0);IFERROR(VLOOKUP([.A5];[TableSeating.$D$96:.$E$106];2;0);0))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U4]+1" office:value-type="float" office:value="3" calcext:value-type="float">
            <text:p>3</text:p>
          </table:table-cell>
          <table:table-cell table:formula="of:=IFERROR(VLOOKUP([.U5];[TableSeating.$A$5:.$E$15];5;0);IFERROR(VLOOKUP([.U5];[TableSeating.$B$5:.$E$15];4;0);IFERROR(VLOOKUP([.U5];[TableSeating.$C$5:.$E$15];3;0);IFERROR(VLOOKUP([.U5];[TableSeating.$D$5:.$E$15];2;0);0))))" office:value-type="float" office:value="1" calcext:value-type="float">
            <text:p>1</text:p>
          </table:table-cell>
          <table:table-cell table:formula="of:=IFERROR(VLOOKUP([.U5];[TableSeating.$A$18:.$E$28];5;0);IFERROR(VLOOKUP([.U5];[TableSeating.$B$18:.$E$28];4;0);IFERROR(VLOOKUP([.U5];[TableSeating.$C$18:.$E$28];3;0);IFERROR(VLOOKUP([.U5];[TableSeating.$D$18:.$E$28];2;0);0))))" office:value-type="float" office:value="9" calcext:value-type="float">
            <text:p>9</text:p>
          </table:table-cell>
          <table:table-cell table:formula="of:=IFERROR(VLOOKUP([.U5];[TableSeating.$A$31:.$E$41];5;0);IFERROR(VLOOKUP([.U5];[TableSeating.$B$31:.$E$41];4;0);IFERROR(VLOOKUP([.U5];[TableSeating.$C$31:.$E$41];3;0);IFERROR(VLOOKUP([.U5];[TableSeating.$D$31:.$E$41];2;0);0))))" office:value-type="float" office:value="5" calcext:value-type="float">
            <text:p>5</text:p>
          </table:table-cell>
          <table:table-cell table:formula="of:=IFERROR(VLOOKUP([.U5];[TableSeating.$A$44:.$E$54];5;0);IFERROR(VLOOKUP([.U5];[TableSeating.$B$44:.$E$54];4;0);IFERROR(VLOOKUP([.U5];[TableSeating.$C$44:.$E$54];3;0);IFERROR(VLOOKUP([.U5];[TableSeating.$D$44:.$E$54];2;0);0))))" office:value-type="float" office:value="5" calcext:value-type="float">
            <text:p>5</text:p>
          </table:table-cell>
          <table:table-cell table:formula="of:=IFERROR(VLOOKUP([.U5];[TableSeating.$A$57:.$E$67];5;0);IFERROR(VLOOKUP([.U5];[TableSeating.$B$57:.$E$67];4;0);IFERROR(VLOOKUP([.U5];[TableSeating.$C$57:.$E$67];3;0);IFERROR(VLOOKUP([.U5];[TableSeating.$D$57:.$E$67];2;0);0))))" office:value-type="float" office:value="10" calcext:value-type="float">
            <text:p>10</text:p>
          </table:table-cell>
          <table:table-cell table:formula="of:=IFERROR(VLOOKUP([.U5];[TableSeating.$A$70:.$E$80];5;0);IFERROR(VLOOKUP([.U5];[TableSeating.$B$70:.$E$80];4;0);IFERROR(VLOOKUP([.U5];[TableSeating.$C$70:.$E$80];3;0);IFERROR(VLOOKUP([.U5];[TableSeating.$D$70:.$E$80];2;0);0))))" office:value-type="float" office:value="5" calcext:value-type="float">
            <text:p>5</text:p>
          </table:table-cell>
          <table:table-cell table:formula="of:=IFERROR(VLOOKUP([.U5];[TableSeating.$A$83:.$E$93];5;0);IFERROR(VLOOKUP([.U5];[TableSeating.$B$83:.$E$93];4;0);IFERROR(VLOOKUP([.U5];[TableSeating.$C$83:.$E$93];3;0);IFERROR(VLOOKUP([.U5];[TableSeating.$D$83:.$E$93];2;0);0))))" office:value-type="float" office:value="6" calcext:value-type="float">
            <text:p>6</text:p>
          </table:table-cell>
          <table:table-cell table:formula="of:=IFERROR(VLOOKUP([.U5];[TableSeating.$A$96:.$E$106];5;0);IFERROR(VLOOKUP([.U5];[TableSeating.$B$96:.$E$106];4;0);IFERROR(VLOOKUP([.U5];[TableSeating.$C$96:.$E$106];3;0);IFERROR(VLOOKUP([.U5];[TableSeating.$D$96:.$E$106];2;0);0))))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IFERROR(VLOOKUP([.A6];[TableSeating.$A$5:.$E$15];5;0);IFERROR(VLOOKUP([.A6];[TableSeating.$B$5:.$E$15];4;0);IFERROR(VLOOKUP([.A6];[TableSeating.$C$5:.$E$15];3;0);IFERROR(VLOOKUP([.A6];[TableSeating.$D$5:.$E$15];2;0);0))))" office:value-type="float" office:value="10" calcext:value-type="float">
            <text:p>10</text:p>
          </table:table-cell>
          <table:table-cell table:formula="of:=IFERROR(VLOOKUP([.A6];[TableSeating.$A$18:.$E$28];5;0);IFERROR(VLOOKUP([.A6];[TableSeating.$B$18:.$E$28];4;0);IFERROR(VLOOKUP([.A6];[TableSeating.$C$18:.$E$28];3;0);IFERROR(VLOOKUP([.A6];[TableSeating.$D$18:.$E$28];2;0);0))))" office:value-type="float" office:value="3" calcext:value-type="float">
            <text:p>3</text:p>
          </table:table-cell>
          <table:table-cell table:formula="of:=IFERROR(VLOOKUP([.A6];[TableSeating.$A$31:.$E$41];5;0);IFERROR(VLOOKUP([.A6];[TableSeating.$B$31:.$E$41];4;0);IFERROR(VLOOKUP([.A6];[TableSeating.$C$31:.$E$41];3;0);IFERROR(VLOOKUP([.A6];[TableSeating.$D$31:.$E$41];2;0);0))))" office:value-type="float" office:value="2" calcext:value-type="float">
            <text:p>2</text:p>
          </table:table-cell>
          <table:table-cell table:formula="of:=IFERROR(VLOOKUP([.A6];[TableSeating.$A$44:.$E$54];5;0);IFERROR(VLOOKUP([.A6];[TableSeating.$B$44:.$E$54];4;0);IFERROR(VLOOKUP([.A6];[TableSeating.$C$44:.$E$54];3;0);IFERROR(VLOOKUP([.A6];[TableSeating.$D$44:.$E$54];2;0);0))))" office:value-type="float" office:value="8" calcext:value-type="float">
            <text:p>8</text:p>
          </table:table-cell>
          <table:table-cell table:formula="of:=IFERROR(VLOOKUP([.A6];[TableSeating.$A$57:.$E$67];5;0);IFERROR(VLOOKUP([.A6];[TableSeating.$B$57:.$E$67];4;0);IFERROR(VLOOKUP([.A6];[TableSeating.$C$57:.$E$67];3;0);IFERROR(VLOOKUP([.A6];[TableSeating.$D$57:.$E$67];2;0);0))))" office:value-type="float" office:value="7" calcext:value-type="float">
            <text:p>7</text:p>
          </table:table-cell>
          <table:table-cell table:formula="of:=IFERROR(VLOOKUP([.A6];[TableSeating.$A$70:.$E$80];5;0);IFERROR(VLOOKUP([.A6];[TableSeating.$B$70:.$E$80];4;0);IFERROR(VLOOKUP([.A6];[TableSeating.$C$70:.$E$80];3;0);IFERROR(VLOOKUP([.A6];[TableSeating.$D$70:.$E$80];2;0);0))))" office:value-type="float" office:value="2" calcext:value-type="float">
            <text:p>2</text:p>
          </table:table-cell>
          <table:table-cell table:formula="of:=IFERROR(VLOOKUP([.A6];[TableSeating.$A$83:.$E$93];5;0);IFERROR(VLOOKUP([.A6];[TableSeating.$B$83:.$E$93];4;0);IFERROR(VLOOKUP([.A6];[TableSeating.$C$83:.$E$93];3;0);IFERROR(VLOOKUP([.A6];[TableSeating.$D$83:.$E$93];2;0);0))))" office:value-type="float" office:value="4" calcext:value-type="float">
            <text:p>4</text:p>
          </table:table-cell>
          <table:table-cell table:formula="of:=IFERROR(VLOOKUP([.A6];[TableSeating.$A$96:.$E$106];5;0);IFERROR(VLOOKUP([.A6];[TableSeating.$B$96:.$E$106];4;0);IFERROR(VLOOKUP([.A6];[TableSeating.$C$96:.$E$106];3;0);IFERROR(VLOOKUP([.A6];[TableSeating.$D$96:.$E$106];2;0);0)))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U5]+1" office:value-type="float" office:value="4" calcext:value-type="float">
            <text:p>4</text:p>
          </table:table-cell>
          <table:table-cell table:formula="of:=IFERROR(VLOOKUP([.U6];[TableSeating.$A$5:.$E$15];5;0);IFERROR(VLOOKUP([.U6];[TableSeating.$B$5:.$E$15];4;0);IFERROR(VLOOKUP([.U6];[TableSeating.$C$5:.$E$15];3;0);IFERROR(VLOOKUP([.U6];[TableSeating.$D$5:.$E$15];2;0);0))))" office:value-type="float" office:value="10" calcext:value-type="float">
            <text:p>10</text:p>
          </table:table-cell>
          <table:table-cell table:formula="of:=IFERROR(VLOOKUP([.U6];[TableSeating.$A$18:.$E$28];5;0);IFERROR(VLOOKUP([.U6];[TableSeating.$B$18:.$E$28];4;0);IFERROR(VLOOKUP([.U6];[TableSeating.$C$18:.$E$28];3;0);IFERROR(VLOOKUP([.U6];[TableSeating.$D$18:.$E$28];2;0);0))))" office:value-type="float" office:value="3" calcext:value-type="float">
            <text:p>3</text:p>
          </table:table-cell>
          <table:table-cell table:formula="of:=IFERROR(VLOOKUP([.U6];[TableSeating.$A$31:.$E$41];5;0);IFERROR(VLOOKUP([.U6];[TableSeating.$B$31:.$E$41];4;0);IFERROR(VLOOKUP([.U6];[TableSeating.$C$31:.$E$41];3;0);IFERROR(VLOOKUP([.U6];[TableSeating.$D$31:.$E$41];2;0);0))))" office:value-type="float" office:value="2" calcext:value-type="float">
            <text:p>2</text:p>
          </table:table-cell>
          <table:table-cell table:formula="of:=IFERROR(VLOOKUP([.U6];[TableSeating.$A$44:.$E$54];5;0);IFERROR(VLOOKUP([.U6];[TableSeating.$B$44:.$E$54];4;0);IFERROR(VLOOKUP([.U6];[TableSeating.$C$44:.$E$54];3;0);IFERROR(VLOOKUP([.U6];[TableSeating.$D$44:.$E$54];2;0);0))))" office:value-type="float" office:value="8" calcext:value-type="float">
            <text:p>8</text:p>
          </table:table-cell>
          <table:table-cell table:formula="of:=IFERROR(VLOOKUP([.U6];[TableSeating.$A$57:.$E$67];5;0);IFERROR(VLOOKUP([.U6];[TableSeating.$B$57:.$E$67];4;0);IFERROR(VLOOKUP([.U6];[TableSeating.$C$57:.$E$67];3;0);IFERROR(VLOOKUP([.U6];[TableSeating.$D$57:.$E$67];2;0);0))))" office:value-type="float" office:value="7" calcext:value-type="float">
            <text:p>7</text:p>
          </table:table-cell>
          <table:table-cell table:formula="of:=IFERROR(VLOOKUP([.U6];[TableSeating.$A$70:.$E$80];5;0);IFERROR(VLOOKUP([.U6];[TableSeating.$B$70:.$E$80];4;0);IFERROR(VLOOKUP([.U6];[TableSeating.$C$70:.$E$80];3;0);IFERROR(VLOOKUP([.U6];[TableSeating.$D$70:.$E$80];2;0);0))))" office:value-type="float" office:value="2" calcext:value-type="float">
            <text:p>2</text:p>
          </table:table-cell>
          <table:table-cell table:formula="of:=IFERROR(VLOOKUP([.U6];[TableSeating.$A$83:.$E$93];5;0);IFERROR(VLOOKUP([.U6];[TableSeating.$B$83:.$E$93];4;0);IFERROR(VLOOKUP([.U6];[TableSeating.$C$83:.$E$93];3;0);IFERROR(VLOOKUP([.U6];[TableSeating.$D$83:.$E$93];2;0);0))))" office:value-type="float" office:value="4" calcext:value-type="float">
            <text:p>4</text:p>
          </table:table-cell>
          <table:table-cell table:formula="of:=IFERROR(VLOOKUP([.U6];[TableSeating.$A$96:.$E$106];5;0);IFERROR(VLOOKUP([.U6];[TableSeating.$B$96:.$E$106];4;0);IFERROR(VLOOKUP([.U6];[TableSeating.$C$96:.$E$106];3;0);IFERROR(VLOOKUP([.U6];[TableSeating.$D$96:.$E$106];2;0);0)))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IFERROR(VLOOKUP([.A7];[TableSeating.$A$5:.$E$15];5;0);IFERROR(VLOOKUP([.A7];[TableSeating.$B$5:.$E$15];4;0);IFERROR(VLOOKUP([.A7];[TableSeating.$C$5:.$E$15];3;0);IFERROR(VLOOKUP([.A7];[TableSeating.$D$5:.$E$15];2;0);0))))" office:value-type="float" office:value="9" calcext:value-type="float">
            <text:p>9</text:p>
          </table:table-cell>
          <table:table-cell table:formula="of:=IFERROR(VLOOKUP([.A7];[TableSeating.$A$18:.$E$28];5;0);IFERROR(VLOOKUP([.A7];[TableSeating.$B$18:.$E$28];4;0);IFERROR(VLOOKUP([.A7];[TableSeating.$C$18:.$E$28];3;0);IFERROR(VLOOKUP([.A7];[TableSeating.$D$18:.$E$28];2;0);0))))" office:value-type="float" office:value="6" calcext:value-type="float">
            <text:p>6</text:p>
          </table:table-cell>
          <table:table-cell table:formula="of:=IFERROR(VLOOKUP([.A7];[TableSeating.$A$31:.$E$41];5;0);IFERROR(VLOOKUP([.A7];[TableSeating.$B$31:.$E$41];4;0);IFERROR(VLOOKUP([.A7];[TableSeating.$C$31:.$E$41];3;0);IFERROR(VLOOKUP([.A7];[TableSeating.$D$31:.$E$41];2;0);0))))" office:value-type="float" office:value="5" calcext:value-type="float">
            <text:p>5</text:p>
          </table:table-cell>
          <table:table-cell table:formula="of:=IFERROR(VLOOKUP([.A7];[TableSeating.$A$44:.$E$54];5;0);IFERROR(VLOOKUP([.A7];[TableSeating.$B$44:.$E$54];4;0);IFERROR(VLOOKUP([.A7];[TableSeating.$C$44:.$E$54];3;0);IFERROR(VLOOKUP([.A7];[TableSeating.$D$44:.$E$54];2;0);0))))" office:value-type="float" office:value="2" calcext:value-type="float">
            <text:p>2</text:p>
          </table:table-cell>
          <table:table-cell table:formula="of:=IFERROR(VLOOKUP([.A7];[TableSeating.$A$57:.$E$67];5;0);IFERROR(VLOOKUP([.A7];[TableSeating.$B$57:.$E$67];4;0);IFERROR(VLOOKUP([.A7];[TableSeating.$C$57:.$E$67];3;0);IFERROR(VLOOKUP([.A7];[TableSeating.$D$57:.$E$67];2;0);0))))" office:value-type="float" office:value="4" calcext:value-type="float">
            <text:p>4</text:p>
          </table:table-cell>
          <table:table-cell table:formula="of:=IFERROR(VLOOKUP([.A7];[TableSeating.$A$70:.$E$80];5;0);IFERROR(VLOOKUP([.A7];[TableSeating.$B$70:.$E$80];4;0);IFERROR(VLOOKUP([.A7];[TableSeating.$C$70:.$E$80];3;0);IFERROR(VLOOKUP([.A7];[TableSeating.$D$70:.$E$80];2;0);0))))" office:value-type="float" office:value="2" calcext:value-type="float">
            <text:p>2</text:p>
          </table:table-cell>
          <table:table-cell table:formula="of:=IFERROR(VLOOKUP([.A7];[TableSeating.$A$83:.$E$93];5;0);IFERROR(VLOOKUP([.A7];[TableSeating.$B$83:.$E$93];4;0);IFERROR(VLOOKUP([.A7];[TableSeating.$C$83:.$E$93];3;0);IFERROR(VLOOKUP([.A7];[TableSeating.$D$83:.$E$93];2;0);0))))" office:value-type="float" office:value="9" calcext:value-type="float">
            <text:p>9</text:p>
          </table:table-cell>
          <table:table-cell table:formula="of:=IFERROR(VLOOKUP([.A7];[TableSeating.$A$96:.$E$106];5;0);IFERROR(VLOOKUP([.A7];[TableSeating.$B$96:.$E$106];4;0);IFERROR(VLOOKUP([.A7];[TableSeating.$C$96:.$E$106];3;0);IFERROR(VLOOKUP([.A7];[TableSeating.$D$96:.$E$106];2;0);0))))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U6]+1" office:value-type="float" office:value="5" calcext:value-type="float">
            <text:p>5</text:p>
          </table:table-cell>
          <table:table-cell table:formula="of:=IFERROR(VLOOKUP([.U7];[TableSeating.$A$5:.$E$15];5;0);IFERROR(VLOOKUP([.U7];[TableSeating.$B$5:.$E$15];4;0);IFERROR(VLOOKUP([.U7];[TableSeating.$C$5:.$E$15];3;0);IFERROR(VLOOKUP([.U7];[TableSeating.$D$5:.$E$15];2;0);0))))" office:value-type="float" office:value="9" calcext:value-type="float">
            <text:p>9</text:p>
          </table:table-cell>
          <table:table-cell table:formula="of:=IFERROR(VLOOKUP([.U7];[TableSeating.$A$18:.$E$28];5;0);IFERROR(VLOOKUP([.U7];[TableSeating.$B$18:.$E$28];4;0);IFERROR(VLOOKUP([.U7];[TableSeating.$C$18:.$E$28];3;0);IFERROR(VLOOKUP([.U7];[TableSeating.$D$18:.$E$28];2;0);0))))" office:value-type="float" office:value="6" calcext:value-type="float">
            <text:p>6</text:p>
          </table:table-cell>
          <table:table-cell table:formula="of:=IFERROR(VLOOKUP([.U7];[TableSeating.$A$31:.$E$41];5;0);IFERROR(VLOOKUP([.U7];[TableSeating.$B$31:.$E$41];4;0);IFERROR(VLOOKUP([.U7];[TableSeating.$C$31:.$E$41];3;0);IFERROR(VLOOKUP([.U7];[TableSeating.$D$31:.$E$41];2;0);0))))" office:value-type="float" office:value="5" calcext:value-type="float">
            <text:p>5</text:p>
          </table:table-cell>
          <table:table-cell table:formula="of:=IFERROR(VLOOKUP([.U7];[TableSeating.$A$44:.$E$54];5;0);IFERROR(VLOOKUP([.U7];[TableSeating.$B$44:.$E$54];4;0);IFERROR(VLOOKUP([.U7];[TableSeating.$C$44:.$E$54];3;0);IFERROR(VLOOKUP([.U7];[TableSeating.$D$44:.$E$54];2;0);0))))" office:value-type="float" office:value="2" calcext:value-type="float">
            <text:p>2</text:p>
          </table:table-cell>
          <table:table-cell table:formula="of:=IFERROR(VLOOKUP([.U7];[TableSeating.$A$57:.$E$67];5;0);IFERROR(VLOOKUP([.U7];[TableSeating.$B$57:.$E$67];4;0);IFERROR(VLOOKUP([.U7];[TableSeating.$C$57:.$E$67];3;0);IFERROR(VLOOKUP([.U7];[TableSeating.$D$57:.$E$67];2;0);0))))" office:value-type="float" office:value="4" calcext:value-type="float">
            <text:p>4</text:p>
          </table:table-cell>
          <table:table-cell table:formula="of:=IFERROR(VLOOKUP([.U7];[TableSeating.$A$70:.$E$80];5;0);IFERROR(VLOOKUP([.U7];[TableSeating.$B$70:.$E$80];4;0);IFERROR(VLOOKUP([.U7];[TableSeating.$C$70:.$E$80];3;0);IFERROR(VLOOKUP([.U7];[TableSeating.$D$70:.$E$80];2;0);0))))" office:value-type="float" office:value="2" calcext:value-type="float">
            <text:p>2</text:p>
          </table:table-cell>
          <table:table-cell table:formula="of:=IFERROR(VLOOKUP([.U7];[TableSeating.$A$83:.$E$93];5;0);IFERROR(VLOOKUP([.U7];[TableSeating.$B$83:.$E$93];4;0);IFERROR(VLOOKUP([.U7];[TableSeating.$C$83:.$E$93];3;0);IFERROR(VLOOKUP([.U7];[TableSeating.$D$83:.$E$93];2;0);0))))" office:value-type="float" office:value="9" calcext:value-type="float">
            <text:p>9</text:p>
          </table:table-cell>
          <table:table-cell table:formula="of:=IFERROR(VLOOKUP([.U7];[TableSeating.$A$96:.$E$106];5;0);IFERROR(VLOOKUP([.U7];[TableSeating.$B$96:.$E$106];4;0);IFERROR(VLOOKUP([.U7];[TableSeating.$C$96:.$E$106];3;0);IFERROR(VLOOKUP([.U7];[TableSeating.$D$96:.$E$106];2;0);0))))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IFERROR(VLOOKUP([.A8];[TableSeating.$A$5:.$E$15];5;0);IFERROR(VLOOKUP([.A8];[TableSeating.$B$5:.$E$15];4;0);IFERROR(VLOOKUP([.A8];[TableSeating.$C$5:.$E$15];3;0);IFERROR(VLOOKUP([.A8];[TableSeating.$D$5:.$E$15];2;0);0))))" office:value-type="float" office:value="9" calcext:value-type="float">
            <text:p>9</text:p>
          </table:table-cell>
          <table:table-cell table:formula="of:=IFERROR(VLOOKUP([.A8];[TableSeating.$A$18:.$E$28];5;0);IFERROR(VLOOKUP([.A8];[TableSeating.$B$18:.$E$28];4;0);IFERROR(VLOOKUP([.A8];[TableSeating.$C$18:.$E$28];3;0);IFERROR(VLOOKUP([.A8];[TableSeating.$D$18:.$E$28];2;0);0))))" office:value-type="float" office:value="10" calcext:value-type="float">
            <text:p>10</text:p>
          </table:table-cell>
          <table:table-cell table:formula="of:=IFERROR(VLOOKUP([.A8];[TableSeating.$A$31:.$E$41];5;0);IFERROR(VLOOKUP([.A8];[TableSeating.$B$31:.$E$41];4;0);IFERROR(VLOOKUP([.A8];[TableSeating.$C$31:.$E$41];3;0);IFERROR(VLOOKUP([.A8];[TableSeating.$D$31:.$E$41];2;0);0))))" office:value-type="float" office:value="10" calcext:value-type="float">
            <text:p>10</text:p>
          </table:table-cell>
          <table:table-cell table:formula="of:=IFERROR(VLOOKUP([.A8];[TableSeating.$A$44:.$E$54];5;0);IFERROR(VLOOKUP([.A8];[TableSeating.$B$44:.$E$54];4;0);IFERROR(VLOOKUP([.A8];[TableSeating.$C$44:.$E$54];3;0);IFERROR(VLOOKUP([.A8];[TableSeating.$D$44:.$E$54];2;0);0))))" office:value-type="float" office:value="6" calcext:value-type="float">
            <text:p>6</text:p>
          </table:table-cell>
          <table:table-cell table:formula="of:=IFERROR(VLOOKUP([.A8];[TableSeating.$A$57:.$E$67];5;0);IFERROR(VLOOKUP([.A8];[TableSeating.$B$57:.$E$67];4;0);IFERROR(VLOOKUP([.A8];[TableSeating.$C$57:.$E$67];3;0);IFERROR(VLOOKUP([.A8];[TableSeating.$D$57:.$E$67];2;0);0))))" office:value-type="float" office:value="6" calcext:value-type="float">
            <text:p>6</text:p>
          </table:table-cell>
          <table:table-cell table:formula="of:=IFERROR(VLOOKUP([.A8];[TableSeating.$A$70:.$E$80];5;0);IFERROR(VLOOKUP([.A8];[TableSeating.$B$70:.$E$80];4;0);IFERROR(VLOOKUP([.A8];[TableSeating.$C$70:.$E$80];3;0);IFERROR(VLOOKUP([.A8];[TableSeating.$D$70:.$E$80];2;0);0))))" office:value-type="float" office:value="5" calcext:value-type="float">
            <text:p>5</text:p>
          </table:table-cell>
          <table:table-cell table:formula="of:=IFERROR(VLOOKUP([.A8];[TableSeating.$A$83:.$E$93];5;0);IFERROR(VLOOKUP([.A8];[TableSeating.$B$83:.$E$93];4;0);IFERROR(VLOOKUP([.A8];[TableSeating.$C$83:.$E$93];3;0);IFERROR(VLOOKUP([.A8];[TableSeating.$D$83:.$E$93];2;0);0))))" office:value-type="float" office:value="10" calcext:value-type="float">
            <text:p>10</text:p>
          </table:table-cell>
          <table:table-cell table:formula="of:=IFERROR(VLOOKUP([.A8];[TableSeating.$A$96:.$E$106];5;0);IFERROR(VLOOKUP([.A8];[TableSeating.$B$96:.$E$106];4;0);IFERROR(VLOOKUP([.A8];[TableSeating.$C$96:.$E$106];3;0);IFERROR(VLOOKUP([.A8];[TableSeating.$D$96:.$E$106];2;0);0))))"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U7]+1" office:value-type="float" office:value="6" calcext:value-type="float">
            <text:p>6</text:p>
          </table:table-cell>
          <table:table-cell table:formula="of:=IFERROR(VLOOKUP([.U8];[TableSeating.$A$5:.$E$15];5;0);IFERROR(VLOOKUP([.U8];[TableSeating.$B$5:.$E$15];4;0);IFERROR(VLOOKUP([.U8];[TableSeating.$C$5:.$E$15];3;0);IFERROR(VLOOKUP([.U8];[TableSeating.$D$5:.$E$15];2;0);0))))" office:value-type="float" office:value="9" calcext:value-type="float">
            <text:p>9</text:p>
          </table:table-cell>
          <table:table-cell table:formula="of:=IFERROR(VLOOKUP([.U8];[TableSeating.$A$18:.$E$28];5;0);IFERROR(VLOOKUP([.U8];[TableSeating.$B$18:.$E$28];4;0);IFERROR(VLOOKUP([.U8];[TableSeating.$C$18:.$E$28];3;0);IFERROR(VLOOKUP([.U8];[TableSeating.$D$18:.$E$28];2;0);0))))" office:value-type="float" office:value="10" calcext:value-type="float">
            <text:p>10</text:p>
          </table:table-cell>
          <table:table-cell table:formula="of:=IFERROR(VLOOKUP([.U8];[TableSeating.$A$31:.$E$41];5;0);IFERROR(VLOOKUP([.U8];[TableSeating.$B$31:.$E$41];4;0);IFERROR(VLOOKUP([.U8];[TableSeating.$C$31:.$E$41];3;0);IFERROR(VLOOKUP([.U8];[TableSeating.$D$31:.$E$41];2;0);0))))" office:value-type="float" office:value="10" calcext:value-type="float">
            <text:p>10</text:p>
          </table:table-cell>
          <table:table-cell table:formula="of:=IFERROR(VLOOKUP([.U8];[TableSeating.$A$44:.$E$54];5;0);IFERROR(VLOOKUP([.U8];[TableSeating.$B$44:.$E$54];4;0);IFERROR(VLOOKUP([.U8];[TableSeating.$C$44:.$E$54];3;0);IFERROR(VLOOKUP([.U8];[TableSeating.$D$44:.$E$54];2;0);0))))" office:value-type="float" office:value="6" calcext:value-type="float">
            <text:p>6</text:p>
          </table:table-cell>
          <table:table-cell table:formula="of:=IFERROR(VLOOKUP([.U8];[TableSeating.$A$57:.$E$67];5;0);IFERROR(VLOOKUP([.U8];[TableSeating.$B$57:.$E$67];4;0);IFERROR(VLOOKUP([.U8];[TableSeating.$C$57:.$E$67];3;0);IFERROR(VLOOKUP([.U8];[TableSeating.$D$57:.$E$67];2;0);0))))" office:value-type="float" office:value="6" calcext:value-type="float">
            <text:p>6</text:p>
          </table:table-cell>
          <table:table-cell table:formula="of:=IFERROR(VLOOKUP([.U8];[TableSeating.$A$70:.$E$80];5;0);IFERROR(VLOOKUP([.U8];[TableSeating.$B$70:.$E$80];4;0);IFERROR(VLOOKUP([.U8];[TableSeating.$C$70:.$E$80];3;0);IFERROR(VLOOKUP([.U8];[TableSeating.$D$70:.$E$80];2;0);0))))" office:value-type="float" office:value="5" calcext:value-type="float">
            <text:p>5</text:p>
          </table:table-cell>
          <table:table-cell table:formula="of:=IFERROR(VLOOKUP([.U8];[TableSeating.$A$83:.$E$93];5;0);IFERROR(VLOOKUP([.U8];[TableSeating.$B$83:.$E$93];4;0);IFERROR(VLOOKUP([.U8];[TableSeating.$C$83:.$E$93];3;0);IFERROR(VLOOKUP([.U8];[TableSeating.$D$83:.$E$93];2;0);0))))" office:value-type="float" office:value="10" calcext:value-type="float">
            <text:p>10</text:p>
          </table:table-cell>
          <table:table-cell table:formula="of:=IFERROR(VLOOKUP([.U8];[TableSeating.$A$96:.$E$106];5;0);IFERROR(VLOOKUP([.U8];[TableSeating.$B$96:.$E$106];4;0);IFERROR(VLOOKUP([.U8];[TableSeating.$C$96:.$E$106];3;0);IFERROR(VLOOKUP([.U8];[TableSeating.$D$96:.$E$106];2;0);0))))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IFERROR(VLOOKUP([.A9];[TableSeating.$A$5:.$E$15];5;0);IFERROR(VLOOKUP([.A9];[TableSeating.$B$5:.$E$15];4;0);IFERROR(VLOOKUP([.A9];[TableSeating.$C$5:.$E$15];3;0);IFERROR(VLOOKUP([.A9];[TableSeating.$D$5:.$E$15];2;0);0))))" office:value-type="float" office:value="6" calcext:value-type="float">
            <text:p>6</text:p>
          </table:table-cell>
          <table:table-cell table:formula="of:=IFERROR(VLOOKUP([.A9];[TableSeating.$A$18:.$E$28];5;0);IFERROR(VLOOKUP([.A9];[TableSeating.$B$18:.$E$28];4;0);IFERROR(VLOOKUP([.A9];[TableSeating.$C$18:.$E$28];3;0);IFERROR(VLOOKUP([.A9];[TableSeating.$D$18:.$E$28];2;0);0))))" office:value-type="float" office:value="11" calcext:value-type="float">
            <text:p>11</text:p>
          </table:table-cell>
          <table:table-cell table:formula="of:=IFERROR(VLOOKUP([.A9];[TableSeating.$A$31:.$E$41];5;0);IFERROR(VLOOKUP([.A9];[TableSeating.$B$31:.$E$41];4;0);IFERROR(VLOOKUP([.A9];[TableSeating.$C$31:.$E$41];3;0);IFERROR(VLOOKUP([.A9];[TableSeating.$D$31:.$E$41];2;0);0))))" office:value-type="float" office:value="7" calcext:value-type="float">
            <text:p>7</text:p>
          </table:table-cell>
          <table:table-cell table:formula="of:=IFERROR(VLOOKUP([.A9];[TableSeating.$A$44:.$E$54];5;0);IFERROR(VLOOKUP([.A9];[TableSeating.$B$44:.$E$54];4;0);IFERROR(VLOOKUP([.A9];[TableSeating.$C$44:.$E$54];3;0);IFERROR(VLOOKUP([.A9];[TableSeating.$D$44:.$E$54];2;0);0))))" office:value-type="float" office:value="3" calcext:value-type="float">
            <text:p>3</text:p>
          </table:table-cell>
          <table:table-cell table:formula="of:=IFERROR(VLOOKUP([.A9];[TableSeating.$A$57:.$E$67];5;0);IFERROR(VLOOKUP([.A9];[TableSeating.$B$57:.$E$67];4;0);IFERROR(VLOOKUP([.A9];[TableSeating.$C$57:.$E$67];3;0);IFERROR(VLOOKUP([.A9];[TableSeating.$D$57:.$E$67];2;0);0))))" office:value-type="float" office:value="10" calcext:value-type="float">
            <text:p>10</text:p>
          </table:table-cell>
          <table:table-cell table:formula="of:=IFERROR(VLOOKUP([.A9];[TableSeating.$A$70:.$E$80];5;0);IFERROR(VLOOKUP([.A9];[TableSeating.$B$70:.$E$80];4;0);IFERROR(VLOOKUP([.A9];[TableSeating.$C$70:.$E$80];3;0);IFERROR(VLOOKUP([.A9];[TableSeating.$D$70:.$E$80];2;0);0))))" office:value-type="float" office:value="4" calcext:value-type="float">
            <text:p>4</text:p>
          </table:table-cell>
          <table:table-cell table:formula="of:=IFERROR(VLOOKUP([.A9];[TableSeating.$A$83:.$E$93];5;0);IFERROR(VLOOKUP([.A9];[TableSeating.$B$83:.$E$93];4;0);IFERROR(VLOOKUP([.A9];[TableSeating.$C$83:.$E$93];3;0);IFERROR(VLOOKUP([.A9];[TableSeating.$D$83:.$E$93];2;0);0))))" office:value-type="float" office:value="10" calcext:value-type="float">
            <text:p>10</text:p>
          </table:table-cell>
          <table:table-cell table:formula="of:=IFERROR(VLOOKUP([.A9];[TableSeating.$A$96:.$E$106];5;0);IFERROR(VLOOKUP([.A9];[TableSeating.$B$96:.$E$106];4;0);IFERROR(VLOOKUP([.A9];[TableSeating.$C$96:.$E$106];3;0);IFERROR(VLOOKUP([.A9];[TableSeating.$D$96:.$E$106];2;0);0)))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U8]+1" office:value-type="float" office:value="7" calcext:value-type="float">
            <text:p>7</text:p>
          </table:table-cell>
          <table:table-cell table:formula="of:=IFERROR(VLOOKUP([.U9];[TableSeating.$A$5:.$E$15];5;0);IFERROR(VLOOKUP([.U9];[TableSeating.$B$5:.$E$15];4;0);IFERROR(VLOOKUP([.U9];[TableSeating.$C$5:.$E$15];3;0);IFERROR(VLOOKUP([.U9];[TableSeating.$D$5:.$E$15];2;0);0))))" office:value-type="float" office:value="6" calcext:value-type="float">
            <text:p>6</text:p>
          </table:table-cell>
          <table:table-cell table:formula="of:=IFERROR(VLOOKUP([.U9];[TableSeating.$A$18:.$E$28];5;0);IFERROR(VLOOKUP([.U9];[TableSeating.$B$18:.$E$28];4;0);IFERROR(VLOOKUP([.U9];[TableSeating.$C$18:.$E$28];3;0);IFERROR(VLOOKUP([.U9];[TableSeating.$D$18:.$E$28];2;0);0))))" office:value-type="float" office:value="11" calcext:value-type="float">
            <text:p>11</text:p>
          </table:table-cell>
          <table:table-cell table:formula="of:=IFERROR(VLOOKUP([.U9];[TableSeating.$A$31:.$E$41];5;0);IFERROR(VLOOKUP([.U9];[TableSeating.$B$31:.$E$41];4;0);IFERROR(VLOOKUP([.U9];[TableSeating.$C$31:.$E$41];3;0);IFERROR(VLOOKUP([.U9];[TableSeating.$D$31:.$E$41];2;0);0))))" office:value-type="float" office:value="7" calcext:value-type="float">
            <text:p>7</text:p>
          </table:table-cell>
          <table:table-cell table:formula="of:=IFERROR(VLOOKUP([.U9];[TableSeating.$A$44:.$E$54];5;0);IFERROR(VLOOKUP([.U9];[TableSeating.$B$44:.$E$54];4;0);IFERROR(VLOOKUP([.U9];[TableSeating.$C$44:.$E$54];3;0);IFERROR(VLOOKUP([.U9];[TableSeating.$D$44:.$E$54];2;0);0))))" office:value-type="float" office:value="3" calcext:value-type="float">
            <text:p>3</text:p>
          </table:table-cell>
          <table:table-cell table:formula="of:=IFERROR(VLOOKUP([.U9];[TableSeating.$A$57:.$E$67];5;0);IFERROR(VLOOKUP([.U9];[TableSeating.$B$57:.$E$67];4;0);IFERROR(VLOOKUP([.U9];[TableSeating.$C$57:.$E$67];3;0);IFERROR(VLOOKUP([.U9];[TableSeating.$D$57:.$E$67];2;0);0))))" office:value-type="float" office:value="10" calcext:value-type="float">
            <text:p>10</text:p>
          </table:table-cell>
          <table:table-cell table:formula="of:=IFERROR(VLOOKUP([.U9];[TableSeating.$A$70:.$E$80];5;0);IFERROR(VLOOKUP([.U9];[TableSeating.$B$70:.$E$80];4;0);IFERROR(VLOOKUP([.U9];[TableSeating.$C$70:.$E$80];3;0);IFERROR(VLOOKUP([.U9];[TableSeating.$D$70:.$E$80];2;0);0))))" office:value-type="float" office:value="4" calcext:value-type="float">
            <text:p>4</text:p>
          </table:table-cell>
          <table:table-cell table:formula="of:=IFERROR(VLOOKUP([.U9];[TableSeating.$A$83:.$E$93];5;0);IFERROR(VLOOKUP([.U9];[TableSeating.$B$83:.$E$93];4;0);IFERROR(VLOOKUP([.U9];[TableSeating.$C$83:.$E$93];3;0);IFERROR(VLOOKUP([.U9];[TableSeating.$D$83:.$E$93];2;0);0))))" office:value-type="float" office:value="10" calcext:value-type="float">
            <text:p>10</text:p>
          </table:table-cell>
          <table:table-cell table:formula="of:=IFERROR(VLOOKUP([.U9];[TableSeating.$A$96:.$E$106];5;0);IFERROR(VLOOKUP([.U9];[TableSeating.$B$96:.$E$106];4;0);IFERROR(VLOOKUP([.U9];[TableSeating.$C$96:.$E$106];3;0);IFERROR(VLOOKUP([.U9];[TableSeating.$D$96:.$E$106];2;0);0)))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IFERROR(VLOOKUP([.A10];[TableSeating.$A$5:.$E$15];5;0);IFERROR(VLOOKUP([.A10];[TableSeating.$B$5:.$E$15];4;0);IFERROR(VLOOKUP([.A10];[TableSeating.$C$5:.$E$15];3;0);IFERROR(VLOOKUP([.A10];[TableSeating.$D$5:.$E$15];2;0);0))))" office:value-type="float" office:value="4" calcext:value-type="float">
            <text:p>4</text:p>
          </table:table-cell>
          <table:table-cell table:formula="of:=IFERROR(VLOOKUP([.A10];[TableSeating.$A$18:.$E$28];5;0);IFERROR(VLOOKUP([.A10];[TableSeating.$B$18:.$E$28];4;0);IFERROR(VLOOKUP([.A10];[TableSeating.$C$18:.$E$28];3;0);IFERROR(VLOOKUP([.A10];[TableSeating.$D$18:.$E$28];2;0);0))))" office:value-type="float" office:value="8" calcext:value-type="float">
            <text:p>8</text:p>
          </table:table-cell>
          <table:table-cell table:formula="of:=IFERROR(VLOOKUP([.A10];[TableSeating.$A$31:.$E$41];5;0);IFERROR(VLOOKUP([.A10];[TableSeating.$B$31:.$E$41];4;0);IFERROR(VLOOKUP([.A10];[TableSeating.$C$31:.$E$41];3;0);IFERROR(VLOOKUP([.A10];[TableSeating.$D$31:.$E$41];2;0);0))))" office:value-type="float" office:value="2" calcext:value-type="float">
            <text:p>2</text:p>
          </table:table-cell>
          <table:table-cell table:formula="of:=IFERROR(VLOOKUP([.A10];[TableSeating.$A$44:.$E$54];5;0);IFERROR(VLOOKUP([.A10];[TableSeating.$B$44:.$E$54];4;0);IFERROR(VLOOKUP([.A10];[TableSeating.$C$44:.$E$54];3;0);IFERROR(VLOOKUP([.A10];[TableSeating.$D$44:.$E$54];2;0);0))))" office:value-type="float" office:value="3" calcext:value-type="float">
            <text:p>3</text:p>
          </table:table-cell>
          <table:table-cell table:formula="of:=IFERROR(VLOOKUP([.A10];[TableSeating.$A$57:.$E$67];5;0);IFERROR(VLOOKUP([.A10];[TableSeating.$B$57:.$E$67];4;0);IFERROR(VLOOKUP([.A10];[TableSeating.$C$57:.$E$67];3;0);IFERROR(VLOOKUP([.A10];[TableSeating.$D$57:.$E$67];2;0);0))))" office:value-type="float" office:value="11" calcext:value-type="float">
            <text:p>11</text:p>
          </table:table-cell>
          <table:table-cell table:formula="of:=IFERROR(VLOOKUP([.A10];[TableSeating.$A$70:.$E$80];5;0);IFERROR(VLOOKUP([.A10];[TableSeating.$B$70:.$E$80];4;0);IFERROR(VLOOKUP([.A10];[TableSeating.$C$70:.$E$80];3;0);IFERROR(VLOOKUP([.A10];[TableSeating.$D$70:.$E$80];2;0);0))))" office:value-type="float" office:value="7" calcext:value-type="float">
            <text:p>7</text:p>
          </table:table-cell>
          <table:table-cell table:formula="of:=IFERROR(VLOOKUP([.A10];[TableSeating.$A$83:.$E$93];5;0);IFERROR(VLOOKUP([.A10];[TableSeating.$B$83:.$E$93];4;0);IFERROR(VLOOKUP([.A10];[TableSeating.$C$83:.$E$93];3;0);IFERROR(VLOOKUP([.A10];[TableSeating.$D$83:.$E$93];2;0);0))))" office:value-type="float" office:value="8" calcext:value-type="float">
            <text:p>8</text:p>
          </table:table-cell>
          <table:table-cell table:formula="of:=IFERROR(VLOOKUP([.A10];[TableSeating.$A$96:.$E$106];5;0);IFERROR(VLOOKUP([.A10];[TableSeating.$B$96:.$E$106];4;0);IFERROR(VLOOKUP([.A10];[TableSeating.$C$96:.$E$106];3;0);IFERROR(VLOOKUP([.A10];[TableSeating.$D$96:.$E$106];2;0);0)))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U9]+1" office:value-type="float" office:value="8" calcext:value-type="float">
            <text:p>8</text:p>
          </table:table-cell>
          <table:table-cell table:formula="of:=IFERROR(VLOOKUP([.U10];[TableSeating.$A$5:.$E$15];5;0);IFERROR(VLOOKUP([.U10];[TableSeating.$B$5:.$E$15];4;0);IFERROR(VLOOKUP([.U10];[TableSeating.$C$5:.$E$15];3;0);IFERROR(VLOOKUP([.U10];[TableSeating.$D$5:.$E$15];2;0);0))))" office:value-type="float" office:value="4" calcext:value-type="float">
            <text:p>4</text:p>
          </table:table-cell>
          <table:table-cell table:formula="of:=IFERROR(VLOOKUP([.U10];[TableSeating.$A$18:.$E$28];5;0);IFERROR(VLOOKUP([.U10];[TableSeating.$B$18:.$E$28];4;0);IFERROR(VLOOKUP([.U10];[TableSeating.$C$18:.$E$28];3;0);IFERROR(VLOOKUP([.U10];[TableSeating.$D$18:.$E$28];2;0);0))))" office:value-type="float" office:value="8" calcext:value-type="float">
            <text:p>8</text:p>
          </table:table-cell>
          <table:table-cell table:formula="of:=IFERROR(VLOOKUP([.U10];[TableSeating.$A$31:.$E$41];5;0);IFERROR(VLOOKUP([.U10];[TableSeating.$B$31:.$E$41];4;0);IFERROR(VLOOKUP([.U10];[TableSeating.$C$31:.$E$41];3;0);IFERROR(VLOOKUP([.U10];[TableSeating.$D$31:.$E$41];2;0);0))))" office:value-type="float" office:value="2" calcext:value-type="float">
            <text:p>2</text:p>
          </table:table-cell>
          <table:table-cell table:formula="of:=IFERROR(VLOOKUP([.U10];[TableSeating.$A$44:.$E$54];5;0);IFERROR(VLOOKUP([.U10];[TableSeating.$B$44:.$E$54];4;0);IFERROR(VLOOKUP([.U10];[TableSeating.$C$44:.$E$54];3;0);IFERROR(VLOOKUP([.U10];[TableSeating.$D$44:.$E$54];2;0);0))))" office:value-type="float" office:value="3" calcext:value-type="float">
            <text:p>3</text:p>
          </table:table-cell>
          <table:table-cell table:formula="of:=IFERROR(VLOOKUP([.U10];[TableSeating.$A$57:.$E$67];5;0);IFERROR(VLOOKUP([.U10];[TableSeating.$B$57:.$E$67];4;0);IFERROR(VLOOKUP([.U10];[TableSeating.$C$57:.$E$67];3;0);IFERROR(VLOOKUP([.U10];[TableSeating.$D$57:.$E$67];2;0);0))))" office:value-type="float" office:value="11" calcext:value-type="float">
            <text:p>11</text:p>
          </table:table-cell>
          <table:table-cell table:formula="of:=IFERROR(VLOOKUP([.U10];[TableSeating.$A$70:.$E$80];5;0);IFERROR(VLOOKUP([.U10];[TableSeating.$B$70:.$E$80];4;0);IFERROR(VLOOKUP([.U10];[TableSeating.$C$70:.$E$80];3;0);IFERROR(VLOOKUP([.U10];[TableSeating.$D$70:.$E$80];2;0);0))))" office:value-type="float" office:value="7" calcext:value-type="float">
            <text:p>7</text:p>
          </table:table-cell>
          <table:table-cell table:formula="of:=IFERROR(VLOOKUP([.U10];[TableSeating.$A$83:.$E$93];5;0);IFERROR(VLOOKUP([.U10];[TableSeating.$B$83:.$E$93];4;0);IFERROR(VLOOKUP([.U10];[TableSeating.$C$83:.$E$93];3;0);IFERROR(VLOOKUP([.U10];[TableSeating.$D$83:.$E$93];2;0);0))))" office:value-type="float" office:value="8" calcext:value-type="float">
            <text:p>8</text:p>
          </table:table-cell>
          <table:table-cell table:formula="of:=IFERROR(VLOOKUP([.U10];[TableSeating.$A$96:.$E$106];5;0);IFERROR(VLOOKUP([.U10];[TableSeating.$B$96:.$E$106];4;0);IFERROR(VLOOKUP([.U10];[TableSeating.$C$96:.$E$106];3;0);IFERROR(VLOOKUP([.U10];[TableSeating.$D$96:.$E$106];2;0);0)))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IFERROR(VLOOKUP([.A11];[TableSeating.$A$5:.$E$15];5;0);IFERROR(VLOOKUP([.A11];[TableSeating.$B$5:.$E$15];4;0);IFERROR(VLOOKUP([.A11];[TableSeating.$C$5:.$E$15];3;0);IFERROR(VLOOKUP([.A11];[TableSeating.$D$5:.$E$15];2;0);0))))" office:value-type="float" office:value="8" calcext:value-type="float">
            <text:p>8</text:p>
          </table:table-cell>
          <table:table-cell table:formula="of:=IFERROR(VLOOKUP([.A11];[TableSeating.$A$18:.$E$28];5;0);IFERROR(VLOOKUP([.A11];[TableSeating.$B$18:.$E$28];4;0);IFERROR(VLOOKUP([.A11];[TableSeating.$C$18:.$E$28];3;0);IFERROR(VLOOKUP([.A11];[TableSeating.$D$18:.$E$28];2;0);0))))" office:value-type="float" office:value="9" calcext:value-type="float">
            <text:p>9</text:p>
          </table:table-cell>
          <table:table-cell table:formula="of:=IFERROR(VLOOKUP([.A11];[TableSeating.$A$31:.$E$41];5;0);IFERROR(VLOOKUP([.A11];[TableSeating.$B$31:.$E$41];4;0);IFERROR(VLOOKUP([.A11];[TableSeating.$C$31:.$E$41];3;0);IFERROR(VLOOKUP([.A11];[TableSeating.$D$31:.$E$41];2;0);0))))" office:value-type="float" office:value="3" calcext:value-type="float">
            <text:p>3</text:p>
          </table:table-cell>
          <table:table-cell table:formula="of:=IFERROR(VLOOKUP([.A11];[TableSeating.$A$44:.$E$54];5;0);IFERROR(VLOOKUP([.A11];[TableSeating.$B$44:.$E$54];4;0);IFERROR(VLOOKUP([.A11];[TableSeating.$C$44:.$E$54];3;0);IFERROR(VLOOKUP([.A11];[TableSeating.$D$44:.$E$54];2;0);0))))" office:value-type="float" office:value="7" calcext:value-type="float">
            <text:p>7</text:p>
          </table:table-cell>
          <table:table-cell table:formula="of:=IFERROR(VLOOKUP([.A11];[TableSeating.$A$57:.$E$67];5;0);IFERROR(VLOOKUP([.A11];[TableSeating.$B$57:.$E$67];4;0);IFERROR(VLOOKUP([.A11];[TableSeating.$C$57:.$E$67];3;0);IFERROR(VLOOKUP([.A11];[TableSeating.$D$57:.$E$67];2;0);0))))" office:value-type="float" office:value="3" calcext:value-type="float">
            <text:p>3</text:p>
          </table:table-cell>
          <table:table-cell table:formula="of:=IFERROR(VLOOKUP([.A11];[TableSeating.$A$70:.$E$80];5;0);IFERROR(VLOOKUP([.A11];[TableSeating.$B$70:.$E$80];4;0);IFERROR(VLOOKUP([.A11];[TableSeating.$C$70:.$E$80];3;0);IFERROR(VLOOKUP([.A11];[TableSeating.$D$70:.$E$80];2;0);0))))" office:value-type="float" office:value="9" calcext:value-type="float">
            <text:p>9</text:p>
          </table:table-cell>
          <table:table-cell table:formula="of:=IFERROR(VLOOKUP([.A11];[TableSeating.$A$83:.$E$93];5;0);IFERROR(VLOOKUP([.A11];[TableSeating.$B$83:.$E$93];4;0);IFERROR(VLOOKUP([.A11];[TableSeating.$C$83:.$E$93];3;0);IFERROR(VLOOKUP([.A11];[TableSeating.$D$83:.$E$93];2;0);0))))" office:value-type="float" office:value="10" calcext:value-type="float">
            <text:p>10</text:p>
          </table:table-cell>
          <table:table-cell table:formula="of:=IFERROR(VLOOKUP([.A11];[TableSeating.$A$96:.$E$106];5;0);IFERROR(VLOOKUP([.A11];[TableSeating.$B$96:.$E$106];4;0);IFERROR(VLOOKUP([.A11];[TableSeating.$C$96:.$E$106];3;0);IFERROR(VLOOKUP([.A11];[TableSeating.$D$96:.$E$106];2;0);0))))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U10]+1" office:value-type="float" office:value="9" calcext:value-type="float">
            <text:p>9</text:p>
          </table:table-cell>
          <table:table-cell table:formula="of:=IFERROR(VLOOKUP([.U11];[TableSeating.$A$5:.$E$15];5;0);IFERROR(VLOOKUP([.U11];[TableSeating.$B$5:.$E$15];4;0);IFERROR(VLOOKUP([.U11];[TableSeating.$C$5:.$E$15];3;0);IFERROR(VLOOKUP([.U11];[TableSeating.$D$5:.$E$15];2;0);0))))" office:value-type="float" office:value="8" calcext:value-type="float">
            <text:p>8</text:p>
          </table:table-cell>
          <table:table-cell table:formula="of:=IFERROR(VLOOKUP([.U11];[TableSeating.$A$18:.$E$28];5;0);IFERROR(VLOOKUP([.U11];[TableSeating.$B$18:.$E$28];4;0);IFERROR(VLOOKUP([.U11];[TableSeating.$C$18:.$E$28];3;0);IFERROR(VLOOKUP([.U11];[TableSeating.$D$18:.$E$28];2;0);0))))" office:value-type="float" office:value="9" calcext:value-type="float">
            <text:p>9</text:p>
          </table:table-cell>
          <table:table-cell table:formula="of:=IFERROR(VLOOKUP([.U11];[TableSeating.$A$31:.$E$41];5;0);IFERROR(VLOOKUP([.U11];[TableSeating.$B$31:.$E$41];4;0);IFERROR(VLOOKUP([.U11];[TableSeating.$C$31:.$E$41];3;0);IFERROR(VLOOKUP([.U11];[TableSeating.$D$31:.$E$41];2;0);0))))" office:value-type="float" office:value="3" calcext:value-type="float">
            <text:p>3</text:p>
          </table:table-cell>
          <table:table-cell table:formula="of:=IFERROR(VLOOKUP([.U11];[TableSeating.$A$44:.$E$54];5;0);IFERROR(VLOOKUP([.U11];[TableSeating.$B$44:.$E$54];4;0);IFERROR(VLOOKUP([.U11];[TableSeating.$C$44:.$E$54];3;0);IFERROR(VLOOKUP([.U11];[TableSeating.$D$44:.$E$54];2;0);0))))" office:value-type="float" office:value="7" calcext:value-type="float">
            <text:p>7</text:p>
          </table:table-cell>
          <table:table-cell table:formula="of:=IFERROR(VLOOKUP([.U11];[TableSeating.$A$57:.$E$67];5;0);IFERROR(VLOOKUP([.U11];[TableSeating.$B$57:.$E$67];4;0);IFERROR(VLOOKUP([.U11];[TableSeating.$C$57:.$E$67];3;0);IFERROR(VLOOKUP([.U11];[TableSeating.$D$57:.$E$67];2;0);0))))" office:value-type="float" office:value="3" calcext:value-type="float">
            <text:p>3</text:p>
          </table:table-cell>
          <table:table-cell table:formula="of:=IFERROR(VLOOKUP([.U11];[TableSeating.$A$70:.$E$80];5;0);IFERROR(VLOOKUP([.U11];[TableSeating.$B$70:.$E$80];4;0);IFERROR(VLOOKUP([.U11];[TableSeating.$C$70:.$E$80];3;0);IFERROR(VLOOKUP([.U11];[TableSeating.$D$70:.$E$80];2;0);0))))" office:value-type="float" office:value="9" calcext:value-type="float">
            <text:p>9</text:p>
          </table:table-cell>
          <table:table-cell table:formula="of:=IFERROR(VLOOKUP([.U11];[TableSeating.$A$83:.$E$93];5;0);IFERROR(VLOOKUP([.U11];[TableSeating.$B$83:.$E$93];4;0);IFERROR(VLOOKUP([.U11];[TableSeating.$C$83:.$E$93];3;0);IFERROR(VLOOKUP([.U11];[TableSeating.$D$83:.$E$93];2;0);0))))" office:value-type="float" office:value="10" calcext:value-type="float">
            <text:p>10</text:p>
          </table:table-cell>
          <table:table-cell table:formula="of:=IFERROR(VLOOKUP([.U11];[TableSeating.$A$96:.$E$106];5;0);IFERROR(VLOOKUP([.U11];[TableSeating.$B$96:.$E$106];4;0);IFERROR(VLOOKUP([.U11];[TableSeating.$C$96:.$E$106];3;0);IFERROR(VLOOKUP([.U11];[TableSeating.$D$96:.$E$106];2;0);0))))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IFERROR(VLOOKUP([.A12];[TableSeating.$A$5:.$E$15];5;0);IFERROR(VLOOKUP([.A12];[TableSeating.$B$5:.$E$15];4;0);IFERROR(VLOOKUP([.A12];[TableSeating.$C$5:.$E$15];3;0);IFERROR(VLOOKUP([.A12];[TableSeating.$D$5:.$E$15];2;0);0))))" office:value-type="float" office:value="6" calcext:value-type="float">
            <text:p>6</text:p>
          </table:table-cell>
          <table:table-cell table:formula="of:=IFERROR(VLOOKUP([.A12];[TableSeating.$A$18:.$E$28];5;0);IFERROR(VLOOKUP([.A12];[TableSeating.$B$18:.$E$28];4;0);IFERROR(VLOOKUP([.A12];[TableSeating.$C$18:.$E$28];3;0);IFERROR(VLOOKUP([.A12];[TableSeating.$D$18:.$E$28];2;0);0))))" office:value-type="float" office:value="7" calcext:value-type="float">
            <text:p>7</text:p>
          </table:table-cell>
          <table:table-cell table:formula="of:=IFERROR(VLOOKUP([.A12];[TableSeating.$A$31:.$E$41];5;0);IFERROR(VLOOKUP([.A12];[TableSeating.$B$31:.$E$41];4;0);IFERROR(VLOOKUP([.A12];[TableSeating.$C$31:.$E$41];3;0);IFERROR(VLOOKUP([.A12];[TableSeating.$D$31:.$E$41];2;0);0))))" office:value-type="float" office:value="3" calcext:value-type="float">
            <text:p>3</text:p>
          </table:table-cell>
          <table:table-cell table:formula="of:=IFERROR(VLOOKUP([.A12];[TableSeating.$A$44:.$E$54];5;0);IFERROR(VLOOKUP([.A12];[TableSeating.$B$44:.$E$54];4;0);IFERROR(VLOOKUP([.A12];[TableSeating.$C$44:.$E$54];3;0);IFERROR(VLOOKUP([.A12];[TableSeating.$D$44:.$E$54];2;0);0))))" office:value-type="float" office:value="11" calcext:value-type="float">
            <text:p>11</text:p>
          </table:table-cell>
          <table:table-cell table:formula="of:=IFERROR(VLOOKUP([.A12];[TableSeating.$A$57:.$E$67];5;0);IFERROR(VLOOKUP([.A12];[TableSeating.$B$57:.$E$67];4;0);IFERROR(VLOOKUP([.A12];[TableSeating.$C$57:.$E$67];3;0);IFERROR(VLOOKUP([.A12];[TableSeating.$D$57:.$E$67];2;0);0))))" office:value-type="float" office:value="4" calcext:value-type="float">
            <text:p>4</text:p>
          </table:table-cell>
          <table:table-cell table:formula="of:=IFERROR(VLOOKUP([.A12];[TableSeating.$A$70:.$E$80];5;0);IFERROR(VLOOKUP([.A12];[TableSeating.$B$70:.$E$80];4;0);IFERROR(VLOOKUP([.A12];[TableSeating.$C$70:.$E$80];3;0);IFERROR(VLOOKUP([.A12];[TableSeating.$D$70:.$E$80];2;0);0))))" office:value-type="float" office:value="7" calcext:value-type="float">
            <text:p>7</text:p>
          </table:table-cell>
          <table:table-cell table:formula="of:=IFERROR(VLOOKUP([.A12];[TableSeating.$A$83:.$E$93];5;0);IFERROR(VLOOKUP([.A12];[TableSeating.$B$83:.$E$93];4;0);IFERROR(VLOOKUP([.A12];[TableSeating.$C$83:.$E$93];3;0);IFERROR(VLOOKUP([.A12];[TableSeating.$D$83:.$E$93];2;0);0))))" office:value-type="float" office:value="11" calcext:value-type="float">
            <text:p>11</text:p>
          </table:table-cell>
          <table:table-cell table:formula="of:=IFERROR(VLOOKUP([.A12];[TableSeating.$A$96:.$E$106];5;0);IFERROR(VLOOKUP([.A12];[TableSeating.$B$96:.$E$106];4;0);IFERROR(VLOOKUP([.A12];[TableSeating.$C$96:.$E$106];3;0);IFERROR(VLOOKUP([.A12];[TableSeating.$D$96:.$E$106];2;0);0)))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U11]+1" office:value-type="float" office:value="10" calcext:value-type="float">
            <text:p>10</text:p>
          </table:table-cell>
          <table:table-cell table:formula="of:=IFERROR(VLOOKUP([.U12];[TableSeating.$A$5:.$E$15];5;0);IFERROR(VLOOKUP([.U12];[TableSeating.$B$5:.$E$15];4;0);IFERROR(VLOOKUP([.U12];[TableSeating.$C$5:.$E$15];3;0);IFERROR(VLOOKUP([.U12];[TableSeating.$D$5:.$E$15];2;0);0))))" office:value-type="float" office:value="6" calcext:value-type="float">
            <text:p>6</text:p>
          </table:table-cell>
          <table:table-cell table:formula="of:=IFERROR(VLOOKUP([.U12];[TableSeating.$A$18:.$E$28];5;0);IFERROR(VLOOKUP([.U12];[TableSeating.$B$18:.$E$28];4;0);IFERROR(VLOOKUP([.U12];[TableSeating.$C$18:.$E$28];3;0);IFERROR(VLOOKUP([.U12];[TableSeating.$D$18:.$E$28];2;0);0))))" office:value-type="float" office:value="7" calcext:value-type="float">
            <text:p>7</text:p>
          </table:table-cell>
          <table:table-cell table:formula="of:=IFERROR(VLOOKUP([.U12];[TableSeating.$A$31:.$E$41];5;0);IFERROR(VLOOKUP([.U12];[TableSeating.$B$31:.$E$41];4;0);IFERROR(VLOOKUP([.U12];[TableSeating.$C$31:.$E$41];3;0);IFERROR(VLOOKUP([.U12];[TableSeating.$D$31:.$E$41];2;0);0))))" office:value-type="float" office:value="3" calcext:value-type="float">
            <text:p>3</text:p>
          </table:table-cell>
          <table:table-cell table:formula="of:=IFERROR(VLOOKUP([.U12];[TableSeating.$A$44:.$E$54];5;0);IFERROR(VLOOKUP([.U12];[TableSeating.$B$44:.$E$54];4;0);IFERROR(VLOOKUP([.U12];[TableSeating.$C$44:.$E$54];3;0);IFERROR(VLOOKUP([.U12];[TableSeating.$D$44:.$E$54];2;0);0))))" office:value-type="float" office:value="11" calcext:value-type="float">
            <text:p>11</text:p>
          </table:table-cell>
          <table:table-cell table:formula="of:=IFERROR(VLOOKUP([.U12];[TableSeating.$A$57:.$E$67];5;0);IFERROR(VLOOKUP([.U12];[TableSeating.$B$57:.$E$67];4;0);IFERROR(VLOOKUP([.U12];[TableSeating.$C$57:.$E$67];3;0);IFERROR(VLOOKUP([.U12];[TableSeating.$D$57:.$E$67];2;0);0))))" office:value-type="float" office:value="4" calcext:value-type="float">
            <text:p>4</text:p>
          </table:table-cell>
          <table:table-cell table:formula="of:=IFERROR(VLOOKUP([.U12];[TableSeating.$A$70:.$E$80];5;0);IFERROR(VLOOKUP([.U12];[TableSeating.$B$70:.$E$80];4;0);IFERROR(VLOOKUP([.U12];[TableSeating.$C$70:.$E$80];3;0);IFERROR(VLOOKUP([.U12];[TableSeating.$D$70:.$E$80];2;0);0))))" office:value-type="float" office:value="7" calcext:value-type="float">
            <text:p>7</text:p>
          </table:table-cell>
          <table:table-cell table:formula="of:=IFERROR(VLOOKUP([.U12];[TableSeating.$A$83:.$E$93];5;0);IFERROR(VLOOKUP([.U12];[TableSeating.$B$83:.$E$93];4;0);IFERROR(VLOOKUP([.U12];[TableSeating.$C$83:.$E$93];3;0);IFERROR(VLOOKUP([.U12];[TableSeating.$D$83:.$E$93];2;0);0))))" office:value-type="float" office:value="11" calcext:value-type="float">
            <text:p>11</text:p>
          </table:table-cell>
          <table:table-cell table:formula="of:=IFERROR(VLOOKUP([.U12];[TableSeating.$A$96:.$E$106];5;0);IFERROR(VLOOKUP([.U12];[TableSeating.$B$96:.$E$106];4;0);IFERROR(VLOOKUP([.U12];[TableSeating.$C$96:.$E$106];3;0);IFERROR(VLOOKUP([.U12];[TableSeating.$D$96:.$E$106];2;0);0)))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IFERROR(VLOOKUP([.A13];[TableSeating.$A$5:.$E$15];5;0);IFERROR(VLOOKUP([.A13];[TableSeating.$B$5:.$E$15];4;0);IFERROR(VLOOKUP([.A13];[TableSeating.$C$5:.$E$15];3;0);IFERROR(VLOOKUP([.A13];[TableSeating.$D$5:.$E$15];2;0);0))))" office:value-type="float" office:value="3" calcext:value-type="float">
            <text:p>3</text:p>
          </table:table-cell>
          <table:table-cell table:formula="of:=IFERROR(VLOOKUP([.A13];[TableSeating.$A$18:.$E$28];5;0);IFERROR(VLOOKUP([.A13];[TableSeating.$B$18:.$E$28];4;0);IFERROR(VLOOKUP([.A13];[TableSeating.$C$18:.$E$28];3;0);IFERROR(VLOOKUP([.A13];[TableSeating.$D$18:.$E$28];2;0);0))))" office:value-type="float" office:value="4" calcext:value-type="float">
            <text:p>4</text:p>
          </table:table-cell>
          <table:table-cell table:formula="of:=IFERROR(VLOOKUP([.A13];[TableSeating.$A$31:.$E$41];5;0);IFERROR(VLOOKUP([.A13];[TableSeating.$B$31:.$E$41];4;0);IFERROR(VLOOKUP([.A13];[TableSeating.$C$31:.$E$41];3;0);IFERROR(VLOOKUP([.A13];[TableSeating.$D$31:.$E$41];2;0);0))))" office:value-type="float" office:value="7" calcext:value-type="float">
            <text:p>7</text:p>
          </table:table-cell>
          <table:table-cell table:formula="of:=IFERROR(VLOOKUP([.A13];[TableSeating.$A$44:.$E$54];5;0);IFERROR(VLOOKUP([.A13];[TableSeating.$B$44:.$E$54];4;0);IFERROR(VLOOKUP([.A13];[TableSeating.$C$44:.$E$54];3;0);IFERROR(VLOOKUP([.A13];[TableSeating.$D$44:.$E$54];2;0);0))))" office:value-type="float" office:value="10" calcext:value-type="float">
            <text:p>10</text:p>
          </table:table-cell>
          <table:table-cell table:formula="of:=IFERROR(VLOOKUP([.A13];[TableSeating.$A$57:.$E$67];5;0);IFERROR(VLOOKUP([.A13];[TableSeating.$B$57:.$E$67];4;0);IFERROR(VLOOKUP([.A13];[TableSeating.$C$57:.$E$67];3;0);IFERROR(VLOOKUP([.A13];[TableSeating.$D$57:.$E$67];2;0);0))))" office:value-type="float" office:value="11" calcext:value-type="float">
            <text:p>11</text:p>
          </table:table-cell>
          <table:table-cell table:formula="of:=IFERROR(VLOOKUP([.A13];[TableSeating.$A$70:.$E$80];5;0);IFERROR(VLOOKUP([.A13];[TableSeating.$B$70:.$E$80];4;0);IFERROR(VLOOKUP([.A13];[TableSeating.$C$70:.$E$80];3;0);IFERROR(VLOOKUP([.A13];[TableSeating.$D$70:.$E$80];2;0);0))))" office:value-type="float" office:value="5" calcext:value-type="float">
            <text:p>5</text:p>
          </table:table-cell>
          <table:table-cell table:formula="of:=IFERROR(VLOOKUP([.A13];[TableSeating.$A$83:.$E$93];5;0);IFERROR(VLOOKUP([.A13];[TableSeating.$B$83:.$E$93];4;0);IFERROR(VLOOKUP([.A13];[TableSeating.$C$83:.$E$93];3;0);IFERROR(VLOOKUP([.A13];[TableSeating.$D$83:.$E$93];2;0);0))))" office:value-type="float" office:value="11" calcext:value-type="float">
            <text:p>11</text:p>
          </table:table-cell>
          <table:table-cell table:formula="of:=IFERROR(VLOOKUP([.A13];[TableSeating.$A$96:.$E$106];5;0);IFERROR(VLOOKUP([.A13];[TableSeating.$B$96:.$E$106];4;0);IFERROR(VLOOKUP([.A13];[TableSeating.$C$96:.$E$106];3;0);IFERROR(VLOOKUP([.A13];[TableSeating.$D$96:.$E$106];2;0);0))))"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U12]+1" office:value-type="float" office:value="11" calcext:value-type="float">
            <text:p>11</text:p>
          </table:table-cell>
          <table:table-cell table:formula="of:=IFERROR(VLOOKUP([.U13];[TableSeating.$A$5:.$E$15];5;0);IFERROR(VLOOKUP([.U13];[TableSeating.$B$5:.$E$15];4;0);IFERROR(VLOOKUP([.U13];[TableSeating.$C$5:.$E$15];3;0);IFERROR(VLOOKUP([.U13];[TableSeating.$D$5:.$E$15];2;0);0))))" office:value-type="float" office:value="3" calcext:value-type="float">
            <text:p>3</text:p>
          </table:table-cell>
          <table:table-cell table:formula="of:=IFERROR(VLOOKUP([.U13];[TableSeating.$A$18:.$E$28];5;0);IFERROR(VLOOKUP([.U13];[TableSeating.$B$18:.$E$28];4;0);IFERROR(VLOOKUP([.U13];[TableSeating.$C$18:.$E$28];3;0);IFERROR(VLOOKUP([.U13];[TableSeating.$D$18:.$E$28];2;0);0))))" office:value-type="float" office:value="4" calcext:value-type="float">
            <text:p>4</text:p>
          </table:table-cell>
          <table:table-cell table:formula="of:=IFERROR(VLOOKUP([.U13];[TableSeating.$A$31:.$E$41];5;0);IFERROR(VLOOKUP([.U13];[TableSeating.$B$31:.$E$41];4;0);IFERROR(VLOOKUP([.U13];[TableSeating.$C$31:.$E$41];3;0);IFERROR(VLOOKUP([.U13];[TableSeating.$D$31:.$E$41];2;0);0))))" office:value-type="float" office:value="7" calcext:value-type="float">
            <text:p>7</text:p>
          </table:table-cell>
          <table:table-cell table:formula="of:=IFERROR(VLOOKUP([.U13];[TableSeating.$A$44:.$E$54];5;0);IFERROR(VLOOKUP([.U13];[TableSeating.$B$44:.$E$54];4;0);IFERROR(VLOOKUP([.U13];[TableSeating.$C$44:.$E$54];3;0);IFERROR(VLOOKUP([.U13];[TableSeating.$D$44:.$E$54];2;0);0))))" office:value-type="float" office:value="10" calcext:value-type="float">
            <text:p>10</text:p>
          </table:table-cell>
          <table:table-cell table:formula="of:=IFERROR(VLOOKUP([.U13];[TableSeating.$A$57:.$E$67];5;0);IFERROR(VLOOKUP([.U13];[TableSeating.$B$57:.$E$67];4;0);IFERROR(VLOOKUP([.U13];[TableSeating.$C$57:.$E$67];3;0);IFERROR(VLOOKUP([.U13];[TableSeating.$D$57:.$E$67];2;0);0))))" office:value-type="float" office:value="11" calcext:value-type="float">
            <text:p>11</text:p>
          </table:table-cell>
          <table:table-cell table:formula="of:=IFERROR(VLOOKUP([.U13];[TableSeating.$A$70:.$E$80];5;0);IFERROR(VLOOKUP([.U13];[TableSeating.$B$70:.$E$80];4;0);IFERROR(VLOOKUP([.U13];[TableSeating.$C$70:.$E$80];3;0);IFERROR(VLOOKUP([.U13];[TableSeating.$D$70:.$E$80];2;0);0))))" office:value-type="float" office:value="5" calcext:value-type="float">
            <text:p>5</text:p>
          </table:table-cell>
          <table:table-cell table:formula="of:=IFERROR(VLOOKUP([.U13];[TableSeating.$A$83:.$E$93];5;0);IFERROR(VLOOKUP([.U13];[TableSeating.$B$83:.$E$93];4;0);IFERROR(VLOOKUP([.U13];[TableSeating.$C$83:.$E$93];3;0);IFERROR(VLOOKUP([.U13];[TableSeating.$D$83:.$E$93];2;0);0))))" office:value-type="float" office:value="11" calcext:value-type="float">
            <text:p>11</text:p>
          </table:table-cell>
          <table:table-cell table:formula="of:=IFERROR(VLOOKUP([.U13];[TableSeating.$A$96:.$E$106];5;0);IFERROR(VLOOKUP([.U13];[TableSeating.$B$96:.$E$106];4;0);IFERROR(VLOOKUP([.U13];[TableSeating.$C$96:.$E$106];3;0);IFERROR(VLOOKUP([.U13];[TableSeating.$D$96:.$E$106];2;0);0))))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IFERROR(VLOOKUP([.A14];[TableSeating.$A$5:.$E$15];5;0);IFERROR(VLOOKUP([.A14];[TableSeating.$B$5:.$E$15];4;0);IFERROR(VLOOKUP([.A14];[TableSeating.$C$5:.$E$15];3;0);IFERROR(VLOOKUP([.A14];[TableSeating.$D$5:.$E$15];2;0);0))))" office:value-type="float" office:value="2" calcext:value-type="float">
            <text:p>2</text:p>
          </table:table-cell>
          <table:table-cell table:formula="of:=IFERROR(VLOOKUP([.A14];[TableSeating.$A$18:.$E$28];5;0);IFERROR(VLOOKUP([.A14];[TableSeating.$B$18:.$E$28];4;0);IFERROR(VLOOKUP([.A14];[TableSeating.$C$18:.$E$28];3;0);IFERROR(VLOOKUP([.A14];[TableSeating.$D$18:.$E$28];2;0);0))))" office:value-type="float" office:value="9" calcext:value-type="float">
            <text:p>9</text:p>
          </table:table-cell>
          <table:table-cell table:formula="of:=IFERROR(VLOOKUP([.A14];[TableSeating.$A$31:.$E$41];5;0);IFERROR(VLOOKUP([.A14];[TableSeating.$B$31:.$E$41];4;0);IFERROR(VLOOKUP([.A14];[TableSeating.$C$31:.$E$41];3;0);IFERROR(VLOOKUP([.A14];[TableSeating.$D$31:.$E$41];2;0);0))))" office:value-type="float" office:value="10" calcext:value-type="float">
            <text:p>10</text:p>
          </table:table-cell>
          <table:table-cell table:formula="of:=IFERROR(VLOOKUP([.A14];[TableSeating.$A$44:.$E$54];5;0);IFERROR(VLOOKUP([.A14];[TableSeating.$B$44:.$E$54];4;0);IFERROR(VLOOKUP([.A14];[TableSeating.$C$44:.$E$54];3;0);IFERROR(VLOOKUP([.A14];[TableSeating.$D$44:.$E$54];2;0);0))))" office:value-type="float" office:value="9" calcext:value-type="float">
            <text:p>9</text:p>
          </table:table-cell>
          <table:table-cell table:formula="of:=IFERROR(VLOOKUP([.A14];[TableSeating.$A$57:.$E$67];5;0);IFERROR(VLOOKUP([.A14];[TableSeating.$B$57:.$E$67];4;0);IFERROR(VLOOKUP([.A14];[TableSeating.$C$57:.$E$67];3;0);IFERROR(VLOOKUP([.A14];[TableSeating.$D$57:.$E$67];2;0);0))))" office:value-type="float" office:value="2" calcext:value-type="float">
            <text:p>2</text:p>
          </table:table-cell>
          <table:table-cell table:formula="of:=IFERROR(VLOOKUP([.A14];[TableSeating.$A$70:.$E$80];5;0);IFERROR(VLOOKUP([.A14];[TableSeating.$B$70:.$E$80];4;0);IFERROR(VLOOKUP([.A14];[TableSeating.$C$70:.$E$80];3;0);IFERROR(VLOOKUP([.A14];[TableSeating.$D$70:.$E$80];2;0);0))))" office:value-type="float" office:value="8" calcext:value-type="float">
            <text:p>8</text:p>
          </table:table-cell>
          <table:table-cell table:formula="of:=IFERROR(VLOOKUP([.A14];[TableSeating.$A$83:.$E$93];5;0);IFERROR(VLOOKUP([.A14];[TableSeating.$B$83:.$E$93];4;0);IFERROR(VLOOKUP([.A14];[TableSeating.$C$83:.$E$93];3;0);IFERROR(VLOOKUP([.A14];[TableSeating.$D$83:.$E$93];2;0);0))))" office:value-type="float" office:value="8" calcext:value-type="float">
            <text:p>8</text:p>
          </table:table-cell>
          <table:table-cell table:formula="of:=IFERROR(VLOOKUP([.A14];[TableSeating.$A$96:.$E$106];5;0);IFERROR(VLOOKUP([.A14];[TableSeating.$B$96:.$E$106];4;0);IFERROR(VLOOKUP([.A14];[TableSeating.$C$96:.$E$106];3;0);IFERROR(VLOOKUP([.A14];[TableSeating.$D$96:.$E$106];2;0);0)))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U13]+1" office:value-type="float" office:value="12" calcext:value-type="float">
            <text:p>12</text:p>
          </table:table-cell>
          <table:table-cell table:formula="of:=IFERROR(VLOOKUP([.U14];[TableSeating.$A$5:.$E$15];5;0);IFERROR(VLOOKUP([.U14];[TableSeating.$B$5:.$E$15];4;0);IFERROR(VLOOKUP([.U14];[TableSeating.$C$5:.$E$15];3;0);IFERROR(VLOOKUP([.U14];[TableSeating.$D$5:.$E$15];2;0);0))))" office:value-type="float" office:value="2" calcext:value-type="float">
            <text:p>2</text:p>
          </table:table-cell>
          <table:table-cell table:formula="of:=IFERROR(VLOOKUP([.U14];[TableSeating.$A$18:.$E$28];5;0);IFERROR(VLOOKUP([.U14];[TableSeating.$B$18:.$E$28];4;0);IFERROR(VLOOKUP([.U14];[TableSeating.$C$18:.$E$28];3;0);IFERROR(VLOOKUP([.U14];[TableSeating.$D$18:.$E$28];2;0);0))))" office:value-type="float" office:value="9" calcext:value-type="float">
            <text:p>9</text:p>
          </table:table-cell>
          <table:table-cell table:formula="of:=IFERROR(VLOOKUP([.U14];[TableSeating.$A$31:.$E$41];5;0);IFERROR(VLOOKUP([.U14];[TableSeating.$B$31:.$E$41];4;0);IFERROR(VLOOKUP([.U14];[TableSeating.$C$31:.$E$41];3;0);IFERROR(VLOOKUP([.U14];[TableSeating.$D$31:.$E$41];2;0);0))))" office:value-type="float" office:value="10" calcext:value-type="float">
            <text:p>10</text:p>
          </table:table-cell>
          <table:table-cell table:formula="of:=IFERROR(VLOOKUP([.U14];[TableSeating.$A$44:.$E$54];5;0);IFERROR(VLOOKUP([.U14];[TableSeating.$B$44:.$E$54];4;0);IFERROR(VLOOKUP([.U14];[TableSeating.$C$44:.$E$54];3;0);IFERROR(VLOOKUP([.U14];[TableSeating.$D$44:.$E$54];2;0);0))))" office:value-type="float" office:value="9" calcext:value-type="float">
            <text:p>9</text:p>
          </table:table-cell>
          <table:table-cell table:formula="of:=IFERROR(VLOOKUP([.U14];[TableSeating.$A$57:.$E$67];5;0);IFERROR(VLOOKUP([.U14];[TableSeating.$B$57:.$E$67];4;0);IFERROR(VLOOKUP([.U14];[TableSeating.$C$57:.$E$67];3;0);IFERROR(VLOOKUP([.U14];[TableSeating.$D$57:.$E$67];2;0);0))))" office:value-type="float" office:value="2" calcext:value-type="float">
            <text:p>2</text:p>
          </table:table-cell>
          <table:table-cell table:formula="of:=IFERROR(VLOOKUP([.U14];[TableSeating.$A$70:.$E$80];5;0);IFERROR(VLOOKUP([.U14];[TableSeating.$B$70:.$E$80];4;0);IFERROR(VLOOKUP([.U14];[TableSeating.$C$70:.$E$80];3;0);IFERROR(VLOOKUP([.U14];[TableSeating.$D$70:.$E$80];2;0);0))))" office:value-type="float" office:value="8" calcext:value-type="float">
            <text:p>8</text:p>
          </table:table-cell>
          <table:table-cell table:formula="of:=IFERROR(VLOOKUP([.U14];[TableSeating.$A$83:.$E$93];5;0);IFERROR(VLOOKUP([.U14];[TableSeating.$B$83:.$E$93];4;0);IFERROR(VLOOKUP([.U14];[TableSeating.$C$83:.$E$93];3;0);IFERROR(VLOOKUP([.U14];[TableSeating.$D$83:.$E$93];2;0);0))))" office:value-type="float" office:value="8" calcext:value-type="float">
            <text:p>8</text:p>
          </table:table-cell>
          <table:table-cell table:formula="of:=IFERROR(VLOOKUP([.U14];[TableSeating.$A$96:.$E$106];5;0);IFERROR(VLOOKUP([.U14];[TableSeating.$B$96:.$E$106];4;0);IFERROR(VLOOKUP([.U14];[TableSeating.$C$96:.$E$106];3;0);IFERROR(VLOOKUP([.U14];[TableSeating.$D$96:.$E$106];2;0);0)))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IFERROR(VLOOKUP([.A15];[TableSeating.$A$5:.$E$15];5;0);IFERROR(VLOOKUP([.A15];[TableSeating.$B$5:.$E$15];4;0);IFERROR(VLOOKUP([.A15];[TableSeating.$C$5:.$E$15];3;0);IFERROR(VLOOKUP([.A15];[TableSeating.$D$5:.$E$15];2;0);0))))" office:value-type="float" office:value="4" calcext:value-type="float">
            <text:p>4</text:p>
          </table:table-cell>
          <table:table-cell table:formula="of:=IFERROR(VLOOKUP([.A15];[TableSeating.$A$18:.$E$28];5;0);IFERROR(VLOOKUP([.A15];[TableSeating.$B$18:.$E$28];4;0);IFERROR(VLOOKUP([.A15];[TableSeating.$C$18:.$E$28];3;0);IFERROR(VLOOKUP([.A15];[TableSeating.$D$18:.$E$28];2;0);0))))" office:value-type="float" office:value="4" calcext:value-type="float">
            <text:p>4</text:p>
          </table:table-cell>
          <table:table-cell table:formula="of:=IFERROR(VLOOKUP([.A15];[TableSeating.$A$31:.$E$41];5;0);IFERROR(VLOOKUP([.A15];[TableSeating.$B$31:.$E$41];4;0);IFERROR(VLOOKUP([.A15];[TableSeating.$C$31:.$E$41];3;0);IFERROR(VLOOKUP([.A15];[TableSeating.$D$31:.$E$41];2;0);0))))" office:value-type="float" office:value="3" calcext:value-type="float">
            <text:p>3</text:p>
          </table:table-cell>
          <table:table-cell table:formula="of:=IFERROR(VLOOKUP([.A15];[TableSeating.$A$44:.$E$54];5;0);IFERROR(VLOOKUP([.A15];[TableSeating.$B$44:.$E$54];4;0);IFERROR(VLOOKUP([.A15];[TableSeating.$C$44:.$E$54];3;0);IFERROR(VLOOKUP([.A15];[TableSeating.$D$44:.$E$54];2;0);0))))" office:value-type="float" office:value="6" calcext:value-type="float">
            <text:p>6</text:p>
          </table:table-cell>
          <table:table-cell table:formula="of:=IFERROR(VLOOKUP([.A15];[TableSeating.$A$57:.$E$67];5;0);IFERROR(VLOOKUP([.A15];[TableSeating.$B$57:.$E$67];4;0);IFERROR(VLOOKUP([.A15];[TableSeating.$C$57:.$E$67];3;0);IFERROR(VLOOKUP([.A15];[TableSeating.$D$57:.$E$67];2;0);0))))" office:value-type="float" office:value="2" calcext:value-type="float">
            <text:p>2</text:p>
          </table:table-cell>
          <table:table-cell table:formula="of:=IFERROR(VLOOKUP([.A15];[TableSeating.$A$70:.$E$80];5;0);IFERROR(VLOOKUP([.A15];[TableSeating.$B$70:.$E$80];4;0);IFERROR(VLOOKUP([.A15];[TableSeating.$C$70:.$E$80];3;0);IFERROR(VLOOKUP([.A15];[TableSeating.$D$70:.$E$80];2;0);0))))" office:value-type="float" office:value="4" calcext:value-type="float">
            <text:p>4</text:p>
          </table:table-cell>
          <table:table-cell table:formula="of:=IFERROR(VLOOKUP([.A15];[TableSeating.$A$83:.$E$93];5;0);IFERROR(VLOOKUP([.A15];[TableSeating.$B$83:.$E$93];4;0);IFERROR(VLOOKUP([.A15];[TableSeating.$C$83:.$E$93];3;0);IFERROR(VLOOKUP([.A15];[TableSeating.$D$83:.$E$93];2;0);0))))" office:value-type="float" office:value="9" calcext:value-type="float">
            <text:p>9</text:p>
          </table:table-cell>
          <table:table-cell table:formula="of:=IFERROR(VLOOKUP([.A15];[TableSeating.$A$96:.$E$106];5;0);IFERROR(VLOOKUP([.A15];[TableSeating.$B$96:.$E$106];4;0);IFERROR(VLOOKUP([.A15];[TableSeating.$C$96:.$E$106];3;0);IFERROR(VLOOKUP([.A15];[TableSeating.$D$96:.$E$106];2;0);0))))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14]+1" office:value-type="float" office:value="13" calcext:value-type="float">
            <text:p>13</text:p>
          </table:table-cell>
          <table:table-cell table:formula="of:=IFERROR(VLOOKUP([.U15];[TableSeating.$A$5:.$E$15];5;0);IFERROR(VLOOKUP([.U15];[TableSeating.$B$5:.$E$15];4;0);IFERROR(VLOOKUP([.U15];[TableSeating.$C$5:.$E$15];3;0);IFERROR(VLOOKUP([.U15];[TableSeating.$D$5:.$E$15];2;0);0))))" office:value-type="float" office:value="4" calcext:value-type="float">
            <text:p>4</text:p>
          </table:table-cell>
          <table:table-cell table:formula="of:=IFERROR(VLOOKUP([.U15];[TableSeating.$A$18:.$E$28];5;0);IFERROR(VLOOKUP([.U15];[TableSeating.$B$18:.$E$28];4;0);IFERROR(VLOOKUP([.U15];[TableSeating.$C$18:.$E$28];3;0);IFERROR(VLOOKUP([.U15];[TableSeating.$D$18:.$E$28];2;0);0))))" office:value-type="float" office:value="4" calcext:value-type="float">
            <text:p>4</text:p>
          </table:table-cell>
          <table:table-cell table:formula="of:=IFERROR(VLOOKUP([.U15];[TableSeating.$A$31:.$E$41];5;0);IFERROR(VLOOKUP([.U15];[TableSeating.$B$31:.$E$41];4;0);IFERROR(VLOOKUP([.U15];[TableSeating.$C$31:.$E$41];3;0);IFERROR(VLOOKUP([.U15];[TableSeating.$D$31:.$E$41];2;0);0))))" office:value-type="float" office:value="3" calcext:value-type="float">
            <text:p>3</text:p>
          </table:table-cell>
          <table:table-cell table:formula="of:=IFERROR(VLOOKUP([.U15];[TableSeating.$A$44:.$E$54];5;0);IFERROR(VLOOKUP([.U15];[TableSeating.$B$44:.$E$54];4;0);IFERROR(VLOOKUP([.U15];[TableSeating.$C$44:.$E$54];3;0);IFERROR(VLOOKUP([.U15];[TableSeating.$D$44:.$E$54];2;0);0))))" office:value-type="float" office:value="6" calcext:value-type="float">
            <text:p>6</text:p>
          </table:table-cell>
          <table:table-cell table:formula="of:=IFERROR(VLOOKUP([.U15];[TableSeating.$A$57:.$E$67];5;0);IFERROR(VLOOKUP([.U15];[TableSeating.$B$57:.$E$67];4;0);IFERROR(VLOOKUP([.U15];[TableSeating.$C$57:.$E$67];3;0);IFERROR(VLOOKUP([.U15];[TableSeating.$D$57:.$E$67];2;0);0))))" office:value-type="float" office:value="2" calcext:value-type="float">
            <text:p>2</text:p>
          </table:table-cell>
          <table:table-cell table:formula="of:=IFERROR(VLOOKUP([.U15];[TableSeating.$A$70:.$E$80];5;0);IFERROR(VLOOKUP([.U15];[TableSeating.$B$70:.$E$80];4;0);IFERROR(VLOOKUP([.U15];[TableSeating.$C$70:.$E$80];3;0);IFERROR(VLOOKUP([.U15];[TableSeating.$D$70:.$E$80];2;0);0))))" office:value-type="float" office:value="4" calcext:value-type="float">
            <text:p>4</text:p>
          </table:table-cell>
          <table:table-cell table:formula="of:=IFERROR(VLOOKUP([.U15];[TableSeating.$A$83:.$E$93];5;0);IFERROR(VLOOKUP([.U15];[TableSeating.$B$83:.$E$93];4;0);IFERROR(VLOOKUP([.U15];[TableSeating.$C$83:.$E$93];3;0);IFERROR(VLOOKUP([.U15];[TableSeating.$D$83:.$E$93];2;0);0))))" office:value-type="float" office:value="9" calcext:value-type="float">
            <text:p>9</text:p>
          </table:table-cell>
          <table:table-cell table:formula="of:=IFERROR(VLOOKUP([.U15];[TableSeating.$A$96:.$E$106];5;0);IFERROR(VLOOKUP([.U15];[TableSeating.$B$96:.$E$106];4;0);IFERROR(VLOOKUP([.U15];[TableSeating.$C$96:.$E$106];3;0);IFERROR(VLOOKUP([.U15];[TableSeating.$D$96:.$E$106];2;0);0))))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IFERROR(VLOOKUP([.A16];[TableSeating.$A$5:.$E$15];5;0);IFERROR(VLOOKUP([.A16];[TableSeating.$B$5:.$E$15];4;0);IFERROR(VLOOKUP([.A16];[TableSeating.$C$5:.$E$15];3;0);IFERROR(VLOOKUP([.A16];[TableSeating.$D$5:.$E$15];2;0);0))))" office:value-type="float" office:value="10" calcext:value-type="float">
            <text:p>10</text:p>
          </table:table-cell>
          <table:table-cell table:formula="of:=IFERROR(VLOOKUP([.A16];[TableSeating.$A$18:.$E$28];5;0);IFERROR(VLOOKUP([.A16];[TableSeating.$B$18:.$E$28];4;0);IFERROR(VLOOKUP([.A16];[TableSeating.$C$18:.$E$28];3;0);IFERROR(VLOOKUP([.A16];[TableSeating.$D$18:.$E$28];2;0);0))))" office:value-type="float" office:value="4" calcext:value-type="float">
            <text:p>4</text:p>
          </table:table-cell>
          <table:table-cell table:formula="of:=IFERROR(VLOOKUP([.A16];[TableSeating.$A$31:.$E$41];5;0);IFERROR(VLOOKUP([.A16];[TableSeating.$B$31:.$E$41];4;0);IFERROR(VLOOKUP([.A16];[TableSeating.$C$31:.$E$41];3;0);IFERROR(VLOOKUP([.A16];[TableSeating.$D$31:.$E$41];2;0);0))))" office:value-type="float" office:value="11" calcext:value-type="float">
            <text:p>11</text:p>
          </table:table-cell>
          <table:table-cell table:formula="of:=IFERROR(VLOOKUP([.A16];[TableSeating.$A$44:.$E$54];5;0);IFERROR(VLOOKUP([.A16];[TableSeating.$B$44:.$E$54];4;0);IFERROR(VLOOKUP([.A16];[TableSeating.$C$44:.$E$54];3;0);IFERROR(VLOOKUP([.A16];[TableSeating.$D$44:.$E$54];2;0);0))))" office:value-type="float" office:value="4" calcext:value-type="float">
            <text:p>4</text:p>
          </table:table-cell>
          <table:table-cell table:formula="of:=IFERROR(VLOOKUP([.A16];[TableSeating.$A$57:.$E$67];5;0);IFERROR(VLOOKUP([.A16];[TableSeating.$B$57:.$E$67];4;0);IFERROR(VLOOKUP([.A16];[TableSeating.$C$57:.$E$67];3;0);IFERROR(VLOOKUP([.A16];[TableSeating.$D$57:.$E$67];2;0);0))))" office:value-type="float" office:value="6" calcext:value-type="float">
            <text:p>6</text:p>
          </table:table-cell>
          <table:table-cell table:formula="of:=IFERROR(VLOOKUP([.A16];[TableSeating.$A$70:.$E$80];5;0);IFERROR(VLOOKUP([.A16];[TableSeating.$B$70:.$E$80];4;0);IFERROR(VLOOKUP([.A16];[TableSeating.$C$70:.$E$80];3;0);IFERROR(VLOOKUP([.A16];[TableSeating.$D$70:.$E$80];2;0);0))))" office:value-type="float" office:value="7" calcext:value-type="float">
            <text:p>7</text:p>
          </table:table-cell>
          <table:table-cell table:formula="of:=IFERROR(VLOOKUP([.A16];[TableSeating.$A$83:.$E$93];5;0);IFERROR(VLOOKUP([.A16];[TableSeating.$B$83:.$E$93];4;0);IFERROR(VLOOKUP([.A16];[TableSeating.$C$83:.$E$93];3;0);IFERROR(VLOOKUP([.A16];[TableSeating.$D$83:.$E$93];2;0);0))))" office:value-type="float" office:value="2" calcext:value-type="float">
            <text:p>2</text:p>
          </table:table-cell>
          <table:table-cell table:formula="of:=IFERROR(VLOOKUP([.A16];[TableSeating.$A$96:.$E$106];5;0);IFERROR(VLOOKUP([.A16];[TableSeating.$B$96:.$E$106];4;0);IFERROR(VLOOKUP([.A16];[TableSeating.$C$96:.$E$106];3;0);IFERROR(VLOOKUP([.A16];[TableSeating.$D$96:.$E$106];2;0);0)))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U15]+1" office:value-type="float" office:value="14" calcext:value-type="float">
            <text:p>14</text:p>
          </table:table-cell>
          <table:table-cell table:formula="of:=IFERROR(VLOOKUP([.U16];[TableSeating.$A$5:.$E$15];5;0);IFERROR(VLOOKUP([.U16];[TableSeating.$B$5:.$E$15];4;0);IFERROR(VLOOKUP([.U16];[TableSeating.$C$5:.$E$15];3;0);IFERROR(VLOOKUP([.U16];[TableSeating.$D$5:.$E$15];2;0);0))))" office:value-type="float" office:value="10" calcext:value-type="float">
            <text:p>10</text:p>
          </table:table-cell>
          <table:table-cell table:formula="of:=IFERROR(VLOOKUP([.U16];[TableSeating.$A$18:.$E$28];5;0);IFERROR(VLOOKUP([.U16];[TableSeating.$B$18:.$E$28];4;0);IFERROR(VLOOKUP([.U16];[TableSeating.$C$18:.$E$28];3;0);IFERROR(VLOOKUP([.U16];[TableSeating.$D$18:.$E$28];2;0);0))))" office:value-type="float" office:value="4" calcext:value-type="float">
            <text:p>4</text:p>
          </table:table-cell>
          <table:table-cell table:formula="of:=IFERROR(VLOOKUP([.U16];[TableSeating.$A$31:.$E$41];5;0);IFERROR(VLOOKUP([.U16];[TableSeating.$B$31:.$E$41];4;0);IFERROR(VLOOKUP([.U16];[TableSeating.$C$31:.$E$41];3;0);IFERROR(VLOOKUP([.U16];[TableSeating.$D$31:.$E$41];2;0);0))))" office:value-type="float" office:value="11" calcext:value-type="float">
            <text:p>11</text:p>
          </table:table-cell>
          <table:table-cell table:formula="of:=IFERROR(VLOOKUP([.U16];[TableSeating.$A$44:.$E$54];5;0);IFERROR(VLOOKUP([.U16];[TableSeating.$B$44:.$E$54];4;0);IFERROR(VLOOKUP([.U16];[TableSeating.$C$44:.$E$54];3;0);IFERROR(VLOOKUP([.U16];[TableSeating.$D$44:.$E$54];2;0);0))))" office:value-type="float" office:value="4" calcext:value-type="float">
            <text:p>4</text:p>
          </table:table-cell>
          <table:table-cell table:formula="of:=IFERROR(VLOOKUP([.U16];[TableSeating.$A$57:.$E$67];5;0);IFERROR(VLOOKUP([.U16];[TableSeating.$B$57:.$E$67];4;0);IFERROR(VLOOKUP([.U16];[TableSeating.$C$57:.$E$67];3;0);IFERROR(VLOOKUP([.U16];[TableSeating.$D$57:.$E$67];2;0);0))))" office:value-type="float" office:value="6" calcext:value-type="float">
            <text:p>6</text:p>
          </table:table-cell>
          <table:table-cell table:formula="of:=IFERROR(VLOOKUP([.U16];[TableSeating.$A$70:.$E$80];5;0);IFERROR(VLOOKUP([.U16];[TableSeating.$B$70:.$E$80];4;0);IFERROR(VLOOKUP([.U16];[TableSeating.$C$70:.$E$80];3;0);IFERROR(VLOOKUP([.U16];[TableSeating.$D$70:.$E$80];2;0);0))))" office:value-type="float" office:value="7" calcext:value-type="float">
            <text:p>7</text:p>
          </table:table-cell>
          <table:table-cell table:formula="of:=IFERROR(VLOOKUP([.U16];[TableSeating.$A$83:.$E$93];5;0);IFERROR(VLOOKUP([.U16];[TableSeating.$B$83:.$E$93];4;0);IFERROR(VLOOKUP([.U16];[TableSeating.$C$83:.$E$93];3;0);IFERROR(VLOOKUP([.U16];[TableSeating.$D$83:.$E$93];2;0);0))))" office:value-type="float" office:value="2" calcext:value-type="float">
            <text:p>2</text:p>
          </table:table-cell>
          <table:table-cell table:formula="of:=IFERROR(VLOOKUP([.U16];[TableSeating.$A$96:.$E$106];5;0);IFERROR(VLOOKUP([.U16];[TableSeating.$B$96:.$E$106];4;0);IFERROR(VLOOKUP([.U16];[TableSeating.$C$96:.$E$106];3;0);IFERROR(VLOOKUP([.U16];[TableSeating.$D$96:.$E$106];2;0);0)))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IFERROR(VLOOKUP([.A17];[TableSeating.$A$5:.$E$15];5;0);IFERROR(VLOOKUP([.A17];[TableSeating.$B$5:.$E$15];4;0);IFERROR(VLOOKUP([.A17];[TableSeating.$C$5:.$E$15];3;0);IFERROR(VLOOKUP([.A17];[TableSeating.$D$5:.$E$15];2;0);0))))" office:value-type="float" office:value="8" calcext:value-type="float">
            <text:p>8</text:p>
          </table:table-cell>
          <table:table-cell table:formula="of:=IFERROR(VLOOKUP([.A17];[TableSeating.$A$18:.$E$28];5;0);IFERROR(VLOOKUP([.A17];[TableSeating.$B$18:.$E$28];4;0);IFERROR(VLOOKUP([.A17];[TableSeating.$C$18:.$E$28];3;0);IFERROR(VLOOKUP([.A17];[TableSeating.$D$18:.$E$28];2;0);0))))" office:value-type="float" office:value="2" calcext:value-type="float">
            <text:p>2</text:p>
          </table:table-cell>
          <table:table-cell table:formula="of:=IFERROR(VLOOKUP([.A17];[TableSeating.$A$31:.$E$41];5;0);IFERROR(VLOOKUP([.A17];[TableSeating.$B$31:.$E$41];4;0);IFERROR(VLOOKUP([.A17];[TableSeating.$C$31:.$E$41];3;0);IFERROR(VLOOKUP([.A17];[TableSeating.$D$31:.$E$41];2;0);0))))" office:value-type="float" office:value="10" calcext:value-type="float">
            <text:p>10</text:p>
          </table:table-cell>
          <table:table-cell table:formula="of:=IFERROR(VLOOKUP([.A17];[TableSeating.$A$44:.$E$54];5;0);IFERROR(VLOOKUP([.A17];[TableSeating.$B$44:.$E$54];4;0);IFERROR(VLOOKUP([.A17];[TableSeating.$C$44:.$E$54];3;0);IFERROR(VLOOKUP([.A17];[TableSeating.$D$44:.$E$54];2;0);0))))" office:value-type="float" office:value="3" calcext:value-type="float">
            <text:p>3</text:p>
          </table:table-cell>
          <table:table-cell table:formula="of:=IFERROR(VLOOKUP([.A17];[TableSeating.$A$57:.$E$67];5;0);IFERROR(VLOOKUP([.A17];[TableSeating.$B$57:.$E$67];4;0);IFERROR(VLOOKUP([.A17];[TableSeating.$C$57:.$E$67];3;0);IFERROR(VLOOKUP([.A17];[TableSeating.$D$57:.$E$67];2;0);0))))" office:value-type="float" office:value="4" calcext:value-type="float">
            <text:p>4</text:p>
          </table:table-cell>
          <table:table-cell table:formula="of:=IFERROR(VLOOKUP([.A17];[TableSeating.$A$70:.$E$80];5;0);IFERROR(VLOOKUP([.A17];[TableSeating.$B$70:.$E$80];4;0);IFERROR(VLOOKUP([.A17];[TableSeating.$C$70:.$E$80];3;0);IFERROR(VLOOKUP([.A17];[TableSeating.$D$70:.$E$80];2;0);0))))" office:value-type="float" office:value="10" calcext:value-type="float">
            <text:p>10</text:p>
          </table:table-cell>
          <table:table-cell table:formula="of:=IFERROR(VLOOKUP([.A17];[TableSeating.$A$83:.$E$93];5;0);IFERROR(VLOOKUP([.A17];[TableSeating.$B$83:.$E$93];4;0);IFERROR(VLOOKUP([.A17];[TableSeating.$C$83:.$E$93];3;0);IFERROR(VLOOKUP([.A17];[TableSeating.$D$83:.$E$93];2;0);0))))" office:value-type="float" office:value="4" calcext:value-type="float">
            <text:p>4</text:p>
          </table:table-cell>
          <table:table-cell table:formula="of:=IFERROR(VLOOKUP([.A17];[TableSeating.$A$96:.$E$106];5;0);IFERROR(VLOOKUP([.A17];[TableSeating.$B$96:.$E$106];4;0);IFERROR(VLOOKUP([.A17];[TableSeating.$C$96:.$E$106];3;0);IFERROR(VLOOKUP([.A17];[TableSeating.$D$96:.$E$106];2;0);0)))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U16]+1" office:value-type="float" office:value="15" calcext:value-type="float">
            <text:p>15</text:p>
          </table:table-cell>
          <table:table-cell table:formula="of:=IFERROR(VLOOKUP([.U17];[TableSeating.$A$5:.$E$15];5;0);IFERROR(VLOOKUP([.U17];[TableSeating.$B$5:.$E$15];4;0);IFERROR(VLOOKUP([.U17];[TableSeating.$C$5:.$E$15];3;0);IFERROR(VLOOKUP([.U17];[TableSeating.$D$5:.$E$15];2;0);0))))" office:value-type="float" office:value="8" calcext:value-type="float">
            <text:p>8</text:p>
          </table:table-cell>
          <table:table-cell table:formula="of:=IFERROR(VLOOKUP([.U17];[TableSeating.$A$18:.$E$28];5;0);IFERROR(VLOOKUP([.U17];[TableSeating.$B$18:.$E$28];4;0);IFERROR(VLOOKUP([.U17];[TableSeating.$C$18:.$E$28];3;0);IFERROR(VLOOKUP([.U17];[TableSeating.$D$18:.$E$28];2;0);0))))" office:value-type="float" office:value="2" calcext:value-type="float">
            <text:p>2</text:p>
          </table:table-cell>
          <table:table-cell table:formula="of:=IFERROR(VLOOKUP([.U17];[TableSeating.$A$31:.$E$41];5;0);IFERROR(VLOOKUP([.U17];[TableSeating.$B$31:.$E$41];4;0);IFERROR(VLOOKUP([.U17];[TableSeating.$C$31:.$E$41];3;0);IFERROR(VLOOKUP([.U17];[TableSeating.$D$31:.$E$41];2;0);0))))" office:value-type="float" office:value="10" calcext:value-type="float">
            <text:p>10</text:p>
          </table:table-cell>
          <table:table-cell table:formula="of:=IFERROR(VLOOKUP([.U17];[TableSeating.$A$44:.$E$54];5;0);IFERROR(VLOOKUP([.U17];[TableSeating.$B$44:.$E$54];4;0);IFERROR(VLOOKUP([.U17];[TableSeating.$C$44:.$E$54];3;0);IFERROR(VLOOKUP([.U17];[TableSeating.$D$44:.$E$54];2;0);0))))" office:value-type="float" office:value="3" calcext:value-type="float">
            <text:p>3</text:p>
          </table:table-cell>
          <table:table-cell table:formula="of:=IFERROR(VLOOKUP([.U17];[TableSeating.$A$57:.$E$67];5;0);IFERROR(VLOOKUP([.U17];[TableSeating.$B$57:.$E$67];4;0);IFERROR(VLOOKUP([.U17];[TableSeating.$C$57:.$E$67];3;0);IFERROR(VLOOKUP([.U17];[TableSeating.$D$57:.$E$67];2;0);0))))" office:value-type="float" office:value="4" calcext:value-type="float">
            <text:p>4</text:p>
          </table:table-cell>
          <table:table-cell table:formula="of:=IFERROR(VLOOKUP([.U17];[TableSeating.$A$70:.$E$80];5;0);IFERROR(VLOOKUP([.U17];[TableSeating.$B$70:.$E$80];4;0);IFERROR(VLOOKUP([.U17];[TableSeating.$C$70:.$E$80];3;0);IFERROR(VLOOKUP([.U17];[TableSeating.$D$70:.$E$80];2;0);0))))" office:value-type="float" office:value="10" calcext:value-type="float">
            <text:p>10</text:p>
          </table:table-cell>
          <table:table-cell table:formula="of:=IFERROR(VLOOKUP([.U17];[TableSeating.$A$83:.$E$93];5;0);IFERROR(VLOOKUP([.U17];[TableSeating.$B$83:.$E$93];4;0);IFERROR(VLOOKUP([.U17];[TableSeating.$C$83:.$E$93];3;0);IFERROR(VLOOKUP([.U17];[TableSeating.$D$83:.$E$93];2;0);0))))" office:value-type="float" office:value="4" calcext:value-type="float">
            <text:p>4</text:p>
          </table:table-cell>
          <table:table-cell table:formula="of:=IFERROR(VLOOKUP([.U17];[TableSeating.$A$96:.$E$106];5;0);IFERROR(VLOOKUP([.U17];[TableSeating.$B$96:.$E$106];4;0);IFERROR(VLOOKUP([.U17];[TableSeating.$C$96:.$E$106];3;0);IFERROR(VLOOKUP([.U17];[TableSeating.$D$96:.$E$106];2;0);0))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IFERROR(VLOOKUP([.A18];[TableSeating.$A$5:.$E$15];5;0);IFERROR(VLOOKUP([.A18];[TableSeating.$B$5:.$E$15];4;0);IFERROR(VLOOKUP([.A18];[TableSeating.$C$5:.$E$15];3;0);IFERROR(VLOOKUP([.A18];[TableSeating.$D$5:.$E$15];2;0);0))))" office:value-type="float" office:value="1" calcext:value-type="float">
            <text:p>1</text:p>
          </table:table-cell>
          <table:table-cell table:formula="of:=IFERROR(VLOOKUP([.A18];[TableSeating.$A$18:.$E$28];5;0);IFERROR(VLOOKUP([.A18];[TableSeating.$B$18:.$E$28];4;0);IFERROR(VLOOKUP([.A18];[TableSeating.$C$18:.$E$28];3;0);IFERROR(VLOOKUP([.A18];[TableSeating.$D$18:.$E$28];2;0);0))))" office:value-type="float" office:value="7" calcext:value-type="float">
            <text:p>7</text:p>
          </table:table-cell>
          <table:table-cell table:formula="of:=IFERROR(VLOOKUP([.A18];[TableSeating.$A$31:.$E$41];5;0);IFERROR(VLOOKUP([.A18];[TableSeating.$B$31:.$E$41];4;0);IFERROR(VLOOKUP([.A18];[TableSeating.$C$31:.$E$41];3;0);IFERROR(VLOOKUP([.A18];[TableSeating.$D$31:.$E$41];2;0);0))))" office:value-type="float" office:value="9" calcext:value-type="float">
            <text:p>9</text:p>
          </table:table-cell>
          <table:table-cell table:formula="of:=IFERROR(VLOOKUP([.A18];[TableSeating.$A$44:.$E$54];5;0);IFERROR(VLOOKUP([.A18];[TableSeating.$B$44:.$E$54];4;0);IFERROR(VLOOKUP([.A18];[TableSeating.$C$44:.$E$54];3;0);IFERROR(VLOOKUP([.A18];[TableSeating.$D$44:.$E$54];2;0);0))))" office:value-type="float" office:value="8" calcext:value-type="float">
            <text:p>8</text:p>
          </table:table-cell>
          <table:table-cell table:formula="of:=IFERROR(VLOOKUP([.A18];[TableSeating.$A$57:.$E$67];5;0);IFERROR(VLOOKUP([.A18];[TableSeating.$B$57:.$E$67];4;0);IFERROR(VLOOKUP([.A18];[TableSeating.$C$57:.$E$67];3;0);IFERROR(VLOOKUP([.A18];[TableSeating.$D$57:.$E$67];2;0);0))))" office:value-type="float" office:value="2" calcext:value-type="float">
            <text:p>2</text:p>
          </table:table-cell>
          <table:table-cell table:formula="of:=IFERROR(VLOOKUP([.A18];[TableSeating.$A$70:.$E$80];5;0);IFERROR(VLOOKUP([.A18];[TableSeating.$B$70:.$E$80];4;0);IFERROR(VLOOKUP([.A18];[TableSeating.$C$70:.$E$80];3;0);IFERROR(VLOOKUP([.A18];[TableSeating.$D$70:.$E$80];2;0);0))))" office:value-type="float" office:value="6" calcext:value-type="float">
            <text:p>6</text:p>
          </table:table-cell>
          <table:table-cell table:formula="of:=IFERROR(VLOOKUP([.A18];[TableSeating.$A$83:.$E$93];5;0);IFERROR(VLOOKUP([.A18];[TableSeating.$B$83:.$E$93];4;0);IFERROR(VLOOKUP([.A18];[TableSeating.$C$83:.$E$93];3;0);IFERROR(VLOOKUP([.A18];[TableSeating.$D$83:.$E$93];2;0);0))))" office:value-type="float" office:value="10" calcext:value-type="float">
            <text:p>10</text:p>
          </table:table-cell>
          <table:table-cell table:formula="of:=IFERROR(VLOOKUP([.A18];[TableSeating.$A$96:.$E$106];5;0);IFERROR(VLOOKUP([.A18];[TableSeating.$B$96:.$E$106];4;0);IFERROR(VLOOKUP([.A18];[TableSeating.$C$96:.$E$106];3;0);IFERROR(VLOOKUP([.A18];[TableSeating.$D$96:.$E$106];2;0);0))))"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U17]+1" office:value-type="float" office:value="16" calcext:value-type="float">
            <text:p>16</text:p>
          </table:table-cell>
          <table:table-cell table:formula="of:=IFERROR(VLOOKUP([.U18];[TableSeating.$A$5:.$E$15];5;0);IFERROR(VLOOKUP([.U18];[TableSeating.$B$5:.$E$15];4;0);IFERROR(VLOOKUP([.U18];[TableSeating.$C$5:.$E$15];3;0);IFERROR(VLOOKUP([.U18];[TableSeating.$D$5:.$E$15];2;0);0))))" office:value-type="float" office:value="1" calcext:value-type="float">
            <text:p>1</text:p>
          </table:table-cell>
          <table:table-cell table:formula="of:=IFERROR(VLOOKUP([.U18];[TableSeating.$A$18:.$E$28];5;0);IFERROR(VLOOKUP([.U18];[TableSeating.$B$18:.$E$28];4;0);IFERROR(VLOOKUP([.U18];[TableSeating.$C$18:.$E$28];3;0);IFERROR(VLOOKUP([.U18];[TableSeating.$D$18:.$E$28];2;0);0))))" office:value-type="float" office:value="7" calcext:value-type="float">
            <text:p>7</text:p>
          </table:table-cell>
          <table:table-cell table:formula="of:=IFERROR(VLOOKUP([.U18];[TableSeating.$A$31:.$E$41];5;0);IFERROR(VLOOKUP([.U18];[TableSeating.$B$31:.$E$41];4;0);IFERROR(VLOOKUP([.U18];[TableSeating.$C$31:.$E$41];3;0);IFERROR(VLOOKUP([.U18];[TableSeating.$D$31:.$E$41];2;0);0))))" office:value-type="float" office:value="9" calcext:value-type="float">
            <text:p>9</text:p>
          </table:table-cell>
          <table:table-cell table:formula="of:=IFERROR(VLOOKUP([.U18];[TableSeating.$A$44:.$E$54];5;0);IFERROR(VLOOKUP([.U18];[TableSeating.$B$44:.$E$54];4;0);IFERROR(VLOOKUP([.U18];[TableSeating.$C$44:.$E$54];3;0);IFERROR(VLOOKUP([.U18];[TableSeating.$D$44:.$E$54];2;0);0))))" office:value-type="float" office:value="8" calcext:value-type="float">
            <text:p>8</text:p>
          </table:table-cell>
          <table:table-cell table:formula="of:=IFERROR(VLOOKUP([.U18];[TableSeating.$A$57:.$E$67];5;0);IFERROR(VLOOKUP([.U18];[TableSeating.$B$57:.$E$67];4;0);IFERROR(VLOOKUP([.U18];[TableSeating.$C$57:.$E$67];3;0);IFERROR(VLOOKUP([.U18];[TableSeating.$D$57:.$E$67];2;0);0))))" office:value-type="float" office:value="2" calcext:value-type="float">
            <text:p>2</text:p>
          </table:table-cell>
          <table:table-cell table:formula="of:=IFERROR(VLOOKUP([.U18];[TableSeating.$A$70:.$E$80];5;0);IFERROR(VLOOKUP([.U18];[TableSeating.$B$70:.$E$80];4;0);IFERROR(VLOOKUP([.U18];[TableSeating.$C$70:.$E$80];3;0);IFERROR(VLOOKUP([.U18];[TableSeating.$D$70:.$E$80];2;0);0))))" office:value-type="float" office:value="6" calcext:value-type="float">
            <text:p>6</text:p>
          </table:table-cell>
          <table:table-cell table:formula="of:=IFERROR(VLOOKUP([.U18];[TableSeating.$A$83:.$E$93];5;0);IFERROR(VLOOKUP([.U18];[TableSeating.$B$83:.$E$93];4;0);IFERROR(VLOOKUP([.U18];[TableSeating.$C$83:.$E$93];3;0);IFERROR(VLOOKUP([.U18];[TableSeating.$D$83:.$E$93];2;0);0))))" office:value-type="float" office:value="10" calcext:value-type="float">
            <text:p>10</text:p>
          </table:table-cell>
          <table:table-cell table:formula="of:=IFERROR(VLOOKUP([.U18];[TableSeating.$A$96:.$E$106];5;0);IFERROR(VLOOKUP([.U18];[TableSeating.$B$96:.$E$106];4;0);IFERROR(VLOOKUP([.U18];[TableSeating.$C$96:.$E$106];3;0);IFERROR(VLOOKUP([.U18];[TableSeating.$D$96:.$E$106];2;0);0))))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IFERROR(VLOOKUP([.A19];[TableSeating.$A$5:.$E$15];5;0);IFERROR(VLOOKUP([.A19];[TableSeating.$B$5:.$E$15];4;0);IFERROR(VLOOKUP([.A19];[TableSeating.$C$5:.$E$15];3;0);IFERROR(VLOOKUP([.A19];[TableSeating.$D$5:.$E$15];2;0);0))))" office:value-type="float" office:value="5" calcext:value-type="float">
            <text:p>5</text:p>
          </table:table-cell>
          <table:table-cell table:formula="of:=IFERROR(VLOOKUP([.A19];[TableSeating.$A$18:.$E$28];5;0);IFERROR(VLOOKUP([.A19];[TableSeating.$B$18:.$E$28];4;0);IFERROR(VLOOKUP([.A19];[TableSeating.$C$18:.$E$28];3;0);IFERROR(VLOOKUP([.A19];[TableSeating.$D$18:.$E$28];2;0);0))))" office:value-type="float" office:value="8" calcext:value-type="float">
            <text:p>8</text:p>
          </table:table-cell>
          <table:table-cell table:formula="of:=IFERROR(VLOOKUP([.A19];[TableSeating.$A$31:.$E$41];5;0);IFERROR(VLOOKUP([.A19];[TableSeating.$B$31:.$E$41];4;0);IFERROR(VLOOKUP([.A19];[TableSeating.$C$31:.$E$41];3;0);IFERROR(VLOOKUP([.A19];[TableSeating.$D$31:.$E$41];2;0);0))))" office:value-type="float" office:value="3" calcext:value-type="float">
            <text:p>3</text:p>
          </table:table-cell>
          <table:table-cell table:formula="of:=IFERROR(VLOOKUP([.A19];[TableSeating.$A$44:.$E$54];5;0);IFERROR(VLOOKUP([.A19];[TableSeating.$B$44:.$E$54];4;0);IFERROR(VLOOKUP([.A19];[TableSeating.$C$44:.$E$54];3;0);IFERROR(VLOOKUP([.A19];[TableSeating.$D$44:.$E$54];2;0);0))))" office:value-type="float" office:value="9" calcext:value-type="float">
            <text:p>9</text:p>
          </table:table-cell>
          <table:table-cell table:formula="of:=IFERROR(VLOOKUP([.A19];[TableSeating.$A$57:.$E$67];5;0);IFERROR(VLOOKUP([.A19];[TableSeating.$B$57:.$E$67];4;0);IFERROR(VLOOKUP([.A19];[TableSeating.$C$57:.$E$67];3;0);IFERROR(VLOOKUP([.A19];[TableSeating.$D$57:.$E$67];2;0);0))))" office:value-type="float" office:value="5" calcext:value-type="float">
            <text:p>5</text:p>
          </table:table-cell>
          <table:table-cell table:formula="of:=IFERROR(VLOOKUP([.A19];[TableSeating.$A$70:.$E$80];5;0);IFERROR(VLOOKUP([.A19];[TableSeating.$B$70:.$E$80];4;0);IFERROR(VLOOKUP([.A19];[TableSeating.$C$70:.$E$80];3;0);IFERROR(VLOOKUP([.A19];[TableSeating.$D$70:.$E$80];2;0);0))))" office:value-type="float" office:value="3" calcext:value-type="float">
            <text:p>3</text:p>
          </table:table-cell>
          <table:table-cell table:formula="of:=IFERROR(VLOOKUP([.A19];[TableSeating.$A$83:.$E$93];5;0);IFERROR(VLOOKUP([.A19];[TableSeating.$B$83:.$E$93];4;0);IFERROR(VLOOKUP([.A19];[TableSeating.$C$83:.$E$93];3;0);IFERROR(VLOOKUP([.A19];[TableSeating.$D$83:.$E$93];2;0);0))))" office:value-type="float" office:value="6" calcext:value-type="float">
            <text:p>6</text:p>
          </table:table-cell>
          <table:table-cell table:formula="of:=IFERROR(VLOOKUP([.A19];[TableSeating.$A$96:.$E$106];5;0);IFERROR(VLOOKUP([.A19];[TableSeating.$B$96:.$E$106];4;0);IFERROR(VLOOKUP([.A19];[TableSeating.$C$96:.$E$106];3;0);IFERROR(VLOOKUP([.A19];[TableSeating.$D$96:.$E$106];2;0);0))))"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U18]+1" office:value-type="float" office:value="17" calcext:value-type="float">
            <text:p>17</text:p>
          </table:table-cell>
          <table:table-cell table:formula="of:=IFERROR(VLOOKUP([.U19];[TableSeating.$A$5:.$E$15];5;0);IFERROR(VLOOKUP([.U19];[TableSeating.$B$5:.$E$15];4;0);IFERROR(VLOOKUP([.U19];[TableSeating.$C$5:.$E$15];3;0);IFERROR(VLOOKUP([.U19];[TableSeating.$D$5:.$E$15];2;0);0))))" office:value-type="float" office:value="5" calcext:value-type="float">
            <text:p>5</text:p>
          </table:table-cell>
          <table:table-cell table:formula="of:=IFERROR(VLOOKUP([.U19];[TableSeating.$A$18:.$E$28];5;0);IFERROR(VLOOKUP([.U19];[TableSeating.$B$18:.$E$28];4;0);IFERROR(VLOOKUP([.U19];[TableSeating.$C$18:.$E$28];3;0);IFERROR(VLOOKUP([.U19];[TableSeating.$D$18:.$E$28];2;0);0))))" office:value-type="float" office:value="8" calcext:value-type="float">
            <text:p>8</text:p>
          </table:table-cell>
          <table:table-cell table:formula="of:=IFERROR(VLOOKUP([.U19];[TableSeating.$A$31:.$E$41];5;0);IFERROR(VLOOKUP([.U19];[TableSeating.$B$31:.$E$41];4;0);IFERROR(VLOOKUP([.U19];[TableSeating.$C$31:.$E$41];3;0);IFERROR(VLOOKUP([.U19];[TableSeating.$D$31:.$E$41];2;0);0))))" office:value-type="float" office:value="3" calcext:value-type="float">
            <text:p>3</text:p>
          </table:table-cell>
          <table:table-cell table:formula="of:=IFERROR(VLOOKUP([.U19];[TableSeating.$A$44:.$E$54];5;0);IFERROR(VLOOKUP([.U19];[TableSeating.$B$44:.$E$54];4;0);IFERROR(VLOOKUP([.U19];[TableSeating.$C$44:.$E$54];3;0);IFERROR(VLOOKUP([.U19];[TableSeating.$D$44:.$E$54];2;0);0))))" office:value-type="float" office:value="9" calcext:value-type="float">
            <text:p>9</text:p>
          </table:table-cell>
          <table:table-cell table:formula="of:=IFERROR(VLOOKUP([.U19];[TableSeating.$A$57:.$E$67];5;0);IFERROR(VLOOKUP([.U19];[TableSeating.$B$57:.$E$67];4;0);IFERROR(VLOOKUP([.U19];[TableSeating.$C$57:.$E$67];3;0);IFERROR(VLOOKUP([.U19];[TableSeating.$D$57:.$E$67];2;0);0))))" office:value-type="float" office:value="5" calcext:value-type="float">
            <text:p>5</text:p>
          </table:table-cell>
          <table:table-cell table:formula="of:=IFERROR(VLOOKUP([.U19];[TableSeating.$A$70:.$E$80];5;0);IFERROR(VLOOKUP([.U19];[TableSeating.$B$70:.$E$80];4;0);IFERROR(VLOOKUP([.U19];[TableSeating.$C$70:.$E$80];3;0);IFERROR(VLOOKUP([.U19];[TableSeating.$D$70:.$E$80];2;0);0))))" office:value-type="float" office:value="3" calcext:value-type="float">
            <text:p>3</text:p>
          </table:table-cell>
          <table:table-cell table:formula="of:=IFERROR(VLOOKUP([.U19];[TableSeating.$A$83:.$E$93];5;0);IFERROR(VLOOKUP([.U19];[TableSeating.$B$83:.$E$93];4;0);IFERROR(VLOOKUP([.U19];[TableSeating.$C$83:.$E$93];3;0);IFERROR(VLOOKUP([.U19];[TableSeating.$D$83:.$E$93];2;0);0))))" office:value-type="float" office:value="6" calcext:value-type="float">
            <text:p>6</text:p>
          </table:table-cell>
          <table:table-cell table:formula="of:=IFERROR(VLOOKUP([.U19];[TableSeating.$A$96:.$E$106];5;0);IFERROR(VLOOKUP([.U19];[TableSeating.$B$96:.$E$106];4;0);IFERROR(VLOOKUP([.U19];[TableSeating.$C$96:.$E$106];3;0);IFERROR(VLOOKUP([.U19];[TableSeating.$D$96:.$E$106];2;0);0))))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IFERROR(VLOOKUP([.A20];[TableSeating.$A$5:.$E$15];5;0);IFERROR(VLOOKUP([.A20];[TableSeating.$B$5:.$E$15];4;0);IFERROR(VLOOKUP([.A20];[TableSeating.$C$5:.$E$15];3;0);IFERROR(VLOOKUP([.A20];[TableSeating.$D$5:.$E$15];2;0);0))))" office:value-type="float" office:value="2" calcext:value-type="float">
            <text:p>2</text:p>
          </table:table-cell>
          <table:table-cell table:formula="of:=IFERROR(VLOOKUP([.A20];[TableSeating.$A$18:.$E$28];5;0);IFERROR(VLOOKUP([.A20];[TableSeating.$B$18:.$E$28];4;0);IFERROR(VLOOKUP([.A20];[TableSeating.$C$18:.$E$28];3;0);IFERROR(VLOOKUP([.A20];[TableSeating.$D$18:.$E$28];2;0);0))))" office:value-type="float" office:value="4" calcext:value-type="float">
            <text:p>4</text:p>
          </table:table-cell>
          <table:table-cell table:formula="of:=IFERROR(VLOOKUP([.A20];[TableSeating.$A$31:.$E$41];5;0);IFERROR(VLOOKUP([.A20];[TableSeating.$B$31:.$E$41];4;0);IFERROR(VLOOKUP([.A20];[TableSeating.$C$31:.$E$41];3;0);IFERROR(VLOOKUP([.A20];[TableSeating.$D$31:.$E$41];2;0);0))))" office:value-type="float" office:value="2" calcext:value-type="float">
            <text:p>2</text:p>
          </table:table-cell>
          <table:table-cell table:formula="of:=IFERROR(VLOOKUP([.A20];[TableSeating.$A$44:.$E$54];5;0);IFERROR(VLOOKUP([.A20];[TableSeating.$B$44:.$E$54];4;0);IFERROR(VLOOKUP([.A20];[TableSeating.$C$44:.$E$54];3;0);IFERROR(VLOOKUP([.A20];[TableSeating.$D$44:.$E$54];2;0);0))))" office:value-type="float" office:value="7" calcext:value-type="float">
            <text:p>7</text:p>
          </table:table-cell>
          <table:table-cell table:formula="of:=IFERROR(VLOOKUP([.A20];[TableSeating.$A$57:.$E$67];5;0);IFERROR(VLOOKUP([.A20];[TableSeating.$B$57:.$E$67];4;0);IFERROR(VLOOKUP([.A20];[TableSeating.$C$57:.$E$67];3;0);IFERROR(VLOOKUP([.A20];[TableSeating.$D$57:.$E$67];2;0);0))))" office:value-type="float" office:value="9" calcext:value-type="float">
            <text:p>9</text:p>
          </table:table-cell>
          <table:table-cell table:formula="of:=IFERROR(VLOOKUP([.A20];[TableSeating.$A$70:.$E$80];5;0);IFERROR(VLOOKUP([.A20];[TableSeating.$B$70:.$E$80];4;0);IFERROR(VLOOKUP([.A20];[TableSeating.$C$70:.$E$80];3;0);IFERROR(VLOOKUP([.A20];[TableSeating.$D$70:.$E$80];2;0);0))))" office:value-type="float" office:value="11" calcext:value-type="float">
            <text:p>11</text:p>
          </table:table-cell>
          <table:table-cell table:formula="of:=IFERROR(VLOOKUP([.A20];[TableSeating.$A$83:.$E$93];5;0);IFERROR(VLOOKUP([.A20];[TableSeating.$B$83:.$E$93];4;0);IFERROR(VLOOKUP([.A20];[TableSeating.$C$83:.$E$93];3;0);IFERROR(VLOOKUP([.A20];[TableSeating.$D$83:.$E$93];2;0);0))))" office:value-type="float" office:value="3" calcext:value-type="float">
            <text:p>3</text:p>
          </table:table-cell>
          <table:table-cell table:formula="of:=IFERROR(VLOOKUP([.A20];[TableSeating.$A$96:.$E$106];5;0);IFERROR(VLOOKUP([.A20];[TableSeating.$B$96:.$E$106];4;0);IFERROR(VLOOKUP([.A20];[TableSeating.$C$96:.$E$106];3;0);IFERROR(VLOOKUP([.A20];[TableSeating.$D$96:.$E$106];2;0);0))))"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U19]+1" office:value-type="float" office:value="18" calcext:value-type="float">
            <text:p>18</text:p>
          </table:table-cell>
          <table:table-cell table:formula="of:=IFERROR(VLOOKUP([.U20];[TableSeating.$A$5:.$E$15];5;0);IFERROR(VLOOKUP([.U20];[TableSeating.$B$5:.$E$15];4;0);IFERROR(VLOOKUP([.U20];[TableSeating.$C$5:.$E$15];3;0);IFERROR(VLOOKUP([.U20];[TableSeating.$D$5:.$E$15];2;0);0))))" office:value-type="float" office:value="2" calcext:value-type="float">
            <text:p>2</text:p>
          </table:table-cell>
          <table:table-cell table:formula="of:=IFERROR(VLOOKUP([.U20];[TableSeating.$A$18:.$E$28];5;0);IFERROR(VLOOKUP([.U20];[TableSeating.$B$18:.$E$28];4;0);IFERROR(VLOOKUP([.U20];[TableSeating.$C$18:.$E$28];3;0);IFERROR(VLOOKUP([.U20];[TableSeating.$D$18:.$E$28];2;0);0))))" office:value-type="float" office:value="4" calcext:value-type="float">
            <text:p>4</text:p>
          </table:table-cell>
          <table:table-cell table:formula="of:=IFERROR(VLOOKUP([.U20];[TableSeating.$A$31:.$E$41];5;0);IFERROR(VLOOKUP([.U20];[TableSeating.$B$31:.$E$41];4;0);IFERROR(VLOOKUP([.U20];[TableSeating.$C$31:.$E$41];3;0);IFERROR(VLOOKUP([.U20];[TableSeating.$D$31:.$E$41];2;0);0))))" office:value-type="float" office:value="2" calcext:value-type="float">
            <text:p>2</text:p>
          </table:table-cell>
          <table:table-cell table:formula="of:=IFERROR(VLOOKUP([.U20];[TableSeating.$A$44:.$E$54];5;0);IFERROR(VLOOKUP([.U20];[TableSeating.$B$44:.$E$54];4;0);IFERROR(VLOOKUP([.U20];[TableSeating.$C$44:.$E$54];3;0);IFERROR(VLOOKUP([.U20];[TableSeating.$D$44:.$E$54];2;0);0))))" office:value-type="float" office:value="7" calcext:value-type="float">
            <text:p>7</text:p>
          </table:table-cell>
          <table:table-cell table:formula="of:=IFERROR(VLOOKUP([.U20];[TableSeating.$A$57:.$E$67];5;0);IFERROR(VLOOKUP([.U20];[TableSeating.$B$57:.$E$67];4;0);IFERROR(VLOOKUP([.U20];[TableSeating.$C$57:.$E$67];3;0);IFERROR(VLOOKUP([.U20];[TableSeating.$D$57:.$E$67];2;0);0))))" office:value-type="float" office:value="9" calcext:value-type="float">
            <text:p>9</text:p>
          </table:table-cell>
          <table:table-cell table:formula="of:=IFERROR(VLOOKUP([.U20];[TableSeating.$A$70:.$E$80];5;0);IFERROR(VLOOKUP([.U20];[TableSeating.$B$70:.$E$80];4;0);IFERROR(VLOOKUP([.U20];[TableSeating.$C$70:.$E$80];3;0);IFERROR(VLOOKUP([.U20];[TableSeating.$D$70:.$E$80];2;0);0))))" office:value-type="float" office:value="11" calcext:value-type="float">
            <text:p>11</text:p>
          </table:table-cell>
          <table:table-cell table:formula="of:=IFERROR(VLOOKUP([.U20];[TableSeating.$A$83:.$E$93];5;0);IFERROR(VLOOKUP([.U20];[TableSeating.$B$83:.$E$93];4;0);IFERROR(VLOOKUP([.U20];[TableSeating.$C$83:.$E$93];3;0);IFERROR(VLOOKUP([.U20];[TableSeating.$D$83:.$E$93];2;0);0))))" office:value-type="float" office:value="3" calcext:value-type="float">
            <text:p>3</text:p>
          </table:table-cell>
          <table:table-cell table:formula="of:=IFERROR(VLOOKUP([.U20];[TableSeating.$A$96:.$E$106];5;0);IFERROR(VLOOKUP([.U20];[TableSeating.$B$96:.$E$106];4;0);IFERROR(VLOOKUP([.U20];[TableSeating.$C$96:.$E$106];3;0);IFERROR(VLOOKUP([.U20];[TableSeating.$D$96:.$E$106];2;0);0))))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IFERROR(VLOOKUP([.A21];[TableSeating.$A$5:.$E$15];5;0);IFERROR(VLOOKUP([.A21];[TableSeating.$B$5:.$E$15];4;0);IFERROR(VLOOKUP([.A21];[TableSeating.$C$5:.$E$15];3;0);IFERROR(VLOOKUP([.A21];[TableSeating.$D$5:.$E$15];2;0);0))))" office:value-type="float" office:value="1" calcext:value-type="float">
            <text:p>1</text:p>
          </table:table-cell>
          <table:table-cell table:formula="of:=IFERROR(VLOOKUP([.A21];[TableSeating.$A$18:.$E$28];5;0);IFERROR(VLOOKUP([.A21];[TableSeating.$B$18:.$E$28];4;0);IFERROR(VLOOKUP([.A21];[TableSeating.$C$18:.$E$28];3;0);IFERROR(VLOOKUP([.A21];[TableSeating.$D$18:.$E$28];2;0);0))))" office:value-type="float" office:value="5" calcext:value-type="float">
            <text:p>5</text:p>
          </table:table-cell>
          <table:table-cell table:formula="of:=IFERROR(VLOOKUP([.A21];[TableSeating.$A$31:.$E$41];5;0);IFERROR(VLOOKUP([.A21];[TableSeating.$B$31:.$E$41];4;0);IFERROR(VLOOKUP([.A21];[TableSeating.$C$31:.$E$41];3;0);IFERROR(VLOOKUP([.A21];[TableSeating.$D$31:.$E$41];2;0);0))))" office:value-type="float" office:value="7" calcext:value-type="float">
            <text:p>7</text:p>
          </table:table-cell>
          <table:table-cell table:formula="of:=IFERROR(VLOOKUP([.A21];[TableSeating.$A$44:.$E$54];5;0);IFERROR(VLOOKUP([.A21];[TableSeating.$B$44:.$E$54];4;0);IFERROR(VLOOKUP([.A21];[TableSeating.$C$44:.$E$54];3;0);IFERROR(VLOOKUP([.A21];[TableSeating.$D$44:.$E$54];2;0);0))))" office:value-type="float" office:value="9" calcext:value-type="float">
            <text:p>9</text:p>
          </table:table-cell>
          <table:table-cell table:formula="of:=IFERROR(VLOOKUP([.A21];[TableSeating.$A$57:.$E$67];5;0);IFERROR(VLOOKUP([.A21];[TableSeating.$B$57:.$E$67];4;0);IFERROR(VLOOKUP([.A21];[TableSeating.$C$57:.$E$67];3;0);IFERROR(VLOOKUP([.A21];[TableSeating.$D$57:.$E$67];2;0);0))))" office:value-type="float" office:value="7" calcext:value-type="float">
            <text:p>7</text:p>
          </table:table-cell>
          <table:table-cell table:formula="of:=IFERROR(VLOOKUP([.A21];[TableSeating.$A$70:.$E$80];5;0);IFERROR(VLOOKUP([.A21];[TableSeating.$B$70:.$E$80];4;0);IFERROR(VLOOKUP([.A21];[TableSeating.$C$70:.$E$80];3;0);IFERROR(VLOOKUP([.A21];[TableSeating.$D$70:.$E$80];2;0);0))))" office:value-type="float" office:value="7" calcext:value-type="float">
            <text:p>7</text:p>
          </table:table-cell>
          <table:table-cell table:formula="of:=IFERROR(VLOOKUP([.A21];[TableSeating.$A$83:.$E$93];5;0);IFERROR(VLOOKUP([.A21];[TableSeating.$B$83:.$E$93];4;0);IFERROR(VLOOKUP([.A21];[TableSeating.$C$83:.$E$93];3;0);IFERROR(VLOOKUP([.A21];[TableSeating.$D$83:.$E$93];2;0);0))))" office:value-type="float" office:value="7" calcext:value-type="float">
            <text:p>7</text:p>
          </table:table-cell>
          <table:table-cell table:formula="of:=IFERROR(VLOOKUP([.A21];[TableSeating.$A$96:.$E$106];5;0);IFERROR(VLOOKUP([.A21];[TableSeating.$B$96:.$E$106];4;0);IFERROR(VLOOKUP([.A21];[TableSeating.$C$96:.$E$106];3;0);IFERROR(VLOOKUP([.A21];[TableSeating.$D$96:.$E$106];2;0);0))))"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U20]+1" office:value-type="float" office:value="19" calcext:value-type="float">
            <text:p>19</text:p>
          </table:table-cell>
          <table:table-cell table:formula="of:=IFERROR(VLOOKUP([.U21];[TableSeating.$A$5:.$E$15];5;0);IFERROR(VLOOKUP([.U21];[TableSeating.$B$5:.$E$15];4;0);IFERROR(VLOOKUP([.U21];[TableSeating.$C$5:.$E$15];3;0);IFERROR(VLOOKUP([.U21];[TableSeating.$D$5:.$E$15];2;0);0))))" office:value-type="float" office:value="1" calcext:value-type="float">
            <text:p>1</text:p>
          </table:table-cell>
          <table:table-cell table:formula="of:=IFERROR(VLOOKUP([.U21];[TableSeating.$A$18:.$E$28];5;0);IFERROR(VLOOKUP([.U21];[TableSeating.$B$18:.$E$28];4;0);IFERROR(VLOOKUP([.U21];[TableSeating.$C$18:.$E$28];3;0);IFERROR(VLOOKUP([.U21];[TableSeating.$D$18:.$E$28];2;0);0))))" office:value-type="float" office:value="5" calcext:value-type="float">
            <text:p>5</text:p>
          </table:table-cell>
          <table:table-cell table:formula="of:=IFERROR(VLOOKUP([.U21];[TableSeating.$A$31:.$E$41];5;0);IFERROR(VLOOKUP([.U21];[TableSeating.$B$31:.$E$41];4;0);IFERROR(VLOOKUP([.U21];[TableSeating.$C$31:.$E$41];3;0);IFERROR(VLOOKUP([.U21];[TableSeating.$D$31:.$E$41];2;0);0))))" office:value-type="float" office:value="7" calcext:value-type="float">
            <text:p>7</text:p>
          </table:table-cell>
          <table:table-cell table:formula="of:=IFERROR(VLOOKUP([.U21];[TableSeating.$A$44:.$E$54];5;0);IFERROR(VLOOKUP([.U21];[TableSeating.$B$44:.$E$54];4;0);IFERROR(VLOOKUP([.U21];[TableSeating.$C$44:.$E$54];3;0);IFERROR(VLOOKUP([.U21];[TableSeating.$D$44:.$E$54];2;0);0))))" office:value-type="float" office:value="9" calcext:value-type="float">
            <text:p>9</text:p>
          </table:table-cell>
          <table:table-cell table:formula="of:=IFERROR(VLOOKUP([.U21];[TableSeating.$A$57:.$E$67];5;0);IFERROR(VLOOKUP([.U21];[TableSeating.$B$57:.$E$67];4;0);IFERROR(VLOOKUP([.U21];[TableSeating.$C$57:.$E$67];3;0);IFERROR(VLOOKUP([.U21];[TableSeating.$D$57:.$E$67];2;0);0))))" office:value-type="float" office:value="7" calcext:value-type="float">
            <text:p>7</text:p>
          </table:table-cell>
          <table:table-cell table:formula="of:=IFERROR(VLOOKUP([.U21];[TableSeating.$A$70:.$E$80];5;0);IFERROR(VLOOKUP([.U21];[TableSeating.$B$70:.$E$80];4;0);IFERROR(VLOOKUP([.U21];[TableSeating.$C$70:.$E$80];3;0);IFERROR(VLOOKUP([.U21];[TableSeating.$D$70:.$E$80];2;0);0))))" office:value-type="float" office:value="7" calcext:value-type="float">
            <text:p>7</text:p>
          </table:table-cell>
          <table:table-cell table:formula="of:=IFERROR(VLOOKUP([.U21];[TableSeating.$A$83:.$E$93];5;0);IFERROR(VLOOKUP([.U21];[TableSeating.$B$83:.$E$93];4;0);IFERROR(VLOOKUP([.U21];[TableSeating.$C$83:.$E$93];3;0);IFERROR(VLOOKUP([.U21];[TableSeating.$D$83:.$E$93];2;0);0))))" office:value-type="float" office:value="7" calcext:value-type="float">
            <text:p>7</text:p>
          </table:table-cell>
          <table:table-cell table:formula="of:=IFERROR(VLOOKUP([.U21];[TableSeating.$A$96:.$E$106];5;0);IFERROR(VLOOKUP([.U21];[TableSeating.$B$96:.$E$106];4;0);IFERROR(VLOOKUP([.U21];[TableSeating.$C$96:.$E$106];3;0);IFERROR(VLOOKUP([.U21];[TableSeating.$D$96:.$E$106];2;0);0)))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IFERROR(VLOOKUP([.A22];[TableSeating.$A$5:.$E$15];5;0);IFERROR(VLOOKUP([.A22];[TableSeating.$B$5:.$E$15];4;0);IFERROR(VLOOKUP([.A22];[TableSeating.$C$5:.$E$15];3;0);IFERROR(VLOOKUP([.A22];[TableSeating.$D$5:.$E$15];2;0);0))))" office:value-type="float" office:value="7" calcext:value-type="float">
            <text:p>7</text:p>
          </table:table-cell>
          <table:table-cell table:formula="of:=IFERROR(VLOOKUP([.A22];[TableSeating.$A$18:.$E$28];5;0);IFERROR(VLOOKUP([.A22];[TableSeating.$B$18:.$E$28];4;0);IFERROR(VLOOKUP([.A22];[TableSeating.$C$18:.$E$28];3;0);IFERROR(VLOOKUP([.A22];[TableSeating.$D$18:.$E$28];2;0);0))))" office:value-type="float" office:value="3" calcext:value-type="float">
            <text:p>3</text:p>
          </table:table-cell>
          <table:table-cell table:formula="of:=IFERROR(VLOOKUP([.A22];[TableSeating.$A$31:.$E$41];5;0);IFERROR(VLOOKUP([.A22];[TableSeating.$B$31:.$E$41];4;0);IFERROR(VLOOKUP([.A22];[TableSeating.$C$31:.$E$41];3;0);IFERROR(VLOOKUP([.A22];[TableSeating.$D$31:.$E$41];2;0);0))))" office:value-type="float" office:value="5" calcext:value-type="float">
            <text:p>5</text:p>
          </table:table-cell>
          <table:table-cell table:formula="of:=IFERROR(VLOOKUP([.A22];[TableSeating.$A$44:.$E$54];5;0);IFERROR(VLOOKUP([.A22];[TableSeating.$B$44:.$E$54];4;0);IFERROR(VLOOKUP([.A22];[TableSeating.$C$44:.$E$54];3;0);IFERROR(VLOOKUP([.A22];[TableSeating.$D$44:.$E$54];2;0);0))))" office:value-type="float" office:value="4" calcext:value-type="float">
            <text:p>4</text:p>
          </table:table-cell>
          <table:table-cell table:formula="of:=IFERROR(VLOOKUP([.A22];[TableSeating.$A$57:.$E$67];5;0);IFERROR(VLOOKUP([.A22];[TableSeating.$B$57:.$E$67];4;0);IFERROR(VLOOKUP([.A22];[TableSeating.$C$57:.$E$67];3;0);IFERROR(VLOOKUP([.A22];[TableSeating.$D$57:.$E$67];2;0);0))))" office:value-type="float" office:value="5" calcext:value-type="float">
            <text:p>5</text:p>
          </table:table-cell>
          <table:table-cell table:formula="of:=IFERROR(VLOOKUP([.A22];[TableSeating.$A$70:.$E$80];5;0);IFERROR(VLOOKUP([.A22];[TableSeating.$B$70:.$E$80];4;0);IFERROR(VLOOKUP([.A22];[TableSeating.$C$70:.$E$80];3;0);IFERROR(VLOOKUP([.A22];[TableSeating.$D$70:.$E$80];2;0);0))))" office:value-type="float" office:value="4" calcext:value-type="float">
            <text:p>4</text:p>
          </table:table-cell>
          <table:table-cell table:formula="of:=IFERROR(VLOOKUP([.A22];[TableSeating.$A$83:.$E$93];5;0);IFERROR(VLOOKUP([.A22];[TableSeating.$B$83:.$E$93];4;0);IFERROR(VLOOKUP([.A22];[TableSeating.$C$83:.$E$93];3;0);IFERROR(VLOOKUP([.A22];[TableSeating.$D$83:.$E$93];2;0);0))))" office:value-type="float" office:value="7" calcext:value-type="float">
            <text:p>7</text:p>
          </table:table-cell>
          <table:table-cell table:formula="of:=IFERROR(VLOOKUP([.A22];[TableSeating.$A$96:.$E$106];5;0);IFERROR(VLOOKUP([.A22];[TableSeating.$B$96:.$E$106];4;0);IFERROR(VLOOKUP([.A22];[TableSeating.$C$96:.$E$106];3;0);IFERROR(VLOOKUP([.A22];[TableSeating.$D$96:.$E$106];2;0);0))))"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U21]+1" office:value-type="float" office:value="20" calcext:value-type="float">
            <text:p>20</text:p>
          </table:table-cell>
          <table:table-cell table:formula="of:=IFERROR(VLOOKUP([.U22];[TableSeating.$A$5:.$E$15];5;0);IFERROR(VLOOKUP([.U22];[TableSeating.$B$5:.$E$15];4;0);IFERROR(VLOOKUP([.U22];[TableSeating.$C$5:.$E$15];3;0);IFERROR(VLOOKUP([.U22];[TableSeating.$D$5:.$E$15];2;0);0))))" office:value-type="float" office:value="7" calcext:value-type="float">
            <text:p>7</text:p>
          </table:table-cell>
          <table:table-cell table:formula="of:=IFERROR(VLOOKUP([.U22];[TableSeating.$A$18:.$E$28];5;0);IFERROR(VLOOKUP([.U22];[TableSeating.$B$18:.$E$28];4;0);IFERROR(VLOOKUP([.U22];[TableSeating.$C$18:.$E$28];3;0);IFERROR(VLOOKUP([.U22];[TableSeating.$D$18:.$E$28];2;0);0))))" office:value-type="float" office:value="3" calcext:value-type="float">
            <text:p>3</text:p>
          </table:table-cell>
          <table:table-cell table:formula="of:=IFERROR(VLOOKUP([.U22];[TableSeating.$A$31:.$E$41];5;0);IFERROR(VLOOKUP([.U22];[TableSeating.$B$31:.$E$41];4;0);IFERROR(VLOOKUP([.U22];[TableSeating.$C$31:.$E$41];3;0);IFERROR(VLOOKUP([.U22];[TableSeating.$D$31:.$E$41];2;0);0))))" office:value-type="float" office:value="5" calcext:value-type="float">
            <text:p>5</text:p>
          </table:table-cell>
          <table:table-cell table:formula="of:=IFERROR(VLOOKUP([.U22];[TableSeating.$A$44:.$E$54];5;0);IFERROR(VLOOKUP([.U22];[TableSeating.$B$44:.$E$54];4;0);IFERROR(VLOOKUP([.U22];[TableSeating.$C$44:.$E$54];3;0);IFERROR(VLOOKUP([.U22];[TableSeating.$D$44:.$E$54];2;0);0))))" office:value-type="float" office:value="4" calcext:value-type="float">
            <text:p>4</text:p>
          </table:table-cell>
          <table:table-cell table:formula="of:=IFERROR(VLOOKUP([.U22];[TableSeating.$A$57:.$E$67];5;0);IFERROR(VLOOKUP([.U22];[TableSeating.$B$57:.$E$67];4;0);IFERROR(VLOOKUP([.U22];[TableSeating.$C$57:.$E$67];3;0);IFERROR(VLOOKUP([.U22];[TableSeating.$D$57:.$E$67];2;0);0))))" office:value-type="float" office:value="5" calcext:value-type="float">
            <text:p>5</text:p>
          </table:table-cell>
          <table:table-cell table:formula="of:=IFERROR(VLOOKUP([.U22];[TableSeating.$A$70:.$E$80];5;0);IFERROR(VLOOKUP([.U22];[TableSeating.$B$70:.$E$80];4;0);IFERROR(VLOOKUP([.U22];[TableSeating.$C$70:.$E$80];3;0);IFERROR(VLOOKUP([.U22];[TableSeating.$D$70:.$E$80];2;0);0))))" office:value-type="float" office:value="4" calcext:value-type="float">
            <text:p>4</text:p>
          </table:table-cell>
          <table:table-cell table:formula="of:=IFERROR(VLOOKUP([.U22];[TableSeating.$A$83:.$E$93];5;0);IFERROR(VLOOKUP([.U22];[TableSeating.$B$83:.$E$93];4;0);IFERROR(VLOOKUP([.U22];[TableSeating.$C$83:.$E$93];3;0);IFERROR(VLOOKUP([.U22];[TableSeating.$D$83:.$E$93];2;0);0))))" office:value-type="float" office:value="7" calcext:value-type="float">
            <text:p>7</text:p>
          </table:table-cell>
          <table:table-cell table:formula="of:=IFERROR(VLOOKUP([.U22];[TableSeating.$A$96:.$E$106];5;0);IFERROR(VLOOKUP([.U22];[TableSeating.$B$96:.$E$106];4;0);IFERROR(VLOOKUP([.U22];[TableSeating.$C$96:.$E$106];3;0);IFERROR(VLOOKUP([.U22];[TableSeating.$D$96:.$E$106];2;0);0))))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IFERROR(VLOOKUP([.A23];[TableSeating.$A$5:.$E$15];5;0);IFERROR(VLOOKUP([.A23];[TableSeating.$B$5:.$E$15];4;0);IFERROR(VLOOKUP([.A23];[TableSeating.$C$5:.$E$15];3;0);IFERROR(VLOOKUP([.A23];[TableSeating.$D$5:.$E$15];2;0);0))))" office:value-type="float" office:value="3" calcext:value-type="float">
            <text:p>3</text:p>
          </table:table-cell>
          <table:table-cell table:formula="of:=IFERROR(VLOOKUP([.A23];[TableSeating.$A$18:.$E$28];5;0);IFERROR(VLOOKUP([.A23];[TableSeating.$B$18:.$E$28];4;0);IFERROR(VLOOKUP([.A23];[TableSeating.$C$18:.$E$28];3;0);IFERROR(VLOOKUP([.A23];[TableSeating.$D$18:.$E$28];2;0);0))))" office:value-type="float" office:value="2" calcext:value-type="float">
            <text:p>2</text:p>
          </table:table-cell>
          <table:table-cell table:formula="of:=IFERROR(VLOOKUP([.A23];[TableSeating.$A$31:.$E$41];5;0);IFERROR(VLOOKUP([.A23];[TableSeating.$B$31:.$E$41];4;0);IFERROR(VLOOKUP([.A23];[TableSeating.$C$31:.$E$41];3;0);IFERROR(VLOOKUP([.A23];[TableSeating.$D$31:.$E$41];2;0);0))))" office:value-type="float" office:value="2" calcext:value-type="float">
            <text:p>2</text:p>
          </table:table-cell>
          <table:table-cell table:formula="of:=IFERROR(VLOOKUP([.A23];[TableSeating.$A$44:.$E$54];5;0);IFERROR(VLOOKUP([.A23];[TableSeating.$B$44:.$E$54];4;0);IFERROR(VLOOKUP([.A23];[TableSeating.$C$44:.$E$54];3;0);IFERROR(VLOOKUP([.A23];[TableSeating.$D$44:.$E$54];2;0);0))))" office:value-type="float" office:value="5" calcext:value-type="float">
            <text:p>5</text:p>
          </table:table-cell>
          <table:table-cell table:formula="of:=IFERROR(VLOOKUP([.A23];[TableSeating.$A$57:.$E$67];5;0);IFERROR(VLOOKUP([.A23];[TableSeating.$B$57:.$E$67];4;0);IFERROR(VLOOKUP([.A23];[TableSeating.$C$57:.$E$67];3;0);IFERROR(VLOOKUP([.A23];[TableSeating.$D$57:.$E$67];2;0);0))))" office:value-type="float" office:value="5" calcext:value-type="float">
            <text:p>5</text:p>
          </table:table-cell>
          <table:table-cell table:formula="of:=IFERROR(VLOOKUP([.A23];[TableSeating.$A$70:.$E$80];5;0);IFERROR(VLOOKUP([.A23];[TableSeating.$B$70:.$E$80];4;0);IFERROR(VLOOKUP([.A23];[TableSeating.$C$70:.$E$80];3;0);IFERROR(VLOOKUP([.A23];[TableSeating.$D$70:.$E$80];2;0);0))))" office:value-type="float" office:value="6" calcext:value-type="float">
            <text:p>6</text:p>
          </table:table-cell>
          <table:table-cell table:formula="of:=IFERROR(VLOOKUP([.A23];[TableSeating.$A$83:.$E$93];5;0);IFERROR(VLOOKUP([.A23];[TableSeating.$B$83:.$E$93];4;0);IFERROR(VLOOKUP([.A23];[TableSeating.$C$83:.$E$93];3;0);IFERROR(VLOOKUP([.A23];[TableSeating.$D$83:.$E$93];2;0);0))))" office:value-type="float" office:value="5" calcext:value-type="float">
            <text:p>5</text:p>
          </table:table-cell>
          <table:table-cell table:formula="of:=IFERROR(VLOOKUP([.A23];[TableSeating.$A$96:.$E$106];5;0);IFERROR(VLOOKUP([.A23];[TableSeating.$B$96:.$E$106];4;0);IFERROR(VLOOKUP([.A23];[TableSeating.$C$96:.$E$106];3;0);IFERROR(VLOOKUP([.A23];[TableSeating.$D$96:.$E$106];2;0);0))))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U22]+1" office:value-type="float" office:value="21" calcext:value-type="float">
            <text:p>21</text:p>
          </table:table-cell>
          <table:table-cell table:formula="of:=IFERROR(VLOOKUP([.U23];[TableSeating.$A$5:.$E$15];5;0);IFERROR(VLOOKUP([.U23];[TableSeating.$B$5:.$E$15];4;0);IFERROR(VLOOKUP([.U23];[TableSeating.$C$5:.$E$15];3;0);IFERROR(VLOOKUP([.U23];[TableSeating.$D$5:.$E$15];2;0);0))))" office:value-type="float" office:value="3" calcext:value-type="float">
            <text:p>3</text:p>
          </table:table-cell>
          <table:table-cell table:formula="of:=IFERROR(VLOOKUP([.U23];[TableSeating.$A$18:.$E$28];5;0);IFERROR(VLOOKUP([.U23];[TableSeating.$B$18:.$E$28];4;0);IFERROR(VLOOKUP([.U23];[TableSeating.$C$18:.$E$28];3;0);IFERROR(VLOOKUP([.U23];[TableSeating.$D$18:.$E$28];2;0);0))))" office:value-type="float" office:value="2" calcext:value-type="float">
            <text:p>2</text:p>
          </table:table-cell>
          <table:table-cell table:formula="of:=IFERROR(VLOOKUP([.U23];[TableSeating.$A$31:.$E$41];5;0);IFERROR(VLOOKUP([.U23];[TableSeating.$B$31:.$E$41];4;0);IFERROR(VLOOKUP([.U23];[TableSeating.$C$31:.$E$41];3;0);IFERROR(VLOOKUP([.U23];[TableSeating.$D$31:.$E$41];2;0);0))))" office:value-type="float" office:value="2" calcext:value-type="float">
            <text:p>2</text:p>
          </table:table-cell>
          <table:table-cell table:formula="of:=IFERROR(VLOOKUP([.U23];[TableSeating.$A$44:.$E$54];5;0);IFERROR(VLOOKUP([.U23];[TableSeating.$B$44:.$E$54];4;0);IFERROR(VLOOKUP([.U23];[TableSeating.$C$44:.$E$54];3;0);IFERROR(VLOOKUP([.U23];[TableSeating.$D$44:.$E$54];2;0);0))))" office:value-type="float" office:value="5" calcext:value-type="float">
            <text:p>5</text:p>
          </table:table-cell>
          <table:table-cell table:formula="of:=IFERROR(VLOOKUP([.U23];[TableSeating.$A$57:.$E$67];5;0);IFERROR(VLOOKUP([.U23];[TableSeating.$B$57:.$E$67];4;0);IFERROR(VLOOKUP([.U23];[TableSeating.$C$57:.$E$67];3;0);IFERROR(VLOOKUP([.U23];[TableSeating.$D$57:.$E$67];2;0);0))))" office:value-type="float" office:value="5" calcext:value-type="float">
            <text:p>5</text:p>
          </table:table-cell>
          <table:table-cell table:formula="of:=IFERROR(VLOOKUP([.U23];[TableSeating.$A$70:.$E$80];5;0);IFERROR(VLOOKUP([.U23];[TableSeating.$B$70:.$E$80];4;0);IFERROR(VLOOKUP([.U23];[TableSeating.$C$70:.$E$80];3;0);IFERROR(VLOOKUP([.U23];[TableSeating.$D$70:.$E$80];2;0);0))))" office:value-type="float" office:value="6" calcext:value-type="float">
            <text:p>6</text:p>
          </table:table-cell>
          <table:table-cell table:formula="of:=IFERROR(VLOOKUP([.U23];[TableSeating.$A$83:.$E$93];5;0);IFERROR(VLOOKUP([.U23];[TableSeating.$B$83:.$E$93];4;0);IFERROR(VLOOKUP([.U23];[TableSeating.$C$83:.$E$93];3;0);IFERROR(VLOOKUP([.U23];[TableSeating.$D$83:.$E$93];2;0);0))))" office:value-type="float" office:value="5" calcext:value-type="float">
            <text:p>5</text:p>
          </table:table-cell>
          <table:table-cell table:formula="of:=IFERROR(VLOOKUP([.U23];[TableSeating.$A$96:.$E$106];5;0);IFERROR(VLOOKUP([.U23];[TableSeating.$B$96:.$E$106];4;0);IFERROR(VLOOKUP([.U23];[TableSeating.$C$96:.$E$106];3;0);IFERROR(VLOOKUP([.U23];[TableSeating.$D$96:.$E$106];2;0);0)))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IFERROR(VLOOKUP([.A24];[TableSeating.$A$5:.$E$15];5;0);IFERROR(VLOOKUP([.A24];[TableSeating.$B$5:.$E$15];4;0);IFERROR(VLOOKUP([.A24];[TableSeating.$C$5:.$E$15];3;0);IFERROR(VLOOKUP([.A24];[TableSeating.$D$5:.$E$15];2;0);0))))" office:value-type="float" office:value="2" calcext:value-type="float">
            <text:p>2</text:p>
          </table:table-cell>
          <table:table-cell table:formula="of:=IFERROR(VLOOKUP([.A24];[TableSeating.$A$18:.$E$28];5;0);IFERROR(VLOOKUP([.A24];[TableSeating.$B$18:.$E$28];4;0);IFERROR(VLOOKUP([.A24];[TableSeating.$C$18:.$E$28];3;0);IFERROR(VLOOKUP([.A24];[TableSeating.$D$18:.$E$28];2;0);0))))" office:value-type="float" office:value="6" calcext:value-type="float">
            <text:p>6</text:p>
          </table:table-cell>
          <table:table-cell table:formula="of:=IFERROR(VLOOKUP([.A24];[TableSeating.$A$31:.$E$41];5;0);IFERROR(VLOOKUP([.A24];[TableSeating.$B$31:.$E$41];4;0);IFERROR(VLOOKUP([.A24];[TableSeating.$C$31:.$E$41];3;0);IFERROR(VLOOKUP([.A24];[TableSeating.$D$31:.$E$41];2;0);0))))" office:value-type="float" office:value="11" calcext:value-type="float">
            <text:p>11</text:p>
          </table:table-cell>
          <table:table-cell table:formula="of:=IFERROR(VLOOKUP([.A24];[TableSeating.$A$44:.$E$54];5;0);IFERROR(VLOOKUP([.A24];[TableSeating.$B$44:.$E$54];4;0);IFERROR(VLOOKUP([.A24];[TableSeating.$C$44:.$E$54];3;0);IFERROR(VLOOKUP([.A24];[TableSeating.$D$44:.$E$54];2;0);0))))" office:value-type="float" office:value="11" calcext:value-type="float">
            <text:p>11</text:p>
          </table:table-cell>
          <table:table-cell table:formula="of:=IFERROR(VLOOKUP([.A24];[TableSeating.$A$57:.$E$67];5;0);IFERROR(VLOOKUP([.A24];[TableSeating.$B$57:.$E$67];4;0);IFERROR(VLOOKUP([.A24];[TableSeating.$C$57:.$E$67];3;0);IFERROR(VLOOKUP([.A24];[TableSeating.$D$57:.$E$67];2;0);0))))" office:value-type="float" office:value="3" calcext:value-type="float">
            <text:p>3</text:p>
          </table:table-cell>
          <table:table-cell table:formula="of:=IFERROR(VLOOKUP([.A24];[TableSeating.$A$70:.$E$80];5;0);IFERROR(VLOOKUP([.A24];[TableSeating.$B$70:.$E$80];4;0);IFERROR(VLOOKUP([.A24];[TableSeating.$C$70:.$E$80];3;0);IFERROR(VLOOKUP([.A24];[TableSeating.$D$70:.$E$80];2;0);0))))" office:value-type="float" office:value="4" calcext:value-type="float">
            <text:p>4</text:p>
          </table:table-cell>
          <table:table-cell table:formula="of:=IFERROR(VLOOKUP([.A24];[TableSeating.$A$83:.$E$93];5;0);IFERROR(VLOOKUP([.A24];[TableSeating.$B$83:.$E$93];4;0);IFERROR(VLOOKUP([.A24];[TableSeating.$C$83:.$E$93];3;0);IFERROR(VLOOKUP([.A24];[TableSeating.$D$83:.$E$93];2;0);0))))" office:value-type="float" office:value="5" calcext:value-type="float">
            <text:p>5</text:p>
          </table:table-cell>
          <table:table-cell table:formula="of:=IFERROR(VLOOKUP([.A24];[TableSeating.$A$96:.$E$106];5;0);IFERROR(VLOOKUP([.A24];[TableSeating.$B$96:.$E$106];4;0);IFERROR(VLOOKUP([.A24];[TableSeating.$C$96:.$E$106];3;0);IFERROR(VLOOKUP([.A24];[TableSeating.$D$96:.$E$106];2;0);0))))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U23]+1" office:value-type="float" office:value="22" calcext:value-type="float">
            <text:p>22</text:p>
          </table:table-cell>
          <table:table-cell table:formula="of:=IFERROR(VLOOKUP([.U24];[TableSeating.$A$5:.$E$15];5;0);IFERROR(VLOOKUP([.U24];[TableSeating.$B$5:.$E$15];4;0);IFERROR(VLOOKUP([.U24];[TableSeating.$C$5:.$E$15];3;0);IFERROR(VLOOKUP([.U24];[TableSeating.$D$5:.$E$15];2;0);0))))" office:value-type="float" office:value="2" calcext:value-type="float">
            <text:p>2</text:p>
          </table:table-cell>
          <table:table-cell table:formula="of:=IFERROR(VLOOKUP([.U24];[TableSeating.$A$18:.$E$28];5;0);IFERROR(VLOOKUP([.U24];[TableSeating.$B$18:.$E$28];4;0);IFERROR(VLOOKUP([.U24];[TableSeating.$C$18:.$E$28];3;0);IFERROR(VLOOKUP([.U24];[TableSeating.$D$18:.$E$28];2;0);0))))" office:value-type="float" office:value="6" calcext:value-type="float">
            <text:p>6</text:p>
          </table:table-cell>
          <table:table-cell table:formula="of:=IFERROR(VLOOKUP([.U24];[TableSeating.$A$31:.$E$41];5;0);IFERROR(VLOOKUP([.U24];[TableSeating.$B$31:.$E$41];4;0);IFERROR(VLOOKUP([.U24];[TableSeating.$C$31:.$E$41];3;0);IFERROR(VLOOKUP([.U24];[TableSeating.$D$31:.$E$41];2;0);0))))" office:value-type="float" office:value="11" calcext:value-type="float">
            <text:p>11</text:p>
          </table:table-cell>
          <table:table-cell table:formula="of:=IFERROR(VLOOKUP([.U24];[TableSeating.$A$44:.$E$54];5;0);IFERROR(VLOOKUP([.U24];[TableSeating.$B$44:.$E$54];4;0);IFERROR(VLOOKUP([.U24];[TableSeating.$C$44:.$E$54];3;0);IFERROR(VLOOKUP([.U24];[TableSeating.$D$44:.$E$54];2;0);0))))" office:value-type="float" office:value="11" calcext:value-type="float">
            <text:p>11</text:p>
          </table:table-cell>
          <table:table-cell table:formula="of:=IFERROR(VLOOKUP([.U24];[TableSeating.$A$57:.$E$67];5;0);IFERROR(VLOOKUP([.U24];[TableSeating.$B$57:.$E$67];4;0);IFERROR(VLOOKUP([.U24];[TableSeating.$C$57:.$E$67];3;0);IFERROR(VLOOKUP([.U24];[TableSeating.$D$57:.$E$67];2;0);0))))" office:value-type="float" office:value="3" calcext:value-type="float">
            <text:p>3</text:p>
          </table:table-cell>
          <table:table-cell table:formula="of:=IFERROR(VLOOKUP([.U24];[TableSeating.$A$70:.$E$80];5;0);IFERROR(VLOOKUP([.U24];[TableSeating.$B$70:.$E$80];4;0);IFERROR(VLOOKUP([.U24];[TableSeating.$C$70:.$E$80];3;0);IFERROR(VLOOKUP([.U24];[TableSeating.$D$70:.$E$80];2;0);0))))" office:value-type="float" office:value="4" calcext:value-type="float">
            <text:p>4</text:p>
          </table:table-cell>
          <table:table-cell table:formula="of:=IFERROR(VLOOKUP([.U24];[TableSeating.$A$83:.$E$93];5;0);IFERROR(VLOOKUP([.U24];[TableSeating.$B$83:.$E$93];4;0);IFERROR(VLOOKUP([.U24];[TableSeating.$C$83:.$E$93];3;0);IFERROR(VLOOKUP([.U24];[TableSeating.$D$83:.$E$93];2;0);0))))" office:value-type="float" office:value="5" calcext:value-type="float">
            <text:p>5</text:p>
          </table:table-cell>
          <table:table-cell table:formula="of:=IFERROR(VLOOKUP([.U24];[TableSeating.$A$96:.$E$106];5;0);IFERROR(VLOOKUP([.U24];[TableSeating.$B$96:.$E$106];4;0);IFERROR(VLOOKUP([.U24];[TableSeating.$C$96:.$E$106];3;0);IFERROR(VLOOKUP([.U24];[TableSeating.$D$96:.$E$106];2;0);0)))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IFERROR(VLOOKUP([.A25];[TableSeating.$A$5:.$E$15];5;0);IFERROR(VLOOKUP([.A25];[TableSeating.$B$5:.$E$15];4;0);IFERROR(VLOOKUP([.A25];[TableSeating.$C$5:.$E$15];3;0);IFERROR(VLOOKUP([.A25];[TableSeating.$D$5:.$E$15];2;0);0))))" office:value-type="float" office:value="4" calcext:value-type="float">
            <text:p>4</text:p>
          </table:table-cell>
          <table:table-cell table:formula="of:=IFERROR(VLOOKUP([.A25];[TableSeating.$A$18:.$E$28];5;0);IFERROR(VLOOKUP([.A25];[TableSeating.$B$18:.$E$28];4;0);IFERROR(VLOOKUP([.A25];[TableSeating.$C$18:.$E$28];3;0);IFERROR(VLOOKUP([.A25];[TableSeating.$D$18:.$E$28];2;0);0))))" office:value-type="float" office:value="10" calcext:value-type="float">
            <text:p>10</text:p>
          </table:table-cell>
          <table:table-cell table:formula="of:=IFERROR(VLOOKUP([.A25];[TableSeating.$A$31:.$E$41];5;0);IFERROR(VLOOKUP([.A25];[TableSeating.$B$31:.$E$41];4;0);IFERROR(VLOOKUP([.A25];[TableSeating.$C$31:.$E$41];3;0);IFERROR(VLOOKUP([.A25];[TableSeating.$D$31:.$E$41];2;0);0))))" office:value-type="float" office:value="6" calcext:value-type="float">
            <text:p>6</text:p>
          </table:table-cell>
          <table:table-cell table:formula="of:=IFERROR(VLOOKUP([.A25];[TableSeating.$A$44:.$E$54];5;0);IFERROR(VLOOKUP([.A25];[TableSeating.$B$44:.$E$54];4;0);IFERROR(VLOOKUP([.A25];[TableSeating.$C$44:.$E$54];3;0);IFERROR(VLOOKUP([.A25];[TableSeating.$D$44:.$E$54];2;0);0))))" office:value-type="float" office:value="11" calcext:value-type="float">
            <text:p>11</text:p>
          </table:table-cell>
          <table:table-cell table:formula="of:=IFERROR(VLOOKUP([.A25];[TableSeating.$A$57:.$E$67];5;0);IFERROR(VLOOKUP([.A25];[TableSeating.$B$57:.$E$67];4;0);IFERROR(VLOOKUP([.A25];[TableSeating.$C$57:.$E$67];3;0);IFERROR(VLOOKUP([.A25];[TableSeating.$D$57:.$E$67];2;0);0))))" office:value-type="float" office:value="5" calcext:value-type="float">
            <text:p>5</text:p>
          </table:table-cell>
          <table:table-cell table:formula="of:=IFERROR(VLOOKUP([.A25];[TableSeating.$A$70:.$E$80];5;0);IFERROR(VLOOKUP([.A25];[TableSeating.$B$70:.$E$80];4;0);IFERROR(VLOOKUP([.A25];[TableSeating.$C$70:.$E$80];3;0);IFERROR(VLOOKUP([.A25];[TableSeating.$D$70:.$E$80];2;0);0))))" office:value-type="float" office:value="11" calcext:value-type="float">
            <text:p>11</text:p>
          </table:table-cell>
          <table:table-cell table:formula="of:=IFERROR(VLOOKUP([.A25];[TableSeating.$A$83:.$E$93];5;0);IFERROR(VLOOKUP([.A25];[TableSeating.$B$83:.$E$93];4;0);IFERROR(VLOOKUP([.A25];[TableSeating.$C$83:.$E$93];3;0);IFERROR(VLOOKUP([.A25];[TableSeating.$D$83:.$E$93];2;0);0))))" office:value-type="float" office:value="4" calcext:value-type="float">
            <text:p>4</text:p>
          </table:table-cell>
          <table:table-cell table:formula="of:=IFERROR(VLOOKUP([.A25];[TableSeating.$A$96:.$E$106];5;0);IFERROR(VLOOKUP([.A25];[TableSeating.$B$96:.$E$106];4;0);IFERROR(VLOOKUP([.A25];[TableSeating.$C$96:.$E$106];3;0);IFERROR(VLOOKUP([.A25];[TableSeating.$D$96:.$E$106];2;0);0))))"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U24]+1" office:value-type="float" office:value="23" calcext:value-type="float">
            <text:p>23</text:p>
          </table:table-cell>
          <table:table-cell table:formula="of:=IFERROR(VLOOKUP([.U25];[TableSeating.$A$5:.$E$15];5;0);IFERROR(VLOOKUP([.U25];[TableSeating.$B$5:.$E$15];4;0);IFERROR(VLOOKUP([.U25];[TableSeating.$C$5:.$E$15];3;0);IFERROR(VLOOKUP([.U25];[TableSeating.$D$5:.$E$15];2;0);0))))" office:value-type="float" office:value="4" calcext:value-type="float">
            <text:p>4</text:p>
          </table:table-cell>
          <table:table-cell table:formula="of:=IFERROR(VLOOKUP([.U25];[TableSeating.$A$18:.$E$28];5;0);IFERROR(VLOOKUP([.U25];[TableSeating.$B$18:.$E$28];4;0);IFERROR(VLOOKUP([.U25];[TableSeating.$C$18:.$E$28];3;0);IFERROR(VLOOKUP([.U25];[TableSeating.$D$18:.$E$28];2;0);0))))" office:value-type="float" office:value="10" calcext:value-type="float">
            <text:p>10</text:p>
          </table:table-cell>
          <table:table-cell table:formula="of:=IFERROR(VLOOKUP([.U25];[TableSeating.$A$31:.$E$41];5;0);IFERROR(VLOOKUP([.U25];[TableSeating.$B$31:.$E$41];4;0);IFERROR(VLOOKUP([.U25];[TableSeating.$C$31:.$E$41];3;0);IFERROR(VLOOKUP([.U25];[TableSeating.$D$31:.$E$41];2;0);0))))" office:value-type="float" office:value="6" calcext:value-type="float">
            <text:p>6</text:p>
          </table:table-cell>
          <table:table-cell table:formula="of:=IFERROR(VLOOKUP([.U25];[TableSeating.$A$44:.$E$54];5;0);IFERROR(VLOOKUP([.U25];[TableSeating.$B$44:.$E$54];4;0);IFERROR(VLOOKUP([.U25];[TableSeating.$C$44:.$E$54];3;0);IFERROR(VLOOKUP([.U25];[TableSeating.$D$44:.$E$54];2;0);0))))" office:value-type="float" office:value="11" calcext:value-type="float">
            <text:p>11</text:p>
          </table:table-cell>
          <table:table-cell table:formula="of:=IFERROR(VLOOKUP([.U25];[TableSeating.$A$57:.$E$67];5;0);IFERROR(VLOOKUP([.U25];[TableSeating.$B$57:.$E$67];4;0);IFERROR(VLOOKUP([.U25];[TableSeating.$C$57:.$E$67];3;0);IFERROR(VLOOKUP([.U25];[TableSeating.$D$57:.$E$67];2;0);0))))" office:value-type="float" office:value="5" calcext:value-type="float">
            <text:p>5</text:p>
          </table:table-cell>
          <table:table-cell table:formula="of:=IFERROR(VLOOKUP([.U25];[TableSeating.$A$70:.$E$80];5;0);IFERROR(VLOOKUP([.U25];[TableSeating.$B$70:.$E$80];4;0);IFERROR(VLOOKUP([.U25];[TableSeating.$C$70:.$E$80];3;0);IFERROR(VLOOKUP([.U25];[TableSeating.$D$70:.$E$80];2;0);0))))" office:value-type="float" office:value="11" calcext:value-type="float">
            <text:p>11</text:p>
          </table:table-cell>
          <table:table-cell table:formula="of:=IFERROR(VLOOKUP([.U25];[TableSeating.$A$83:.$E$93];5;0);IFERROR(VLOOKUP([.U25];[TableSeating.$B$83:.$E$93];4;0);IFERROR(VLOOKUP([.U25];[TableSeating.$C$83:.$E$93];3;0);IFERROR(VLOOKUP([.U25];[TableSeating.$D$83:.$E$93];2;0);0))))" office:value-type="float" office:value="4" calcext:value-type="float">
            <text:p>4</text:p>
          </table:table-cell>
          <table:table-cell table:formula="of:=IFERROR(VLOOKUP([.U25];[TableSeating.$A$96:.$E$106];5;0);IFERROR(VLOOKUP([.U25];[TableSeating.$B$96:.$E$106];4;0);IFERROR(VLOOKUP([.U25];[TableSeating.$C$96:.$E$106];3;0);IFERROR(VLOOKUP([.U25];[TableSeating.$D$96:.$E$106];2;0);0))))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IFERROR(VLOOKUP([.A26];[TableSeating.$A$5:.$E$15];5;0);IFERROR(VLOOKUP([.A26];[TableSeating.$B$5:.$E$15];4;0);IFERROR(VLOOKUP([.A26];[TableSeating.$C$5:.$E$15];3;0);IFERROR(VLOOKUP([.A26];[TableSeating.$D$5:.$E$15];2;0);0))))" office:value-type="float" office:value="5" calcext:value-type="float">
            <text:p>5</text:p>
          </table:table-cell>
          <table:table-cell table:formula="of:=IFERROR(VLOOKUP([.A26];[TableSeating.$A$18:.$E$28];5;0);IFERROR(VLOOKUP([.A26];[TableSeating.$B$18:.$E$28];4;0);IFERROR(VLOOKUP([.A26];[TableSeating.$C$18:.$E$28];3;0);IFERROR(VLOOKUP([.A26];[TableSeating.$D$18:.$E$28];2;0);0))))" office:value-type="float" office:value="9" calcext:value-type="float">
            <text:p>9</text:p>
          </table:table-cell>
          <table:table-cell table:formula="of:=IFERROR(VLOOKUP([.A26];[TableSeating.$A$31:.$E$41];5;0);IFERROR(VLOOKUP([.A26];[TableSeating.$B$31:.$E$41];4;0);IFERROR(VLOOKUP([.A26];[TableSeating.$C$31:.$E$41];3;0);IFERROR(VLOOKUP([.A26];[TableSeating.$D$31:.$E$41];2;0);0))))" office:value-type="float" office:value="9" calcext:value-type="float">
            <text:p>9</text:p>
          </table:table-cell>
          <table:table-cell table:formula="of:=IFERROR(VLOOKUP([.A26];[TableSeating.$A$44:.$E$54];5;0);IFERROR(VLOOKUP([.A26];[TableSeating.$B$44:.$E$54];4;0);IFERROR(VLOOKUP([.A26];[TableSeating.$C$44:.$E$54];3;0);IFERROR(VLOOKUP([.A26];[TableSeating.$D$44:.$E$54];2;0);0))))" office:value-type="float" office:value="6" calcext:value-type="float">
            <text:p>6</text:p>
          </table:table-cell>
          <table:table-cell table:formula="of:=IFERROR(VLOOKUP([.A26];[TableSeating.$A$57:.$E$67];5;0);IFERROR(VLOOKUP([.A26];[TableSeating.$B$57:.$E$67];4;0);IFERROR(VLOOKUP([.A26];[TableSeating.$C$57:.$E$67];3;0);IFERROR(VLOOKUP([.A26];[TableSeating.$D$57:.$E$67];2;0);0))))" office:value-type="float" office:value="11" calcext:value-type="float">
            <text:p>11</text:p>
          </table:table-cell>
          <table:table-cell table:formula="of:=IFERROR(VLOOKUP([.A26];[TableSeating.$A$70:.$E$80];5;0);IFERROR(VLOOKUP([.A26];[TableSeating.$B$70:.$E$80];4;0);IFERROR(VLOOKUP([.A26];[TableSeating.$C$70:.$E$80];3;0);IFERROR(VLOOKUP([.A26];[TableSeating.$D$70:.$E$80];2;0);0))))" office:value-type="float" office:value="2" calcext:value-type="float">
            <text:p>2</text:p>
          </table:table-cell>
          <table:table-cell table:formula="of:=IFERROR(VLOOKUP([.A26];[TableSeating.$A$83:.$E$93];5;0);IFERROR(VLOOKUP([.A26];[TableSeating.$B$83:.$E$93];4;0);IFERROR(VLOOKUP([.A26];[TableSeating.$C$83:.$E$93];3;0);IFERROR(VLOOKUP([.A26];[TableSeating.$D$83:.$E$93];2;0);0))))" office:value-type="float" office:value="3" calcext:value-type="float">
            <text:p>3</text:p>
          </table:table-cell>
          <table:table-cell table:formula="of:=IFERROR(VLOOKUP([.A26];[TableSeating.$A$96:.$E$106];5;0);IFERROR(VLOOKUP([.A26];[TableSeating.$B$96:.$E$106];4;0);IFERROR(VLOOKUP([.A26];[TableSeating.$C$96:.$E$106];3;0);IFERROR(VLOOKUP([.A26];[TableSeating.$D$96:.$E$106];2;0);0))))"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U25]+1" office:value-type="float" office:value="24" calcext:value-type="float">
            <text:p>24</text:p>
          </table:table-cell>
          <table:table-cell table:formula="of:=IFERROR(VLOOKUP([.U26];[TableSeating.$A$5:.$E$15];5;0);IFERROR(VLOOKUP([.U26];[TableSeating.$B$5:.$E$15];4;0);IFERROR(VLOOKUP([.U26];[TableSeating.$C$5:.$E$15];3;0);IFERROR(VLOOKUP([.U26];[TableSeating.$D$5:.$E$15];2;0);0))))" office:value-type="float" office:value="5" calcext:value-type="float">
            <text:p>5</text:p>
          </table:table-cell>
          <table:table-cell table:formula="of:=IFERROR(VLOOKUP([.U26];[TableSeating.$A$18:.$E$28];5;0);IFERROR(VLOOKUP([.U26];[TableSeating.$B$18:.$E$28];4;0);IFERROR(VLOOKUP([.U26];[TableSeating.$C$18:.$E$28];3;0);IFERROR(VLOOKUP([.U26];[TableSeating.$D$18:.$E$28];2;0);0))))" office:value-type="float" office:value="9" calcext:value-type="float">
            <text:p>9</text:p>
          </table:table-cell>
          <table:table-cell table:formula="of:=IFERROR(VLOOKUP([.U26];[TableSeating.$A$31:.$E$41];5;0);IFERROR(VLOOKUP([.U26];[TableSeating.$B$31:.$E$41];4;0);IFERROR(VLOOKUP([.U26];[TableSeating.$C$31:.$E$41];3;0);IFERROR(VLOOKUP([.U26];[TableSeating.$D$31:.$E$41];2;0);0))))" office:value-type="float" office:value="9" calcext:value-type="float">
            <text:p>9</text:p>
          </table:table-cell>
          <table:table-cell table:formula="of:=IFERROR(VLOOKUP([.U26];[TableSeating.$A$44:.$E$54];5;0);IFERROR(VLOOKUP([.U26];[TableSeating.$B$44:.$E$54];4;0);IFERROR(VLOOKUP([.U26];[TableSeating.$C$44:.$E$54];3;0);IFERROR(VLOOKUP([.U26];[TableSeating.$D$44:.$E$54];2;0);0))))" office:value-type="float" office:value="6" calcext:value-type="float">
            <text:p>6</text:p>
          </table:table-cell>
          <table:table-cell table:formula="of:=IFERROR(VLOOKUP([.U26];[TableSeating.$A$57:.$E$67];5;0);IFERROR(VLOOKUP([.U26];[TableSeating.$B$57:.$E$67];4;0);IFERROR(VLOOKUP([.U26];[TableSeating.$C$57:.$E$67];3;0);IFERROR(VLOOKUP([.U26];[TableSeating.$D$57:.$E$67];2;0);0))))" office:value-type="float" office:value="11" calcext:value-type="float">
            <text:p>11</text:p>
          </table:table-cell>
          <table:table-cell table:formula="of:=IFERROR(VLOOKUP([.U26];[TableSeating.$A$70:.$E$80];5;0);IFERROR(VLOOKUP([.U26];[TableSeating.$B$70:.$E$80];4;0);IFERROR(VLOOKUP([.U26];[TableSeating.$C$70:.$E$80];3;0);IFERROR(VLOOKUP([.U26];[TableSeating.$D$70:.$E$80];2;0);0))))" office:value-type="float" office:value="2" calcext:value-type="float">
            <text:p>2</text:p>
          </table:table-cell>
          <table:table-cell table:formula="of:=IFERROR(VLOOKUP([.U26];[TableSeating.$A$83:.$E$93];5;0);IFERROR(VLOOKUP([.U26];[TableSeating.$B$83:.$E$93];4;0);IFERROR(VLOOKUP([.U26];[TableSeating.$C$83:.$E$93];3;0);IFERROR(VLOOKUP([.U26];[TableSeating.$D$83:.$E$93];2;0);0))))" office:value-type="float" office:value="3" calcext:value-type="float">
            <text:p>3</text:p>
          </table:table-cell>
          <table:table-cell table:formula="of:=IFERROR(VLOOKUP([.U26];[TableSeating.$A$96:.$E$106];5;0);IFERROR(VLOOKUP([.U26];[TableSeating.$B$96:.$E$106];4;0);IFERROR(VLOOKUP([.U26];[TableSeating.$C$96:.$E$106];3;0);IFERROR(VLOOKUP([.U26];[TableSeating.$D$96:.$E$106];2;0);0))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IFERROR(VLOOKUP([.A27];[TableSeating.$A$5:.$E$15];5;0);IFERROR(VLOOKUP([.A27];[TableSeating.$B$5:.$E$15];4;0);IFERROR(VLOOKUP([.A27];[TableSeating.$C$5:.$E$15];3;0);IFERROR(VLOOKUP([.A27];[TableSeating.$D$5:.$E$15];2;0);0))))" office:value-type="float" office:value="10" calcext:value-type="float">
            <text:p>10</text:p>
          </table:table-cell>
          <table:table-cell table:formula="of:=IFERROR(VLOOKUP([.A27];[TableSeating.$A$18:.$E$28];5;0);IFERROR(VLOOKUP([.A27];[TableSeating.$B$18:.$E$28];4;0);IFERROR(VLOOKUP([.A27];[TableSeating.$C$18:.$E$28];3;0);IFERROR(VLOOKUP([.A27];[TableSeating.$D$18:.$E$28];2;0);0))))" office:value-type="float" office:value="5" calcext:value-type="float">
            <text:p>5</text:p>
          </table:table-cell>
          <table:table-cell table:formula="of:=IFERROR(VLOOKUP([.A27];[TableSeating.$A$31:.$E$41];5;0);IFERROR(VLOOKUP([.A27];[TableSeating.$B$31:.$E$41];4;0);IFERROR(VLOOKUP([.A27];[TableSeating.$C$31:.$E$41];3;0);IFERROR(VLOOKUP([.A27];[TableSeating.$D$31:.$E$41];2;0);0))))" office:value-type="float" office:value="6" calcext:value-type="float">
            <text:p>6</text:p>
          </table:table-cell>
          <table:table-cell table:formula="of:=IFERROR(VLOOKUP([.A27];[TableSeating.$A$44:.$E$54];5;0);IFERROR(VLOOKUP([.A27];[TableSeating.$B$44:.$E$54];4;0);IFERROR(VLOOKUP([.A27];[TableSeating.$C$44:.$E$54];3;0);IFERROR(VLOOKUP([.A27];[TableSeating.$D$44:.$E$54];2;0);0))))" office:value-type="float" office:value="2" calcext:value-type="float">
            <text:p>2</text:p>
          </table:table-cell>
          <table:table-cell table:formula="of:=IFERROR(VLOOKUP([.A27];[TableSeating.$A$57:.$E$67];5;0);IFERROR(VLOOKUP([.A27];[TableSeating.$B$57:.$E$67];4;0);IFERROR(VLOOKUP([.A27];[TableSeating.$C$57:.$E$67];3;0);IFERROR(VLOOKUP([.A27];[TableSeating.$D$57:.$E$67];2;0);0))))" office:value-type="float" office:value="3" calcext:value-type="float">
            <text:p>3</text:p>
          </table:table-cell>
          <table:table-cell table:formula="of:=IFERROR(VLOOKUP([.A27];[TableSeating.$A$70:.$E$80];5;0);IFERROR(VLOOKUP([.A27];[TableSeating.$B$70:.$E$80];4;0);IFERROR(VLOOKUP([.A27];[TableSeating.$C$70:.$E$80];3;0);IFERROR(VLOOKUP([.A27];[TableSeating.$D$70:.$E$80];2;0);0))))" office:value-type="float" office:value="6" calcext:value-type="float">
            <text:p>6</text:p>
          </table:table-cell>
          <table:table-cell table:formula="of:=IFERROR(VLOOKUP([.A27];[TableSeating.$A$83:.$E$93];5;0);IFERROR(VLOOKUP([.A27];[TableSeating.$B$83:.$E$93];4;0);IFERROR(VLOOKUP([.A27];[TableSeating.$C$83:.$E$93];3;0);IFERROR(VLOOKUP([.A27];[TableSeating.$D$83:.$E$93];2;0);0))))" office:value-type="float" office:value="8" calcext:value-type="float">
            <text:p>8</text:p>
          </table:table-cell>
          <table:table-cell table:formula="of:=IFERROR(VLOOKUP([.A27];[TableSeating.$A$96:.$E$106];5;0);IFERROR(VLOOKUP([.A27];[TableSeating.$B$96:.$E$106];4;0);IFERROR(VLOOKUP([.A27];[TableSeating.$C$96:.$E$106];3;0);IFERROR(VLOOKUP([.A27];[TableSeating.$D$96:.$E$106];2;0);0))))"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U26]+1" office:value-type="float" office:value="25" calcext:value-type="float">
            <text:p>25</text:p>
          </table:table-cell>
          <table:table-cell table:formula="of:=IFERROR(VLOOKUP([.U27];[TableSeating.$A$5:.$E$15];5;0);IFERROR(VLOOKUP([.U27];[TableSeating.$B$5:.$E$15];4;0);IFERROR(VLOOKUP([.U27];[TableSeating.$C$5:.$E$15];3;0);IFERROR(VLOOKUP([.U27];[TableSeating.$D$5:.$E$15];2;0);0))))" office:value-type="float" office:value="10" calcext:value-type="float">
            <text:p>10</text:p>
          </table:table-cell>
          <table:table-cell table:formula="of:=IFERROR(VLOOKUP([.U27];[TableSeating.$A$18:.$E$28];5;0);IFERROR(VLOOKUP([.U27];[TableSeating.$B$18:.$E$28];4;0);IFERROR(VLOOKUP([.U27];[TableSeating.$C$18:.$E$28];3;0);IFERROR(VLOOKUP([.U27];[TableSeating.$D$18:.$E$28];2;0);0))))" office:value-type="float" office:value="5" calcext:value-type="float">
            <text:p>5</text:p>
          </table:table-cell>
          <table:table-cell table:formula="of:=IFERROR(VLOOKUP([.U27];[TableSeating.$A$31:.$E$41];5;0);IFERROR(VLOOKUP([.U27];[TableSeating.$B$31:.$E$41];4;0);IFERROR(VLOOKUP([.U27];[TableSeating.$C$31:.$E$41];3;0);IFERROR(VLOOKUP([.U27];[TableSeating.$D$31:.$E$41];2;0);0))))" office:value-type="float" office:value="6" calcext:value-type="float">
            <text:p>6</text:p>
          </table:table-cell>
          <table:table-cell table:formula="of:=IFERROR(VLOOKUP([.U27];[TableSeating.$A$44:.$E$54];5;0);IFERROR(VLOOKUP([.U27];[TableSeating.$B$44:.$E$54];4;0);IFERROR(VLOOKUP([.U27];[TableSeating.$C$44:.$E$54];3;0);IFERROR(VLOOKUP([.U27];[TableSeating.$D$44:.$E$54];2;0);0))))" office:value-type="float" office:value="2" calcext:value-type="float">
            <text:p>2</text:p>
          </table:table-cell>
          <table:table-cell table:formula="of:=IFERROR(VLOOKUP([.U27];[TableSeating.$A$57:.$E$67];5;0);IFERROR(VLOOKUP([.U27];[TableSeating.$B$57:.$E$67];4;0);IFERROR(VLOOKUP([.U27];[TableSeating.$C$57:.$E$67];3;0);IFERROR(VLOOKUP([.U27];[TableSeating.$D$57:.$E$67];2;0);0))))" office:value-type="float" office:value="3" calcext:value-type="float">
            <text:p>3</text:p>
          </table:table-cell>
          <table:table-cell table:formula="of:=IFERROR(VLOOKUP([.U27];[TableSeating.$A$70:.$E$80];5;0);IFERROR(VLOOKUP([.U27];[TableSeating.$B$70:.$E$80];4;0);IFERROR(VLOOKUP([.U27];[TableSeating.$C$70:.$E$80];3;0);IFERROR(VLOOKUP([.U27];[TableSeating.$D$70:.$E$80];2;0);0))))" office:value-type="float" office:value="6" calcext:value-type="float">
            <text:p>6</text:p>
          </table:table-cell>
          <table:table-cell table:formula="of:=IFERROR(VLOOKUP([.U27];[TableSeating.$A$83:.$E$93];5;0);IFERROR(VLOOKUP([.U27];[TableSeating.$B$83:.$E$93];4;0);IFERROR(VLOOKUP([.U27];[TableSeating.$C$83:.$E$93];3;0);IFERROR(VLOOKUP([.U27];[TableSeating.$D$83:.$E$93];2;0);0))))" office:value-type="float" office:value="8" calcext:value-type="float">
            <text:p>8</text:p>
          </table:table-cell>
          <table:table-cell table:formula="of:=IFERROR(VLOOKUP([.U27];[TableSeating.$A$96:.$E$106];5;0);IFERROR(VLOOKUP([.U27];[TableSeating.$B$96:.$E$106];4;0);IFERROR(VLOOKUP([.U27];[TableSeating.$C$96:.$E$106];3;0);IFERROR(VLOOKUP([.U27];[TableSeating.$D$96:.$E$106];2;0);0))))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IFERROR(VLOOKUP([.A28];[TableSeating.$A$5:.$E$15];5;0);IFERROR(VLOOKUP([.A28];[TableSeating.$B$5:.$E$15];4;0);IFERROR(VLOOKUP([.A28];[TableSeating.$C$5:.$E$15];3;0);IFERROR(VLOOKUP([.A28];[TableSeating.$D$5:.$E$15];2;0);0))))" office:value-type="float" office:value="2" calcext:value-type="float">
            <text:p>2</text:p>
          </table:table-cell>
          <table:table-cell table:formula="of:=IFERROR(VLOOKUP([.A28];[TableSeating.$A$18:.$E$28];5;0);IFERROR(VLOOKUP([.A28];[TableSeating.$B$18:.$E$28];4;0);IFERROR(VLOOKUP([.A28];[TableSeating.$C$18:.$E$28];3;0);IFERROR(VLOOKUP([.A28];[TableSeating.$D$18:.$E$28];2;0);0))))" office:value-type="float" office:value="2" calcext:value-type="float">
            <text:p>2</text:p>
          </table:table-cell>
          <table:table-cell table:formula="of:=IFERROR(VLOOKUP([.A28];[TableSeating.$A$31:.$E$41];5;0);IFERROR(VLOOKUP([.A28];[TableSeating.$B$31:.$E$41];4;0);IFERROR(VLOOKUP([.A28];[TableSeating.$C$31:.$E$41];3;0);IFERROR(VLOOKUP([.A28];[TableSeating.$D$31:.$E$41];2;0);0))))" office:value-type="float" office:value="6" calcext:value-type="float">
            <text:p>6</text:p>
          </table:table-cell>
          <table:table-cell table:formula="of:=IFERROR(VLOOKUP([.A28];[TableSeating.$A$44:.$E$54];5;0);IFERROR(VLOOKUP([.A28];[TableSeating.$B$44:.$E$54];4;0);IFERROR(VLOOKUP([.A28];[TableSeating.$C$44:.$E$54];3;0);IFERROR(VLOOKUP([.A28];[TableSeating.$D$44:.$E$54];2;0);0))))" office:value-type="float" office:value="6" calcext:value-type="float">
            <text:p>6</text:p>
          </table:table-cell>
          <table:table-cell table:formula="of:=IFERROR(VLOOKUP([.A28];[TableSeating.$A$57:.$E$67];5;0);IFERROR(VLOOKUP([.A28];[TableSeating.$B$57:.$E$67];4;0);IFERROR(VLOOKUP([.A28];[TableSeating.$C$57:.$E$67];3;0);IFERROR(VLOOKUP([.A28];[TableSeating.$D$57:.$E$67];2;0);0))))" office:value-type="float" office:value="8" calcext:value-type="float">
            <text:p>8</text:p>
          </table:table-cell>
          <table:table-cell table:formula="of:=IFERROR(VLOOKUP([.A28];[TableSeating.$A$70:.$E$80];5;0);IFERROR(VLOOKUP([.A28];[TableSeating.$B$70:.$E$80];4;0);IFERROR(VLOOKUP([.A28];[TableSeating.$C$70:.$E$80];3;0);IFERROR(VLOOKUP([.A28];[TableSeating.$D$70:.$E$80];2;0);0))))" office:value-type="float" office:value="3" calcext:value-type="float">
            <text:p>3</text:p>
          </table:table-cell>
          <table:table-cell table:formula="of:=IFERROR(VLOOKUP([.A28];[TableSeating.$A$83:.$E$93];5;0);IFERROR(VLOOKUP([.A28];[TableSeating.$B$83:.$E$93];4;0);IFERROR(VLOOKUP([.A28];[TableSeating.$C$83:.$E$93];3;0);IFERROR(VLOOKUP([.A28];[TableSeating.$D$83:.$E$93];2;0);0))))" office:value-type="float" office:value="2" calcext:value-type="float">
            <text:p>2</text:p>
          </table:table-cell>
          <table:table-cell table:formula="of:=IFERROR(VLOOKUP([.A28];[TableSeating.$A$96:.$E$106];5;0);IFERROR(VLOOKUP([.A28];[TableSeating.$B$96:.$E$106];4;0);IFERROR(VLOOKUP([.A28];[TableSeating.$C$96:.$E$106];3;0);IFERROR(VLOOKUP([.A28];[TableSeating.$D$96:.$E$106];2;0);0))))"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U27]+1" office:value-type="float" office:value="26" calcext:value-type="float">
            <text:p>26</text:p>
          </table:table-cell>
          <table:table-cell table:formula="of:=IFERROR(VLOOKUP([.U28];[TableSeating.$A$5:.$E$15];5;0);IFERROR(VLOOKUP([.U28];[TableSeating.$B$5:.$E$15];4;0);IFERROR(VLOOKUP([.U28];[TableSeating.$C$5:.$E$15];3;0);IFERROR(VLOOKUP([.U28];[TableSeating.$D$5:.$E$15];2;0);0))))" office:value-type="float" office:value="2" calcext:value-type="float">
            <text:p>2</text:p>
          </table:table-cell>
          <table:table-cell table:formula="of:=IFERROR(VLOOKUP([.U28];[TableSeating.$A$18:.$E$28];5;0);IFERROR(VLOOKUP([.U28];[TableSeating.$B$18:.$E$28];4;0);IFERROR(VLOOKUP([.U28];[TableSeating.$C$18:.$E$28];3;0);IFERROR(VLOOKUP([.U28];[TableSeating.$D$18:.$E$28];2;0);0))))" office:value-type="float" office:value="2" calcext:value-type="float">
            <text:p>2</text:p>
          </table:table-cell>
          <table:table-cell table:formula="of:=IFERROR(VLOOKUP([.U28];[TableSeating.$A$31:.$E$41];5;0);IFERROR(VLOOKUP([.U28];[TableSeating.$B$31:.$E$41];4;0);IFERROR(VLOOKUP([.U28];[TableSeating.$C$31:.$E$41];3;0);IFERROR(VLOOKUP([.U28];[TableSeating.$D$31:.$E$41];2;0);0))))" office:value-type="float" office:value="6" calcext:value-type="float">
            <text:p>6</text:p>
          </table:table-cell>
          <table:table-cell table:formula="of:=IFERROR(VLOOKUP([.U28];[TableSeating.$A$44:.$E$54];5;0);IFERROR(VLOOKUP([.U28];[TableSeating.$B$44:.$E$54];4;0);IFERROR(VLOOKUP([.U28];[TableSeating.$C$44:.$E$54];3;0);IFERROR(VLOOKUP([.U28];[TableSeating.$D$44:.$E$54];2;0);0))))" office:value-type="float" office:value="6" calcext:value-type="float">
            <text:p>6</text:p>
          </table:table-cell>
          <table:table-cell table:formula="of:=IFERROR(VLOOKUP([.U28];[TableSeating.$A$57:.$E$67];5;0);IFERROR(VLOOKUP([.U28];[TableSeating.$B$57:.$E$67];4;0);IFERROR(VLOOKUP([.U28];[TableSeating.$C$57:.$E$67];3;0);IFERROR(VLOOKUP([.U28];[TableSeating.$D$57:.$E$67];2;0);0))))" office:value-type="float" office:value="8" calcext:value-type="float">
            <text:p>8</text:p>
          </table:table-cell>
          <table:table-cell table:formula="of:=IFERROR(VLOOKUP([.U28];[TableSeating.$A$70:.$E$80];5;0);IFERROR(VLOOKUP([.U28];[TableSeating.$B$70:.$E$80];4;0);IFERROR(VLOOKUP([.U28];[TableSeating.$C$70:.$E$80];3;0);IFERROR(VLOOKUP([.U28];[TableSeating.$D$70:.$E$80];2;0);0))))" office:value-type="float" office:value="3" calcext:value-type="float">
            <text:p>3</text:p>
          </table:table-cell>
          <table:table-cell table:formula="of:=IFERROR(VLOOKUP([.U28];[TableSeating.$A$83:.$E$93];5;0);IFERROR(VLOOKUP([.U28];[TableSeating.$B$83:.$E$93];4;0);IFERROR(VLOOKUP([.U28];[TableSeating.$C$83:.$E$93];3;0);IFERROR(VLOOKUP([.U28];[TableSeating.$D$83:.$E$93];2;0);0))))" office:value-type="float" office:value="2" calcext:value-type="float">
            <text:p>2</text:p>
          </table:table-cell>
          <table:table-cell table:formula="of:=IFERROR(VLOOKUP([.U28];[TableSeating.$A$96:.$E$106];5;0);IFERROR(VLOOKUP([.U28];[TableSeating.$B$96:.$E$106];4;0);IFERROR(VLOOKUP([.U28];[TableSeating.$C$96:.$E$106];3;0);IFERROR(VLOOKUP([.U28];[TableSeating.$D$96:.$E$106];2;0);0)))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IFERROR(VLOOKUP([.A29];[TableSeating.$A$5:.$E$15];5;0);IFERROR(VLOOKUP([.A29];[TableSeating.$B$5:.$E$15];4;0);IFERROR(VLOOKUP([.A29];[TableSeating.$C$5:.$E$15];3;0);IFERROR(VLOOKUP([.A29];[TableSeating.$D$5:.$E$15];2;0);0))))" office:value-type="float" office:value="4" calcext:value-type="float">
            <text:p>4</text:p>
          </table:table-cell>
          <table:table-cell table:formula="of:=IFERROR(VLOOKUP([.A29];[TableSeating.$A$18:.$E$28];5;0);IFERROR(VLOOKUP([.A29];[TableSeating.$B$18:.$E$28];4;0);IFERROR(VLOOKUP([.A29];[TableSeating.$C$18:.$E$28];3;0);IFERROR(VLOOKUP([.A29];[TableSeating.$D$18:.$E$28];2;0);0))))" office:value-type="float" office:value="11" calcext:value-type="float">
            <text:p>11</text:p>
          </table:table-cell>
          <table:table-cell table:formula="of:=IFERROR(VLOOKUP([.A29];[TableSeating.$A$31:.$E$41];5;0);IFERROR(VLOOKUP([.A29];[TableSeating.$B$31:.$E$41];4;0);IFERROR(VLOOKUP([.A29];[TableSeating.$C$31:.$E$41];3;0);IFERROR(VLOOKUP([.A29];[TableSeating.$D$31:.$E$41];2;0);0))))" office:value-type="float" office:value="4" calcext:value-type="float">
            <text:p>4</text:p>
          </table:table-cell>
          <table:table-cell table:formula="of:=IFERROR(VLOOKUP([.A29];[TableSeating.$A$44:.$E$54];5;0);IFERROR(VLOOKUP([.A29];[TableSeating.$B$44:.$E$54];4;0);IFERROR(VLOOKUP([.A29];[TableSeating.$C$44:.$E$54];3;0);IFERROR(VLOOKUP([.A29];[TableSeating.$D$44:.$E$54];2;0);0))))" office:value-type="float" office:value="9" calcext:value-type="float">
            <text:p>9</text:p>
          </table:table-cell>
          <table:table-cell table:formula="of:=IFERROR(VLOOKUP([.A29];[TableSeating.$A$57:.$E$67];5;0);IFERROR(VLOOKUP([.A29];[TableSeating.$B$57:.$E$67];4;0);IFERROR(VLOOKUP([.A29];[TableSeating.$C$57:.$E$67];3;0);IFERROR(VLOOKUP([.A29];[TableSeating.$D$57:.$E$67];2;0);0))))" office:value-type="float" office:value="4" calcext:value-type="float">
            <text:p>4</text:p>
          </table:table-cell>
          <table:table-cell table:formula="of:=IFERROR(VLOOKUP([.A29];[TableSeating.$A$70:.$E$80];5;0);IFERROR(VLOOKUP([.A29];[TableSeating.$B$70:.$E$80];4;0);IFERROR(VLOOKUP([.A29];[TableSeating.$C$70:.$E$80];3;0);IFERROR(VLOOKUP([.A29];[TableSeating.$D$70:.$E$80];2;0);0))))" office:value-type="float" office:value="6" calcext:value-type="float">
            <text:p>6</text:p>
          </table:table-cell>
          <table:table-cell table:formula="of:=IFERROR(VLOOKUP([.A29];[TableSeating.$A$83:.$E$93];5;0);IFERROR(VLOOKUP([.A29];[TableSeating.$B$83:.$E$93];4;0);IFERROR(VLOOKUP([.A29];[TableSeating.$C$83:.$E$93];3;0);IFERROR(VLOOKUP([.A29];[TableSeating.$D$83:.$E$93];2;0);0))))" office:value-type="float" office:value="2" calcext:value-type="float">
            <text:p>2</text:p>
          </table:table-cell>
          <table:table-cell table:formula="of:=IFERROR(VLOOKUP([.A29];[TableSeating.$A$96:.$E$106];5;0);IFERROR(VLOOKUP([.A29];[TableSeating.$B$96:.$E$106];4;0);IFERROR(VLOOKUP([.A29];[TableSeating.$C$96:.$E$106];3;0);IFERROR(VLOOKUP([.A29];[TableSeating.$D$96:.$E$106];2;0);0))))"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28]+1" office:value-type="float" office:value="27" calcext:value-type="float">
            <text:p>27</text:p>
          </table:table-cell>
          <table:table-cell table:formula="of:=IFERROR(VLOOKUP([.U29];[TableSeating.$A$5:.$E$15];5;0);IFERROR(VLOOKUP([.U29];[TableSeating.$B$5:.$E$15];4;0);IFERROR(VLOOKUP([.U29];[TableSeating.$C$5:.$E$15];3;0);IFERROR(VLOOKUP([.U29];[TableSeating.$D$5:.$E$15];2;0);0))))" office:value-type="float" office:value="4" calcext:value-type="float">
            <text:p>4</text:p>
          </table:table-cell>
          <table:table-cell table:formula="of:=IFERROR(VLOOKUP([.U29];[TableSeating.$A$18:.$E$28];5;0);IFERROR(VLOOKUP([.U29];[TableSeating.$B$18:.$E$28];4;0);IFERROR(VLOOKUP([.U29];[TableSeating.$C$18:.$E$28];3;0);IFERROR(VLOOKUP([.U29];[TableSeating.$D$18:.$E$28];2;0);0))))" office:value-type="float" office:value="11" calcext:value-type="float">
            <text:p>11</text:p>
          </table:table-cell>
          <table:table-cell table:formula="of:=IFERROR(VLOOKUP([.U29];[TableSeating.$A$31:.$E$41];5;0);IFERROR(VLOOKUP([.U29];[TableSeating.$B$31:.$E$41];4;0);IFERROR(VLOOKUP([.U29];[TableSeating.$C$31:.$E$41];3;0);IFERROR(VLOOKUP([.U29];[TableSeating.$D$31:.$E$41];2;0);0))))" office:value-type="float" office:value="4" calcext:value-type="float">
            <text:p>4</text:p>
          </table:table-cell>
          <table:table-cell table:formula="of:=IFERROR(VLOOKUP([.U29];[TableSeating.$A$44:.$E$54];5;0);IFERROR(VLOOKUP([.U29];[TableSeating.$B$44:.$E$54];4;0);IFERROR(VLOOKUP([.U29];[TableSeating.$C$44:.$E$54];3;0);IFERROR(VLOOKUP([.U29];[TableSeating.$D$44:.$E$54];2;0);0))))" office:value-type="float" office:value="9" calcext:value-type="float">
            <text:p>9</text:p>
          </table:table-cell>
          <table:table-cell table:formula="of:=IFERROR(VLOOKUP([.U29];[TableSeating.$A$57:.$E$67];5;0);IFERROR(VLOOKUP([.U29];[TableSeating.$B$57:.$E$67];4;0);IFERROR(VLOOKUP([.U29];[TableSeating.$C$57:.$E$67];3;0);IFERROR(VLOOKUP([.U29];[TableSeating.$D$57:.$E$67];2;0);0))))" office:value-type="float" office:value="4" calcext:value-type="float">
            <text:p>4</text:p>
          </table:table-cell>
          <table:table-cell table:formula="of:=IFERROR(VLOOKUP([.U29];[TableSeating.$A$70:.$E$80];5;0);IFERROR(VLOOKUP([.U29];[TableSeating.$B$70:.$E$80];4;0);IFERROR(VLOOKUP([.U29];[TableSeating.$C$70:.$E$80];3;0);IFERROR(VLOOKUP([.U29];[TableSeating.$D$70:.$E$80];2;0);0))))" office:value-type="float" office:value="6" calcext:value-type="float">
            <text:p>6</text:p>
          </table:table-cell>
          <table:table-cell table:formula="of:=IFERROR(VLOOKUP([.U29];[TableSeating.$A$83:.$E$93];5;0);IFERROR(VLOOKUP([.U29];[TableSeating.$B$83:.$E$93];4;0);IFERROR(VLOOKUP([.U29];[TableSeating.$C$83:.$E$93];3;0);IFERROR(VLOOKUP([.U29];[TableSeating.$D$83:.$E$93];2;0);0))))" office:value-type="float" office:value="2" calcext:value-type="float">
            <text:p>2</text:p>
          </table:table-cell>
          <table:table-cell table:formula="of:=IFERROR(VLOOKUP([.U29];[TableSeating.$A$96:.$E$106];5;0);IFERROR(VLOOKUP([.U29];[TableSeating.$B$96:.$E$106];4;0);IFERROR(VLOOKUP([.U29];[TableSeating.$C$96:.$E$106];3;0);IFERROR(VLOOKUP([.U29];[TableSeating.$D$96:.$E$106];2;0);0))))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IFERROR(VLOOKUP([.A30];[TableSeating.$A$5:.$E$15];5;0);IFERROR(VLOOKUP([.A30];[TableSeating.$B$5:.$E$15];4;0);IFERROR(VLOOKUP([.A30];[TableSeating.$C$5:.$E$15];3;0);IFERROR(VLOOKUP([.A30];[TableSeating.$D$5:.$E$15];2;0);0))))" office:value-type="float" office:value="6" calcext:value-type="float">
            <text:p>6</text:p>
          </table:table-cell>
          <table:table-cell table:formula="of:=IFERROR(VLOOKUP([.A30];[TableSeating.$A$18:.$E$28];5;0);IFERROR(VLOOKUP([.A30];[TableSeating.$B$18:.$E$28];4;0);IFERROR(VLOOKUP([.A30];[TableSeating.$C$18:.$E$28];3;0);IFERROR(VLOOKUP([.A30];[TableSeating.$D$18:.$E$28];2;0);0))))" office:value-type="float" office:value="10" calcext:value-type="float">
            <text:p>10</text:p>
          </table:table-cell>
          <table:table-cell table:formula="of:=IFERROR(VLOOKUP([.A30];[TableSeating.$A$31:.$E$41];5;0);IFERROR(VLOOKUP([.A30];[TableSeating.$B$31:.$E$41];4;0);IFERROR(VLOOKUP([.A30];[TableSeating.$C$31:.$E$41];3;0);IFERROR(VLOOKUP([.A30];[TableSeating.$D$31:.$E$41];2;0);0))))" office:value-type="float" office:value="4" calcext:value-type="float">
            <text:p>4</text:p>
          </table:table-cell>
          <table:table-cell table:formula="of:=IFERROR(VLOOKUP([.A30];[TableSeating.$A$44:.$E$54];5;0);IFERROR(VLOOKUP([.A30];[TableSeating.$B$44:.$E$54];4;0);IFERROR(VLOOKUP([.A30];[TableSeating.$C$44:.$E$54];3;0);IFERROR(VLOOKUP([.A30];[TableSeating.$D$44:.$E$54];2;0);0))))" office:value-type="float" office:value="7" calcext:value-type="float">
            <text:p>7</text:p>
          </table:table-cell>
          <table:table-cell table:formula="of:=IFERROR(VLOOKUP([.A30];[TableSeating.$A$57:.$E$67];5;0);IFERROR(VLOOKUP([.A30];[TableSeating.$B$57:.$E$67];4;0);IFERROR(VLOOKUP([.A30];[TableSeating.$C$57:.$E$67];3;0);IFERROR(VLOOKUP([.A30];[TableSeating.$D$57:.$E$67];2;0);0))))" office:value-type="float" office:value="2" calcext:value-type="float">
            <text:p>2</text:p>
          </table:table-cell>
          <table:table-cell table:formula="of:=IFERROR(VLOOKUP([.A30];[TableSeating.$A$70:.$E$80];5;0);IFERROR(VLOOKUP([.A30];[TableSeating.$B$70:.$E$80];4;0);IFERROR(VLOOKUP([.A30];[TableSeating.$C$70:.$E$80];3;0);IFERROR(VLOOKUP([.A30];[TableSeating.$D$70:.$E$80];2;0);0))))" office:value-type="float" office:value="10" calcext:value-type="float">
            <text:p>10</text:p>
          </table:table-cell>
          <table:table-cell table:formula="of:=IFERROR(VLOOKUP([.A30];[TableSeating.$A$83:.$E$93];5;0);IFERROR(VLOOKUP([.A30];[TableSeating.$B$83:.$E$93];4;0);IFERROR(VLOOKUP([.A30];[TableSeating.$C$83:.$E$93];3;0);IFERROR(VLOOKUP([.A30];[TableSeating.$D$83:.$E$93];2;0);0))))" office:value-type="float" office:value="6" calcext:value-type="float">
            <text:p>6</text:p>
          </table:table-cell>
          <table:table-cell table:formula="of:=IFERROR(VLOOKUP([.A30];[TableSeating.$A$96:.$E$106];5;0);IFERROR(VLOOKUP([.A30];[TableSeating.$B$96:.$E$106];4;0);IFERROR(VLOOKUP([.A30];[TableSeating.$C$96:.$E$106];3;0);IFERROR(VLOOKUP([.A30];[TableSeating.$D$96:.$E$106];2;0);0))))"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U29]+1" office:value-type="float" office:value="28" calcext:value-type="float">
            <text:p>28</text:p>
          </table:table-cell>
          <table:table-cell table:formula="of:=IFERROR(VLOOKUP([.U30];[TableSeating.$A$5:.$E$15];5;0);IFERROR(VLOOKUP([.U30];[TableSeating.$B$5:.$E$15];4;0);IFERROR(VLOOKUP([.U30];[TableSeating.$C$5:.$E$15];3;0);IFERROR(VLOOKUP([.U30];[TableSeating.$D$5:.$E$15];2;0);0))))" office:value-type="float" office:value="6" calcext:value-type="float">
            <text:p>6</text:p>
          </table:table-cell>
          <table:table-cell table:formula="of:=IFERROR(VLOOKUP([.U30];[TableSeating.$A$18:.$E$28];5;0);IFERROR(VLOOKUP([.U30];[TableSeating.$B$18:.$E$28];4;0);IFERROR(VLOOKUP([.U30];[TableSeating.$C$18:.$E$28];3;0);IFERROR(VLOOKUP([.U30];[TableSeating.$D$18:.$E$28];2;0);0))))" office:value-type="float" office:value="10" calcext:value-type="float">
            <text:p>10</text:p>
          </table:table-cell>
          <table:table-cell table:formula="of:=IFERROR(VLOOKUP([.U30];[TableSeating.$A$31:.$E$41];5;0);IFERROR(VLOOKUP([.U30];[TableSeating.$B$31:.$E$41];4;0);IFERROR(VLOOKUP([.U30];[TableSeating.$C$31:.$E$41];3;0);IFERROR(VLOOKUP([.U30];[TableSeating.$D$31:.$E$41];2;0);0))))" office:value-type="float" office:value="4" calcext:value-type="float">
            <text:p>4</text:p>
          </table:table-cell>
          <table:table-cell table:formula="of:=IFERROR(VLOOKUP([.U30];[TableSeating.$A$44:.$E$54];5;0);IFERROR(VLOOKUP([.U30];[TableSeating.$B$44:.$E$54];4;0);IFERROR(VLOOKUP([.U30];[TableSeating.$C$44:.$E$54];3;0);IFERROR(VLOOKUP([.U30];[TableSeating.$D$44:.$E$54];2;0);0))))" office:value-type="float" office:value="7" calcext:value-type="float">
            <text:p>7</text:p>
          </table:table-cell>
          <table:table-cell table:formula="of:=IFERROR(VLOOKUP([.U30];[TableSeating.$A$57:.$E$67];5;0);IFERROR(VLOOKUP([.U30];[TableSeating.$B$57:.$E$67];4;0);IFERROR(VLOOKUP([.U30];[TableSeating.$C$57:.$E$67];3;0);IFERROR(VLOOKUP([.U30];[TableSeating.$D$57:.$E$67];2;0);0))))" office:value-type="float" office:value="2" calcext:value-type="float">
            <text:p>2</text:p>
          </table:table-cell>
          <table:table-cell table:formula="of:=IFERROR(VLOOKUP([.U30];[TableSeating.$A$70:.$E$80];5;0);IFERROR(VLOOKUP([.U30];[TableSeating.$B$70:.$E$80];4;0);IFERROR(VLOOKUP([.U30];[TableSeating.$C$70:.$E$80];3;0);IFERROR(VLOOKUP([.U30];[TableSeating.$D$70:.$E$80];2;0);0))))" office:value-type="float" office:value="10" calcext:value-type="float">
            <text:p>10</text:p>
          </table:table-cell>
          <table:table-cell table:formula="of:=IFERROR(VLOOKUP([.U30];[TableSeating.$A$83:.$E$93];5;0);IFERROR(VLOOKUP([.U30];[TableSeating.$B$83:.$E$93];4;0);IFERROR(VLOOKUP([.U30];[TableSeating.$C$83:.$E$93];3;0);IFERROR(VLOOKUP([.U30];[TableSeating.$D$83:.$E$93];2;0);0))))" office:value-type="float" office:value="6" calcext:value-type="float">
            <text:p>6</text:p>
          </table:table-cell>
          <table:table-cell table:formula="of:=IFERROR(VLOOKUP([.U30];[TableSeating.$A$96:.$E$106];5;0);IFERROR(VLOOKUP([.U30];[TableSeating.$B$96:.$E$106];4;0);IFERROR(VLOOKUP([.U30];[TableSeating.$C$96:.$E$106];3;0);IFERROR(VLOOKUP([.U30];[TableSeating.$D$96:.$E$106];2;0);0)))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IFERROR(VLOOKUP([.A31];[TableSeating.$A$5:.$E$15];5;0);IFERROR(VLOOKUP([.A31];[TableSeating.$B$5:.$E$15];4;0);IFERROR(VLOOKUP([.A31];[TableSeating.$C$5:.$E$15];3;0);IFERROR(VLOOKUP([.A31];[TableSeating.$D$5:.$E$15];2;0);0))))" office:value-type="float" office:value="8" calcext:value-type="float">
            <text:p>8</text:p>
          </table:table-cell>
          <table:table-cell table:formula="of:=IFERROR(VLOOKUP([.A31];[TableSeating.$A$18:.$E$28];5;0);IFERROR(VLOOKUP([.A31];[TableSeating.$B$18:.$E$28];4;0);IFERROR(VLOOKUP([.A31];[TableSeating.$C$18:.$E$28];3;0);IFERROR(VLOOKUP([.A31];[TableSeating.$D$18:.$E$28];2;0);0))))" office:value-type="float" office:value="7" calcext:value-type="float">
            <text:p>7</text:p>
          </table:table-cell>
          <table:table-cell table:formula="of:=IFERROR(VLOOKUP([.A31];[TableSeating.$A$31:.$E$41];5;0);IFERROR(VLOOKUP([.A31];[TableSeating.$B$31:.$E$41];4;0);IFERROR(VLOOKUP([.A31];[TableSeating.$C$31:.$E$41];3;0);IFERROR(VLOOKUP([.A31];[TableSeating.$D$31:.$E$41];2;0);0))))" office:value-type="float" office:value="7" calcext:value-type="float">
            <text:p>7</text:p>
          </table:table-cell>
          <table:table-cell table:formula="of:=IFERROR(VLOOKUP([.A31];[TableSeating.$A$44:.$E$54];5;0);IFERROR(VLOOKUP([.A31];[TableSeating.$B$44:.$E$54];4;0);IFERROR(VLOOKUP([.A31];[TableSeating.$C$44:.$E$54];3;0);IFERROR(VLOOKUP([.A31];[TableSeating.$D$44:.$E$54];2;0);0))))" office:value-type="float" office:value="4" calcext:value-type="float">
            <text:p>4</text:p>
          </table:table-cell>
          <table:table-cell table:formula="of:=IFERROR(VLOOKUP([.A31];[TableSeating.$A$57:.$E$67];5;0);IFERROR(VLOOKUP([.A31];[TableSeating.$B$57:.$E$67];4;0);IFERROR(VLOOKUP([.A31];[TableSeating.$C$57:.$E$67];3;0);IFERROR(VLOOKUP([.A31];[TableSeating.$D$57:.$E$67];2;0);0))))" office:value-type="float" office:value="9" calcext:value-type="float">
            <text:p>9</text:p>
          </table:table-cell>
          <table:table-cell table:formula="of:=IFERROR(VLOOKUP([.A31];[TableSeating.$A$70:.$E$80];5;0);IFERROR(VLOOKUP([.A31];[TableSeating.$B$70:.$E$80];4;0);IFERROR(VLOOKUP([.A31];[TableSeating.$C$70:.$E$80];3;0);IFERROR(VLOOKUP([.A31];[TableSeating.$D$70:.$E$80];2;0);0))))" office:value-type="float" office:value="2" calcext:value-type="float">
            <text:p>2</text:p>
          </table:table-cell>
          <table:table-cell table:formula="of:=IFERROR(VLOOKUP([.A31];[TableSeating.$A$83:.$E$93];5;0);IFERROR(VLOOKUP([.A31];[TableSeating.$B$83:.$E$93];4;0);IFERROR(VLOOKUP([.A31];[TableSeating.$C$83:.$E$93];3;0);IFERROR(VLOOKUP([.A31];[TableSeating.$D$83:.$E$93];2;0);0))))" office:value-type="float" office:value="5" calcext:value-type="float">
            <text:p>5</text:p>
          </table:table-cell>
          <table:table-cell table:formula="of:=IFERROR(VLOOKUP([.A31];[TableSeating.$A$96:.$E$106];5;0);IFERROR(VLOOKUP([.A31];[TableSeating.$B$96:.$E$106];4;0);IFERROR(VLOOKUP([.A31];[TableSeating.$C$96:.$E$106];3;0);IFERROR(VLOOKUP([.A31];[TableSeating.$D$96:.$E$106];2;0);0))))"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U30]+1" office:value-type="float" office:value="29" calcext:value-type="float">
            <text:p>29</text:p>
          </table:table-cell>
          <table:table-cell table:formula="of:=IFERROR(VLOOKUP([.U31];[TableSeating.$A$5:.$E$15];5;0);IFERROR(VLOOKUP([.U31];[TableSeating.$B$5:.$E$15];4;0);IFERROR(VLOOKUP([.U31];[TableSeating.$C$5:.$E$15];3;0);IFERROR(VLOOKUP([.U31];[TableSeating.$D$5:.$E$15];2;0);0))))" office:value-type="float" office:value="8" calcext:value-type="float">
            <text:p>8</text:p>
          </table:table-cell>
          <table:table-cell table:formula="of:=IFERROR(VLOOKUP([.U31];[TableSeating.$A$18:.$E$28];5;0);IFERROR(VLOOKUP([.U31];[TableSeating.$B$18:.$E$28];4;0);IFERROR(VLOOKUP([.U31];[TableSeating.$C$18:.$E$28];3;0);IFERROR(VLOOKUP([.U31];[TableSeating.$D$18:.$E$28];2;0);0))))" office:value-type="float" office:value="7" calcext:value-type="float">
            <text:p>7</text:p>
          </table:table-cell>
          <table:table-cell table:formula="of:=IFERROR(VLOOKUP([.U31];[TableSeating.$A$31:.$E$41];5;0);IFERROR(VLOOKUP([.U31];[TableSeating.$B$31:.$E$41];4;0);IFERROR(VLOOKUP([.U31];[TableSeating.$C$31:.$E$41];3;0);IFERROR(VLOOKUP([.U31];[TableSeating.$D$31:.$E$41];2;0);0))))" office:value-type="float" office:value="7" calcext:value-type="float">
            <text:p>7</text:p>
          </table:table-cell>
          <table:table-cell table:formula="of:=IFERROR(VLOOKUP([.U31];[TableSeating.$A$44:.$E$54];5;0);IFERROR(VLOOKUP([.U31];[TableSeating.$B$44:.$E$54];4;0);IFERROR(VLOOKUP([.U31];[TableSeating.$C$44:.$E$54];3;0);IFERROR(VLOOKUP([.U31];[TableSeating.$D$44:.$E$54];2;0);0))))" office:value-type="float" office:value="4" calcext:value-type="float">
            <text:p>4</text:p>
          </table:table-cell>
          <table:table-cell table:formula="of:=IFERROR(VLOOKUP([.U31];[TableSeating.$A$57:.$E$67];5;0);IFERROR(VLOOKUP([.U31];[TableSeating.$B$57:.$E$67];4;0);IFERROR(VLOOKUP([.U31];[TableSeating.$C$57:.$E$67];3;0);IFERROR(VLOOKUP([.U31];[TableSeating.$D$57:.$E$67];2;0);0))))" office:value-type="float" office:value="9" calcext:value-type="float">
            <text:p>9</text:p>
          </table:table-cell>
          <table:table-cell table:formula="of:=IFERROR(VLOOKUP([.U31];[TableSeating.$A$70:.$E$80];5;0);IFERROR(VLOOKUP([.U31];[TableSeating.$B$70:.$E$80];4;0);IFERROR(VLOOKUP([.U31];[TableSeating.$C$70:.$E$80];3;0);IFERROR(VLOOKUP([.U31];[TableSeating.$D$70:.$E$80];2;0);0))))" office:value-type="float" office:value="2" calcext:value-type="float">
            <text:p>2</text:p>
          </table:table-cell>
          <table:table-cell table:formula="of:=IFERROR(VLOOKUP([.U31];[TableSeating.$A$83:.$E$93];5;0);IFERROR(VLOOKUP([.U31];[TableSeating.$B$83:.$E$93];4;0);IFERROR(VLOOKUP([.U31];[TableSeating.$C$83:.$E$93];3;0);IFERROR(VLOOKUP([.U31];[TableSeating.$D$83:.$E$93];2;0);0))))" office:value-type="float" office:value="5" calcext:value-type="float">
            <text:p>5</text:p>
          </table:table-cell>
          <table:table-cell table:formula="of:=IFERROR(VLOOKUP([.U31];[TableSeating.$A$96:.$E$106];5;0);IFERROR(VLOOKUP([.U31];[TableSeating.$B$96:.$E$106];4;0);IFERROR(VLOOKUP([.U31];[TableSeating.$C$96:.$E$106];3;0);IFERROR(VLOOKUP([.U31];[TableSeating.$D$96:.$E$106];2;0);0))))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IFERROR(VLOOKUP([.A32];[TableSeating.$A$5:.$E$15];5;0);IFERROR(VLOOKUP([.A32];[TableSeating.$B$5:.$E$15];4;0);IFERROR(VLOOKUP([.A32];[TableSeating.$C$5:.$E$15];3;0);IFERROR(VLOOKUP([.A32];[TableSeating.$D$5:.$E$15];2;0);0))))" office:value-type="float" office:value="6" calcext:value-type="float">
            <text:p>6</text:p>
          </table:table-cell>
          <table:table-cell table:formula="of:=IFERROR(VLOOKUP([.A32];[TableSeating.$A$18:.$E$28];5;0);IFERROR(VLOOKUP([.A32];[TableSeating.$B$18:.$E$28];4;0);IFERROR(VLOOKUP([.A32];[TableSeating.$C$18:.$E$28];3;0);IFERROR(VLOOKUP([.A32];[TableSeating.$D$18:.$E$28];2;0);0))))" office:value-type="float" office:value="5" calcext:value-type="float">
            <text:p>5</text:p>
          </table:table-cell>
          <table:table-cell table:formula="of:=IFERROR(VLOOKUP([.A32];[TableSeating.$A$31:.$E$41];5;0);IFERROR(VLOOKUP([.A32];[TableSeating.$B$31:.$E$41];4;0);IFERROR(VLOOKUP([.A32];[TableSeating.$C$31:.$E$41];3;0);IFERROR(VLOOKUP([.A32];[TableSeating.$D$31:.$E$41];2;0);0))))" office:value-type="float" office:value="8" calcext:value-type="float">
            <text:p>8</text:p>
          </table:table-cell>
          <table:table-cell table:formula="of:=IFERROR(VLOOKUP([.A32];[TableSeating.$A$44:.$E$54];5;0);IFERROR(VLOOKUP([.A32];[TableSeating.$B$44:.$E$54];4;0);IFERROR(VLOOKUP([.A32];[TableSeating.$C$44:.$E$54];3;0);IFERROR(VLOOKUP([.A32];[TableSeating.$D$44:.$E$54];2;0);0))))" office:value-type="float" office:value="4" calcext:value-type="float">
            <text:p>4</text:p>
          </table:table-cell>
          <table:table-cell table:formula="of:=IFERROR(VLOOKUP([.A32];[TableSeating.$A$57:.$E$67];5;0);IFERROR(VLOOKUP([.A32];[TableSeating.$B$57:.$E$67];4;0);IFERROR(VLOOKUP([.A32];[TableSeating.$C$57:.$E$67];3;0);IFERROR(VLOOKUP([.A32];[TableSeating.$D$57:.$E$67];2;0);0))))" office:value-type="float" office:value="8" calcext:value-type="float">
            <text:p>8</text:p>
          </table:table-cell>
          <table:table-cell table:formula="of:=IFERROR(VLOOKUP([.A32];[TableSeating.$A$70:.$E$80];5;0);IFERROR(VLOOKUP([.A32];[TableSeating.$B$70:.$E$80];4;0);IFERROR(VLOOKUP([.A32];[TableSeating.$C$70:.$E$80];3;0);IFERROR(VLOOKUP([.A32];[TableSeating.$D$70:.$E$80];2;0);0))))" office:value-type="float" office:value="5" calcext:value-type="float">
            <text:p>5</text:p>
          </table:table-cell>
          <table:table-cell table:formula="of:=IFERROR(VLOOKUP([.A32];[TableSeating.$A$83:.$E$93];5;0);IFERROR(VLOOKUP([.A32];[TableSeating.$B$83:.$E$93];4;0);IFERROR(VLOOKUP([.A32];[TableSeating.$C$83:.$E$93];3;0);IFERROR(VLOOKUP([.A32];[TableSeating.$D$83:.$E$93];2;0);0))))" office:value-type="float" office:value="9" calcext:value-type="float">
            <text:p>9</text:p>
          </table:table-cell>
          <table:table-cell table:formula="of:=IFERROR(VLOOKUP([.A32];[TableSeating.$A$96:.$E$106];5;0);IFERROR(VLOOKUP([.A32];[TableSeating.$B$96:.$E$106];4;0);IFERROR(VLOOKUP([.A32];[TableSeating.$C$96:.$E$106];3;0);IFERROR(VLOOKUP([.A32];[TableSeating.$D$96:.$E$106];2;0);0))))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U31]+1" office:value-type="float" office:value="30" calcext:value-type="float">
            <text:p>30</text:p>
          </table:table-cell>
          <table:table-cell table:formula="of:=IFERROR(VLOOKUP([.U32];[TableSeating.$A$5:.$E$15];5;0);IFERROR(VLOOKUP([.U32];[TableSeating.$B$5:.$E$15];4;0);IFERROR(VLOOKUP([.U32];[TableSeating.$C$5:.$E$15];3;0);IFERROR(VLOOKUP([.U32];[TableSeating.$D$5:.$E$15];2;0);0))))" office:value-type="float" office:value="6" calcext:value-type="float">
            <text:p>6</text:p>
          </table:table-cell>
          <table:table-cell table:formula="of:=IFERROR(VLOOKUP([.U32];[TableSeating.$A$18:.$E$28];5;0);IFERROR(VLOOKUP([.U32];[TableSeating.$B$18:.$E$28];4;0);IFERROR(VLOOKUP([.U32];[TableSeating.$C$18:.$E$28];3;0);IFERROR(VLOOKUP([.U32];[TableSeating.$D$18:.$E$28];2;0);0))))" office:value-type="float" office:value="5" calcext:value-type="float">
            <text:p>5</text:p>
          </table:table-cell>
          <table:table-cell table:formula="of:=IFERROR(VLOOKUP([.U32];[TableSeating.$A$31:.$E$41];5;0);IFERROR(VLOOKUP([.U32];[TableSeating.$B$31:.$E$41];4;0);IFERROR(VLOOKUP([.U32];[TableSeating.$C$31:.$E$41];3;0);IFERROR(VLOOKUP([.U32];[TableSeating.$D$31:.$E$41];2;0);0))))" office:value-type="float" office:value="8" calcext:value-type="float">
            <text:p>8</text:p>
          </table:table-cell>
          <table:table-cell table:formula="of:=IFERROR(VLOOKUP([.U32];[TableSeating.$A$44:.$E$54];5;0);IFERROR(VLOOKUP([.U32];[TableSeating.$B$44:.$E$54];4;0);IFERROR(VLOOKUP([.U32];[TableSeating.$C$44:.$E$54];3;0);IFERROR(VLOOKUP([.U32];[TableSeating.$D$44:.$E$54];2;0);0))))" office:value-type="float" office:value="4" calcext:value-type="float">
            <text:p>4</text:p>
          </table:table-cell>
          <table:table-cell table:formula="of:=IFERROR(VLOOKUP([.U32];[TableSeating.$A$57:.$E$67];5;0);IFERROR(VLOOKUP([.U32];[TableSeating.$B$57:.$E$67];4;0);IFERROR(VLOOKUP([.U32];[TableSeating.$C$57:.$E$67];3;0);IFERROR(VLOOKUP([.U32];[TableSeating.$D$57:.$E$67];2;0);0))))" office:value-type="float" office:value="8" calcext:value-type="float">
            <text:p>8</text:p>
          </table:table-cell>
          <table:table-cell table:formula="of:=IFERROR(VLOOKUP([.U32];[TableSeating.$A$70:.$E$80];5;0);IFERROR(VLOOKUP([.U32];[TableSeating.$B$70:.$E$80];4;0);IFERROR(VLOOKUP([.U32];[TableSeating.$C$70:.$E$80];3;0);IFERROR(VLOOKUP([.U32];[TableSeating.$D$70:.$E$80];2;0);0))))" office:value-type="float" office:value="5" calcext:value-type="float">
            <text:p>5</text:p>
          </table:table-cell>
          <table:table-cell table:formula="of:=IFERROR(VLOOKUP([.U32];[TableSeating.$A$83:.$E$93];5;0);IFERROR(VLOOKUP([.U32];[TableSeating.$B$83:.$E$93];4;0);IFERROR(VLOOKUP([.U32];[TableSeating.$C$83:.$E$93];3;0);IFERROR(VLOOKUP([.U32];[TableSeating.$D$83:.$E$93];2;0);0))))" office:value-type="float" office:value="9" calcext:value-type="float">
            <text:p>9</text:p>
          </table:table-cell>
          <table:table-cell table:formula="of:=IFERROR(VLOOKUP([.U32];[TableSeating.$A$96:.$E$106];5;0);IFERROR(VLOOKUP([.U32];[TableSeating.$B$96:.$E$106];4;0);IFERROR(VLOOKUP([.U32];[TableSeating.$C$96:.$E$106];3;0);IFERROR(VLOOKUP([.U32];[TableSeating.$D$96:.$E$106];2;0);0))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IFERROR(VLOOKUP([.A33];[TableSeating.$A$5:.$E$15];5;0);IFERROR(VLOOKUP([.A33];[TableSeating.$B$5:.$E$15];4;0);IFERROR(VLOOKUP([.A33];[TableSeating.$C$5:.$E$15];3;0);IFERROR(VLOOKUP([.A33];[TableSeating.$D$5:.$E$15];2;0);0))))" office:value-type="float" office:value="9" calcext:value-type="float">
            <text:p>9</text:p>
          </table:table-cell>
          <table:table-cell table:formula="of:=IFERROR(VLOOKUP([.A33];[TableSeating.$A$18:.$E$28];5;0);IFERROR(VLOOKUP([.A33];[TableSeating.$B$18:.$E$28];4;0);IFERROR(VLOOKUP([.A33];[TableSeating.$C$18:.$E$28];3;0);IFERROR(VLOOKUP([.A33];[TableSeating.$D$18:.$E$28];2;0);0))))" office:value-type="float" office:value="11" calcext:value-type="float">
            <text:p>11</text:p>
          </table:table-cell>
          <table:table-cell table:formula="of:=IFERROR(VLOOKUP([.A33];[TableSeating.$A$31:.$E$41];5;0);IFERROR(VLOOKUP([.A33];[TableSeating.$B$31:.$E$41];4;0);IFERROR(VLOOKUP([.A33];[TableSeating.$C$31:.$E$41];3;0);IFERROR(VLOOKUP([.A33];[TableSeating.$D$31:.$E$41];2;0);0))))" office:value-type="float" office:value="9" calcext:value-type="float">
            <text:p>9</text:p>
          </table:table-cell>
          <table:table-cell table:formula="of:=IFERROR(VLOOKUP([.A33];[TableSeating.$A$44:.$E$54];5;0);IFERROR(VLOOKUP([.A33];[TableSeating.$B$44:.$E$54];4;0);IFERROR(VLOOKUP([.A33];[TableSeating.$C$44:.$E$54];3;0);IFERROR(VLOOKUP([.A33];[TableSeating.$D$44:.$E$54];2;0);0))))" office:value-type="float" office:value="5" calcext:value-type="float">
            <text:p>5</text:p>
          </table:table-cell>
          <table:table-cell table:formula="of:=IFERROR(VLOOKUP([.A33];[TableSeating.$A$57:.$E$67];5;0);IFERROR(VLOOKUP([.A33];[TableSeating.$B$57:.$E$67];4;0);IFERROR(VLOOKUP([.A33];[TableSeating.$C$57:.$E$67];3;0);IFERROR(VLOOKUP([.A33];[TableSeating.$D$57:.$E$67];2;0);0))))" office:value-type="float" office:value="9" calcext:value-type="float">
            <text:p>9</text:p>
          </table:table-cell>
          <table:table-cell table:formula="of:=IFERROR(VLOOKUP([.A33];[TableSeating.$A$70:.$E$80];5;0);IFERROR(VLOOKUP([.A33];[TableSeating.$B$70:.$E$80];4;0);IFERROR(VLOOKUP([.A33];[TableSeating.$C$70:.$E$80];3;0);IFERROR(VLOOKUP([.A33];[TableSeating.$D$70:.$E$80];2;0);0))))" office:value-type="float" office:value="10" calcext:value-type="float">
            <text:p>10</text:p>
          </table:table-cell>
          <table:table-cell table:formula="of:=IFERROR(VLOOKUP([.A33];[TableSeating.$A$83:.$E$93];5;0);IFERROR(VLOOKUP([.A33];[TableSeating.$B$83:.$E$93];4;0);IFERROR(VLOOKUP([.A33];[TableSeating.$C$83:.$E$93];3;0);IFERROR(VLOOKUP([.A33];[TableSeating.$D$83:.$E$93];2;0);0))))" office:value-type="float" office:value="8" calcext:value-type="float">
            <text:p>8</text:p>
          </table:table-cell>
          <table:table-cell table:formula="of:=IFERROR(VLOOKUP([.A33];[TableSeating.$A$96:.$E$106];5;0);IFERROR(VLOOKUP([.A33];[TableSeating.$B$96:.$E$106];4;0);IFERROR(VLOOKUP([.A33];[TableSeating.$C$96:.$E$106];3;0);IFERROR(VLOOKUP([.A33];[TableSeating.$D$96:.$E$106];2;0);0))))" office:value-type="float" office:value="10" calcext:value-type="float">
            <text:p>1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U32]+1" office:value-type="float" office:value="31" calcext:value-type="float">
            <text:p>31</text:p>
          </table:table-cell>
          <table:table-cell table:formula="of:=IFERROR(VLOOKUP([.U33];[TableSeating.$A$5:.$E$15];5;0);IFERROR(VLOOKUP([.U33];[TableSeating.$B$5:.$E$15];4;0);IFERROR(VLOOKUP([.U33];[TableSeating.$C$5:.$E$15];3;0);IFERROR(VLOOKUP([.U33];[TableSeating.$D$5:.$E$15];2;0);0))))" office:value-type="float" office:value="9" calcext:value-type="float">
            <text:p>9</text:p>
          </table:table-cell>
          <table:table-cell table:formula="of:=IFERROR(VLOOKUP([.U33];[TableSeating.$A$18:.$E$28];5;0);IFERROR(VLOOKUP([.U33];[TableSeating.$B$18:.$E$28];4;0);IFERROR(VLOOKUP([.U33];[TableSeating.$C$18:.$E$28];3;0);IFERROR(VLOOKUP([.U33];[TableSeating.$D$18:.$E$28];2;0);0))))" office:value-type="float" office:value="11" calcext:value-type="float">
            <text:p>11</text:p>
          </table:table-cell>
          <table:table-cell table:formula="of:=IFERROR(VLOOKUP([.U33];[TableSeating.$A$31:.$E$41];5;0);IFERROR(VLOOKUP([.U33];[TableSeating.$B$31:.$E$41];4;0);IFERROR(VLOOKUP([.U33];[TableSeating.$C$31:.$E$41];3;0);IFERROR(VLOOKUP([.U33];[TableSeating.$D$31:.$E$41];2;0);0))))" office:value-type="float" office:value="9" calcext:value-type="float">
            <text:p>9</text:p>
          </table:table-cell>
          <table:table-cell table:formula="of:=IFERROR(VLOOKUP([.U33];[TableSeating.$A$44:.$E$54];5;0);IFERROR(VLOOKUP([.U33];[TableSeating.$B$44:.$E$54];4;0);IFERROR(VLOOKUP([.U33];[TableSeating.$C$44:.$E$54];3;0);IFERROR(VLOOKUP([.U33];[TableSeating.$D$44:.$E$54];2;0);0))))" office:value-type="float" office:value="5" calcext:value-type="float">
            <text:p>5</text:p>
          </table:table-cell>
          <table:table-cell table:formula="of:=IFERROR(VLOOKUP([.U33];[TableSeating.$A$57:.$E$67];5;0);IFERROR(VLOOKUP([.U33];[TableSeating.$B$57:.$E$67];4;0);IFERROR(VLOOKUP([.U33];[TableSeating.$C$57:.$E$67];3;0);IFERROR(VLOOKUP([.U33];[TableSeating.$D$57:.$E$67];2;0);0))))" office:value-type="float" office:value="9" calcext:value-type="float">
            <text:p>9</text:p>
          </table:table-cell>
          <table:table-cell table:formula="of:=IFERROR(VLOOKUP([.U33];[TableSeating.$A$70:.$E$80];5;0);IFERROR(VLOOKUP([.U33];[TableSeating.$B$70:.$E$80];4;0);IFERROR(VLOOKUP([.U33];[TableSeating.$C$70:.$E$80];3;0);IFERROR(VLOOKUP([.U33];[TableSeating.$D$70:.$E$80];2;0);0))))" office:value-type="float" office:value="10" calcext:value-type="float">
            <text:p>10</text:p>
          </table:table-cell>
          <table:table-cell table:formula="of:=IFERROR(VLOOKUP([.U33];[TableSeating.$A$83:.$E$93];5;0);IFERROR(VLOOKUP([.U33];[TableSeating.$B$83:.$E$93];4;0);IFERROR(VLOOKUP([.U33];[TableSeating.$C$83:.$E$93];3;0);IFERROR(VLOOKUP([.U33];[TableSeating.$D$83:.$E$93];2;0);0))))" office:value-type="float" office:value="8" calcext:value-type="float">
            <text:p>8</text:p>
          </table:table-cell>
          <table:table-cell table:formula="of:=IFERROR(VLOOKUP([.U33];[TableSeating.$A$96:.$E$106];5;0);IFERROR(VLOOKUP([.U33];[TableSeating.$B$96:.$E$106];4;0);IFERROR(VLOOKUP([.U33];[TableSeating.$C$96:.$E$106];3;0);IFERROR(VLOOKUP([.U33];[TableSeating.$D$96:.$E$106];2;0);0)))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IFERROR(VLOOKUP([.A34];[TableSeating.$A$5:.$E$15];5;0);IFERROR(VLOOKUP([.A34];[TableSeating.$B$5:.$E$15];4;0);IFERROR(VLOOKUP([.A34];[TableSeating.$C$5:.$E$15];3;0);IFERROR(VLOOKUP([.A34];[TableSeating.$D$5:.$E$15];2;0);0))))" office:value-type="float" office:value="5" calcext:value-type="float">
            <text:p>5</text:p>
          </table:table-cell>
          <table:table-cell table:formula="of:=IFERROR(VLOOKUP([.A34];[TableSeating.$A$18:.$E$28];5;0);IFERROR(VLOOKUP([.A34];[TableSeating.$B$18:.$E$28];4;0);IFERROR(VLOOKUP([.A34];[TableSeating.$C$18:.$E$28];3;0);IFERROR(VLOOKUP([.A34];[TableSeating.$D$18:.$E$28];2;0);0))))" office:value-type="float" office:value="10" calcext:value-type="float">
            <text:p>10</text:p>
          </table:table-cell>
          <table:table-cell table:formula="of:=IFERROR(VLOOKUP([.A34];[TableSeating.$A$31:.$E$41];5;0);IFERROR(VLOOKUP([.A34];[TableSeating.$B$31:.$E$41];4;0);IFERROR(VLOOKUP([.A34];[TableSeating.$C$31:.$E$41];3;0);IFERROR(VLOOKUP([.A34];[TableSeating.$D$31:.$E$41];2;0);0))))" office:value-type="float" office:value="11" calcext:value-type="float">
            <text:p>11</text:p>
          </table:table-cell>
          <table:table-cell table:formula="of:=IFERROR(VLOOKUP([.A34];[TableSeating.$A$44:.$E$54];5;0);IFERROR(VLOOKUP([.A34];[TableSeating.$B$44:.$E$54];4;0);IFERROR(VLOOKUP([.A34];[TableSeating.$C$44:.$E$54];3;0);IFERROR(VLOOKUP([.A34];[TableSeating.$D$44:.$E$54];2;0);0))))" office:value-type="float" office:value="8" calcext:value-type="float">
            <text:p>8</text:p>
          </table:table-cell>
          <table:table-cell table:formula="of:=IFERROR(VLOOKUP([.A34];[TableSeating.$A$57:.$E$67];5;0);IFERROR(VLOOKUP([.A34];[TableSeating.$B$57:.$E$67];4;0);IFERROR(VLOOKUP([.A34];[TableSeating.$C$57:.$E$67];3;0);IFERROR(VLOOKUP([.A34];[TableSeating.$D$57:.$E$67];2;0);0))))" office:value-type="float" office:value="8" calcext:value-type="float">
            <text:p>8</text:p>
          </table:table-cell>
          <table:table-cell table:formula="of:=IFERROR(VLOOKUP([.A34];[TableSeating.$A$70:.$E$80];5;0);IFERROR(VLOOKUP([.A34];[TableSeating.$B$70:.$E$80];4;0);IFERROR(VLOOKUP([.A34];[TableSeating.$C$70:.$E$80];3;0);IFERROR(VLOOKUP([.A34];[TableSeating.$D$70:.$E$80];2;0);0))))" office:value-type="float" office:value="8" calcext:value-type="float">
            <text:p>8</text:p>
          </table:table-cell>
          <table:table-cell table:formula="of:=IFERROR(VLOOKUP([.A34];[TableSeating.$A$83:.$E$93];5;0);IFERROR(VLOOKUP([.A34];[TableSeating.$B$83:.$E$93];4;0);IFERROR(VLOOKUP([.A34];[TableSeating.$C$83:.$E$93];3;0);IFERROR(VLOOKUP([.A34];[TableSeating.$D$83:.$E$93];2;0);0))))" office:value-type="float" office:value="11" calcext:value-type="float">
            <text:p>11</text:p>
          </table:table-cell>
          <table:table-cell table:formula="of:=IFERROR(VLOOKUP([.A34];[TableSeating.$A$96:.$E$106];5;0);IFERROR(VLOOKUP([.A34];[TableSeating.$B$96:.$E$106];4;0);IFERROR(VLOOKUP([.A34];[TableSeating.$C$96:.$E$106];3;0);IFERROR(VLOOKUP([.A34];[TableSeating.$D$96:.$E$106];2;0);0))))" office:value-type="float" office:value="11" calcext:value-type="float">
            <text:p>1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U33]+1" office:value-type="float" office:value="32" calcext:value-type="float">
            <text:p>32</text:p>
          </table:table-cell>
          <table:table-cell table:formula="of:=IFERROR(VLOOKUP([.U34];[TableSeating.$A$5:.$E$15];5;0);IFERROR(VLOOKUP([.U34];[TableSeating.$B$5:.$E$15];4;0);IFERROR(VLOOKUP([.U34];[TableSeating.$C$5:.$E$15];3;0);IFERROR(VLOOKUP([.U34];[TableSeating.$D$5:.$E$15];2;0);0))))" office:value-type="float" office:value="5" calcext:value-type="float">
            <text:p>5</text:p>
          </table:table-cell>
          <table:table-cell table:formula="of:=IFERROR(VLOOKUP([.U34];[TableSeating.$A$18:.$E$28];5;0);IFERROR(VLOOKUP([.U34];[TableSeating.$B$18:.$E$28];4;0);IFERROR(VLOOKUP([.U34];[TableSeating.$C$18:.$E$28];3;0);IFERROR(VLOOKUP([.U34];[TableSeating.$D$18:.$E$28];2;0);0))))" office:value-type="float" office:value="10" calcext:value-type="float">
            <text:p>10</text:p>
          </table:table-cell>
          <table:table-cell table:formula="of:=IFERROR(VLOOKUP([.U34];[TableSeating.$A$31:.$E$41];5;0);IFERROR(VLOOKUP([.U34];[TableSeating.$B$31:.$E$41];4;0);IFERROR(VLOOKUP([.U34];[TableSeating.$C$31:.$E$41];3;0);IFERROR(VLOOKUP([.U34];[TableSeating.$D$31:.$E$41];2;0);0))))" office:value-type="float" office:value="11" calcext:value-type="float">
            <text:p>11</text:p>
          </table:table-cell>
          <table:table-cell table:formula="of:=IFERROR(VLOOKUP([.U34];[TableSeating.$A$44:.$E$54];5;0);IFERROR(VLOOKUP([.U34];[TableSeating.$B$44:.$E$54];4;0);IFERROR(VLOOKUP([.U34];[TableSeating.$C$44:.$E$54];3;0);IFERROR(VLOOKUP([.U34];[TableSeating.$D$44:.$E$54];2;0);0))))" office:value-type="float" office:value="8" calcext:value-type="float">
            <text:p>8</text:p>
          </table:table-cell>
          <table:table-cell table:formula="of:=IFERROR(VLOOKUP([.U34];[TableSeating.$A$57:.$E$67];5;0);IFERROR(VLOOKUP([.U34];[TableSeating.$B$57:.$E$67];4;0);IFERROR(VLOOKUP([.U34];[TableSeating.$C$57:.$E$67];3;0);IFERROR(VLOOKUP([.U34];[TableSeating.$D$57:.$E$67];2;0);0))))" office:value-type="float" office:value="8" calcext:value-type="float">
            <text:p>8</text:p>
          </table:table-cell>
          <table:table-cell table:formula="of:=IFERROR(VLOOKUP([.U34];[TableSeating.$A$70:.$E$80];5;0);IFERROR(VLOOKUP([.U34];[TableSeating.$B$70:.$E$80];4;0);IFERROR(VLOOKUP([.U34];[TableSeating.$C$70:.$E$80];3;0);IFERROR(VLOOKUP([.U34];[TableSeating.$D$70:.$E$80];2;0);0))))" office:value-type="float" office:value="8" calcext:value-type="float">
            <text:p>8</text:p>
          </table:table-cell>
          <table:table-cell table:formula="of:=IFERROR(VLOOKUP([.U34];[TableSeating.$A$83:.$E$93];5;0);IFERROR(VLOOKUP([.U34];[TableSeating.$B$83:.$E$93];4;0);IFERROR(VLOOKUP([.U34];[TableSeating.$C$83:.$E$93];3;0);IFERROR(VLOOKUP([.U34];[TableSeating.$D$83:.$E$93];2;0);0))))" office:value-type="float" office:value="11" calcext:value-type="float">
            <text:p>11</text:p>
          </table:table-cell>
          <table:table-cell table:formula="of:=IFERROR(VLOOKUP([.U34];[TableSeating.$A$96:.$E$106];5;0);IFERROR(VLOOKUP([.U34];[TableSeating.$B$96:.$E$106];4;0);IFERROR(VLOOKUP([.U34];[TableSeating.$C$96:.$E$106];3;0);IFERROR(VLOOKUP([.U34];[TableSeating.$D$96:.$E$106];2;0);0))))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IFERROR(VLOOKUP([.A35];[TableSeating.$A$5:.$E$15];5;0);IFERROR(VLOOKUP([.A35];[TableSeating.$B$5:.$E$15];4;0);IFERROR(VLOOKUP([.A35];[TableSeating.$C$5:.$E$15];3;0);IFERROR(VLOOKUP([.A35];[TableSeating.$D$5:.$E$15];2;0);0))))" office:value-type="float" office:value="7" calcext:value-type="float">
            <text:p>7</text:p>
          </table:table-cell>
          <table:table-cell table:formula="of:=IFERROR(VLOOKUP([.A35];[TableSeating.$A$18:.$E$28];5;0);IFERROR(VLOOKUP([.A35];[TableSeating.$B$18:.$E$28];4;0);IFERROR(VLOOKUP([.A35];[TableSeating.$C$18:.$E$28];3;0);IFERROR(VLOOKUP([.A35];[TableSeating.$D$18:.$E$28];2;0);0))))" office:value-type="float" office:value="8" calcext:value-type="float">
            <text:p>8</text:p>
          </table:table-cell>
          <table:table-cell table:formula="of:=IFERROR(VLOOKUP([.A35];[TableSeating.$A$31:.$E$41];5;0);IFERROR(VLOOKUP([.A35];[TableSeating.$B$31:.$E$41];4;0);IFERROR(VLOOKUP([.A35];[TableSeating.$C$31:.$E$41];3;0);IFERROR(VLOOKUP([.A35];[TableSeating.$D$31:.$E$41];2;0);0))))" office:value-type="float" office:value="9" calcext:value-type="float">
            <text:p>9</text:p>
          </table:table-cell>
          <table:table-cell table:formula="of:=IFERROR(VLOOKUP([.A35];[TableSeating.$A$44:.$E$54];5;0);IFERROR(VLOOKUP([.A35];[TableSeating.$B$44:.$E$54];4;0);IFERROR(VLOOKUP([.A35];[TableSeating.$C$44:.$E$54];3;0);IFERROR(VLOOKUP([.A35];[TableSeating.$D$44:.$E$54];2;0);0))))" office:value-type="float" office:value="10" calcext:value-type="float">
            <text:p>10</text:p>
          </table:table-cell>
          <table:table-cell table:formula="of:=IFERROR(VLOOKUP([.A35];[TableSeating.$A$57:.$E$67];5;0);IFERROR(VLOOKUP([.A35];[TableSeating.$B$57:.$E$67];4;0);IFERROR(VLOOKUP([.A35];[TableSeating.$C$57:.$E$67];3;0);IFERROR(VLOOKUP([.A35];[TableSeating.$D$57:.$E$67];2;0);0))))" office:value-type="float" office:value="3" calcext:value-type="float">
            <text:p>3</text:p>
          </table:table-cell>
          <table:table-cell table:formula="of:=IFERROR(VLOOKUP([.A35];[TableSeating.$A$70:.$E$80];5;0);IFERROR(VLOOKUP([.A35];[TableSeating.$B$70:.$E$80];4;0);IFERROR(VLOOKUP([.A35];[TableSeating.$C$70:.$E$80];3;0);IFERROR(VLOOKUP([.A35];[TableSeating.$D$70:.$E$80];2;0);0))))" office:value-type="float" office:value="8" calcext:value-type="float">
            <text:p>8</text:p>
          </table:table-cell>
          <table:table-cell table:formula="of:=IFERROR(VLOOKUP([.A35];[TableSeating.$A$83:.$E$93];5;0);IFERROR(VLOOKUP([.A35];[TableSeating.$B$83:.$E$93];4;0);IFERROR(VLOOKUP([.A35];[TableSeating.$C$83:.$E$93];3;0);IFERROR(VLOOKUP([.A35];[TableSeating.$D$83:.$E$93];2;0);0))))" office:value-type="float" office:value="9" calcext:value-type="float">
            <text:p>9</text:p>
          </table:table-cell>
          <table:table-cell table:formula="of:=IFERROR(VLOOKUP([.A35];[TableSeating.$A$96:.$E$106];5;0);IFERROR(VLOOKUP([.A35];[TableSeating.$B$96:.$E$106];4;0);IFERROR(VLOOKUP([.A35];[TableSeating.$C$96:.$E$106];3;0);IFERROR(VLOOKUP([.A35];[TableSeating.$D$96:.$E$106];2;0);0))))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[.U34]+1" office:value-type="float" office:value="33" calcext:value-type="float">
            <text:p>33</text:p>
          </table:table-cell>
          <table:table-cell table:formula="of:=IFERROR(VLOOKUP([.U35];[TableSeating.$A$5:.$E$15];5;0);IFERROR(VLOOKUP([.U35];[TableSeating.$B$5:.$E$15];4;0);IFERROR(VLOOKUP([.U35];[TableSeating.$C$5:.$E$15];3;0);IFERROR(VLOOKUP([.U35];[TableSeating.$D$5:.$E$15];2;0);0))))" office:value-type="float" office:value="7" calcext:value-type="float">
            <text:p>7</text:p>
          </table:table-cell>
          <table:table-cell table:formula="of:=IFERROR(VLOOKUP([.U35];[TableSeating.$A$18:.$E$28];5;0);IFERROR(VLOOKUP([.U35];[TableSeating.$B$18:.$E$28];4;0);IFERROR(VLOOKUP([.U35];[TableSeating.$C$18:.$E$28];3;0);IFERROR(VLOOKUP([.U35];[TableSeating.$D$18:.$E$28];2;0);0))))" office:value-type="float" office:value="8" calcext:value-type="float">
            <text:p>8</text:p>
          </table:table-cell>
          <table:table-cell table:formula="of:=IFERROR(VLOOKUP([.U35];[TableSeating.$A$31:.$E$41];5;0);IFERROR(VLOOKUP([.U35];[TableSeating.$B$31:.$E$41];4;0);IFERROR(VLOOKUP([.U35];[TableSeating.$C$31:.$E$41];3;0);IFERROR(VLOOKUP([.U35];[TableSeating.$D$31:.$E$41];2;0);0))))" office:value-type="float" office:value="9" calcext:value-type="float">
            <text:p>9</text:p>
          </table:table-cell>
          <table:table-cell table:formula="of:=IFERROR(VLOOKUP([.U35];[TableSeating.$A$44:.$E$54];5;0);IFERROR(VLOOKUP([.U35];[TableSeating.$B$44:.$E$54];4;0);IFERROR(VLOOKUP([.U35];[TableSeating.$C$44:.$E$54];3;0);IFERROR(VLOOKUP([.U35];[TableSeating.$D$44:.$E$54];2;0);0))))" office:value-type="float" office:value="10" calcext:value-type="float">
            <text:p>10</text:p>
          </table:table-cell>
          <table:table-cell table:formula="of:=IFERROR(VLOOKUP([.U35];[TableSeating.$A$57:.$E$67];5;0);IFERROR(VLOOKUP([.U35];[TableSeating.$B$57:.$E$67];4;0);IFERROR(VLOOKUP([.U35];[TableSeating.$C$57:.$E$67];3;0);IFERROR(VLOOKUP([.U35];[TableSeating.$D$57:.$E$67];2;0);0))))" office:value-type="float" office:value="3" calcext:value-type="float">
            <text:p>3</text:p>
          </table:table-cell>
          <table:table-cell table:formula="of:=IFERROR(VLOOKUP([.U35];[TableSeating.$A$70:.$E$80];5;0);IFERROR(VLOOKUP([.U35];[TableSeating.$B$70:.$E$80];4;0);IFERROR(VLOOKUP([.U35];[TableSeating.$C$70:.$E$80];3;0);IFERROR(VLOOKUP([.U35];[TableSeating.$D$70:.$E$80];2;0);0))))" office:value-type="float" office:value="8" calcext:value-type="float">
            <text:p>8</text:p>
          </table:table-cell>
          <table:table-cell table:formula="of:=IFERROR(VLOOKUP([.U35];[TableSeating.$A$83:.$E$93];5;0);IFERROR(VLOOKUP([.U35];[TableSeating.$B$83:.$E$93];4;0);IFERROR(VLOOKUP([.U35];[TableSeating.$C$83:.$E$93];3;0);IFERROR(VLOOKUP([.U35];[TableSeating.$D$83:.$E$93];2;0);0))))" office:value-type="float" office:value="9" calcext:value-type="float">
            <text:p>9</text:p>
          </table:table-cell>
          <table:table-cell table:formula="of:=IFERROR(VLOOKUP([.U35];[TableSeating.$A$96:.$E$106];5;0);IFERROR(VLOOKUP([.U35];[TableSeating.$B$96:.$E$106];4;0);IFERROR(VLOOKUP([.U35];[TableSeating.$C$96:.$E$106];3;0);IFERROR(VLOOKUP([.U35];[TableSeating.$D$96:.$E$106];2;0);0)))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IFERROR(VLOOKUP([.A36];[TableSeating.$A$5:.$E$15];5;0);IFERROR(VLOOKUP([.A36];[TableSeating.$B$5:.$E$15];4;0);IFERROR(VLOOKUP([.A36];[TableSeating.$C$5:.$E$15];3;0);IFERROR(VLOOKUP([.A36];[TableSeating.$D$5:.$E$15];2;0);0))))" office:value-type="float" office:value="8" calcext:value-type="float">
            <text:p>8</text:p>
          </table:table-cell>
          <table:table-cell table:formula="of:=IFERROR(VLOOKUP([.A36];[TableSeating.$A$18:.$E$28];5;0);IFERROR(VLOOKUP([.A36];[TableSeating.$B$18:.$E$28];4;0);IFERROR(VLOOKUP([.A36];[TableSeating.$C$18:.$E$28];3;0);IFERROR(VLOOKUP([.A36];[TableSeating.$D$18:.$E$28];2;0);0))))" office:value-type="float" office:value="3" calcext:value-type="float">
            <text:p>3</text:p>
          </table:table-cell>
          <table:table-cell table:formula="of:=IFERROR(VLOOKUP([.A36];[TableSeating.$A$31:.$E$41];5;0);IFERROR(VLOOKUP([.A36];[TableSeating.$B$31:.$E$41];4;0);IFERROR(VLOOKUP([.A36];[TableSeating.$C$31:.$E$41];3;0);IFERROR(VLOOKUP([.A36];[TableSeating.$D$31:.$E$41];2;0);0))))" office:value-type="float" office:value="11" calcext:value-type="float">
            <text:p>11</text:p>
          </table:table-cell>
          <table:table-cell table:formula="of:=IFERROR(VLOOKUP([.A36];[TableSeating.$A$44:.$E$54];5;0);IFERROR(VLOOKUP([.A36];[TableSeating.$B$44:.$E$54];4;0);IFERROR(VLOOKUP([.A36];[TableSeating.$C$44:.$E$54];3;0);IFERROR(VLOOKUP([.A36];[TableSeating.$D$44:.$E$54];2;0);0))))" office:value-type="float" office:value="2" calcext:value-type="float">
            <text:p>2</text:p>
          </table:table-cell>
          <table:table-cell table:formula="of:=IFERROR(VLOOKUP([.A36];[TableSeating.$A$57:.$E$67];5;0);IFERROR(VLOOKUP([.A36];[TableSeating.$B$57:.$E$67];4;0);IFERROR(VLOOKUP([.A36];[TableSeating.$C$57:.$E$67];3;0);IFERROR(VLOOKUP([.A36];[TableSeating.$D$57:.$E$67];2;0);0))))" office:value-type="float" office:value="10" calcext:value-type="float">
            <text:p>10</text:p>
          </table:table-cell>
          <table:table-cell table:formula="of:=IFERROR(VLOOKUP([.A36];[TableSeating.$A$70:.$E$80];5;0);IFERROR(VLOOKUP([.A36];[TableSeating.$B$70:.$E$80];4;0);IFERROR(VLOOKUP([.A36];[TableSeating.$C$70:.$E$80];3;0);IFERROR(VLOOKUP([.A36];[TableSeating.$D$70:.$E$80];2;0);0))))" office:value-type="float" office:value="3" calcext:value-type="float">
            <text:p>3</text:p>
          </table:table-cell>
          <table:table-cell table:formula="of:=IFERROR(VLOOKUP([.A36];[TableSeating.$A$83:.$E$93];5;0);IFERROR(VLOOKUP([.A36];[TableSeating.$B$83:.$E$93];4;0);IFERROR(VLOOKUP([.A36];[TableSeating.$C$83:.$E$93];3;0);IFERROR(VLOOKUP([.A36];[TableSeating.$D$83:.$E$93];2;0);0))))" office:value-type="float" office:value="3" calcext:value-type="float">
            <text:p>3</text:p>
          </table:table-cell>
          <table:table-cell table:formula="of:=IFERROR(VLOOKUP([.A36];[TableSeating.$A$96:.$E$106];5;0);IFERROR(VLOOKUP([.A36];[TableSeating.$B$96:.$E$106];4;0);IFERROR(VLOOKUP([.A36];[TableSeating.$C$96:.$E$106];3;0);IFERROR(VLOOKUP([.A36];[TableSeating.$D$96:.$E$106];2;0);0))))"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U35]+1" office:value-type="float" office:value="34" calcext:value-type="float">
            <text:p>34</text:p>
          </table:table-cell>
          <table:table-cell table:formula="of:=IFERROR(VLOOKUP([.U36];[TableSeating.$A$5:.$E$15];5;0);IFERROR(VLOOKUP([.U36];[TableSeating.$B$5:.$E$15];4;0);IFERROR(VLOOKUP([.U36];[TableSeating.$C$5:.$E$15];3;0);IFERROR(VLOOKUP([.U36];[TableSeating.$D$5:.$E$15];2;0);0))))" office:value-type="float" office:value="8" calcext:value-type="float">
            <text:p>8</text:p>
          </table:table-cell>
          <table:table-cell table:formula="of:=IFERROR(VLOOKUP([.U36];[TableSeating.$A$18:.$E$28];5;0);IFERROR(VLOOKUP([.U36];[TableSeating.$B$18:.$E$28];4;0);IFERROR(VLOOKUP([.U36];[TableSeating.$C$18:.$E$28];3;0);IFERROR(VLOOKUP([.U36];[TableSeating.$D$18:.$E$28];2;0);0))))" office:value-type="float" office:value="3" calcext:value-type="float">
            <text:p>3</text:p>
          </table:table-cell>
          <table:table-cell table:formula="of:=IFERROR(VLOOKUP([.U36];[TableSeating.$A$31:.$E$41];5;0);IFERROR(VLOOKUP([.U36];[TableSeating.$B$31:.$E$41];4;0);IFERROR(VLOOKUP([.U36];[TableSeating.$C$31:.$E$41];3;0);IFERROR(VLOOKUP([.U36];[TableSeating.$D$31:.$E$41];2;0);0))))" office:value-type="float" office:value="11" calcext:value-type="float">
            <text:p>11</text:p>
          </table:table-cell>
          <table:table-cell table:formula="of:=IFERROR(VLOOKUP([.U36];[TableSeating.$A$44:.$E$54];5;0);IFERROR(VLOOKUP([.U36];[TableSeating.$B$44:.$E$54];4;0);IFERROR(VLOOKUP([.U36];[TableSeating.$C$44:.$E$54];3;0);IFERROR(VLOOKUP([.U36];[TableSeating.$D$44:.$E$54];2;0);0))))" office:value-type="float" office:value="2" calcext:value-type="float">
            <text:p>2</text:p>
          </table:table-cell>
          <table:table-cell table:formula="of:=IFERROR(VLOOKUP([.U36];[TableSeating.$A$57:.$E$67];5;0);IFERROR(VLOOKUP([.U36];[TableSeating.$B$57:.$E$67];4;0);IFERROR(VLOOKUP([.U36];[TableSeating.$C$57:.$E$67];3;0);IFERROR(VLOOKUP([.U36];[TableSeating.$D$57:.$E$67];2;0);0))))" office:value-type="float" office:value="10" calcext:value-type="float">
            <text:p>10</text:p>
          </table:table-cell>
          <table:table-cell table:formula="of:=IFERROR(VLOOKUP([.U36];[TableSeating.$A$70:.$E$80];5;0);IFERROR(VLOOKUP([.U36];[TableSeating.$B$70:.$E$80];4;0);IFERROR(VLOOKUP([.U36];[TableSeating.$C$70:.$E$80];3;0);IFERROR(VLOOKUP([.U36];[TableSeating.$D$70:.$E$80];2;0);0))))" office:value-type="float" office:value="3" calcext:value-type="float">
            <text:p>3</text:p>
          </table:table-cell>
          <table:table-cell table:formula="of:=IFERROR(VLOOKUP([.U36];[TableSeating.$A$83:.$E$93];5;0);IFERROR(VLOOKUP([.U36];[TableSeating.$B$83:.$E$93];4;0);IFERROR(VLOOKUP([.U36];[TableSeating.$C$83:.$E$93];3;0);IFERROR(VLOOKUP([.U36];[TableSeating.$D$83:.$E$93];2;0);0))))" office:value-type="float" office:value="3" calcext:value-type="float">
            <text:p>3</text:p>
          </table:table-cell>
          <table:table-cell table:formula="of:=IFERROR(VLOOKUP([.U36];[TableSeating.$A$96:.$E$106];5;0);IFERROR(VLOOKUP([.U36];[TableSeating.$B$96:.$E$106];4;0);IFERROR(VLOOKUP([.U36];[TableSeating.$C$96:.$E$106];3;0);IFERROR(VLOOKUP([.U36];[TableSeating.$D$96:.$E$106];2;0);0)))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IFERROR(VLOOKUP([.A37];[TableSeating.$A$5:.$E$15];5;0);IFERROR(VLOOKUP([.A37];[TableSeating.$B$5:.$E$15];4;0);IFERROR(VLOOKUP([.A37];[TableSeating.$C$5:.$E$15];3;0);IFERROR(VLOOKUP([.A37];[TableSeating.$D$5:.$E$15];2;0);0))))" office:value-type="float" office:value="7" calcext:value-type="float">
            <text:p>7</text:p>
          </table:table-cell>
          <table:table-cell table:formula="of:=IFERROR(VLOOKUP([.A37];[TableSeating.$A$18:.$E$28];5;0);IFERROR(VLOOKUP([.A37];[TableSeating.$B$18:.$E$28];4;0);IFERROR(VLOOKUP([.A37];[TableSeating.$C$18:.$E$28];3;0);IFERROR(VLOOKUP([.A37];[TableSeating.$D$18:.$E$28];2;0);0))))" office:value-type="float" office:value="6" calcext:value-type="float">
            <text:p>6</text:p>
          </table:table-cell>
          <table:table-cell table:formula="of:=IFERROR(VLOOKUP([.A37];[TableSeating.$A$31:.$E$41];5;0);IFERROR(VLOOKUP([.A37];[TableSeating.$B$31:.$E$41];4;0);IFERROR(VLOOKUP([.A37];[TableSeating.$C$31:.$E$41];3;0);IFERROR(VLOOKUP([.A37];[TableSeating.$D$31:.$E$41];2;0);0))))" office:value-type="float" office:value="4" calcext:value-type="float">
            <text:p>4</text:p>
          </table:table-cell>
          <table:table-cell table:formula="of:=IFERROR(VLOOKUP([.A37];[TableSeating.$A$44:.$E$54];5;0);IFERROR(VLOOKUP([.A37];[TableSeating.$B$44:.$E$54];4;0);IFERROR(VLOOKUP([.A37];[TableSeating.$C$44:.$E$54];3;0);IFERROR(VLOOKUP([.A37];[TableSeating.$D$44:.$E$54];2;0);0))))" office:value-type="float" office:value="5" calcext:value-type="float">
            <text:p>5</text:p>
          </table:table-cell>
          <table:table-cell table:formula="of:=IFERROR(VLOOKUP([.A37];[TableSeating.$A$57:.$E$67];5;0);IFERROR(VLOOKUP([.A37];[TableSeating.$B$57:.$E$67];4;0);IFERROR(VLOOKUP([.A37];[TableSeating.$C$57:.$E$67];3;0);IFERROR(VLOOKUP([.A37];[TableSeating.$D$57:.$E$67];2;0);0))))" office:value-type="float" office:value="7" calcext:value-type="float">
            <text:p>7</text:p>
          </table:table-cell>
          <table:table-cell table:formula="of:=IFERROR(VLOOKUP([.A37];[TableSeating.$A$70:.$E$80];5;0);IFERROR(VLOOKUP([.A37];[TableSeating.$B$70:.$E$80];4;0);IFERROR(VLOOKUP([.A37];[TableSeating.$C$70:.$E$80];3;0);IFERROR(VLOOKUP([.A37];[TableSeating.$D$70:.$E$80];2;0);0))))" office:value-type="float" office:value="3" calcext:value-type="float">
            <text:p>3</text:p>
          </table:table-cell>
          <table:table-cell table:formula="of:=IFERROR(VLOOKUP([.A37];[TableSeating.$A$83:.$E$93];5;0);IFERROR(VLOOKUP([.A37];[TableSeating.$B$83:.$E$93];4;0);IFERROR(VLOOKUP([.A37];[TableSeating.$C$83:.$E$93];3;0);IFERROR(VLOOKUP([.A37];[TableSeating.$D$83:.$E$93];2;0);0))))" office:value-type="float" office:value="11" calcext:value-type="float">
            <text:p>11</text:p>
          </table:table-cell>
          <table:table-cell table:formula="of:=IFERROR(VLOOKUP([.A37];[TableSeating.$A$96:.$E$106];5;0);IFERROR(VLOOKUP([.A37];[TableSeating.$B$96:.$E$106];4;0);IFERROR(VLOOKUP([.A37];[TableSeating.$C$96:.$E$106];3;0);IFERROR(VLOOKUP([.A37];[TableSeating.$D$96:.$E$106];2;0);0))))"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U36]+1" office:value-type="float" office:value="35" calcext:value-type="float">
            <text:p>35</text:p>
          </table:table-cell>
          <table:table-cell table:formula="of:=IFERROR(VLOOKUP([.U37];[TableSeating.$A$5:.$E$15];5;0);IFERROR(VLOOKUP([.U37];[TableSeating.$B$5:.$E$15];4;0);IFERROR(VLOOKUP([.U37];[TableSeating.$C$5:.$E$15];3;0);IFERROR(VLOOKUP([.U37];[TableSeating.$D$5:.$E$15];2;0);0))))" office:value-type="float" office:value="7" calcext:value-type="float">
            <text:p>7</text:p>
          </table:table-cell>
          <table:table-cell table:formula="of:=IFERROR(VLOOKUP([.U37];[TableSeating.$A$18:.$E$28];5;0);IFERROR(VLOOKUP([.U37];[TableSeating.$B$18:.$E$28];4;0);IFERROR(VLOOKUP([.U37];[TableSeating.$C$18:.$E$28];3;0);IFERROR(VLOOKUP([.U37];[TableSeating.$D$18:.$E$28];2;0);0))))" office:value-type="float" office:value="6" calcext:value-type="float">
            <text:p>6</text:p>
          </table:table-cell>
          <table:table-cell table:formula="of:=IFERROR(VLOOKUP([.U37];[TableSeating.$A$31:.$E$41];5;0);IFERROR(VLOOKUP([.U37];[TableSeating.$B$31:.$E$41];4;0);IFERROR(VLOOKUP([.U37];[TableSeating.$C$31:.$E$41];3;0);IFERROR(VLOOKUP([.U37];[TableSeating.$D$31:.$E$41];2;0);0))))" office:value-type="float" office:value="4" calcext:value-type="float">
            <text:p>4</text:p>
          </table:table-cell>
          <table:table-cell table:formula="of:=IFERROR(VLOOKUP([.U37];[TableSeating.$A$44:.$E$54];5;0);IFERROR(VLOOKUP([.U37];[TableSeating.$B$44:.$E$54];4;0);IFERROR(VLOOKUP([.U37];[TableSeating.$C$44:.$E$54];3;0);IFERROR(VLOOKUP([.U37];[TableSeating.$D$44:.$E$54];2;0);0))))" office:value-type="float" office:value="5" calcext:value-type="float">
            <text:p>5</text:p>
          </table:table-cell>
          <table:table-cell table:formula="of:=IFERROR(VLOOKUP([.U37];[TableSeating.$A$57:.$E$67];5;0);IFERROR(VLOOKUP([.U37];[TableSeating.$B$57:.$E$67];4;0);IFERROR(VLOOKUP([.U37];[TableSeating.$C$57:.$E$67];3;0);IFERROR(VLOOKUP([.U37];[TableSeating.$D$57:.$E$67];2;0);0))))" office:value-type="float" office:value="7" calcext:value-type="float">
            <text:p>7</text:p>
          </table:table-cell>
          <table:table-cell table:formula="of:=IFERROR(VLOOKUP([.U37];[TableSeating.$A$70:.$E$80];5;0);IFERROR(VLOOKUP([.U37];[TableSeating.$B$70:.$E$80];4;0);IFERROR(VLOOKUP([.U37];[TableSeating.$C$70:.$E$80];3;0);IFERROR(VLOOKUP([.U37];[TableSeating.$D$70:.$E$80];2;0);0))))" office:value-type="float" office:value="3" calcext:value-type="float">
            <text:p>3</text:p>
          </table:table-cell>
          <table:table-cell table:formula="of:=IFERROR(VLOOKUP([.U37];[TableSeating.$A$83:.$E$93];5;0);IFERROR(VLOOKUP([.U37];[TableSeating.$B$83:.$E$93];4;0);IFERROR(VLOOKUP([.U37];[TableSeating.$C$83:.$E$93];3;0);IFERROR(VLOOKUP([.U37];[TableSeating.$D$83:.$E$93];2;0);0))))" office:value-type="float" office:value="11" calcext:value-type="float">
            <text:p>11</text:p>
          </table:table-cell>
          <table:table-cell table:formula="of:=IFERROR(VLOOKUP([.U37];[TableSeating.$A$96:.$E$106];5;0);IFERROR(VLOOKUP([.U37];[TableSeating.$B$96:.$E$106];4;0);IFERROR(VLOOKUP([.U37];[TableSeating.$C$96:.$E$106];3;0);IFERROR(VLOOKUP([.U37];[TableSeating.$D$96:.$E$106];2;0);0))))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IFERROR(VLOOKUP([.A38];[TableSeating.$A$5:.$E$15];5;0);IFERROR(VLOOKUP([.A38];[TableSeating.$B$5:.$E$15];4;0);IFERROR(VLOOKUP([.A38];[TableSeating.$C$5:.$E$15];3;0);IFERROR(VLOOKUP([.A38];[TableSeating.$D$5:.$E$15];2;0);0))))" office:value-type="float" office:value="7" calcext:value-type="float">
            <text:p>7</text:p>
          </table:table-cell>
          <table:table-cell table:formula="of:=IFERROR(VLOOKUP([.A38];[TableSeating.$A$18:.$E$28];5;0);IFERROR(VLOOKUP([.A38];[TableSeating.$B$18:.$E$28];4;0);IFERROR(VLOOKUP([.A38];[TableSeating.$C$18:.$E$28];3;0);IFERROR(VLOOKUP([.A38];[TableSeating.$D$18:.$E$28];2;0);0))))" office:value-type="float" office:value="11" calcext:value-type="float">
            <text:p>11</text:p>
          </table:table-cell>
          <table:table-cell table:formula="of:=IFERROR(VLOOKUP([.A38];[TableSeating.$A$31:.$E$41];5;0);IFERROR(VLOOKUP([.A38];[TableSeating.$B$31:.$E$41];4;0);IFERROR(VLOOKUP([.A38];[TableSeating.$C$31:.$E$41];3;0);IFERROR(VLOOKUP([.A38];[TableSeating.$D$31:.$E$41];2;0);0))))" office:value-type="float" office:value="10" calcext:value-type="float">
            <text:p>10</text:p>
          </table:table-cell>
          <table:table-cell table:formula="of:=IFERROR(VLOOKUP([.A38];[TableSeating.$A$44:.$E$54];5;0);IFERROR(VLOOKUP([.A38];[TableSeating.$B$44:.$E$54];4;0);IFERROR(VLOOKUP([.A38];[TableSeating.$C$44:.$E$54];3;0);IFERROR(VLOOKUP([.A38];[TableSeating.$D$44:.$E$54];2;0);0))))" office:value-type="float" office:value="2" calcext:value-type="float">
            <text:p>2</text:p>
          </table:table-cell>
          <table:table-cell table:formula="of:=IFERROR(VLOOKUP([.A38];[TableSeating.$A$57:.$E$67];5;0);IFERROR(VLOOKUP([.A38];[TableSeating.$B$57:.$E$67];4;0);IFERROR(VLOOKUP([.A38];[TableSeating.$C$57:.$E$67];3;0);IFERROR(VLOOKUP([.A38];[TableSeating.$D$57:.$E$67];2;0);0))))" office:value-type="float" office:value="8" calcext:value-type="float">
            <text:p>8</text:p>
          </table:table-cell>
          <table:table-cell table:formula="of:=IFERROR(VLOOKUP([.A38];[TableSeating.$A$70:.$E$80];5;0);IFERROR(VLOOKUP([.A38];[TableSeating.$B$70:.$E$80];4;0);IFERROR(VLOOKUP([.A38];[TableSeating.$C$70:.$E$80];3;0);IFERROR(VLOOKUP([.A38];[TableSeating.$D$70:.$E$80];2;0);0))))" office:value-type="float" office:value="11" calcext:value-type="float">
            <text:p>11</text:p>
          </table:table-cell>
          <table:table-cell table:formula="of:=IFERROR(VLOOKUP([.A38];[TableSeating.$A$83:.$E$93];5;0);IFERROR(VLOOKUP([.A38];[TableSeating.$B$83:.$E$93];4;0);IFERROR(VLOOKUP([.A38];[TableSeating.$C$83:.$E$93];3;0);IFERROR(VLOOKUP([.A38];[TableSeating.$D$83:.$E$93];2;0);0))))" office:value-type="float" office:value="6" calcext:value-type="float">
            <text:p>6</text:p>
          </table:table-cell>
          <table:table-cell table:formula="of:=IFERROR(VLOOKUP([.A38];[TableSeating.$A$96:.$E$106];5;0);IFERROR(VLOOKUP([.A38];[TableSeating.$B$96:.$E$106];4;0);IFERROR(VLOOKUP([.A38];[TableSeating.$C$96:.$E$106];3;0);IFERROR(VLOOKUP([.A38];[TableSeating.$D$96:.$E$106];2;0);0))))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U37]+1" office:value-type="float" office:value="36" calcext:value-type="float">
            <text:p>36</text:p>
          </table:table-cell>
          <table:table-cell table:formula="of:=IFERROR(VLOOKUP([.U38];[TableSeating.$A$5:.$E$15];5;0);IFERROR(VLOOKUP([.U38];[TableSeating.$B$5:.$E$15];4;0);IFERROR(VLOOKUP([.U38];[TableSeating.$C$5:.$E$15];3;0);IFERROR(VLOOKUP([.U38];[TableSeating.$D$5:.$E$15];2;0);0))))" office:value-type="float" office:value="7" calcext:value-type="float">
            <text:p>7</text:p>
          </table:table-cell>
          <table:table-cell table:formula="of:=IFERROR(VLOOKUP([.U38];[TableSeating.$A$18:.$E$28];5;0);IFERROR(VLOOKUP([.U38];[TableSeating.$B$18:.$E$28];4;0);IFERROR(VLOOKUP([.U38];[TableSeating.$C$18:.$E$28];3;0);IFERROR(VLOOKUP([.U38];[TableSeating.$D$18:.$E$28];2;0);0))))" office:value-type="float" office:value="11" calcext:value-type="float">
            <text:p>11</text:p>
          </table:table-cell>
          <table:table-cell table:formula="of:=IFERROR(VLOOKUP([.U38];[TableSeating.$A$31:.$E$41];5;0);IFERROR(VLOOKUP([.U38];[TableSeating.$B$31:.$E$41];4;0);IFERROR(VLOOKUP([.U38];[TableSeating.$C$31:.$E$41];3;0);IFERROR(VLOOKUP([.U38];[TableSeating.$D$31:.$E$41];2;0);0))))" office:value-type="float" office:value="10" calcext:value-type="float">
            <text:p>10</text:p>
          </table:table-cell>
          <table:table-cell table:formula="of:=IFERROR(VLOOKUP([.U38];[TableSeating.$A$44:.$E$54];5;0);IFERROR(VLOOKUP([.U38];[TableSeating.$B$44:.$E$54];4;0);IFERROR(VLOOKUP([.U38];[TableSeating.$C$44:.$E$54];3;0);IFERROR(VLOOKUP([.U38];[TableSeating.$D$44:.$E$54];2;0);0))))" office:value-type="float" office:value="2" calcext:value-type="float">
            <text:p>2</text:p>
          </table:table-cell>
          <table:table-cell table:formula="of:=IFERROR(VLOOKUP([.U38];[TableSeating.$A$57:.$E$67];5;0);IFERROR(VLOOKUP([.U38];[TableSeating.$B$57:.$E$67];4;0);IFERROR(VLOOKUP([.U38];[TableSeating.$C$57:.$E$67];3;0);IFERROR(VLOOKUP([.U38];[TableSeating.$D$57:.$E$67];2;0);0))))" office:value-type="float" office:value="8" calcext:value-type="float">
            <text:p>8</text:p>
          </table:table-cell>
          <table:table-cell table:formula="of:=IFERROR(VLOOKUP([.U38];[TableSeating.$A$70:.$E$80];5;0);IFERROR(VLOOKUP([.U38];[TableSeating.$B$70:.$E$80];4;0);IFERROR(VLOOKUP([.U38];[TableSeating.$C$70:.$E$80];3;0);IFERROR(VLOOKUP([.U38];[TableSeating.$D$70:.$E$80];2;0);0))))" office:value-type="float" office:value="11" calcext:value-type="float">
            <text:p>11</text:p>
          </table:table-cell>
          <table:table-cell table:formula="of:=IFERROR(VLOOKUP([.U38];[TableSeating.$A$83:.$E$93];5;0);IFERROR(VLOOKUP([.U38];[TableSeating.$B$83:.$E$93];4;0);IFERROR(VLOOKUP([.U38];[TableSeating.$C$83:.$E$93];3;0);IFERROR(VLOOKUP([.U38];[TableSeating.$D$83:.$E$93];2;0);0))))" office:value-type="float" office:value="6" calcext:value-type="float">
            <text:p>6</text:p>
          </table:table-cell>
          <table:table-cell table:formula="of:=IFERROR(VLOOKUP([.U38];[TableSeating.$A$96:.$E$106];5;0);IFERROR(VLOOKUP([.U38];[TableSeating.$B$96:.$E$106];4;0);IFERROR(VLOOKUP([.U38];[TableSeating.$C$96:.$E$106];3;0);IFERROR(VLOOKUP([.U38];[TableSeating.$D$96:.$E$106];2;0);0)))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IFERROR(VLOOKUP([.A39];[TableSeating.$A$5:.$E$15];5;0);IFERROR(VLOOKUP([.A39];[TableSeating.$B$5:.$E$15];4;0);IFERROR(VLOOKUP([.A39];[TableSeating.$C$5:.$E$15];3;0);IFERROR(VLOOKUP([.A39];[TableSeating.$D$5:.$E$15];2;0);0))))" office:value-type="float" office:value="3" calcext:value-type="float">
            <text:p>3</text:p>
          </table:table-cell>
          <table:table-cell table:formula="of:=IFERROR(VLOOKUP([.A39];[TableSeating.$A$18:.$E$28];5;0);IFERROR(VLOOKUP([.A39];[TableSeating.$B$18:.$E$28];4;0);IFERROR(VLOOKUP([.A39];[TableSeating.$C$18:.$E$28];3;0);IFERROR(VLOOKUP([.A39];[TableSeating.$D$18:.$E$28];2;0);0))))" office:value-type="float" office:value="8" calcext:value-type="float">
            <text:p>8</text:p>
          </table:table-cell>
          <table:table-cell table:formula="of:=IFERROR(VLOOKUP([.A39];[TableSeating.$A$31:.$E$41];5;0);IFERROR(VLOOKUP([.A39];[TableSeating.$B$31:.$E$41];4;0);IFERROR(VLOOKUP([.A39];[TableSeating.$C$31:.$E$41];3;0);IFERROR(VLOOKUP([.A39];[TableSeating.$D$31:.$E$41];2;0);0))))" office:value-type="float" office:value="8" calcext:value-type="float">
            <text:p>8</text:p>
          </table:table-cell>
          <table:table-cell table:formula="of:=IFERROR(VLOOKUP([.A39];[TableSeating.$A$44:.$E$54];5;0);IFERROR(VLOOKUP([.A39];[TableSeating.$B$44:.$E$54];4;0);IFERROR(VLOOKUP([.A39];[TableSeating.$C$44:.$E$54];3;0);IFERROR(VLOOKUP([.A39];[TableSeating.$D$44:.$E$54];2;0);0))))" office:value-type="float" office:value="11" calcext:value-type="float">
            <text:p>11</text:p>
          </table:table-cell>
          <table:table-cell table:formula="of:=IFERROR(VLOOKUP([.A39];[TableSeating.$A$57:.$E$67];5;0);IFERROR(VLOOKUP([.A39];[TableSeating.$B$57:.$E$67];4;0);IFERROR(VLOOKUP([.A39];[TableSeating.$C$57:.$E$67];3;0);IFERROR(VLOOKUP([.A39];[TableSeating.$D$57:.$E$67];2;0);0))))" office:value-type="float" office:value="7" calcext:value-type="float">
            <text:p>7</text:p>
          </table:table-cell>
          <table:table-cell table:formula="of:=IFERROR(VLOOKUP([.A39];[TableSeating.$A$70:.$E$80];5;0);IFERROR(VLOOKUP([.A39];[TableSeating.$B$70:.$E$80];4;0);IFERROR(VLOOKUP([.A39];[TableSeating.$C$70:.$E$80];3;0);IFERROR(VLOOKUP([.A39];[TableSeating.$D$70:.$E$80];2;0);0))))" office:value-type="float" office:value="10" calcext:value-type="float">
            <text:p>10</text:p>
          </table:table-cell>
          <table:table-cell table:formula="of:=IFERROR(VLOOKUP([.A39];[TableSeating.$A$83:.$E$93];5;0);IFERROR(VLOOKUP([.A39];[TableSeating.$B$83:.$E$93];4;0);IFERROR(VLOOKUP([.A39];[TableSeating.$C$83:.$E$93];3;0);IFERROR(VLOOKUP([.A39];[TableSeating.$D$83:.$E$93];2;0);0))))" office:value-type="float" office:value="2" calcext:value-type="float">
            <text:p>2</text:p>
          </table:table-cell>
          <table:table-cell table:formula="of:=IFERROR(VLOOKUP([.A39];[TableSeating.$A$96:.$E$106];5;0);IFERROR(VLOOKUP([.A39];[TableSeating.$B$96:.$E$106];4;0);IFERROR(VLOOKUP([.A39];[TableSeating.$C$96:.$E$106];3;0);IFERROR(VLOOKUP([.A39];[TableSeating.$D$96:.$E$106];2;0);0))))"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U38]+1" office:value-type="float" office:value="37" calcext:value-type="float">
            <text:p>37</text:p>
          </table:table-cell>
          <table:table-cell table:formula="of:=IFERROR(VLOOKUP([.U39];[TableSeating.$A$5:.$E$15];5;0);IFERROR(VLOOKUP([.U39];[TableSeating.$B$5:.$E$15];4;0);IFERROR(VLOOKUP([.U39];[TableSeating.$C$5:.$E$15];3;0);IFERROR(VLOOKUP([.U39];[TableSeating.$D$5:.$E$15];2;0);0))))" office:value-type="float" office:value="3" calcext:value-type="float">
            <text:p>3</text:p>
          </table:table-cell>
          <table:table-cell table:formula="of:=IFERROR(VLOOKUP([.U39];[TableSeating.$A$18:.$E$28];5;0);IFERROR(VLOOKUP([.U39];[TableSeating.$B$18:.$E$28];4;0);IFERROR(VLOOKUP([.U39];[TableSeating.$C$18:.$E$28];3;0);IFERROR(VLOOKUP([.U39];[TableSeating.$D$18:.$E$28];2;0);0))))" office:value-type="float" office:value="8" calcext:value-type="float">
            <text:p>8</text:p>
          </table:table-cell>
          <table:table-cell table:formula="of:=IFERROR(VLOOKUP([.U39];[TableSeating.$A$31:.$E$41];5;0);IFERROR(VLOOKUP([.U39];[TableSeating.$B$31:.$E$41];4;0);IFERROR(VLOOKUP([.U39];[TableSeating.$C$31:.$E$41];3;0);IFERROR(VLOOKUP([.U39];[TableSeating.$D$31:.$E$41];2;0);0))))" office:value-type="float" office:value="8" calcext:value-type="float">
            <text:p>8</text:p>
          </table:table-cell>
          <table:table-cell table:formula="of:=IFERROR(VLOOKUP([.U39];[TableSeating.$A$44:.$E$54];5;0);IFERROR(VLOOKUP([.U39];[TableSeating.$B$44:.$E$54];4;0);IFERROR(VLOOKUP([.U39];[TableSeating.$C$44:.$E$54];3;0);IFERROR(VLOOKUP([.U39];[TableSeating.$D$44:.$E$54];2;0);0))))" office:value-type="float" office:value="11" calcext:value-type="float">
            <text:p>11</text:p>
          </table:table-cell>
          <table:table-cell table:formula="of:=IFERROR(VLOOKUP([.U39];[TableSeating.$A$57:.$E$67];5;0);IFERROR(VLOOKUP([.U39];[TableSeating.$B$57:.$E$67];4;0);IFERROR(VLOOKUP([.U39];[TableSeating.$C$57:.$E$67];3;0);IFERROR(VLOOKUP([.U39];[TableSeating.$D$57:.$E$67];2;0);0))))" office:value-type="float" office:value="7" calcext:value-type="float">
            <text:p>7</text:p>
          </table:table-cell>
          <table:table-cell table:formula="of:=IFERROR(VLOOKUP([.U39];[TableSeating.$A$70:.$E$80];5;0);IFERROR(VLOOKUP([.U39];[TableSeating.$B$70:.$E$80];4;0);IFERROR(VLOOKUP([.U39];[TableSeating.$C$70:.$E$80];3;0);IFERROR(VLOOKUP([.U39];[TableSeating.$D$70:.$E$80];2;0);0))))" office:value-type="float" office:value="10" calcext:value-type="float">
            <text:p>10</text:p>
          </table:table-cell>
          <table:table-cell table:formula="of:=IFERROR(VLOOKUP([.U39];[TableSeating.$A$83:.$E$93];5;0);IFERROR(VLOOKUP([.U39];[TableSeating.$B$83:.$E$93];4;0);IFERROR(VLOOKUP([.U39];[TableSeating.$C$83:.$E$93];3;0);IFERROR(VLOOKUP([.U39];[TableSeating.$D$83:.$E$93];2;0);0))))" office:value-type="float" office:value="2" calcext:value-type="float">
            <text:p>2</text:p>
          </table:table-cell>
          <table:table-cell table:formula="of:=IFERROR(VLOOKUP([.U39];[TableSeating.$A$96:.$E$106];5;0);IFERROR(VLOOKUP([.U39];[TableSeating.$B$96:.$E$106];4;0);IFERROR(VLOOKUP([.U39];[TableSeating.$C$96:.$E$106];3;0);IFERROR(VLOOKUP([.U39];[TableSeating.$D$96:.$E$106];2;0);0))))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IFERROR(VLOOKUP([.A40];[TableSeating.$A$5:.$E$15];5;0);IFERROR(VLOOKUP([.A40];[TableSeating.$B$5:.$E$15];4;0);IFERROR(VLOOKUP([.A40];[TableSeating.$C$5:.$E$15];3;0);IFERROR(VLOOKUP([.A40];[TableSeating.$D$5:.$E$15];2;0);0))))" office:value-type="float" office:value="10" calcext:value-type="float">
            <text:p>10</text:p>
          </table:table-cell>
          <table:table-cell table:formula="of:=IFERROR(VLOOKUP([.A40];[TableSeating.$A$18:.$E$28];5;0);IFERROR(VLOOKUP([.A40];[TableSeating.$B$18:.$E$28];4;0);IFERROR(VLOOKUP([.A40];[TableSeating.$C$18:.$E$28];3;0);IFERROR(VLOOKUP([.A40];[TableSeating.$D$18:.$E$28];2;0);0))))" office:value-type="float" office:value="2" calcext:value-type="float">
            <text:p>2</text:p>
          </table:table-cell>
          <table:table-cell table:formula="of:=IFERROR(VLOOKUP([.A40];[TableSeating.$A$31:.$E$41];5;0);IFERROR(VLOOKUP([.A40];[TableSeating.$B$31:.$E$41];4;0);IFERROR(VLOOKUP([.A40];[TableSeating.$C$31:.$E$41];3;0);IFERROR(VLOOKUP([.A40];[TableSeating.$D$31:.$E$41];2;0);0))))" office:value-type="float" office:value="8" calcext:value-type="float">
            <text:p>8</text:p>
          </table:table-cell>
          <table:table-cell table:formula="of:=IFERROR(VLOOKUP([.A40];[TableSeating.$A$44:.$E$54];5;0);IFERROR(VLOOKUP([.A40];[TableSeating.$B$44:.$E$54];4;0);IFERROR(VLOOKUP([.A40];[TableSeating.$C$44:.$E$54];3;0);IFERROR(VLOOKUP([.A40];[TableSeating.$D$44:.$E$54];2;0);0))))" office:value-type="float" office:value="7" calcext:value-type="float">
            <text:p>7</text:p>
          </table:table-cell>
          <table:table-cell table:formula="of:=IFERROR(VLOOKUP([.A40];[TableSeating.$A$57:.$E$67];5;0);IFERROR(VLOOKUP([.A40];[TableSeating.$B$57:.$E$67];4;0);IFERROR(VLOOKUP([.A40];[TableSeating.$C$57:.$E$67];3;0);IFERROR(VLOOKUP([.A40];[TableSeating.$D$57:.$E$67];2;0);0))))" office:value-type="float" office:value="11" calcext:value-type="float">
            <text:p>11</text:p>
          </table:table-cell>
          <table:table-cell table:formula="of:=IFERROR(VLOOKUP([.A40];[TableSeating.$A$70:.$E$80];5;0);IFERROR(VLOOKUP([.A40];[TableSeating.$B$70:.$E$80];4;0);IFERROR(VLOOKUP([.A40];[TableSeating.$C$70:.$E$80];3;0);IFERROR(VLOOKUP([.A40];[TableSeating.$D$70:.$E$80];2;0);0))))" office:value-type="float" office:value="8" calcext:value-type="float">
            <text:p>8</text:p>
          </table:table-cell>
          <table:table-cell table:formula="of:=IFERROR(VLOOKUP([.A40];[TableSeating.$A$83:.$E$93];5;0);IFERROR(VLOOKUP([.A40];[TableSeating.$B$83:.$E$93];4;0);IFERROR(VLOOKUP([.A40];[TableSeating.$C$83:.$E$93];3;0);IFERROR(VLOOKUP([.A40];[TableSeating.$D$83:.$E$93];2;0);0))))" office:value-type="float" office:value="7" calcext:value-type="float">
            <text:p>7</text:p>
          </table:table-cell>
          <table:table-cell table:formula="of:=IFERROR(VLOOKUP([.A40];[TableSeating.$A$96:.$E$106];5;0);IFERROR(VLOOKUP([.A40];[TableSeating.$B$96:.$E$106];4;0);IFERROR(VLOOKUP([.A40];[TableSeating.$C$96:.$E$106];3;0);IFERROR(VLOOKUP([.A40];[TableSeating.$D$96:.$E$106];2;0);0))))"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U39]+1" office:value-type="float" office:value="38" calcext:value-type="float">
            <text:p>38</text:p>
          </table:table-cell>
          <table:table-cell table:formula="of:=IFERROR(VLOOKUP([.U40];[TableSeating.$A$5:.$E$15];5;0);IFERROR(VLOOKUP([.U40];[TableSeating.$B$5:.$E$15];4;0);IFERROR(VLOOKUP([.U40];[TableSeating.$C$5:.$E$15];3;0);IFERROR(VLOOKUP([.U40];[TableSeating.$D$5:.$E$15];2;0);0))))" office:value-type="float" office:value="10" calcext:value-type="float">
            <text:p>10</text:p>
          </table:table-cell>
          <table:table-cell table:formula="of:=IFERROR(VLOOKUP([.U40];[TableSeating.$A$18:.$E$28];5;0);IFERROR(VLOOKUP([.U40];[TableSeating.$B$18:.$E$28];4;0);IFERROR(VLOOKUP([.U40];[TableSeating.$C$18:.$E$28];3;0);IFERROR(VLOOKUP([.U40];[TableSeating.$D$18:.$E$28];2;0);0))))" office:value-type="float" office:value="2" calcext:value-type="float">
            <text:p>2</text:p>
          </table:table-cell>
          <table:table-cell table:formula="of:=IFERROR(VLOOKUP([.U40];[TableSeating.$A$31:.$E$41];5;0);IFERROR(VLOOKUP([.U40];[TableSeating.$B$31:.$E$41];4;0);IFERROR(VLOOKUP([.U40];[TableSeating.$C$31:.$E$41];3;0);IFERROR(VLOOKUP([.U40];[TableSeating.$D$31:.$E$41];2;0);0))))" office:value-type="float" office:value="8" calcext:value-type="float">
            <text:p>8</text:p>
          </table:table-cell>
          <table:table-cell table:formula="of:=IFERROR(VLOOKUP([.U40];[TableSeating.$A$44:.$E$54];5;0);IFERROR(VLOOKUP([.U40];[TableSeating.$B$44:.$E$54];4;0);IFERROR(VLOOKUP([.U40];[TableSeating.$C$44:.$E$54];3;0);IFERROR(VLOOKUP([.U40];[TableSeating.$D$44:.$E$54];2;0);0))))" office:value-type="float" office:value="7" calcext:value-type="float">
            <text:p>7</text:p>
          </table:table-cell>
          <table:table-cell table:formula="of:=IFERROR(VLOOKUP([.U40];[TableSeating.$A$57:.$E$67];5;0);IFERROR(VLOOKUP([.U40];[TableSeating.$B$57:.$E$67];4;0);IFERROR(VLOOKUP([.U40];[TableSeating.$C$57:.$E$67];3;0);IFERROR(VLOOKUP([.U40];[TableSeating.$D$57:.$E$67];2;0);0))))" office:value-type="float" office:value="11" calcext:value-type="float">
            <text:p>11</text:p>
          </table:table-cell>
          <table:table-cell table:formula="of:=IFERROR(VLOOKUP([.U40];[TableSeating.$A$70:.$E$80];5;0);IFERROR(VLOOKUP([.U40];[TableSeating.$B$70:.$E$80];4;0);IFERROR(VLOOKUP([.U40];[TableSeating.$C$70:.$E$80];3;0);IFERROR(VLOOKUP([.U40];[TableSeating.$D$70:.$E$80];2;0);0))))" office:value-type="float" office:value="8" calcext:value-type="float">
            <text:p>8</text:p>
          </table:table-cell>
          <table:table-cell table:formula="of:=IFERROR(VLOOKUP([.U40];[TableSeating.$A$83:.$E$93];5;0);IFERROR(VLOOKUP([.U40];[TableSeating.$B$83:.$E$93];4;0);IFERROR(VLOOKUP([.U40];[TableSeating.$C$83:.$E$93];3;0);IFERROR(VLOOKUP([.U40];[TableSeating.$D$83:.$E$93];2;0);0))))" office:value-type="float" office:value="7" calcext:value-type="float">
            <text:p>7</text:p>
          </table:table-cell>
          <table:table-cell table:formula="of:=IFERROR(VLOOKUP([.U40];[TableSeating.$A$96:.$E$106];5;0);IFERROR(VLOOKUP([.U40];[TableSeating.$B$96:.$E$106];4;0);IFERROR(VLOOKUP([.U40];[TableSeating.$C$96:.$E$106];3;0);IFERROR(VLOOKUP([.U40];[TableSeating.$D$96:.$E$106];2;0);0))))"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IFERROR(VLOOKUP([.A41];[TableSeating.$A$5:.$E$15];5;0);IFERROR(VLOOKUP([.A41];[TableSeating.$B$5:.$E$15];4;0);IFERROR(VLOOKUP([.A41];[TableSeating.$C$5:.$E$15];3;0);IFERROR(VLOOKUP([.A41];[TableSeating.$D$5:.$E$15];2;0);0))))" office:value-type="float" office:value="9" calcext:value-type="float">
            <text:p>9</text:p>
          </table:table-cell>
          <table:table-cell table:formula="of:=IFERROR(VLOOKUP([.A41];[TableSeating.$A$18:.$E$28];5;0);IFERROR(VLOOKUP([.A41];[TableSeating.$B$18:.$E$28];4;0);IFERROR(VLOOKUP([.A41];[TableSeating.$C$18:.$E$28];3;0);IFERROR(VLOOKUP([.A41];[TableSeating.$D$18:.$E$28];2;0);0))))" office:value-type="float" office:value="7" calcext:value-type="float">
            <text:p>7</text:p>
          </table:table-cell>
          <table:table-cell table:formula="of:=IFERROR(VLOOKUP([.A41];[TableSeating.$A$31:.$E$41];5;0);IFERROR(VLOOKUP([.A41];[TableSeating.$B$31:.$E$41];4;0);IFERROR(VLOOKUP([.A41];[TableSeating.$C$31:.$E$41];3;0);IFERROR(VLOOKUP([.A41];[TableSeating.$D$31:.$E$41];2;0);0))))" office:value-type="float" office:value="8" calcext:value-type="float">
            <text:p>8</text:p>
          </table:table-cell>
          <table:table-cell table:formula="of:=IFERROR(VLOOKUP([.A41];[TableSeating.$A$44:.$E$54];5;0);IFERROR(VLOOKUP([.A41];[TableSeating.$B$44:.$E$54];4;0);IFERROR(VLOOKUP([.A41];[TableSeating.$C$44:.$E$54];3;0);IFERROR(VLOOKUP([.A41];[TableSeating.$D$44:.$E$54];2;0);0))))" office:value-type="float" office:value="10" calcext:value-type="float">
            <text:p>10</text:p>
          </table:table-cell>
          <table:table-cell table:formula="of:=IFERROR(VLOOKUP([.A41];[TableSeating.$A$57:.$E$67];5;0);IFERROR(VLOOKUP([.A41];[TableSeating.$B$57:.$E$67];4;0);IFERROR(VLOOKUP([.A41];[TableSeating.$C$57:.$E$67];3;0);IFERROR(VLOOKUP([.A41];[TableSeating.$D$57:.$E$67];2;0);0))))" office:value-type="float" office:value="10" calcext:value-type="float">
            <text:p>10</text:p>
          </table:table-cell>
          <table:table-cell table:formula="of:=IFERROR(VLOOKUP([.A41];[TableSeating.$A$70:.$E$80];5;0);IFERROR(VLOOKUP([.A41];[TableSeating.$B$70:.$E$80];4;0);IFERROR(VLOOKUP([.A41];[TableSeating.$C$70:.$E$80];3;0);IFERROR(VLOOKUP([.A41];[TableSeating.$D$70:.$E$80];2;0);0))))" office:value-type="float" office:value="9" calcext:value-type="float">
            <text:p>9</text:p>
          </table:table-cell>
          <table:table-cell table:formula="of:=IFERROR(VLOOKUP([.A41];[TableSeating.$A$83:.$E$93];5;0);IFERROR(VLOOKUP([.A41];[TableSeating.$B$83:.$E$93];4;0);IFERROR(VLOOKUP([.A41];[TableSeating.$C$83:.$E$93];3;0);IFERROR(VLOOKUP([.A41];[TableSeating.$D$83:.$E$93];2;0);0))))" office:value-type="float" office:value="4" calcext:value-type="float">
            <text:p>4</text:p>
          </table:table-cell>
          <table:table-cell table:formula="of:=IFERROR(VLOOKUP([.A41];[TableSeating.$A$96:.$E$106];5;0);IFERROR(VLOOKUP([.A41];[TableSeating.$B$96:.$E$106];4;0);IFERROR(VLOOKUP([.A41];[TableSeating.$C$96:.$E$106];3;0);IFERROR(VLOOKUP([.A41];[TableSeating.$D$96:.$E$106];2;0);0))))"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U40]+1" office:value-type="float" office:value="39" calcext:value-type="float">
            <text:p>39</text:p>
          </table:table-cell>
          <table:table-cell table:formula="of:=IFERROR(VLOOKUP([.U41];[TableSeating.$A$5:.$E$15];5;0);IFERROR(VLOOKUP([.U41];[TableSeating.$B$5:.$E$15];4;0);IFERROR(VLOOKUP([.U41];[TableSeating.$C$5:.$E$15];3;0);IFERROR(VLOOKUP([.U41];[TableSeating.$D$5:.$E$15];2;0);0))))" office:value-type="float" office:value="9" calcext:value-type="float">
            <text:p>9</text:p>
          </table:table-cell>
          <table:table-cell table:formula="of:=IFERROR(VLOOKUP([.U41];[TableSeating.$A$18:.$E$28];5;0);IFERROR(VLOOKUP([.U41];[TableSeating.$B$18:.$E$28];4;0);IFERROR(VLOOKUP([.U41];[TableSeating.$C$18:.$E$28];3;0);IFERROR(VLOOKUP([.U41];[TableSeating.$D$18:.$E$28];2;0);0))))" office:value-type="float" office:value="7" calcext:value-type="float">
            <text:p>7</text:p>
          </table:table-cell>
          <table:table-cell table:formula="of:=IFERROR(VLOOKUP([.U41];[TableSeating.$A$31:.$E$41];5;0);IFERROR(VLOOKUP([.U41];[TableSeating.$B$31:.$E$41];4;0);IFERROR(VLOOKUP([.U41];[TableSeating.$C$31:.$E$41];3;0);IFERROR(VLOOKUP([.U41];[TableSeating.$D$31:.$E$41];2;0);0))))" office:value-type="float" office:value="8" calcext:value-type="float">
            <text:p>8</text:p>
          </table:table-cell>
          <table:table-cell table:formula="of:=IFERROR(VLOOKUP([.U41];[TableSeating.$A$44:.$E$54];5;0);IFERROR(VLOOKUP([.U41];[TableSeating.$B$44:.$E$54];4;0);IFERROR(VLOOKUP([.U41];[TableSeating.$C$44:.$E$54];3;0);IFERROR(VLOOKUP([.U41];[TableSeating.$D$44:.$E$54];2;0);0))))" office:value-type="float" office:value="10" calcext:value-type="float">
            <text:p>10</text:p>
          </table:table-cell>
          <table:table-cell table:formula="of:=IFERROR(VLOOKUP([.U41];[TableSeating.$A$57:.$E$67];5;0);IFERROR(VLOOKUP([.U41];[TableSeating.$B$57:.$E$67];4;0);IFERROR(VLOOKUP([.U41];[TableSeating.$C$57:.$E$67];3;0);IFERROR(VLOOKUP([.U41];[TableSeating.$D$57:.$E$67];2;0);0))))" office:value-type="float" office:value="10" calcext:value-type="float">
            <text:p>10</text:p>
          </table:table-cell>
          <table:table-cell table:formula="of:=IFERROR(VLOOKUP([.U41];[TableSeating.$A$70:.$E$80];5;0);IFERROR(VLOOKUP([.U41];[TableSeating.$B$70:.$E$80];4;0);IFERROR(VLOOKUP([.U41];[TableSeating.$C$70:.$E$80];3;0);IFERROR(VLOOKUP([.U41];[TableSeating.$D$70:.$E$80];2;0);0))))" office:value-type="float" office:value="9" calcext:value-type="float">
            <text:p>9</text:p>
          </table:table-cell>
          <table:table-cell table:formula="of:=IFERROR(VLOOKUP([.U41];[TableSeating.$A$83:.$E$93];5;0);IFERROR(VLOOKUP([.U41];[TableSeating.$B$83:.$E$93];4;0);IFERROR(VLOOKUP([.U41];[TableSeating.$C$83:.$E$93];3;0);IFERROR(VLOOKUP([.U41];[TableSeating.$D$83:.$E$93];2;0);0))))" office:value-type="float" office:value="4" calcext:value-type="float">
            <text:p>4</text:p>
          </table:table-cell>
          <table:table-cell table:formula="of:=IFERROR(VLOOKUP([.U41];[TableSeating.$A$96:.$E$106];5;0);IFERROR(VLOOKUP([.U41];[TableSeating.$B$96:.$E$106];4;0);IFERROR(VLOOKUP([.U41];[TableSeating.$C$96:.$E$106];3;0);IFERROR(VLOOKUP([.U41];[TableSeating.$D$96:.$E$106];2;0);0)))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IFERROR(VLOOKUP([.A42];[TableSeating.$A$5:.$E$15];5;0);IFERROR(VLOOKUP([.A42];[TableSeating.$B$5:.$E$15];4;0);IFERROR(VLOOKUP([.A42];[TableSeating.$C$5:.$E$15];3;0);IFERROR(VLOOKUP([.A42];[TableSeating.$D$5:.$E$15];2;0);0))))" office:value-type="float" office:value="1" calcext:value-type="float">
            <text:p>1</text:p>
          </table:table-cell>
          <table:table-cell table:formula="of:=IFERROR(VLOOKUP([.A42];[TableSeating.$A$18:.$E$28];5;0);IFERROR(VLOOKUP([.A42];[TableSeating.$B$18:.$E$28];4;0);IFERROR(VLOOKUP([.A42];[TableSeating.$C$18:.$E$28];3;0);IFERROR(VLOOKUP([.A42];[TableSeating.$D$18:.$E$28];2;0);0))))" office:value-type="float" office:value="3" calcext:value-type="float">
            <text:p>3</text:p>
          </table:table-cell>
          <table:table-cell table:formula="of:=IFERROR(VLOOKUP([.A42];[TableSeating.$A$31:.$E$41];5;0);IFERROR(VLOOKUP([.A42];[TableSeating.$B$31:.$E$41];4;0);IFERROR(VLOOKUP([.A42];[TableSeating.$C$31:.$E$41];3;0);IFERROR(VLOOKUP([.A42];[TableSeating.$D$31:.$E$41];2;0);0))))" office:value-type="float" office:value="4" calcext:value-type="float">
            <text:p>4</text:p>
          </table:table-cell>
          <table:table-cell table:formula="of:=IFERROR(VLOOKUP([.A42];[TableSeating.$A$44:.$E$54];5;0);IFERROR(VLOOKUP([.A42];[TableSeating.$B$44:.$E$54];4;0);IFERROR(VLOOKUP([.A42];[TableSeating.$C$44:.$E$54];3;0);IFERROR(VLOOKUP([.A42];[TableSeating.$D$44:.$E$54];2;0);0))))" office:value-type="float" office:value="10" calcext:value-type="float">
            <text:p>10</text:p>
          </table:table-cell>
          <table:table-cell table:formula="of:=IFERROR(VLOOKUP([.A42];[TableSeating.$A$57:.$E$67];5;0);IFERROR(VLOOKUP([.A42];[TableSeating.$B$57:.$E$67];4;0);IFERROR(VLOOKUP([.A42];[TableSeating.$C$57:.$E$67];3;0);IFERROR(VLOOKUP([.A42];[TableSeating.$D$57:.$E$67];2;0);0))))" office:value-type="float" office:value="6" calcext:value-type="float">
            <text:p>6</text:p>
          </table:table-cell>
          <table:table-cell table:formula="of:=IFERROR(VLOOKUP([.A42];[TableSeating.$A$70:.$E$80];5;0);IFERROR(VLOOKUP([.A42];[TableSeating.$B$70:.$E$80];4;0);IFERROR(VLOOKUP([.A42];[TableSeating.$C$70:.$E$80];3;0);IFERROR(VLOOKUP([.A42];[TableSeating.$D$70:.$E$80];2;0);0))))" office:value-type="float" office:value="11" calcext:value-type="float">
            <text:p>11</text:p>
          </table:table-cell>
          <table:table-cell table:formula="of:=IFERROR(VLOOKUP([.A42];[TableSeating.$A$83:.$E$93];5;0);IFERROR(VLOOKUP([.A42];[TableSeating.$B$83:.$E$93];4;0);IFERROR(VLOOKUP([.A42];[TableSeating.$C$83:.$E$93];3;0);IFERROR(VLOOKUP([.A42];[TableSeating.$D$83:.$E$93];2;0);0))))" office:value-type="float" office:value="5" calcext:value-type="float">
            <text:p>5</text:p>
          </table:table-cell>
          <table:table-cell table:formula="of:=IFERROR(VLOOKUP([.A42];[TableSeating.$A$96:.$E$106];5;0);IFERROR(VLOOKUP([.A42];[TableSeating.$B$96:.$E$106];4;0);IFERROR(VLOOKUP([.A42];[TableSeating.$C$96:.$E$106];3;0);IFERROR(VLOOKUP([.A42];[TableSeating.$D$96:.$E$106];2;0);0))))"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U41]+1" office:value-type="float" office:value="40" calcext:value-type="float">
            <text:p>40</text:p>
          </table:table-cell>
          <table:table-cell table:formula="of:=IFERROR(VLOOKUP([.U42];[TableSeating.$A$5:.$E$15];5;0);IFERROR(VLOOKUP([.U42];[TableSeating.$B$5:.$E$15];4;0);IFERROR(VLOOKUP([.U42];[TableSeating.$C$5:.$E$15];3;0);IFERROR(VLOOKUP([.U42];[TableSeating.$D$5:.$E$15];2;0);0))))" office:value-type="float" office:value="1" calcext:value-type="float">
            <text:p>1</text:p>
          </table:table-cell>
          <table:table-cell table:formula="of:=IFERROR(VLOOKUP([.U42];[TableSeating.$A$18:.$E$28];5;0);IFERROR(VLOOKUP([.U42];[TableSeating.$B$18:.$E$28];4;0);IFERROR(VLOOKUP([.U42];[TableSeating.$C$18:.$E$28];3;0);IFERROR(VLOOKUP([.U42];[TableSeating.$D$18:.$E$28];2;0);0))))" office:value-type="float" office:value="3" calcext:value-type="float">
            <text:p>3</text:p>
          </table:table-cell>
          <table:table-cell table:formula="of:=IFERROR(VLOOKUP([.U42];[TableSeating.$A$31:.$E$41];5;0);IFERROR(VLOOKUP([.U42];[TableSeating.$B$31:.$E$41];4;0);IFERROR(VLOOKUP([.U42];[TableSeating.$C$31:.$E$41];3;0);IFERROR(VLOOKUP([.U42];[TableSeating.$D$31:.$E$41];2;0);0))))" office:value-type="float" office:value="4" calcext:value-type="float">
            <text:p>4</text:p>
          </table:table-cell>
          <table:table-cell table:formula="of:=IFERROR(VLOOKUP([.U42];[TableSeating.$A$44:.$E$54];5;0);IFERROR(VLOOKUP([.U42];[TableSeating.$B$44:.$E$54];4;0);IFERROR(VLOOKUP([.U42];[TableSeating.$C$44:.$E$54];3;0);IFERROR(VLOOKUP([.U42];[TableSeating.$D$44:.$E$54];2;0);0))))" office:value-type="float" office:value="10" calcext:value-type="float">
            <text:p>10</text:p>
          </table:table-cell>
          <table:table-cell table:formula="of:=IFERROR(VLOOKUP([.U42];[TableSeating.$A$57:.$E$67];5;0);IFERROR(VLOOKUP([.U42];[TableSeating.$B$57:.$E$67];4;0);IFERROR(VLOOKUP([.U42];[TableSeating.$C$57:.$E$67];3;0);IFERROR(VLOOKUP([.U42];[TableSeating.$D$57:.$E$67];2;0);0))))" office:value-type="float" office:value="6" calcext:value-type="float">
            <text:p>6</text:p>
          </table:table-cell>
          <table:table-cell table:formula="of:=IFERROR(VLOOKUP([.U42];[TableSeating.$A$70:.$E$80];5;0);IFERROR(VLOOKUP([.U42];[TableSeating.$B$70:.$E$80];4;0);IFERROR(VLOOKUP([.U42];[TableSeating.$C$70:.$E$80];3;0);IFERROR(VLOOKUP([.U42];[TableSeating.$D$70:.$E$80];2;0);0))))" office:value-type="float" office:value="11" calcext:value-type="float">
            <text:p>11</text:p>
          </table:table-cell>
          <table:table-cell table:formula="of:=IFERROR(VLOOKUP([.U42];[TableSeating.$A$83:.$E$93];5;0);IFERROR(VLOOKUP([.U42];[TableSeating.$B$83:.$E$93];4;0);IFERROR(VLOOKUP([.U42];[TableSeating.$C$83:.$E$93];3;0);IFERROR(VLOOKUP([.U42];[TableSeating.$D$83:.$E$93];2;0);0))))" office:value-type="float" office:value="5" calcext:value-type="float">
            <text:p>5</text:p>
          </table:table-cell>
          <table:table-cell table:formula="of:=IFERROR(VLOOKUP([.U42];[TableSeating.$A$96:.$E$106];5;0);IFERROR(VLOOKUP([.U42];[TableSeating.$B$96:.$E$106];4;0);IFERROR(VLOOKUP([.U42];[TableSeating.$C$96:.$E$106];3;0);IFERROR(VLOOKUP([.U42];[TableSeating.$D$96:.$E$106];2;0);0))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IFERROR(VLOOKUP([.A43];[TableSeating.$A$5:.$E$15];5;0);IFERROR(VLOOKUP([.A43];[TableSeating.$B$5:.$E$15];4;0);IFERROR(VLOOKUP([.A43];[TableSeating.$C$5:.$E$15];3;0);IFERROR(VLOOKUP([.A43];[TableSeating.$D$5:.$E$15];2;0);0))))" office:value-type="float" office:value="0" calcext:value-type="float">
            <text:p>0</text:p>
          </table:table-cell>
          <table:table-cell table:formula="of:=IFERROR(VLOOKUP([.A43];[TableSeating.$A$18:.$E$28];5;0);IFERROR(VLOOKUP([.A43];[TableSeating.$B$18:.$E$28];4;0);IFERROR(VLOOKUP([.A43];[TableSeating.$C$18:.$E$28];3;0);IFERROR(VLOOKUP([.A43];[TableSeating.$D$18:.$E$28];2;0);0))))" office:value-type="float" office:value="0" calcext:value-type="float">
            <text:p>0</text:p>
          </table:table-cell>
          <table:table-cell table:formula="of:=IFERROR(VLOOKUP([.A43];[TableSeating.$A$31:.$E$41];5;0);IFERROR(VLOOKUP([.A43];[TableSeating.$B$31:.$E$41];4;0);IFERROR(VLOOKUP([.A43];[TableSeating.$C$31:.$E$41];3;0);IFERROR(VLOOKUP([.A43];[TableSeating.$D$31:.$E$41];2;0);0))))" office:value-type="float" office:value="0" calcext:value-type="float">
            <text:p>0</text:p>
          </table:table-cell>
          <table:table-cell table:formula="of:=IFERROR(VLOOKUP([.A43];[TableSeating.$A$44:.$E$54];5;0);IFERROR(VLOOKUP([.A43];[TableSeating.$B$44:.$E$54];4;0);IFERROR(VLOOKUP([.A43];[TableSeating.$C$44:.$E$54];3;0);IFERROR(VLOOKUP([.A43];[TableSeating.$D$44:.$E$54];2;0);0))))" office:value-type="float" office:value="0" calcext:value-type="float">
            <text:p>0</text:p>
          </table:table-cell>
          <table:table-cell table:formula="of:=IFERROR(VLOOKUP([.A43];[TableSeating.$A$57:.$E$67];5;0);IFERROR(VLOOKUP([.A43];[TableSeating.$B$57:.$E$67];4;0);IFERROR(VLOOKUP([.A43];[TableSeating.$C$57:.$E$67];3;0);IFERROR(VLOOKUP([.A43];[TableSeating.$D$57:.$E$67];2;0);0))))" office:value-type="float" office:value="0" calcext:value-type="float">
            <text:p>0</text:p>
          </table:table-cell>
          <table:table-cell table:formula="of:=IFERROR(VLOOKUP([.A43];[TableSeating.$A$70:.$E$80];5;0);IFERROR(VLOOKUP([.A43];[TableSeating.$B$70:.$E$80];4;0);IFERROR(VLOOKUP([.A43];[TableSeating.$C$70:.$E$80];3;0);IFERROR(VLOOKUP([.A43];[TableSeating.$D$70:.$E$80];2;0);0))))" office:value-type="float" office:value="0" calcext:value-type="float">
            <text:p>0</text:p>
          </table:table-cell>
          <table:table-cell table:formula="of:=IFERROR(VLOOKUP([.A43];[TableSeating.$A$83:.$E$93];5;0);IFERROR(VLOOKUP([.A43];[TableSeating.$B$83:.$E$93];4;0);IFERROR(VLOOKUP([.A43];[TableSeating.$C$83:.$E$93];3;0);IFERROR(VLOOKUP([.A43];[TableSeating.$D$83:.$E$93];2;0);0))))" office:value-type="float" office:value="0" calcext:value-type="float">
            <text:p>0</text:p>
          </table:table-cell>
          <table:table-cell table:formula="of:=IFERROR(VLOOKUP([.A43];[TableSeating.$A$96:.$E$106];5;0);IFERROR(VLOOKUP([.A43];[TableSeating.$B$96:.$E$106];4;0);IFERROR(VLOOKUP([.A43];[TableSeating.$C$96:.$E$106];3;0);IFERROR(VLOOKUP([.A43];[TableSeating.$D$96:.$E$106];2;0);0))))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IFERROR(VLOOKUP([.A44];[TableSeating.$A$5:.$E$15];5;0);IFERROR(VLOOKUP([.A44];[TableSeating.$B$5:.$E$15];4;0);IFERROR(VLOOKUP([.A44];[TableSeating.$C$5:.$E$15];3;0);IFERROR(VLOOKUP([.A44];[TableSeating.$D$5:.$E$15];2;0);0))))" office:value-type="float" office:value="0" calcext:value-type="float">
            <text:p>0</text:p>
          </table:table-cell>
          <table:table-cell table:formula="of:=IFERROR(VLOOKUP([.A44];[TableSeating.$A$18:.$E$28];5;0);IFERROR(VLOOKUP([.A44];[TableSeating.$B$18:.$E$28];4;0);IFERROR(VLOOKUP([.A44];[TableSeating.$C$18:.$E$28];3;0);IFERROR(VLOOKUP([.A44];[TableSeating.$D$18:.$E$28];2;0);0))))" office:value-type="float" office:value="0" calcext:value-type="float">
            <text:p>0</text:p>
          </table:table-cell>
          <table:table-cell table:formula="of:=IFERROR(VLOOKUP([.A44];[TableSeating.$A$31:.$E$41];5;0);IFERROR(VLOOKUP([.A44];[TableSeating.$B$31:.$E$41];4;0);IFERROR(VLOOKUP([.A44];[TableSeating.$C$31:.$E$41];3;0);IFERROR(VLOOKUP([.A44];[TableSeating.$D$31:.$E$41];2;0);0))))" office:value-type="float" office:value="0" calcext:value-type="float">
            <text:p>0</text:p>
          </table:table-cell>
          <table:table-cell table:formula="of:=IFERROR(VLOOKUP([.A44];[TableSeating.$A$44:.$E$54];5;0);IFERROR(VLOOKUP([.A44];[TableSeating.$B$44:.$E$54];4;0);IFERROR(VLOOKUP([.A44];[TableSeating.$C$44:.$E$54];3;0);IFERROR(VLOOKUP([.A44];[TableSeating.$D$44:.$E$54];2;0);0))))" office:value-type="float" office:value="0" calcext:value-type="float">
            <text:p>0</text:p>
          </table:table-cell>
          <table:table-cell table:formula="of:=IFERROR(VLOOKUP([.A44];[TableSeating.$A$57:.$E$67];5;0);IFERROR(VLOOKUP([.A44];[TableSeating.$B$57:.$E$67];4;0);IFERROR(VLOOKUP([.A44];[TableSeating.$C$57:.$E$67];3;0);IFERROR(VLOOKUP([.A44];[TableSeating.$D$57:.$E$67];2;0);0))))" office:value-type="float" office:value="0" calcext:value-type="float">
            <text:p>0</text:p>
          </table:table-cell>
          <table:table-cell table:formula="of:=IFERROR(VLOOKUP([.A44];[TableSeating.$A$70:.$E$80];5;0);IFERROR(VLOOKUP([.A44];[TableSeating.$B$70:.$E$80];4;0);IFERROR(VLOOKUP([.A44];[TableSeating.$C$70:.$E$80];3;0);IFERROR(VLOOKUP([.A44];[TableSeating.$D$70:.$E$80];2;0);0))))" office:value-type="float" office:value="0" calcext:value-type="float">
            <text:p>0</text:p>
          </table:table-cell>
          <table:table-cell table:formula="of:=IFERROR(VLOOKUP([.A44];[TableSeating.$A$83:.$E$93];5;0);IFERROR(VLOOKUP([.A44];[TableSeating.$B$83:.$E$93];4;0);IFERROR(VLOOKUP([.A44];[TableSeating.$C$83:.$E$93];3;0);IFERROR(VLOOKUP([.A44];[TableSeating.$D$83:.$E$93];2;0);0))))" office:value-type="float" office:value="0" calcext:value-type="float">
            <text:p>0</text:p>
          </table:table-cell>
          <table:table-cell table:formula="of:=IFERROR(VLOOKUP([.A44];[TableSeating.$A$96:.$E$106];5;0);IFERROR(VLOOKUP([.A44];[TableSeating.$B$96:.$E$106];4;0);IFERROR(VLOOKUP([.A44];[TableSeating.$C$96:.$E$106];3;0);IFERROR(VLOOKUP([.A44];[TableSeating.$D$96:.$E$106];2;0);0))))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IFERROR(VLOOKUP([.A45];[TableSeating.$A$5:.$E$15];5;0);IFERROR(VLOOKUP([.A45];[TableSeating.$B$5:.$E$15];4;0);IFERROR(VLOOKUP([.A45];[TableSeating.$C$5:.$E$15];3;0);IFERROR(VLOOKUP([.A45];[TableSeating.$D$5:.$E$15];2;0);0))))" office:value-type="float" office:value="0" calcext:value-type="float">
            <text:p>0</text:p>
          </table:table-cell>
          <table:table-cell table:formula="of:=IFERROR(VLOOKUP([.A45];[TableSeating.$A$18:.$E$28];5;0);IFERROR(VLOOKUP([.A45];[TableSeating.$B$18:.$E$28];4;0);IFERROR(VLOOKUP([.A45];[TableSeating.$C$18:.$E$28];3;0);IFERROR(VLOOKUP([.A45];[TableSeating.$D$18:.$E$28];2;0);0))))" office:value-type="float" office:value="0" calcext:value-type="float">
            <text:p>0</text:p>
          </table:table-cell>
          <table:table-cell table:formula="of:=IFERROR(VLOOKUP([.A45];[TableSeating.$A$31:.$E$41];5;0);IFERROR(VLOOKUP([.A45];[TableSeating.$B$31:.$E$41];4;0);IFERROR(VLOOKUP([.A45];[TableSeating.$C$31:.$E$41];3;0);IFERROR(VLOOKUP([.A45];[TableSeating.$D$31:.$E$41];2;0);0))))" office:value-type="float" office:value="0" calcext:value-type="float">
            <text:p>0</text:p>
          </table:table-cell>
          <table:table-cell table:formula="of:=IFERROR(VLOOKUP([.A45];[TableSeating.$A$44:.$E$54];5;0);IFERROR(VLOOKUP([.A45];[TableSeating.$B$44:.$E$54];4;0);IFERROR(VLOOKUP([.A45];[TableSeating.$C$44:.$E$54];3;0);IFERROR(VLOOKUP([.A45];[TableSeating.$D$44:.$E$54];2;0);0))))" office:value-type="float" office:value="0" calcext:value-type="float">
            <text:p>0</text:p>
          </table:table-cell>
          <table:table-cell table:formula="of:=IFERROR(VLOOKUP([.A45];[TableSeating.$A$57:.$E$67];5;0);IFERROR(VLOOKUP([.A45];[TableSeating.$B$57:.$E$67];4;0);IFERROR(VLOOKUP([.A45];[TableSeating.$C$57:.$E$67];3;0);IFERROR(VLOOKUP([.A45];[TableSeating.$D$57:.$E$67];2;0);0))))" office:value-type="float" office:value="0" calcext:value-type="float">
            <text:p>0</text:p>
          </table:table-cell>
          <table:table-cell table:formula="of:=IFERROR(VLOOKUP([.A45];[TableSeating.$A$70:.$E$80];5;0);IFERROR(VLOOKUP([.A45];[TableSeating.$B$70:.$E$80];4;0);IFERROR(VLOOKUP([.A45];[TableSeating.$C$70:.$E$80];3;0);IFERROR(VLOOKUP([.A45];[TableSeating.$D$70:.$E$80];2;0);0))))" office:value-type="float" office:value="0" calcext:value-type="float">
            <text:p>0</text:p>
          </table:table-cell>
          <table:table-cell table:formula="of:=IFERROR(VLOOKUP([.A45];[TableSeating.$A$83:.$E$93];5;0);IFERROR(VLOOKUP([.A45];[TableSeating.$B$83:.$E$93];4;0);IFERROR(VLOOKUP([.A45];[TableSeating.$C$83:.$E$93];3;0);IFERROR(VLOOKUP([.A45];[TableSeating.$D$83:.$E$93];2;0);0))))" office:value-type="float" office:value="0" calcext:value-type="float">
            <text:p>0</text:p>
          </table:table-cell>
          <table:table-cell table:formula="of:=IFERROR(VLOOKUP([.A45];[TableSeating.$A$96:.$E$106];5;0);IFERROR(VLOOKUP([.A45];[TableSeating.$B$96:.$E$106];4;0);IFERROR(VLOOKUP([.A45];[TableSeating.$C$96:.$E$106];3;0);IFERROR(VLOOKUP([.A45];[TableSeating.$D$96:.$E$106];2;0);0)))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IFERROR(VLOOKUP([.A46];[TableSeating.$A$5:.$E$15];5;0);IFERROR(VLOOKUP([.A46];[TableSeating.$B$5:.$E$15];4;0);IFERROR(VLOOKUP([.A46];[TableSeating.$C$5:.$E$15];3;0);IFERROR(VLOOKUP([.A46];[TableSeating.$D$5:.$E$15];2;0);0))))" office:value-type="float" office:value="0" calcext:value-type="float">
            <text:p>0</text:p>
          </table:table-cell>
          <table:table-cell table:formula="of:=IFERROR(VLOOKUP([.A46];[TableSeating.$A$18:.$E$28];5;0);IFERROR(VLOOKUP([.A46];[TableSeating.$B$18:.$E$28];4;0);IFERROR(VLOOKUP([.A46];[TableSeating.$C$18:.$E$28];3;0);IFERROR(VLOOKUP([.A46];[TableSeating.$D$18:.$E$28];2;0);0))))" office:value-type="float" office:value="0" calcext:value-type="float">
            <text:p>0</text:p>
          </table:table-cell>
          <table:table-cell table:formula="of:=IFERROR(VLOOKUP([.A46];[TableSeating.$A$31:.$E$41];5;0);IFERROR(VLOOKUP([.A46];[TableSeating.$B$31:.$E$41];4;0);IFERROR(VLOOKUP([.A46];[TableSeating.$C$31:.$E$41];3;0);IFERROR(VLOOKUP([.A46];[TableSeating.$D$31:.$E$41];2;0);0))))" office:value-type="float" office:value="0" calcext:value-type="float">
            <text:p>0</text:p>
          </table:table-cell>
          <table:table-cell table:formula="of:=IFERROR(VLOOKUP([.A46];[TableSeating.$A$44:.$E$54];5;0);IFERROR(VLOOKUP([.A46];[TableSeating.$B$44:.$E$54];4;0);IFERROR(VLOOKUP([.A46];[TableSeating.$C$44:.$E$54];3;0);IFERROR(VLOOKUP([.A46];[TableSeating.$D$44:.$E$54];2;0);0))))" office:value-type="float" office:value="0" calcext:value-type="float">
            <text:p>0</text:p>
          </table:table-cell>
          <table:table-cell table:formula="of:=IFERROR(VLOOKUP([.A46];[TableSeating.$A$57:.$E$67];5;0);IFERROR(VLOOKUP([.A46];[TableSeating.$B$57:.$E$67];4;0);IFERROR(VLOOKUP([.A46];[TableSeating.$C$57:.$E$67];3;0);IFERROR(VLOOKUP([.A46];[TableSeating.$D$57:.$E$67];2;0);0))))" office:value-type="float" office:value="0" calcext:value-type="float">
            <text:p>0</text:p>
          </table:table-cell>
          <table:table-cell table:formula="of:=IFERROR(VLOOKUP([.A46];[TableSeating.$A$70:.$E$80];5;0);IFERROR(VLOOKUP([.A46];[TableSeating.$B$70:.$E$80];4;0);IFERROR(VLOOKUP([.A46];[TableSeating.$C$70:.$E$80];3;0);IFERROR(VLOOKUP([.A46];[TableSeating.$D$70:.$E$80];2;0);0))))" office:value-type="float" office:value="0" calcext:value-type="float">
            <text:p>0</text:p>
          </table:table-cell>
          <table:table-cell table:formula="of:=IFERROR(VLOOKUP([.A46];[TableSeating.$A$83:.$E$93];5;0);IFERROR(VLOOKUP([.A46];[TableSeating.$B$83:.$E$93];4;0);IFERROR(VLOOKUP([.A46];[TableSeating.$C$83:.$E$93];3;0);IFERROR(VLOOKUP([.A46];[TableSeating.$D$83:.$E$93];2;0);0))))" office:value-type="float" office:value="0" calcext:value-type="float">
            <text:p>0</text:p>
          </table:table-cell>
          <table:table-cell table:formula="of:=IFERROR(VLOOKUP([.A46];[TableSeating.$A$96:.$E$106];5;0);IFERROR(VLOOKUP([.A46];[TableSeating.$B$96:.$E$106];4;0);IFERROR(VLOOKUP([.A46];[TableSeating.$C$96:.$E$106];3;0);IFERROR(VLOOKUP([.A46];[TableSeating.$D$96:.$E$106];2;0);0))))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</table:table>
      <table:table table:name="TableSeating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urrent Arrangement</text:p>
          </table:table-cell>
          <table:table-cell table:number-columns-repeated="5"/>
          <table:table-cell office:value-type="string" calcext:value-type="string">
            <text:p>44 players</text:p>
          </table:table-cell>
          <table:table-cell table:number-columns-repeated="5"/>
          <table:table-cell office:value-type="string" calcext:value-type="string">
            <text:p>40 player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office:value-type="string" calcext:value-type="string">
            <text:p>Table</text:p>
          </table:table-cell>
          <table:table-cell/>
          <table:table-cell table:style-name="ce15" office:value-type="string" calcext:value-type="string">
            <text:p>Player 1</text:p>
          </table:table-cell>
          <table:table-cell table:style-name="ce15" office:value-type="string" calcext:value-type="string">
            <text:p>Player 2</text:p>
          </table:table-cell>
          <table:table-cell table:style-name="ce15" office:value-type="string" calcext:value-type="string">
            <text:p>Player 3</text:p>
          </table:table-cell>
          <table:table-cell table:style-name="ce15" office:value-type="string" calcext:value-type="string">
            <text:p>Player 4</text:p>
          </table:table-cell>
          <table:table-cell table:style-name="ce15" office:value-type="string" calcext:value-type="string">
            <text:p>Table</text:p>
          </table:table-cell>
          <table:table-cell/>
          <table:table-cell table:style-name="ce15" office:value-type="string" calcext:value-type="string">
            <text:p>Player 1</text:p>
          </table:table-cell>
          <table:table-cell table:style-name="ce15" office:value-type="string" calcext:value-type="string">
            <text:p>Player 2</text:p>
          </table:table-cell>
          <table:table-cell table:style-name="ce15" office:value-type="string" calcext:value-type="string">
            <text:p>Player 3</text:p>
          </table:table-cell>
          <table:table-cell table:style-name="ce15" office:value-type="string" calcext:value-type="string">
            <text:p>Player 4</text:p>
          </table:table-cell>
          <table:table-cell table:style-name="ce15" office:value-type="string" calcext:value-type="string">
            <text:p>Table</text:p>
          </table:table-cell>
        </table:table-row>
        <table:table-row table:style-name="ro1">
          <table:table-cell table:formula="of:=IF([$'Number Assignments'.$B$43]=&quot;&quot;;IF([.M5]=&quot;&quot;;0;[.M5]+1);[.G5]+1)" office:value-type="float" office:value="40" calcext:value-type="float">
            <text:p>40</text:p>
          </table:table-cell>
          <table:table-cell table:formula="of:=IF([$'Number Assignments'.$B$43]=&quot;&quot;;IF([.N5]=&quot;&quot;;0;[.N5]+1);[.H5]+1)" office:value-type="float" office:value="19" calcext:value-type="float">
            <text:p>19</text:p>
          </table:table-cell>
          <table:table-cell table:formula="of:=IF([$'Number Assignments'.$B$43]=&quot;&quot;;IF([.O5]=&quot;&quot;;0;[.O5]+1);[.I5]+1)" office:value-type="float" office:value="16" calcext:value-type="float">
            <text:p>16</text:p>
          </table:table-cell>
          <table:table-cell table:formula="of:=IF([$'Number Assignments'.$B$43]=&quot;&quot;;IF([.P5]=&quot;&quot;;0;[.P5]+1);[.J5]+1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$'Number Assignments'.$B$43]=&quot;&quot;;IF([.M6]=&quot;&quot;;0;[.M6]+1);[.G6]+1)" office:value-type="float" office:value="26" calcext:value-type="float">
            <text:p>26</text:p>
          </table:table-cell>
          <table:table-cell table:formula="of:=IF([$'Number Assignments'.$B$43]=&quot;&quot;;IF([.N6]=&quot;&quot;;0;[.N6]+1);[.H6]+1)" office:value-type="float" office:value="18" calcext:value-type="float">
            <text:p>18</text:p>
          </table:table-cell>
          <table:table-cell table:formula="of:=IF([$'Number Assignments'.$B$43]=&quot;&quot;;IF([.O6]=&quot;&quot;;0;[.O6]+1);[.I6]+1)" office:value-type="float" office:value="22" calcext:value-type="float">
            <text:p>22</text:p>
          </table:table-cell>
          <table:table-cell table:formula="of:=IF([$'Number Assignments'.$B$43]=&quot;&quot;;IF([.P6]=&quot;&quot;;0;[.P6]+1);[.J6]+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$'Number Assignments'.$B$43]=&quot;&quot;;IF([.M7]=&quot;&quot;;0;[.M7]+1);[.G7]+1)" office:value-type="float" office:value="2" calcext:value-type="float">
            <text:p>2</text:p>
          </table:table-cell>
          <table:table-cell table:formula="of:=IF([$'Number Assignments'.$B$43]=&quot;&quot;;IF([.N7]=&quot;&quot;;0;[.N7]+1);[.H7]+1)" office:value-type="float" office:value="37" calcext:value-type="float">
            <text:p>37</text:p>
          </table:table-cell>
          <table:table-cell table:formula="of:=IF([$'Number Assignments'.$B$43]=&quot;&quot;;IF([.O7]=&quot;&quot;;0;[.O7]+1);[.I7]+1)" office:value-type="float" office:value="21" calcext:value-type="float">
            <text:p>21</text:p>
          </table:table-cell>
          <table:table-cell table:formula="of:=IF([$'Number Assignments'.$B$43]=&quot;&quot;;IF([.P7]=&quot;&quot;;0;[.P7]+1);[.J7]+1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$'Number Assignments'.$B$43]=&quot;&quot;;IF([.M8]=&quot;&quot;;0;[.M8]+1);[.G8]+1)" office:value-type="float" office:value="27" calcext:value-type="float">
            <text:p>27</text:p>
          </table:table-cell>
          <table:table-cell table:formula="of:=IF([$'Number Assignments'.$B$43]=&quot;&quot;;IF([.N8]=&quot;&quot;;0;[.N8]+1);[.H8]+1)" office:value-type="float" office:value="23" calcext:value-type="float">
            <text:p>23</text:p>
          </table:table-cell>
          <table:table-cell table:formula="of:=IF([$'Number Assignments'.$B$43]=&quot;&quot;;IF([.O8]=&quot;&quot;;0;[.O8]+1);[.I8]+1)" office:value-type="float" office:value="13" calcext:value-type="float">
            <text:p>13</text:p>
          </table:table-cell>
          <table:table-cell table:formula="of:=IF([$'Number Assignments'.$B$43]=&quot;&quot;;IF([.P8]=&quot;&quot;;0;[.P8]+1);[.J8]+1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IF([$'Number Assignments'.$B$43]=&quot;&quot;;IF([.M9]=&quot;&quot;;0;[.M9]+1);[.G9]+1)" office:value-type="float" office:value="32" calcext:value-type="float">
            <text:p>32</text:p>
          </table:table-cell>
          <table:table-cell table:formula="of:=IF([$'Number Assignments'.$B$43]=&quot;&quot;;IF([.N9]=&quot;&quot;;0;[.N9]+1);[.H9]+1)" office:value-type="float" office:value="1" calcext:value-type="float">
            <text:p>1</text:p>
          </table:table-cell>
          <table:table-cell table:formula="of:=IF([$'Number Assignments'.$B$43]=&quot;&quot;;IF([.O9]=&quot;&quot;;0;[.O9]+1);[.I9]+1)" office:value-type="float" office:value="24" calcext:value-type="float">
            <text:p>24</text:p>
          </table:table-cell>
          <table:table-cell table:formula="of:=IF([$'Number Assignments'.$B$43]=&quot;&quot;;IF([.P9]=&quot;&quot;;0;[.P9]+1);[.J9]+1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IF([$'Number Assignments'.$B$43]=&quot;&quot;;IF([.M10]=&quot;&quot;;0;[.M10]+1);[.G10]+1)" office:value-type="float" office:value="10" calcext:value-type="float">
            <text:p>10</text:p>
          </table:table-cell>
          <table:table-cell table:formula="of:=IF([$'Number Assignments'.$B$43]=&quot;&quot;;IF([.N10]=&quot;&quot;;0;[.N10]+1);[.H10]+1)" office:value-type="float" office:value="28" calcext:value-type="float">
            <text:p>28</text:p>
          </table:table-cell>
          <table:table-cell table:formula="of:=IF([$'Number Assignments'.$B$43]=&quot;&quot;;IF([.O10]=&quot;&quot;;0;[.O10]+1);[.I10]+1)" office:value-type="float" office:value="7" calcext:value-type="float">
            <text:p>7</text:p>
          </table:table-cell>
          <table:table-cell table:formula="of:=IF([$'Number Assignments'.$B$43]=&quot;&quot;;IF([.P10]=&quot;&quot;;0;[.P10]+1);[.J10]+1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IF([$'Number Assignments'.$B$43]=&quot;&quot;;IF([.M11]=&quot;&quot;;0;[.M11]+1);[.G11]+1)" office:value-type="float" office:value="33" calcext:value-type="float">
            <text:p>33</text:p>
          </table:table-cell>
          <table:table-cell table:formula="of:=IF([$'Number Assignments'.$B$43]=&quot;&quot;;IF([.N11]=&quot;&quot;;0;[.N11]+1);[.H11]+1)" office:value-type="float" office:value="35" calcext:value-type="float">
            <text:p>35</text:p>
          </table:table-cell>
          <table:table-cell table:formula="of:=IF([$'Number Assignments'.$B$43]=&quot;&quot;;IF([.O11]=&quot;&quot;;0;[.O11]+1);[.I11]+1)" office:value-type="float" office:value="20" calcext:value-type="float">
            <text:p>20</text:p>
          </table:table-cell>
          <table:table-cell table:formula="of:=IF([$'Number Assignments'.$B$43]=&quot;&quot;;IF([.P11]=&quot;&quot;;0;[.P11]+1);[.J11]+1)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$'Number Assignments'.$B$43]=&quot;&quot;;IF([.M12]=&quot;&quot;;0;[.M12]+1);[.G12]+1)" office:value-type="float" office:value="29" calcext:value-type="float">
            <text:p>29</text:p>
          </table:table-cell>
          <table:table-cell table:formula="of:=IF([$'Number Assignments'.$B$43]=&quot;&quot;;IF([.N12]=&quot;&quot;;0;[.N12]+1);[.H12]+1)" office:value-type="float" office:value="34" calcext:value-type="float">
            <text:p>34</text:p>
          </table:table-cell>
          <table:table-cell table:formula="of:=IF([$'Number Assignments'.$B$43]=&quot;&quot;;IF([.O12]=&quot;&quot;;0;[.O12]+1);[.I12]+1)" office:value-type="float" office:value="15" calcext:value-type="float">
            <text:p>15</text:p>
          </table:table-cell>
          <table:table-cell table:formula="of:=IF([$'Number Assignments'.$B$43]=&quot;&quot;;IF([.P12]=&quot;&quot;;0;[.P12]+1);[.J12]+1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formula="of:=IF([$'Number Assignments'.$B$43]=&quot;&quot;;IF([.M13]=&quot;&quot;;0;[.M13]+1);[.G13]+1)" office:value-type="float" office:value="39" calcext:value-type="float">
            <text:p>39</text:p>
          </table:table-cell>
          <table:table-cell table:formula="of:=IF([$'Number Assignments'.$B$43]=&quot;&quot;;IF([.N13]=&quot;&quot;;0;[.N13]+1);[.H13]+1)" office:value-type="float" office:value="31" calcext:value-type="float">
            <text:p>31</text:p>
          </table:table-cell>
          <table:table-cell table:formula="of:=IF([$'Number Assignments'.$B$43]=&quot;&quot;;IF([.O13]=&quot;&quot;;0;[.O13]+1);[.I13]+1)" office:value-type="float" office:value="5" calcext:value-type="float">
            <text:p>5</text:p>
          </table:table-cell>
          <table:table-cell table:formula="of:=IF([$'Number Assignments'.$B$43]=&quot;&quot;;IF([.P13]=&quot;&quot;;0;[.P13]+1);[.J13]+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$'Number Assignments'.$B$43]=&quot;&quot;;IF([.M14]=&quot;&quot;;0;[.M14]+1);[.G14]+1)" office:value-type="float" office:value="25" calcext:value-type="float">
            <text:p>25</text:p>
          </table:table-cell>
          <table:table-cell table:formula="of:=IF([$'Number Assignments'.$B$43]=&quot;&quot;;IF([.N14]=&quot;&quot;;0;[.N14]+1);[.H14]+1)" office:value-type="float" office:value="4" calcext:value-type="float">
            <text:p>4</text:p>
          </table:table-cell>
          <table:table-cell table:formula="of:=IF([$'Number Assignments'.$B$43]=&quot;&quot;;IF([.O14]=&quot;&quot;;0;[.O14]+1);[.I14]+1)" office:value-type="float" office:value="38" calcext:value-type="float">
            <text:p>38</text:p>
          </table:table-cell>
          <table:table-cell table:formula="of:=IF([$'Number Assignments'.$B$43]=&quot;&quot;;IF([.P14]=&quot;&quot;;0;[.P14]+1);[.J14]+1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$'Number Assignments'.$B$43]=&quot;&quot;;IF([.M15]=&quot;&quot;;0;[.M15]+1);[.G15]+1)" office:value-type="float" office:value="0" calcext:value-type="float">
            <text:p>0</text:p>
          </table:table-cell>
          <table:table-cell table:formula="of:=IF([$'Number Assignments'.$B$43]=&quot;&quot;;IF([.N15]=&quot;&quot;;0;[.N15]+1);[.H15]+1)" office:value-type="float" office:value="0" calcext:value-type="float">
            <text:p>0</text:p>
          </table:table-cell>
          <table:table-cell table:formula="of:=IF([$'Number Assignments'.$B$43]=&quot;&quot;;IF([.O15]=&quot;&quot;;0;[.O15]+1);[.I15]+1)" office:value-type="float" office:value="0" calcext:value-type="float">
            <text:p>0</text:p>
          </table:table-cell>
          <table:table-cell table:formula="of:=IF([$'Number Assignments'.$B$43]=&quot;&quot;;IF([.P15]=&quot;&quot;;0;[.P15]+1);[.J15]+1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$'Number Assignments'.$B$43]=&quot;&quot;;IF([.M17]=&quot;&quot;;0;[.M17]+1);[.G18]+1)" office:value-type="float" office:value="21" calcext:value-type="float">
            <text:p>21</text:p>
          </table:table-cell>
          <table:table-cell table:formula="of:=IF([$'Number Assignments'.$B$43]=&quot;&quot;;IF([.N17]=&quot;&quot;;0;[.N17]+1);[.H18]+1)" office:value-type="float" office:value="38" calcext:value-type="float">
            <text:p>38</text:p>
          </table:table-cell>
          <table:table-cell table:formula="of:=IF([$'Number Assignments'.$B$43]=&quot;&quot;;IF([.O17]=&quot;&quot;;0;[.O17]+1);[.I18]+1)" office:value-type="float" office:value="26" calcext:value-type="float">
            <text:p>26</text:p>
          </table:table-cell>
          <table:table-cell table:formula="of:=IF([$'Number Assignments'.$B$43]=&quot;&quot;;IF([.P17]=&quot;&quot;;0;[.P17]+1);[.J18]+1)" office:value-type="float" office:value="15" calcext:value-type="float">
            <text:p>15</text:p>
          </table:table-cell>
          <table:table-cell table:formula="of:=IF([$'Number Assignments'.$B$43]=&quot;&quot;;IF([.Q17]=&quot;&quot;;0;[.Q17]+1);[.K18]+1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$'Number Assignments'.$B$43]=&quot;&quot;;IF([.M18]=&quot;&quot;;0;[.M18]+1);[.G19]+1)" office:value-type="float" office:value="34" calcext:value-type="float">
            <text:p>34</text:p>
          </table:table-cell>
          <table:table-cell table:formula="of:=IF([$'Number Assignments'.$B$43]=&quot;&quot;;IF([.N18]=&quot;&quot;;0;[.N18]+1);[.H19]+1)" office:value-type="float" office:value="20" calcext:value-type="float">
            <text:p>20</text:p>
          </table:table-cell>
          <table:table-cell table:formula="of:=IF([$'Number Assignments'.$B$43]=&quot;&quot;;IF([.O18]=&quot;&quot;;0;[.O18]+1);[.I19]+1)" office:value-type="float" office:value="40" calcext:value-type="float">
            <text:p>40</text:p>
          </table:table-cell>
          <table:table-cell table:formula="of:=IF([$'Number Assignments'.$B$43]=&quot;&quot;;IF([.P18]=&quot;&quot;;0;[.P18]+1);[.J19]+1)" office:value-type="float" office:value="4" calcext:value-type="float">
            <text:p>4</text:p>
          </table:table-cell>
          <table:table-cell table:formula="of:=IF([$'Number Assignments'.$B$43]=&quot;&quot;;IF([.Q18]=&quot;&quot;;0;[.Q18]+1);[.K19]+1)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$'Number Assignments'.$B$43]=&quot;&quot;;IF([.M19]=&quot;&quot;;0;[.M19]+1);[.G20]+1)" office:value-type="float" office:value="13" calcext:value-type="float">
            <text:p>13</text:p>
          </table:table-cell>
          <table:table-cell table:formula="of:=IF([$'Number Assignments'.$B$43]=&quot;&quot;;IF([.N19]=&quot;&quot;;0;[.N19]+1);[.H20]+1)" office:value-type="float" office:value="14" calcext:value-type="float">
            <text:p>14</text:p>
          </table:table-cell>
          <table:table-cell table:formula="of:=IF([$'Number Assignments'.$B$43]=&quot;&quot;;IF([.O19]=&quot;&quot;;0;[.O19]+1);[.I20]+1)" office:value-type="float" office:value="18" calcext:value-type="float">
            <text:p>18</text:p>
          </table:table-cell>
          <table:table-cell table:formula="of:=IF([$'Number Assignments'.$B$43]=&quot;&quot;;IF([.P19]=&quot;&quot;;0;[.P19]+1);[.J20]+1)" office:value-type="float" office:value="11" calcext:value-type="float">
            <text:p>11</text:p>
          </table:table-cell>
          <table:table-cell table:formula="of:=IF([$'Number Assignments'.$B$43]=&quot;&quot;;IF([.Q19]=&quot;&quot;;0;[.Q19]+1);[.K20]+1)"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IF([$'Number Assignments'.$B$43]=&quot;&quot;;IF([.M20]=&quot;&quot;;0;[.M20]+1);[.G21]+1)" office:value-type="float" office:value="2" calcext:value-type="float">
            <text:p>2</text:p>
          </table:table-cell>
          <table:table-cell table:formula="of:=IF([$'Number Assignments'.$B$43]=&quot;&quot;;IF([.N20]=&quot;&quot;;0;[.N20]+1);[.H21]+1)" office:value-type="float" office:value="30" calcext:value-type="float">
            <text:p>30</text:p>
          </table:table-cell>
          <table:table-cell table:formula="of:=IF([$'Number Assignments'.$B$43]=&quot;&quot;;IF([.O20]=&quot;&quot;;0;[.O20]+1);[.I21]+1)" office:value-type="float" office:value="25" calcext:value-type="float">
            <text:p>25</text:p>
          </table:table-cell>
          <table:table-cell table:formula="of:=IF([$'Number Assignments'.$B$43]=&quot;&quot;;IF([.P20]=&quot;&quot;;0;[.P20]+1);[.J21]+1)" office:value-type="float" office:value="19" calcext:value-type="float">
            <text:p>19</text:p>
          </table:table-cell>
          <table:table-cell table:formula="of:=IF([$'Number Assignments'.$B$43]=&quot;&quot;;IF([.Q20]=&quot;&quot;;0;[.Q20]+1);[.K21]+1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IF([$'Number Assignments'.$B$43]=&quot;&quot;;IF([.M21]=&quot;&quot;;0;[.M21]+1);[.G22]+1)" office:value-type="float" office:value="22" calcext:value-type="float">
            <text:p>22</text:p>
          </table:table-cell>
          <table:table-cell table:formula="of:=IF([$'Number Assignments'.$B$43]=&quot;&quot;;IF([.N21]=&quot;&quot;;0;[.N21]+1);[.H22]+1)" office:value-type="float" office:value="35" calcext:value-type="float">
            <text:p>35</text:p>
          </table:table-cell>
          <table:table-cell table:formula="of:=IF([$'Number Assignments'.$B$43]=&quot;&quot;;IF([.O21]=&quot;&quot;;0;[.O21]+1);[.I22]+1)" office:value-type="float" office:value="5" calcext:value-type="float">
            <text:p>5</text:p>
          </table:table-cell>
          <table:table-cell table:formula="of:=IF([$'Number Assignments'.$B$43]=&quot;&quot;;IF([.P21]=&quot;&quot;;0;[.P21]+1);[.J22]+1)" office:value-type="float" office:value="1" calcext:value-type="float">
            <text:p>1</text:p>
          </table:table-cell>
          <table:table-cell table:formula="of:=IF([$'Number Assignments'.$B$43]=&quot;&quot;;IF([.Q21]=&quot;&quot;;0;[.Q21]+1);[.K22]+1)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IF([$'Number Assignments'.$B$43]=&quot;&quot;;IF([.M22]=&quot;&quot;;0;[.M22]+1);[.G23]+1)" office:value-type="float" office:value="29" calcext:value-type="float">
            <text:p>29</text:p>
          </table:table-cell>
          <table:table-cell table:formula="of:=IF([$'Number Assignments'.$B$43]=&quot;&quot;;IF([.N22]=&quot;&quot;;0;[.N22]+1);[.H23]+1)" office:value-type="float" office:value="16" calcext:value-type="float">
            <text:p>16</text:p>
          </table:table-cell>
          <table:table-cell table:formula="of:=IF([$'Number Assignments'.$B$43]=&quot;&quot;;IF([.O22]=&quot;&quot;;0;[.O22]+1);[.I23]+1)" office:value-type="float" office:value="39" calcext:value-type="float">
            <text:p>39</text:p>
          </table:table-cell>
          <table:table-cell table:formula="of:=IF([$'Number Assignments'.$B$43]=&quot;&quot;;IF([.P22]=&quot;&quot;;0;[.P22]+1);[.J23]+1)" office:value-type="float" office:value="10" calcext:value-type="float">
            <text:p>10</text:p>
          </table:table-cell>
          <table:table-cell table:formula="of:=IF([$'Number Assignments'.$B$43]=&quot;&quot;;IF([.Q22]=&quot;&quot;;0;[.Q22]+1);[.K23]+1)"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$'Number Assignments'.$B$43]=&quot;&quot;;IF([.M23]=&quot;&quot;;0;[.M23]+1);[.G24]+1)" office:value-type="float" office:value="8" calcext:value-type="float">
            <text:p>8</text:p>
          </table:table-cell>
          <table:table-cell table:formula="of:=IF([$'Number Assignments'.$B$43]=&quot;&quot;;IF([.N23]=&quot;&quot;;0;[.N23]+1);[.H24]+1)" office:value-type="float" office:value="33" calcext:value-type="float">
            <text:p>33</text:p>
          </table:table-cell>
          <table:table-cell table:formula="of:=IF([$'Number Assignments'.$B$43]=&quot;&quot;;IF([.O23]=&quot;&quot;;0;[.O23]+1);[.I24]+1)" office:value-type="float" office:value="17" calcext:value-type="float">
            <text:p>17</text:p>
          </table:table-cell>
          <table:table-cell table:formula="of:=IF([$'Number Assignments'.$B$43]=&quot;&quot;;IF([.P23]=&quot;&quot;;0;[.P23]+1);[.J24]+1)" office:value-type="float" office:value="37" calcext:value-type="float">
            <text:p>37</text:p>
          </table:table-cell>
          <table:table-cell table:formula="of:=IF([$'Number Assignments'.$B$43]=&quot;&quot;;IF([.Q23]=&quot;&quot;;0;[.Q23]+1);[.K24]+1)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formula="of:=IF([$'Number Assignments'.$B$43]=&quot;&quot;;IF([.M24]=&quot;&quot;;0;[.M24]+1);[.G25]+1)" office:value-type="float" office:value="3" calcext:value-type="float">
            <text:p>3</text:p>
          </table:table-cell>
          <table:table-cell table:formula="of:=IF([$'Number Assignments'.$B$43]=&quot;&quot;;IF([.N24]=&quot;&quot;;0;[.N24]+1);[.H25]+1)" office:value-type="float" office:value="24" calcext:value-type="float">
            <text:p>24</text:p>
          </table:table-cell>
          <table:table-cell table:formula="of:=IF([$'Number Assignments'.$B$43]=&quot;&quot;;IF([.O24]=&quot;&quot;;0;[.O24]+1);[.I25]+1)" office:value-type="float" office:value="12" calcext:value-type="float">
            <text:p>12</text:p>
          </table:table-cell>
          <table:table-cell table:formula="of:=IF([$'Number Assignments'.$B$43]=&quot;&quot;;IF([.P24]=&quot;&quot;;0;[.P24]+1);[.J25]+1)" office:value-type="float" office:value="9" calcext:value-type="float">
            <text:p>9</text:p>
          </table:table-cell>
          <table:table-cell table:formula="of:=IF([$'Number Assignments'.$B$43]=&quot;&quot;;IF([.Q24]=&quot;&quot;;0;[.Q24]+1);[.K25]+1)"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$'Number Assignments'.$B$43]=&quot;&quot;;IF([.M25]=&quot;&quot;;0;[.M25]+1);[.G26]+1)" office:value-type="float" office:value="6" calcext:value-type="float">
            <text:p>6</text:p>
          </table:table-cell>
          <table:table-cell table:formula="of:=IF([$'Number Assignments'.$B$43]=&quot;&quot;;IF([.N25]=&quot;&quot;;0;[.N25]+1);[.H26]+1)" office:value-type="float" office:value="23" calcext:value-type="float">
            <text:p>23</text:p>
          </table:table-cell>
          <table:table-cell table:formula="of:=IF([$'Number Assignments'.$B$43]=&quot;&quot;;IF([.O25]=&quot;&quot;;0;[.O25]+1);[.I26]+1)" office:value-type="float" office:value="32" calcext:value-type="float">
            <text:p>32</text:p>
          </table:table-cell>
          <table:table-cell table:formula="of:=IF([$'Number Assignments'.$B$43]=&quot;&quot;;IF([.P25]=&quot;&quot;;0;[.P25]+1);[.J26]+1)" office:value-type="float" office:value="28" calcext:value-type="float">
            <text:p>28</text:p>
          </table:table-cell>
          <table:table-cell table:formula="of:=IF([$'Number Assignments'.$B$43]=&quot;&quot;;IF([.Q25]=&quot;&quot;;0;[.Q25]+1);[.K26]+1)"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$'Number Assignments'.$B$43]=&quot;&quot;;IF([.M26]=&quot;&quot;;0;[.M26]+1);[.G27]+1)" office:value-type="float" office:value="7" calcext:value-type="float">
            <text:p>7</text:p>
          </table:table-cell>
          <table:table-cell table:formula="of:=IF([$'Number Assignments'.$B$43]=&quot;&quot;;IF([.N26]=&quot;&quot;;0;[.N26]+1);[.H27]+1)" office:value-type="float" office:value="27" calcext:value-type="float">
            <text:p>27</text:p>
          </table:table-cell>
          <table:table-cell table:formula="of:=IF([$'Number Assignments'.$B$43]=&quot;&quot;;IF([.O26]=&quot;&quot;;0;[.O26]+1);[.I27]+1)" office:value-type="float" office:value="31" calcext:value-type="float">
            <text:p>31</text:p>
          </table:table-cell>
          <table:table-cell table:formula="of:=IF([$'Number Assignments'.$B$43]=&quot;&quot;;IF([.P26]=&quot;&quot;;0;[.P26]+1);[.J27]+1)" office:value-type="float" office:value="36" calcext:value-type="float">
            <text:p>36</text:p>
          </table:table-cell>
          <table:table-cell table:formula="of:=IF([$'Number Assignments'.$B$43]=&quot;&quot;;IF([.Q26]=&quot;&quot;;0;[.Q26]+1);[.K27]+1)"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IF([$'Number Assignments'.$B$43]=&quot;&quot;;IF([.M27]=&quot;&quot;;0;[.M27]+1);[.G28]+1)" office:value-type="float" office:value="0" calcext:value-type="float">
            <text:p>0</text:p>
          </table:table-cell>
          <table:table-cell table:formula="of:=IF([$'Number Assignments'.$B$43]=&quot;&quot;;IF([.N27]=&quot;&quot;;0;[.N27]+1);[.H28]+1)" office:value-type="float" office:value="0" calcext:value-type="float">
            <text:p>0</text:p>
          </table:table-cell>
          <table:table-cell table:formula="of:=IF([$'Number Assignments'.$B$43]=&quot;&quot;;IF([.O27]=&quot;&quot;;0;[.O27]+1);[.I28]+1)" office:value-type="float" office:value="0" calcext:value-type="float">
            <text:p>0</text:p>
          </table:table-cell>
          <table:table-cell table:formula="of:=IF([$'Number Assignments'.$B$43]=&quot;&quot;;IF([.P27]=&quot;&quot;;0;[.P27]+1);[.J28]+1)" office:value-type="float" office:value="0" calcext:value-type="float">
            <text:p>0</text:p>
          </table:table-cell>
          <table:table-cell table:formula="of:=IF([$'Number Assignments'.$B$43]=&quot;&quot;;IF([.Q27]=&quot;&quot;;0;[.Q27]+1);[.K28]+1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$'Number Assignments'.$B$43]=&quot;&quot;;IF([.M29]=&quot;&quot;;0;[.M29]+1);[.G31]+1)" office:value-type="float" office:value="21" calcext:value-type="float">
            <text:p>21</text:p>
          </table:table-cell>
          <table:table-cell table:formula="of:=IF([$'Number Assignments'.$B$43]=&quot;&quot;;IF([.N29]=&quot;&quot;;0;[.N29]+1);[.H31]+1)" office:value-type="float" office:value="8" calcext:value-type="float">
            <text:p>8</text:p>
          </table:table-cell>
          <table:table-cell table:formula="of:=IF([$'Number Assignments'.$B$43]=&quot;&quot;;IF([.O29]=&quot;&quot;;0;[.O29]+1);[.I31]+1)" office:value-type="float" office:value="4" calcext:value-type="float">
            <text:p>4</text:p>
          </table:table-cell>
          <table:table-cell table:formula="of:=IF([$'Number Assignments'.$B$43]=&quot;&quot;;IF([.P29]=&quot;&quot;;0;[.P29]+1);[.J31]+1)" office:value-type="float" office:value="18" calcext:value-type="float">
            <text:p>18</text:p>
          </table:table-cell>
          <table:table-cell table:formula="of:=IF([$'Number Assignments'.$B$43]=&quot;&quot;;IF([.Q29]=&quot;&quot;;0;[.Q29]+1);[.K31]+1)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$'Number Assignments'.$B$43]=&quot;&quot;;IF([.M30]=&quot;&quot;;0;[.M30]+1);[.G32]+1)" office:value-type="float" office:value="9" calcext:value-type="float">
            <text:p>9</text:p>
          </table:table-cell>
          <table:table-cell table:formula="of:=IF([$'Number Assignments'.$B$43]=&quot;&quot;;IF([.N30]=&quot;&quot;;0;[.N30]+1);[.H32]+1)" office:value-type="float" office:value="17" calcext:value-type="float">
            <text:p>17</text:p>
          </table:table-cell>
          <table:table-cell table:formula="of:=IF([$'Number Assignments'.$B$43]=&quot;&quot;;IF([.O30]=&quot;&quot;;0;[.O30]+1);[.I32]+1)" office:value-type="float" office:value="10" calcext:value-type="float">
            <text:p>10</text:p>
          </table:table-cell>
          <table:table-cell table:formula="of:=IF([$'Number Assignments'.$B$43]=&quot;&quot;;IF([.P30]=&quot;&quot;;0;[.P30]+1);[.J32]+1)" office:value-type="float" office:value="13" calcext:value-type="float">
            <text:p>13</text:p>
          </table:table-cell>
          <table:table-cell table:formula="of:=IF([$'Number Assignments'.$B$43]=&quot;&quot;;IF([.Q30]=&quot;&quot;;0;[.Q30]+1);[.K32]+1)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formula="of:=IF([$'Number Assignments'.$B$43]=&quot;&quot;;IF([.M31]=&quot;&quot;;0;[.M31]+1);[.G33]+1)" office:value-type="float" office:value="28" calcext:value-type="float">
            <text:p>28</text:p>
          </table:table-cell>
          <table:table-cell table:formula="of:=IF([$'Number Assignments'.$B$43]=&quot;&quot;;IF([.N31]=&quot;&quot;;0;[.N31]+1);[.H33]+1)" office:value-type="float" office:value="40" calcext:value-type="float">
            <text:p>40</text:p>
          </table:table-cell>
          <table:table-cell table:formula="of:=IF([$'Number Assignments'.$B$43]=&quot;&quot;;IF([.O31]=&quot;&quot;;0;[.O31]+1);[.I33]+1)" office:value-type="float" office:value="27" calcext:value-type="float">
            <text:p>27</text:p>
          </table:table-cell>
          <table:table-cell table:formula="of:=IF([$'Number Assignments'.$B$43]=&quot;&quot;;IF([.P31]=&quot;&quot;;0;[.P31]+1);[.J33]+1)" office:value-type="float" office:value="35" calcext:value-type="float">
            <text:p>35</text:p>
          </table:table-cell>
          <table:table-cell table:formula="of:=IF([$'Number Assignments'.$B$43]=&quot;&quot;;IF([.Q31]=&quot;&quot;;0;[.Q31]+1);[.K33]+1)"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IF([$'Number Assignments'.$B$43]=&quot;&quot;;IF([.M32]=&quot;&quot;;0;[.M32]+1);[.G34]+1)" office:value-type="float" office:value="20" calcext:value-type="float">
            <text:p>20</text:p>
          </table:table-cell>
          <table:table-cell table:formula="of:=IF([$'Number Assignments'.$B$43]=&quot;&quot;;IF([.N32]=&quot;&quot;;0;[.N32]+1);[.H34]+1)" office:value-type="float" office:value="2" calcext:value-type="float">
            <text:p>2</text:p>
          </table:table-cell>
          <table:table-cell table:formula="of:=IF([$'Number Assignments'.$B$43]=&quot;&quot;;IF([.O32]=&quot;&quot;;0;[.O32]+1);[.I34]+1)" office:value-type="float" office:value="3" calcext:value-type="float">
            <text:p>3</text:p>
          </table:table-cell>
          <table:table-cell table:formula="of:=IF([$'Number Assignments'.$B$43]=&quot;&quot;;IF([.P32]=&quot;&quot;;0;[.P32]+1);[.J34]+1)" office:value-type="float" office:value="5" calcext:value-type="float">
            <text:p>5</text:p>
          </table:table-cell>
          <table:table-cell table:formula="of:=IF([$'Number Assignments'.$B$43]=&quot;&quot;;IF([.Q32]=&quot;&quot;;0;[.Q32]+1);[.K34]+1)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IF([$'Number Assignments'.$B$43]=&quot;&quot;;IF([.M33]=&quot;&quot;;0;[.M33]+1);[.G35]+1)" office:value-type="float" office:value="23" calcext:value-type="float">
            <text:p>23</text:p>
          </table:table-cell>
          <table:table-cell table:formula="of:=IF([$'Number Assignments'.$B$43]=&quot;&quot;;IF([.N33]=&quot;&quot;;0;[.N33]+1);[.H35]+1)" office:value-type="float" office:value="25" calcext:value-type="float">
            <text:p>25</text:p>
          </table:table-cell>
          <table:table-cell table:formula="of:=IF([$'Number Assignments'.$B$43]=&quot;&quot;;IF([.O33]=&quot;&quot;;0;[.O33]+1);[.I35]+1)" office:value-type="float" office:value="26" calcext:value-type="float">
            <text:p>26</text:p>
          </table:table-cell>
          <table:table-cell table:formula="of:=IF([$'Number Assignments'.$B$43]=&quot;&quot;;IF([.P33]=&quot;&quot;;0;[.P33]+1);[.J35]+1)" office:value-type="float" office:value="1" calcext:value-type="float">
            <text:p>1</text:p>
          </table:table-cell>
          <table:table-cell table:formula="of:=IF([$'Number Assignments'.$B$43]=&quot;&quot;;IF([.Q33]=&quot;&quot;;0;[.Q33]+1);[.K35]+1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$'Number Assignments'.$B$43]=&quot;&quot;;IF([.M34]=&quot;&quot;;0;[.M34]+1);[.G36]+1)" office:value-type="float" office:value="11" calcext:value-type="float">
            <text:p>11</text:p>
          </table:table-cell>
          <table:table-cell table:formula="of:=IF([$'Number Assignments'.$B$43]=&quot;&quot;;IF([.N34]=&quot;&quot;;0;[.N34]+1);[.H36]+1)" office:value-type="float" office:value="7" calcext:value-type="float">
            <text:p>7</text:p>
          </table:table-cell>
          <table:table-cell table:formula="of:=IF([$'Number Assignments'.$B$43]=&quot;&quot;;IF([.O34]=&quot;&quot;;0;[.O34]+1);[.I36]+1)" office:value-type="float" office:value="29" calcext:value-type="float">
            <text:p>29</text:p>
          </table:table-cell>
          <table:table-cell table:formula="of:=IF([$'Number Assignments'.$B$43]=&quot;&quot;;IF([.P34]=&quot;&quot;;0;[.P34]+1);[.J36]+1)" office:value-type="float" office:value="19" calcext:value-type="float">
            <text:p>19</text:p>
          </table:table-cell>
          <table:table-cell table:formula="of:=IF([$'Number Assignments'.$B$43]=&quot;&quot;;IF([.Q34]=&quot;&quot;;0;[.Q34]+1);[.K36]+1)"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IF([$'Number Assignments'.$B$43]=&quot;&quot;;IF([.M35]=&quot;&quot;;0;[.M35]+1);[.G37]+1)" office:value-type="float" office:value="30" calcext:value-type="float">
            <text:p>30</text:p>
          </table:table-cell>
          <table:table-cell table:formula="of:=IF([$'Number Assignments'.$B$43]=&quot;&quot;;IF([.N35]=&quot;&quot;;0;[.N35]+1);[.H37]+1)" office:value-type="float" office:value="38" calcext:value-type="float">
            <text:p>38</text:p>
          </table:table-cell>
          <table:table-cell table:formula="of:=IF([$'Number Assignments'.$B$43]=&quot;&quot;;IF([.O35]=&quot;&quot;;0;[.O35]+1);[.I37]+1)" office:value-type="float" office:value="37" calcext:value-type="float">
            <text:p>37</text:p>
          </table:table-cell>
          <table:table-cell table:formula="of:=IF([$'Number Assignments'.$B$43]=&quot;&quot;;IF([.P35]=&quot;&quot;;0;[.P35]+1);[.J37]+1)" office:value-type="float" office:value="39" calcext:value-type="float">
            <text:p>39</text:p>
          </table:table-cell>
          <table:table-cell table:formula="of:=IF([$'Number Assignments'.$B$43]=&quot;&quot;;IF([.Q35]=&quot;&quot;;0;[.Q35]+1);[.K37]+1)"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$'Number Assignments'.$B$43]=&quot;&quot;;IF([.M36]=&quot;&quot;;0;[.M36]+1);[.G38]+1)" office:value-type="float" office:value="31" calcext:value-type="float">
            <text:p>31</text:p>
          </table:table-cell>
          <table:table-cell table:formula="of:=IF([$'Number Assignments'.$B$43]=&quot;&quot;;IF([.N36]=&quot;&quot;;0;[.N36]+1);[.H38]+1)" office:value-type="float" office:value="16" calcext:value-type="float">
            <text:p>16</text:p>
          </table:table-cell>
          <table:table-cell table:formula="of:=IF([$'Number Assignments'.$B$43]=&quot;&quot;;IF([.O36]=&quot;&quot;;0;[.O36]+1);[.I38]+1)" office:value-type="float" office:value="33" calcext:value-type="float">
            <text:p>33</text:p>
          </table:table-cell>
          <table:table-cell table:formula="of:=IF([$'Number Assignments'.$B$43]=&quot;&quot;;IF([.P36]=&quot;&quot;;0;[.P36]+1);[.J38]+1)" office:value-type="float" office:value="24" calcext:value-type="float">
            <text:p>24</text:p>
          </table:table-cell>
          <table:table-cell table:formula="of:=IF([$'Number Assignments'.$B$43]=&quot;&quot;;IF([.Q36]=&quot;&quot;;0;[.Q36]+1);[.K38]+1)"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$'Number Assignments'.$B$43]=&quot;&quot;;IF([.M37]=&quot;&quot;;0;[.M37]+1);[.G39]+1)" office:value-type="float" office:value="36" calcext:value-type="float">
            <text:p>36</text:p>
          </table:table-cell>
          <table:table-cell table:formula="of:=IF([$'Number Assignments'.$B$43]=&quot;&quot;;IF([.N37]=&quot;&quot;;0;[.N37]+1);[.H39]+1)" office:value-type="float" office:value="6" calcext:value-type="float">
            <text:p>6</text:p>
          </table:table-cell>
          <table:table-cell table:formula="of:=IF([$'Number Assignments'.$B$43]=&quot;&quot;;IF([.O37]=&quot;&quot;;0;[.O37]+1);[.I39]+1)" office:value-type="float" office:value="15" calcext:value-type="float">
            <text:p>15</text:p>
          </table:table-cell>
          <table:table-cell table:formula="of:=IF([$'Number Assignments'.$B$43]=&quot;&quot;;IF([.P37]=&quot;&quot;;0;[.P37]+1);[.J39]+1)" office:value-type="float" office:value="12" calcext:value-type="float">
            <text:p>12</text:p>
          </table:table-cell>
          <table:table-cell table:formula="of:=IF([$'Number Assignments'.$B$43]=&quot;&quot;;IF([.Q37]=&quot;&quot;;0;[.Q37]+1);[.K39]+1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IF([$'Number Assignments'.$B$43]=&quot;&quot;;IF([.M38]=&quot;&quot;;0;[.M38]+1);[.G40]+1)" office:value-type="float" office:value="14" calcext:value-type="float">
            <text:p>14</text:p>
          </table:table-cell>
          <table:table-cell table:formula="of:=IF([$'Number Assignments'.$B$43]=&quot;&quot;;IF([.N38]=&quot;&quot;;0;[.N38]+1);[.H40]+1)" office:value-type="float" office:value="22" calcext:value-type="float">
            <text:p>22</text:p>
          </table:table-cell>
          <table:table-cell table:formula="of:=IF([$'Number Assignments'.$B$43]=&quot;&quot;;IF([.O38]=&quot;&quot;;0;[.O38]+1);[.I40]+1)" office:value-type="float" office:value="34" calcext:value-type="float">
            <text:p>34</text:p>
          </table:table-cell>
          <table:table-cell table:formula="of:=IF([$'Number Assignments'.$B$43]=&quot;&quot;;IF([.P38]=&quot;&quot;;0;[.P38]+1);[.J40]+1)" office:value-type="float" office:value="32" calcext:value-type="float">
            <text:p>32</text:p>
          </table:table-cell>
          <table:table-cell table:formula="of:=IF([$'Number Assignments'.$B$43]=&quot;&quot;;IF([.Q38]=&quot;&quot;;0;[.Q38]+1);[.K40]+1)"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IF([$'Number Assignments'.$B$43]=&quot;&quot;;IF([.M39]=&quot;&quot;;0;[.M39]+1);[.G41]+1)" office:value-type="float" office:value="0" calcext:value-type="float">
            <text:p>0</text:p>
          </table:table-cell>
          <table:table-cell table:formula="of:=IF([$'Number Assignments'.$B$43]=&quot;&quot;;IF([.N39]=&quot;&quot;;0;[.N39]+1);[.H41]+1)" office:value-type="float" office:value="0" calcext:value-type="float">
            <text:p>0</text:p>
          </table:table-cell>
          <table:table-cell table:formula="of:=IF([$'Number Assignments'.$B$43]=&quot;&quot;;IF([.O39]=&quot;&quot;;0;[.O39]+1);[.I41]+1)" office:value-type="float" office:value="0" calcext:value-type="float">
            <text:p>0</text:p>
          </table:table-cell>
          <table:table-cell table:formula="of:=IF([$'Number Assignments'.$B$43]=&quot;&quot;;IF([.P39]=&quot;&quot;;0;[.P39]+1);[.J41]+1)" office:value-type="float" office:value="0" calcext:value-type="float">
            <text:p>0</text:p>
          </table:table-cell>
          <table:table-cell table:formula="of:=IF([$'Number Assignments'.$B$43]=&quot;&quot;;IF([.Q39]=&quot;&quot;;0;[.Q39]+1);[.K41]+1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$'Number Assignments'.$B$43]=&quot;&quot;;IF([.M41]=&quot;&quot;;0;[.M41]+1);[.G44]+1)" office:value-type="float" office:value="5" calcext:value-type="float">
            <text:p>5</text:p>
          </table:table-cell>
          <table:table-cell table:formula="of:=IF([$'Number Assignments'.$B$43]=&quot;&quot;;IF([.N41]=&quot;&quot;;0;[.N41]+1);[.H44]+1)" office:value-type="float" office:value="25" calcext:value-type="float">
            <text:p>25</text:p>
          </table:table-cell>
          <table:table-cell table:formula="of:=IF([$'Number Assignments'.$B$43]=&quot;&quot;;IF([.O41]=&quot;&quot;;0;[.O41]+1);[.I44]+1)" office:value-type="float" office:value="36" calcext:value-type="float">
            <text:p>36</text:p>
          </table:table-cell>
          <table:table-cell table:formula="of:=IF([$'Number Assignments'.$B$43]=&quot;&quot;;IF([.P41]=&quot;&quot;;0;[.P41]+1);[.J44]+1)" office:value-type="float" office:value="34" calcext:value-type="float">
            <text:p>34</text:p>
          </table:table-cell>
          <table:table-cell table:formula="of:=IF([$'Number Assignments'.$B$43]=&quot;&quot;;IF([.Q41]=&quot;&quot;;0;[.Q41]+1);[.K44]+1)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IF([$'Number Assignments'.$B$43]=&quot;&quot;;IF([.M42]=&quot;&quot;;0;[.M42]+1);[.G45]+1)" office:value-type="float" office:value="1" calcext:value-type="float">
            <text:p>1</text:p>
          </table:table-cell>
          <table:table-cell table:formula="of:=IF([$'Number Assignments'.$B$43]=&quot;&quot;;IF([.N42]=&quot;&quot;;0;[.N42]+1);[.H45]+1)" office:value-type="float" office:value="15" calcext:value-type="float">
            <text:p>15</text:p>
          </table:table-cell>
          <table:table-cell table:formula="of:=IF([$'Number Assignments'.$B$43]=&quot;&quot;;IF([.O42]=&quot;&quot;;0;[.O42]+1);[.I45]+1)" office:value-type="float" office:value="7" calcext:value-type="float">
            <text:p>7</text:p>
          </table:table-cell>
          <table:table-cell table:formula="of:=IF([$'Number Assignments'.$B$43]=&quot;&quot;;IF([.P42]=&quot;&quot;;0;[.P42]+1);[.J45]+1)" office:value-type="float" office:value="8" calcext:value-type="float">
            <text:p>8</text:p>
          </table:table-cell>
          <table:table-cell table:formula="of:=IF([$'Number Assignments'.$B$43]=&quot;&quot;;IF([.Q42]=&quot;&quot;;0;[.Q42]+1);[.K45]+1)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IF([$'Number Assignments'.$B$43]=&quot;&quot;;IF([.M43]=&quot;&quot;;0;[.M43]+1);[.G46]+1)" office:value-type="float" office:value="14" calcext:value-type="float">
            <text:p>14</text:p>
          </table:table-cell>
          <table:table-cell table:formula="of:=IF([$'Number Assignments'.$B$43]=&quot;&quot;;IF([.N43]=&quot;&quot;;0;[.N43]+1);[.H46]+1)" office:value-type="float" office:value="29" calcext:value-type="float">
            <text:p>29</text:p>
          </table:table-cell>
          <table:table-cell table:formula="of:=IF([$'Number Assignments'.$B$43]=&quot;&quot;;IF([.O43]=&quot;&quot;;0;[.O43]+1);[.I46]+1)" office:value-type="float" office:value="30" calcext:value-type="float">
            <text:p>30</text:p>
          </table:table-cell>
          <table:table-cell table:formula="of:=IF([$'Number Assignments'.$B$43]=&quot;&quot;;IF([.P43]=&quot;&quot;;0;[.P43]+1);[.J46]+1)" office:value-type="float" office:value="20" calcext:value-type="float">
            <text:p>20</text:p>
          </table:table-cell>
          <table:table-cell table:formula="of:=IF([$'Number Assignments'.$B$43]=&quot;&quot;;IF([.Q43]=&quot;&quot;;0;[.Q43]+1);[.K46]+1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IF([$'Number Assignments'.$B$43]=&quot;&quot;;IF([.M44]=&quot;&quot;;0;[.M44]+1);[.G47]+1)" office:value-type="float" office:value="35" calcext:value-type="float">
            <text:p>35</text:p>
          </table:table-cell>
          <table:table-cell table:formula="of:=IF([$'Number Assignments'.$B$43]=&quot;&quot;;IF([.N44]=&quot;&quot;;0;[.N44]+1);[.H47]+1)" office:value-type="float" office:value="21" calcext:value-type="float">
            <text:p>21</text:p>
          </table:table-cell>
          <table:table-cell table:formula="of:=IF([$'Number Assignments'.$B$43]=&quot;&quot;;IF([.O44]=&quot;&quot;;0;[.O44]+1);[.I47]+1)" office:value-type="float" office:value="31" calcext:value-type="float">
            <text:p>31</text:p>
          </table:table-cell>
          <table:table-cell table:formula="of:=IF([$'Number Assignments'.$B$43]=&quot;&quot;;IF([.P44]=&quot;&quot;;0;[.P44]+1);[.J47]+1)" office:value-type="float" office:value="3" calcext:value-type="float">
            <text:p>3</text:p>
          </table:table-cell>
          <table:table-cell table:formula="of:=IF([$'Number Assignments'.$B$43]=&quot;&quot;;IF([.Q44]=&quot;&quot;;0;[.Q44]+1);[.K47]+1)"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$'Number Assignments'.$B$43]=&quot;&quot;;IF([.M45]=&quot;&quot;;0;[.M45]+1);[.G48]+1)" office:value-type="float" office:value="13" calcext:value-type="float">
            <text:p>13</text:p>
          </table:table-cell>
          <table:table-cell table:formula="of:=IF([$'Number Assignments'.$B$43]=&quot;&quot;;IF([.N45]=&quot;&quot;;0;[.N45]+1);[.H48]+1)" office:value-type="float" office:value="26" calcext:value-type="float">
            <text:p>26</text:p>
          </table:table-cell>
          <table:table-cell table:formula="of:=IF([$'Number Assignments'.$B$43]=&quot;&quot;;IF([.O45]=&quot;&quot;;0;[.O45]+1);[.I48]+1)" office:value-type="float" office:value="6" calcext:value-type="float">
            <text:p>6</text:p>
          </table:table-cell>
          <table:table-cell table:formula="of:=IF([$'Number Assignments'.$B$43]=&quot;&quot;;IF([.P45]=&quot;&quot;;0;[.P45]+1);[.J48]+1)" office:value-type="float" office:value="24" calcext:value-type="float">
            <text:p>24</text:p>
          </table:table-cell>
          <table:table-cell table:formula="of:=IF([$'Number Assignments'.$B$43]=&quot;&quot;;IF([.Q45]=&quot;&quot;;0;[.Q45]+1);[.K48]+1)"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IF([$'Number Assignments'.$B$43]=&quot;&quot;;IF([.M46]=&quot;&quot;;0;[.M46]+1);[.G49]+1)" office:value-type="float" office:value="38" calcext:value-type="float">
            <text:p>38</text:p>
          </table:table-cell>
          <table:table-cell table:formula="of:=IF([$'Number Assignments'.$B$43]=&quot;&quot;;IF([.N46]=&quot;&quot;;0;[.N46]+1);[.H49]+1)" office:value-type="float" office:value="9" calcext:value-type="float">
            <text:p>9</text:p>
          </table:table-cell>
          <table:table-cell table:formula="of:=IF([$'Number Assignments'.$B$43]=&quot;&quot;;IF([.O46]=&quot;&quot;;0;[.O46]+1);[.I49]+1)" office:value-type="float" office:value="28" calcext:value-type="float">
            <text:p>28</text:p>
          </table:table-cell>
          <table:table-cell table:formula="of:=IF([$'Number Assignments'.$B$43]=&quot;&quot;;IF([.P46]=&quot;&quot;;0;[.P46]+1);[.J49]+1)" office:value-type="float" office:value="18" calcext:value-type="float">
            <text:p>18</text:p>
          </table:table-cell>
          <table:table-cell table:formula="of:=IF([$'Number Assignments'.$B$43]=&quot;&quot;;IF([.Q46]=&quot;&quot;;0;[.Q46]+1);[.K49]+1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$'Number Assignments'.$B$43]=&quot;&quot;;IF([.M47]=&quot;&quot;;0;[.M47]+1);[.G50]+1)" office:value-type="float" office:value="4" calcext:value-type="float">
            <text:p>4</text:p>
          </table:table-cell>
          <table:table-cell table:formula="of:=IF([$'Number Assignments'.$B$43]=&quot;&quot;;IF([.N47]=&quot;&quot;;0;[.N47]+1);[.H50]+1)" office:value-type="float" office:value="32" calcext:value-type="float">
            <text:p>32</text:p>
          </table:table-cell>
          <table:table-cell table:formula="of:=IF([$'Number Assignments'.$B$43]=&quot;&quot;;IF([.O47]=&quot;&quot;;0;[.O47]+1);[.I50]+1)" office:value-type="float" office:value="16" calcext:value-type="float">
            <text:p>16</text:p>
          </table:table-cell>
          <table:table-cell table:formula="of:=IF([$'Number Assignments'.$B$43]=&quot;&quot;;IF([.P47]=&quot;&quot;;0;[.P47]+1);[.J50]+1)" office:value-type="float" office:value="2" calcext:value-type="float">
            <text:p>2</text:p>
          </table:table-cell>
          <table:table-cell table:formula="of:=IF([$'Number Assignments'.$B$43]=&quot;&quot;;IF([.Q47]=&quot;&quot;;0;[.Q47]+1);[.K50]+1)"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$'Number Assignments'.$B$43]=&quot;&quot;;IF([.M48]=&quot;&quot;;0;[.M48]+1);[.G51]+1)" office:value-type="float" office:value="17" calcext:value-type="float">
            <text:p>17</text:p>
          </table:table-cell>
          <table:table-cell table:formula="of:=IF([$'Number Assignments'.$B$43]=&quot;&quot;;IF([.N48]=&quot;&quot;;0;[.N48]+1);[.H51]+1)" office:value-type="float" office:value="12" calcext:value-type="float">
            <text:p>12</text:p>
          </table:table-cell>
          <table:table-cell table:formula="of:=IF([$'Number Assignments'.$B$43]=&quot;&quot;;IF([.O48]=&quot;&quot;;0;[.O48]+1);[.I51]+1)" office:value-type="float" office:value="19" calcext:value-type="float">
            <text:p>19</text:p>
          </table:table-cell>
          <table:table-cell table:formula="of:=IF([$'Number Assignments'.$B$43]=&quot;&quot;;IF([.P48]=&quot;&quot;;0;[.P48]+1);[.J51]+1)" office:value-type="float" office:value="27" calcext:value-type="float">
            <text:p>27</text:p>
          </table:table-cell>
          <table:table-cell table:formula="of:=IF([$'Number Assignments'.$B$43]=&quot;&quot;;IF([.Q48]=&quot;&quot;;0;[.Q48]+1);[.K51]+1)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IF([$'Number Assignments'.$B$43]=&quot;&quot;;IF([.M49]=&quot;&quot;;0;[.M49]+1);[.G52]+1)" office:value-type="float" office:value="39" calcext:value-type="float">
            <text:p>39</text:p>
          </table:table-cell>
          <table:table-cell table:formula="of:=IF([$'Number Assignments'.$B$43]=&quot;&quot;;IF([.N49]=&quot;&quot;;0;[.N49]+1);[.H52]+1)" office:value-type="float" office:value="11" calcext:value-type="float">
            <text:p>11</text:p>
          </table:table-cell>
          <table:table-cell table:formula="of:=IF([$'Number Assignments'.$B$43]=&quot;&quot;;IF([.O49]=&quot;&quot;;0;[.O49]+1);[.I52]+1)" office:value-type="float" office:value="40" calcext:value-type="float">
            <text:p>40</text:p>
          </table:table-cell>
          <table:table-cell table:formula="of:=IF([$'Number Assignments'.$B$43]=&quot;&quot;;IF([.P49]=&quot;&quot;;0;[.P49]+1);[.J52]+1)" office:value-type="float" office:value="33" calcext:value-type="float">
            <text:p>33</text:p>
          </table:table-cell>
          <table:table-cell table:formula="of:=IF([$'Number Assignments'.$B$43]=&quot;&quot;;IF([.Q49]=&quot;&quot;;0;[.Q49]+1);[.K52]+1)"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IF([$'Number Assignments'.$B$43]=&quot;&quot;;IF([.M50]=&quot;&quot;;0;[.M50]+1);[.G53]+1)" office:value-type="float" office:value="37" calcext:value-type="float">
            <text:p>37</text:p>
          </table:table-cell>
          <table:table-cell table:formula="of:=IF([$'Number Assignments'.$B$43]=&quot;&quot;;IF([.N50]=&quot;&quot;;0;[.N50]+1);[.H53]+1)" office:value-type="float" office:value="10" calcext:value-type="float">
            <text:p>10</text:p>
          </table:table-cell>
          <table:table-cell table:formula="of:=IF([$'Number Assignments'.$B$43]=&quot;&quot;;IF([.O50]=&quot;&quot;;0;[.O50]+1);[.I53]+1)" office:value-type="float" office:value="23" calcext:value-type="float">
            <text:p>23</text:p>
          </table:table-cell>
          <table:table-cell table:formula="of:=IF([$'Number Assignments'.$B$43]=&quot;&quot;;IF([.P50]=&quot;&quot;;0;[.P50]+1);[.J53]+1)" office:value-type="float" office:value="22" calcext:value-type="float">
            <text:p>22</text:p>
          </table:table-cell>
          <table:table-cell table:formula="of:=IF([$'Number Assignments'.$B$43]=&quot;&quot;;IF([.Q50]=&quot;&quot;;0;[.Q50]+1);[.K53]+1)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$'Number Assignments'.$B$43]=&quot;&quot;;IF([.M51]=&quot;&quot;;0;[.M51]+1);[.G54]+1)" office:value-type="float" office:value="0" calcext:value-type="float">
            <text:p>0</text:p>
          </table:table-cell>
          <table:table-cell table:formula="of:=IF([$'Number Assignments'.$B$43]=&quot;&quot;;IF([.N51]=&quot;&quot;;0;[.N51]+1);[.H54]+1)" office:value-type="float" office:value="0" calcext:value-type="float">
            <text:p>0</text:p>
          </table:table-cell>
          <table:table-cell table:formula="of:=IF([$'Number Assignments'.$B$43]=&quot;&quot;;IF([.O51]=&quot;&quot;;0;[.O51]+1);[.I54]+1)" office:value-type="float" office:value="0" calcext:value-type="float">
            <text:p>0</text:p>
          </table:table-cell>
          <table:table-cell table:formula="of:=IF([$'Number Assignments'.$B$43]=&quot;&quot;;IF([.P51]=&quot;&quot;;0;[.P51]+1);[.J54]+1)" office:value-type="float" office:value="0" calcext:value-type="float">
            <text:p>0</text:p>
          </table:table-cell>
          <table:table-cell table:formula="of:=IF([$'Number Assignments'.$B$43]=&quot;&quot;;IF([.Q51]=&quot;&quot;;0;[.Q51]+1);[.K54]+1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IF([$'Number Assignments'.$B$43]=&quot;&quot;;IF([.M53]=&quot;&quot;;0;[.M53]+1);[.G57]+1)" office:value-type="float" office:value="12" calcext:value-type="float">
            <text:p>12</text:p>
          </table:table-cell>
          <table:table-cell table:formula="of:=IF([$'Number Assignments'.$B$43]=&quot;&quot;;IF([.N53]=&quot;&quot;;0;[.N53]+1);[.H57]+1)" office:value-type="float" office:value="13" calcext:value-type="float">
            <text:p>13</text:p>
          </table:table-cell>
          <table:table-cell table:formula="of:=IF([$'Number Assignments'.$B$43]=&quot;&quot;;IF([.O53]=&quot;&quot;;0;[.O53]+1);[.I57]+1)" office:value-type="float" office:value="28" calcext:value-type="float">
            <text:p>28</text:p>
          </table:table-cell>
          <table:table-cell table:formula="of:=IF([$'Number Assignments'.$B$43]=&quot;&quot;;IF([.P53]=&quot;&quot;;0;[.P53]+1);[.J57]+1)" office:value-type="float" office:value="16" calcext:value-type="float">
            <text:p>16</text:p>
          </table:table-cell>
          <table:table-cell table:formula="of:=IF([$'Number Assignments'.$B$43]=&quot;&quot;;IF([.Q53]=&quot;&quot;;0;[.Q53]+1);[.K57]+1)"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IF([$'Number Assignments'.$B$43]=&quot;&quot;;IF([.M54]=&quot;&quot;;0;[.M54]+1);[.G58]+1)" office:value-type="float" office:value="33" calcext:value-type="float">
            <text:p>33</text:p>
          </table:table-cell>
          <table:table-cell table:formula="of:=IF([$'Number Assignments'.$B$43]=&quot;&quot;;IF([.N54]=&quot;&quot;;0;[.N54]+1);[.H58]+1)" office:value-type="float" office:value="22" calcext:value-type="float">
            <text:p>22</text:p>
          </table:table-cell>
          <table:table-cell table:formula="of:=IF([$'Number Assignments'.$B$43]=&quot;&quot;;IF([.O54]=&quot;&quot;;0;[.O54]+1);[.I58]+1)" office:value-type="float" office:value="9" calcext:value-type="float">
            <text:p>9</text:p>
          </table:table-cell>
          <table:table-cell table:formula="of:=IF([$'Number Assignments'.$B$43]=&quot;&quot;;IF([.P54]=&quot;&quot;;0;[.P54]+1);[.J58]+1)" office:value-type="float" office:value="25" calcext:value-type="float">
            <text:p>25</text:p>
          </table:table-cell>
          <table:table-cell table:formula="of:=IF([$'Number Assignments'.$B$43]=&quot;&quot;;IF([.Q54]=&quot;&quot;;0;[.Q54]+1);[.K58]+1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IF([$'Number Assignments'.$B$43]=&quot;&quot;;IF([.M55]=&quot;&quot;;0;[.M55]+1);[.G59]+1)" office:value-type="float" office:value="5" calcext:value-type="float">
            <text:p>5</text:p>
          </table:table-cell>
          <table:table-cell table:formula="of:=IF([$'Number Assignments'.$B$43]=&quot;&quot;;IF([.N55]=&quot;&quot;;0;[.N55]+1);[.H59]+1)" office:value-type="float" office:value="10" calcext:value-type="float">
            <text:p>10</text:p>
          </table:table-cell>
          <table:table-cell table:formula="of:=IF([$'Number Assignments'.$B$43]=&quot;&quot;;IF([.O55]=&quot;&quot;;0;[.O55]+1);[.I59]+1)" office:value-type="float" office:value="27" calcext:value-type="float">
            <text:p>27</text:p>
          </table:table-cell>
          <table:table-cell table:formula="of:=IF([$'Number Assignments'.$B$43]=&quot;&quot;;IF([.P55]=&quot;&quot;;0;[.P55]+1);[.J59]+1)" office:value-type="float" office:value="15" calcext:value-type="float">
            <text:p>15</text:p>
          </table:table-cell>
          <table:table-cell table:formula="of:=IF([$'Number Assignments'.$B$43]=&quot;&quot;;IF([.Q55]=&quot;&quot;;0;[.Q55]+1);[.K59]+1)"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$'Number Assignments'.$B$43]=&quot;&quot;;IF([.M56]=&quot;&quot;;0;[.M56]+1);[.G60]+1)" office:value-type="float" office:value="23" calcext:value-type="float">
            <text:p>23</text:p>
          </table:table-cell>
          <table:table-cell table:formula="of:=IF([$'Number Assignments'.$B$43]=&quot;&quot;;IF([.N56]=&quot;&quot;;0;[.N56]+1);[.H60]+1)" office:value-type="float" office:value="20" calcext:value-type="float">
            <text:p>20</text:p>
          </table:table-cell>
          <table:table-cell table:formula="of:=IF([$'Number Assignments'.$B$43]=&quot;&quot;;IF([.O56]=&quot;&quot;;0;[.O56]+1);[.I60]+1)" office:value-type="float" office:value="21" calcext:value-type="float">
            <text:p>21</text:p>
          </table:table-cell>
          <table:table-cell table:formula="of:=IF([$'Number Assignments'.$B$43]=&quot;&quot;;IF([.P56]=&quot;&quot;;0;[.P56]+1);[.J60]+1)" office:value-type="float" office:value="17" calcext:value-type="float">
            <text:p>17</text:p>
          </table:table-cell>
          <table:table-cell table:formula="of:=IF([$'Number Assignments'.$B$43]=&quot;&quot;;IF([.Q56]=&quot;&quot;;0;[.Q56]+1);[.K60]+1)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IF([$'Number Assignments'.$B$43]=&quot;&quot;;IF([.M57]=&quot;&quot;;0;[.M57]+1);[.G61]+1)" office:value-type="float" office:value="40" calcext:value-type="float">
            <text:p>40</text:p>
          </table:table-cell>
          <table:table-cell table:formula="of:=IF([$'Number Assignments'.$B$43]=&quot;&quot;;IF([.N57]=&quot;&quot;;0;[.N57]+1);[.H61]+1)" office:value-type="float" office:value="2" calcext:value-type="float">
            <text:p>2</text:p>
          </table:table-cell>
          <table:table-cell table:formula="of:=IF([$'Number Assignments'.$B$43]=&quot;&quot;;IF([.O57]=&quot;&quot;;0;[.O57]+1);[.I61]+1)" office:value-type="float" office:value="6" calcext:value-type="float">
            <text:p>6</text:p>
          </table:table-cell>
          <table:table-cell table:formula="of:=IF([$'Number Assignments'.$B$43]=&quot;&quot;;IF([.P57]=&quot;&quot;;0;[.P57]+1);[.J61]+1)" office:value-type="float" office:value="14" calcext:value-type="float">
            <text:p>14</text:p>
          </table:table-cell>
          <table:table-cell table:formula="of:=IF([$'Number Assignments'.$B$43]=&quot;&quot;;IF([.Q57]=&quot;&quot;;0;[.Q57]+1);[.K61]+1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$'Number Assignments'.$B$43]=&quot;&quot;;IF([.M58]=&quot;&quot;;0;[.M58]+1);[.G62]+1)" office:value-type="float" office:value="35" calcext:value-type="float">
            <text:p>35</text:p>
          </table:table-cell>
          <table:table-cell table:formula="of:=IF([$'Number Assignments'.$B$43]=&quot;&quot;;IF([.N58]=&quot;&quot;;0;[.N58]+1);[.H62]+1)" office:value-type="float" office:value="4" calcext:value-type="float">
            <text:p>4</text:p>
          </table:table-cell>
          <table:table-cell table:formula="of:=IF([$'Number Assignments'.$B$43]=&quot;&quot;;IF([.O58]=&quot;&quot;;0;[.O58]+1);[.I62]+1)" office:value-type="float" office:value="19" calcext:value-type="float">
            <text:p>19</text:p>
          </table:table-cell>
          <table:table-cell table:formula="of:=IF([$'Number Assignments'.$B$43]=&quot;&quot;;IF([.P58]=&quot;&quot;;0;[.P58]+1);[.J62]+1)" office:value-type="float" office:value="37" calcext:value-type="float">
            <text:p>37</text:p>
          </table:table-cell>
          <table:table-cell table:formula="of:=IF([$'Number Assignments'.$B$43]=&quot;&quot;;IF([.Q58]=&quot;&quot;;0;[.Q58]+1);[.K62]+1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$'Number Assignments'.$B$43]=&quot;&quot;;IF([.M59]=&quot;&quot;;0;[.M59]+1);[.G63]+1)" office:value-type="float" office:value="32" calcext:value-type="float">
            <text:p>32</text:p>
          </table:table-cell>
          <table:table-cell table:formula="of:=IF([$'Number Assignments'.$B$43]=&quot;&quot;;IF([.N59]=&quot;&quot;;0;[.N59]+1);[.H63]+1)" office:value-type="float" office:value="26" calcext:value-type="float">
            <text:p>26</text:p>
          </table:table-cell>
          <table:table-cell table:formula="of:=IF([$'Number Assignments'.$B$43]=&quot;&quot;;IF([.O59]=&quot;&quot;;0;[.O59]+1);[.I63]+1)" office:value-type="float" office:value="36" calcext:value-type="float">
            <text:p>36</text:p>
          </table:table-cell>
          <table:table-cell table:formula="of:=IF([$'Number Assignments'.$B$43]=&quot;&quot;;IF([.P59]=&quot;&quot;;0;[.P59]+1);[.J63]+1)" office:value-type="float" office:value="30" calcext:value-type="float">
            <text:p>30</text:p>
          </table:table-cell>
          <table:table-cell table:formula="of:=IF([$'Number Assignments'.$B$43]=&quot;&quot;;IF([.Q59]=&quot;&quot;;0;[.Q59]+1);[.K63]+1)" office:value-type="float" office:value="8" calcext:value-type="float">
            <text:p>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IF([$'Number Assignments'.$B$43]=&quot;&quot;;IF([.M60]=&quot;&quot;;0;[.M60]+1);[.G64]+1)" office:value-type="float" office:value="31" calcext:value-type="float">
            <text:p>31</text:p>
          </table:table-cell>
          <table:table-cell table:formula="of:=IF([$'Number Assignments'.$B$43]=&quot;&quot;;IF([.N60]=&quot;&quot;;0;[.N60]+1);[.H64]+1)" office:value-type="float" office:value="18" calcext:value-type="float">
            <text:p>18</text:p>
          </table:table-cell>
          <table:table-cell table:formula="of:=IF([$'Number Assignments'.$B$43]=&quot;&quot;;IF([.O60]=&quot;&quot;;0;[.O60]+1);[.I64]+1)" office:value-type="float" office:value="1" calcext:value-type="float">
            <text:p>1</text:p>
          </table:table-cell>
          <table:table-cell table:formula="of:=IF([$'Number Assignments'.$B$43]=&quot;&quot;;IF([.P60]=&quot;&quot;;0;[.P60]+1);[.J64]+1)" office:value-type="float" office:value="29" calcext:value-type="float">
            <text:p>29</text:p>
          </table:table-cell>
          <table:table-cell table:formula="of:=IF([$'Number Assignments'.$B$43]=&quot;&quot;;IF([.Q60]=&quot;&quot;;0;[.Q60]+1);[.K64]+1)"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IF([$'Number Assignments'.$B$43]=&quot;&quot;;IF([.M61]=&quot;&quot;;0;[.M61]+1);[.G65]+1)" office:value-type="float" office:value="3" calcext:value-type="float">
            <text:p>3</text:p>
          </table:table-cell>
          <table:table-cell table:formula="of:=IF([$'Number Assignments'.$B$43]=&quot;&quot;;IF([.N61]=&quot;&quot;;0;[.N61]+1);[.H65]+1)" office:value-type="float" office:value="39" calcext:value-type="float">
            <text:p>39</text:p>
          </table:table-cell>
          <table:table-cell table:formula="of:=IF([$'Number Assignments'.$B$43]=&quot;&quot;;IF([.O61]=&quot;&quot;;0;[.O61]+1);[.I65]+1)" office:value-type="float" office:value="34" calcext:value-type="float">
            <text:p>34</text:p>
          </table:table-cell>
          <table:table-cell table:formula="of:=IF([$'Number Assignments'.$B$43]=&quot;&quot;;IF([.P61]=&quot;&quot;;0;[.P61]+1);[.J65]+1)" office:value-type="float" office:value="7" calcext:value-type="float">
            <text:p>7</text:p>
          </table:table-cell>
          <table:table-cell table:formula="of:=IF([$'Number Assignments'.$B$43]=&quot;&quot;;IF([.Q61]=&quot;&quot;;0;[.Q61]+1);[.K65]+1)"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$'Number Assignments'.$B$43]=&quot;&quot;;IF([.M62]=&quot;&quot;;0;[.M62]+1);[.G66]+1)" office:value-type="float" office:value="24" calcext:value-type="float">
            <text:p>24</text:p>
          </table:table-cell>
          <table:table-cell table:formula="of:=IF([$'Number Assignments'.$B$43]=&quot;&quot;;IF([.N62]=&quot;&quot;;0;[.N62]+1);[.H66]+1)" office:value-type="float" office:value="11" calcext:value-type="float">
            <text:p>11</text:p>
          </table:table-cell>
          <table:table-cell table:formula="of:=IF([$'Number Assignments'.$B$43]=&quot;&quot;;IF([.O62]=&quot;&quot;;0;[.O62]+1);[.I66]+1)" office:value-type="float" office:value="8" calcext:value-type="float">
            <text:p>8</text:p>
          </table:table-cell>
          <table:table-cell table:formula="of:=IF([$'Number Assignments'.$B$43]=&quot;&quot;;IF([.P62]=&quot;&quot;;0;[.P62]+1);[.J66]+1)" office:value-type="float" office:value="38" calcext:value-type="float">
            <text:p>38</text:p>
          </table:table-cell>
          <table:table-cell table:formula="of:=IF([$'Number Assignments'.$B$43]=&quot;&quot;;IF([.Q62]=&quot;&quot;;0;[.Q62]+1);[.K66]+1)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$'Number Assignments'.$B$43]=&quot;&quot;;IF([.M63]=&quot;&quot;;0;[.M63]+1);[.G67]+1)" office:value-type="float" office:value="0" calcext:value-type="float">
            <text:p>0</text:p>
          </table:table-cell>
          <table:table-cell table:formula="of:=IF([$'Number Assignments'.$B$43]=&quot;&quot;;IF([.N63]=&quot;&quot;;0;[.N63]+1);[.H67]+1)" office:value-type="float" office:value="0" calcext:value-type="float">
            <text:p>0</text:p>
          </table:table-cell>
          <table:table-cell table:formula="of:=IF([$'Number Assignments'.$B$43]=&quot;&quot;;IF([.O63]=&quot;&quot;;0;[.O63]+1);[.I67]+1)" office:value-type="float" office:value="0" calcext:value-type="float">
            <text:p>0</text:p>
          </table:table-cell>
          <table:table-cell table:formula="of:=IF([$'Number Assignments'.$B$43]=&quot;&quot;;IF([.P63]=&quot;&quot;;0;[.P63]+1);[.J67]+1)" office:value-type="float" office:value="0" calcext:value-type="float">
            <text:p>0</text:p>
          </table:table-cell>
          <table:table-cell table:formula="of:=IF([$'Number Assignments'.$B$43]=&quot;&quot;;IF([.Q63]=&quot;&quot;;0;[.Q63]+1);[.K67]+1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IF([$'Number Assignments'.$B$43]=&quot;&quot;;IF([.M65]=&quot;&quot;;0;[.M65]+1);[.G70]+1)" office:value-type="float" office:value="4" calcext:value-type="float">
            <text:p>4</text:p>
          </table:table-cell>
          <table:table-cell table:formula="of:=IF([$'Number Assignments'.$B$43]=&quot;&quot;;IF([.N65]=&quot;&quot;;0;[.N65]+1);[.H70]+1)" office:value-type="float" office:value="5" calcext:value-type="float">
            <text:p>5</text:p>
          </table:table-cell>
          <table:table-cell table:formula="of:=IF([$'Number Assignments'.$B$43]=&quot;&quot;;IF([.O65]=&quot;&quot;;0;[.O65]+1);[.I70]+1)" office:value-type="float" office:value="24" calcext:value-type="float">
            <text:p>24</text:p>
          </table:table-cell>
          <table:table-cell table:formula="of:=IF([$'Number Assignments'.$B$43]=&quot;&quot;;IF([.P65]=&quot;&quot;;0;[.P65]+1);[.J70]+1)" office:value-type="float" office:value="29" calcext:value-type="float">
            <text:p>29</text:p>
          </table:table-cell>
          <table:table-cell table:formula="of:=IF([$'Number Assignments'.$B$43]=&quot;&quot;;IF([.Q65]=&quot;&quot;;0;[.Q65]+1);[.K70]+1)"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IF([$'Number Assignments'.$B$43]=&quot;&quot;;IF([.M66]=&quot;&quot;;0;[.M66]+1);[.G71]+1)" office:value-type="float" office:value="17" calcext:value-type="float">
            <text:p>17</text:p>
          </table:table-cell>
          <table:table-cell table:formula="of:=IF([$'Number Assignments'.$B$43]=&quot;&quot;;IF([.N66]=&quot;&quot;;0;[.N66]+1);[.H71]+1)" office:value-type="float" office:value="34" calcext:value-type="float">
            <text:p>34</text:p>
          </table:table-cell>
          <table:table-cell table:formula="of:=IF([$'Number Assignments'.$B$43]=&quot;&quot;;IF([.O66]=&quot;&quot;;0;[.O66]+1);[.I71]+1)" office:value-type="float" office:value="35" calcext:value-type="float">
            <text:p>35</text:p>
          </table:table-cell>
          <table:table-cell table:formula="of:=IF([$'Number Assignments'.$B$43]=&quot;&quot;;IF([.P66]=&quot;&quot;;0;[.P66]+1);[.J71]+1)" office:value-type="float" office:value="26" calcext:value-type="float">
            <text:p>26</text:p>
          </table:table-cell>
          <table:table-cell table:formula="of:=IF([$'Number Assignments'.$B$43]=&quot;&quot;;IF([.Q66]=&quot;&quot;;0;[.Q66]+1);[.K71]+1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$'Number Assignments'.$B$43]=&quot;&quot;;IF([.M67]=&quot;&quot;;0;[.M67]+1);[.G72]+1)" office:value-type="float" office:value="20" calcext:value-type="float">
            <text:p>20</text:p>
          </table:table-cell>
          <table:table-cell table:formula="of:=IF([$'Number Assignments'.$B$43]=&quot;&quot;;IF([.N67]=&quot;&quot;;0;[.N67]+1);[.H72]+1)" office:value-type="float" office:value="13" calcext:value-type="float">
            <text:p>13</text:p>
          </table:table-cell>
          <table:table-cell table:formula="of:=IF([$'Number Assignments'.$B$43]=&quot;&quot;;IF([.O67]=&quot;&quot;;0;[.O67]+1);[.I72]+1)" office:value-type="float" office:value="22" calcext:value-type="float">
            <text:p>22</text:p>
          </table:table-cell>
          <table:table-cell table:formula="of:=IF([$'Number Assignments'.$B$43]=&quot;&quot;;IF([.P67]=&quot;&quot;;0;[.P67]+1);[.J72]+1)" office:value-type="float" office:value="7" calcext:value-type="float">
            <text:p>7</text:p>
          </table:table-cell>
          <table:table-cell table:formula="of:=IF([$'Number Assignments'.$B$43]=&quot;&quot;;IF([.Q67]=&quot;&quot;;0;[.Q67]+1);[.K72]+1)"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IF([$'Number Assignments'.$B$43]=&quot;&quot;;IF([.M68]=&quot;&quot;;0;[.M68]+1);[.G73]+1)" office:value-type="float" office:value="11" calcext:value-type="float">
            <text:p>11</text:p>
          </table:table-cell>
          <table:table-cell table:formula="of:=IF([$'Number Assignments'.$B$43]=&quot;&quot;;IF([.N68]=&quot;&quot;;0;[.N68]+1);[.H73]+1)" office:value-type="float" office:value="30" calcext:value-type="float">
            <text:p>30</text:p>
          </table:table-cell>
          <table:table-cell table:formula="of:=IF([$'Number Assignments'.$B$43]=&quot;&quot;;IF([.O68]=&quot;&quot;;0;[.O68]+1);[.I73]+1)" office:value-type="float" office:value="3" calcext:value-type="float">
            <text:p>3</text:p>
          </table:table-cell>
          <table:table-cell table:formula="of:=IF([$'Number Assignments'.$B$43]=&quot;&quot;;IF([.P68]=&quot;&quot;;0;[.P68]+1);[.J73]+1)" office:value-type="float" office:value="6" calcext:value-type="float">
            <text:p>6</text:p>
          </table:table-cell>
          <table:table-cell table:formula="of:=IF([$'Number Assignments'.$B$43]=&quot;&quot;;IF([.Q68]=&quot;&quot;;0;[.Q68]+1);[.K73]+1)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$'Number Assignments'.$B$43]=&quot;&quot;;IF([.M69]=&quot;&quot;;0;[.M69]+1);[.G74]+1)" office:value-type="float" office:value="16" calcext:value-type="float">
            <text:p>16</text:p>
          </table:table-cell>
          <table:table-cell table:formula="of:=IF([$'Number Assignments'.$B$43]=&quot;&quot;;IF([.N69]=&quot;&quot;;0;[.N69]+1);[.H74]+1)" office:value-type="float" office:value="21" calcext:value-type="float">
            <text:p>21</text:p>
          </table:table-cell>
          <table:table-cell table:formula="of:=IF([$'Number Assignments'.$B$43]=&quot;&quot;;IF([.O69]=&quot;&quot;;0;[.O69]+1);[.I74]+1)" office:value-type="float" office:value="25" calcext:value-type="float">
            <text:p>25</text:p>
          </table:table-cell>
          <table:table-cell table:formula="of:=IF([$'Number Assignments'.$B$43]=&quot;&quot;;IF([.P69]=&quot;&quot;;0;[.P69]+1);[.J74]+1)" office:value-type="float" office:value="27" calcext:value-type="float">
            <text:p>27</text:p>
          </table:table-cell>
          <table:table-cell table:formula="of:=IF([$'Number Assignments'.$B$43]=&quot;&quot;;IF([.Q69]=&quot;&quot;;0;[.Q69]+1);[.K74]+1)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$'Number Assignments'.$B$43]=&quot;&quot;;IF([.M70]=&quot;&quot;;0;[.M70]+1);[.G75]+1)" office:value-type="float" office:value="19" calcext:value-type="float">
            <text:p>19</text:p>
          </table:table-cell>
          <table:table-cell table:formula="of:=IF([$'Number Assignments'.$B$43]=&quot;&quot;;IF([.N70]=&quot;&quot;;0;[.N70]+1);[.H75]+1)" office:value-type="float" office:value="8" calcext:value-type="float">
            <text:p>8</text:p>
          </table:table-cell>
          <table:table-cell table:formula="of:=IF([$'Number Assignments'.$B$43]=&quot;&quot;;IF([.O70]=&quot;&quot;;0;[.O70]+1);[.I75]+1)" office:value-type="float" office:value="14" calcext:value-type="float">
            <text:p>14</text:p>
          </table:table-cell>
          <table:table-cell table:formula="of:=IF([$'Number Assignments'.$B$43]=&quot;&quot;;IF([.P70]=&quot;&quot;;0;[.P70]+1);[.J75]+1)" office:value-type="float" office:value="10" calcext:value-type="float">
            <text:p>10</text:p>
          </table:table-cell>
          <table:table-cell table:formula="of:=IF([$'Number Assignments'.$B$43]=&quot;&quot;;IF([.Q70]=&quot;&quot;;0;[.Q70]+1);[.K75]+1)"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IF([$'Number Assignments'.$B$43]=&quot;&quot;;IF([.M71]=&quot;&quot;;0;[.M71]+1);[.G76]+1)" office:value-type="float" office:value="12" calcext:value-type="float">
            <text:p>12</text:p>
          </table:table-cell>
          <table:table-cell table:formula="of:=IF([$'Number Assignments'.$B$43]=&quot;&quot;;IF([.N71]=&quot;&quot;;0;[.N71]+1);[.H76]+1)" office:value-type="float" office:value="33" calcext:value-type="float">
            <text:p>33</text:p>
          </table:table-cell>
          <table:table-cell table:formula="of:=IF([$'Number Assignments'.$B$43]=&quot;&quot;;IF([.O71]=&quot;&quot;;0;[.O71]+1);[.I76]+1)" office:value-type="float" office:value="38" calcext:value-type="float">
            <text:p>38</text:p>
          </table:table-cell>
          <table:table-cell table:formula="of:=IF([$'Number Assignments'.$B$43]=&quot;&quot;;IF([.P71]=&quot;&quot;;0;[.P71]+1);[.J76]+1)" office:value-type="float" office:value="32" calcext:value-type="float">
            <text:p>32</text:p>
          </table:table-cell>
          <table:table-cell table:formula="of:=IF([$'Number Assignments'.$B$43]=&quot;&quot;;IF([.Q71]=&quot;&quot;;0;[.Q71]+1);[.K76]+1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IF([$'Number Assignments'.$B$43]=&quot;&quot;;IF([.M72]=&quot;&quot;;0;[.M72]+1);[.G77]+1)" office:value-type="float" office:value="1" calcext:value-type="float">
            <text:p>1</text:p>
          </table:table-cell>
          <table:table-cell table:formula="of:=IF([$'Number Assignments'.$B$43]=&quot;&quot;;IF([.N72]=&quot;&quot;;0;[.N72]+1);[.H77]+1)" office:value-type="float" office:value="9" calcext:value-type="float">
            <text:p>9</text:p>
          </table:table-cell>
          <table:table-cell table:formula="of:=IF([$'Number Assignments'.$B$43]=&quot;&quot;;IF([.O72]=&quot;&quot;;0;[.O72]+1);[.I77]+1)" office:value-type="float" office:value="2" calcext:value-type="float">
            <text:p>2</text:p>
          </table:table-cell>
          <table:table-cell table:formula="of:=IF([$'Number Assignments'.$B$43]=&quot;&quot;;IF([.P72]=&quot;&quot;;0;[.P72]+1);[.J77]+1)" office:value-type="float" office:value="39" calcext:value-type="float">
            <text:p>39</text:p>
          </table:table-cell>
          <table:table-cell table:formula="of:=IF([$'Number Assignments'.$B$43]=&quot;&quot;;IF([.Q72]=&quot;&quot;;0;[.Q72]+1);[.K77]+1)"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$'Number Assignments'.$B$43]=&quot;&quot;;IF([.M73]=&quot;&quot;;0;[.M73]+1);[.G78]+1)" office:value-type="float" office:value="15" calcext:value-type="float">
            <text:p>15</text:p>
          </table:table-cell>
          <table:table-cell table:formula="of:=IF([$'Number Assignments'.$B$43]=&quot;&quot;;IF([.N73]=&quot;&quot;;0;[.N73]+1);[.H78]+1)" office:value-type="float" office:value="28" calcext:value-type="float">
            <text:p>28</text:p>
          </table:table-cell>
          <table:table-cell table:formula="of:=IF([$'Number Assignments'.$B$43]=&quot;&quot;;IF([.O73]=&quot;&quot;;0;[.O73]+1);[.I78]+1)" office:value-type="float" office:value="37" calcext:value-type="float">
            <text:p>37</text:p>
          </table:table-cell>
          <table:table-cell table:formula="of:=IF([$'Number Assignments'.$B$43]=&quot;&quot;;IF([.P73]=&quot;&quot;;0;[.P73]+1);[.J78]+1)" office:value-type="float" office:value="31" calcext:value-type="float">
            <text:p>31</text:p>
          </table:table-cell>
          <table:table-cell table:formula="of:=IF([$'Number Assignments'.$B$43]=&quot;&quot;;IF([.Q73]=&quot;&quot;;0;[.Q73]+1);[.K78]+1)"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$'Number Assignments'.$B$43]=&quot;&quot;;IF([.M74]=&quot;&quot;;0;[.M74]+1);[.G79]+1)" office:value-type="float" office:value="18" calcext:value-type="float">
            <text:p>18</text:p>
          </table:table-cell>
          <table:table-cell table:formula="of:=IF([$'Number Assignments'.$B$43]=&quot;&quot;;IF([.N74]=&quot;&quot;;0;[.N74]+1);[.H79]+1)" office:value-type="float" office:value="36" calcext:value-type="float">
            <text:p>36</text:p>
          </table:table-cell>
          <table:table-cell table:formula="of:=IF([$'Number Assignments'.$B$43]=&quot;&quot;;IF([.O74]=&quot;&quot;;0;[.O74]+1);[.I79]+1)" office:value-type="float" office:value="23" calcext:value-type="float">
            <text:p>23</text:p>
          </table:table-cell>
          <table:table-cell table:formula="of:=IF([$'Number Assignments'.$B$43]=&quot;&quot;;IF([.P74]=&quot;&quot;;0;[.P74]+1);[.J79]+1)" office:value-type="float" office:value="40" calcext:value-type="float">
            <text:p>40</text:p>
          </table:table-cell>
          <table:table-cell table:formula="of:=IF([$'Number Assignments'.$B$43]=&quot;&quot;;IF([.Q74]=&quot;&quot;;0;[.Q74]+1);[.K79]+1)"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$'Number Assignments'.$B$43]=&quot;&quot;;IF([.M75]=&quot;&quot;;0;[.M75]+1);[.G80]+1)" office:value-type="float" office:value="0" calcext:value-type="float">
            <text:p>0</text:p>
          </table:table-cell>
          <table:table-cell table:formula="of:=IF([$'Number Assignments'.$B$43]=&quot;&quot;;IF([.N75]=&quot;&quot;;0;[.N75]+1);[.H80]+1)" office:value-type="float" office:value="0" calcext:value-type="float">
            <text:p>0</text:p>
          </table:table-cell>
          <table:table-cell table:formula="of:=IF([$'Number Assignments'.$B$43]=&quot;&quot;;IF([.O75]=&quot;&quot;;0;[.O75]+1);[.I80]+1)" office:value-type="float" office:value="0" calcext:value-type="float">
            <text:p>0</text:p>
          </table:table-cell>
          <table:table-cell table:formula="of:=IF([$'Number Assignments'.$B$43]=&quot;&quot;;IF([.P75]=&quot;&quot;;0;[.P75]+1);[.J80]+1)" office:value-type="float" office:value="0" calcext:value-type="float">
            <text:p>0</text:p>
          </table:table-cell>
          <table:table-cell table:formula="of:=IF([$'Number Assignments'.$B$43]=&quot;&quot;;IF([.Q75]=&quot;&quot;;0;[.Q75]+1);[.K80]+1)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IF([$'Number Assignments'.$B$43]=&quot;&quot;;IF([.M77]=&quot;&quot;;0;[.M77]+1);[.G83]+1)" office:value-type="float" office:value="27" calcext:value-type="float">
            <text:p>27</text:p>
          </table:table-cell>
          <table:table-cell table:formula="of:=IF([$'Number Assignments'.$B$43]=&quot;&quot;;IF([.N77]=&quot;&quot;;0;[.N77]+1);[.H83]+1)" office:value-type="float" office:value="37" calcext:value-type="float">
            <text:p>37</text:p>
          </table:table-cell>
          <table:table-cell table:formula="of:=IF([$'Number Assignments'.$B$43]=&quot;&quot;;IF([.O77]=&quot;&quot;;0;[.O77]+1);[.I83]+1)" office:value-type="float" office:value="14" calcext:value-type="float">
            <text:p>14</text:p>
          </table:table-cell>
          <table:table-cell table:formula="of:=IF([$'Number Assignments'.$B$43]=&quot;&quot;;IF([.P77]=&quot;&quot;;0;[.P77]+1);[.J83]+1)" office:value-type="float" office:value="26" calcext:value-type="float">
            <text:p>26</text:p>
          </table:table-cell>
          <table:table-cell table:formula="of:=IF([$'Number Assignments'.$B$43]=&quot;&quot;;IF([.Q77]=&quot;&quot;;0;[.Q77]+1);[.K83]+1)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$'Number Assignments'.$B$43]=&quot;&quot;;IF([.M78]=&quot;&quot;;0;[.M78]+1);[.G84]+1)" office:value-type="float" office:value="34" calcext:value-type="float">
            <text:p>34</text:p>
          </table:table-cell>
          <table:table-cell table:formula="of:=IF([$'Number Assignments'.$B$43]=&quot;&quot;;IF([.N78]=&quot;&quot;;0;[.N78]+1);[.H84]+1)" office:value-type="float" office:value="24" calcext:value-type="float">
            <text:p>24</text:p>
          </table:table-cell>
          <table:table-cell table:formula="of:=IF([$'Number Assignments'.$B$43]=&quot;&quot;;IF([.O78]=&quot;&quot;;0;[.O78]+1);[.I84]+1)" office:value-type="float" office:value="18" calcext:value-type="float">
            <text:p>18</text:p>
          </table:table-cell>
          <table:table-cell table:formula="of:=IF([$'Number Assignments'.$B$43]=&quot;&quot;;IF([.P78]=&quot;&quot;;0;[.P78]+1);[.J84]+1)" office:value-type="float" office:value="2" calcext:value-type="float">
            <text:p>2</text:p>
          </table:table-cell>
          <table:table-cell table:formula="of:=IF([$'Number Assignments'.$B$43]=&quot;&quot;;IF([.Q78]=&quot;&quot;;0;[.Q78]+1);[.K84]+1)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IF([$'Number Assignments'.$B$43]=&quot;&quot;;IF([.M79]=&quot;&quot;;0;[.M79]+1);[.G85]+1)" office:value-type="float" office:value="15" calcext:value-type="float">
            <text:p>15</text:p>
          </table:table-cell>
          <table:table-cell table:formula="of:=IF([$'Number Assignments'.$B$43]=&quot;&quot;;IF([.N79]=&quot;&quot;;0;[.N79]+1);[.H85]+1)" office:value-type="float" office:value="39" calcext:value-type="float">
            <text:p>39</text:p>
          </table:table-cell>
          <table:table-cell table:formula="of:=IF([$'Number Assignments'.$B$43]=&quot;&quot;;IF([.O79]=&quot;&quot;;0;[.O79]+1);[.I85]+1)" office:value-type="float" office:value="4" calcext:value-type="float">
            <text:p>4</text:p>
          </table:table-cell>
          <table:table-cell table:formula="of:=IF([$'Number Assignments'.$B$43]=&quot;&quot;;IF([.P79]=&quot;&quot;;0;[.P79]+1);[.J85]+1)" office:value-type="float" office:value="23" calcext:value-type="float">
            <text:p>23</text:p>
          </table:table-cell>
          <table:table-cell table:formula="of:=IF([$'Number Assignments'.$B$43]=&quot;&quot;;IF([.Q79]=&quot;&quot;;0;[.Q79]+1);[.K85]+1)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$'Number Assignments'.$B$43]=&quot;&quot;;IF([.M80]=&quot;&quot;;0;[.M80]+1);[.G86]+1)" office:value-type="float" office:value="22" calcext:value-type="float">
            <text:p>22</text:p>
          </table:table-cell>
          <table:table-cell table:formula="of:=IF([$'Number Assignments'.$B$43]=&quot;&quot;;IF([.N80]=&quot;&quot;;0;[.N80]+1);[.H86]+1)" office:value-type="float" office:value="40" calcext:value-type="float">
            <text:p>40</text:p>
          </table:table-cell>
          <table:table-cell table:formula="of:=IF([$'Number Assignments'.$B$43]=&quot;&quot;;IF([.O80]=&quot;&quot;;0;[.O80]+1);[.I86]+1)" office:value-type="float" office:value="29" calcext:value-type="float">
            <text:p>29</text:p>
          </table:table-cell>
          <table:table-cell table:formula="of:=IF([$'Number Assignments'.$B$43]=&quot;&quot;;IF([.P80]=&quot;&quot;;0;[.P80]+1);[.J86]+1)" office:value-type="float" office:value="21" calcext:value-type="float">
            <text:p>21</text:p>
          </table:table-cell>
          <table:table-cell table:formula="of:=IF([$'Number Assignments'.$B$43]=&quot;&quot;;IF([.Q80]=&quot;&quot;;0;[.Q80]+1);[.K86]+1)"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$'Number Assignments'.$B$43]=&quot;&quot;;IF([.M81]=&quot;&quot;;0;[.M81]+1);[.G87]+1)" office:value-type="float" office:value="36" calcext:value-type="float">
            <text:p>36</text:p>
          </table:table-cell>
          <table:table-cell table:formula="of:=IF([$'Number Assignments'.$B$43]=&quot;&quot;;IF([.N81]=&quot;&quot;;0;[.N81]+1);[.H87]+1)" office:value-type="float" office:value="3" calcext:value-type="float">
            <text:p>3</text:p>
          </table:table-cell>
          <table:table-cell table:formula="of:=IF([$'Number Assignments'.$B$43]=&quot;&quot;;IF([.O81]=&quot;&quot;;0;[.O81]+1);[.I87]+1)" office:value-type="float" office:value="17" calcext:value-type="float">
            <text:p>17</text:p>
          </table:table-cell>
          <table:table-cell table:formula="of:=IF([$'Number Assignments'.$B$43]=&quot;&quot;;IF([.P81]=&quot;&quot;;0;[.P81]+1);[.J87]+1)" office:value-type="float" office:value="28" calcext:value-type="float">
            <text:p>28</text:p>
          </table:table-cell>
          <table:table-cell table:formula="of:=IF([$'Number Assignments'.$B$43]=&quot;&quot;;IF([.Q81]=&quot;&quot;;0;[.Q81]+1);[.K87]+1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IF([$'Number Assignments'.$B$43]=&quot;&quot;;IF([.M82]=&quot;&quot;;0;[.M82]+1);[.G88]+1)" office:value-type="float" office:value="19" calcext:value-type="float">
            <text:p>19</text:p>
          </table:table-cell>
          <table:table-cell table:formula="of:=IF([$'Number Assignments'.$B$43]=&quot;&quot;;IF([.N82]=&quot;&quot;;0;[.N82]+1);[.H88]+1)" office:value-type="float" office:value="1" calcext:value-type="float">
            <text:p>1</text:p>
          </table:table-cell>
          <table:table-cell table:formula="of:=IF([$'Number Assignments'.$B$43]=&quot;&quot;;IF([.O82]=&quot;&quot;;0;[.O82]+1);[.I88]+1)" office:value-type="float" office:value="20" calcext:value-type="float">
            <text:p>20</text:p>
          </table:table-cell>
          <table:table-cell table:formula="of:=IF([$'Number Assignments'.$B$43]=&quot;&quot;;IF([.P82]=&quot;&quot;;0;[.P82]+1);[.J88]+1)" office:value-type="float" office:value="38" calcext:value-type="float">
            <text:p>38</text:p>
          </table:table-cell>
          <table:table-cell table:formula="of:=IF([$'Number Assignments'.$B$43]=&quot;&quot;;IF([.Q82]=&quot;&quot;;0;[.Q82]+1);[.K88]+1)" office:value-type="float" office:value="7" calcext:value-type="float">
            <text:p>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IF([$'Number Assignments'.$B$43]=&quot;&quot;;IF([.M83]=&quot;&quot;;0;[.M83]+1);[.G89]+1)" office:value-type="float" office:value="25" calcext:value-type="float">
            <text:p>25</text:p>
          </table:table-cell>
          <table:table-cell table:formula="of:=IF([$'Number Assignments'.$B$43]=&quot;&quot;;IF([.N83]=&quot;&quot;;0;[.N83]+1);[.H89]+1)" office:value-type="float" office:value="12" calcext:value-type="float">
            <text:p>12</text:p>
          </table:table-cell>
          <table:table-cell table:formula="of:=IF([$'Number Assignments'.$B$43]=&quot;&quot;;IF([.O83]=&quot;&quot;;0;[.O83]+1);[.I89]+1)" office:value-type="float" office:value="8" calcext:value-type="float">
            <text:p>8</text:p>
          </table:table-cell>
          <table:table-cell table:formula="of:=IF([$'Number Assignments'.$B$43]=&quot;&quot;;IF([.P83]=&quot;&quot;;0;[.P83]+1);[.J89]+1)" office:value-type="float" office:value="31" calcext:value-type="float">
            <text:p>31</text:p>
          </table:table-cell>
          <table:table-cell table:formula="of:=IF([$'Number Assignments'.$B$43]=&quot;&quot;;IF([.Q83]=&quot;&quot;;0;[.Q83]+1);[.K89]+1)"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$'Number Assignments'.$B$43]=&quot;&quot;;IF([.M84]=&quot;&quot;;0;[.M84]+1);[.G90]+1)" office:value-type="float" office:value="30" calcext:value-type="float">
            <text:p>30</text:p>
          </table:table-cell>
          <table:table-cell table:formula="of:=IF([$'Number Assignments'.$B$43]=&quot;&quot;;IF([.N84]=&quot;&quot;;0;[.N84]+1);[.H90]+1)" office:value-type="float" office:value="5" calcext:value-type="float">
            <text:p>5</text:p>
          </table:table-cell>
          <table:table-cell table:formula="of:=IF([$'Number Assignments'.$B$43]=&quot;&quot;;IF([.O84]=&quot;&quot;;0;[.O84]+1);[.I90]+1)" office:value-type="float" office:value="13" calcext:value-type="float">
            <text:p>13</text:p>
          </table:table-cell>
          <table:table-cell table:formula="of:=IF([$'Number Assignments'.$B$43]=&quot;&quot;;IF([.P84]=&quot;&quot;;0;[.P84]+1);[.J90]+1)" office:value-type="float" office:value="33" calcext:value-type="float">
            <text:p>33</text:p>
          </table:table-cell>
          <table:table-cell table:formula="of:=IF([$'Number Assignments'.$B$43]=&quot;&quot;;IF([.Q84]=&quot;&quot;;0;[.Q84]+1);[.K90]+1)"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$'Number Assignments'.$B$43]=&quot;&quot;;IF([.M85]=&quot;&quot;;0;[.M85]+1);[.G91]+1)" office:value-type="float" office:value="6" calcext:value-type="float">
            <text:p>6</text:p>
          </table:table-cell>
          <table:table-cell table:formula="of:=IF([$'Number Assignments'.$B$43]=&quot;&quot;;IF([.N85]=&quot;&quot;;0;[.N85]+1);[.H91]+1)" office:value-type="float" office:value="7" calcext:value-type="float">
            <text:p>7</text:p>
          </table:table-cell>
          <table:table-cell table:formula="of:=IF([$'Number Assignments'.$B$43]=&quot;&quot;;IF([.O85]=&quot;&quot;;0;[.O85]+1);[.I91]+1)" office:value-type="float" office:value="9" calcext:value-type="float">
            <text:p>9</text:p>
          </table:table-cell>
          <table:table-cell table:formula="of:=IF([$'Number Assignments'.$B$43]=&quot;&quot;;IF([.P85]=&quot;&quot;;0;[.P85]+1);[.J91]+1)" office:value-type="float" office:value="16" calcext:value-type="float">
            <text:p>16</text:p>
          </table:table-cell>
          <table:table-cell table:formula="of:=IF([$'Number Assignments'.$B$43]=&quot;&quot;;IF([.Q85]=&quot;&quot;;0;[.Q85]+1);[.K91]+1)"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$'Number Assignments'.$B$43]=&quot;&quot;;IF([.M86]=&quot;&quot;;0;[.M86]+1);[.G92]+1)" office:value-type="float" office:value="10" calcext:value-type="float">
            <text:p>10</text:p>
          </table:table-cell>
          <table:table-cell table:formula="of:=IF([$'Number Assignments'.$B$43]=&quot;&quot;;IF([.N86]=&quot;&quot;;0;[.N86]+1);[.H92]+1)" office:value-type="float" office:value="32" calcext:value-type="float">
            <text:p>32</text:p>
          </table:table-cell>
          <table:table-cell table:formula="of:=IF([$'Number Assignments'.$B$43]=&quot;&quot;;IF([.O86]=&quot;&quot;;0;[.O86]+1);[.I92]+1)" office:value-type="float" office:value="11" calcext:value-type="float">
            <text:p>11</text:p>
          </table:table-cell>
          <table:table-cell table:formula="of:=IF([$'Number Assignments'.$B$43]=&quot;&quot;;IF([.P86]=&quot;&quot;;0;[.P86]+1);[.J92]+1)" office:value-type="float" office:value="35" calcext:value-type="float">
            <text:p>35</text:p>
          </table:table-cell>
          <table:table-cell table:formula="of:=IF([$'Number Assignments'.$B$43]=&quot;&quot;;IF([.Q86]=&quot;&quot;;0;[.Q86]+1);[.K92]+1)"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IF([$'Number Assignments'.$B$43]=&quot;&quot;;IF([.M87]=&quot;&quot;;0;[.M87]+1);[.G93]+1)" office:value-type="float" office:value="0" calcext:value-type="float">
            <text:p>0</text:p>
          </table:table-cell>
          <table:table-cell table:formula="of:=IF([$'Number Assignments'.$B$43]=&quot;&quot;;IF([.N87]=&quot;&quot;;0;[.N87]+1);[.H93]+1)" office:value-type="float" office:value="0" calcext:value-type="float">
            <text:p>0</text:p>
          </table:table-cell>
          <table:table-cell table:formula="of:=IF([$'Number Assignments'.$B$43]=&quot;&quot;;IF([.O87]=&quot;&quot;;0;[.O87]+1);[.I93]+1)" office:value-type="float" office:value="0" calcext:value-type="float">
            <text:p>0</text:p>
          </table:table-cell>
          <table:table-cell table:formula="of:=IF([$'Number Assignments'.$B$43]=&quot;&quot;;IF([.P87]=&quot;&quot;;0;[.P87]+1);[.J93]+1)" office:value-type="float" office:value="0" calcext:value-type="float">
            <text:p>0</text:p>
          </table:table-cell>
          <table:table-cell table:formula="of:=IF([$'Number Assignments'.$B$43]=&quot;&quot;;IF([.Q87]=&quot;&quot;;0;[.Q87]+1);[.K93]+1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$'Number Assignments'.$B$43]=&quot;&quot;;IF([.M89]=&quot;&quot;;0;[.M89]+1);[.G96]+1)" office:value-type="float" office:value="24" calcext:value-type="float">
            <text:p>24</text:p>
          </table:table-cell>
          <table:table-cell table:formula="of:=IF([$'Number Assignments'.$B$43]=&quot;&quot;;IF([.N89]=&quot;&quot;;0;[.N89]+1);[.H96]+1)" office:value-type="float" office:value="15" calcext:value-type="float">
            <text:p>15</text:p>
          </table:table-cell>
          <table:table-cell table:formula="of:=IF([$'Number Assignments'.$B$43]=&quot;&quot;;IF([.O89]=&quot;&quot;;0;[.O89]+1);[.I96]+1)" office:value-type="float" office:value="30" calcext:value-type="float">
            <text:p>30</text:p>
          </table:table-cell>
          <table:table-cell table:formula="of:=IF([$'Number Assignments'.$B$43]=&quot;&quot;;IF([.P89]=&quot;&quot;;0;[.P89]+1);[.J96]+1)" office:value-type="float" office:value="40" calcext:value-type="float">
            <text:p>40</text:p>
          </table:table-cell>
          <table:table-cell table:formula="of:=IF([$'Number Assignments'.$B$43]=&quot;&quot;;IF([.Q89]=&quot;&quot;;0;[.Q89]+1);[.K96]+1)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IF([$'Number Assignments'.$B$43]=&quot;&quot;;IF([.M90]=&quot;&quot;;0;[.M90]+1);[.G97]+1)" office:value-type="float" office:value="7" calcext:value-type="float">
            <text:p>7</text:p>
          </table:table-cell>
          <table:table-cell table:formula="of:=IF([$'Number Assignments'.$B$43]=&quot;&quot;;IF([.N90]=&quot;&quot;;0;[.N90]+1);[.H97]+1)" office:value-type="float" office:value="14" calcext:value-type="float">
            <text:p>14</text:p>
          </table:table-cell>
          <table:table-cell table:formula="of:=IF([$'Number Assignments'.$B$43]=&quot;&quot;;IF([.O90]=&quot;&quot;;0;[.O90]+1);[.I97]+1)" office:value-type="float" office:value="12" calcext:value-type="float">
            <text:p>12</text:p>
          </table:table-cell>
          <table:table-cell table:formula="of:=IF([$'Number Assignments'.$B$43]=&quot;&quot;;IF([.P90]=&quot;&quot;;0;[.P90]+1);[.J97]+1)" office:value-type="float" office:value="21" calcext:value-type="float">
            <text:p>21</text:p>
          </table:table-cell>
          <table:table-cell table:formula="of:=IF([$'Number Assignments'.$B$43]=&quot;&quot;;IF([.Q90]=&quot;&quot;;0;[.Q90]+1);[.K97]+1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IF([$'Number Assignments'.$B$43]=&quot;&quot;;IF([.M91]=&quot;&quot;;0;[.M91]+1);[.G98]+1)" office:value-type="float" office:value="18" calcext:value-type="float">
            <text:p>18</text:p>
          </table:table-cell>
          <table:table-cell table:formula="of:=IF([$'Number Assignments'.$B$43]=&quot;&quot;;IF([.N91]=&quot;&quot;;0;[.N91]+1);[.H98]+1)" office:value-type="float" office:value="6" calcext:value-type="float">
            <text:p>6</text:p>
          </table:table-cell>
          <table:table-cell table:formula="of:=IF([$'Number Assignments'.$B$43]=&quot;&quot;;IF([.O91]=&quot;&quot;;0;[.O91]+1);[.I98]+1)" office:value-type="float" office:value="35" calcext:value-type="float">
            <text:p>35</text:p>
          </table:table-cell>
          <table:table-cell table:formula="of:=IF([$'Number Assignments'.$B$43]=&quot;&quot;;IF([.P91]=&quot;&quot;;0;[.P91]+1);[.J98]+1)" office:value-type="float" office:value="25" calcext:value-type="float">
            <text:p>25</text:p>
          </table:table-cell>
          <table:table-cell table:formula="of:=IF([$'Number Assignments'.$B$43]=&quot;&quot;;IF([.Q91]=&quot;&quot;;0;[.Q91]+1);[.K98]+1)"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IF([$'Number Assignments'.$B$43]=&quot;&quot;;IF([.M92]=&quot;&quot;;0;[.M92]+1);[.G99]+1)" office:value-type="float" office:value="8" calcext:value-type="float">
            <text:p>8</text:p>
          </table:table-cell>
          <table:table-cell table:formula="of:=IF([$'Number Assignments'.$B$43]=&quot;&quot;;IF([.N92]=&quot;&quot;;0;[.N92]+1);[.H99]+1)" office:value-type="float" office:value="36" calcext:value-type="float">
            <text:p>36</text:p>
          </table:table-cell>
          <table:table-cell table:formula="of:=IF([$'Number Assignments'.$B$43]=&quot;&quot;;IF([.O92]=&quot;&quot;;0;[.O92]+1);[.I99]+1)" office:value-type="float" office:value="39" calcext:value-type="float">
            <text:p>39</text:p>
          </table:table-cell>
          <table:table-cell table:formula="of:=IF([$'Number Assignments'.$B$43]=&quot;&quot;;IF([.P92]=&quot;&quot;;0;[.P92]+1);[.J99]+1)" office:value-type="float" office:value="22" calcext:value-type="float">
            <text:p>22</text:p>
          </table:table-cell>
          <table:table-cell table:formula="of:=IF([$'Number Assignments'.$B$43]=&quot;&quot;;IF([.Q92]=&quot;&quot;;0;[.Q92]+1);[.K99]+1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[$'Number Assignments'.$B$43]=&quot;&quot;;IF([.M93]=&quot;&quot;;0;[.M93]+1);[.G100]+1)" office:value-type="float" office:value="28" calcext:value-type="float">
            <text:p>28</text:p>
          </table:table-cell>
          <table:table-cell table:formula="of:=IF([$'Number Assignments'.$B$43]=&quot;&quot;;IF([.N93]=&quot;&quot;;0;[.N93]+1);[.H100]+1)" office:value-type="float" office:value="19" calcext:value-type="float">
            <text:p>19</text:p>
          </table:table-cell>
          <table:table-cell table:formula="of:=IF([$'Number Assignments'.$B$43]=&quot;&quot;;IF([.O93]=&quot;&quot;;0;[.O93]+1);[.I100]+1)" office:value-type="float" office:value="33" calcext:value-type="float">
            <text:p>33</text:p>
          </table:table-cell>
          <table:table-cell table:formula="of:=IF([$'Number Assignments'.$B$43]=&quot;&quot;;IF([.P93]=&quot;&quot;;0;[.P93]+1);[.J100]+1)" office:value-type="float" office:value="34" calcext:value-type="float">
            <text:p>34</text:p>
          </table:table-cell>
          <table:table-cell table:formula="of:=IF([$'Number Assignments'.$B$43]=&quot;&quot;;IF([.Q93]=&quot;&quot;;0;[.Q93]+1);[.K100]+1)"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IF([$'Number Assignments'.$B$43]=&quot;&quot;;IF([.M94]=&quot;&quot;;0;[.M94]+1);[.G101]+1)" office:value-type="float" office:value="16" calcext:value-type="float">
            <text:p>16</text:p>
          </table:table-cell>
          <table:table-cell table:formula="of:=IF([$'Number Assignments'.$B$43]=&quot;&quot;;IF([.N94]=&quot;&quot;;0;[.N94]+1);[.H101]+1)" office:value-type="float" office:value="17" calcext:value-type="float">
            <text:p>17</text:p>
          </table:table-cell>
          <table:table-cell table:formula="of:=IF([$'Number Assignments'.$B$43]=&quot;&quot;;IF([.O94]=&quot;&quot;;0;[.O94]+1);[.I101]+1)" office:value-type="float" office:value="11" calcext:value-type="float">
            <text:p>11</text:p>
          </table:table-cell>
          <table:table-cell table:formula="of:=IF([$'Number Assignments'.$B$43]=&quot;&quot;;IF([.P94]=&quot;&quot;;0;[.P94]+1);[.J101]+1)" office:value-type="float" office:value="5" calcext:value-type="float">
            <text:p>5</text:p>
          </table:table-cell>
          <table:table-cell table:formula="of:=IF([$'Number Assignments'.$B$43]=&quot;&quot;;IF([.Q94]=&quot;&quot;;0;[.Q94]+1);[.K101]+1)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IF([$'Number Assignments'.$B$43]=&quot;&quot;;IF([.M95]=&quot;&quot;;0;[.M95]+1);[.G102]+1)" office:value-type="float" office:value="38" calcext:value-type="float">
            <text:p>38</text:p>
          </table:table-cell>
          <table:table-cell table:formula="of:=IF([$'Number Assignments'.$B$43]=&quot;&quot;;IF([.N95]=&quot;&quot;;0;[.N95]+1);[.H102]+1)" office:value-type="float" office:value="29" calcext:value-type="float">
            <text:p>29</text:p>
          </table:table-cell>
          <table:table-cell table:formula="of:=IF([$'Number Assignments'.$B$43]=&quot;&quot;;IF([.O95]=&quot;&quot;;0;[.O95]+1);[.I102]+1)" office:value-type="float" office:value="2" calcext:value-type="float">
            <text:p>2</text:p>
          </table:table-cell>
          <table:table-cell table:formula="of:=IF([$'Number Assignments'.$B$43]=&quot;&quot;;IF([.P95]=&quot;&quot;;0;[.P95]+1);[.J102]+1)" office:value-type="float" office:value="23" calcext:value-type="float">
            <text:p>23</text:p>
          </table:table-cell>
          <table:table-cell table:formula="of:=IF([$'Number Assignments'.$B$43]=&quot;&quot;;IF([.Q95]=&quot;&quot;;0;[.Q95]+1);[.K102]+1)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IF([$'Number Assignments'.$B$43]=&quot;&quot;;IF([.M96]=&quot;&quot;;0;[.M96]+1);[.G103]+1)" office:value-type="float" office:value="37" calcext:value-type="float">
            <text:p>37</text:p>
          </table:table-cell>
          <table:table-cell table:formula="of:=IF([$'Number Assignments'.$B$43]=&quot;&quot;;IF([.N96]=&quot;&quot;;0;[.N96]+1);[.H103]+1)" office:value-type="float" office:value="3" calcext:value-type="float">
            <text:p>3</text:p>
          </table:table-cell>
          <table:table-cell table:formula="of:=IF([$'Number Assignments'.$B$43]=&quot;&quot;;IF([.O96]=&quot;&quot;;0;[.O96]+1);[.I103]+1)" office:value-type="float" office:value="1" calcext:value-type="float">
            <text:p>1</text:p>
          </table:table-cell>
          <table:table-cell table:formula="of:=IF([$'Number Assignments'.$B$43]=&quot;&quot;;IF([.P96]=&quot;&quot;;0;[.P96]+1);[.J103]+1)" office:value-type="float" office:value="13" calcext:value-type="float">
            <text:p>13</text:p>
          </table:table-cell>
          <table:table-cell table:formula="of:=IF([$'Number Assignments'.$B$43]=&quot;&quot;;IF([.Q96]=&quot;&quot;;0;[.Q96]+1);[.K103]+1)"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IF([$'Number Assignments'.$B$43]=&quot;&quot;;IF([.M97]=&quot;&quot;;0;[.M97]+1);[.G104]+1)" office:value-type="float" office:value="26" calcext:value-type="float">
            <text:p>26</text:p>
          </table:table-cell>
          <table:table-cell table:formula="of:=IF([$'Number Assignments'.$B$43]=&quot;&quot;;IF([.N97]=&quot;&quot;;0;[.N97]+1);[.H104]+1)" office:value-type="float" office:value="31" calcext:value-type="float">
            <text:p>31</text:p>
          </table:table-cell>
          <table:table-cell table:formula="of:=IF([$'Number Assignments'.$B$43]=&quot;&quot;;IF([.O97]=&quot;&quot;;0;[.O97]+1);[.I104]+1)" office:value-type="float" office:value="10" calcext:value-type="float">
            <text:p>10</text:p>
          </table:table-cell>
          <table:table-cell table:formula="of:=IF([$'Number Assignments'.$B$43]=&quot;&quot;;IF([.P97]=&quot;&quot;;0;[.P97]+1);[.J104]+1)" office:value-type="float" office:value="4" calcext:value-type="float">
            <text:p>4</text:p>
          </table:table-cell>
          <table:table-cell table:formula="of:=IF([$'Number Assignments'.$B$43]=&quot;&quot;;IF([.Q97]=&quot;&quot;;0;[.Q97]+1);[.K104]+1)"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IF([$'Number Assignments'.$B$43]=&quot;&quot;;IF([.M98]=&quot;&quot;;0;[.M98]+1);[.G105]+1)" office:value-type="float" office:value="9" calcext:value-type="float">
            <text:p>9</text:p>
          </table:table-cell>
          <table:table-cell table:formula="of:=IF([$'Number Assignments'.$B$43]=&quot;&quot;;IF([.N98]=&quot;&quot;;0;[.N98]+1);[.H105]+1)" office:value-type="float" office:value="27" calcext:value-type="float">
            <text:p>27</text:p>
          </table:table-cell>
          <table:table-cell table:formula="of:=IF([$'Number Assignments'.$B$43]=&quot;&quot;;IF([.O98]=&quot;&quot;;0;[.O98]+1);[.I105]+1)" office:value-type="float" office:value="32" calcext:value-type="float">
            <text:p>32</text:p>
          </table:table-cell>
          <table:table-cell table:formula="of:=IF([$'Number Assignments'.$B$43]=&quot;&quot;;IF([.P98]=&quot;&quot;;0;[.P98]+1);[.J105]+1)" office:value-type="float" office:value="20" calcext:value-type="float">
            <text:p>20</text:p>
          </table:table-cell>
          <table:table-cell table:formula="of:=IF([$'Number Assignments'.$B$43]=&quot;&quot;;IF([.Q98]=&quot;&quot;;0;[.Q98]+1);[.K105]+1)"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IF([$'Number Assignments'.$B$43]=&quot;&quot;;IF([.M99]=&quot;&quot;;0;[.M99]+1);[.G106]+1)" office:value-type="float" office:value="0" calcext:value-type="float">
            <text:p>0</text:p>
          </table:table-cell>
          <table:table-cell table:formula="of:=IF([$'Number Assignments'.$B$43]=&quot;&quot;;IF([.N99]=&quot;&quot;;0;[.N99]+1);[.H106]+1)" office:value-type="float" office:value="0" calcext:value-type="float">
            <text:p>0</text:p>
          </table:table-cell>
          <table:table-cell table:formula="of:=IF([$'Number Assignments'.$B$43]=&quot;&quot;;IF([.O99]=&quot;&quot;;0;[.O99]+1);[.I106]+1)" office:value-type="float" office:value="0" calcext:value-type="float">
            <text:p>0</text:p>
          </table:table-cell>
          <table:table-cell table:formula="of:=IF([$'Number Assignments'.$B$43]=&quot;&quot;;IF([.P99]=&quot;&quot;;0;[.P99]+1);[.J106]+1)" office:value-type="float" office:value="0" calcext:value-type="float">
            <text:p>0</text:p>
          </table:table-cell>
          <table:table-cell table:formula="of:=IF([$'Number Assignments'.$B$43]=&quot;&quot;;IF([.Q99]=&quot;&quot;;0;[.Q99]+1);[.K106]+1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</table:table>
      <table:table table:name="PrintSchedule40" table:style-name="ta1">
        <table:table-column table:style-name="co1" table:number-columns-repeated="6" table:default-cell-style-name="ce3"/>
        <table:table-row table:style-name="ro1">
          <table:table-cell table:style-name="ce70" office:value-type="string" calcext:value-type="string" table:number-columns-spanned="6" table:number-rows-spanned="1">
            <text:p>Saturday</text:p>
          </table:table-cell>
          <table:covered-table-cell table:number-columns-repeated="4" table:style-name="ce78"/>
          <table:covered-table-cell table:style-name="ce84"/>
        </table:table-row>
        <table:table-row table:style-name="ro1">
          <table:table-cell table:style-name="ce71" office:value-type="string" calcext:value-type="string" table:number-columns-spanned="1" table:number-rows-spanned="10">
            <text:p>Round 1 09:30 – 11:00</text:p>
          </table:table-cell>
          <table:table-cell table:style-name="ce79" office:value-type="string" calcext:value-type="string">
            <text:p>Table 1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6" calcext:value-type="float">
            <text:p>16</text:p>
          </table:table-cell>
          <table:table-cell table:style-name="ce85" office:value-type="float" office:value="3" calcext:value-type="float">
            <text:p>3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2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2" calcext:value-type="float">
            <text:p>22</text:p>
          </table:table-cell>
          <table:table-cell table:style-name="ce86" office:value-type="float" office:value="12" calcext:value-type="float">
            <text:p>12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7" calcext:value-type="float">
            <text:p>37</text:p>
          </table:table-cell>
          <table:table-cell table:style-name="ce80" office:value-type="float" office:value="21" calcext:value-type="float">
            <text:p>21</text:p>
          </table:table-cell>
          <table:table-cell table:style-name="ce86" office:value-type="float" office:value="11" calcext:value-type="float">
            <text:p>11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4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13" calcext:value-type="float">
            <text:p>13</text:p>
          </table:table-cell>
          <table:table-cell table:style-name="ce86" office:value-type="float" office:value="8" calcext:value-type="float">
            <text:p>8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5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4" calcext:value-type="float">
            <text:p>24</text:p>
          </table:table-cell>
          <table:table-cell table:style-name="ce86" office:value-type="float" office:value="17" calcext:value-type="float">
            <text:p>17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6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7" calcext:value-type="float">
            <text:p>7</text:p>
          </table:table-cell>
          <table:table-cell table:style-name="ce86" office:value-type="float" office:value="30" calcext:value-type="float">
            <text:p>30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7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20" calcext:value-type="float">
            <text:p>20</text:p>
          </table:table-cell>
          <table:table-cell table:style-name="ce86" office:value-type="float" office:value="36" calcext:value-type="float">
            <text:p>36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15" calcext:value-type="float">
            <text:p>15</text:p>
          </table:table-cell>
          <table:table-cell table:style-name="ce86" office:value-type="float" office:value="9" calcext:value-type="float">
            <text:p>9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9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</table:table-row>
        <table:table-row table:style-name="ro1">
          <table:covered-table-cell table:style-name="ce103"/>
          <table:table-cell table:style-name="ce81" office:value-type="string" calcext:value-type="string">
            <text:p>Table 10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38" calcext:value-type="float">
            <text:p>38</text:p>
          </table:table-cell>
          <table:table-cell table:style-name="ce87" office:value-type="float" office:value="14" calcext:value-type="float">
            <text:p>14</text:p>
          </table:table-cell>
        </table:table-row>
        <table:table-row table:style-name="ro1">
          <table:table-cell table:style-name="ce74" office:value-type="string" calcext:value-type="string" table:number-columns-spanned="1" table:number-rows-spanned="10">
            <text:p>Round 2 11:15 – 12:45</text:p>
          </table:table-cell>
          <table:table-cell table:style-name="ce79" office:value-type="string" calcext:value-type="string">
            <text:p>Table 1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38" calcext:value-type="float">
            <text:p>38</text:p>
          </table:table-cell>
          <table:table-cell table:style-name="ce79" office:value-type="float" office:value="26" calcext:value-type="float">
            <text:p>26</text:p>
          </table:table-cell>
          <table:table-cell table:style-name="ce85" office:value-type="float" office:value="15" calcext:value-type="float">
            <text:p>15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2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40" calcext:value-type="float">
            <text:p>40</text:p>
          </table:table-cell>
          <table:table-cell table:style-name="ce86" office:value-type="float" office:value="4" calcext:value-type="float">
            <text:p>4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3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8" calcext:value-type="float">
            <text:p>18</text:p>
          </table:table-cell>
          <table:table-cell table:style-name="ce86" office:value-type="float" office:value="11" calcext:value-type="float">
            <text:p>11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4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25" calcext:value-type="float">
            <text:p>25</text:p>
          </table:table-cell>
          <table:table-cell table:style-name="ce86" office:value-type="float" office:value="19" calcext:value-type="float">
            <text:p>19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5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6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39" calcext:value-type="float">
            <text:p>39</text:p>
          </table:table-cell>
          <table:table-cell table:style-name="ce86" office:value-type="float" office:value="10" calcext:value-type="float">
            <text:p>10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7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17" calcext:value-type="float">
            <text:p>17</text:p>
          </table:table-cell>
          <table:table-cell table:style-name="ce86" office:value-type="float" office:value="37" calcext:value-type="float">
            <text:p>37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12" calcext:value-type="float">
            <text:p>12</text:p>
          </table:table-cell>
          <table:table-cell table:style-name="ce86" office:value-type="float" office:value="9" calcext:value-type="float">
            <text:p>9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9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32" calcext:value-type="float">
            <text:p>32</text:p>
          </table:table-cell>
          <table:table-cell table:style-name="ce86" office:value-type="float" office:value="28" calcext:value-type="float">
            <text:p>28</text:p>
          </table:table-cell>
        </table:table-row>
        <table:table-row table:style-name="ro1">
          <table:covered-table-cell table:style-name="ce105"/>
          <table:table-cell table:style-name="ce82" office:value-type="string" calcext:value-type="string">
            <text:p>Table 10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27" calcext:value-type="float">
            <text:p>27</text:p>
          </table:table-cell>
          <table:table-cell table:style-name="ce82" office:value-type="float" office:value="31" calcext:value-type="float">
            <text:p>31</text:p>
          </table:table-cell>
          <table:table-cell table:style-name="ce88" office:value-type="float" office:value="36" calcext:value-type="float">
            <text:p>36</text:p>
          </table:table-cell>
        </table:table-row>
        <table:table-row table:style-name="ro1">
          <table:table-cell table:style-name="ce76" office:value-type="string" calcext:value-type="string" table:number-columns-spanned="6" table:number-rows-spanned="1">
            <text:p>Lunch</text:p>
          </table:table-cell>
          <table:covered-table-cell table:number-columns-repeated="4"/>
          <table:covered-table-cell table:style-name="ce89"/>
        </table:table-row>
        <table:table-row table:style-name="ro1">
          <table:table-cell table:style-name="ce71" office:value-type="string" calcext:value-type="string" table:number-columns-spanned="1" table:number-rows-spanned="10">
            <text:p>Round 3 14:00 – 15:30</text:p>
          </table:table-cell>
          <table:table-cell table:style-name="ce79" office:value-type="string" calcext:value-type="string">
            <text:p>Table 1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float" office:value="18" calcext:value-type="float">
            <text:p>18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2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10" calcext:value-type="float">
            <text:p>10</text:p>
          </table:table-cell>
          <table:table-cell table:style-name="ce86" office:value-type="float" office:value="13" calcext:value-type="float">
            <text:p>13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3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7" calcext:value-type="float">
            <text:p>27</text:p>
          </table:table-cell>
          <table:table-cell table:style-name="ce86" office:value-type="float" office:value="35" calcext:value-type="float">
            <text:p>35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4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5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86" office:value-type="float" office:value="1" calcext:value-type="float">
            <text:p>1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6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29" calcext:value-type="float">
            <text:p>29</text:p>
          </table:table-cell>
          <table:table-cell table:style-name="ce86" office:value-type="float" office:value="19" calcext:value-type="float">
            <text:p>19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7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37" calcext:value-type="float">
            <text:p>37</text:p>
          </table:table-cell>
          <table:table-cell table:style-name="ce86" office:value-type="float" office:value="39" calcext:value-type="float">
            <text:p>39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8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33" calcext:value-type="float">
            <text:p>33</text:p>
          </table:table-cell>
          <table:table-cell table:style-name="ce86" office:value-type="float" office:value="24" calcext:value-type="float">
            <text:p>24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9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5" calcext:value-type="float">
            <text:p>15</text:p>
          </table:table-cell>
          <table:table-cell table:style-name="ce86" office:value-type="float" office:value="12" calcext:value-type="float">
            <text:p>12</text:p>
          </table:table-cell>
        </table:table-row>
        <table:table-row table:style-name="ro1">
          <table:covered-table-cell table:style-name="ce103"/>
          <table:table-cell table:style-name="ce81" office:value-type="string" calcext:value-type="string">
            <text:p>Table 10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34" calcext:value-type="float">
            <text:p>34</text:p>
          </table:table-cell>
          <table:table-cell table:style-name="ce87" office:value-type="float" office:value="32" calcext:value-type="float">
            <text:p>32</text:p>
          </table:table-cell>
        </table:table-row>
        <table:table-row table:style-name="ro1">
          <table:table-cell table:style-name="ce71" office:value-type="string" calcext:value-type="string" table:number-columns-spanned="1" table:number-rows-spanned="10">
            <text:p>Round 4 15:45 – 17:15</text:p>
          </table:table-cell>
          <table:table-cell table:style-name="ce79" office:value-type="string" calcext:value-type="string">
            <text:p>Table 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36" calcext:value-type="float">
            <text:p>36</text:p>
          </table:table-cell>
          <table:table-cell table:style-name="ce85" office:value-type="float" office:value="34" calcext:value-type="float">
            <text:p>34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2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3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30" calcext:value-type="float">
            <text:p>30</text:p>
          </table:table-cell>
          <table:table-cell table:style-name="ce86" office:value-type="float" office:value="20" calcext:value-type="float">
            <text:p>20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4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31" calcext:value-type="float">
            <text:p>31</text:p>
          </table:table-cell>
          <table:table-cell table:style-name="ce86" office:value-type="float" office:value="3" calcext:value-type="float">
            <text:p>3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5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24" calcext:value-type="float">
            <text:p>24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6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28" calcext:value-type="float">
            <text:p>28</text:p>
          </table:table-cell>
          <table:table-cell table:style-name="ce86" office:value-type="float" office:value="18" calcext:value-type="float">
            <text:p>18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7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6" calcext:value-type="float">
            <text:p>16</text:p>
          </table:table-cell>
          <table:table-cell table:style-name="ce86" office:value-type="float" office:value="2" calcext:value-type="float">
            <text:p>2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8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19" calcext:value-type="float">
            <text:p>19</text:p>
          </table:table-cell>
          <table:table-cell table:style-name="ce86" office:value-type="float" office:value="27" calcext:value-type="float">
            <text:p>27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9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40" calcext:value-type="float">
            <text:p>40</text:p>
          </table:table-cell>
          <table:table-cell table:style-name="ce86" office:value-type="float" office:value="33" calcext:value-type="float">
            <text:p>33</text:p>
          </table:table-cell>
        </table:table-row>
        <table:table-row table:style-name="ro1">
          <table:covered-table-cell table:style-name="ce103"/>
          <table:table-cell table:style-name="ce81" office:value-type="string" calcext:value-type="string">
            <text:p>Table 10</text:p>
          </table:table-cell>
          <table:table-cell table:style-name="ce81" office:value-type="float" office:value="37" calcext:value-type="float">
            <text:p>37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23" calcext:value-type="float">
            <text:p>23</text:p>
          </table:table-cell>
          <table:table-cell table:style-name="ce87" office:value-type="float" office:value="22" calcext:value-type="float">
            <text:p>22</text:p>
          </table:table-cell>
        </table:table-row>
        <table:table-row table:style-name="ro1">
          <table:table-cell table:style-name="ce71" office:value-type="string" calcext:value-type="string" table:number-columns-spanned="1" table:number-rows-spanned="10">
            <text:p>Round 5 17:30 – 18:45</text:p>
          </table:table-cell>
          <table:table-cell table:style-name="ce79" office:value-type="string" calcext:value-type="string">
            <text:p>Table 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28" calcext:value-type="float">
            <text:p>28</text:p>
          </table:table-cell>
          <table:table-cell table:style-name="ce85" office:value-type="float" office:value="16" calcext:value-type="float">
            <text:p>16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2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9" calcext:value-type="float">
            <text:p>9</text:p>
          </table:table-cell>
          <table:table-cell table:style-name="ce86" office:value-type="float" office:value="25" calcext:value-type="float">
            <text:p>25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3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27" calcext:value-type="float">
            <text:p>27</text:p>
          </table:table-cell>
          <table:table-cell table:style-name="ce86" office:value-type="float" office:value="15" calcext:value-type="float">
            <text:p>15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4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1" calcext:value-type="float">
            <text:p>21</text:p>
          </table:table-cell>
          <table:table-cell table:style-name="ce86" office:value-type="float" office:value="17" calcext:value-type="float">
            <text:p>17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14" calcext:value-type="float">
            <text:p>14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6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9" calcext:value-type="float">
            <text:p>19</text:p>
          </table:table-cell>
          <table:table-cell table:style-name="ce86" office:value-type="float" office:value="37" calcext:value-type="float">
            <text:p>37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7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36" calcext:value-type="float">
            <text:p>36</text:p>
          </table:table-cell>
          <table:table-cell table:style-name="ce86" office:value-type="float" office:value="30" calcext:value-type="float">
            <text:p>30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8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float" office:value="29" calcext:value-type="float">
            <text:p>29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9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34" calcext:value-type="float">
            <text:p>34</text:p>
          </table:table-cell>
          <table:table-cell table:style-name="ce86" office:value-type="float" office:value="7" calcext:value-type="float">
            <text:p>7</text:p>
          </table:table-cell>
        </table:table-row>
        <table:table-row table:style-name="ro1">
          <table:covered-table-cell table:style-name="ce103"/>
          <table:table-cell table:style-name="ce81" office:value-type="string" calcext:value-type="string">
            <text:p>Table 10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8" calcext:value-type="float">
            <text:p>8</text:p>
          </table:table-cell>
          <table:table-cell table:style-name="ce87" office:value-type="float" office:value="38" calcext:value-type="float">
            <text:p>38</text:p>
          </table:table-cell>
        </table:table-row>
        <table:table-row table:style-name="ro1" table:number-rows-repeated="2">
          <table:table-cell table:style-name="ce4" table:number-columns-repeated="6"/>
        </table:table-row>
        <table:table-row table:style-name="ro1">
          <table:table-cell table:style-name="ce70" office:value-type="string" calcext:value-type="string" table:number-columns-spanned="6" table:number-rows-spanned="1">
            <text:p>Sunday</text:p>
          </table:table-cell>
          <table:covered-table-cell table:number-columns-repeated="4"/>
          <table:covered-table-cell table:style-name="ce89"/>
        </table:table-row>
        <table:table-row table:style-name="ro1">
          <table:table-cell table:style-name="ce71" office:value-type="string" calcext:value-type="string" table:number-columns-spanned="1" table:number-rows-spanned="10">
            <text:p>Round 6 09:15 – 10:45</text:p>
          </table:table-cell>
          <table:table-cell table:style-name="ce79" office:value-type="string" calcext:value-type="string">
            <text:p>Table 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4" calcext:value-type="float">
            <text:p>24</text:p>
          </table:table-cell>
          <table:table-cell table:style-name="ce85" office:value-type="float" office:value="29" calcext:value-type="float">
            <text:p>29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2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35" calcext:value-type="float">
            <text:p>35</text:p>
          </table:table-cell>
          <table:table-cell table:style-name="ce86" office:value-type="float" office:value="26" calcext:value-type="float">
            <text:p>26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3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22" calcext:value-type="float">
            <text:p>22</text:p>
          </table:table-cell>
          <table:table-cell table:style-name="ce86" office:value-type="float" office:value="7" calcext:value-type="float">
            <text:p>7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4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5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25" calcext:value-type="float">
            <text:p>25</text:p>
          </table:table-cell>
          <table:table-cell table:style-name="ce86" office:value-type="float" office:value="27" calcext:value-type="float">
            <text:p>27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6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4" calcext:value-type="float">
            <text:p>14</text:p>
          </table:table-cell>
          <table:table-cell table:style-name="ce86" office:value-type="float" office:value="10" calcext:value-type="float">
            <text:p>10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7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38" calcext:value-type="float">
            <text:p>38</text:p>
          </table:table-cell>
          <table:table-cell table:style-name="ce86" office:value-type="float" office:value="32" calcext:value-type="float">
            <text:p>32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8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2" calcext:value-type="float">
            <text:p>2</text:p>
          </table:table-cell>
          <table:table-cell table:style-name="ce86" office:value-type="float" office:value="39" calcext:value-type="float">
            <text:p>39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9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37" calcext:value-type="float">
            <text:p>37</text:p>
          </table:table-cell>
          <table:table-cell table:style-name="ce86" office:value-type="float" office:value="31" calcext:value-type="float">
            <text:p>31</text:p>
          </table:table-cell>
        </table:table-row>
        <table:table-row table:style-name="ro1">
          <table:covered-table-cell table:style-name="ce103"/>
          <table:table-cell table:style-name="ce81" office:value-type="string" calcext:value-type="string">
            <text:p>Table 10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23" calcext:value-type="float">
            <text:p>23</text:p>
          </table:table-cell>
          <table:table-cell table:style-name="ce87" office:value-type="float" office:value="40" calcext:value-type="float">
            <text:p>40</text:p>
          </table:table-cell>
        </table:table-row>
        <table:table-row table:style-name="ro1">
          <table:table-cell table:style-name="ce74" office:value-type="string" calcext:value-type="string" table:number-columns-spanned="1" table:number-rows-spanned="10">
            <text:p>Round 7 11:00 – 12:30</text:p>
          </table:table-cell>
          <table:table-cell table:style-name="ce79" office:value-type="string" calcext:value-type="string">
            <text:p>Table 1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37" calcext:value-type="float">
            <text:p>37</text:p>
          </table:table-cell>
          <table:table-cell table:style-name="ce79" office:value-type="float" office:value="14" calcext:value-type="float">
            <text:p>14</text:p>
          </table:table-cell>
          <table:table-cell table:style-name="ce85" office:value-type="float" office:value="26" calcext:value-type="float">
            <text:p>26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2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18" calcext:value-type="float">
            <text:p>18</text:p>
          </table:table-cell>
          <table:table-cell table:style-name="ce86" office:value-type="float" office:value="2" calcext:value-type="float">
            <text:p>2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3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4" calcext:value-type="float">
            <text:p>4</text:p>
          </table:table-cell>
          <table:table-cell table:style-name="ce86" office:value-type="float" office:value="23" calcext:value-type="float">
            <text:p>23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4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9" calcext:value-type="float">
            <text:p>29</text:p>
          </table:table-cell>
          <table:table-cell table:style-name="ce86" office:value-type="float" office:value="21" calcext:value-type="float">
            <text:p>21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5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7" calcext:value-type="float">
            <text:p>17</text:p>
          </table:table-cell>
          <table:table-cell table:style-name="ce86" office:value-type="float" office:value="28" calcext:value-type="float">
            <text:p>28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6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0" calcext:value-type="float">
            <text:p>20</text:p>
          </table:table-cell>
          <table:table-cell table:style-name="ce86" office:value-type="float" office:value="38" calcext:value-type="float">
            <text:p>38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7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8" calcext:value-type="float">
            <text:p>8</text:p>
          </table:table-cell>
          <table:table-cell table:style-name="ce86" office:value-type="float" office:value="31" calcext:value-type="float">
            <text:p>31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8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3" calcext:value-type="float">
            <text:p>13</text:p>
          </table:table-cell>
          <table:table-cell table:style-name="ce86" office:value-type="float" office:value="33" calcext:value-type="float">
            <text:p>33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9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9" calcext:value-type="float">
            <text:p>9</text:p>
          </table:table-cell>
          <table:table-cell table:style-name="ce86" office:value-type="float" office:value="16" calcext:value-type="float">
            <text:p>16</text:p>
          </table:table-cell>
        </table:table-row>
        <table:table-row table:style-name="ro1">
          <table:covered-table-cell table:style-name="ce105"/>
          <table:table-cell table:style-name="ce82" office:value-type="string" calcext:value-type="string">
            <text:p>Table 1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11" calcext:value-type="float">
            <text:p>11</text:p>
          </table:table-cell>
          <table:table-cell table:style-name="ce88" office:value-type="float" office:value="35" calcext:value-type="float">
            <text:p>35</text:p>
          </table:table-cell>
        </table:table-row>
        <table:table-row table:style-name="ro1">
          <table:table-cell table:style-name="ce77" office:value-type="string" calcext:value-type="string" table:number-columns-spanned="6" table:number-rows-spanned="1">
            <text:p>Lunch</text:p>
          </table:table-cell>
          <table:covered-table-cell table:number-columns-repeated="4"/>
          <table:covered-table-cell table:style-name="ce89"/>
        </table:table-row>
        <table:table-row table:style-name="ro1">
          <table:table-cell table:style-name="ce74" office:value-type="string" calcext:value-type="string" table:number-columns-spanned="1" table:number-rows-spanned="10">
            <text:p>Round 8 13:45 – 15:15</text:p>
          </table:table-cell>
          <table:table-cell table:style-name="ce79" office:value-type="string" calcext:value-type="string">
            <text:p>Table 1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30" calcext:value-type="float">
            <text:p>30</text:p>
          </table:table-cell>
          <table:table-cell table:style-name="ce85" office:value-type="float" office:value="40" calcext:value-type="float">
            <text:p>40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2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2" calcext:value-type="float">
            <text:p>12</text:p>
          </table:table-cell>
          <table:table-cell table:style-name="ce86" office:value-type="float" office:value="21" calcext:value-type="float">
            <text:p>21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3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35" calcext:value-type="float">
            <text:p>35</text:p>
          </table:table-cell>
          <table:table-cell table:style-name="ce86" office:value-type="float" office:value="25" calcext:value-type="float">
            <text:p>25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4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9" calcext:value-type="float">
            <text:p>39</text:p>
          </table:table-cell>
          <table:table-cell table:style-name="ce86" office:value-type="float" office:value="22" calcext:value-type="float">
            <text:p>22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5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33" calcext:value-type="float">
            <text:p>33</text:p>
          </table:table-cell>
          <table:table-cell table:style-name="ce86" office:value-type="float" office:value="34" calcext:value-type="float">
            <text:p>34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6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11" calcext:value-type="float">
            <text:p>11</text:p>
          </table:table-cell>
          <table:table-cell table:style-name="ce86" office:value-type="float" office:value="5" calcext:value-type="float">
            <text:p>5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7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" calcext:value-type="float">
            <text:p>2</text:p>
          </table:table-cell>
          <table:table-cell table:style-name="ce86" office:value-type="float" office:value="23" calcext:value-type="float">
            <text:p>23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8</text:p>
          </table:table-cell>
          <table:table-cell table:style-name="ce80" office:value-type="float" office:value="37" calcext:value-type="float">
            <text:p>37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float" office:value="13" calcext:value-type="float">
            <text:p>13</text:p>
          </table:table-cell>
        </table:table-row>
        <table:table-row table:style-name="ro1">
          <table:covered-table-cell table:style-name="ce102"/>
          <table:table-cell table:style-name="ce80" office:value-type="string" calcext:value-type="string">
            <text:p>Table 9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10" calcext:value-type="float">
            <text:p>10</text:p>
          </table:table-cell>
          <table:table-cell table:style-name="ce86" office:value-type="float" office:value="4" calcext:value-type="float">
            <text:p>4</text:p>
          </table:table-cell>
        </table:table-row>
        <table:table-row table:style-name="ro1">
          <table:covered-table-cell table:style-name="ce105"/>
          <table:table-cell table:style-name="ce82" office:value-type="string" calcext:value-type="string">
            <text:p>Table 10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27" calcext:value-type="float">
            <text:p>27</text:p>
          </table:table-cell>
          <table:table-cell table:style-name="ce82" office:value-type="float" office:value="32" calcext:value-type="float">
            <text:p>32</text:p>
          </table:table-cell>
          <table:table-cell table:style-name="ce88" office:value-type="float" office:value="20" calcext:value-type="float">
            <text:p>20</text:p>
          </table:table-cell>
        </table:table-row>
        <table:table-row table:style-name="ro1">
          <table:table-cell table:style-name="ce77" office:value-type="string" calcext:value-type="string" table:number-columns-spanned="6" table:number-rows-spanned="1">
            <text:p>Award Ceremony</text:p>
          </table:table-cell>
          <table:covered-table-cell table:number-columns-repeated="4" table:style-name="ce83"/>
          <table:covered-table-cell table:style-name="ce90"/>
        </table:table-row>
        <table:table-row table:style-name="ro1" table:number-rows-repeated="104848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intTableSheet40" table:style-name="ta1">
        <table:table-column table:style-name="co12" table:default-cell-style-name="ce121"/>
        <table:table-column table:style-name="co13" table:number-columns-repeated="4" table:default-cell-style-name="ce91"/>
        <table:table-column table:style-name="co12" table:default-cell-style-name="ce121"/>
        <table:table-column table:style-name="co13" table:number-columns-repeated="4" table:default-cell-style-name="ce91"/>
        <table:table-column table:style-name="co12" table:default-cell-style-name="ce121"/>
        <table:table-column table:style-name="co13" table:number-columns-repeated="4" table:default-cell-style-name="ce91"/>
        <table:table-column table:style-name="co12" table:default-cell-style-name="ce121"/>
        <table:table-column table:style-name="co13" table:number-columns-repeated="3" table:default-cell-style-name="ce91"/>
        <table:table-column table:style-name="co14" table:default-cell-style-name="ce91"/>
        <table:table-column table:style-name="co12" table:default-cell-style-name="ce121"/>
        <table:table-column table:style-name="co13" table:number-columns-repeated="4" table:default-cell-style-name="ce91"/>
        <table:table-column table:style-name="co12" table:default-cell-style-name="ce121"/>
        <table:table-column table:style-name="co13" table:number-columns-repeated="4" table:default-cell-style-name="ce91"/>
        <table:table-column table:style-name="co12" table:default-cell-style-name="ce121"/>
        <table:table-column table:style-name="co13" table:number-columns-repeated="4" table:default-cell-style-name="ce91"/>
        <table:table-column table:style-name="co12" table:default-cell-style-name="ce121"/>
        <table:table-column table:style-name="co13" table:number-columns-repeated="4" table:default-cell-style-name="ce91"/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" calcext:value-type="float">
            <text:p>1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" calcext:value-type="float">
            <text:p>1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" calcext:value-type="float">
            <text:p>1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" calcext:value-type="float">
            <text:p>1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" calcext:value-type="float">
            <text:p>1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" calcext:value-type="float">
            <text:p>1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" calcext:value-type="float">
            <text:p>1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1]-1)*12+[.E1]))+1" office:value-type="float" office:value="40" calcext:value-type="float">
            <text:p>40</text:p>
          </table:table-cell>
          <table:table-cell table:style-name="ce126" table:formula="of:=INDIRECT(CONCATENATE(&quot;$TableSeating.&quot;;&quot;N&quot;;4+([.C1]-1)*12+[.E1]))+1" office:value-type="float" office:value="19" calcext:value-type="float">
            <text:p>19</text:p>
          </table:table-cell>
          <table:table-cell table:style-name="ce126" table:formula="of:=INDIRECT(CONCATENATE(&quot;$TableSeating.&quot;;&quot;O&quot;;4+([.C1]-1)*12+[.E1]))+1" office:value-type="float" office:value="16" calcext:value-type="float">
            <text:p>16</text:p>
          </table:table-cell>
          <table:table-cell table:style-name="ce126" table:formula="of:=INDIRECT(CONCATENATE(&quot;$TableSeating.&quot;;&quot;P&quot;;4+([.C1]-1)*12+[.E1]))+1" office:value-type="float" office:value="3" calcext:value-type="float">
            <text:p>3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1]-1)*12+[.J1]))+1" office:value-type="float" office:value="21" calcext:value-type="float">
            <text:p>21</text:p>
          </table:table-cell>
          <table:table-cell table:style-name="ce126" table:formula="of:=INDIRECT(CONCATENATE(&quot;$TableSeating.&quot;;&quot;N&quot;;4+([.H1]-1)*12+[.J1]))+1" office:value-type="float" office:value="38" calcext:value-type="float">
            <text:p>38</text:p>
          </table:table-cell>
          <table:table-cell table:style-name="ce126" table:formula="of:=INDIRECT(CONCATENATE(&quot;$TableSeating.&quot;;&quot;O&quot;;4+([.H1]-1)*12+[.J1]))+1" office:value-type="float" office:value="26" calcext:value-type="float">
            <text:p>26</text:p>
          </table:table-cell>
          <table:table-cell table:style-name="ce126" table:formula="of:=INDIRECT(CONCATENATE(&quot;$TableSeating.&quot;;&quot;P&quot;;4+([.H1]-1)*12+[.J1]))+1" office:value-type="float" office:value="15" calcext:value-type="float">
            <text:p>15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1]-1)*12+[.O1]))+1" office:value-type="float" office:value="21" calcext:value-type="float">
            <text:p>21</text:p>
          </table:table-cell>
          <table:table-cell table:style-name="ce126" table:formula="of:=INDIRECT(CONCATENATE(&quot;$TableSeating.&quot;;&quot;N&quot;;4+([.M1]-1)*12+[.O1]))+1" office:value-type="float" office:value="8" calcext:value-type="float">
            <text:p>8</text:p>
          </table:table-cell>
          <table:table-cell table:style-name="ce126" table:formula="of:=INDIRECT(CONCATENATE(&quot;$TableSeating.&quot;;&quot;O&quot;;4+([.M1]-1)*12+[.O1]))+1" office:value-type="float" office:value="4" calcext:value-type="float">
            <text:p>4</text:p>
          </table:table-cell>
          <table:table-cell table:style-name="ce126" table:formula="of:=INDIRECT(CONCATENATE(&quot;$TableSeating.&quot;;&quot;P&quot;;4+([.M1]-1)*12+[.O1]))+1" office:value-type="float" office:value="18" calcext:value-type="float">
            <text:p>18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1]-1)*12+[.T1]))+1" office:value-type="float" office:value="5" calcext:value-type="float">
            <text:p>5</text:p>
          </table:table-cell>
          <table:table-cell table:style-name="ce126" table:formula="of:=INDIRECT(CONCATENATE(&quot;$TableSeating.&quot;;&quot;N&quot;;4+([.R1]-1)*12+[.T1]))+1" office:value-type="float" office:value="25" calcext:value-type="float">
            <text:p>25</text:p>
          </table:table-cell>
          <table:table-cell table:style-name="ce126" table:formula="of:=INDIRECT(CONCATENATE(&quot;$TableSeating.&quot;;&quot;O&quot;;4+([.R1]-1)*12+[.T1]))+1" office:value-type="float" office:value="36" calcext:value-type="float">
            <text:p>36</text:p>
          </table:table-cell>
          <table:table-cell table:style-name="ce126" table:formula="of:=INDIRECT(CONCATENATE(&quot;$TableSeating.&quot;;&quot;P&quot;;4+([.R1]-1)*12+[.T1]))+1" office:value-type="float" office:value="34" calcext:value-type="float">
            <text:p>34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1]-1)*12+[.Y1]))+1" office:value-type="float" office:value="12" calcext:value-type="float">
            <text:p>12</text:p>
          </table:table-cell>
          <table:table-cell table:style-name="ce126" table:formula="of:=INDIRECT(CONCATENATE(&quot;$TableSeating.&quot;;&quot;N&quot;;4+([.W1]-1)*12+[.Y1]))+1" office:value-type="float" office:value="13" calcext:value-type="float">
            <text:p>13</text:p>
          </table:table-cell>
          <table:table-cell table:style-name="ce126" table:formula="of:=INDIRECT(CONCATENATE(&quot;$TableSeating.&quot;;&quot;O&quot;;4+([.W1]-1)*12+[.Y1]))+1" office:value-type="float" office:value="28" calcext:value-type="float">
            <text:p>28</text:p>
          </table:table-cell>
          <table:table-cell table:style-name="ce126" table:formula="of:=INDIRECT(CONCATENATE(&quot;$TableSeating.&quot;;&quot;P&quot;;4+([.W1]-1)*12+[.Y1]))+1" office:value-type="float" office:value="16" calcext:value-type="float">
            <text:p>16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1]-1)*12+[.AD1]))+1" office:value-type="float" office:value="4" calcext:value-type="float">
            <text:p>4</text:p>
          </table:table-cell>
          <table:table-cell table:style-name="ce126" table:formula="of:=INDIRECT(CONCATENATE(&quot;$TableSeating.&quot;;&quot;N&quot;;4+([.AB1]-1)*12+[.AD1]))+1" office:value-type="float" office:value="5" calcext:value-type="float">
            <text:p>5</text:p>
          </table:table-cell>
          <table:table-cell table:style-name="ce126" table:formula="of:=INDIRECT(CONCATENATE(&quot;$TableSeating.&quot;;&quot;O&quot;;4+([.AB1]-1)*12+[.AD1]))+1" office:value-type="float" office:value="24" calcext:value-type="float">
            <text:p>24</text:p>
          </table:table-cell>
          <table:table-cell table:style-name="ce126" table:formula="of:=INDIRECT(CONCATENATE(&quot;$TableSeating.&quot;;&quot;P&quot;;4+([.AB1]-1)*12+[.AD1]))+1" office:value-type="float" office:value="29" calcext:value-type="float">
            <text:p>2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1]-1)*12+[.AI1]))" office:value-type="float" office:value="1" calcext:value-type="float">
            <text:p>1</text:p>
          </table:table-cell>
          <table:table-cell table:style-name="ce126" table:formula="of:=INDIRECT(CONCATENATE(&quot;$TableSeating.&quot;;&quot;B&quot;;4+([.AG1]-1)*12+[.AI1]))" office:value-type="float" office:value="9" calcext:value-type="float">
            <text:p>9</text:p>
          </table:table-cell>
          <table:table-cell table:style-name="ce126" table:formula="of:=INDIRECT(CONCATENATE(&quot;$TableSeating.&quot;;&quot;C&quot;;4+([.AG1]-1)*12+[.AI1]))" office:value-type="float" office:value="2" calcext:value-type="float">
            <text:p>2</text:p>
          </table:table-cell>
          <table:table-cell table:style-name="ce126" table:formula="of:=INDIRECT(CONCATENATE(&quot;$TableSeating.&quot;;&quot;D&quot;;4+([.AG1]-1)*12+[.AI1]))" office:value-type="float" office:value="39" calcext:value-type="float">
            <text:p>3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1]-1)*12+[.AN1]))+1" office:value-type="float" office:value="24" calcext:value-type="float">
            <text:p>24</text:p>
          </table:table-cell>
          <table:table-cell table:style-name="ce126" table:formula="of:=INDIRECT(CONCATENATE(&quot;$TableSeating.&quot;;&quot;N&quot;;4+([.AL1]-1)*12+[.AN1]))+1" office:value-type="float" office:value="15" calcext:value-type="float">
            <text:p>15</text:p>
          </table:table-cell>
          <table:table-cell table:style-name="ce126" table:formula="of:=INDIRECT(CONCATENATE(&quot;$TableSeating.&quot;;&quot;O&quot;;4+([.AL1]-1)*12+[.AN1]))+1" office:value-type="float" office:value="30" calcext:value-type="float">
            <text:p>30</text:p>
          </table:table-cell>
          <table:table-cell table:style-name="ce126" table:formula="of:=INDIRECT(CONCATENATE(&quot;$TableSeating.&quot;;&quot;P&quot;;4+([.AL1]-1)*12+[.AN1]))+1" office:value-type="float" office:value="40" calcext:value-type="float">
            <text:p>40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4];[$'Number Assignments'.$A$3:$'Number Assignments'.$B$46];2;0)" office:value-type="float" office:value="0" calcext:value-type="float">
            <text:p/>
          </table:table-cell>
          <table:table-cell table:style-name="ce127" table:formula="of:=VLOOKUP([.C4];[$'Number Assignments'.$A$3:$'Number Assignments'.$B$46];2;0)" office:value-type="float" office:value="0" calcext:value-type="float">
            <text:p/>
          </table:table-cell>
          <table:table-cell table:style-name="ce132" table:formula="of:=VLOOKUP([.D4];[$'Number Assignments'.$A$3:$'Number Assignments'.$B$46];2;0)" office:value-type="float" office:value="0" calcext:value-type="float">
            <text:p/>
          </table:table-cell>
          <table:table-cell table:style-name="ce127" table:formula="of:=VLOOKUP([.E4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4];[$'Number Assignments'.$A$3:$'Number Assignments'.$B$46];2;0)" office:value-type="float" office:value="0" calcext:value-type="float">
            <text:p/>
          </table:table-cell>
          <table:table-cell table:style-name="ce127" table:formula="of:=VLOOKUP([.H4];[$'Number Assignments'.$A$3:$'Number Assignments'.$B$46];2;0)" office:value-type="float" office:value="0" calcext:value-type="float">
            <text:p/>
          </table:table-cell>
          <table:table-cell table:style-name="ce127" table:formula="of:=VLOOKUP([.I4];[$'Number Assignments'.$A$3:$'Number Assignments'.$B$46];2;0)" office:value-type="float" office:value="0" calcext:value-type="float">
            <text:p/>
          </table:table-cell>
          <table:table-cell table:style-name="ce127" table:formula="of:=VLOOKUP([.J4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4];[$'Number Assignments'.$A$3:$'Number Assignments'.$B$46];2;0)" office:value-type="float" office:value="0" calcext:value-type="float">
            <text:p/>
          </table:table-cell>
          <table:table-cell table:style-name="ce127" table:formula="of:=VLOOKUP([.M4];[$'Number Assignments'.$A$3:$'Number Assignments'.$B$46];2;0)" office:value-type="float" office:value="0" calcext:value-type="float">
            <text:p/>
          </table:table-cell>
          <table:table-cell table:style-name="ce127" table:formula="of:=VLOOKUP([.N4];[$'Number Assignments'.$A$3:$'Number Assignments'.$B$46];2;0)" office:value-type="float" office:value="0" calcext:value-type="float">
            <text:p/>
          </table:table-cell>
          <table:table-cell table:style-name="ce127" table:formula="of:=VLOOKUP([.O4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4];[$'Number Assignments'.$A$3:$'Number Assignments'.$B$46];2;0)" office:value-type="float" office:value="0" calcext:value-type="float">
            <text:p/>
          </table:table-cell>
          <table:table-cell table:style-name="ce127" table:formula="of:=VLOOKUP([.R4];[$'Number Assignments'.$A$3:$'Number Assignments'.$B$46];2;0)" office:value-type="float" office:value="0" calcext:value-type="float">
            <text:p/>
          </table:table-cell>
          <table:table-cell table:style-name="ce127" table:formula="of:=VLOOKUP([.S4];[$'Number Assignments'.$A$3:$'Number Assignments'.$B$46];2;0)" office:value-type="float" office:value="0" calcext:value-type="float">
            <text:p/>
          </table:table-cell>
          <table:table-cell table:style-name="ce127" table:formula="of:=VLOOKUP([.T4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4];[$'Number Assignments'.$A$3:$'Number Assignments'.$B$46];2;0)" office:value-type="float" office:value="0" calcext:value-type="float">
            <text:p/>
          </table:table-cell>
          <table:table-cell table:style-name="ce127" table:formula="of:=VLOOKUP([.W4];[$'Number Assignments'.$A$3:$'Number Assignments'.$B$46];2;0)" office:value-type="float" office:value="0" calcext:value-type="float">
            <text:p/>
          </table:table-cell>
          <table:table-cell table:style-name="ce127" table:formula="of:=VLOOKUP([.X4];[$'Number Assignments'.$A$3:$'Number Assignments'.$B$46];2;0)" office:value-type="float" office:value="0" calcext:value-type="float">
            <text:p/>
          </table:table-cell>
          <table:table-cell table:style-name="ce132" table:formula="of:=VLOOKUP([.Y4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A4];[$'Number Assignments'.$A$3:$'Number Assignments'.$B$46];2;0)" office:value-type="float" office:value="0" calcext:value-type="float">
            <text:p/>
          </table:table-cell>
          <table:table-cell table:style-name="ce127" table:formula="of:=VLOOKUP([.AB4];[$'Number Assignments'.$A$3:$'Number Assignments'.$B$46];2;0)" office:value-type="float" office:value="0" calcext:value-type="float">
            <text:p/>
          </table:table-cell>
          <table:table-cell table:style-name="ce127" table:formula="of:=VLOOKUP([.AC4];[$'Number Assignments'.$A$3:$'Number Assignments'.$B$46];2;0)" office:value-type="float" office:value="0" calcext:value-type="float">
            <text:p/>
          </table:table-cell>
          <table:table-cell table:style-name="ce127" table:formula="of:=VLOOKUP([.AD4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4];[$'Number Assignments'.$A$3:$'Number Assignments'.$B$46];2;0)" office:value-type="float" office:value="0" calcext:value-type="float">
            <text:p/>
          </table:table-cell>
          <table:table-cell table:style-name="ce127" table:formula="of:=VLOOKUP([.AG4];[$'Number Assignments'.$A$3:$'Number Assignments'.$B$46];2;0)" office:value-type="float" office:value="0" calcext:value-type="float">
            <text:p/>
          </table:table-cell>
          <table:table-cell table:style-name="ce127" table:formula="of:=VLOOKUP([.AH4];[$'Number Assignments'.$A$3:$'Number Assignments'.$B$46];2;0)" office:value-type="float" office:value="0" calcext:value-type="float">
            <text:p/>
          </table:table-cell>
          <table:table-cell table:style-name="ce127" table:formula="of:=VLOOKUP([.AI4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K4];[$'Number Assignments'.$A$3:$'Number Assignments'.$B$46];2;0)" office:value-type="float" office:value="0" calcext:value-type="float">
            <text:p/>
          </table:table-cell>
          <table:table-cell table:style-name="ce127" table:formula="of:=VLOOKUP([.AL4];[$'Number Assignments'.$A$3:$'Number Assignments'.$B$46];2;0)" office:value-type="float" office:value="0" calcext:value-type="float">
            <text:p/>
          </table:table-cell>
          <table:table-cell table:style-name="ce127" table:formula="of:=VLOOKUP([.AM4];[$'Number Assignments'.$A$3:$'Number Assignments'.$B$46];2;0)" office:value-type="float" office:value="0" calcext:value-type="float">
            <text:p/>
          </table:table-cell>
          <table:table-cell table:style-name="ce127" table:formula="of:=VLOOKUP([.AN4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2" calcext:value-type="float">
            <text:p>2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2" calcext:value-type="float">
            <text:p>2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2" calcext:value-type="float">
            <text:p>2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2" calcext:value-type="float">
            <text:p>2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2" calcext:value-type="float">
            <text:p>2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2" calcext:value-type="float">
            <text:p>2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2" calcext:value-type="float">
            <text:p>2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14]-1)*12+[.E14]))+1" office:value-type="float" office:value="26" calcext:value-type="float">
            <text:p>26</text:p>
          </table:table-cell>
          <table:table-cell table:style-name="ce126" table:formula="of:=INDIRECT(CONCATENATE(&quot;$TableSeating.&quot;;&quot;N&quot;;4+([.C14]-1)*12+[.E14]))+1" office:value-type="float" office:value="18" calcext:value-type="float">
            <text:p>18</text:p>
          </table:table-cell>
          <table:table-cell table:style-name="ce126" table:formula="of:=INDIRECT(CONCATENATE(&quot;$TableSeating.&quot;;&quot;O&quot;;4+([.C14]-1)*12+[.E14]))+1" office:value-type="float" office:value="22" calcext:value-type="float">
            <text:p>22</text:p>
          </table:table-cell>
          <table:table-cell table:style-name="ce126" table:formula="of:=INDIRECT(CONCATENATE(&quot;$TableSeating.&quot;;&quot;P&quot;;4+([.C14]-1)*12+[.E14]))+1" office:value-type="float" office:value="12" calcext:value-type="float">
            <text:p>12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14]-1)*12+[.J14]))+1" office:value-type="float" office:value="34" calcext:value-type="float">
            <text:p>34</text:p>
          </table:table-cell>
          <table:table-cell table:style-name="ce126" table:formula="of:=INDIRECT(CONCATENATE(&quot;$TableSeating.&quot;;&quot;N&quot;;4+([.H14]-1)*12+[.J14]))+1" office:value-type="float" office:value="20" calcext:value-type="float">
            <text:p>20</text:p>
          </table:table-cell>
          <table:table-cell table:style-name="ce126" table:formula="of:=INDIRECT(CONCATENATE(&quot;$TableSeating.&quot;;&quot;O&quot;;4+([.H14]-1)*12+[.J14]))+1" office:value-type="float" office:value="40" calcext:value-type="float">
            <text:p>40</text:p>
          </table:table-cell>
          <table:table-cell table:style-name="ce126" table:formula="of:=INDIRECT(CONCATENATE(&quot;$TableSeating.&quot;;&quot;P&quot;;4+([.H14]-1)*12+[.J14]))+1" office:value-type="float" office:value="4" calcext:value-type="float">
            <text:p>4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14]-1)*12+[.O14]))+1" office:value-type="float" office:value="9" calcext:value-type="float">
            <text:p>9</text:p>
          </table:table-cell>
          <table:table-cell table:style-name="ce126" table:formula="of:=INDIRECT(CONCATENATE(&quot;$TableSeating.&quot;;&quot;N&quot;;4+([.M14]-1)*12+[.O14]))+1" office:value-type="float" office:value="17" calcext:value-type="float">
            <text:p>17</text:p>
          </table:table-cell>
          <table:table-cell table:style-name="ce126" table:formula="of:=INDIRECT(CONCATENATE(&quot;$TableSeating.&quot;;&quot;O&quot;;4+([.M14]-1)*12+[.O14]))+1" office:value-type="float" office:value="10" calcext:value-type="float">
            <text:p>10</text:p>
          </table:table-cell>
          <table:table-cell table:style-name="ce126" table:formula="of:=INDIRECT(CONCATENATE(&quot;$TableSeating.&quot;;&quot;P&quot;;4+([.M14]-1)*12+[.O14]))+1" office:value-type="float" office:value="13" calcext:value-type="float">
            <text:p>13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14]-1)*12+[.T14]))+1" office:value-type="float" office:value="1" calcext:value-type="float">
            <text:p>1</text:p>
          </table:table-cell>
          <table:table-cell table:style-name="ce126" table:formula="of:=INDIRECT(CONCATENATE(&quot;$TableSeating.&quot;;&quot;N&quot;;4+([.R14]-1)*12+[.T14]))+1" office:value-type="float" office:value="15" calcext:value-type="float">
            <text:p>15</text:p>
          </table:table-cell>
          <table:table-cell table:style-name="ce126" table:formula="of:=INDIRECT(CONCATENATE(&quot;$TableSeating.&quot;;&quot;O&quot;;4+([.R14]-1)*12+[.T14]))+1" office:value-type="float" office:value="7" calcext:value-type="float">
            <text:p>7</text:p>
          </table:table-cell>
          <table:table-cell table:style-name="ce126" table:formula="of:=INDIRECT(CONCATENATE(&quot;$TableSeating.&quot;;&quot;P&quot;;4+([.R14]-1)*12+[.T14]))+1" office:value-type="float" office:value="8" calcext:value-type="float">
            <text:p>8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14]-1)*12+[.Y14]))+1" office:value-type="float" office:value="33" calcext:value-type="float">
            <text:p>33</text:p>
          </table:table-cell>
          <table:table-cell table:style-name="ce126" table:formula="of:=INDIRECT(CONCATENATE(&quot;$TableSeating.&quot;;&quot;N&quot;;4+([.W14]-1)*12+[.Y14]))+1" office:value-type="float" office:value="22" calcext:value-type="float">
            <text:p>22</text:p>
          </table:table-cell>
          <table:table-cell table:style-name="ce126" table:formula="of:=INDIRECT(CONCATENATE(&quot;$TableSeating.&quot;;&quot;O&quot;;4+([.W14]-1)*12+[.Y14]))+1" office:value-type="float" office:value="9" calcext:value-type="float">
            <text:p>9</text:p>
          </table:table-cell>
          <table:table-cell table:style-name="ce126" table:formula="of:=INDIRECT(CONCATENATE(&quot;$TableSeating.&quot;;&quot;P&quot;;4+([.W14]-1)*12+[.Y14]))+1" office:value-type="float" office:value="25" calcext:value-type="float">
            <text:p>25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14]-1)*12+[.AD14]))+1" office:value-type="float" office:value="17" calcext:value-type="float">
            <text:p>17</text:p>
          </table:table-cell>
          <table:table-cell table:style-name="ce126" table:formula="of:=INDIRECT(CONCATENATE(&quot;$TableSeating.&quot;;&quot;N&quot;;4+([.AB14]-1)*12+[.AD14]))+1" office:value-type="float" office:value="34" calcext:value-type="float">
            <text:p>34</text:p>
          </table:table-cell>
          <table:table-cell table:style-name="ce126" table:formula="of:=INDIRECT(CONCATENATE(&quot;$TableSeating.&quot;;&quot;O&quot;;4+([.AB14]-1)*12+[.AD14]))+1" office:value-type="float" office:value="35" calcext:value-type="float">
            <text:p>35</text:p>
          </table:table-cell>
          <table:table-cell table:style-name="ce126" table:formula="of:=INDIRECT(CONCATENATE(&quot;$TableSeating.&quot;;&quot;P&quot;;4+([.AB14]-1)*12+[.AD14]))+1" office:value-type="float" office:value="26" calcext:value-type="float">
            <text:p>26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14]-1)*12+[.AI14]))" office:value-type="float" office:value="15" calcext:value-type="float">
            <text:p>15</text:p>
          </table:table-cell>
          <table:table-cell table:style-name="ce126" table:formula="of:=INDIRECT(CONCATENATE(&quot;$TableSeating.&quot;;&quot;B&quot;;4+([.AG14]-1)*12+[.AI14]))" office:value-type="float" office:value="28" calcext:value-type="float">
            <text:p>28</text:p>
          </table:table-cell>
          <table:table-cell table:style-name="ce126" table:formula="of:=INDIRECT(CONCATENATE(&quot;$TableSeating.&quot;;&quot;C&quot;;4+([.AG14]-1)*12+[.AI14]))" office:value-type="float" office:value="37" calcext:value-type="float">
            <text:p>37</text:p>
          </table:table-cell>
          <table:table-cell table:style-name="ce126" table:formula="of:=INDIRECT(CONCATENATE(&quot;$TableSeating.&quot;;&quot;D&quot;;4+([.AG14]-1)*12+[.AI14]))" office:value-type="float" office:value="31" calcext:value-type="float">
            <text:p>31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14]-1)*12+[.AN14]))+1" office:value-type="float" office:value="7" calcext:value-type="float">
            <text:p>7</text:p>
          </table:table-cell>
          <table:table-cell table:style-name="ce126" table:formula="of:=INDIRECT(CONCATENATE(&quot;$TableSeating.&quot;;&quot;N&quot;;4+([.AL14]-1)*12+[.AN14]))+1" office:value-type="float" office:value="14" calcext:value-type="float">
            <text:p>14</text:p>
          </table:table-cell>
          <table:table-cell table:style-name="ce126" table:formula="of:=INDIRECT(CONCATENATE(&quot;$TableSeating.&quot;;&quot;O&quot;;4+([.AL14]-1)*12+[.AN14]))+1" office:value-type="float" office:value="12" calcext:value-type="float">
            <text:p>12</text:p>
          </table:table-cell>
          <table:table-cell table:style-name="ce126" table:formula="of:=INDIRECT(CONCATENATE(&quot;$TableSeating.&quot;;&quot;P&quot;;4+([.AL14]-1)*12+[.AN14]))+1" office:value-type="float" office:value="21" calcext:value-type="float">
            <text:p>21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17];[$'Number Assignments'.$A$3:$'Number Assignments'.$B$46];2;0)" office:value-type="float" office:value="0" calcext:value-type="float">
            <text:p/>
          </table:table-cell>
          <table:table-cell table:style-name="ce127" table:formula="of:=VLOOKUP([.C17];[$'Number Assignments'.$A$3:$'Number Assignments'.$B$46];2;0)" office:value-type="float" office:value="0" calcext:value-type="float">
            <text:p/>
          </table:table-cell>
          <table:table-cell table:style-name="ce132" table:formula="of:=VLOOKUP([.D17];[$'Number Assignments'.$A$3:$'Number Assignments'.$B$46];2;0)" office:value-type="float" office:value="0" calcext:value-type="float">
            <text:p/>
          </table:table-cell>
          <table:table-cell table:style-name="ce132" table:formula="of:=VLOOKUP([.E17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17];[$'Number Assignments'.$A$3:$'Number Assignments'.$B$46];2;0)" office:value-type="float" office:value="0" calcext:value-type="float">
            <text:p/>
          </table:table-cell>
          <table:table-cell table:style-name="ce127" table:formula="of:=VLOOKUP([.H17];[$'Number Assignments'.$A$3:$'Number Assignments'.$B$46];2;0)" office:value-type="float" office:value="0" calcext:value-type="float">
            <text:p/>
          </table:table-cell>
          <table:table-cell table:style-name="ce127" table:formula="of:=VLOOKUP([.I17];[$'Number Assignments'.$A$3:$'Number Assignments'.$B$46];2;0)" office:value-type="float" office:value="0" calcext:value-type="float">
            <text:p/>
          </table:table-cell>
          <table:table-cell table:style-name="ce127" table:formula="of:=VLOOKUP([.J17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17];[$'Number Assignments'.$A$3:$'Number Assignments'.$B$46];2;0)" office:value-type="float" office:value="0" calcext:value-type="float">
            <text:p/>
          </table:table-cell>
          <table:table-cell table:style-name="ce127" table:formula="of:=VLOOKUP([.M17];[$'Number Assignments'.$A$3:$'Number Assignments'.$B$46];2;0)" office:value-type="float" office:value="0" calcext:value-type="float">
            <text:p/>
          </table:table-cell>
          <table:table-cell table:style-name="ce127" table:formula="of:=VLOOKUP([.N17];[$'Number Assignments'.$A$3:$'Number Assignments'.$B$46];2;0)" office:value-type="float" office:value="0" calcext:value-type="float">
            <text:p/>
          </table:table-cell>
          <table:table-cell table:style-name="ce127" table:formula="of:=VLOOKUP([.O17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17];[$'Number Assignments'.$A$3:$'Number Assignments'.$B$46];2;0)" office:value-type="float" office:value="0" calcext:value-type="float">
            <text:p/>
          </table:table-cell>
          <table:table-cell table:style-name="ce127" table:formula="of:=VLOOKUP([.R17];[$'Number Assignments'.$A$3:$'Number Assignments'.$B$46];2;0)" office:value-type="float" office:value="0" calcext:value-type="float">
            <text:p/>
          </table:table-cell>
          <table:table-cell table:style-name="ce127" table:formula="of:=VLOOKUP([.S17];[$'Number Assignments'.$A$3:$'Number Assignments'.$B$46];2;0)" office:value-type="float" office:value="0" calcext:value-type="float">
            <text:p/>
          </table:table-cell>
          <table:table-cell table:style-name="ce127" table:formula="of:=VLOOKUP([.T17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17];[$'Number Assignments'.$A$3:$'Number Assignments'.$B$46];2;0)" office:value-type="float" office:value="0" calcext:value-type="float">
            <text:p/>
          </table:table-cell>
          <table:table-cell table:style-name="ce127" table:formula="of:=VLOOKUP([.W17];[$'Number Assignments'.$A$3:$'Number Assignments'.$B$46];2;0)" office:value-type="float" office:value="0" calcext:value-type="float">
            <text:p/>
          </table:table-cell>
          <table:table-cell table:style-name="ce127" table:formula="of:=VLOOKUP([.X17];[$'Number Assignments'.$A$3:$'Number Assignments'.$B$46];2;0)" office:value-type="float" office:value="0" calcext:value-type="float">
            <text:p/>
          </table:table-cell>
          <table:table-cell table:style-name="ce132" table:formula="of:=VLOOKUP([.Y17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A17];[$'Number Assignments'.$A$3:$'Number Assignments'.$B$46];2;0)" office:value-type="float" office:value="0" calcext:value-type="float">
            <text:p/>
          </table:table-cell>
          <table:table-cell table:style-name="ce127" table:formula="of:=VLOOKUP([.AB17];[$'Number Assignments'.$A$3:$'Number Assignments'.$B$46];2;0)" office:value-type="float" office:value="0" calcext:value-type="float">
            <text:p/>
          </table:table-cell>
          <table:table-cell table:style-name="ce127" table:formula="of:=VLOOKUP([.AC17];[$'Number Assignments'.$A$3:$'Number Assignments'.$B$46];2;0)" office:value-type="float" office:value="0" calcext:value-type="float">
            <text:p/>
          </table:table-cell>
          <table:table-cell table:style-name="ce127" table:formula="of:=VLOOKUP([.AD17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17];[$'Number Assignments'.$A$3:$'Number Assignments'.$B$46];2;0)" office:value-type="float" office:value="0" calcext:value-type="float">
            <text:p/>
          </table:table-cell>
          <table:table-cell table:style-name="ce127" table:formula="of:=VLOOKUP([.AG17];[$'Number Assignments'.$A$3:$'Number Assignments'.$B$46];2;0)" office:value-type="float" office:value="0" calcext:value-type="float">
            <text:p/>
          </table:table-cell>
          <table:table-cell table:style-name="ce127" table:formula="of:=VLOOKUP([.AH17];[$'Number Assignments'.$A$3:$'Number Assignments'.$B$46];2;0)" office:value-type="float" office:value="0" calcext:value-type="float">
            <text:p/>
          </table:table-cell>
          <table:table-cell table:style-name="ce127" table:formula="of:=VLOOKUP([.AI17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K17];[$'Number Assignments'.$A$3:$'Number Assignments'.$B$46];2;0)" office:value-type="float" office:value="0" calcext:value-type="float">
            <text:p/>
          </table:table-cell>
          <table:table-cell table:style-name="ce127" table:formula="of:=VLOOKUP([.AL17];[$'Number Assignments'.$A$3:$'Number Assignments'.$B$46];2;0)" office:value-type="float" office:value="0" calcext:value-type="float">
            <text:p/>
          </table:table-cell>
          <table:table-cell table:style-name="ce127" table:formula="of:=VLOOKUP([.AM17];[$'Number Assignments'.$A$3:$'Number Assignments'.$B$46];2;0)" office:value-type="float" office:value="0" calcext:value-type="float">
            <text:p/>
          </table:table-cell>
          <table:table-cell table:style-name="ce127" table:formula="of:=VLOOKUP([.AN17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3" calcext:value-type="float">
            <text:p>3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3" calcext:value-type="float">
            <text:p>3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3" calcext:value-type="float">
            <text:p>3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3" calcext:value-type="float">
            <text:p>3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3" calcext:value-type="float">
            <text:p>3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3" calcext:value-type="float">
            <text:p>3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3" calcext:value-type="float">
            <text:p>3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27]-1)*12+[.E27]))+1" office:value-type="float" office:value="2" calcext:value-type="float">
            <text:p>2</text:p>
          </table:table-cell>
          <table:table-cell table:style-name="ce126" table:formula="of:=INDIRECT(CONCATENATE(&quot;$TableSeating.&quot;;&quot;N&quot;;4+([.C27]-1)*12+[.E27]))+1" office:value-type="float" office:value="37" calcext:value-type="float">
            <text:p>37</text:p>
          </table:table-cell>
          <table:table-cell table:style-name="ce126" table:formula="of:=INDIRECT(CONCATENATE(&quot;$TableSeating.&quot;;&quot;O&quot;;4+([.C27]-1)*12+[.E27]))+1" office:value-type="float" office:value="21" calcext:value-type="float">
            <text:p>21</text:p>
          </table:table-cell>
          <table:table-cell table:style-name="ce126" table:formula="of:=INDIRECT(CONCATENATE(&quot;$TableSeating.&quot;;&quot;P&quot;;4+([.C27]-1)*12+[.E27]))+1" office:value-type="float" office:value="11" calcext:value-type="float">
            <text:p>11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27]-1)*12+[.J27]))+1" office:value-type="float" office:value="13" calcext:value-type="float">
            <text:p>13</text:p>
          </table:table-cell>
          <table:table-cell table:style-name="ce126" table:formula="of:=INDIRECT(CONCATENATE(&quot;$TableSeating.&quot;;&quot;N&quot;;4+([.H27]-1)*12+[.J27]))+1" office:value-type="float" office:value="14" calcext:value-type="float">
            <text:p>14</text:p>
          </table:table-cell>
          <table:table-cell table:style-name="ce126" table:formula="of:=INDIRECT(CONCATENATE(&quot;$TableSeating.&quot;;&quot;O&quot;;4+([.H27]-1)*12+[.J27]))+1" office:value-type="float" office:value="18" calcext:value-type="float">
            <text:p>18</text:p>
          </table:table-cell>
          <table:table-cell table:style-name="ce126" table:formula="of:=INDIRECT(CONCATENATE(&quot;$TableSeating.&quot;;&quot;P&quot;;4+([.H27]-1)*12+[.J27]))+1" office:value-type="float" office:value="11" calcext:value-type="float">
            <text:p>11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27]-1)*12+[.O27]))+1" office:value-type="float" office:value="28" calcext:value-type="float">
            <text:p>28</text:p>
          </table:table-cell>
          <table:table-cell table:style-name="ce126" table:formula="of:=INDIRECT(CONCATENATE(&quot;$TableSeating.&quot;;&quot;N&quot;;4+([.M27]-1)*12+[.O27]))+1" office:value-type="float" office:value="40" calcext:value-type="float">
            <text:p>40</text:p>
          </table:table-cell>
          <table:table-cell table:style-name="ce126" table:formula="of:=INDIRECT(CONCATENATE(&quot;$TableSeating.&quot;;&quot;O&quot;;4+([.M27]-1)*12+[.O27]))+1" office:value-type="float" office:value="27" calcext:value-type="float">
            <text:p>27</text:p>
          </table:table-cell>
          <table:table-cell table:style-name="ce126" table:formula="of:=INDIRECT(CONCATENATE(&quot;$TableSeating.&quot;;&quot;P&quot;;4+([.M27]-1)*12+[.O27]))+1" office:value-type="float" office:value="35" calcext:value-type="float">
            <text:p>35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27]-1)*12+[.T27]))+1" office:value-type="float" office:value="14" calcext:value-type="float">
            <text:p>14</text:p>
          </table:table-cell>
          <table:table-cell table:style-name="ce126" table:formula="of:=INDIRECT(CONCATENATE(&quot;$TableSeating.&quot;;&quot;N&quot;;4+([.R27]-1)*12+[.T27]))+1" office:value-type="float" office:value="29" calcext:value-type="float">
            <text:p>29</text:p>
          </table:table-cell>
          <table:table-cell table:style-name="ce126" table:formula="of:=INDIRECT(CONCATENATE(&quot;$TableSeating.&quot;;&quot;O&quot;;4+([.R27]-1)*12+[.T27]))+1" office:value-type="float" office:value="30" calcext:value-type="float">
            <text:p>30</text:p>
          </table:table-cell>
          <table:table-cell table:style-name="ce126" table:formula="of:=INDIRECT(CONCATENATE(&quot;$TableSeating.&quot;;&quot;P&quot;;4+([.R27]-1)*12+[.T27]))+1" office:value-type="float" office:value="20" calcext:value-type="float">
            <text:p>2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27]-1)*12+[.Y27]))+1" office:value-type="float" office:value="5" calcext:value-type="float">
            <text:p>5</text:p>
          </table:table-cell>
          <table:table-cell table:style-name="ce126" table:formula="of:=INDIRECT(CONCATENATE(&quot;$TableSeating.&quot;;&quot;N&quot;;4+([.W27]-1)*12+[.Y27]))+1" office:value-type="float" office:value="10" calcext:value-type="float">
            <text:p>10</text:p>
          </table:table-cell>
          <table:table-cell table:style-name="ce126" table:formula="of:=INDIRECT(CONCATENATE(&quot;$TableSeating.&quot;;&quot;O&quot;;4+([.W27]-1)*12+[.Y27]))+1" office:value-type="float" office:value="27" calcext:value-type="float">
            <text:p>27</text:p>
          </table:table-cell>
          <table:table-cell table:style-name="ce126" table:formula="of:=INDIRECT(CONCATENATE(&quot;$TableSeating.&quot;;&quot;P&quot;;4+([.W27]-1)*12+[.Y27]))+1" office:value-type="float" office:value="15" calcext:value-type="float">
            <text:p>15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27]-1)*12+[.AD27]))+1" office:value-type="float" office:value="20" calcext:value-type="float">
            <text:p>20</text:p>
          </table:table-cell>
          <table:table-cell table:style-name="ce126" table:formula="of:=INDIRECT(CONCATENATE(&quot;$TableSeating.&quot;;&quot;N&quot;;4+([.AB27]-1)*12+[.AD27]))+1" office:value-type="float" office:value="13" calcext:value-type="float">
            <text:p>13</text:p>
          </table:table-cell>
          <table:table-cell table:style-name="ce126" table:formula="of:=INDIRECT(CONCATENATE(&quot;$TableSeating.&quot;;&quot;O&quot;;4+([.AB27]-1)*12+[.AD27]))+1" office:value-type="float" office:value="22" calcext:value-type="float">
            <text:p>22</text:p>
          </table:table-cell>
          <table:table-cell table:style-name="ce126" table:formula="of:=INDIRECT(CONCATENATE(&quot;$TableSeating.&quot;;&quot;P&quot;;4+([.AB27]-1)*12+[.AD27]))+1" office:value-type="float" office:value="7" calcext:value-type="float">
            <text:p>7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27]-1)*12+[.AI27]))" office:value-type="float" office:value="18" calcext:value-type="float">
            <text:p>18</text:p>
          </table:table-cell>
          <table:table-cell table:style-name="ce126" table:formula="of:=INDIRECT(CONCATENATE(&quot;$TableSeating.&quot;;&quot;B&quot;;4+([.AG27]-1)*12+[.AI27]))" office:value-type="float" office:value="36" calcext:value-type="float">
            <text:p>36</text:p>
          </table:table-cell>
          <table:table-cell table:style-name="ce126" table:formula="of:=INDIRECT(CONCATENATE(&quot;$TableSeating.&quot;;&quot;C&quot;;4+([.AG27]-1)*12+[.AI27]))" office:value-type="float" office:value="23" calcext:value-type="float">
            <text:p>23</text:p>
          </table:table-cell>
          <table:table-cell table:style-name="ce126" table:formula="of:=INDIRECT(CONCATENATE(&quot;$TableSeating.&quot;;&quot;D&quot;;4+([.AG27]-1)*12+[.AI27]))" office:value-type="float" office:value="40" calcext:value-type="float">
            <text:p>4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27]-1)*12+[.AN27]))+1" office:value-type="float" office:value="18" calcext:value-type="float">
            <text:p>18</text:p>
          </table:table-cell>
          <table:table-cell table:style-name="ce126" table:formula="of:=INDIRECT(CONCATENATE(&quot;$TableSeating.&quot;;&quot;N&quot;;4+([.AL27]-1)*12+[.AN27]))+1" office:value-type="float" office:value="6" calcext:value-type="float">
            <text:p>6</text:p>
          </table:table-cell>
          <table:table-cell table:style-name="ce126" table:formula="of:=INDIRECT(CONCATENATE(&quot;$TableSeating.&quot;;&quot;O&quot;;4+([.AL27]-1)*12+[.AN27]))+1" office:value-type="float" office:value="35" calcext:value-type="float">
            <text:p>35</text:p>
          </table:table-cell>
          <table:table-cell table:style-name="ce126" table:formula="of:=INDIRECT(CONCATENATE(&quot;$TableSeating.&quot;;&quot;P&quot;;4+([.AL27]-1)*12+[.AN27]))+1" office:value-type="float" office:value="25" calcext:value-type="float">
            <text:p>25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30];[$'Number Assignments'.$A$3:$'Number Assignments'.$B$46];2;0)" office:value-type="float" office:value="0" calcext:value-type="float">
            <text:p/>
          </table:table-cell>
          <table:table-cell table:style-name="ce127" table:formula="of:=VLOOKUP([.C30];[$'Number Assignments'.$A$3:$'Number Assignments'.$B$46];2;0)" office:value-type="float" office:value="0" calcext:value-type="float">
            <text:p/>
          </table:table-cell>
          <table:table-cell table:style-name="ce132" table:formula="of:=VLOOKUP([.D30];[$'Number Assignments'.$A$3:$'Number Assignments'.$B$46];2;0)" office:value-type="float" office:value="0" calcext:value-type="float">
            <text:p/>
          </table:table-cell>
          <table:table-cell table:style-name="ce132" table:formula="of:=VLOOKUP([.E30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30];[$'Number Assignments'.$A$3:$'Number Assignments'.$B$46];2;0)" office:value-type="float" office:value="0" calcext:value-type="float">
            <text:p/>
          </table:table-cell>
          <table:table-cell table:style-name="ce127" table:formula="of:=VLOOKUP([.H30];[$'Number Assignments'.$A$3:$'Number Assignments'.$B$46];2;0)" office:value-type="float" office:value="0" calcext:value-type="float">
            <text:p/>
          </table:table-cell>
          <table:table-cell table:style-name="ce127" table:formula="of:=VLOOKUP([.I30];[$'Number Assignments'.$A$3:$'Number Assignments'.$B$46];2;0)" office:value-type="float" office:value="0" calcext:value-type="float">
            <text:p/>
          </table:table-cell>
          <table:table-cell table:style-name="ce127" table:formula="of:=VLOOKUP([.J30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30];[$'Number Assignments'.$A$3:$'Number Assignments'.$B$46];2;0)" office:value-type="float" office:value="0" calcext:value-type="float">
            <text:p/>
          </table:table-cell>
          <table:table-cell table:style-name="ce127" table:formula="of:=VLOOKUP([.M30];[$'Number Assignments'.$A$3:$'Number Assignments'.$B$46];2;0)" office:value-type="float" office:value="0" calcext:value-type="float">
            <text:p/>
          </table:table-cell>
          <table:table-cell table:style-name="ce127" table:formula="of:=VLOOKUP([.N30];[$'Number Assignments'.$A$3:$'Number Assignments'.$B$46];2;0)" office:value-type="float" office:value="0" calcext:value-type="float">
            <text:p/>
          </table:table-cell>
          <table:table-cell table:style-name="ce127" table:formula="of:=VLOOKUP([.O30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30];[$'Number Assignments'.$A$3:$'Number Assignments'.$B$46];2;0)" office:value-type="float" office:value="0" calcext:value-type="float">
            <text:p/>
          </table:table-cell>
          <table:table-cell table:style-name="ce127" table:formula="of:=VLOOKUP([.R30];[$'Number Assignments'.$A$3:$'Number Assignments'.$B$46];2;0)" office:value-type="float" office:value="0" calcext:value-type="float">
            <text:p/>
          </table:table-cell>
          <table:table-cell table:style-name="ce127" table:formula="of:=VLOOKUP([.S30];[$'Number Assignments'.$A$3:$'Number Assignments'.$B$46];2;0)" office:value-type="float" office:value="0" calcext:value-type="float">
            <text:p/>
          </table:table-cell>
          <table:table-cell table:style-name="ce127" table:formula="of:=VLOOKUP([.T30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30];[$'Number Assignments'.$A$3:$'Number Assignments'.$B$46];2;0)" office:value-type="float" office:value="0" calcext:value-type="float">
            <text:p/>
          </table:table-cell>
          <table:table-cell table:style-name="ce127" table:formula="of:=VLOOKUP([.W30];[$'Number Assignments'.$A$3:$'Number Assignments'.$B$46];2;0)" office:value-type="float" office:value="0" calcext:value-type="float">
            <text:p/>
          </table:table-cell>
          <table:table-cell table:style-name="ce127" table:formula="of:=VLOOKUP([.X30];[$'Number Assignments'.$A$3:$'Number Assignments'.$B$46];2;0)" office:value-type="float" office:value="0" calcext:value-type="float">
            <text:p/>
          </table:table-cell>
          <table:table-cell table:style-name="ce132" table:formula="of:=VLOOKUP([.Y30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A30];[$'Number Assignments'.$A$3:$'Number Assignments'.$B$46];2;0)" office:value-type="float" office:value="0" calcext:value-type="float">
            <text:p/>
          </table:table-cell>
          <table:table-cell table:style-name="ce127" table:formula="of:=VLOOKUP([.AB30];[$'Number Assignments'.$A$3:$'Number Assignments'.$B$46];2;0)" office:value-type="float" office:value="0" calcext:value-type="float">
            <text:p/>
          </table:table-cell>
          <table:table-cell table:style-name="ce127" table:formula="of:=VLOOKUP([.AC30];[$'Number Assignments'.$A$3:$'Number Assignments'.$B$46];2;0)" office:value-type="float" office:value="0" calcext:value-type="float">
            <text:p/>
          </table:table-cell>
          <table:table-cell table:style-name="ce127" table:formula="of:=VLOOKUP([.AD30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30];[$'Number Assignments'.$A$3:$'Number Assignments'.$B$46];2;0)" office:value-type="float" office:value="0" calcext:value-type="float">
            <text:p/>
          </table:table-cell>
          <table:table-cell table:style-name="ce127" table:formula="of:=VLOOKUP([.AG30];[$'Number Assignments'.$A$3:$'Number Assignments'.$B$46];2;0)" office:value-type="float" office:value="0" calcext:value-type="float">
            <text:p/>
          </table:table-cell>
          <table:table-cell table:style-name="ce127" table:formula="of:=VLOOKUP([.AH30];[$'Number Assignments'.$A$3:$'Number Assignments'.$B$46];2;0)" office:value-type="float" office:value="0" calcext:value-type="float">
            <text:p/>
          </table:table-cell>
          <table:table-cell table:style-name="ce127" table:formula="of:=VLOOKUP([.AI30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K30];[$'Number Assignments'.$A$3:$'Number Assignments'.$B$46];2;0)" office:value-type="float" office:value="0" calcext:value-type="float">
            <text:p/>
          </table:table-cell>
          <table:table-cell table:style-name="ce127" table:formula="of:=VLOOKUP([.AL30];[$'Number Assignments'.$A$3:$'Number Assignments'.$B$46];2;0)" office:value-type="float" office:value="0" calcext:value-type="float">
            <text:p/>
          </table:table-cell>
          <table:table-cell table:style-name="ce127" table:formula="of:=VLOOKUP([.AM30];[$'Number Assignments'.$A$3:$'Number Assignments'.$B$46];2;0)" office:value-type="float" office:value="0" calcext:value-type="float">
            <text:p/>
          </table:table-cell>
          <table:table-cell table:style-name="ce127" table:formula="of:=VLOOKUP([.AN30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4" calcext:value-type="float">
            <text:p>4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4" calcext:value-type="float">
            <text:p>4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4" calcext:value-type="float">
            <text:p>4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4" calcext:value-type="float">
            <text:p>4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4" calcext:value-type="float">
            <text:p>4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4" calcext:value-type="float">
            <text:p>4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4" calcext:value-type="float">
            <text:p>4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40]-1)*12+[.E40]))+1" office:value-type="float" office:value="27" calcext:value-type="float">
            <text:p>27</text:p>
          </table:table-cell>
          <table:table-cell table:style-name="ce126" table:formula="of:=INDIRECT(CONCATENATE(&quot;$TableSeating.&quot;;&quot;N&quot;;4+([.C40]-1)*12+[.E40]))+1" office:value-type="float" office:value="23" calcext:value-type="float">
            <text:p>23</text:p>
          </table:table-cell>
          <table:table-cell table:style-name="ce126" table:formula="of:=INDIRECT(CONCATENATE(&quot;$TableSeating.&quot;;&quot;O&quot;;4+([.C40]-1)*12+[.E40]))+1" office:value-type="float" office:value="13" calcext:value-type="float">
            <text:p>13</text:p>
          </table:table-cell>
          <table:table-cell table:style-name="ce126" table:formula="of:=INDIRECT(CONCATENATE(&quot;$TableSeating.&quot;;&quot;P&quot;;4+([.C40]-1)*12+[.E40]))+1" office:value-type="float" office:value="8" calcext:value-type="float">
            <text:p>8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40]-1)*12+[.J40]))+1" office:value-type="float" office:value="2" calcext:value-type="float">
            <text:p>2</text:p>
          </table:table-cell>
          <table:table-cell table:style-name="ce126" table:formula="of:=INDIRECT(CONCATENATE(&quot;$TableSeating.&quot;;&quot;N&quot;;4+([.H40]-1)*12+[.J40]))+1" office:value-type="float" office:value="30" calcext:value-type="float">
            <text:p>30</text:p>
          </table:table-cell>
          <table:table-cell table:style-name="ce126" table:formula="of:=INDIRECT(CONCATENATE(&quot;$TableSeating.&quot;;&quot;O&quot;;4+([.H40]-1)*12+[.J40]))+1" office:value-type="float" office:value="25" calcext:value-type="float">
            <text:p>25</text:p>
          </table:table-cell>
          <table:table-cell table:style-name="ce126" table:formula="of:=INDIRECT(CONCATENATE(&quot;$TableSeating.&quot;;&quot;P&quot;;4+([.H40]-1)*12+[.J40]))+1" office:value-type="float" office:value="19" calcext:value-type="float">
            <text:p>1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40]-1)*12+[.O40]))+1" office:value-type="float" office:value="20" calcext:value-type="float">
            <text:p>20</text:p>
          </table:table-cell>
          <table:table-cell table:style-name="ce126" table:formula="of:=INDIRECT(CONCATENATE(&quot;$TableSeating.&quot;;&quot;N&quot;;4+([.M40]-1)*12+[.O40]))+1" office:value-type="float" office:value="2" calcext:value-type="float">
            <text:p>2</text:p>
          </table:table-cell>
          <table:table-cell table:style-name="ce126" table:formula="of:=INDIRECT(CONCATENATE(&quot;$TableSeating.&quot;;&quot;O&quot;;4+([.M40]-1)*12+[.O40]))+1" office:value-type="float" office:value="3" calcext:value-type="float">
            <text:p>3</text:p>
          </table:table-cell>
          <table:table-cell table:style-name="ce126" table:formula="of:=INDIRECT(CONCATENATE(&quot;$TableSeating.&quot;;&quot;P&quot;;4+([.M40]-1)*12+[.O40]))+1" office:value-type="float" office:value="5" calcext:value-type="float">
            <text:p>5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40]-1)*12+[.T40]))+1" office:value-type="float" office:value="35" calcext:value-type="float">
            <text:p>35</text:p>
          </table:table-cell>
          <table:table-cell table:style-name="ce126" table:formula="of:=INDIRECT(CONCATENATE(&quot;$TableSeating.&quot;;&quot;N&quot;;4+([.R40]-1)*12+[.T40]))+1" office:value-type="float" office:value="21" calcext:value-type="float">
            <text:p>21</text:p>
          </table:table-cell>
          <table:table-cell table:style-name="ce126" table:formula="of:=INDIRECT(CONCATENATE(&quot;$TableSeating.&quot;;&quot;O&quot;;4+([.R40]-1)*12+[.T40]))+1" office:value-type="float" office:value="31" calcext:value-type="float">
            <text:p>31</text:p>
          </table:table-cell>
          <table:table-cell table:style-name="ce126" table:formula="of:=INDIRECT(CONCATENATE(&quot;$TableSeating.&quot;;&quot;P&quot;;4+([.R40]-1)*12+[.T40]))+1" office:value-type="float" office:value="3" calcext:value-type="float">
            <text:p>3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40]-1)*12+[.Y40]))+1" office:value-type="float" office:value="23" calcext:value-type="float">
            <text:p>23</text:p>
          </table:table-cell>
          <table:table-cell table:style-name="ce126" table:formula="of:=INDIRECT(CONCATENATE(&quot;$TableSeating.&quot;;&quot;N&quot;;4+([.W40]-1)*12+[.Y40]))+1" office:value-type="float" office:value="20" calcext:value-type="float">
            <text:p>20</text:p>
          </table:table-cell>
          <table:table-cell table:style-name="ce126" table:formula="of:=INDIRECT(CONCATENATE(&quot;$TableSeating.&quot;;&quot;O&quot;;4+([.W40]-1)*12+[.Y40]))+1" office:value-type="float" office:value="21" calcext:value-type="float">
            <text:p>21</text:p>
          </table:table-cell>
          <table:table-cell table:style-name="ce126" table:formula="of:=INDIRECT(CONCATENATE(&quot;$TableSeating.&quot;;&quot;P&quot;;4+([.W40]-1)*12+[.Y40]))+1" office:value-type="float" office:value="17" calcext:value-type="float">
            <text:p>17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40]-1)*12+[.AD40]))+1" office:value-type="float" office:value="11" calcext:value-type="float">
            <text:p>11</text:p>
          </table:table-cell>
          <table:table-cell table:style-name="ce126" table:formula="of:=INDIRECT(CONCATENATE(&quot;$TableSeating.&quot;;&quot;N&quot;;4+([.AB40]-1)*12+[.AD40]))+1" office:value-type="float" office:value="30" calcext:value-type="float">
            <text:p>30</text:p>
          </table:table-cell>
          <table:table-cell table:style-name="ce126" table:formula="of:=INDIRECT(CONCATENATE(&quot;$TableSeating.&quot;;&quot;O&quot;;4+([.AB40]-1)*12+[.AD40]))+1" office:value-type="float" office:value="3" calcext:value-type="float">
            <text:p>3</text:p>
          </table:table-cell>
          <table:table-cell table:style-name="ce126" table:formula="of:=INDIRECT(CONCATENATE(&quot;$TableSeating.&quot;;&quot;P&quot;;4+([.AB40]-1)*12+[.AD40]))+1" office:value-type="float" office:value="6" calcext:value-type="float">
            <text:p>6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40]-1)*12+[.AI40]))" office:value-type="float" office:value="0" calcext:value-type="float">
            <text:p>0</text:p>
          </table:table-cell>
          <table:table-cell table:style-name="ce126" table:formula="of:=INDIRECT(CONCATENATE(&quot;$TableSeating.&quot;;&quot;B&quot;;4+([.AG40]-1)*12+[.AI40]))" office:value-type="float" office:value="0" calcext:value-type="float">
            <text:p>0</text:p>
          </table:table-cell>
          <table:table-cell table:style-name="ce126" table:formula="of:=INDIRECT(CONCATENATE(&quot;$TableSeating.&quot;;&quot;C&quot;;4+([.AG40]-1)*12+[.AI40]))" office:value-type="float" office:value="0" calcext:value-type="float">
            <text:p>0</text:p>
          </table:table-cell>
          <table:table-cell table:style-name="ce126" table:formula="of:=INDIRECT(CONCATENATE(&quot;$TableSeating.&quot;;&quot;D&quot;;4+([.AG40]-1)*12+[.AI40]))" office:value-type="float" office:value="0" calcext:value-type="float">
            <text:p>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40]-1)*12+[.AN40]))+1" office:value-type="float" office:value="8" calcext:value-type="float">
            <text:p>8</text:p>
          </table:table-cell>
          <table:table-cell table:style-name="ce126" table:formula="of:=INDIRECT(CONCATENATE(&quot;$TableSeating.&quot;;&quot;N&quot;;4+([.AL40]-1)*12+[.AN40]))+1" office:value-type="float" office:value="36" calcext:value-type="float">
            <text:p>36</text:p>
          </table:table-cell>
          <table:table-cell table:style-name="ce126" table:formula="of:=INDIRECT(CONCATENATE(&quot;$TableSeating.&quot;;&quot;O&quot;;4+([.AL40]-1)*12+[.AN40]))+1" office:value-type="float" office:value="39" calcext:value-type="float">
            <text:p>39</text:p>
          </table:table-cell>
          <table:table-cell table:style-name="ce126" table:formula="of:=INDIRECT(CONCATENATE(&quot;$TableSeating.&quot;;&quot;P&quot;;4+([.AL40]-1)*12+[.AN40]))+1" office:value-type="float" office:value="22" calcext:value-type="float">
            <text:p>22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43];[$'Number Assignments'.$A$3:$'Number Assignments'.$B$46];2;0)" office:value-type="float" office:value="0" calcext:value-type="float">
            <text:p/>
          </table:table-cell>
          <table:table-cell table:style-name="ce127" table:formula="of:=VLOOKUP([.C43];[$'Number Assignments'.$A$3:$'Number Assignments'.$B$46];2;0)" office:value-type="float" office:value="0" calcext:value-type="float">
            <text:p/>
          </table:table-cell>
          <table:table-cell table:style-name="ce132" table:formula="of:=VLOOKUP([.D43];[$'Number Assignments'.$A$3:$'Number Assignments'.$B$46];2;0)" office:value-type="float" office:value="0" calcext:value-type="float">
            <text:p/>
          </table:table-cell>
          <table:table-cell table:style-name="ce132" table:formula="of:=VLOOKUP([.E43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43];[$'Number Assignments'.$A$3:$'Number Assignments'.$B$46];2;0)" office:value-type="float" office:value="0" calcext:value-type="float">
            <text:p/>
          </table:table-cell>
          <table:table-cell table:style-name="ce127" table:formula="of:=VLOOKUP([.H43];[$'Number Assignments'.$A$3:$'Number Assignments'.$B$46];2;0)" office:value-type="float" office:value="0" calcext:value-type="float">
            <text:p/>
          </table:table-cell>
          <table:table-cell table:style-name="ce127" table:formula="of:=VLOOKUP([.I43];[$'Number Assignments'.$A$3:$'Number Assignments'.$B$46];2;0)" office:value-type="float" office:value="0" calcext:value-type="float">
            <text:p/>
          </table:table-cell>
          <table:table-cell table:style-name="ce127" table:formula="of:=VLOOKUP([.J43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43];[$'Number Assignments'.$A$3:$'Number Assignments'.$B$46];2;0)" office:value-type="float" office:value="0" calcext:value-type="float">
            <text:p/>
          </table:table-cell>
          <table:table-cell table:style-name="ce127" table:formula="of:=VLOOKUP([.M43];[$'Number Assignments'.$A$3:$'Number Assignments'.$B$46];2;0)" office:value-type="float" office:value="0" calcext:value-type="float">
            <text:p/>
          </table:table-cell>
          <table:table-cell table:style-name="ce127" table:formula="of:=VLOOKUP([.N43];[$'Number Assignments'.$A$3:$'Number Assignments'.$B$46];2;0)" office:value-type="float" office:value="0" calcext:value-type="float">
            <text:p/>
          </table:table-cell>
          <table:table-cell table:style-name="ce127" table:formula="of:=VLOOKUP([.O43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43];[$'Number Assignments'.$A$3:$'Number Assignments'.$B$46];2;0)" office:value-type="float" office:value="0" calcext:value-type="float">
            <text:p/>
          </table:table-cell>
          <table:table-cell table:style-name="ce127" table:formula="of:=VLOOKUP([.R43];[$'Number Assignments'.$A$3:$'Number Assignments'.$B$46];2;0)" office:value-type="float" office:value="0" calcext:value-type="float">
            <text:p/>
          </table:table-cell>
          <table:table-cell table:style-name="ce127" table:formula="of:=VLOOKUP([.S43];[$'Number Assignments'.$A$3:$'Number Assignments'.$B$46];2;0)" office:value-type="float" office:value="0" calcext:value-type="float">
            <text:p/>
          </table:table-cell>
          <table:table-cell table:style-name="ce127" table:formula="of:=VLOOKUP([.T43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43];[$'Number Assignments'.$A$3:$'Number Assignments'.$B$46];2;0)" office:value-type="float" office:value="0" calcext:value-type="float">
            <text:p/>
          </table:table-cell>
          <table:table-cell table:style-name="ce127" table:formula="of:=VLOOKUP([.W43];[$'Number Assignments'.$A$3:$'Number Assignments'.$B$46];2;0)" office:value-type="float" office:value="0" calcext:value-type="float">
            <text:p/>
          </table:table-cell>
          <table:table-cell table:style-name="ce127" table:formula="of:=VLOOKUP([.X43];[$'Number Assignments'.$A$3:$'Number Assignments'.$B$46];2;0)" office:value-type="float" office:value="0" calcext:value-type="float">
            <text:p/>
          </table:table-cell>
          <table:table-cell table:style-name="ce132" table:formula="of:=VLOOKUP([.Y43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A43];[$'Number Assignments'.$A$3:$'Number Assignments'.$B$46];2;0)" office:value-type="float" office:value="0" calcext:value-type="float">
            <text:p/>
          </table:table-cell>
          <table:table-cell table:style-name="ce127" table:formula="of:=VLOOKUP([.AB43];[$'Number Assignments'.$A$3:$'Number Assignments'.$B$46];2;0)" office:value-type="float" office:value="0" calcext:value-type="float">
            <text:p/>
          </table:table-cell>
          <table:table-cell table:style-name="ce127" table:formula="of:=VLOOKUP([.AC43];[$'Number Assignments'.$A$3:$'Number Assignments'.$B$46];2;0)" office:value-type="float" office:value="0" calcext:value-type="float">
            <text:p/>
          </table:table-cell>
          <table:table-cell table:style-name="ce127" table:formula="of:=VLOOKUP([.AD43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43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G43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H43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I43];[$'Number Assignments'.$A$3:$'Number Assignments'.$B$46];2;0)" office:value-type="string" office:string-value="" calcext:value-type="error">
            <text:p>#N/A</text:p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K43];[$'Number Assignments'.$A$3:$'Number Assignments'.$B$46];2;0)" office:value-type="float" office:value="0" calcext:value-type="float">
            <text:p/>
          </table:table-cell>
          <table:table-cell table:style-name="ce127" table:formula="of:=VLOOKUP([.AL43];[$'Number Assignments'.$A$3:$'Number Assignments'.$B$46];2;0)" office:value-type="float" office:value="0" calcext:value-type="float">
            <text:p/>
          </table:table-cell>
          <table:table-cell table:style-name="ce127" table:formula="of:=VLOOKUP([.AM43];[$'Number Assignments'.$A$3:$'Number Assignments'.$B$46];2;0)" office:value-type="float" office:value="0" calcext:value-type="float">
            <text:p/>
          </table:table-cell>
          <table:table-cell table:style-name="ce127" table:formula="of:=VLOOKUP([.AN43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5" calcext:value-type="float">
            <text:p>5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5" calcext:value-type="float">
            <text:p>5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5" calcext:value-type="float">
            <text:p>5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5" calcext:value-type="float">
            <text:p>5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5" calcext:value-type="float">
            <text:p>5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5" calcext:value-type="float">
            <text:p>5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5" calcext:value-type="float">
            <text:p>5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53]-1)*12+[.E53]))+1" office:value-type="float" office:value="32" calcext:value-type="float">
            <text:p>32</text:p>
          </table:table-cell>
          <table:table-cell table:style-name="ce126" table:formula="of:=INDIRECT(CONCATENATE(&quot;$TableSeating.&quot;;&quot;N&quot;;4+([.C53]-1)*12+[.E53]))+1" office:value-type="float" office:value="1" calcext:value-type="float">
            <text:p>1</text:p>
          </table:table-cell>
          <table:table-cell table:style-name="ce126" table:formula="of:=INDIRECT(CONCATENATE(&quot;$TableSeating.&quot;;&quot;O&quot;;4+([.C53]-1)*12+[.E53]))+1" office:value-type="float" office:value="24" calcext:value-type="float">
            <text:p>24</text:p>
          </table:table-cell>
          <table:table-cell table:style-name="ce126" table:formula="of:=INDIRECT(CONCATENATE(&quot;$TableSeating.&quot;;&quot;P&quot;;4+([.C53]-1)*12+[.E53]))+1" office:value-type="float" office:value="17" calcext:value-type="float">
            <text:p>17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53]-1)*12+[.J53]))+1" office:value-type="float" office:value="22" calcext:value-type="float">
            <text:p>22</text:p>
          </table:table-cell>
          <table:table-cell table:style-name="ce126" table:formula="of:=INDIRECT(CONCATENATE(&quot;$TableSeating.&quot;;&quot;N&quot;;4+([.H53]-1)*12+[.J53]))+1" office:value-type="float" office:value="35" calcext:value-type="float">
            <text:p>35</text:p>
          </table:table-cell>
          <table:table-cell table:style-name="ce126" table:formula="of:=INDIRECT(CONCATENATE(&quot;$TableSeating.&quot;;&quot;O&quot;;4+([.H53]-1)*12+[.J53]))+1" office:value-type="float" office:value="5" calcext:value-type="float">
            <text:p>5</text:p>
          </table:table-cell>
          <table:table-cell table:style-name="ce126" table:formula="of:=INDIRECT(CONCATENATE(&quot;$TableSeating.&quot;;&quot;P&quot;;4+([.H53]-1)*12+[.J53]))+1" office:value-type="float" office:value="1" calcext:value-type="float">
            <text:p>1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53]-1)*12+[.O53]))+1" office:value-type="float" office:value="23" calcext:value-type="float">
            <text:p>23</text:p>
          </table:table-cell>
          <table:table-cell table:style-name="ce126" table:formula="of:=INDIRECT(CONCATENATE(&quot;$TableSeating.&quot;;&quot;N&quot;;4+([.M53]-1)*12+[.O53]))+1" office:value-type="float" office:value="25" calcext:value-type="float">
            <text:p>25</text:p>
          </table:table-cell>
          <table:table-cell table:style-name="ce126" table:formula="of:=INDIRECT(CONCATENATE(&quot;$TableSeating.&quot;;&quot;O&quot;;4+([.M53]-1)*12+[.O53]))+1" office:value-type="float" office:value="26" calcext:value-type="float">
            <text:p>26</text:p>
          </table:table-cell>
          <table:table-cell table:style-name="ce126" table:formula="of:=INDIRECT(CONCATENATE(&quot;$TableSeating.&quot;;&quot;P&quot;;4+([.M53]-1)*12+[.O53]))+1" office:value-type="float" office:value="1" calcext:value-type="float">
            <text:p>1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53]-1)*12+[.T53]))+1" office:value-type="float" office:value="13" calcext:value-type="float">
            <text:p>13</text:p>
          </table:table-cell>
          <table:table-cell table:style-name="ce126" table:formula="of:=INDIRECT(CONCATENATE(&quot;$TableSeating.&quot;;&quot;N&quot;;4+([.R53]-1)*12+[.T53]))+1" office:value-type="float" office:value="26" calcext:value-type="float">
            <text:p>26</text:p>
          </table:table-cell>
          <table:table-cell table:style-name="ce126" table:formula="of:=INDIRECT(CONCATENATE(&quot;$TableSeating.&quot;;&quot;O&quot;;4+([.R53]-1)*12+[.T53]))+1" office:value-type="float" office:value="6" calcext:value-type="float">
            <text:p>6</text:p>
          </table:table-cell>
          <table:table-cell table:style-name="ce126" table:formula="of:=INDIRECT(CONCATENATE(&quot;$TableSeating.&quot;;&quot;P&quot;;4+([.R53]-1)*12+[.T53]))+1" office:value-type="float" office:value="24" calcext:value-type="float">
            <text:p>24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53]-1)*12+[.Y53]))+1" office:value-type="float" office:value="40" calcext:value-type="float">
            <text:p>40</text:p>
          </table:table-cell>
          <table:table-cell table:style-name="ce126" table:formula="of:=INDIRECT(CONCATENATE(&quot;$TableSeating.&quot;;&quot;N&quot;;4+([.W53]-1)*12+[.Y53]))+1" office:value-type="float" office:value="2" calcext:value-type="float">
            <text:p>2</text:p>
          </table:table-cell>
          <table:table-cell table:style-name="ce126" table:formula="of:=INDIRECT(CONCATENATE(&quot;$TableSeating.&quot;;&quot;O&quot;;4+([.W53]-1)*12+[.Y53]))+1" office:value-type="float" office:value="6" calcext:value-type="float">
            <text:p>6</text:p>
          </table:table-cell>
          <table:table-cell table:style-name="ce126" table:formula="of:=INDIRECT(CONCATENATE(&quot;$TableSeating.&quot;;&quot;P&quot;;4+([.W53]-1)*12+[.Y53]))+1" office:value-type="float" office:value="14" calcext:value-type="float">
            <text:p>14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53]-1)*12+[.AD53]))+1" office:value-type="float" office:value="16" calcext:value-type="float">
            <text:p>16</text:p>
          </table:table-cell>
          <table:table-cell table:style-name="ce126" table:formula="of:=INDIRECT(CONCATENATE(&quot;$TableSeating.&quot;;&quot;N&quot;;4+([.AB53]-1)*12+[.AD53]))+1" office:value-type="float" office:value="21" calcext:value-type="float">
            <text:p>21</text:p>
          </table:table-cell>
          <table:table-cell table:style-name="ce126" table:formula="of:=INDIRECT(CONCATENATE(&quot;$TableSeating.&quot;;&quot;O&quot;;4+([.AB53]-1)*12+[.AD53]))+1" office:value-type="float" office:value="25" calcext:value-type="float">
            <text:p>25</text:p>
          </table:table-cell>
          <table:table-cell table:style-name="ce126" table:formula="of:=INDIRECT(CONCATENATE(&quot;$TableSeating.&quot;;&quot;P&quot;;4+([.AB53]-1)*12+[.AD53]))+1" office:value-type="float" office:value="27" calcext:value-type="float">
            <text:p>27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53]-1)*12+[.AI53]))" office:value-type="float" office:value="0" calcext:value-type="float">
            <text:p>0</text:p>
          </table:table-cell>
          <table:table-cell table:style-name="ce126" table:formula="of:=INDIRECT(CONCATENATE(&quot;$TableSeating.&quot;;&quot;B&quot;;4+([.AG53]-1)*12+[.AI53]))" office:value-type="float" office:value="0" calcext:value-type="float">
            <text:p>0</text:p>
          </table:table-cell>
          <table:table-cell table:style-name="ce126" table:formula="of:=INDIRECT(CONCATENATE(&quot;$TableSeating.&quot;;&quot;C&quot;;4+([.AG53]-1)*12+[.AI53]))" office:value-type="float" office:value="0" calcext:value-type="float">
            <text:p>0</text:p>
          </table:table-cell>
          <table:table-cell table:style-name="ce126" table:formula="of:=INDIRECT(CONCATENATE(&quot;$TableSeating.&quot;;&quot;D&quot;;4+([.AG53]-1)*12+[.AI53]))" office:value-type="float" office:value="0" calcext:value-type="float">
            <text:p>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53]-1)*12+[.AN53]))+1" office:value-type="float" office:value="28" calcext:value-type="float">
            <text:p>28</text:p>
          </table:table-cell>
          <table:table-cell table:style-name="ce126" table:formula="of:=INDIRECT(CONCATENATE(&quot;$TableSeating.&quot;;&quot;N&quot;;4+([.AL53]-1)*12+[.AN53]))+1" office:value-type="float" office:value="19" calcext:value-type="float">
            <text:p>19</text:p>
          </table:table-cell>
          <table:table-cell table:style-name="ce126" table:formula="of:=INDIRECT(CONCATENATE(&quot;$TableSeating.&quot;;&quot;O&quot;;4+([.AL53]-1)*12+[.AN53]))+1" office:value-type="float" office:value="33" calcext:value-type="float">
            <text:p>33</text:p>
          </table:table-cell>
          <table:table-cell table:style-name="ce126" table:formula="of:=INDIRECT(CONCATENATE(&quot;$TableSeating.&quot;;&quot;P&quot;;4+([.AL53]-1)*12+[.AN53]))+1" office:value-type="float" office:value="34" calcext:value-type="float">
            <text:p>34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56];[$'Number Assignments'.$A$3:$'Number Assignments'.$B$46];2;0)" office:value-type="float" office:value="0" calcext:value-type="float">
            <text:p/>
          </table:table-cell>
          <table:table-cell table:style-name="ce127" table:formula="of:=VLOOKUP([.C56];[$'Number Assignments'.$A$3:$'Number Assignments'.$B$46];2;0)" office:value-type="float" office:value="0" calcext:value-type="float">
            <text:p/>
          </table:table-cell>
          <table:table-cell table:style-name="ce132" table:formula="of:=VLOOKUP([.D56];[$'Number Assignments'.$A$3:$'Number Assignments'.$B$46];2;0)" office:value-type="float" office:value="0" calcext:value-type="float">
            <text:p/>
          </table:table-cell>
          <table:table-cell table:style-name="ce132" table:formula="of:=VLOOKUP([.E56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56];[$'Number Assignments'.$A$3:$'Number Assignments'.$B$46];2;0)" office:value-type="float" office:value="0" calcext:value-type="float">
            <text:p/>
          </table:table-cell>
          <table:table-cell table:style-name="ce127" table:formula="of:=VLOOKUP([.H56];[$'Number Assignments'.$A$3:$'Number Assignments'.$B$46];2;0)" office:value-type="float" office:value="0" calcext:value-type="float">
            <text:p/>
          </table:table-cell>
          <table:table-cell table:style-name="ce127" table:formula="of:=VLOOKUP([.I56];[$'Number Assignments'.$A$3:$'Number Assignments'.$B$46];2;0)" office:value-type="float" office:value="0" calcext:value-type="float">
            <text:p/>
          </table:table-cell>
          <table:table-cell table:style-name="ce127" table:formula="of:=VLOOKUP([.J56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56];[$'Number Assignments'.$A$3:$'Number Assignments'.$B$46];2;0)" office:value-type="float" office:value="0" calcext:value-type="float">
            <text:p/>
          </table:table-cell>
          <table:table-cell table:style-name="ce127" table:formula="of:=VLOOKUP([.M56];[$'Number Assignments'.$A$3:$'Number Assignments'.$B$46];2;0)" office:value-type="float" office:value="0" calcext:value-type="float">
            <text:p/>
          </table:table-cell>
          <table:table-cell table:style-name="ce127" table:formula="of:=VLOOKUP([.N56];[$'Number Assignments'.$A$3:$'Number Assignments'.$B$46];2;0)" office:value-type="float" office:value="0" calcext:value-type="float">
            <text:p/>
          </table:table-cell>
          <table:table-cell table:style-name="ce127" table:formula="of:=VLOOKUP([.O56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56];[$'Number Assignments'.$A$3:$'Number Assignments'.$B$46];2;0)" office:value-type="float" office:value="0" calcext:value-type="float">
            <text:p/>
          </table:table-cell>
          <table:table-cell table:style-name="ce127" table:formula="of:=VLOOKUP([.R56];[$'Number Assignments'.$A$3:$'Number Assignments'.$B$46];2;0)" office:value-type="float" office:value="0" calcext:value-type="float">
            <text:p/>
          </table:table-cell>
          <table:table-cell table:style-name="ce127" table:formula="of:=VLOOKUP([.S56];[$'Number Assignments'.$A$3:$'Number Assignments'.$B$46];2;0)" office:value-type="float" office:value="0" calcext:value-type="float">
            <text:p/>
          </table:table-cell>
          <table:table-cell table:style-name="ce127" table:formula="of:=VLOOKUP([.T56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56];[$'Number Assignments'.$A$3:$'Number Assignments'.$B$46];2;0)" office:value-type="float" office:value="0" calcext:value-type="float">
            <text:p/>
          </table:table-cell>
          <table:table-cell table:style-name="ce127" table:formula="of:=VLOOKUP([.W56];[$'Number Assignments'.$A$3:$'Number Assignments'.$B$46];2;0)" office:value-type="float" office:value="0" calcext:value-type="float">
            <text:p/>
          </table:table-cell>
          <table:table-cell table:style-name="ce127" table:formula="of:=VLOOKUP([.X56];[$'Number Assignments'.$A$3:$'Number Assignments'.$B$46];2;0)" office:value-type="float" office:value="0" calcext:value-type="float">
            <text:p/>
          </table:table-cell>
          <table:table-cell table:style-name="ce132" table:formula="of:=VLOOKUP([.Y56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A56];[$'Number Assignments'.$A$3:$'Number Assignments'.$B$46];2;0)" office:value-type="float" office:value="0" calcext:value-type="float">
            <text:p/>
          </table:table-cell>
          <table:table-cell table:style-name="ce127" table:formula="of:=VLOOKUP([.AB56];[$'Number Assignments'.$A$3:$'Number Assignments'.$B$46];2;0)" office:value-type="float" office:value="0" calcext:value-type="float">
            <text:p/>
          </table:table-cell>
          <table:table-cell table:style-name="ce127" table:formula="of:=VLOOKUP([.AC56];[$'Number Assignments'.$A$3:$'Number Assignments'.$B$46];2;0)" office:value-type="float" office:value="0" calcext:value-type="float">
            <text:p/>
          </table:table-cell>
          <table:table-cell table:style-name="ce127" table:formula="of:=VLOOKUP([.AD56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56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G56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H56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I56];[$'Number Assignments'.$A$3:$'Number Assignments'.$B$46];2;0)" office:value-type="string" office:string-value="" calcext:value-type="error">
            <text:p>#N/A</text:p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K56];[$'Number Assignments'.$A$3:$'Number Assignments'.$B$46];2;0)" office:value-type="float" office:value="0" calcext:value-type="float">
            <text:p/>
          </table:table-cell>
          <table:table-cell table:style-name="ce127" table:formula="of:=VLOOKUP([.AL56];[$'Number Assignments'.$A$3:$'Number Assignments'.$B$46];2;0)" office:value-type="float" office:value="0" calcext:value-type="float">
            <text:p/>
          </table:table-cell>
          <table:table-cell table:style-name="ce127" table:formula="of:=VLOOKUP([.AM56];[$'Number Assignments'.$A$3:$'Number Assignments'.$B$46];2;0)" office:value-type="float" office:value="0" calcext:value-type="float">
            <text:p/>
          </table:table-cell>
          <table:table-cell table:style-name="ce127" table:formula="of:=VLOOKUP([.AN56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6" calcext:value-type="float">
            <text:p>6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6" calcext:value-type="float">
            <text:p>6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6" calcext:value-type="float">
            <text:p>6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6" calcext:value-type="float">
            <text:p>6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6" calcext:value-type="float">
            <text:p>6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6" calcext:value-type="float">
            <text:p>6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6" calcext:value-type="float">
            <text:p>6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66]-1)*12+[.E66]))+1" office:value-type="float" office:value="10" calcext:value-type="float">
            <text:p>10</text:p>
          </table:table-cell>
          <table:table-cell table:style-name="ce126" table:formula="of:=INDIRECT(CONCATENATE(&quot;$TableSeating.&quot;;&quot;N&quot;;4+([.C66]-1)*12+[.E66]))+1" office:value-type="float" office:value="28" calcext:value-type="float">
            <text:p>28</text:p>
          </table:table-cell>
          <table:table-cell table:style-name="ce126" table:formula="of:=INDIRECT(CONCATENATE(&quot;$TableSeating.&quot;;&quot;O&quot;;4+([.C66]-1)*12+[.E66]))+1" office:value-type="float" office:value="7" calcext:value-type="float">
            <text:p>7</text:p>
          </table:table-cell>
          <table:table-cell table:style-name="ce126" table:formula="of:=INDIRECT(CONCATENATE(&quot;$TableSeating.&quot;;&quot;P&quot;;4+([.C66]-1)*12+[.E66]))+1" office:value-type="float" office:value="30" calcext:value-type="float">
            <text:p>3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66]-1)*12+[.J66]))+1" office:value-type="float" office:value="29" calcext:value-type="float">
            <text:p>29</text:p>
          </table:table-cell>
          <table:table-cell table:style-name="ce126" table:formula="of:=INDIRECT(CONCATENATE(&quot;$TableSeating.&quot;;&quot;N&quot;;4+([.H66]-1)*12+[.J66]))+1" office:value-type="float" office:value="16" calcext:value-type="float">
            <text:p>16</text:p>
          </table:table-cell>
          <table:table-cell table:style-name="ce126" table:formula="of:=INDIRECT(CONCATENATE(&quot;$TableSeating.&quot;;&quot;O&quot;;4+([.H66]-1)*12+[.J66]))+1" office:value-type="float" office:value="39" calcext:value-type="float">
            <text:p>39</text:p>
          </table:table-cell>
          <table:table-cell table:style-name="ce126" table:formula="of:=INDIRECT(CONCATENATE(&quot;$TableSeating.&quot;;&quot;P&quot;;4+([.H66]-1)*12+[.J66]))+1" office:value-type="float" office:value="10" calcext:value-type="float">
            <text:p>1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66]-1)*12+[.O66]))+1" office:value-type="float" office:value="11" calcext:value-type="float">
            <text:p>11</text:p>
          </table:table-cell>
          <table:table-cell table:style-name="ce126" table:formula="of:=INDIRECT(CONCATENATE(&quot;$TableSeating.&quot;;&quot;N&quot;;4+([.M66]-1)*12+[.O66]))+1" office:value-type="float" office:value="7" calcext:value-type="float">
            <text:p>7</text:p>
          </table:table-cell>
          <table:table-cell table:style-name="ce126" table:formula="of:=INDIRECT(CONCATENATE(&quot;$TableSeating.&quot;;&quot;O&quot;;4+([.M66]-1)*12+[.O66]))+1" office:value-type="float" office:value="29" calcext:value-type="float">
            <text:p>29</text:p>
          </table:table-cell>
          <table:table-cell table:style-name="ce126" table:formula="of:=INDIRECT(CONCATENATE(&quot;$TableSeating.&quot;;&quot;P&quot;;4+([.M66]-1)*12+[.O66]))+1" office:value-type="float" office:value="19" calcext:value-type="float">
            <text:p>1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66]-1)*12+[.T66]))+1" office:value-type="float" office:value="38" calcext:value-type="float">
            <text:p>38</text:p>
          </table:table-cell>
          <table:table-cell table:style-name="ce126" table:formula="of:=INDIRECT(CONCATENATE(&quot;$TableSeating.&quot;;&quot;N&quot;;4+([.R66]-1)*12+[.T66]))+1" office:value-type="float" office:value="9" calcext:value-type="float">
            <text:p>9</text:p>
          </table:table-cell>
          <table:table-cell table:style-name="ce126" table:formula="of:=INDIRECT(CONCATENATE(&quot;$TableSeating.&quot;;&quot;O&quot;;4+([.R66]-1)*12+[.T66]))+1" office:value-type="float" office:value="28" calcext:value-type="float">
            <text:p>28</text:p>
          </table:table-cell>
          <table:table-cell table:style-name="ce126" table:formula="of:=INDIRECT(CONCATENATE(&quot;$TableSeating.&quot;;&quot;P&quot;;4+([.R66]-1)*12+[.T66]))+1" office:value-type="float" office:value="18" calcext:value-type="float">
            <text:p>18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66]-1)*12+[.Y66]))+1" office:value-type="float" office:value="35" calcext:value-type="float">
            <text:p>35</text:p>
          </table:table-cell>
          <table:table-cell table:style-name="ce126" table:formula="of:=INDIRECT(CONCATENATE(&quot;$TableSeating.&quot;;&quot;N&quot;;4+([.W66]-1)*12+[.Y66]))+1" office:value-type="float" office:value="4" calcext:value-type="float">
            <text:p>4</text:p>
          </table:table-cell>
          <table:table-cell table:style-name="ce126" table:formula="of:=INDIRECT(CONCATENATE(&quot;$TableSeating.&quot;;&quot;O&quot;;4+([.W66]-1)*12+[.Y66]))+1" office:value-type="float" office:value="19" calcext:value-type="float">
            <text:p>19</text:p>
          </table:table-cell>
          <table:table-cell table:style-name="ce126" table:formula="of:=INDIRECT(CONCATENATE(&quot;$TableSeating.&quot;;&quot;P&quot;;4+([.W66]-1)*12+[.Y66]))+1" office:value-type="float" office:value="37" calcext:value-type="float">
            <text:p>37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66]-1)*12+[.AD66]))+1" office:value-type="float" office:value="19" calcext:value-type="float">
            <text:p>19</text:p>
          </table:table-cell>
          <table:table-cell table:style-name="ce126" table:formula="of:=INDIRECT(CONCATENATE(&quot;$TableSeating.&quot;;&quot;N&quot;;4+([.AB66]-1)*12+[.AD66]))+1" office:value-type="float" office:value="8" calcext:value-type="float">
            <text:p>8</text:p>
          </table:table-cell>
          <table:table-cell table:style-name="ce126" table:formula="of:=INDIRECT(CONCATENATE(&quot;$TableSeating.&quot;;&quot;O&quot;;4+([.AB66]-1)*12+[.AD66]))+1" office:value-type="float" office:value="14" calcext:value-type="float">
            <text:p>14</text:p>
          </table:table-cell>
          <table:table-cell table:style-name="ce126" table:formula="of:=INDIRECT(CONCATENATE(&quot;$TableSeating.&quot;;&quot;P&quot;;4+([.AB66]-1)*12+[.AD66]))+1" office:value-type="float" office:value="10" calcext:value-type="float">
            <text:p>1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66]-1)*12+[.AI66]))" office:value-type="float" office:value="0" calcext:value-type="float">
            <text:p>0</text:p>
          </table:table-cell>
          <table:table-cell table:style-name="ce126" table:formula="of:=INDIRECT(CONCATENATE(&quot;$TableSeating.&quot;;&quot;B&quot;;4+([.AG66]-1)*12+[.AI66]))" office:value-type="float" office:value="0" calcext:value-type="float">
            <text:p>0</text:p>
          </table:table-cell>
          <table:table-cell table:style-name="ce126" table:formula="of:=INDIRECT(CONCATENATE(&quot;$TableSeating.&quot;;&quot;C&quot;;4+([.AG66]-1)*12+[.AI66]))" office:value-type="float" office:value="0" calcext:value-type="float">
            <text:p>0</text:p>
          </table:table-cell>
          <table:table-cell table:style-name="ce126" table:formula="of:=INDIRECT(CONCATENATE(&quot;$TableSeating.&quot;;&quot;D&quot;;4+([.AG66]-1)*12+[.AI66]))" office:value-type="float" office:value="0" calcext:value-type="float">
            <text:p>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66]-1)*12+[.AN66]))+1" office:value-type="float" office:value="16" calcext:value-type="float">
            <text:p>16</text:p>
          </table:table-cell>
          <table:table-cell table:style-name="ce126" table:formula="of:=INDIRECT(CONCATENATE(&quot;$TableSeating.&quot;;&quot;N&quot;;4+([.AL66]-1)*12+[.AN66]))+1" office:value-type="float" office:value="17" calcext:value-type="float">
            <text:p>17</text:p>
          </table:table-cell>
          <table:table-cell table:style-name="ce126" table:formula="of:=INDIRECT(CONCATENATE(&quot;$TableSeating.&quot;;&quot;O&quot;;4+([.AL66]-1)*12+[.AN66]))+1" office:value-type="float" office:value="11" calcext:value-type="float">
            <text:p>11</text:p>
          </table:table-cell>
          <table:table-cell table:style-name="ce126" table:formula="of:=INDIRECT(CONCATENATE(&quot;$TableSeating.&quot;;&quot;P&quot;;4+([.AL66]-1)*12+[.AN66]))+1" office:value-type="float" office:value="5" calcext:value-type="float">
            <text:p>5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69];[$'Number Assignments'.$A$3:$'Number Assignments'.$B$46];2;0)" office:value-type="float" office:value="0" calcext:value-type="float">
            <text:p/>
          </table:table-cell>
          <table:table-cell table:style-name="ce127" table:formula="of:=VLOOKUP([.C69];[$'Number Assignments'.$A$3:$'Number Assignments'.$B$46];2;0)" office:value-type="float" office:value="0" calcext:value-type="float">
            <text:p/>
          </table:table-cell>
          <table:table-cell table:style-name="ce132" table:formula="of:=VLOOKUP([.D69];[$'Number Assignments'.$A$3:$'Number Assignments'.$B$46];2;0)" office:value-type="float" office:value="0" calcext:value-type="float">
            <text:p/>
          </table:table-cell>
          <table:table-cell table:style-name="ce132" table:formula="of:=VLOOKUP([.E69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69];[$'Number Assignments'.$A$3:$'Number Assignments'.$B$46];2;0)" office:value-type="float" office:value="0" calcext:value-type="float">
            <text:p/>
          </table:table-cell>
          <table:table-cell table:style-name="ce127" table:formula="of:=VLOOKUP([.H69];[$'Number Assignments'.$A$3:$'Number Assignments'.$B$46];2;0)" office:value-type="float" office:value="0" calcext:value-type="float">
            <text:p/>
          </table:table-cell>
          <table:table-cell table:style-name="ce127" table:formula="of:=VLOOKUP([.I69];[$'Number Assignments'.$A$3:$'Number Assignments'.$B$46];2;0)" office:value-type="float" office:value="0" calcext:value-type="float">
            <text:p/>
          </table:table-cell>
          <table:table-cell table:style-name="ce127" table:formula="of:=VLOOKUP([.J69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69];[$'Number Assignments'.$A$3:$'Number Assignments'.$B$46];2;0)" office:value-type="float" office:value="0" calcext:value-type="float">
            <text:p/>
          </table:table-cell>
          <table:table-cell table:style-name="ce127" table:formula="of:=VLOOKUP([.M69];[$'Number Assignments'.$A$3:$'Number Assignments'.$B$46];2;0)" office:value-type="float" office:value="0" calcext:value-type="float">
            <text:p/>
          </table:table-cell>
          <table:table-cell table:style-name="ce132" table:formula="of:=VLOOKUP([.N69];[$'Number Assignments'.$A$3:$'Number Assignments'.$B$46];2;0)" office:value-type="float" office:value="0" calcext:value-type="float">
            <text:p/>
          </table:table-cell>
          <table:table-cell table:style-name="ce127" table:formula="of:=VLOOKUP([.O69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69];[$'Number Assignments'.$A$3:$'Number Assignments'.$B$46];2;0)" office:value-type="float" office:value="0" calcext:value-type="float">
            <text:p/>
          </table:table-cell>
          <table:table-cell table:style-name="ce127" table:formula="of:=VLOOKUP([.R69];[$'Number Assignments'.$A$3:$'Number Assignments'.$B$46];2;0)" office:value-type="float" office:value="0" calcext:value-type="float">
            <text:p/>
          </table:table-cell>
          <table:table-cell table:style-name="ce127" table:formula="of:=VLOOKUP([.S69];[$'Number Assignments'.$A$3:$'Number Assignments'.$B$46];2;0)" office:value-type="float" office:value="0" calcext:value-type="float">
            <text:p/>
          </table:table-cell>
          <table:table-cell table:style-name="ce132" table:formula="of:=VLOOKUP([.T69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69];[$'Number Assignments'.$A$3:$'Number Assignments'.$B$46];2;0)" office:value-type="float" office:value="0" calcext:value-type="float">
            <text:p/>
          </table:table-cell>
          <table:table-cell table:style-name="ce127" table:formula="of:=VLOOKUP([.W69];[$'Number Assignments'.$A$3:$'Number Assignments'.$B$46];2;0)" office:value-type="float" office:value="0" calcext:value-type="float">
            <text:p/>
          </table:table-cell>
          <table:table-cell table:style-name="ce127" table:formula="of:=VLOOKUP([.X69];[$'Number Assignments'.$A$3:$'Number Assignments'.$B$46];2;0)" office:value-type="float" office:value="0" calcext:value-type="float">
            <text:p/>
          </table:table-cell>
          <table:table-cell table:style-name="ce132" table:formula="of:=VLOOKUP([.Y69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A69];[$'Number Assignments'.$A$3:$'Number Assignments'.$B$46];2;0)" office:value-type="float" office:value="0" calcext:value-type="float">
            <text:p/>
          </table:table-cell>
          <table:table-cell table:style-name="ce127" table:formula="of:=VLOOKUP([.AB69];[$'Number Assignments'.$A$3:$'Number Assignments'.$B$46];2;0)" office:value-type="float" office:value="0" calcext:value-type="float">
            <text:p/>
          </table:table-cell>
          <table:table-cell table:style-name="ce132" table:formula="of:=VLOOKUP([.AC69];[$'Number Assignments'.$A$3:$'Number Assignments'.$B$46];2;0)" office:value-type="float" office:value="0" calcext:value-type="float">
            <text:p/>
          </table:table-cell>
          <table:table-cell table:style-name="ce127" table:formula="of:=VLOOKUP([.AD69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69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G69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H69];[$'Number Assignments'.$A$3:$'Number Assignments'.$B$46];2;0)" office:value-type="string" office:string-value="" calcext:value-type="error">
            <text:p>#N/A</text:p>
          </table:table-cell>
          <table:table-cell table:style-name="ce127" table:formula="of:=VLOOKUP([.AI69];[$'Number Assignments'.$A$3:$'Number Assignments'.$B$46];2;0)" office:value-type="string" office:string-value="" calcext:value-type="error">
            <text:p>#N/A</text:p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K69];[$'Number Assignments'.$A$3:$'Number Assignments'.$B$46];2;0)" office:value-type="float" office:value="0" calcext:value-type="float">
            <text:p/>
          </table:table-cell>
          <table:table-cell table:style-name="ce127" table:formula="of:=VLOOKUP([.AL69];[$'Number Assignments'.$A$3:$'Number Assignments'.$B$46];2;0)" office:value-type="float" office:value="0" calcext:value-type="float">
            <text:p/>
          </table:table-cell>
          <table:table-cell table:style-name="ce127" table:formula="of:=VLOOKUP([.AM69];[$'Number Assignments'.$A$3:$'Number Assignments'.$B$46];2;0)" office:value-type="float" office:value="0" calcext:value-type="float">
            <text:p/>
          </table:table-cell>
          <table:table-cell table:style-name="ce127" table:formula="of:=VLOOKUP([.AN69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7" calcext:value-type="float">
            <text:p>7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7" calcext:value-type="float">
            <text:p>7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7" calcext:value-type="float">
            <text:p>7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7" calcext:value-type="float">
            <text:p>7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7" calcext:value-type="float">
            <text:p>7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7" calcext:value-type="float">
            <text:p>7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7" calcext:value-type="float">
            <text:p>7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79]-1)*12+[.E79]))+1" office:value-type="float" office:value="33" calcext:value-type="float">
            <text:p>33</text:p>
          </table:table-cell>
          <table:table-cell table:style-name="ce126" table:formula="of:=INDIRECT(CONCATENATE(&quot;$TableSeating.&quot;;&quot;N&quot;;4+([.C79]-1)*12+[.E79]))+1" office:value-type="float" office:value="35" calcext:value-type="float">
            <text:p>35</text:p>
          </table:table-cell>
          <table:table-cell table:style-name="ce126" table:formula="of:=INDIRECT(CONCATENATE(&quot;$TableSeating.&quot;;&quot;O&quot;;4+([.C79]-1)*12+[.E79]))+1" office:value-type="float" office:value="20" calcext:value-type="float">
            <text:p>20</text:p>
          </table:table-cell>
          <table:table-cell table:style-name="ce126" table:formula="of:=INDIRECT(CONCATENATE(&quot;$TableSeating.&quot;;&quot;P&quot;;4+([.C79]-1)*12+[.E79]))+1" office:value-type="float" office:value="36" calcext:value-type="float">
            <text:p>36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79]-1)*12+[.J79]))+1" office:value-type="float" office:value="8" calcext:value-type="float">
            <text:p>8</text:p>
          </table:table-cell>
          <table:table-cell table:style-name="ce126" table:formula="of:=INDIRECT(CONCATENATE(&quot;$TableSeating.&quot;;&quot;N&quot;;4+([.H79]-1)*12+[.J79]))+1" office:value-type="float" office:value="33" calcext:value-type="float">
            <text:p>33</text:p>
          </table:table-cell>
          <table:table-cell table:style-name="ce126" table:formula="of:=INDIRECT(CONCATENATE(&quot;$TableSeating.&quot;;&quot;O&quot;;4+([.H79]-1)*12+[.J79]))+1" office:value-type="float" office:value="17" calcext:value-type="float">
            <text:p>17</text:p>
          </table:table-cell>
          <table:table-cell table:style-name="ce126" table:formula="of:=INDIRECT(CONCATENATE(&quot;$TableSeating.&quot;;&quot;P&quot;;4+([.H79]-1)*12+[.J79]))+1" office:value-type="float" office:value="37" calcext:value-type="float">
            <text:p>37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79]-1)*12+[.O79]))+1" office:value-type="float" office:value="30" calcext:value-type="float">
            <text:p>30</text:p>
          </table:table-cell>
          <table:table-cell table:style-name="ce126" table:formula="of:=INDIRECT(CONCATENATE(&quot;$TableSeating.&quot;;&quot;N&quot;;4+([.M79]-1)*12+[.O79]))+1" office:value-type="float" office:value="38" calcext:value-type="float">
            <text:p>38</text:p>
          </table:table-cell>
          <table:table-cell table:style-name="ce126" table:formula="of:=INDIRECT(CONCATENATE(&quot;$TableSeating.&quot;;&quot;O&quot;;4+([.M79]-1)*12+[.O79]))+1" office:value-type="float" office:value="37" calcext:value-type="float">
            <text:p>37</text:p>
          </table:table-cell>
          <table:table-cell table:style-name="ce126" table:formula="of:=INDIRECT(CONCATENATE(&quot;$TableSeating.&quot;;&quot;P&quot;;4+([.M79]-1)*12+[.O79]))+1" office:value-type="float" office:value="39" calcext:value-type="float">
            <text:p>3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79]-1)*12+[.T79]))+1" office:value-type="float" office:value="4" calcext:value-type="float">
            <text:p>4</text:p>
          </table:table-cell>
          <table:table-cell table:style-name="ce126" table:formula="of:=INDIRECT(CONCATENATE(&quot;$TableSeating.&quot;;&quot;N&quot;;4+([.R79]-1)*12+[.T79]))+1" office:value-type="float" office:value="32" calcext:value-type="float">
            <text:p>32</text:p>
          </table:table-cell>
          <table:table-cell table:style-name="ce126" table:formula="of:=INDIRECT(CONCATENATE(&quot;$TableSeating.&quot;;&quot;O&quot;;4+([.R79]-1)*12+[.T79]))+1" office:value-type="float" office:value="16" calcext:value-type="float">
            <text:p>16</text:p>
          </table:table-cell>
          <table:table-cell table:style-name="ce126" table:formula="of:=INDIRECT(CONCATENATE(&quot;$TableSeating.&quot;;&quot;P&quot;;4+([.R79]-1)*12+[.T79]))+1" office:value-type="float" office:value="2" calcext:value-type="float">
            <text:p>2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79]-1)*12+[.Y79]))+1" office:value-type="float" office:value="32" calcext:value-type="float">
            <text:p>32</text:p>
          </table:table-cell>
          <table:table-cell table:style-name="ce126" table:formula="of:=INDIRECT(CONCATENATE(&quot;$TableSeating.&quot;;&quot;N&quot;;4+([.W79]-1)*12+[.Y79]))+1" office:value-type="float" office:value="26" calcext:value-type="float">
            <text:p>26</text:p>
          </table:table-cell>
          <table:table-cell table:style-name="ce126" table:formula="of:=INDIRECT(CONCATENATE(&quot;$TableSeating.&quot;;&quot;O&quot;;4+([.W79]-1)*12+[.Y79]))+1" office:value-type="float" office:value="36" calcext:value-type="float">
            <text:p>36</text:p>
          </table:table-cell>
          <table:table-cell table:style-name="ce126" table:formula="of:=INDIRECT(CONCATENATE(&quot;$TableSeating.&quot;;&quot;P&quot;;4+([.W79]-1)*12+[.Y79]))+1" office:value-type="float" office:value="30" calcext:value-type="float">
            <text:p>3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79]-1)*12+[.AD79]))+1" office:value-type="float" office:value="12" calcext:value-type="float">
            <text:p>12</text:p>
          </table:table-cell>
          <table:table-cell table:style-name="ce126" table:formula="of:=INDIRECT(CONCATENATE(&quot;$TableSeating.&quot;;&quot;N&quot;;4+([.AB79]-1)*12+[.AD79]))+1" office:value-type="float" office:value="33" calcext:value-type="float">
            <text:p>33</text:p>
          </table:table-cell>
          <table:table-cell table:style-name="ce126" table:formula="of:=INDIRECT(CONCATENATE(&quot;$TableSeating.&quot;;&quot;O&quot;;4+([.AB79]-1)*12+[.AD79]))+1" office:value-type="float" office:value="38" calcext:value-type="float">
            <text:p>38</text:p>
          </table:table-cell>
          <table:table-cell table:style-name="ce126" table:formula="of:=INDIRECT(CONCATENATE(&quot;$TableSeating.&quot;;&quot;P&quot;;4+([.AB79]-1)*12+[.AD79]))+1" office:value-type="float" office:value="32" calcext:value-type="float">
            <text:p>32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79]-1)*12+[.AI79]))" office:value-type="float" office:value="27" calcext:value-type="float">
            <text:p>27</text:p>
          </table:table-cell>
          <table:table-cell table:style-name="ce126" table:formula="of:=INDIRECT(CONCATENATE(&quot;$TableSeating.&quot;;&quot;B&quot;;4+([.AG79]-1)*12+[.AI79]))" office:value-type="float" office:value="37" calcext:value-type="float">
            <text:p>37</text:p>
          </table:table-cell>
          <table:table-cell table:style-name="ce126" table:formula="of:=INDIRECT(CONCATENATE(&quot;$TableSeating.&quot;;&quot;C&quot;;4+([.AG79]-1)*12+[.AI79]))" office:value-type="float" office:value="14" calcext:value-type="float">
            <text:p>14</text:p>
          </table:table-cell>
          <table:table-cell table:style-name="ce126" table:formula="of:=INDIRECT(CONCATENATE(&quot;$TableSeating.&quot;;&quot;D&quot;;4+([.AG79]-1)*12+[.AI79]))" office:value-type="float" office:value="26" calcext:value-type="float">
            <text:p>26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79]-1)*12+[.AN79]))+1" office:value-type="float" office:value="38" calcext:value-type="float">
            <text:p>38</text:p>
          </table:table-cell>
          <table:table-cell table:style-name="ce126" table:formula="of:=INDIRECT(CONCATENATE(&quot;$TableSeating.&quot;;&quot;N&quot;;4+([.AL79]-1)*12+[.AN79]))+1" office:value-type="float" office:value="29" calcext:value-type="float">
            <text:p>29</text:p>
          </table:table-cell>
          <table:table-cell table:style-name="ce126" table:formula="of:=INDIRECT(CONCATENATE(&quot;$TableSeating.&quot;;&quot;O&quot;;4+([.AL79]-1)*12+[.AN79]))+1" office:value-type="float" office:value="2" calcext:value-type="float">
            <text:p>2</text:p>
          </table:table-cell>
          <table:table-cell table:style-name="ce126" table:formula="of:=INDIRECT(CONCATENATE(&quot;$TableSeating.&quot;;&quot;P&quot;;4+([.AL79]-1)*12+[.AN79]))+1" office:value-type="float" office:value="23" calcext:value-type="float">
            <text:p>23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82];[$'Number Assignments'.$A$3:$'Number Assignments'.$B$46];2;0)" office:value-type="float" office:value="0" calcext:value-type="float">
            <text:p/>
          </table:table-cell>
          <table:table-cell table:style-name="ce127" table:formula="of:=VLOOKUP([.C82];[$'Number Assignments'.$A$3:$'Number Assignments'.$B$46];2;0)" office:value-type="float" office:value="0" calcext:value-type="float">
            <text:p/>
          </table:table-cell>
          <table:table-cell table:style-name="ce132" table:formula="of:=VLOOKUP([.D82];[$'Number Assignments'.$A$3:$'Number Assignments'.$B$46];2;0)" office:value-type="float" office:value="0" calcext:value-type="float">
            <text:p/>
          </table:table-cell>
          <table:table-cell table:style-name="ce132" table:formula="of:=VLOOKUP([.E82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82];[$'Number Assignments'.$A$3:$'Number Assignments'.$B$46];2;0)" office:value-type="float" office:value="0" calcext:value-type="float">
            <text:p/>
          </table:table-cell>
          <table:table-cell table:style-name="ce127" table:formula="of:=VLOOKUP([.H82];[$'Number Assignments'.$A$3:$'Number Assignments'.$B$46];2;0)" office:value-type="float" office:value="0" calcext:value-type="float">
            <text:p/>
          </table:table-cell>
          <table:table-cell table:style-name="ce127" table:formula="of:=VLOOKUP([.I82];[$'Number Assignments'.$A$3:$'Number Assignments'.$B$46];2;0)" office:value-type="float" office:value="0" calcext:value-type="float">
            <text:p/>
          </table:table-cell>
          <table:table-cell table:style-name="ce127" table:formula="of:=VLOOKUP([.J82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82];[$'Number Assignments'.$A$3:$'Number Assignments'.$B$46];2;0)" office:value-type="float" office:value="0" calcext:value-type="float">
            <text:p/>
          </table:table-cell>
          <table:table-cell table:style-name="ce127" table:formula="of:=VLOOKUP([.M82];[$'Number Assignments'.$A$3:$'Number Assignments'.$B$46];2;0)" office:value-type="float" office:value="0" calcext:value-type="float">
            <text:p/>
          </table:table-cell>
          <table:table-cell table:style-name="ce127" table:formula="of:=VLOOKUP([.N82];[$'Number Assignments'.$A$3:$'Number Assignments'.$B$46];2;0)" office:value-type="float" office:value="0" calcext:value-type="float">
            <text:p/>
          </table:table-cell>
          <table:table-cell table:style-name="ce127" table:formula="of:=VLOOKUP([.O82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82];[$'Number Assignments'.$A$3:$'Number Assignments'.$B$46];2;0)" office:value-type="float" office:value="0" calcext:value-type="float">
            <text:p/>
          </table:table-cell>
          <table:table-cell table:style-name="ce127" table:formula="of:=VLOOKUP([.R82];[$'Number Assignments'.$A$3:$'Number Assignments'.$B$46];2;0)" office:value-type="float" office:value="0" calcext:value-type="float">
            <text:p/>
          </table:table-cell>
          <table:table-cell table:style-name="ce127" table:formula="of:=VLOOKUP([.S82];[$'Number Assignments'.$A$3:$'Number Assignments'.$B$46];2;0)" office:value-type="float" office:value="0" calcext:value-type="float">
            <text:p/>
          </table:table-cell>
          <table:table-cell table:style-name="ce127" table:formula="of:=VLOOKUP([.T82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82];[$'Number Assignments'.$A$3:$'Number Assignments'.$B$46];2;0)" office:value-type="float" office:value="0" calcext:value-type="float">
            <text:p/>
          </table:table-cell>
          <table:table-cell table:style-name="ce127" table:formula="of:=VLOOKUP([.W82];[$'Number Assignments'.$A$3:$'Number Assignments'.$B$46];2;0)" office:value-type="float" office:value="0" calcext:value-type="float">
            <text:p/>
          </table:table-cell>
          <table:table-cell table:style-name="ce127" table:formula="of:=VLOOKUP([.X82];[$'Number Assignments'.$A$3:$'Number Assignments'.$B$46];2;0)" office:value-type="float" office:value="0" calcext:value-type="float">
            <text:p/>
          </table:table-cell>
          <table:table-cell table:style-name="ce132" table:formula="of:=VLOOKUP([.Y82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32" table:formula="of:=VLOOKUP([.AA82];[$'Number Assignments'.$A$3:$'Number Assignments'.$B$46];2;0)" office:value-type="float" office:value="0" calcext:value-type="float">
            <text:p/>
          </table:table-cell>
          <table:table-cell table:style-name="ce127" table:formula="of:=VLOOKUP([.AB82];[$'Number Assignments'.$A$3:$'Number Assignments'.$B$46];2;0)" office:value-type="float" office:value="0" calcext:value-type="float">
            <text:p/>
          </table:table-cell>
          <table:table-cell table:style-name="ce127" table:formula="of:=VLOOKUP([.AC82];[$'Number Assignments'.$A$3:$'Number Assignments'.$B$46];2;0)" office:value-type="float" office:value="0" calcext:value-type="float">
            <text:p/>
          </table:table-cell>
          <table:table-cell table:style-name="ce127" table:formula="of:=VLOOKUP([.AD82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82];[$'Number Assignments'.$A$3:$'Number Assignments'.$B$46];2;0)" office:value-type="float" office:value="0" calcext:value-type="float">
            <text:p/>
          </table:table-cell>
          <table:table-cell table:style-name="ce132" table:formula="of:=VLOOKUP([.AG82];[$'Number Assignments'.$A$3:$'Number Assignments'.$B$46];2;0)" office:value-type="float" office:value="0" calcext:value-type="float">
            <text:p/>
          </table:table-cell>
          <table:table-cell table:style-name="ce127" table:formula="of:=VLOOKUP([.AH82];[$'Number Assignments'.$A$3:$'Number Assignments'.$B$46];2;0)" office:value-type="float" office:value="0" calcext:value-type="float">
            <text:p/>
          </table:table-cell>
          <table:table-cell table:style-name="ce127" table:formula="of:=VLOOKUP([.AI82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K82];[$'Number Assignments'.$A$3:$'Number Assignments'.$B$46];2;0)" office:value-type="float" office:value="0" calcext:value-type="float">
            <text:p/>
          </table:table-cell>
          <table:table-cell table:style-name="ce127" table:formula="of:=VLOOKUP([.AL82];[$'Number Assignments'.$A$3:$'Number Assignments'.$B$46];2;0)" office:value-type="float" office:value="0" calcext:value-type="float">
            <text:p/>
          </table:table-cell>
          <table:table-cell table:style-name="ce127" table:formula="of:=VLOOKUP([.AM82];[$'Number Assignments'.$A$3:$'Number Assignments'.$B$46];2;0)" office:value-type="float" office:value="0" calcext:value-type="float">
            <text:p/>
          </table:table-cell>
          <table:table-cell table:style-name="ce127" table:formula="of:=VLOOKUP([.AN82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8" calcext:value-type="float">
            <text:p>8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8" calcext:value-type="float">
            <text:p>8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8" calcext:value-type="float">
            <text:p>8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8" calcext:value-type="float">
            <text:p>8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8" calcext:value-type="float">
            <text:p>8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8" calcext:value-type="float">
            <text:p>8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8" calcext:value-type="float">
            <text:p>8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92]-1)*12+[.E92]))+1" office:value-type="float" office:value="29" calcext:value-type="float">
            <text:p>29</text:p>
          </table:table-cell>
          <table:table-cell table:style-name="ce126" table:formula="of:=INDIRECT(CONCATENATE(&quot;$TableSeating.&quot;;&quot;N&quot;;4+([.C92]-1)*12+[.E92]))+1" office:value-type="float" office:value="34" calcext:value-type="float">
            <text:p>34</text:p>
          </table:table-cell>
          <table:table-cell table:style-name="ce126" table:formula="of:=INDIRECT(CONCATENATE(&quot;$TableSeating.&quot;;&quot;O&quot;;4+([.C92]-1)*12+[.E92]))+1" office:value-type="float" office:value="15" calcext:value-type="float">
            <text:p>15</text:p>
          </table:table-cell>
          <table:table-cell table:style-name="ce126" table:formula="of:=INDIRECT(CONCATENATE(&quot;$TableSeating.&quot;;&quot;P&quot;;4+([.C92]-1)*12+[.E92]))+1" office:value-type="float" office:value="9" calcext:value-type="float">
            <text:p>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92]-1)*12+[.J92]))+1" office:value-type="float" office:value="3" calcext:value-type="float">
            <text:p>3</text:p>
          </table:table-cell>
          <table:table-cell table:style-name="ce126" table:formula="of:=INDIRECT(CONCATENATE(&quot;$TableSeating.&quot;;&quot;N&quot;;4+([.H92]-1)*12+[.J92]))+1" office:value-type="float" office:value="24" calcext:value-type="float">
            <text:p>24</text:p>
          </table:table-cell>
          <table:table-cell table:style-name="ce126" table:formula="of:=INDIRECT(CONCATENATE(&quot;$TableSeating.&quot;;&quot;O&quot;;4+([.H92]-1)*12+[.J92]))+1" office:value-type="float" office:value="12" calcext:value-type="float">
            <text:p>12</text:p>
          </table:table-cell>
          <table:table-cell table:style-name="ce126" table:formula="of:=INDIRECT(CONCATENATE(&quot;$TableSeating.&quot;;&quot;P&quot;;4+([.H92]-1)*12+[.J92]))+1" office:value-type="float" office:value="9" calcext:value-type="float">
            <text:p>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92]-1)*12+[.O92]))+1" office:value-type="float" office:value="31" calcext:value-type="float">
            <text:p>31</text:p>
          </table:table-cell>
          <table:table-cell table:style-name="ce126" table:formula="of:=INDIRECT(CONCATENATE(&quot;$TableSeating.&quot;;&quot;N&quot;;4+([.M92]-1)*12+[.O92]))+1" office:value-type="float" office:value="16" calcext:value-type="float">
            <text:p>16</text:p>
          </table:table-cell>
          <table:table-cell table:style-name="ce126" table:formula="of:=INDIRECT(CONCATENATE(&quot;$TableSeating.&quot;;&quot;O&quot;;4+([.M92]-1)*12+[.O92]))+1" office:value-type="float" office:value="33" calcext:value-type="float">
            <text:p>33</text:p>
          </table:table-cell>
          <table:table-cell table:style-name="ce126" table:formula="of:=INDIRECT(CONCATENATE(&quot;$TableSeating.&quot;;&quot;P&quot;;4+([.M92]-1)*12+[.O92]))+1" office:value-type="float" office:value="24" calcext:value-type="float">
            <text:p>24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92]-1)*12+[.T92]))+1" office:value-type="float" office:value="17" calcext:value-type="float">
            <text:p>17</text:p>
          </table:table-cell>
          <table:table-cell table:style-name="ce126" table:formula="of:=INDIRECT(CONCATENATE(&quot;$TableSeating.&quot;;&quot;N&quot;;4+([.R92]-1)*12+[.T92]))+1" office:value-type="float" office:value="12" calcext:value-type="float">
            <text:p>12</text:p>
          </table:table-cell>
          <table:table-cell table:style-name="ce126" table:formula="of:=INDIRECT(CONCATENATE(&quot;$TableSeating.&quot;;&quot;O&quot;;4+([.R92]-1)*12+[.T92]))+1" office:value-type="float" office:value="19" calcext:value-type="float">
            <text:p>19</text:p>
          </table:table-cell>
          <table:table-cell table:style-name="ce126" table:formula="of:=INDIRECT(CONCATENATE(&quot;$TableSeating.&quot;;&quot;P&quot;;4+([.R92]-1)*12+[.T92]))+1" office:value-type="float" office:value="27" calcext:value-type="float">
            <text:p>27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92]-1)*12+[.Y92]))+1" office:value-type="float" office:value="31" calcext:value-type="float">
            <text:p>31</text:p>
          </table:table-cell>
          <table:table-cell table:style-name="ce126" table:formula="of:=INDIRECT(CONCATENATE(&quot;$TableSeating.&quot;;&quot;N&quot;;4+([.W92]-1)*12+[.Y92]))+1" office:value-type="float" office:value="18" calcext:value-type="float">
            <text:p>18</text:p>
          </table:table-cell>
          <table:table-cell table:style-name="ce126" table:formula="of:=INDIRECT(CONCATENATE(&quot;$TableSeating.&quot;;&quot;O&quot;;4+([.W92]-1)*12+[.Y92]))+1" office:value-type="float" office:value="1" calcext:value-type="float">
            <text:p>1</text:p>
          </table:table-cell>
          <table:table-cell table:style-name="ce126" table:formula="of:=INDIRECT(CONCATENATE(&quot;$TableSeating.&quot;;&quot;P&quot;;4+([.W92]-1)*12+[.Y92]))+1" office:value-type="float" office:value="29" calcext:value-type="float">
            <text:p>2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92]-1)*12+[.AD92]))+1" office:value-type="float" office:value="1" calcext:value-type="float">
            <text:p>1</text:p>
          </table:table-cell>
          <table:table-cell table:style-name="ce126" table:formula="of:=INDIRECT(CONCATENATE(&quot;$TableSeating.&quot;;&quot;N&quot;;4+([.AB92]-1)*12+[.AD92]))+1" office:value-type="float" office:value="9" calcext:value-type="float">
            <text:p>9</text:p>
          </table:table-cell>
          <table:table-cell table:style-name="ce126" table:formula="of:=INDIRECT(CONCATENATE(&quot;$TableSeating.&quot;;&quot;O&quot;;4+([.AB92]-1)*12+[.AD92]))+1" office:value-type="float" office:value="2" calcext:value-type="float">
            <text:p>2</text:p>
          </table:table-cell>
          <table:table-cell table:style-name="ce126" table:formula="of:=INDIRECT(CONCATENATE(&quot;$TableSeating.&quot;;&quot;P&quot;;4+([.AB92]-1)*12+[.AD92]))+1" office:value-type="float" office:value="39" calcext:value-type="float">
            <text:p>39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92]-1)*12+[.AI92]))" office:value-type="float" office:value="34" calcext:value-type="float">
            <text:p>34</text:p>
          </table:table-cell>
          <table:table-cell table:style-name="ce126" table:formula="of:=INDIRECT(CONCATENATE(&quot;$TableSeating.&quot;;&quot;B&quot;;4+([.AG92]-1)*12+[.AI92]))" office:value-type="float" office:value="24" calcext:value-type="float">
            <text:p>24</text:p>
          </table:table-cell>
          <table:table-cell table:style-name="ce126" table:formula="of:=INDIRECT(CONCATENATE(&quot;$TableSeating.&quot;;&quot;C&quot;;4+([.AG92]-1)*12+[.AI92]))" office:value-type="float" office:value="18" calcext:value-type="float">
            <text:p>18</text:p>
          </table:table-cell>
          <table:table-cell table:style-name="ce126" table:formula="of:=INDIRECT(CONCATENATE(&quot;$TableSeating.&quot;;&quot;D&quot;;4+([.AG92]-1)*12+[.AI92]))" office:value-type="float" office:value="2" calcext:value-type="float">
            <text:p>2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92]-1)*12+[.AN92]))+1" office:value-type="float" office:value="37" calcext:value-type="float">
            <text:p>37</text:p>
          </table:table-cell>
          <table:table-cell table:style-name="ce126" table:formula="of:=INDIRECT(CONCATENATE(&quot;$TableSeating.&quot;;&quot;N&quot;;4+([.AL92]-1)*12+[.AN92]))+1" office:value-type="float" office:value="3" calcext:value-type="float">
            <text:p>3</text:p>
          </table:table-cell>
          <table:table-cell table:style-name="ce126" table:formula="of:=INDIRECT(CONCATENATE(&quot;$TableSeating.&quot;;&quot;O&quot;;4+([.AL92]-1)*12+[.AN92]))+1" office:value-type="float" office:value="1" calcext:value-type="float">
            <text:p>1</text:p>
          </table:table-cell>
          <table:table-cell table:style-name="ce126" table:formula="of:=INDIRECT(CONCATENATE(&quot;$TableSeating.&quot;;&quot;P&quot;;4+([.AL92]-1)*12+[.AN92]))+1" office:value-type="float" office:value="13" calcext:value-type="float">
            <text:p>13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95];[$'Number Assignments'.$A$3:$'Number Assignments'.$B$46];2;0)" office:value-type="float" office:value="0" calcext:value-type="float">
            <text:p/>
          </table:table-cell>
          <table:table-cell table:style-name="ce127" table:formula="of:=VLOOKUP([.C95];[$'Number Assignments'.$A$3:$'Number Assignments'.$B$46];2;0)" office:value-type="float" office:value="0" calcext:value-type="float">
            <text:p/>
          </table:table-cell>
          <table:table-cell table:style-name="ce132" table:formula="of:=VLOOKUP([.D95];[$'Number Assignments'.$A$3:$'Number Assignments'.$B$46];2;0)" office:value-type="float" office:value="0" calcext:value-type="float">
            <text:p/>
          </table:table-cell>
          <table:table-cell table:style-name="ce132" table:formula="of:=VLOOKUP([.E95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95];[$'Number Assignments'.$A$3:$'Number Assignments'.$B$46];2;0)" office:value-type="float" office:value="0" calcext:value-type="float">
            <text:p/>
          </table:table-cell>
          <table:table-cell table:style-name="ce132" table:formula="of:=VLOOKUP([.H95];[$'Number Assignments'.$A$3:$'Number Assignments'.$B$46];2;0)" office:value-type="float" office:value="0" calcext:value-type="float">
            <text:p/>
          </table:table-cell>
          <table:table-cell table:style-name="ce127" table:formula="of:=VLOOKUP([.I95];[$'Number Assignments'.$A$3:$'Number Assignments'.$B$46];2;0)" office:value-type="float" office:value="0" calcext:value-type="float">
            <text:p/>
          </table:table-cell>
          <table:table-cell table:style-name="ce127" table:formula="of:=VLOOKUP([.J95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95];[$'Number Assignments'.$A$3:$'Number Assignments'.$B$46];2;0)" office:value-type="float" office:value="0" calcext:value-type="float">
            <text:p/>
          </table:table-cell>
          <table:table-cell table:style-name="ce127" table:formula="of:=VLOOKUP([.M95];[$'Number Assignments'.$A$3:$'Number Assignments'.$B$46];2;0)" office:value-type="float" office:value="0" calcext:value-type="float">
            <text:p/>
          </table:table-cell>
          <table:table-cell table:style-name="ce132" table:formula="of:=VLOOKUP([.N95];[$'Number Assignments'.$A$3:$'Number Assignments'.$B$46];2;0)" office:value-type="float" office:value="0" calcext:value-type="float">
            <text:p/>
          </table:table-cell>
          <table:table-cell table:style-name="ce127" table:formula="of:=VLOOKUP([.O95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95];[$'Number Assignments'.$A$3:$'Number Assignments'.$B$46];2;0)" office:value-type="float" office:value="0" calcext:value-type="float">
            <text:p/>
          </table:table-cell>
          <table:table-cell table:style-name="ce127" table:formula="of:=VLOOKUP([.R95];[$'Number Assignments'.$A$3:$'Number Assignments'.$B$46];2;0)" office:value-type="float" office:value="0" calcext:value-type="float">
            <text:p/>
          </table:table-cell>
          <table:table-cell table:style-name="ce127" table:formula="of:=VLOOKUP([.S95];[$'Number Assignments'.$A$3:$'Number Assignments'.$B$46];2;0)" office:value-type="float" office:value="0" calcext:value-type="float">
            <text:p/>
          </table:table-cell>
          <table:table-cell table:style-name="ce132" table:formula="of:=VLOOKUP([.T95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95];[$'Number Assignments'.$A$3:$'Number Assignments'.$B$46];2;0)" office:value-type="float" office:value="0" calcext:value-type="float">
            <text:p/>
          </table:table-cell>
          <table:table-cell table:style-name="ce127" table:formula="of:=VLOOKUP([.W95];[$'Number Assignments'.$A$3:$'Number Assignments'.$B$46];2;0)" office:value-type="float" office:value="0" calcext:value-type="float">
            <text:p/>
          </table:table-cell>
          <table:table-cell table:style-name="ce127" table:formula="of:=VLOOKUP([.X95];[$'Number Assignments'.$A$3:$'Number Assignments'.$B$46];2;0)" office:value-type="float" office:value="0" calcext:value-type="float">
            <text:p/>
          </table:table-cell>
          <table:table-cell table:style-name="ce132" table:formula="of:=VLOOKUP([.Y95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A95];[$'Number Assignments'.$A$3:$'Number Assignments'.$B$46];2;0)" office:value-type="float" office:value="0" calcext:value-type="float">
            <text:p/>
          </table:table-cell>
          <table:table-cell table:style-name="ce127" table:formula="of:=VLOOKUP([.AB95];[$'Number Assignments'.$A$3:$'Number Assignments'.$B$46];2;0)" office:value-type="float" office:value="0" calcext:value-type="float">
            <text:p/>
          </table:table-cell>
          <table:table-cell table:style-name="ce132" table:formula="of:=VLOOKUP([.AC95];[$'Number Assignments'.$A$3:$'Number Assignments'.$B$46];2;0)" office:value-type="float" office:value="0" calcext:value-type="float">
            <text:p/>
          </table:table-cell>
          <table:table-cell table:style-name="ce127" table:formula="of:=VLOOKUP([.AD95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95];[$'Number Assignments'.$A$3:$'Number Assignments'.$B$46];2;0)" office:value-type="float" office:value="0" calcext:value-type="float">
            <text:p/>
          </table:table-cell>
          <table:table-cell table:style-name="ce127" table:formula="of:=VLOOKUP([.AG95];[$'Number Assignments'.$A$3:$'Number Assignments'.$B$46];2;0)" office:value-type="float" office:value="0" calcext:value-type="float">
            <text:p/>
          </table:table-cell>
          <table:table-cell table:style-name="ce127" table:formula="of:=VLOOKUP([.AH95];[$'Number Assignments'.$A$3:$'Number Assignments'.$B$46];2;0)" office:value-type="float" office:value="0" calcext:value-type="float">
            <text:p/>
          </table:table-cell>
          <table:table-cell table:style-name="ce127" table:formula="of:=VLOOKUP([.AI95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32" table:formula="of:=VLOOKUP([.AK95];[$'Number Assignments'.$A$3:$'Number Assignments'.$B$46];2;0)" office:value-type="float" office:value="0" calcext:value-type="float">
            <text:p/>
          </table:table-cell>
          <table:table-cell table:style-name="ce127" table:formula="of:=VLOOKUP([.AL95];[$'Number Assignments'.$A$3:$'Number Assignments'.$B$46];2;0)" office:value-type="float" office:value="0" calcext:value-type="float">
            <text:p/>
          </table:table-cell>
          <table:table-cell table:style-name="ce127" table:formula="of:=VLOOKUP([.AM95];[$'Number Assignments'.$A$3:$'Number Assignments'.$B$46];2;0)" office:value-type="float" office:value="0" calcext:value-type="float">
            <text:p/>
          </table:table-cell>
          <table:table-cell table:style-name="ce127" table:formula="of:=VLOOKUP([.AN95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105]-1)*12+[.E105]))+1" office:value-type="float" office:value="39" calcext:value-type="float">
            <text:p>39</text:p>
          </table:table-cell>
          <table:table-cell table:style-name="ce126" table:formula="of:=INDIRECT(CONCATENATE(&quot;$TableSeating.&quot;;&quot;N&quot;;4+([.C105]-1)*12+[.E105]))+1" office:value-type="float" office:value="31" calcext:value-type="float">
            <text:p>31</text:p>
          </table:table-cell>
          <table:table-cell table:style-name="ce126" table:formula="of:=INDIRECT(CONCATENATE(&quot;$TableSeating.&quot;;&quot;O&quot;;4+([.C105]-1)*12+[.E105]))+1" office:value-type="float" office:value="5" calcext:value-type="float">
            <text:p>5</text:p>
          </table:table-cell>
          <table:table-cell table:style-name="ce126" table:formula="of:=INDIRECT(CONCATENATE(&quot;$TableSeating.&quot;;&quot;P&quot;;4+([.C105]-1)*12+[.E105]))+1" office:value-type="float" office:value="6" calcext:value-type="float">
            <text:p>6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105]-1)*12+[.J105]))+1" office:value-type="float" office:value="6" calcext:value-type="float">
            <text:p>6</text:p>
          </table:table-cell>
          <table:table-cell table:style-name="ce126" table:formula="of:=INDIRECT(CONCATENATE(&quot;$TableSeating.&quot;;&quot;N&quot;;4+([.H105]-1)*12+[.J105]))+1" office:value-type="float" office:value="23" calcext:value-type="float">
            <text:p>23</text:p>
          </table:table-cell>
          <table:table-cell table:style-name="ce126" table:formula="of:=INDIRECT(CONCATENATE(&quot;$TableSeating.&quot;;&quot;O&quot;;4+([.H105]-1)*12+[.J105]))+1" office:value-type="float" office:value="32" calcext:value-type="float">
            <text:p>32</text:p>
          </table:table-cell>
          <table:table-cell table:style-name="ce126" table:formula="of:=INDIRECT(CONCATENATE(&quot;$TableSeating.&quot;;&quot;P&quot;;4+([.H105]-1)*12+[.J105]))+1" office:value-type="float" office:value="28" calcext:value-type="float">
            <text:p>28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105]-1)*12+[.O105]))+1" office:value-type="float" office:value="36" calcext:value-type="float">
            <text:p>36</text:p>
          </table:table-cell>
          <table:table-cell table:style-name="ce126" table:formula="of:=INDIRECT(CONCATENATE(&quot;$TableSeating.&quot;;&quot;N&quot;;4+([.M105]-1)*12+[.O105]))+1" office:value-type="float" office:value="6" calcext:value-type="float">
            <text:p>6</text:p>
          </table:table-cell>
          <table:table-cell table:style-name="ce126" table:formula="of:=INDIRECT(CONCATENATE(&quot;$TableSeating.&quot;;&quot;O&quot;;4+([.M105]-1)*12+[.O105]))+1" office:value-type="float" office:value="15" calcext:value-type="float">
            <text:p>15</text:p>
          </table:table-cell>
          <table:table-cell table:style-name="ce126" table:formula="of:=INDIRECT(CONCATENATE(&quot;$TableSeating.&quot;;&quot;P&quot;;4+([.M105]-1)*12+[.O105]))+1" office:value-type="float" office:value="12" calcext:value-type="float">
            <text:p>12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105]-1)*12+[.T105]))+1" office:value-type="float" office:value="39" calcext:value-type="float">
            <text:p>39</text:p>
          </table:table-cell>
          <table:table-cell table:style-name="ce126" table:formula="of:=INDIRECT(CONCATENATE(&quot;$TableSeating.&quot;;&quot;N&quot;;4+([.R105]-1)*12+[.T105]))+1" office:value-type="float" office:value="11" calcext:value-type="float">
            <text:p>11</text:p>
          </table:table-cell>
          <table:table-cell table:style-name="ce126" table:formula="of:=INDIRECT(CONCATENATE(&quot;$TableSeating.&quot;;&quot;O&quot;;4+([.R105]-1)*12+[.T105]))+1" office:value-type="float" office:value="40" calcext:value-type="float">
            <text:p>40</text:p>
          </table:table-cell>
          <table:table-cell table:style-name="ce126" table:formula="of:=INDIRECT(CONCATENATE(&quot;$TableSeating.&quot;;&quot;P&quot;;4+([.R105]-1)*12+[.T105]))+1" office:value-type="float" office:value="33" calcext:value-type="float">
            <text:p>33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105]-1)*12+[.Y105]))+1" office:value-type="float" office:value="3" calcext:value-type="float">
            <text:p>3</text:p>
          </table:table-cell>
          <table:table-cell table:style-name="ce126" table:formula="of:=INDIRECT(CONCATENATE(&quot;$TableSeating.&quot;;&quot;N&quot;;4+([.W105]-1)*12+[.Y105]))+1" office:value-type="float" office:value="39" calcext:value-type="float">
            <text:p>39</text:p>
          </table:table-cell>
          <table:table-cell table:style-name="ce126" table:formula="of:=INDIRECT(CONCATENATE(&quot;$TableSeating.&quot;;&quot;O&quot;;4+([.W105]-1)*12+[.Y105]))+1" office:value-type="float" office:value="34" calcext:value-type="float">
            <text:p>34</text:p>
          </table:table-cell>
          <table:table-cell table:style-name="ce126" table:formula="of:=INDIRECT(CONCATENATE(&quot;$TableSeating.&quot;;&quot;P&quot;;4+([.W105]-1)*12+[.Y105]))+1" office:value-type="float" office:value="7" calcext:value-type="float">
            <text:p>7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105]-1)*12+[.AD105]))+1" office:value-type="float" office:value="15" calcext:value-type="float">
            <text:p>15</text:p>
          </table:table-cell>
          <table:table-cell table:style-name="ce126" table:formula="of:=INDIRECT(CONCATENATE(&quot;$TableSeating.&quot;;&quot;N&quot;;4+([.AB105]-1)*12+[.AD105]))+1" office:value-type="float" office:value="28" calcext:value-type="float">
            <text:p>28</text:p>
          </table:table-cell>
          <table:table-cell table:style-name="ce126" table:formula="of:=INDIRECT(CONCATENATE(&quot;$TableSeating.&quot;;&quot;O&quot;;4+([.AB105]-1)*12+[.AD105]))+1" office:value-type="float" office:value="37" calcext:value-type="float">
            <text:p>37</text:p>
          </table:table-cell>
          <table:table-cell table:style-name="ce126" table:formula="of:=INDIRECT(CONCATENATE(&quot;$TableSeating.&quot;;&quot;P&quot;;4+([.AB105]-1)*12+[.AD105]))+1" office:value-type="float" office:value="31" calcext:value-type="float">
            <text:p>31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105]-1)*12+[.AI105]))" office:value-type="float" office:value="15" calcext:value-type="float">
            <text:p>15</text:p>
          </table:table-cell>
          <table:table-cell table:style-name="ce126" table:formula="of:=INDIRECT(CONCATENATE(&quot;$TableSeating.&quot;;&quot;B&quot;;4+([.AG105]-1)*12+[.AI105]))" office:value-type="float" office:value="39" calcext:value-type="float">
            <text:p>39</text:p>
          </table:table-cell>
          <table:table-cell table:style-name="ce126" table:formula="of:=INDIRECT(CONCATENATE(&quot;$TableSeating.&quot;;&quot;C&quot;;4+([.AG105]-1)*12+[.AI105]))" office:value-type="float" office:value="4" calcext:value-type="float">
            <text:p>4</text:p>
          </table:table-cell>
          <table:table-cell table:style-name="ce126" table:formula="of:=INDIRECT(CONCATENATE(&quot;$TableSeating.&quot;;&quot;D&quot;;4+([.AG105]-1)*12+[.AI105]))" office:value-type="float" office:value="23" calcext:value-type="float">
            <text:p>23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105]-1)*12+[.AN105]))+1" office:value-type="float" office:value="26" calcext:value-type="float">
            <text:p>26</text:p>
          </table:table-cell>
          <table:table-cell table:style-name="ce126" table:formula="of:=INDIRECT(CONCATENATE(&quot;$TableSeating.&quot;;&quot;N&quot;;4+([.AL105]-1)*12+[.AN105]))+1" office:value-type="float" office:value="31" calcext:value-type="float">
            <text:p>31</text:p>
          </table:table-cell>
          <table:table-cell table:style-name="ce126" table:formula="of:=INDIRECT(CONCATENATE(&quot;$TableSeating.&quot;;&quot;O&quot;;4+([.AL105]-1)*12+[.AN105]))+1" office:value-type="float" office:value="10" calcext:value-type="float">
            <text:p>10</text:p>
          </table:table-cell>
          <table:table-cell table:style-name="ce126" table:formula="of:=INDIRECT(CONCATENATE(&quot;$TableSeating.&quot;;&quot;P&quot;;4+([.AL105]-1)*12+[.AN105]))+1" office:value-type="float" office:value="4" calcext:value-type="float">
            <text:p>4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108];[$'Number Assignments'.$A$3:$'Number Assignments'.$B$46];2;0)" office:value-type="float" office:value="0" calcext:value-type="float">
            <text:p/>
          </table:table-cell>
          <table:table-cell table:style-name="ce127" table:formula="of:=VLOOKUP([.C108];[$'Number Assignments'.$A$3:$'Number Assignments'.$B$46];2;0)" office:value-type="float" office:value="0" calcext:value-type="float">
            <text:p/>
          </table:table-cell>
          <table:table-cell table:style-name="ce132" table:formula="of:=VLOOKUP([.D108];[$'Number Assignments'.$A$3:$'Number Assignments'.$B$46];2;0)" office:value-type="float" office:value="0" calcext:value-type="float">
            <text:p/>
          </table:table-cell>
          <table:table-cell table:style-name="ce132" table:formula="of:=VLOOKUP([.E108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G108];[$'Number Assignments'.$A$3:$'Number Assignments'.$B$46];2;0)" office:value-type="float" office:value="0" calcext:value-type="float">
            <text:p/>
          </table:table-cell>
          <table:table-cell table:style-name="ce127" table:formula="of:=VLOOKUP([.H108];[$'Number Assignments'.$A$3:$'Number Assignments'.$B$46];2;0)" office:value-type="float" office:value="0" calcext:value-type="float">
            <text:p/>
          </table:table-cell>
          <table:table-cell table:style-name="ce127" table:formula="of:=VLOOKUP([.I108];[$'Number Assignments'.$A$3:$'Number Assignments'.$B$46];2;0)" office:value-type="float" office:value="0" calcext:value-type="float">
            <text:p/>
          </table:table-cell>
          <table:table-cell table:style-name="ce127" table:formula="of:=VLOOKUP([.J108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108];[$'Number Assignments'.$A$3:$'Number Assignments'.$B$46];2;0)" office:value-type="float" office:value="0" calcext:value-type="float">
            <text:p/>
          </table:table-cell>
          <table:table-cell table:style-name="ce127" table:formula="of:=VLOOKUP([.M108];[$'Number Assignments'.$A$3:$'Number Assignments'.$B$46];2;0)" office:value-type="float" office:value="0" calcext:value-type="float">
            <text:p/>
          </table:table-cell>
          <table:table-cell table:style-name="ce127" table:formula="of:=VLOOKUP([.N108];[$'Number Assignments'.$A$3:$'Number Assignments'.$B$46];2;0)" office:value-type="float" office:value="0" calcext:value-type="float">
            <text:p/>
          </table:table-cell>
          <table:table-cell table:style-name="ce127" table:formula="of:=VLOOKUP([.O108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108];[$'Number Assignments'.$A$3:$'Number Assignments'.$B$46];2;0)" office:value-type="float" office:value="0" calcext:value-type="float">
            <text:p/>
          </table:table-cell>
          <table:table-cell table:style-name="ce127" table:formula="of:=VLOOKUP([.R108];[$'Number Assignments'.$A$3:$'Number Assignments'.$B$46];2;0)" office:value-type="float" office:value="0" calcext:value-type="float">
            <text:p/>
          </table:table-cell>
          <table:table-cell table:style-name="ce132" table:formula="of:=VLOOKUP([.S108];[$'Number Assignments'.$A$3:$'Number Assignments'.$B$46];2;0)" office:value-type="float" office:value="0" calcext:value-type="float">
            <text:p/>
          </table:table-cell>
          <table:table-cell table:style-name="ce127" table:formula="of:=VLOOKUP([.T108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108];[$'Number Assignments'.$A$3:$'Number Assignments'.$B$46];2;0)" office:value-type="float" office:value="0" calcext:value-type="float">
            <text:p/>
          </table:table-cell>
          <table:table-cell table:style-name="ce127" table:formula="of:=VLOOKUP([.W108];[$'Number Assignments'.$A$3:$'Number Assignments'.$B$46];2;0)" office:value-type="float" office:value="0" calcext:value-type="float">
            <text:p/>
          </table:table-cell>
          <table:table-cell table:style-name="ce127" table:formula="of:=VLOOKUP([.X108];[$'Number Assignments'.$A$3:$'Number Assignments'.$B$46];2;0)" office:value-type="float" office:value="0" calcext:value-type="float">
            <text:p/>
          </table:table-cell>
          <table:table-cell table:style-name="ce132" table:formula="of:=VLOOKUP([.Y108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32" table:formula="of:=VLOOKUP([.AA108];[$'Number Assignments'.$A$3:$'Number Assignments'.$B$46];2;0)" office:value-type="float" office:value="0" calcext:value-type="float">
            <text:p/>
          </table:table-cell>
          <table:table-cell table:style-name="ce127" table:formula="of:=VLOOKUP([.AB108];[$'Number Assignments'.$A$3:$'Number Assignments'.$B$46];2;0)" office:value-type="float" office:value="0" calcext:value-type="float">
            <text:p/>
          </table:table-cell>
          <table:table-cell table:style-name="ce127" table:formula="of:=VLOOKUP([.AC108];[$'Number Assignments'.$A$3:$'Number Assignments'.$B$46];2;0)" office:value-type="float" office:value="0" calcext:value-type="float">
            <text:p/>
          </table:table-cell>
          <table:table-cell table:style-name="ce127" table:formula="of:=VLOOKUP([.AD108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108];[$'Number Assignments'.$A$3:$'Number Assignments'.$B$46];2;0)" office:value-type="float" office:value="0" calcext:value-type="float">
            <text:p/>
          </table:table-cell>
          <table:table-cell table:style-name="ce132" table:formula="of:=VLOOKUP([.AG108];[$'Number Assignments'.$A$3:$'Number Assignments'.$B$46];2;0)" office:value-type="float" office:value="0" calcext:value-type="float">
            <text:p/>
          </table:table-cell>
          <table:table-cell table:style-name="ce127" table:formula="of:=VLOOKUP([.AH108];[$'Number Assignments'.$A$3:$'Number Assignments'.$B$46];2;0)" office:value-type="float" office:value="0" calcext:value-type="float">
            <text:p/>
          </table:table-cell>
          <table:table-cell table:style-name="ce127" table:formula="of:=VLOOKUP([.AI108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K108];[$'Number Assignments'.$A$3:$'Number Assignments'.$B$46];2;0)" office:value-type="float" office:value="0" calcext:value-type="float">
            <text:p/>
          </table:table-cell>
          <table:table-cell table:style-name="ce127" table:formula="of:=VLOOKUP([.AL108];[$'Number Assignments'.$A$3:$'Number Assignments'.$B$46];2;0)" office:value-type="float" office:value="0" calcext:value-type="float">
            <text:p/>
          </table:table-cell>
          <table:table-cell table:style-name="ce127" table:formula="of:=VLOOKUP([.AM108];[$'Number Assignments'.$A$3:$'Number Assignments'.$B$46];2;0)" office:value-type="float" office:value="0" calcext:value-type="float">
            <text:p/>
          </table:table-cell>
          <table:table-cell table:style-name="ce127" table:formula="of:=VLOOKUP([.AN108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3"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1" calcext:value-type="float">
            <text:p>1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0" calcext:value-type="float">
            <text:p>10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2" calcext:value-type="float">
            <text:p>2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0" calcext:value-type="float">
            <text:p>10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3" calcext:value-type="float">
            <text:p>3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0" calcext:value-type="float">
            <text:p>10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4" calcext:value-type="float">
            <text:p>4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0" calcext:value-type="float">
            <text:p>10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5" calcext:value-type="float">
            <text:p>5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0" calcext:value-type="float">
            <text:p>10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6" calcext:value-type="float">
            <text:p>6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0" calcext:value-type="float">
            <text:p>10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7" calcext:value-type="float">
            <text:p>7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0" calcext:value-type="float">
            <text:p>10</text:p>
          </table:table-cell>
          <table:table-cell table:style-name="Default"/>
          <table:table-cell table:style-name="ce95" office:value-type="string" calcext:value-type="string">
            <text:p>Round</text:p>
          </table:table-cell>
          <table:table-cell table:style-name="ce97" office:value-type="float" office:value="8" calcext:value-type="float">
            <text:p>8</text:p>
          </table:table-cell>
          <table:table-cell table:style-name="ce95" office:value-type="string" calcext:value-type="string">
            <text:p>Table</text:p>
          </table:table-cell>
          <table:table-cell table:style-name="ce97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40"/>
        </table:table-row>
        <table:table-row table:style-name="ro4"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  <table:table-cell office:value-type="string" calcext:value-type="string">
            <text:p>Starting Wind</text:p>
          </table:table-cell>
          <table:table-cell table:style-name="ce126" office:value-type="string" calcext:value-type="string">
            <text:p>East</text:p>
          </table:table-cell>
          <table:table-cell table:style-name="ce126" office:value-type="string" calcext:value-type="string">
            <text:p>South</text:p>
          </table:table-cell>
          <table:table-cell table:style-name="ce126" office:value-type="string" calcext:value-type="string">
            <text:p>West</text:p>
          </table:table-cell>
          <table:table-cell table:style-name="ce126" office:value-type="string" calcext:value-type="string">
            <text:p>North</text:p>
          </table:table-cell>
        </table:table-row>
        <table:table-row table:style-name="ro4"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C118]-1)*12+[.E118]))+1" office:value-type="float" office:value="25" calcext:value-type="float">
            <text:p>25</text:p>
          </table:table-cell>
          <table:table-cell table:style-name="ce126" table:formula="of:=INDIRECT(CONCATENATE(&quot;$TableSeating.&quot;;&quot;N&quot;;4+([.C118]-1)*12+[.E118]))+1" office:value-type="float" office:value="4" calcext:value-type="float">
            <text:p>4</text:p>
          </table:table-cell>
          <table:table-cell table:style-name="ce126" table:formula="of:=INDIRECT(CONCATENATE(&quot;$TableSeating.&quot;;&quot;O&quot;;4+([.C118]-1)*12+[.E118]))+1" office:value-type="float" office:value="38" calcext:value-type="float">
            <text:p>38</text:p>
          </table:table-cell>
          <table:table-cell table:style-name="ce126" table:formula="of:=INDIRECT(CONCATENATE(&quot;$TableSeating.&quot;;&quot;P&quot;;4+([.C118]-1)*12+[.E118]))+1" office:value-type="float" office:value="14" calcext:value-type="float">
            <text:p>14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H118]-1)*12+[.J118]))+1" office:value-type="float" office:value="7" calcext:value-type="float">
            <text:p>7</text:p>
          </table:table-cell>
          <table:table-cell table:style-name="ce126" table:formula="of:=INDIRECT(CONCATENATE(&quot;$TableSeating.&quot;;&quot;N&quot;;4+([.H118]-1)*12+[.J118]))+1" office:value-type="float" office:value="27" calcext:value-type="float">
            <text:p>27</text:p>
          </table:table-cell>
          <table:table-cell table:style-name="ce126" table:formula="of:=INDIRECT(CONCATENATE(&quot;$TableSeating.&quot;;&quot;O&quot;;4+([.H118]-1)*12+[.J118]))+1" office:value-type="float" office:value="31" calcext:value-type="float">
            <text:p>31</text:p>
          </table:table-cell>
          <table:table-cell table:style-name="ce126" table:formula="of:=INDIRECT(CONCATENATE(&quot;$TableSeating.&quot;;&quot;P&quot;;4+([.H118]-1)*12+[.J118]))+1" office:value-type="float" office:value="36" calcext:value-type="float">
            <text:p>36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M118]-1)*12+[.O118]))+1" office:value-type="float" office:value="14" calcext:value-type="float">
            <text:p>14</text:p>
          </table:table-cell>
          <table:table-cell table:style-name="ce126" table:formula="of:=INDIRECT(CONCATENATE(&quot;$TableSeating.&quot;;&quot;N&quot;;4+([.M118]-1)*12+[.O118]))+1" office:value-type="float" office:value="22" calcext:value-type="float">
            <text:p>22</text:p>
          </table:table-cell>
          <table:table-cell table:style-name="ce126" table:formula="of:=INDIRECT(CONCATENATE(&quot;$TableSeating.&quot;;&quot;O&quot;;4+([.M118]-1)*12+[.O118]))+1" office:value-type="float" office:value="34" calcext:value-type="float">
            <text:p>34</text:p>
          </table:table-cell>
          <table:table-cell table:style-name="ce126" table:formula="of:=INDIRECT(CONCATENATE(&quot;$TableSeating.&quot;;&quot;P&quot;;4+([.M118]-1)*12+[.O118]))+1" office:value-type="float" office:value="32" calcext:value-type="float">
            <text:p>32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R118]-1)*12+[.T118]))+1" office:value-type="float" office:value="37" calcext:value-type="float">
            <text:p>37</text:p>
          </table:table-cell>
          <table:table-cell table:style-name="ce126" table:formula="of:=INDIRECT(CONCATENATE(&quot;$TableSeating.&quot;;&quot;N&quot;;4+([.R118]-1)*12+[.T118]))+1" office:value-type="float" office:value="10" calcext:value-type="float">
            <text:p>10</text:p>
          </table:table-cell>
          <table:table-cell table:style-name="ce126" table:formula="of:=INDIRECT(CONCATENATE(&quot;$TableSeating.&quot;;&quot;O&quot;;4+([.R118]-1)*12+[.T118]))+1" office:value-type="float" office:value="23" calcext:value-type="float">
            <text:p>23</text:p>
          </table:table-cell>
          <table:table-cell table:style-name="ce126" table:formula="of:=INDIRECT(CONCATENATE(&quot;$TableSeating.&quot;;&quot;P&quot;;4+([.R118]-1)*12+[.T118]))+1" office:value-type="float" office:value="22" calcext:value-type="float">
            <text:p>22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W118]-1)*12+[.Y118]))+1" office:value-type="float" office:value="24" calcext:value-type="float">
            <text:p>24</text:p>
          </table:table-cell>
          <table:table-cell table:style-name="ce126" table:formula="of:=INDIRECT(CONCATENATE(&quot;$TableSeating.&quot;;&quot;N&quot;;4+([.W118]-1)*12+[.Y118]))+1" office:value-type="float" office:value="11" calcext:value-type="float">
            <text:p>11</text:p>
          </table:table-cell>
          <table:table-cell table:style-name="ce126" table:formula="of:=INDIRECT(CONCATENATE(&quot;$TableSeating.&quot;;&quot;O&quot;;4+([.W118]-1)*12+[.Y118]))+1" office:value-type="float" office:value="8" calcext:value-type="float">
            <text:p>8</text:p>
          </table:table-cell>
          <table:table-cell table:style-name="ce126" table:formula="of:=INDIRECT(CONCATENATE(&quot;$TableSeating.&quot;;&quot;P&quot;;4+([.W118]-1)*12+[.Y118]))+1" office:value-type="float" office:value="38" calcext:value-type="float">
            <text:p>38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B118]-1)*12+[.AD118]))+1" office:value-type="float" office:value="18" calcext:value-type="float">
            <text:p>18</text:p>
          </table:table-cell>
          <table:table-cell table:style-name="ce126" table:formula="of:=INDIRECT(CONCATENATE(&quot;$TableSeating.&quot;;&quot;N&quot;;4+([.AB118]-1)*12+[.AD118]))+1" office:value-type="float" office:value="36" calcext:value-type="float">
            <text:p>36</text:p>
          </table:table-cell>
          <table:table-cell table:style-name="ce126" table:formula="of:=INDIRECT(CONCATENATE(&quot;$TableSeating.&quot;;&quot;O&quot;;4+([.AB118]-1)*12+[.AD118]))+1" office:value-type="float" office:value="23" calcext:value-type="float">
            <text:p>23</text:p>
          </table:table-cell>
          <table:table-cell table:style-name="ce126" table:formula="of:=INDIRECT(CONCATENATE(&quot;$TableSeating.&quot;;&quot;P&quot;;4+([.AB118]-1)*12+[.AD118]))+1" office:value-type="float" office:value="40" calcext:value-type="float">
            <text:p>40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A&quot;;4+([.AG118]-1)*12+[.AI118]))" office:value-type="float" office:value="22" calcext:value-type="float">
            <text:p>22</text:p>
          </table:table-cell>
          <table:table-cell table:style-name="ce126" table:formula="of:=INDIRECT(CONCATENATE(&quot;$TableSeating.&quot;;&quot;B&quot;;4+([.AG118]-1)*12+[.AI118]))" office:value-type="float" office:value="40" calcext:value-type="float">
            <text:p>40</text:p>
          </table:table-cell>
          <table:table-cell table:style-name="ce126" table:formula="of:=INDIRECT(CONCATENATE(&quot;$TableSeating.&quot;;&quot;C&quot;;4+([.AG118]-1)*12+[.AI118]))" office:value-type="float" office:value="29" calcext:value-type="float">
            <text:p>29</text:p>
          </table:table-cell>
          <table:table-cell table:style-name="ce126" table:formula="of:=INDIRECT(CONCATENATE(&quot;$TableSeating.&quot;;&quot;D&quot;;4+([.AG118]-1)*12+[.AI118]))" office:value-type="float" office:value="21" calcext:value-type="float">
            <text:p>21</text:p>
          </table:table-cell>
          <table:table-cell office:value-type="string" calcext:value-type="string">
            <text:p>Player #</text:p>
          </table:table-cell>
          <table:table-cell table:style-name="ce126" table:formula="of:=INDIRECT(CONCATENATE(&quot;$TableSeating.&quot;;&quot;M&quot;;4+([.AL118]-1)*12+[.AN118]))+1" office:value-type="float" office:value="9" calcext:value-type="float">
            <text:p>9</text:p>
          </table:table-cell>
          <table:table-cell table:style-name="ce126" table:formula="of:=INDIRECT(CONCATENATE(&quot;$TableSeating.&quot;;&quot;N&quot;;4+([.AL118]-1)*12+[.AN118]))+1" office:value-type="float" office:value="27" calcext:value-type="float">
            <text:p>27</text:p>
          </table:table-cell>
          <table:table-cell table:style-name="ce126" table:formula="of:=INDIRECT(CONCATENATE(&quot;$TableSeating.&quot;;&quot;O&quot;;4+([.AL118]-1)*12+[.AN118]))+1" office:value-type="float" office:value="32" calcext:value-type="float">
            <text:p>32</text:p>
          </table:table-cell>
          <table:table-cell table:style-name="ce126" table:formula="of:=INDIRECT(CONCATENATE(&quot;$TableSeating.&quot;;&quot;P&quot;;4+([.AL118]-1)*12+[.AN118]))+1" office:value-type="float" office:value="20" calcext:value-type="float">
            <text:p>20</text:p>
          </table:table-cell>
        </table:table-row>
        <table:table-row table:style-name="ro4">
          <table:table-cell table:style-name="ce122" office:value-type="string" calcext:value-type="string">
            <text:p>Player Name</text:p>
          </table:table-cell>
          <table:table-cell table:style-name="ce127" table:formula="of:=VLOOKUP([.B121];[$'Number Assignments'.$A$3:$'Number Assignments'.$B$46];2;0)" office:value-type="float" office:value="0" calcext:value-type="float">
            <text:p/>
          </table:table-cell>
          <table:table-cell table:style-name="ce127" table:formula="of:=VLOOKUP([.C121];[$'Number Assignments'.$A$3:$'Number Assignments'.$B$46];2;0)" office:value-type="float" office:value="0" calcext:value-type="float">
            <text:p/>
          </table:table-cell>
          <table:table-cell table:style-name="ce132" table:formula="of:=VLOOKUP([.D121];[$'Number Assignments'.$A$3:$'Number Assignments'.$B$46];2;0)" office:value-type="float" office:value="0" calcext:value-type="float">
            <text:p/>
          </table:table-cell>
          <table:table-cell table:style-name="ce132" table:formula="of:=VLOOKUP([.E121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32" table:formula="of:=VLOOKUP([.G121];[$'Number Assignments'.$A$3:$'Number Assignments'.$B$46];2;0)" office:value-type="float" office:value="0" calcext:value-type="float">
            <text:p/>
          </table:table-cell>
          <table:table-cell table:style-name="ce132" table:formula="of:=VLOOKUP([.H121];[$'Number Assignments'.$A$3:$'Number Assignments'.$B$46];2;0)" office:value-type="float" office:value="0" calcext:value-type="float">
            <text:p/>
          </table:table-cell>
          <table:table-cell table:style-name="ce127" table:formula="of:=VLOOKUP([.I121];[$'Number Assignments'.$A$3:$'Number Assignments'.$B$46];2;0)" office:value-type="float" office:value="0" calcext:value-type="float">
            <text:p/>
          </table:table-cell>
          <table:table-cell table:style-name="ce127" table:formula="of:=VLOOKUP([.J121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L121];[$'Number Assignments'.$A$3:$'Number Assignments'.$B$46];2;0)" office:value-type="float" office:value="0" calcext:value-type="float">
            <text:p/>
          </table:table-cell>
          <table:table-cell table:style-name="ce132" table:formula="of:=VLOOKUP([.M121];[$'Number Assignments'.$A$3:$'Number Assignments'.$B$46];2;0)" office:value-type="float" office:value="0" calcext:value-type="float">
            <text:p/>
          </table:table-cell>
          <table:table-cell table:style-name="ce132" table:formula="of:=VLOOKUP([.N121];[$'Number Assignments'.$A$3:$'Number Assignments'.$B$46];2;0)" office:value-type="float" office:value="0" calcext:value-type="float">
            <text:p/>
          </table:table-cell>
          <table:table-cell table:style-name="ce127" table:formula="of:=VLOOKUP([.O121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Q121];[$'Number Assignments'.$A$3:$'Number Assignments'.$B$46];2;0)" office:value-type="float" office:value="0" calcext:value-type="float">
            <text:p/>
          </table:table-cell>
          <table:table-cell table:style-name="ce127" table:formula="of:=VLOOKUP([.R121];[$'Number Assignments'.$A$3:$'Number Assignments'.$B$46];2;0)" office:value-type="float" office:value="0" calcext:value-type="float">
            <text:p/>
          </table:table-cell>
          <table:table-cell table:style-name="ce127" table:formula="of:=VLOOKUP([.S121];[$'Number Assignments'.$A$3:$'Number Assignments'.$B$46];2;0)" office:value-type="float" office:value="0" calcext:value-type="float">
            <text:p/>
          </table:table-cell>
          <table:table-cell table:style-name="ce132" table:formula="of:=VLOOKUP([.T121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V121];[$'Number Assignments'.$A$3:$'Number Assignments'.$B$46];2;0)" office:value-type="float" office:value="0" calcext:value-type="float">
            <text:p/>
          </table:table-cell>
          <table:table-cell table:style-name="ce127" table:formula="of:=VLOOKUP([.W121];[$'Number Assignments'.$A$3:$'Number Assignments'.$B$46];2;0)" office:value-type="float" office:value="0" calcext:value-type="float">
            <text:p/>
          </table:table-cell>
          <table:table-cell table:style-name="ce127" table:formula="of:=VLOOKUP([.X121];[$'Number Assignments'.$A$3:$'Number Assignments'.$B$46];2;0)" office:value-type="float" office:value="0" calcext:value-type="float">
            <text:p/>
          </table:table-cell>
          <table:table-cell table:style-name="ce132" table:formula="of:=VLOOKUP([.Y121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A121];[$'Number Assignments'.$A$3:$'Number Assignments'.$B$46];2;0)" office:value-type="float" office:value="0" calcext:value-type="float">
            <text:p/>
          </table:table-cell>
          <table:table-cell table:style-name="ce127" table:formula="of:=VLOOKUP([.AB121];[$'Number Assignments'.$A$3:$'Number Assignments'.$B$46];2;0)" office:value-type="float" office:value="0" calcext:value-type="float">
            <text:p/>
          </table:table-cell>
          <table:table-cell table:style-name="ce132" table:formula="of:=VLOOKUP([.AC121];[$'Number Assignments'.$A$3:$'Number Assignments'.$B$46];2;0)" office:value-type="float" office:value="0" calcext:value-type="float">
            <text:p/>
          </table:table-cell>
          <table:table-cell table:style-name="ce127" table:formula="of:=VLOOKUP([.AD121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27" table:formula="of:=VLOOKUP([.AF121];[$'Number Assignments'.$A$3:$'Number Assignments'.$B$46];2;0)" office:value-type="float" office:value="0" calcext:value-type="float">
            <text:p/>
          </table:table-cell>
          <table:table-cell table:style-name="ce127" table:formula="of:=VLOOKUP([.AG121];[$'Number Assignments'.$A$3:$'Number Assignments'.$B$46];2;0)" office:value-type="float" office:value="0" calcext:value-type="float">
            <text:p/>
          </table:table-cell>
          <table:table-cell table:style-name="ce127" table:formula="of:=VLOOKUP([.AH121];[$'Number Assignments'.$A$3:$'Number Assignments'.$B$46];2;0)" office:value-type="float" office:value="0" calcext:value-type="float">
            <text:p/>
          </table:table-cell>
          <table:table-cell table:style-name="ce127" table:formula="of:=VLOOKUP([.AI121];[$'Number Assignments'.$A$3:$'Number Assignments'.$B$46];2;0)" office:value-type="float" office:value="0" calcext:value-type="float">
            <text:p/>
          </table:table-cell>
          <table:table-cell table:style-name="ce122" office:value-type="string" calcext:value-type="string">
            <text:p>Player Name</text:p>
          </table:table-cell>
          <table:table-cell table:style-name="ce132" table:formula="of:=VLOOKUP([.AK121];[$'Number Assignments'.$A$3:$'Number Assignments'.$B$46];2;0)" office:value-type="float" office:value="0" calcext:value-type="float">
            <text:p/>
          </table:table-cell>
          <table:table-cell table:style-name="ce132" table:formula="of:=VLOOKUP([.AL121];[$'Number Assignments'.$A$3:$'Number Assignments'.$B$46];2;0)" office:value-type="float" office:value="0" calcext:value-type="float">
            <text:p/>
          </table:table-cell>
          <table:table-cell table:style-name="ce127" table:formula="of:=VLOOKUP([.AM121];[$'Number Assignments'.$A$3:$'Number Assignments'.$B$46];2;0)" office:value-type="float" office:value="0" calcext:value-type="float">
            <text:p/>
          </table:table-cell>
          <table:table-cell table:style-name="ce127" table:formula="of:=VLOOKUP([.AN121];[$'Number Assignments'.$A$3:$'Number Assignments'.$B$46];2;0)" office:value-type="float" office:value="0" calcext:value-type="float">
            <text:p/>
          </table:table-cell>
        </table:table-row>
        <table:table-row table:style-name="ro4"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  <table:table-cell office:value-type="string" calcext:value-type="string">
            <text:p>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  <table:table-cell office:value-type="string" calcext:value-type="string">
            <text:p>Extra Poi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  <table:table-cell office:value-type="string" calcext:value-type="string">
            <text:p>Uma</text:p>
          </table:table-cell>
          <table:table-cell table:number-columns-repeated="4"/>
        </table:table-row>
        <table:table-row table:style-name="ro4"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  <table:table-cell table:style-name="ce123" office:value-type="string" calcext:value-type="string">
            <text:p>Sum</text:p>
          </table:table-cell>
          <table:table-cell table:style-name="ce92" table:number-columns-repeated="4"/>
        </table:table-row>
        <table:table-row table:style-name="ro4"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  <table:table-cell office:value-type="string" calcext:value-type="string">
            <text:p>Chombo</text:p>
          </table:table-cell>
          <table:table-cell table:number-columns-repeated="4"/>
        </table:table-row>
        <table:table-row table:style-name="ro4"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  <table:table-cell table:style-name="ce124" office:value-type="string" calcext:value-type="string">
            <text:p>Total</text:p>
          </table:table-cell>
          <table:table-cell table:style-name="ce96" table:number-columns-repeated="3"/>
          <table:table-cell table:style-name="ce98"/>
        </table:table-row>
        <table:table-row table:style-name="ro4"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table:style-name="Default" table:number-columns-repeated="40"/>
        </table:table-row>
        <table:table-row table:style-name="ro5">
          <table:table-cell table:style-name="Default" table:number-columns-repeated="40"/>
        </table:table-row>
        <table:table-row table:style-name="ro1">
          <table:table-cell table:style-name="Default" table:number-columns-repeated="40"/>
        </table:table-row>
        <table:table-row table:style-name="ro5" table:number-rows-repeated="10">
          <table:table-cell table:style-name="Default" table:number-columns-repeated="40"/>
        </table:table-row>
        <table:table-row table:style-name="ro1">
          <table:table-cell table:style-name="Default" table:number-columns-repeated="40"/>
        </table:table-row>
        <table:table-row table:style-name="ro5">
          <table:table-cell table:style-name="Default" table:number-columns-repeated="40"/>
        </table:table-row>
        <table:table-row table:style-name="ro1">
          <table:table-cell table:style-name="Default" table:number-columns-repeated="40"/>
        </table:table-row>
        <table:table-row table:style-name="ro5" table:number-rows-repeated="9">
          <table:table-cell table:style-name="Default" table:number-columns-repeated="40"/>
        </table:table-row>
        <table:table-row table:style-name="ro5">
          <table:table-cell table:style-name="Default" table:number-columns-repeated="40"/>
        </table:table-row>
      </table:table>
      <table:table table:name="NamedSeating40" table:style-name="ta1">
        <table:table-column table:style-name="co15" table:default-cell-style-name="ce3"/>
        <table:table-column table:style-name="co3" table:number-columns-repeated="4" table:default-cell-style-name="Default"/>
        <table:table-column table:style-name="co1" table:number-columns-repeated="1019" table:default-cell-style-name="Default"/>
        <table:table-row table:style-name="ro1">
          <table:table-cell table:style-name="ce180" office:value-type="string" calcext:value-type="string">
            <text:p>Hanchan 1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ble</text:p>
          </table:table-cell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table:number-columns-repeated="1019"/>
        </table:table-row>
        <table:table-row table:style-name="ro1">
          <table:table-cell table:formula="of:=[$TableSeating.E5]" office:value-type="float" office:value="1" calcext:value-type="float">
            <text:p>1</text:p>
          </table:table-cell>
          <table:table-cell table:style-name="ce72" table:formula="of:=VLOOKUP([$TableSeating.A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5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6]" office:value-type="float" office:value="2" calcext:value-type="float">
            <text:p>2</text:p>
          </table:table-cell>
          <table:table-cell table:style-name="ce72" table:formula="of:=VLOOKUP([$TableSeating.A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6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]" office:value-type="float" office:value="3" calcext:value-type="float">
            <text:p>3</text:p>
          </table:table-cell>
          <table:table-cell table:style-name="ce72" table:formula="of:=VLOOKUP([$TableSeating.A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8]" office:value-type="float" office:value="4" calcext:value-type="float">
            <text:p>4</text:p>
          </table:table-cell>
          <table:table-cell table:style-name="ce72" table:formula="of:=VLOOKUP([$TableSeating.A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8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9]" office:value-type="float" office:value="5" calcext:value-type="float">
            <text:p>5</text:p>
          </table:table-cell>
          <table:table-cell table:style-name="ce72" table:formula="of:=VLOOKUP([$TableSeating.A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9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0]" office:value-type="float" office:value="6" calcext:value-type="float">
            <text:p>6</text:p>
          </table:table-cell>
          <table:table-cell table:style-name="ce72" table:formula="of:=VLOOKUP([$TableSeating.A1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0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1]" office:value-type="float" office:value="7" calcext:value-type="float">
            <text:p>7</text:p>
          </table:table-cell>
          <table:table-cell table:style-name="ce72" table:formula="of:=VLOOKUP([$TableSeating.A1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1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2]" office:value-type="float" office:value="8" calcext:value-type="float">
            <text:p>8</text:p>
          </table:table-cell>
          <table:table-cell table:style-name="ce72" table:formula="of:=VLOOKUP([$TableSeating.A1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2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3]" office:value-type="float" office:value="9" calcext:value-type="float">
            <text:p>9</text:p>
          </table:table-cell>
          <table:table-cell table:style-name="ce72" table:formula="of:=VLOOKUP([$TableSeating.A1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3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4]" office:value-type="float" office:value="10" calcext:value-type="float">
            <text:p>10</text:p>
          </table:table-cell>
          <table:table-cell table:style-name="ce72" table:formula="of:=VLOOKUP([$TableSeating.A1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4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 office:value-type="string" calcext:value-type="string">
            <text:p>Hanchan 2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ble</text:p>
          </table:table-cell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table:number-columns-repeated="1019"/>
        </table:table-row>
        <table:table-row table:style-name="ro1">
          <table:table-cell table:formula="of:=[$TableSeating.E18]" office:value-type="float" office:value="2" calcext:value-type="float">
            <text:p>2</text:p>
          </table:table-cell>
          <table:table-cell table:style-name="ce72" table:formula="of:=VLOOKUP([$TableSeating.A1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8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9]" office:value-type="float" office:value="3" calcext:value-type="float">
            <text:p>3</text:p>
          </table:table-cell>
          <table:table-cell table:style-name="ce72" table:formula="of:=VLOOKUP([$TableSeating.A1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9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20]" office:value-type="float" office:value="4" calcext:value-type="float">
            <text:p>4</text:p>
          </table:table-cell>
          <table:table-cell table:style-name="ce72" table:formula="of:=VLOOKUP([$TableSeating.A2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2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2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20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21]" office:value-type="float" office:value="5" calcext:value-type="float">
            <text:p>5</text:p>
          </table:table-cell>
          <table:table-cell table:style-name="ce72" table:formula="of:=VLOOKUP([$TableSeating.A2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2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2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21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22]" office:value-type="float" office:value="6" calcext:value-type="float">
            <text:p>6</text:p>
          </table:table-cell>
          <table:table-cell table:style-name="ce72" table:formula="of:=VLOOKUP([$TableSeating.A2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2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2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22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23]" office:value-type="float" office:value="7" calcext:value-type="float">
            <text:p>7</text:p>
          </table:table-cell>
          <table:table-cell table:style-name="ce72" table:formula="of:=VLOOKUP([$TableSeating.A2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2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2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23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24]" office:value-type="float" office:value="8" calcext:value-type="float">
            <text:p>8</text:p>
          </table:table-cell>
          <table:table-cell table:style-name="ce72" table:formula="of:=VLOOKUP([$TableSeating.A2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2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2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24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25]" office:value-type="float" office:value="9" calcext:value-type="float">
            <text:p>9</text:p>
          </table:table-cell>
          <table:table-cell table:style-name="ce72" table:formula="of:=VLOOKUP([$TableSeating.A2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2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2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25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26]" office:value-type="float" office:value="10" calcext:value-type="float">
            <text:p>10</text:p>
          </table:table-cell>
          <table:table-cell table:style-name="ce72" table:formula="of:=VLOOKUP([$TableSeating.A2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2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2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26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27]" office:value-type="float" office:value="11" calcext:value-type="float">
            <text:p>11</text:p>
          </table:table-cell>
          <table:table-cell table:style-name="ce72" table:formula="of:=VLOOKUP([$TableSeating.A2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2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2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27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 office:value-type="string" calcext:value-type="string">
            <text:p>Hanchan 3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ble</text:p>
          </table:table-cell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table:number-columns-repeated="1019"/>
        </table:table-row>
        <table:table-row table:style-name="ro1">
          <table:table-cell table:formula="of:=[$TableSeating.E31]" office:value-type="float" office:value="2" calcext:value-type="float">
            <text:p>2</text:p>
          </table:table-cell>
          <table:table-cell table:style-name="ce72" table:formula="of:=VLOOKUP([$TableSeating.A3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1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32]" office:value-type="float" office:value="3" calcext:value-type="float">
            <text:p>3</text:p>
          </table:table-cell>
          <table:table-cell table:style-name="ce72" table:formula="of:=VLOOKUP([$TableSeating.A3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2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33]" office:value-type="float" office:value="4" calcext:value-type="float">
            <text:p>4</text:p>
          </table:table-cell>
          <table:table-cell table:style-name="ce72" table:formula="of:=VLOOKUP([$TableSeating.A3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3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34]" office:value-type="float" office:value="5" calcext:value-type="float">
            <text:p>5</text:p>
          </table:table-cell>
          <table:table-cell table:style-name="ce72" table:formula="of:=VLOOKUP([$TableSeating.A3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4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35]" office:value-type="float" office:value="6" calcext:value-type="float">
            <text:p>6</text:p>
          </table:table-cell>
          <table:table-cell table:style-name="ce72" table:formula="of:=VLOOKUP([$TableSeating.A3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5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36]" office:value-type="float" office:value="7" calcext:value-type="float">
            <text:p>7</text:p>
          </table:table-cell>
          <table:table-cell table:style-name="ce72" table:formula="of:=VLOOKUP([$TableSeating.A3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6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37]" office:value-type="float" office:value="8" calcext:value-type="float">
            <text:p>8</text:p>
          </table:table-cell>
          <table:table-cell table:style-name="ce72" table:formula="of:=VLOOKUP([$TableSeating.A3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7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38]" office:value-type="float" office:value="9" calcext:value-type="float">
            <text:p>9</text:p>
          </table:table-cell>
          <table:table-cell table:style-name="ce72" table:formula="of:=VLOOKUP([$TableSeating.A3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8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39]" office:value-type="float" office:value="10" calcext:value-type="float">
            <text:p>10</text:p>
          </table:table-cell>
          <table:table-cell table:style-name="ce72" table:formula="of:=VLOOKUP([$TableSeating.A3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3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3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39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40]" office:value-type="float" office:value="11" calcext:value-type="float">
            <text:p>11</text:p>
          </table:table-cell>
          <table:table-cell table:style-name="ce72" table:formula="of:=VLOOKUP([$TableSeating.A4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4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4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40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 office:value-type="string" calcext:value-type="string">
            <text:p>Hanchan 4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ble</text:p>
          </table:table-cell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table:number-columns-repeated="1019"/>
        </table:table-row>
        <table:table-row table:style-name="ro1">
          <table:table-cell table:formula="of:=[$TableSeating.E44]" office:value-type="float" office:value="2" calcext:value-type="float">
            <text:p>2</text:p>
          </table:table-cell>
          <table:table-cell table:style-name="ce72" table:formula="of:=VLOOKUP([$TableSeating.A4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4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4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44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45]" office:value-type="float" office:value="3" calcext:value-type="float">
            <text:p>3</text:p>
          </table:table-cell>
          <table:table-cell table:style-name="ce72" table:formula="of:=VLOOKUP([$TableSeating.A4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4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4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45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46]" office:value-type="float" office:value="4" calcext:value-type="float">
            <text:p>4</text:p>
          </table:table-cell>
          <table:table-cell table:style-name="ce72" table:formula="of:=VLOOKUP([$TableSeating.A4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4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4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46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47]" office:value-type="float" office:value="5" calcext:value-type="float">
            <text:p>5</text:p>
          </table:table-cell>
          <table:table-cell table:style-name="ce72" table:formula="of:=VLOOKUP([$TableSeating.A4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4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4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47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48]" office:value-type="float" office:value="6" calcext:value-type="float">
            <text:p>6</text:p>
          </table:table-cell>
          <table:table-cell table:style-name="ce72" table:formula="of:=VLOOKUP([$TableSeating.A4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4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4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48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49]" office:value-type="float" office:value="7" calcext:value-type="float">
            <text:p>7</text:p>
          </table:table-cell>
          <table:table-cell table:style-name="ce72" table:formula="of:=VLOOKUP([$TableSeating.A4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4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4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49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50]" office:value-type="float" office:value="8" calcext:value-type="float">
            <text:p>8</text:p>
          </table:table-cell>
          <table:table-cell table:style-name="ce72" table:formula="of:=VLOOKUP([$TableSeating.A5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5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5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50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51]" office:value-type="float" office:value="9" calcext:value-type="float">
            <text:p>9</text:p>
          </table:table-cell>
          <table:table-cell table:style-name="ce72" table:formula="of:=VLOOKUP([$TableSeating.A5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5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5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51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52]" office:value-type="float" office:value="10" calcext:value-type="float">
            <text:p>10</text:p>
          </table:table-cell>
          <table:table-cell table:style-name="ce72" table:formula="of:=VLOOKUP([$TableSeating.A5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5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5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52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53]" office:value-type="float" office:value="11" calcext:value-type="float">
            <text:p>11</text:p>
          </table:table-cell>
          <table:table-cell table:style-name="ce72" table:formula="of:=VLOOKUP([$TableSeating.A5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5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5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53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style-name="ce180" office:value-type="string" calcext:value-type="string">
            <text:p>Hanchan 5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ble</text:p>
          </table:table-cell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table:number-columns-repeated="1019"/>
        </table:table-row>
        <table:table-row table:style-name="ro1">
          <table:table-cell table:formula="of:=[$TableSeating.E57]" office:value-type="float" office:value="2" calcext:value-type="float">
            <text:p>2</text:p>
          </table:table-cell>
          <table:table-cell table:style-name="ce72" table:formula="of:=VLOOKUP([$TableSeating.A5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5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5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57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58]" office:value-type="float" office:value="3" calcext:value-type="float">
            <text:p>3</text:p>
          </table:table-cell>
          <table:table-cell table:style-name="ce72" table:formula="of:=VLOOKUP([$TableSeating.A5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5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5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58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59]" office:value-type="float" office:value="4" calcext:value-type="float">
            <text:p>4</text:p>
          </table:table-cell>
          <table:table-cell table:style-name="ce72" table:formula="of:=VLOOKUP([$TableSeating.A5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5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5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59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60]" office:value-type="float" office:value="5" calcext:value-type="float">
            <text:p>5</text:p>
          </table:table-cell>
          <table:table-cell table:style-name="ce72" table:formula="of:=VLOOKUP([$TableSeating.A6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6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6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60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61]" office:value-type="float" office:value="6" calcext:value-type="float">
            <text:p>6</text:p>
          </table:table-cell>
          <table:table-cell table:style-name="ce72" table:formula="of:=VLOOKUP([$TableSeating.A6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6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6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61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62]" office:value-type="float" office:value="7" calcext:value-type="float">
            <text:p>7</text:p>
          </table:table-cell>
          <table:table-cell table:style-name="ce72" table:formula="of:=VLOOKUP([$TableSeating.A6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6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6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62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63]" office:value-type="float" office:value="8" calcext:value-type="float">
            <text:p>8</text:p>
          </table:table-cell>
          <table:table-cell table:style-name="ce72" table:formula="of:=VLOOKUP([$TableSeating.A6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6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6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63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64]" office:value-type="float" office:value="9" calcext:value-type="float">
            <text:p>9</text:p>
          </table:table-cell>
          <table:table-cell table:style-name="ce72" table:formula="of:=VLOOKUP([$TableSeating.A6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6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6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64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65]" office:value-type="float" office:value="10" calcext:value-type="float">
            <text:p>10</text:p>
          </table:table-cell>
          <table:table-cell table:style-name="ce72" table:formula="of:=VLOOKUP([$TableSeating.A6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6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6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65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66]" office:value-type="float" office:value="11" calcext:value-type="float">
            <text:p>11</text:p>
          </table:table-cell>
          <table:table-cell table:style-name="ce72" table:formula="of:=VLOOKUP([$TableSeating.A6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6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6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66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 office:value-type="string" calcext:value-type="string">
            <text:p>Hanchan 6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ble</text:p>
          </table:table-cell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table:number-columns-repeated="1019"/>
        </table:table-row>
        <table:table-row table:style-name="ro1">
          <table:table-cell table:formula="of:=[$TableSeating.E70]" office:value-type="float" office:value="2" calcext:value-type="float">
            <text:p>2</text:p>
          </table:table-cell>
          <table:table-cell table:style-name="ce72" table:formula="of:=VLOOKUP([$TableSeating.A7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0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1]" office:value-type="float" office:value="3" calcext:value-type="float">
            <text:p>3</text:p>
          </table:table-cell>
          <table:table-cell table:style-name="ce72" table:formula="of:=VLOOKUP([$TableSeating.A7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1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2]" office:value-type="float" office:value="4" calcext:value-type="float">
            <text:p>4</text:p>
          </table:table-cell>
          <table:table-cell table:style-name="ce72" table:formula="of:=VLOOKUP([$TableSeating.A7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2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3]" office:value-type="float" office:value="5" calcext:value-type="float">
            <text:p>5</text:p>
          </table:table-cell>
          <table:table-cell table:style-name="ce72" table:formula="of:=VLOOKUP([$TableSeating.A7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3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4]" office:value-type="float" office:value="6" calcext:value-type="float">
            <text:p>6</text:p>
          </table:table-cell>
          <table:table-cell table:style-name="ce72" table:formula="of:=VLOOKUP([$TableSeating.A7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4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5]" office:value-type="float" office:value="7" calcext:value-type="float">
            <text:p>7</text:p>
          </table:table-cell>
          <table:table-cell table:style-name="ce72" table:formula="of:=VLOOKUP([$TableSeating.A7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5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6]" office:value-type="float" office:value="8" calcext:value-type="float">
            <text:p>8</text:p>
          </table:table-cell>
          <table:table-cell table:style-name="ce72" table:formula="of:=VLOOKUP([$TableSeating.A7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6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7]" office:value-type="float" office:value="9" calcext:value-type="float">
            <text:p>9</text:p>
          </table:table-cell>
          <table:table-cell table:style-name="ce72" table:formula="of:=VLOOKUP([$TableSeating.A7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7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8]" office:value-type="float" office:value="10" calcext:value-type="float">
            <text:p>10</text:p>
          </table:table-cell>
          <table:table-cell table:style-name="ce72" table:formula="of:=VLOOKUP([$TableSeating.A7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8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79]" office:value-type="float" office:value="11" calcext:value-type="float">
            <text:p>11</text:p>
          </table:table-cell>
          <table:table-cell table:style-name="ce72" table:formula="of:=VLOOKUP([$TableSeating.A7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7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7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79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 office:value-type="string" calcext:value-type="string">
            <text:p>Hanchan 7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ble</text:p>
          </table:table-cell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table:number-columns-repeated="1019"/>
        </table:table-row>
        <table:table-row table:style-name="ro1">
          <table:table-cell table:formula="of:=[$TableSeating.E83]" office:value-type="float" office:value="2" calcext:value-type="float">
            <text:p>2</text:p>
          </table:table-cell>
          <table:table-cell table:style-name="ce72" table:formula="of:=VLOOKUP([$TableSeating.A8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8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8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83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84]" office:value-type="float" office:value="3" calcext:value-type="float">
            <text:p>3</text:p>
          </table:table-cell>
          <table:table-cell table:style-name="ce72" table:formula="of:=VLOOKUP([$TableSeating.A8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8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8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84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85]" office:value-type="float" office:value="4" calcext:value-type="float">
            <text:p>4</text:p>
          </table:table-cell>
          <table:table-cell table:style-name="ce72" table:formula="of:=VLOOKUP([$TableSeating.A8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8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8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85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86]" office:value-type="float" office:value="5" calcext:value-type="float">
            <text:p>5</text:p>
          </table:table-cell>
          <table:table-cell table:style-name="ce72" table:formula="of:=VLOOKUP([$TableSeating.A8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8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8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86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87]" office:value-type="float" office:value="6" calcext:value-type="float">
            <text:p>6</text:p>
          </table:table-cell>
          <table:table-cell table:style-name="ce72" table:formula="of:=VLOOKUP([$TableSeating.A8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8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8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87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88]" office:value-type="float" office:value="7" calcext:value-type="float">
            <text:p>7</text:p>
          </table:table-cell>
          <table:table-cell table:style-name="ce72" table:formula="of:=VLOOKUP([$TableSeating.A8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8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8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88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89]" office:value-type="float" office:value="8" calcext:value-type="float">
            <text:p>8</text:p>
          </table:table-cell>
          <table:table-cell table:style-name="ce72" table:formula="of:=VLOOKUP([$TableSeating.A8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8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8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89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90]" office:value-type="float" office:value="9" calcext:value-type="float">
            <text:p>9</text:p>
          </table:table-cell>
          <table:table-cell table:style-name="ce72" table:formula="of:=VLOOKUP([$TableSeating.A9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9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9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90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91]" office:value-type="float" office:value="10" calcext:value-type="float">
            <text:p>10</text:p>
          </table:table-cell>
          <table:table-cell table:style-name="ce72" table:formula="of:=VLOOKUP([$TableSeating.A9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9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9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91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92]" office:value-type="float" office:value="11" calcext:value-type="float">
            <text:p>11</text:p>
          </table:table-cell>
          <table:table-cell table:style-name="ce72" table:formula="of:=VLOOKUP([$TableSeating.A9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9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9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92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 office:value-type="string" calcext:value-type="string">
            <text:p>Hanchan 8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ble</text:p>
          </table:table-cell>
          <table:table-cell table:style-name="ce15" office:value-type="string" calcext:value-type="string">
            <text:p>East</text:p>
          </table:table-cell>
          <table:table-cell table:style-name="ce15" office:value-type="string" calcext:value-type="string">
            <text:p>South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string" calcext:value-type="string">
            <text:p>North</text:p>
          </table:table-cell>
          <table:table-cell table:style-name="ce15" table:number-columns-repeated="1019"/>
        </table:table-row>
        <table:table-row table:style-name="ro1">
          <table:table-cell table:formula="of:=[$TableSeating.E96]" office:value-type="float" office:value="2" calcext:value-type="float">
            <text:p>2</text:p>
          </table:table-cell>
          <table:table-cell table:style-name="ce72" table:formula="of:=VLOOKUP([$TableSeating.A9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9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96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96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97]" office:value-type="float" office:value="3" calcext:value-type="float">
            <text:p>3</text:p>
          </table:table-cell>
          <table:table-cell table:style-name="ce72" table:formula="of:=VLOOKUP([$TableSeating.A9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9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97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97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98]" office:value-type="float" office:value="4" calcext:value-type="float">
            <text:p>4</text:p>
          </table:table-cell>
          <table:table-cell table:style-name="ce72" table:formula="of:=VLOOKUP([$TableSeating.A9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9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98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98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99]" office:value-type="float" office:value="5" calcext:value-type="float">
            <text:p>5</text:p>
          </table:table-cell>
          <table:table-cell table:style-name="ce72" table:formula="of:=VLOOKUP([$TableSeating.A9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9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99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99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00]" office:value-type="float" office:value="6" calcext:value-type="float">
            <text:p>6</text:p>
          </table:table-cell>
          <table:table-cell table:style-name="ce72" table:formula="of:=VLOOKUP([$TableSeating.A10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0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00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00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01]" office:value-type="float" office:value="7" calcext:value-type="float">
            <text:p>7</text:p>
          </table:table-cell>
          <table:table-cell table:style-name="ce72" table:formula="of:=VLOOKUP([$TableSeating.A10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0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01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01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02]" office:value-type="float" office:value="8" calcext:value-type="float">
            <text:p>8</text:p>
          </table:table-cell>
          <table:table-cell table:style-name="ce72" table:formula="of:=VLOOKUP([$TableSeating.A10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0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02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02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03]" office:value-type="float" office:value="9" calcext:value-type="float">
            <text:p>9</text:p>
          </table:table-cell>
          <table:table-cell table:style-name="ce72" table:formula="of:=VLOOKUP([$TableSeating.A10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0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03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03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04]" office:value-type="float" office:value="10" calcext:value-type="float">
            <text:p>10</text:p>
          </table:table-cell>
          <table:table-cell table:style-name="ce72" table:formula="of:=VLOOKUP([$TableSeating.A10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0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04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04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formula="of:=[$TableSeating.E105]" office:value-type="float" office:value="11" calcext:value-type="float">
            <text:p>11</text:p>
          </table:table-cell>
          <table:table-cell table:style-name="ce72" table:formula="of:=VLOOKUP([$TableSeating.A10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B10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C105];[$'Number Assignments'.$A$3:$'Number Assignments'.$B$42];2;1)" office:value-type="float" office:value="0" calcext:value-type="float">
            <text:p/>
          </table:table-cell>
          <table:table-cell table:style-name="ce72" table:formula="of:=VLOOKUP([$TableSeating.D105];[$'Number Assignments'.$A$3:$'Number Assignments'.$B$42];2;1)" office:value-type="float" office:value="0" calcext:value-type="float">
            <text:p/>
          </table:table-cell>
          <table:table-cell table:number-columns-repeated="101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Front40" table:style-name="ta1">
        <table:table-column table:style-name="co16" table:number-columns-repeated="3" table:default-cell-style-name="Default"/>
        <table:table-row table:style-name="ro5" table:visibility="collapse"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</table:table-row>
        <table:table-row table:style-name="ro7">
          <table:table-cell table:style-name="ce156" table:formula="of:=VLOOKUP([.A1];[$'Number Assignments'.$A$3:$'Number Assignments'.$B$46];2;0)" office:value-type="float" office:value="0" calcext:value-type="float">
            <text:p/>
          </table:table-cell>
          <table:table-cell table:style-name="ce158" table:formula="of:=VLOOKUP([.B1];[$'Number Assignments'.$A$3:$'Number Assignments'.$B$46];2;0)" office:value-type="float" office:value="0" calcext:value-type="float">
            <text:p/>
          </table:table-cell>
          <table:table-cell table:style-name="ce158" table:formula="of:=VLOOKUP([.C1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2">
          <table:table-cell table:number-columns-repeated="3"/>
        </table:table-row>
        <table:table-row table:style-name="ro5" table:visibility="collapse"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</table:table-row>
        <table:table-row table:style-name="ro7">
          <table:table-cell table:style-name="ce158" table:formula="of:=VLOOKUP([.A5];[$'Number Assignments'.$A$3:$'Number Assignments'.$B$46];2;0)" office:value-type="float" office:value="0" calcext:value-type="float">
            <text:p/>
          </table:table-cell>
          <table:table-cell table:style-name="ce158" table:formula="of:=VLOOKUP([.B5];[$'Number Assignments'.$A$3:$'Number Assignments'.$B$46];2;0)" office:value-type="float" office:value="0" calcext:value-type="float">
            <text:p/>
          </table:table-cell>
          <table:table-cell table:style-name="ce158" table:formula="of:=VLOOKUP([.C5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5">
          <table:table-cell table:number-columns-repeated="3"/>
        </table:table-row>
        <table:table-row table:style-name="ro5" table:visibility="collapse"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9" calcext:value-type="float">
            <text:p>9</text:p>
          </table:table-cell>
        </table:table-row>
        <table:table-row table:style-name="ro7">
          <table:table-cell table:style-name="ce158" table:formula="of:=VLOOKUP([.A9];[$'Number Assignments'.$A$3:$'Number Assignments'.$B$46];2;0)" office:value-type="float" office:value="0" calcext:value-type="float">
            <text:p/>
          </table:table-cell>
          <table:table-cell table:style-name="ce158" table:formula="of:=VLOOKUP([.B9];[$'Number Assignments'.$A$3:$'Number Assignments'.$B$46];2;0)" office:value-type="float" office:value="0" calcext:value-type="float">
            <text:p/>
          </table:table-cell>
          <table:table-cell table:style-name="ce158" table:formula="of:=VLOOKUP([.C9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1">
          <table:table-cell table:number-columns-repeated="3"/>
        </table:table-row>
        <table:table-row table:style-name="ro5" table:visibility="collapse"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</table:table-row>
        <table:table-row table:style-name="ro7">
          <table:table-cell table:style-name="ce158" table:formula="of:=VLOOKUP([.A13];[$'Number Assignments'.$A$3:$'Number Assignments'.$B$46];2;0)" office:value-type="float" office:value="0" calcext:value-type="float">
            <text:p/>
          </table:table-cell>
          <table:table-cell table:style-name="ce158" table:formula="of:=VLOOKUP([.B13];[$'Number Assignments'.$A$3:$'Number Assignments'.$B$46];2;0)" office:value-type="float" office:value="0" calcext:value-type="float">
            <text:p/>
          </table:table-cell>
          <table:table-cell table:style-name="ce158" table:formula="of:=VLOOKUP([.C13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1">
          <table:table-cell table:number-columns-repeated="3"/>
        </table:table-row>
        <table:table-row table:style-name="ro5" table:visibility="collapse">
          <table:table-cell table:style-name="ce155" office:value-type="float" office:value="13" calcext:value-type="float">
            <text:p>13</text:p>
          </table:table-cell>
          <table:table-cell table:style-name="ce155" office:value-type="float" office:value="14" calcext:value-type="float">
            <text:p>14</text:p>
          </table:table-cell>
          <table:table-cell table:style-name="ce155" office:value-type="float" office:value="15" calcext:value-type="float">
            <text:p>15</text:p>
          </table:table-cell>
        </table:table-row>
        <table:table-row table:style-name="ro7">
          <table:table-cell table:style-name="ce158" table:formula="of:=VLOOKUP([.A17];[$'Number Assignments'.$A$3:$'Number Assignments'.$B$46];2;0)" office:value-type="float" office:value="0" calcext:value-type="float">
            <text:p/>
          </table:table-cell>
          <table:table-cell table:style-name="ce158" table:formula="of:=VLOOKUP([.B17];[$'Number Assignments'.$A$3:$'Number Assignments'.$B$46];2;0)" office:value-type="float" office:value="0" calcext:value-type="float">
            <text:p/>
          </table:table-cell>
          <table:table-cell table:style-name="ce158" table:formula="of:=VLOOKUP([.C17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1">
          <table:table-cell table:number-columns-repeated="3"/>
        </table:table-row>
        <table:table-row table:style-name="ro5" table:visibility="collapse">
          <table:table-cell table:style-name="ce155" office:value-type="float" office:value="16" calcext:value-type="float">
            <text:p>16</text:p>
          </table:table-cell>
          <table:table-cell table:style-name="ce155" office:value-type="float" office:value="17" calcext:value-type="float">
            <text:p>17</text:p>
          </table:table-cell>
          <table:table-cell table:style-name="ce155" office:value-type="float" office:value="18" calcext:value-type="float">
            <text:p>18</text:p>
          </table:table-cell>
        </table:table-row>
        <table:table-row table:style-name="ro7">
          <table:table-cell table:style-name="ce158" table:formula="of:=VLOOKUP([.A21];[$'Number Assignments'.$A$3:$'Number Assignments'.$B$46];2;0)" office:value-type="float" office:value="0" calcext:value-type="float">
            <text:p/>
          </table:table-cell>
          <table:table-cell table:style-name="ce158" table:formula="of:=VLOOKUP([.B21];[$'Number Assignments'.$A$3:$'Number Assignments'.$B$46];2;0)" office:value-type="float" office:value="0" calcext:value-type="float">
            <text:p/>
          </table:table-cell>
          <table:table-cell table:style-name="ce158" table:formula="of:=VLOOKUP([.C21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1">
          <table:table-cell table:number-columns-repeated="3"/>
        </table:table-row>
        <table:table-row table:style-name="ro5" table:visibility="collapse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7">
          <table:table-cell table:style-name="ce156" table:formula="of:=VLOOKUP([.A25];[$'Number Assignments'.$A$3:$'Number Assignments'.$B$46];2;0)" office:value-type="float" office:value="0" calcext:value-type="float">
            <text:p/>
          </table:table-cell>
          <table:table-cell table:style-name="ce158" table:formula="of:=VLOOKUP([.B25];[$'Number Assignments'.$A$3:$'Number Assignments'.$B$46];2;0)" office:value-type="float" office:value="0" calcext:value-type="float">
            <text:p/>
          </table:table-cell>
          <table:table-cell table:style-name="ce158" table:formula="of:=VLOOKUP([.C25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2">
          <table:table-cell table:number-columns-repeated="3"/>
        </table:table-row>
        <table:table-row table:style-name="ro5" table:visibility="collapse">
          <table:table-cell table:style-name="ce155" office:value-type="float" office:value="22" calcext:value-type="float">
            <text:p>22</text:p>
          </table:table-cell>
          <table:table-cell table:style-name="ce155" office:value-type="float" office:value="23" calcext:value-type="float">
            <text:p>23</text:p>
          </table:table-cell>
          <table:table-cell table:style-name="ce155" office:value-type="float" office:value="24" calcext:value-type="float">
            <text:p>24</text:p>
          </table:table-cell>
        </table:table-row>
        <table:table-row table:style-name="ro7">
          <table:table-cell table:style-name="ce158" table:formula="of:=VLOOKUP([.A29];[$'Number Assignments'.$A$3:$'Number Assignments'.$B$46];2;0)" office:value-type="float" office:value="0" calcext:value-type="float">
            <text:p/>
          </table:table-cell>
          <table:table-cell table:style-name="ce158" table:formula="of:=VLOOKUP([.B29];[$'Number Assignments'.$A$3:$'Number Assignments'.$B$46];2;0)" office:value-type="float" office:value="0" calcext:value-type="float">
            <text:p/>
          </table:table-cell>
          <table:table-cell table:style-name="ce158" table:formula="of:=VLOOKUP([.C29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5">
          <table:table-cell table:number-columns-repeated="3"/>
        </table:table-row>
        <table:table-row table:style-name="ro5" table:visibility="collapse"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6" calcext:value-type="float">
            <text:p>26</text:p>
          </table:table-cell>
          <table:table-cell table:style-name="ce155" office:value-type="float" office:value="27" calcext:value-type="float">
            <text:p>27</text:p>
          </table:table-cell>
        </table:table-row>
        <table:table-row table:style-name="ro7">
          <table:table-cell table:style-name="ce158" table:formula="of:=VLOOKUP([.A33];[$'Number Assignments'.$A$3:$'Number Assignments'.$B$46];2;0)" office:value-type="float" office:value="0" calcext:value-type="float">
            <text:p/>
          </table:table-cell>
          <table:table-cell table:style-name="ce158" table:formula="of:=VLOOKUP([.B33];[$'Number Assignments'.$A$3:$'Number Assignments'.$B$46];2;0)" office:value-type="float" office:value="0" calcext:value-type="float">
            <text:p/>
          </table:table-cell>
          <table:table-cell table:style-name="ce158" table:formula="of:=VLOOKUP([.C33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1">
          <table:table-cell table:number-columns-repeated="3"/>
        </table:table-row>
        <table:table-row table:style-name="ro5" table:visibility="collapse"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5" office:value-type="float" office:value="30" calcext:value-type="float">
            <text:p>30</text:p>
          </table:table-cell>
        </table:table-row>
        <table:table-row table:style-name="ro7">
          <table:table-cell table:style-name="ce158" table:formula="of:=VLOOKUP([.A37];[$'Number Assignments'.$A$3:$'Number Assignments'.$B$46];2;0)" office:value-type="float" office:value="0" calcext:value-type="float">
            <text:p/>
          </table:table-cell>
          <table:table-cell table:style-name="ce158" table:formula="of:=VLOOKUP([.B37];[$'Number Assignments'.$A$3:$'Number Assignments'.$B$46];2;0)" office:value-type="float" office:value="0" calcext:value-type="float">
            <text:p/>
          </table:table-cell>
          <table:table-cell table:style-name="ce158" table:formula="of:=VLOOKUP([.C37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1">
          <table:table-cell table:number-columns-repeated="3"/>
        </table:table-row>
        <table:table-row table:style-name="ro5" table:visibility="collapse">
          <table:table-cell table:style-name="ce155" office:value-type="float" office:value="31" calcext:value-type="float">
            <text:p>31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33" calcext:value-type="float">
            <text:p>33</text:p>
          </table:table-cell>
        </table:table-row>
        <table:table-row table:style-name="ro7">
          <table:table-cell table:style-name="ce158" table:formula="of:=VLOOKUP([.A41];[$'Number Assignments'.$A$3:$'Number Assignments'.$B$46];2;0)" office:value-type="float" office:value="0" calcext:value-type="float">
            <text:p/>
          </table:table-cell>
          <table:table-cell table:style-name="ce158" table:formula="of:=VLOOKUP([.B41];[$'Number Assignments'.$A$3:$'Number Assignments'.$B$46];2;0)" office:value-type="float" office:value="0" calcext:value-type="float">
            <text:p/>
          </table:table-cell>
          <table:table-cell table:style-name="ce158" table:formula="of:=VLOOKUP([.C41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8">
          <table:table-cell table:number-columns-repeated="3"/>
        </table:table-row>
        <table:table-row table:style-name="ro5" table:visibility="collapse">
          <table:table-cell table:style-name="ce155" office:value-type="float" office:value="34" calcext:value-type="float">
            <text:p>34</text:p>
          </table:table-cell>
          <table:table-cell table:style-name="ce155" office:value-type="float" office:value="35" calcext:value-type="float">
            <text:p>35</text:p>
          </table:table-cell>
          <table:table-cell table:style-name="ce155" office:value-type="float" office:value="36" calcext:value-type="float">
            <text:p>36</text:p>
          </table:table-cell>
        </table:table-row>
        <table:table-row table:style-name="ro7">
          <table:table-cell table:style-name="ce158" table:formula="of:=VLOOKUP([.A45];[$'Number Assignments'.$A$3:$'Number Assignments'.$B$46];2;0)" office:value-type="float" office:value="0" calcext:value-type="float">
            <text:p/>
          </table:table-cell>
          <table:table-cell table:style-name="ce158" table:formula="of:=VLOOKUP([.B45];[$'Number Assignments'.$A$3:$'Number Assignments'.$B$46];2;0)" office:value-type="float" office:value="0" calcext:value-type="float">
            <text:p/>
          </table:table-cell>
          <table:table-cell table:style-name="ce158" table:formula="of:=VLOOKUP([.C45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1">
          <table:table-cell table:number-columns-repeated="3"/>
        </table:table-row>
        <table:table-row table:style-name="ro5" table:visibility="collapse">
          <table:table-cell table:style-name="ce155" office:value-type="float" office:value="37" calcext:value-type="float">
            <text:p>37</text:p>
          </table:table-cell>
          <table:table-cell table:style-name="ce155" office:value-type="float" office:value="38" calcext:value-type="float">
            <text:p>38</text:p>
          </table:table-cell>
          <table:table-cell table:style-name="ce155" office:value-type="float" office:value="39" calcext:value-type="float">
            <text:p>39</text:p>
          </table:table-cell>
        </table:table-row>
        <table:table-row table:style-name="ro7">
          <table:table-cell table:style-name="ce158" table:formula="of:=VLOOKUP([.A49];[$'Number Assignments'.$A$3:$'Number Assignments'.$B$46];2;0)" office:value-type="float" office:value="0" calcext:value-type="float">
            <text:p/>
          </table:table-cell>
          <table:table-cell table:style-name="ce158" table:formula="of:=VLOOKUP([.B49];[$'Number Assignments'.$A$3:$'Number Assignments'.$B$46];2;0)" office:value-type="float" office:value="0" calcext:value-type="float">
            <text:p/>
          </table:table-cell>
          <table:table-cell table:style-name="ce158" table:formula="of:=VLOOKUP([.C49];[$'Number Assignments'.$A$3:$'Number Assignments'.$B$46];2;0)" office:value-type="float" office:value="0" calcext:value-type="float">
            <text:p/>
          </table:table-cell>
        </table:table-row>
        <table:table-row table:style-name="ro7">
          <table:table-cell table:style-name="ce157" table:number-columns-repeated="3"/>
        </table:table-row>
        <table:table-row table:style-name="ro1">
          <table:table-cell table:number-columns-repeated="3"/>
        </table:table-row>
        <table:table-row table:style-name="ro5" table:visibility="collapse">
          <table:table-cell table:style-name="ce155" office:value-type="float" office:value="40" calcext:value-type="float">
            <text:p>40</text:p>
          </table:table-cell>
          <table:table-cell table:style-name="ce155" office:value-type="float" office:value="41" calcext:value-type="float">
            <text:p>41</text:p>
          </table:table-cell>
          <table:table-cell table:style-name="ce155" office:value-type="float" office:value="42" calcext:value-type="float">
            <text:p>42</text:p>
          </table:table-cell>
        </table:table-row>
        <table:table-row table:style-name="ro7">
          <table:table-cell table:style-name="ce158" table:formula="of:=VLOOKUP([.A53];[$'Number Assignments'.$A$3:$'Number Assignments'.$B$46];2;0)" office:value-type="float" office:value="0" calcext:value-type="float">
            <text:p/>
          </table:table-cell>
          <table:table-cell table:number-columns-repeated="2"/>
        </table:table-row>
        <table:table-row table:style-name="ro7">
          <table:table-cell table:style-name="ce157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 table:visibility="collapse">
          <table:table-cell table:style-name="ce155" office:value-type="float" office:value="43" calcext:value-type="float">
            <text:p>43</text:p>
          </table:table-cell>
          <table:table-cell table:number-columns-repeated="2"/>
        </table:table-row>
        <table:table-row table:style-name="ro7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5">
          <table:table-cell table:number-columns-repeated="3"/>
        </table:table-row>
        <table:table-row table:style-name="ro7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PrintBack40" table:style-name="ta1">
        <table:table-column table:style-name="co17" table:default-cell-style-name="ce159"/>
        <table:table-column table:style-name="co18" table:default-cell-style-name="ce159"/>
        <table:table-column table:style-name="co19" table:default-cell-style-name="ce159"/>
        <table:table-column table:style-name="co20" table:default-cell-style-name="ce159"/>
        <table:table-column table:style-name="co1" table:visibility="collapse" table:default-cell-style-name="ce159"/>
        <table:table-column table:style-name="co17" table:default-cell-style-name="ce159"/>
        <table:table-column table:style-name="co18" table:default-cell-style-name="ce159"/>
        <table:table-column table:style-name="co19" table:default-cell-style-name="ce159"/>
        <table:table-column table:style-name="co20" table:default-cell-style-name="ce159"/>
        <table:table-column table:style-name="co1" table:visibility="collapse" table:default-cell-style-name="ce159"/>
        <table:table-column table:style-name="co17" table:default-cell-style-name="ce159"/>
        <table:table-column table:style-name="co18" table:default-cell-style-name="ce159"/>
        <table:table-column table:style-name="co19" table:default-cell-style-name="ce159"/>
        <table:table-column table:style-name="co20" table:default-cell-style-name="ce159"/>
        <table:table-column table:style-name="co1" table:default-cell-style-name="Default"/>
        <table:table-column table:style-name="co1" table:number-columns-repeated="1008" table:default-cell-style-name="ce159"/>
        <table:table-row table:style-name="ro1" table:visibility="collapse">
          <table:table-cell office:value-type="float" office:value="1" calcext:value-type="float">
            <text:p>1</text:p>
          </table:table-cell>
          <table:table-cell table:style-name="ce164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16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1];[$'Number Assignments'.$A$3:$'Number Assignments'.$B$46];2;0);&quot; #&quot;;[.A1])" office:value-type="string" office:string-value=" #1" calcext:value-type="string" table:number-columns-spanned="4" table:number-rows-spanned="1">
            <text:p><text:s/>#1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1];[$'Number Assignments'.$A$3:$'Number Assignments'.$B$46];2;0);&quot; #&quot;;[.F1])" office:value-type="string" office:string-value=" #2" calcext:value-type="string" table:number-columns-spanned="4" table:number-rows-spanned="1">
            <text:p><text:s/>#2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1];[$'Number Assignments'.$A$3:$'Number Assignments'.$B$46];2;0);&quot; #&quot;;[.K1])" office:value-type="string" office:string-value=" #3" calcext:value-type="string" table:number-columns-spanned="4" table:number-rows-spanned="1">
            <text:p><text:s/>#3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1];[$Seating.$U$3:$Seating.$AC$46];[.E4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1];[$Seating.$U$3:$Seating.$AC$46];[.J4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1];[$Seating.$U$3:$Seating.$AC$46];[.J4]+1;0))" office:value-type="string" office:string-value="Table 1" calcext:value-type="string">
            <text:p>Table 1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1];[$Seating.$U$3:$Seating.$AC$46];[.E5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1];[$Seating.$U$3:$Seating.$AC$46];[.J5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1];[$Seating.$U$3:$Seating.$AC$46];[.J5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1];[$Seating.$U$3:$Seating.$AC$46];[.E7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1];[$Seating.$U$3:$Seating.$AC$46];[.J7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1];[$Seating.$U$3:$Seating.$AC$46];[.J7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1];[$Seating.$U$3:$Seating.$AC$46];[.E8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1];[$Seating.$U$3:$Seating.$AC$46];[.J8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1];[$Seating.$U$3:$Seating.$AC$46];[.J8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1];[$Seating.$U$3:$Seating.$AC$46];[.E9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1];[$Seating.$U$3:$Seating.$AC$46];[.J9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1];[$Seating.$U$3:$Seating.$AC$46];[.J9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1];[$Seating.$U$3:$Seating.$AC$46];[.E11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1];[$Seating.$U$3:$Seating.$AC$46];[.J11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1];[$Seating.$U$3:$Seating.$AC$46];[.J11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1];[$Seating.$U$3:$Seating.$AC$46];[.E12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1];[$Seating.$U$3:$Seating.$AC$46];[.J12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1];[$Seating.$U$3:$Seating.$AC$46];[.J12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1];[$Seating.$U$3:$Seating.$AC$46];[.E14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1];[$Seating.$U$3:$Seating.$AC$46];[.J14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1];[$Seating.$U$3:$Seating.$AC$46];[.J14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style-name="ce164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64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17];[$'Number Assignments'.$A$3:$'Number Assignments'.$B$46];2;0);&quot; #&quot;;[.A17])" office:value-type="string" office:string-value=" #4" calcext:value-type="string" table:number-columns-spanned="4" table:number-rows-spanned="1">
            <text:p><text:s/>#4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17];[$'Number Assignments'.$A$3:$'Number Assignments'.$B$46];2;0);&quot; #&quot;;[.F17])" office:value-type="string" office:string-value=" #5" calcext:value-type="string" table:number-columns-spanned="4" table:number-rows-spanned="1">
            <text:p><text:s/>#5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17];[$'Number Assignments'.$A$3:$'Number Assignments'.$B$46];2;0);&quot; #&quot;;[.K17])" office:value-type="string" office:string-value=" #6" calcext:value-type="string" table:number-columns-spanned="4" table:number-rows-spanned="1">
            <text:p><text:s/>#6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17];[$Seating.$U$3:$Seating.$AC$46];[.E20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17];[$Seating.$U$3:$Seating.$AC$46];[.J20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17];[$Seating.$U$3:$Seating.$AC$46];[.J20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17];[$Seating.$U$3:$Seating.$AC$46];[.E21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17];[$Seating.$U$3:$Seating.$AC$46];[.J21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17];[$Seating.$U$3:$Seating.$AC$46];[.J21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17];[$Seating.$U$3:$Seating.$AC$46];[.E23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17];[$Seating.$U$3:$Seating.$AC$46];[.J23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17];[$Seating.$U$3:$Seating.$AC$46];[.J23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17];[$Seating.$U$3:$Seating.$AC$46];[.E24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17];[$Seating.$U$3:$Seating.$AC$46];[.J24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17];[$Seating.$U$3:$Seating.$AC$46];[.J24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17];[$Seating.$U$3:$Seating.$AC$46];[.E25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17];[$Seating.$U$3:$Seating.$AC$46];[.J25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17];[$Seating.$U$3:$Seating.$AC$46];[.J25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17];[$Seating.$U$3:$Seating.$AC$46];[.E27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17];[$Seating.$U$3:$Seating.$AC$46];[.J27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17];[$Seating.$U$3:$Seating.$AC$46];[.J27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17];[$Seating.$U$3:$Seating.$AC$46];[.E28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17];[$Seating.$U$3:$Seating.$AC$46];[.J28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17];[$Seating.$U$3:$Seating.$AC$46];[.J28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17];[$Seating.$U$3:$Seating.$AC$46];[.E30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17];[$Seating.$U$3:$Seating.$AC$46];[.J30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17];[$Seating.$U$3:$Seating.$AC$46];[.J30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style-name="ce164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64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33];[$'Number Assignments'.$A$3:$'Number Assignments'.$B$46];2;0);&quot; #&quot;;[.A33])" office:value-type="string" office:string-value=" #7" calcext:value-type="string" table:number-columns-spanned="4" table:number-rows-spanned="1">
            <text:p><text:s/>#7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33];[$'Number Assignments'.$A$3:$'Number Assignments'.$B$46];2;0);&quot; #&quot;;[.F33])" office:value-type="string" office:string-value=" #8" calcext:value-type="string" table:number-columns-spanned="4" table:number-rows-spanned="1">
            <text:p><text:s/>#8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33];[$'Number Assignments'.$A$3:$'Number Assignments'.$B$46];2;0);&quot; #&quot;;[.K33])" office:value-type="string" office:string-value=" #9" calcext:value-type="string" table:number-columns-spanned="4" table:number-rows-spanned="1">
            <text:p><text:s/>#9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33];[$Seating.$U$3:$Seating.$AC$46];[.E36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33];[$Seating.$U$3:$Seating.$AC$46];[.J36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33];[$Seating.$U$3:$Seating.$AC$46];[.J36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33];[$Seating.$U$3:$Seating.$AC$46];[.E37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33];[$Seating.$U$3:$Seating.$AC$46];[.J37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33];[$Seating.$U$3:$Seating.$AC$46];[.J37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33];[$Seating.$U$3:$Seating.$AC$46];[.E39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33];[$Seating.$U$3:$Seating.$AC$46];[.J39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33];[$Seating.$U$3:$Seating.$AC$46];[.J39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33];[$Seating.$U$3:$Seating.$AC$46];[.E40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33];[$Seating.$U$3:$Seating.$AC$46];[.J40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33];[$Seating.$U$3:$Seating.$AC$46];[.J40]+1;0))" office:value-type="string" office:string-value="Table 7" calcext:value-type="string">
            <text:p>Table 7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33];[$Seating.$U$3:$Seating.$AC$46];[.E41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33];[$Seating.$U$3:$Seating.$AC$46];[.J41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33];[$Seating.$U$3:$Seating.$AC$46];[.J41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33];[$Seating.$U$3:$Seating.$AC$46];[.E43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33];[$Seating.$U$3:$Seating.$AC$46];[.J43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33];[$Seating.$U$3:$Seating.$AC$46];[.J43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33];[$Seating.$U$3:$Seating.$AC$46];[.E44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33];[$Seating.$U$3:$Seating.$AC$46];[.J44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33];[$Seating.$U$3:$Seating.$AC$46];[.J44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33];[$Seating.$U$3:$Seating.$AC$46];[.E46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33];[$Seating.$U$3:$Seating.$AC$46];[.J46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33];[$Seating.$U$3:$Seating.$AC$46];[.J46]+1;0))" office:value-type="string" office:string-value="Table 11" calcext:value-type="string">
            <text:p>Table 11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style-name="ce164" table:number-columns-repeated="2"/>
          <table:table-cell table:number-columns-repeated="2"/>
          <table:table-cell office:value-type="float" office:value="11" calcext:value-type="float">
            <text:p>11</text:p>
          </table:table-cell>
          <table:table-cell table:style-name="ce164" table:number-columns-repeated="2"/>
          <table:table-cell table:number-columns-repeated="2"/>
          <table:table-cell office:value-type="float" office:value="12" calcext:value-type="float">
            <text:p>12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49];[$'Number Assignments'.$A$3:$'Number Assignments'.$B$46];2;0);&quot; #&quot;;[.A49])" office:value-type="string" office:string-value=" #10" calcext:value-type="string" table:number-columns-spanned="4" table:number-rows-spanned="1">
            <text:p><text:s/>#10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49];[$'Number Assignments'.$A$3:$'Number Assignments'.$B$46];2;0);&quot; #&quot;;[.F49])" office:value-type="string" office:string-value=" #11" calcext:value-type="string" table:number-columns-spanned="4" table:number-rows-spanned="1">
            <text:p><text:s/>#11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49];[$'Number Assignments'.$A$3:$'Number Assignments'.$B$46];2;0);&quot; #&quot;;[.K49])" office:value-type="string" office:string-value=" #12" calcext:value-type="string" table:number-columns-spanned="4" table:number-rows-spanned="1">
            <text:p><text:s/>#12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49];[$Seating.$U$3:$Seating.$AC$46];[.E52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49];[$Seating.$U$3:$Seating.$AC$46];[.J52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49];[$Seating.$U$3:$Seating.$AC$46];[.J52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49];[$Seating.$U$3:$Seating.$AC$46];[.E53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49];[$Seating.$U$3:$Seating.$AC$46];[.J53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49];[$Seating.$U$3:$Seating.$AC$46];[.J53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49];[$Seating.$U$3:$Seating.$AC$46];[.E55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49];[$Seating.$U$3:$Seating.$AC$46];[.J55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49];[$Seating.$U$3:$Seating.$AC$46];[.J55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49];[$Seating.$U$3:$Seating.$AC$46];[.E56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49];[$Seating.$U$3:$Seating.$AC$46];[.J56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49];[$Seating.$U$3:$Seating.$AC$46];[.J56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49];[$Seating.$U$3:$Seating.$AC$46];[.E57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49];[$Seating.$U$3:$Seating.$AC$46];[.J57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49];[$Seating.$U$3:$Seating.$AC$46];[.J57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49];[$Seating.$U$3:$Seating.$AC$46];[.E59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49];[$Seating.$U$3:$Seating.$AC$46];[.J59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49];[$Seating.$U$3:$Seating.$AC$46];[.J59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49];[$Seating.$U$3:$Seating.$AC$46];[.E60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49];[$Seating.$U$3:$Seating.$AC$46];[.J60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49];[$Seating.$U$3:$Seating.$AC$46];[.J60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49];[$Seating.$U$3:$Seating.$AC$46];[.E62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49];[$Seating.$U$3:$Seating.$AC$46];[.J62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49];[$Seating.$U$3:$Seating.$AC$46];[.J62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table:style-name="ce164" table:number-columns-repeated="2"/>
          <table:table-cell table:number-columns-repeated="2"/>
          <table:table-cell office:value-type="float" office:value="14" calcext:value-type="float">
            <text:p>14</text:p>
          </table:table-cell>
          <table:table-cell table:style-name="ce164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65];[$'Number Assignments'.$A$3:$'Number Assignments'.$B$46];2;0);&quot; #&quot;;[.A65])" office:value-type="string" office:string-value=" #13" calcext:value-type="string" table:number-columns-spanned="4" table:number-rows-spanned="1">
            <text:p><text:s/>#13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65];[$'Number Assignments'.$A$3:$'Number Assignments'.$B$46];2;0);&quot; #&quot;;[.F65])" office:value-type="string" office:string-value=" #14" calcext:value-type="string" table:number-columns-spanned="4" table:number-rows-spanned="1">
            <text:p><text:s/>#14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65];[$'Number Assignments'.$A$3:$'Number Assignments'.$B$46];2;0);&quot; #&quot;;[.K65])" office:value-type="string" office:string-value=" #15" calcext:value-type="string" table:number-columns-spanned="4" table:number-rows-spanned="1">
            <text:p><text:s/>#15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65];[$Seating.$U$3:$Seating.$AC$46];[.E68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65];[$Seating.$U$3:$Seating.$AC$46];[.J68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65];[$Seating.$U$3:$Seating.$AC$46];[.J68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65];[$Seating.$U$3:$Seating.$AC$46];[.E69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65];[$Seating.$U$3:$Seating.$AC$46];[.J69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65];[$Seating.$U$3:$Seating.$AC$46];[.J69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65];[$Seating.$U$3:$Seating.$AC$46];[.E71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65];[$Seating.$U$3:$Seating.$AC$46];[.J71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65];[$Seating.$U$3:$Seating.$AC$46];[.J71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65];[$Seating.$U$3:$Seating.$AC$46];[.E72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65];[$Seating.$U$3:$Seating.$AC$46];[.J72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65];[$Seating.$U$3:$Seating.$AC$46];[.J72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65];[$Seating.$U$3:$Seating.$AC$46];[.E73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65];[$Seating.$U$3:$Seating.$AC$46];[.J73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65];[$Seating.$U$3:$Seating.$AC$46];[.J73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65];[$Seating.$U$3:$Seating.$AC$46];[.E75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65];[$Seating.$U$3:$Seating.$AC$46];[.J75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65];[$Seating.$U$3:$Seating.$AC$46];[.J75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65];[$Seating.$U$3:$Seating.$AC$46];[.E76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65];[$Seating.$U$3:$Seating.$AC$46];[.J76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65];[$Seating.$U$3:$Seating.$AC$46];[.J76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65];[$Seating.$U$3:$Seating.$AC$46];[.E78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65];[$Seating.$U$3:$Seating.$AC$46];[.J78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65];[$Seating.$U$3:$Seating.$AC$46];[.J78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table:style-name="ce164" table:number-columns-repeated="2"/>
          <table:table-cell table:number-columns-repeated="2"/>
          <table:table-cell office:value-type="float" office:value="17" calcext:value-type="float">
            <text:p>17</text:p>
          </table:table-cell>
          <table:table-cell table:style-name="ce164" table:number-columns-repeated="2"/>
          <table:table-cell table:number-columns-repeated="2"/>
          <table:table-cell office:value-type="float" office:value="18" calcext:value-type="float">
            <text:p>18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63" table:formula="of:=CONCATENATE(VLOOKUP([.A81];[$'Number Assignments'.$A$3:$'Number Assignments'.$B$46];2;0);&quot; #&quot;;[.A81])" office:value-type="string" office:string-value=" #16" calcext:value-type="string" table:number-columns-spanned="4" table:number-rows-spanned="1">
            <text:p><text:s/>#16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63" table:formula="of:=CONCATENATE(VLOOKUP([.F81];[$'Number Assignments'.$A$3:$'Number Assignments'.$B$46];2;0);&quot; #&quot;;[.F81])" office:value-type="string" office:string-value=" #17" calcext:value-type="string" table:number-columns-spanned="4" table:number-rows-spanned="1">
            <text:p><text:s/>#17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81];[$'Number Assignments'.$A$3:$'Number Assignments'.$B$46];2;0);&quot; #&quot;;[.K81])" office:value-type="string" office:string-value=" #18" calcext:value-type="string" table:number-columns-spanned="4" table:number-rows-spanned="1">
            <text:p><text:s/>#18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5" table:formula="of:=CONCATENATE(&quot;Table &quot;;VLOOKUP([.A81];[$Seating.$U$3:$Seating.$AC$46];[.E84]+1;0))" office:value-type="string" office:string-value="Table 1" calcext:value-type="string">
            <text:p>Table 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5" table:formula="of:=CONCATENATE(&quot;Table &quot;;VLOOKUP([.F81];[$Seating.$U$3:$Seating.$AC$46];[.J84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81];[$Seating.$U$3:$Seating.$AC$46];[.J84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5" table:formula="of:=CONCATENATE(&quot;Table &quot;;VLOOKUP([.A81];[$Seating.$U$3:$Seating.$AC$46];[.E85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5" table:formula="of:=CONCATENATE(&quot;Table &quot;;VLOOKUP([.F81];[$Seating.$U$3:$Seating.$AC$46];[.J85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81];[$Seating.$U$3:$Seating.$AC$46];[.J85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5" table:formula="of:=CONCATENATE(&quot;Table &quot;;VLOOKUP([.A81];[$Seating.$U$3:$Seating.$AC$46];[.E87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5" table:formula="of:=CONCATENATE(&quot;Table &quot;;VLOOKUP([.F81];[$Seating.$U$3:$Seating.$AC$46];[.J87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81];[$Seating.$U$3:$Seating.$AC$46];[.J87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5" table:formula="of:=CONCATENATE(&quot;Table &quot;;VLOOKUP([.A81];[$Seating.$U$3:$Seating.$AC$46];[.E88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5" table:formula="of:=CONCATENATE(&quot;Table &quot;;VLOOKUP([.F81];[$Seating.$U$3:$Seating.$AC$46];[.J88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81];[$Seating.$U$3:$Seating.$AC$46];[.J88]+1;0))" office:value-type="string" office:string-value="Table 7" calcext:value-type="string">
            <text:p>Table 7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5" table:formula="of:=CONCATENATE(&quot;Table &quot;;VLOOKUP([.A81];[$Seating.$U$3:$Seating.$AC$46];[.E89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5" table:formula="of:=CONCATENATE(&quot;Table &quot;;VLOOKUP([.F81];[$Seating.$U$3:$Seating.$AC$46];[.J89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81];[$Seating.$U$3:$Seating.$AC$46];[.J89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5" table:formula="of:=CONCATENATE(&quot;Table &quot;;VLOOKUP([.A81];[$Seating.$U$3:$Seating.$AC$46];[.E91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5" table:formula="of:=CONCATENATE(&quot;Table &quot;;VLOOKUP([.F81];[$Seating.$U$3:$Seating.$AC$46];[.J91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81];[$Seating.$U$3:$Seating.$AC$46];[.J91]+1;0))" office:value-type="string" office:string-value="Table 11" calcext:value-type="string">
            <text:p>Table 11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5" table:formula="of:=CONCATENATE(&quot;Table &quot;;VLOOKUP([.A81];[$Seating.$U$3:$Seating.$AC$46];[.E92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5" table:formula="of:=CONCATENATE(&quot;Table &quot;;VLOOKUP([.F81];[$Seating.$U$3:$Seating.$AC$46];[.J92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81];[$Seating.$U$3:$Seating.$AC$46];[.J92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5" table:formula="of:=CONCATENATE(&quot;Table &quot;;VLOOKUP([.A81];[$Seating.$U$3:$Seating.$AC$46];[.E94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5" table:formula="of:=CONCATENATE(&quot;Table &quot;;VLOOKUP([.F81];[$Seating.$U$3:$Seating.$AC$46];[.J94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81];[$Seating.$U$3:$Seating.$AC$46];[.J94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table:style-name="ce164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table:style-name="ce164" table:number-columns-repeated="2"/>
          <table:table-cell table:number-columns-repeated="2"/>
          <table:table-cell office:value-type="float" office:value="21" calcext:value-type="float">
            <text:p>21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97];[$'Number Assignments'.$A$3:$'Number Assignments'.$B$46];2;0);&quot; #&quot;;[.A97])" office:value-type="string" office:string-value=" #19" calcext:value-type="string" table:number-columns-spanned="4" table:number-rows-spanned="1">
            <text:p><text:s/>#19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97];[$'Number Assignments'.$A$3:$'Number Assignments'.$B$46];2;0);&quot; #&quot;;[.F97])" office:value-type="string" office:string-value=" #20" calcext:value-type="string" table:number-columns-spanned="4" table:number-rows-spanned="1">
            <text:p><text:s/>#20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97];[$'Number Assignments'.$A$3:$'Number Assignments'.$B$46];2;0);&quot; #&quot;;[.K97])" office:value-type="string" office:string-value=" #21" calcext:value-type="string" table:number-columns-spanned="4" table:number-rows-spanned="1">
            <text:p><text:s/>#21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97];[$Seating.$U$3:$Seating.$AC$46];[.E100]+1;0))" office:value-type="string" office:string-value="Table 1" calcext:value-type="string">
            <text:p>Table 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97];[$Seating.$U$3:$Seating.$AC$46];[.J100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97];[$Seating.$U$3:$Seating.$AC$46];[.J100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97];[$Seating.$U$3:$Seating.$AC$46];[.E101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97];[$Seating.$U$3:$Seating.$AC$46];[.J101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97];[$Seating.$U$3:$Seating.$AC$46];[.J101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97];[$Seating.$U$3:$Seating.$AC$46];[.E103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97];[$Seating.$U$3:$Seating.$AC$46];[.J103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97];[$Seating.$U$3:$Seating.$AC$46];[.J103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97];[$Seating.$U$3:$Seating.$AC$46];[.E104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97];[$Seating.$U$3:$Seating.$AC$46];[.J104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97];[$Seating.$U$3:$Seating.$AC$46];[.J104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97];[$Seating.$U$3:$Seating.$AC$46];[.E105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97];[$Seating.$U$3:$Seating.$AC$46];[.J105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97];[$Seating.$U$3:$Seating.$AC$46];[.J105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97];[$Seating.$U$3:$Seating.$AC$46];[.E107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97];[$Seating.$U$3:$Seating.$AC$46];[.J107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97];[$Seating.$U$3:$Seating.$AC$46];[.J107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97];[$Seating.$U$3:$Seating.$AC$46];[.E108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97];[$Seating.$U$3:$Seating.$AC$46];[.J108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97];[$Seating.$U$3:$Seating.$AC$46];[.J108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97];[$Seating.$U$3:$Seating.$AC$46];[.E110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97];[$Seating.$U$3:$Seating.$AC$46];[.J110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97];[$Seating.$U$3:$Seating.$AC$46];[.J110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table:style-name="ce164" table:number-columns-repeated="2"/>
          <table:table-cell table:number-columns-repeated="2"/>
          <table:table-cell office:value-type="float" office:value="23" calcext:value-type="float">
            <text:p>23</text:p>
          </table:table-cell>
          <table:table-cell table:style-name="ce164" table:number-columns-repeated="2"/>
          <table:table-cell table:number-columns-repeated="2"/>
          <table:table-cell office:value-type="float" office:value="24" calcext:value-type="float">
            <text:p>24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113];[$'Number Assignments'.$A$3:$'Number Assignments'.$B$46];2;0);&quot; #&quot;;[.A113])" office:value-type="string" office:string-value=" #22" calcext:value-type="string" table:number-columns-spanned="4" table:number-rows-spanned="1">
            <text:p><text:s/>#22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113];[$'Number Assignments'.$A$3:$'Number Assignments'.$B$46];2;0);&quot; #&quot;;[.F113])" office:value-type="string" office:string-value=" #23" calcext:value-type="string" table:number-columns-spanned="4" table:number-rows-spanned="1">
            <text:p><text:s/>#23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113];[$'Number Assignments'.$A$3:$'Number Assignments'.$B$46];2;0);&quot; #&quot;;[.K113])" office:value-type="string" office:string-value=" #24" calcext:value-type="string" table:number-columns-spanned="4" table:number-rows-spanned="1">
            <text:p><text:s/>#24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113];[$Seating.$U$3:$Seating.$AC$46];[.E116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113];[$Seating.$U$3:$Seating.$AC$46];[.J116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113];[$Seating.$U$3:$Seating.$AC$46];[.J116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113];[$Seating.$U$3:$Seating.$AC$46];[.E117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113];[$Seating.$U$3:$Seating.$AC$46];[.J117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113];[$Seating.$U$3:$Seating.$AC$46];[.J117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113];[$Seating.$U$3:$Seating.$AC$46];[.E119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113];[$Seating.$U$3:$Seating.$AC$46];[.J119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113];[$Seating.$U$3:$Seating.$AC$46];[.J119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113];[$Seating.$U$3:$Seating.$AC$46];[.E120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113];[$Seating.$U$3:$Seating.$AC$46];[.J120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113];[$Seating.$U$3:$Seating.$AC$46];[.J120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113];[$Seating.$U$3:$Seating.$AC$46];[.E121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113];[$Seating.$U$3:$Seating.$AC$46];[.J121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113];[$Seating.$U$3:$Seating.$AC$46];[.J121]+1;0))" office:value-type="string" office:string-value="Table 11" calcext:value-type="string">
            <text:p>Table 11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113];[$Seating.$U$3:$Seating.$AC$46];[.E123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113];[$Seating.$U$3:$Seating.$AC$46];[.J123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113];[$Seating.$U$3:$Seating.$AC$46];[.J123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113];[$Seating.$U$3:$Seating.$AC$46];[.E124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113];[$Seating.$U$3:$Seating.$AC$46];[.J124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113];[$Seating.$U$3:$Seating.$AC$46];[.J124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113];[$Seating.$U$3:$Seating.$AC$46];[.E126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113];[$Seating.$U$3:$Seating.$AC$46];[.J126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113];[$Seating.$U$3:$Seating.$AC$46];[.J126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table:style-name="ce164" table:number-columns-repeated="2"/>
          <table:table-cell table:number-columns-repeated="2"/>
          <table:table-cell office:value-type="float" office:value="26" calcext:value-type="float">
            <text:p>26</text:p>
          </table:table-cell>
          <table:table-cell table:style-name="ce164" table:number-columns-repeated="2"/>
          <table:table-cell table:number-columns-repeated="2"/>
          <table:table-cell office:value-type="float" office:value="27" calcext:value-type="float">
            <text:p>27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129];[$'Number Assignments'.$A$3:$'Number Assignments'.$B$46];2;0);&quot; #&quot;;[.A129])" office:value-type="string" office:string-value=" #25" calcext:value-type="string" table:number-columns-spanned="4" table:number-rows-spanned="1">
            <text:p><text:s/>#25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129];[$'Number Assignments'.$A$3:$'Number Assignments'.$B$46];2;0);&quot; #&quot;;[.F129])" office:value-type="string" office:string-value=" #26" calcext:value-type="string" table:number-columns-spanned="4" table:number-rows-spanned="1">
            <text:p><text:s/>#26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129];[$'Number Assignments'.$A$3:$'Number Assignments'.$B$46];2;0);&quot; #&quot;;[.K129])" office:value-type="string" office:string-value=" #27" calcext:value-type="string" table:number-columns-spanned="4" table:number-rows-spanned="1">
            <text:p><text:s/>#27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129];[$Seating.$U$3:$Seating.$AC$46];[.E132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129];[$Seating.$U$3:$Seating.$AC$46];[.J132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129];[$Seating.$U$3:$Seating.$AC$46];[.J132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129];[$Seating.$U$3:$Seating.$AC$46];[.E133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129];[$Seating.$U$3:$Seating.$AC$46];[.J133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129];[$Seating.$U$3:$Seating.$AC$46];[.J133]+1;0))" office:value-type="string" office:string-value="Table 11" calcext:value-type="string">
            <text:p>Table 11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129];[$Seating.$U$3:$Seating.$AC$46];[.E135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129];[$Seating.$U$3:$Seating.$AC$46];[.J135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129];[$Seating.$U$3:$Seating.$AC$46];[.J135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129];[$Seating.$U$3:$Seating.$AC$46];[.E136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129];[$Seating.$U$3:$Seating.$AC$46];[.J136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129];[$Seating.$U$3:$Seating.$AC$46];[.J136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129];[$Seating.$U$3:$Seating.$AC$46];[.E137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129];[$Seating.$U$3:$Seating.$AC$46];[.J137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129];[$Seating.$U$3:$Seating.$AC$46];[.J137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129];[$Seating.$U$3:$Seating.$AC$46];[.E139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129];[$Seating.$U$3:$Seating.$AC$46];[.J139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129];[$Seating.$U$3:$Seating.$AC$46];[.J139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129];[$Seating.$U$3:$Seating.$AC$46];[.E140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129];[$Seating.$U$3:$Seating.$AC$46];[.J140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129];[$Seating.$U$3:$Seating.$AC$46];[.J140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129];[$Seating.$U$3:$Seating.$AC$46];[.E142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129];[$Seating.$U$3:$Seating.$AC$46];[.J142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129];[$Seating.$U$3:$Seating.$AC$46];[.J142]+1;0))" office:value-type="string" office:string-value="Table 11" calcext:value-type="string">
            <text:p>Table 11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table:style-name="ce164" table:number-columns-repeated="2"/>
          <table:table-cell table:number-columns-repeated="2"/>
          <table:table-cell office:value-type="float" office:value="29" calcext:value-type="float">
            <text:p>29</text:p>
          </table:table-cell>
          <table:table-cell table:style-name="ce164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145];[$'Number Assignments'.$A$3:$'Number Assignments'.$B$46];2;0);&quot; #&quot;;[.A145])" office:value-type="string" office:string-value=" #28" calcext:value-type="string" table:number-columns-spanned="4" table:number-rows-spanned="1">
            <text:p><text:s/>#28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145];[$'Number Assignments'.$A$3:$'Number Assignments'.$B$46];2;0);&quot; #&quot;;[.F145])" office:value-type="string" office:string-value=" #29" calcext:value-type="string" table:number-columns-spanned="4" table:number-rows-spanned="1">
            <text:p><text:s/>#29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145];[$'Number Assignments'.$A$3:$'Number Assignments'.$B$46];2;0);&quot; #&quot;;[.K145])" office:value-type="string" office:string-value=" #30" calcext:value-type="string" table:number-columns-spanned="4" table:number-rows-spanned="1">
            <text:p><text:s/>#30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145];[$Seating.$U$3:$Seating.$AC$46];[.E148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145];[$Seating.$U$3:$Seating.$AC$46];[.J148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145];[$Seating.$U$3:$Seating.$AC$46];[.J148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145];[$Seating.$U$3:$Seating.$AC$46];[.E149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145];[$Seating.$U$3:$Seating.$AC$46];[.J149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145];[$Seating.$U$3:$Seating.$AC$46];[.J149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145];[$Seating.$U$3:$Seating.$AC$46];[.E151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145];[$Seating.$U$3:$Seating.$AC$46];[.J151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145];[$Seating.$U$3:$Seating.$AC$46];[.J151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145];[$Seating.$U$3:$Seating.$AC$46];[.E152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145];[$Seating.$U$3:$Seating.$AC$46];[.J152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145];[$Seating.$U$3:$Seating.$AC$46];[.J152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145];[$Seating.$U$3:$Seating.$AC$46];[.E153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145];[$Seating.$U$3:$Seating.$AC$46];[.J153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145];[$Seating.$U$3:$Seating.$AC$46];[.J153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145];[$Seating.$U$3:$Seating.$AC$46];[.E155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145];[$Seating.$U$3:$Seating.$AC$46];[.J155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145];[$Seating.$U$3:$Seating.$AC$46];[.J155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145];[$Seating.$U$3:$Seating.$AC$46];[.E156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145];[$Seating.$U$3:$Seating.$AC$46];[.J156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145];[$Seating.$U$3:$Seating.$AC$46];[.J156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145];[$Seating.$U$3:$Seating.$AC$46];[.E158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145];[$Seating.$U$3:$Seating.$AC$46];[.J158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145];[$Seating.$U$3:$Seating.$AC$46];[.J158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table:style-name="ce164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table:style-name="ce164" table:number-columns-repeated="2"/>
          <table:table-cell table:number-columns-repeated="2"/>
          <table:table-cell office:value-type="float" office:value="33" calcext:value-type="float">
            <text:p>33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63" table:formula="of:=CONCATENATE(VLOOKUP([.A161];[$'Number Assignments'.$A$3:$'Number Assignments'.$B$46];2;0);&quot; #&quot;;[.A161])" office:value-type="string" office:string-value=" #31" calcext:value-type="string" table:number-columns-spanned="4" table:number-rows-spanned="1">
            <text:p><text:s/>#31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63" table:formula="of:=CONCATENATE(VLOOKUP([.F161];[$'Number Assignments'.$A$3:$'Number Assignments'.$B$46];2;0);&quot; #&quot;;[.F161])" office:value-type="string" office:string-value=" #32" calcext:value-type="string" table:number-columns-spanned="4" table:number-rows-spanned="1">
            <text:p><text:s/>#32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161];[$'Number Assignments'.$A$3:$'Number Assignments'.$B$46];2;0);&quot; #&quot;;[.K161])" office:value-type="string" office:string-value=" #33" calcext:value-type="string" table:number-columns-spanned="4" table:number-rows-spanned="1">
            <text:p><text:s/>#33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5" table:formula="of:=CONCATENATE(&quot;Table &quot;;VLOOKUP([.A161];[$Seating.$U$3:$Seating.$AC$46];[.E164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5" table:formula="of:=CONCATENATE(&quot;Table &quot;;VLOOKUP([.F161];[$Seating.$U$3:$Seating.$AC$46];[.J164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161];[$Seating.$U$3:$Seating.$AC$46];[.J164]+1;0))" office:value-type="string" office:string-value="Table 7" calcext:value-type="string">
            <text:p>Table 7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5" table:formula="of:=CONCATENATE(&quot;Table &quot;;VLOOKUP([.A161];[$Seating.$U$3:$Seating.$AC$46];[.E165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5" table:formula="of:=CONCATENATE(&quot;Table &quot;;VLOOKUP([.F161];[$Seating.$U$3:$Seating.$AC$46];[.J165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161];[$Seating.$U$3:$Seating.$AC$46];[.J165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5" table:formula="of:=CONCATENATE(&quot;Table &quot;;VLOOKUP([.A161];[$Seating.$U$3:$Seating.$AC$46];[.E167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5" table:formula="of:=CONCATENATE(&quot;Table &quot;;VLOOKUP([.F161];[$Seating.$U$3:$Seating.$AC$46];[.J167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161];[$Seating.$U$3:$Seating.$AC$46];[.J167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5" table:formula="of:=CONCATENATE(&quot;Table &quot;;VLOOKUP([.A161];[$Seating.$U$3:$Seating.$AC$46];[.E168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5" table:formula="of:=CONCATENATE(&quot;Table &quot;;VLOOKUP([.F161];[$Seating.$U$3:$Seating.$AC$46];[.J168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161];[$Seating.$U$3:$Seating.$AC$46];[.J168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5" table:formula="of:=CONCATENATE(&quot;Table &quot;;VLOOKUP([.A161];[$Seating.$U$3:$Seating.$AC$46];[.E169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5" table:formula="of:=CONCATENATE(&quot;Table &quot;;VLOOKUP([.F161];[$Seating.$U$3:$Seating.$AC$46];[.J169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161];[$Seating.$U$3:$Seating.$AC$46];[.J169]+1;0))" office:value-type="string" office:string-value="Table 3" calcext:value-type="string">
            <text:p>Table 3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5" table:formula="of:=CONCATENATE(&quot;Table &quot;;VLOOKUP([.A161];[$Seating.$U$3:$Seating.$AC$46];[.E171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5" table:formula="of:=CONCATENATE(&quot;Table &quot;;VLOOKUP([.F161];[$Seating.$U$3:$Seating.$AC$46];[.J171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161];[$Seating.$U$3:$Seating.$AC$46];[.J171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5" table:formula="of:=CONCATENATE(&quot;Table &quot;;VLOOKUP([.A161];[$Seating.$U$3:$Seating.$AC$46];[.E172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5" table:formula="of:=CONCATENATE(&quot;Table &quot;;VLOOKUP([.F161];[$Seating.$U$3:$Seating.$AC$46];[.J172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161];[$Seating.$U$3:$Seating.$AC$46];[.J172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5" table:formula="of:=CONCATENATE(&quot;Table &quot;;VLOOKUP([.A161];[$Seating.$U$3:$Seating.$AC$46];[.E174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5" table:formula="of:=CONCATENATE(&quot;Table &quot;;VLOOKUP([.F161];[$Seating.$U$3:$Seating.$AC$46];[.J174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161];[$Seating.$U$3:$Seating.$AC$46];[.J174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 table:visibility="collapse">
          <table:table-cell office:value-type="float" office:value="34" calcext:value-type="float">
            <text:p>34</text:p>
          </table:table-cell>
          <table:table-cell table:style-name="ce164" table:number-columns-repeated="2"/>
          <table:table-cell table:number-columns-repeated="2"/>
          <table:table-cell office:value-type="float" office:value="35" calcext:value-type="float">
            <text:p>35</text:p>
          </table:table-cell>
          <table:table-cell table:style-name="ce164" table:number-columns-repeated="2"/>
          <table:table-cell table:number-columns-repeated="2"/>
          <table:table-cell office:value-type="float" office:value="36" calcext:value-type="float">
            <text:p>36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177];[$'Number Assignments'.$A$3:$'Number Assignments'.$B$46];2;0);&quot; #&quot;;[.A177])" office:value-type="string" office:string-value=" #34" calcext:value-type="string" table:number-columns-spanned="4" table:number-rows-spanned="1">
            <text:p><text:s/>#34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177];[$'Number Assignments'.$A$3:$'Number Assignments'.$B$46];2;0);&quot; #&quot;;[.F177])" office:value-type="string" office:string-value=" #35" calcext:value-type="string" table:number-columns-spanned="4" table:number-rows-spanned="1">
            <text:p><text:s/>#35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177];[$'Number Assignments'.$A$3:$'Number Assignments'.$B$46];2;0);&quot; #&quot;;[.K177])" office:value-type="string" office:string-value=" #36" calcext:value-type="string" table:number-columns-spanned="4" table:number-rows-spanned="1">
            <text:p><text:s/>#36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177];[$Seating.$U$3:$Seating.$AC$46];[.E180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177];[$Seating.$U$3:$Seating.$AC$46];[.J180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177];[$Seating.$U$3:$Seating.$AC$46];[.J180]+1;0))" office:value-type="string" office:string-value="Table 7" calcext:value-type="string">
            <text:p>Table 7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177];[$Seating.$U$3:$Seating.$AC$46];[.E181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177];[$Seating.$U$3:$Seating.$AC$46];[.J181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177];[$Seating.$U$3:$Seating.$AC$46];[.J181]+1;0))" office:value-type="string" office:string-value="Table 11" calcext:value-type="string">
            <text:p>Table 11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177];[$Seating.$U$3:$Seating.$AC$46];[.E183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177];[$Seating.$U$3:$Seating.$AC$46];[.J183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177];[$Seating.$U$3:$Seating.$AC$46];[.J183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177];[$Seating.$U$3:$Seating.$AC$46];[.E184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177];[$Seating.$U$3:$Seating.$AC$46];[.J184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177];[$Seating.$U$3:$Seating.$AC$46];[.J184]+1;0))" office:value-type="string" office:string-value="Table 2" calcext:value-type="string">
            <text:p>Table 2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177];[$Seating.$U$3:$Seating.$AC$46];[.E185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177];[$Seating.$U$3:$Seating.$AC$46];[.J185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177];[$Seating.$U$3:$Seating.$AC$46];[.J185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177];[$Seating.$U$3:$Seating.$AC$46];[.E187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177];[$Seating.$U$3:$Seating.$AC$46];[.J187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177];[$Seating.$U$3:$Seating.$AC$46];[.J187]+1;0))" office:value-type="string" office:string-value="Table 11" calcext:value-type="string">
            <text:p>Table 11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177];[$Seating.$U$3:$Seating.$AC$46];[.E188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177];[$Seating.$U$3:$Seating.$AC$46];[.J188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177];[$Seating.$U$3:$Seating.$AC$46];[.J188]+1;0))" office:value-type="string" office:string-value="Table 6" calcext:value-type="string">
            <text:p>Table 6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177];[$Seating.$U$3:$Seating.$AC$46];[.E190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177];[$Seating.$U$3:$Seating.$AC$46];[.J190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177];[$Seating.$U$3:$Seating.$AC$46];[.J190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37" calcext:value-type="float">
            <text:p>37</text:p>
          </table:table-cell>
          <table:table-cell table:style-name="ce164" table:number-columns-repeated="2"/>
          <table:table-cell table:number-columns-repeated="2"/>
          <table:table-cell office:value-type="float" office:value="38" calcext:value-type="float">
            <text:p>38</text:p>
          </table:table-cell>
          <table:table-cell table:style-name="ce164" table:number-columns-repeated="2"/>
          <table:table-cell table:number-columns-repeated="2"/>
          <table:table-cell office:value-type="float" office:value="39" calcext:value-type="float">
            <text:p>39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47" table:formula="of:=CONCATENATE(VLOOKUP([.A193];[$'Number Assignments'.$A$3:$'Number Assignments'.$B$46];2;0);&quot; #&quot;;[.A193])" office:value-type="string" office:string-value=" #37" calcext:value-type="string" table:number-columns-spanned="4" table:number-rows-spanned="1">
            <text:p><text:s/>#37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F193];[$'Number Assignments'.$A$3:$'Number Assignments'.$B$46];2;0);&quot; #&quot;;[.F193])" office:value-type="string" office:string-value=" #38" calcext:value-type="string" table:number-columns-spanned="4" table:number-rows-spanned="1">
            <text:p><text:s/>#38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47" table:formula="of:=CONCATENATE(VLOOKUP([.K193];[$'Number Assignments'.$A$3:$'Number Assignments'.$B$46];2;0);&quot; #&quot;;[.K193])" office:value-type="string" office:string-value=" #39" calcext:value-type="string" table:number-columns-spanned="4" table:number-rows-spanned="1">
            <text:p><text:s/>#39</text:p>
          </table:table-cell>
          <table:covered-table-cell table:number-columns-repeated="2"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A193];[$Seating.$U$3:$Seating.$AC$46];[.E196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F193];[$Seating.$U$3:$Seating.$AC$46];[.J196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2" table:formula="of:=CONCATENATE(&quot;Table &quot;;VLOOKUP([.K193];[$Seating.$U$3:$Seating.$AC$46];[.J196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A193];[$Seating.$U$3:$Seating.$AC$46];[.E197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F193];[$Seating.$U$3:$Seating.$AC$46];[.J197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2" table:formula="of:=CONCATENATE(&quot;Table &quot;;VLOOKUP([.K193];[$Seating.$U$3:$Seating.$AC$46];[.J197]+1;0))" office:value-type="string" office:string-value="Table 7" calcext:value-type="string">
            <text:p>Table 7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A193];[$Seating.$U$3:$Seating.$AC$46];[.E199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F193];[$Seating.$U$3:$Seating.$AC$46];[.J199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2" table:formula="of:=CONCATENATE(&quot;Table &quot;;VLOOKUP([.K193];[$Seating.$U$3:$Seating.$AC$46];[.J199]+1;0))" office:value-type="string" office:string-value="Table 8" calcext:value-type="string">
            <text:p>Table 8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A193];[$Seating.$U$3:$Seating.$AC$46];[.E200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F193];[$Seating.$U$3:$Seating.$AC$46];[.J200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2" table:formula="of:=CONCATENATE(&quot;Table &quot;;VLOOKUP([.K193];[$Seating.$U$3:$Seating.$AC$46];[.J200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A193];[$Seating.$U$3:$Seating.$AC$46];[.E201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F193];[$Seating.$U$3:$Seating.$AC$46];[.J201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2" table:formula="of:=CONCATENATE(&quot;Table &quot;;VLOOKUP([.K193];[$Seating.$U$3:$Seating.$AC$46];[.J201]+1;0))" office:value-type="string" office:string-value="Table 10" calcext:value-type="string">
            <text:p>Table 10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A193];[$Seating.$U$3:$Seating.$AC$46];[.E203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F193];[$Seating.$U$3:$Seating.$AC$46];[.J203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2" table:formula="of:=CONCATENATE(&quot;Table &quot;;VLOOKUP([.K193];[$Seating.$U$3:$Seating.$AC$46];[.J203]+1;0))" office:value-type="string" office:string-value="Table 9" calcext:value-type="string">
            <text:p>Table 9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A193];[$Seating.$U$3:$Seating.$AC$46];[.E204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F193];[$Seating.$U$3:$Seating.$AC$46];[.J204]+1;0))" office:value-type="string" office:string-value="Table 7" calcext:value-type="string">
            <text:p>Table 7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2" table:formula="of:=CONCATENATE(&quot;Table &quot;;VLOOKUP([.K193];[$Seating.$U$3:$Seating.$AC$46];[.J204]+1;0))" office:value-type="string" office:string-value="Table 4" calcext:value-type="string">
            <text:p>Table 4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A193];[$Seating.$U$3:$Seating.$AC$46];[.E206]+1;0))" office:value-type="string" office:string-value="Table 9" calcext:value-type="string">
            <text:p>Table 9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F193];[$Seating.$U$3:$Seating.$AC$46];[.J206]+1;0))" office:value-type="string" office:string-value="Table 8" calcext:value-type="string">
            <text:p>Table 8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2" table:formula="of:=CONCATENATE(&quot;Table &quot;;VLOOKUP([.K193];[$Seating.$U$3:$Seating.$AC$46];[.J206]+1;0))" office:value-type="string" office:string-value="Table 5" calcext:value-type="string">
            <text:p>Table 5</text:p>
          </table:table-cell>
          <table:table-cell table:style-name="ce162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/>
          <table:table-cell table:number-columns-repeated="1007"/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 table:style-name="ce164" table:number-columns-repeated="2"/>
          <table:table-cell table:number-columns-repeated="2"/>
          <table:table-cell office:value-type="float" office:value="41" calcext:value-type="float">
            <text:p>41</text:p>
          </table:table-cell>
          <table:table-cell table:style-name="ce164" table:number-columns-repeated="2"/>
          <table:table-cell table:number-columns-repeated="2"/>
          <table:table-cell office:value-type="float" office:value="42" calcext:value-type="float">
            <text:p>42</text:p>
          </table:table-cell>
          <table:table-cell table:style-name="ce164" table:number-columns-repeated="2"/>
          <table:table-cell table:number-columns-repeated="1010"/>
        </table:table-row>
        <table:table-row table:style-name="ro9">
          <table:table-cell table:style-name="ce163" table:formula="of:=CONCATENATE(VLOOKUP([.A209];[$'Number Assignments'.$A$3:$'Number Assignments'.$B$46];2;0);&quot; #&quot;;[.A209])" office:value-type="string" office:string-value=" #40" calcext:value-type="string" table:number-columns-spanned="4" table:number-rows-spanned="1">
            <text:p><text:s/>#40</text:p>
          </table:table-cell>
          <table:covered-table-cell table:number-columns-repeated="2" table:style-name="ce147"/>
          <table:covered-table-cell table:style-name="ce162"/>
          <table:table-cell table:style-name="ce162"/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aturday</text:p>
          </table:table-cell>
          <table:covered-table-cell table:style-name="ce147" office:value-type="string" calcext:value-type="string">
            <text:p>Saturday</text:p>
          </table:covered-table-cell>
          <table:covered-table-cell table:style-name="ce147"/>
          <table:covered-table-cell table:style-name="ce162"/>
          <table:table-cell table:style-name="ce162"/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2" office:value-type="string" calcext:value-type="string">
            <text:p>09:30 – 11:00</text:p>
          </table:table-cell>
          <table:table-cell table:style-name="ce162" office:value-type="string" calcext:value-type="string">
            <text:p>Round 1:</text:p>
          </table:table-cell>
          <table:table-cell table:style-name="ce165" table:formula="of:=CONCATENATE(&quot;Table &quot;;VLOOKUP([.A209];[$Seating.$U$3:$Seating.$AC$46];[.E212]+1;0))" office:value-type="string" office:string-value="Table 1" calcext:value-type="string">
            <text:p>Table 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2" office:value-type="string" calcext:value-type="string">
            <text:p>11:15 – 12:45</text:p>
          </table:table-cell>
          <table:table-cell table:style-name="ce162" office:value-type="string" calcext:value-type="string">
            <text:p>Round 2:</text:p>
          </table:table-cell>
          <table:table-cell table:style-name="ce165" table:formula="of:=CONCATENATE(&quot;Table &quot;;VLOOKUP([.A209];[$Seating.$U$3:$Seating.$AC$46];[.E213]+1;0))" office:value-type="string" office:string-value="Table 3" calcext:value-type="string">
            <text:p>Table 3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2" office:value-type="string" calcext:value-type="string">
            <text:p>14:00 – 15:30</text:p>
          </table:table-cell>
          <table:table-cell table:style-name="ce162" office:value-type="string" calcext:value-type="string">
            <text:p>Round 3:</text:p>
          </table:table-cell>
          <table:table-cell table:style-name="ce165" table:formula="of:=CONCATENATE(&quot;Table &quot;;VLOOKUP([.A209];[$Seating.$U$3:$Seating.$AC$46];[.E215]+1;0))" office:value-type="string" office:string-value="Table 4" calcext:value-type="string">
            <text:p>Table 4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2" office:value-type="string" calcext:value-type="string">
            <text:p>15:45 – 17:15</text:p>
          </table:table-cell>
          <table:table-cell table:style-name="ce162" office:value-type="string" calcext:value-type="string">
            <text:p>Round 4:</text:p>
          </table:table-cell>
          <table:table-cell table:style-name="ce165" table:formula="of:=CONCATENATE(&quot;Table &quot;;VLOOKUP([.A209];[$Seating.$U$3:$Seating.$AC$46];[.E216]+1;0))" office:value-type="string" office:string-value="Table 10" calcext:value-type="string">
            <text:p>Table 10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2" office:value-type="string" calcext:value-type="string">
            <text:p>17:30 – 18:45</text:p>
          </table:table-cell>
          <table:table-cell table:style-name="ce162" office:value-type="string" calcext:value-type="string">
            <text:p>Round 5:</text:p>
          </table:table-cell>
          <table:table-cell table:style-name="ce165" table:formula="of:=CONCATENATE(&quot;Table &quot;;VLOOKUP([.A209];[$Seating.$U$3:$Seating.$AC$46];[.E217]+1;0))" office:value-type="string" office:string-value="Table 6" calcext:value-type="string">
            <text:p>Table 6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1" office:value-type="string" calcext:value-type="string" table:number-columns-spanned="4" table:number-rows-spanned="1">
            <text:p>Sunday</text:p>
          </table:table-cell>
          <table:covered-table-cell table:style-name="ce162" office:value-type="string" calcext:value-type="string">
            <text:p>Sunday</text:p>
          </table:covered-table-cell>
          <table:covered-table-cell table:number-columns-repeated="2" table:style-name="ce162"/>
          <table:table-cell table:style-name="ce162"/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2" office:value-type="string" calcext:value-type="string">
            <text:p>09:15 – 10:45</text:p>
          </table:table-cell>
          <table:table-cell table:style-name="ce162" office:value-type="string" calcext:value-type="string">
            <text:p>Round 6:</text:p>
          </table:table-cell>
          <table:table-cell table:style-name="ce165" table:formula="of:=CONCATENATE(&quot;Table &quot;;VLOOKUP([.A209];[$Seating.$U$3:$Seating.$AC$46];[.E219]+1;0))" office:value-type="string" office:string-value="Table 11" calcext:value-type="string">
            <text:p>Table 11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2" office:value-type="string" calcext:value-type="string">
            <text:p>11:00 – 12:30</text:p>
          </table:table-cell>
          <table:table-cell table:style-name="ce162" office:value-type="string" calcext:value-type="string">
            <text:p>Round 7:</text:p>
          </table:table-cell>
          <table:table-cell table:style-name="ce165" table:formula="of:=CONCATENATE(&quot;Table &quot;;VLOOKUP([.A209];[$Seating.$U$3:$Seating.$AC$46];[.E220]+1;0))" office:value-type="string" office:string-value="Table 5" calcext:value-type="string">
            <text:p>Table 5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Lunch</text:p>
          </table:table-cell>
          <table:covered-table-cell table:style-name="ce162" office:value-type="string" calcext:value-type="string">
            <text:p>Lunch</text:p>
          </table:covered-table-cell>
          <table:covered-table-cell table:number-columns-repeated="2" table:style-name="ce162"/>
          <table:table-cell table:style-name="ce162"/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62" office:value-type="string" calcext:value-type="string">
            <text:p>13:45 – 15:45</text:p>
          </table:table-cell>
          <table:table-cell table:style-name="ce162" office:value-type="string" calcext:value-type="string">
            <text:p>Round 8:</text:p>
          </table:table-cell>
          <table:table-cell table:style-name="ce165" table:formula="of:=CONCATENATE(&quot;Table &quot;;VLOOKUP([.A209];[$Seating.$U$3:$Seating.$AC$46];[.E222]+1;0))" office:value-type="string" office:string-value="Table 2" calcext:value-type="string">
            <text:p>Table 2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9">
          <table:table-cell table:style-name="ce147" office:value-type="string" calcext:value-type="string" table:number-columns-spanned="4" table:number-rows-spanned="1">
            <text:p>Awards Ceremony</text:p>
          </table:table-cell>
          <table:covered-table-cell table:style-name="ce162" office:value-type="string" calcext:value-type="string">
            <text:p>Awards Ceremony</text:p>
          </table:covered-table-cell>
          <table:covered-table-cell table:number-columns-repeated="2" table:style-name="ce162"/>
          <table:table-cell table:style-name="ce162"/>
          <table:table-cell table:style-name="ce166"/>
          <table:table-cell table:style-name="Default" table:number-columns-repeated="8"/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office:value-type="float" office:value="43" calcext:value-type="float">
            <text:p>43</text:p>
          </table:table-cell>
          <table:table-cell table:style-name="ce164" table:number-columns-repeated="2"/>
          <table:table-cell table:number-columns-repeated="2"/>
          <table:table-cell table:style-name="Default" table:number-columns-repeated="9"/>
          <table:table-cell table:number-columns-repeated="1009"/>
        </table:table-row>
        <table:table-row table:style-name="ro9" table:number-rows-repeated="14">
          <table:table-cell table:style-name="Default" table:number-columns-repeated="14"/>
          <table:table-cell table:number-columns-repeated="1009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09"/>
        </table:table-row>
        <table:table-row table:style-name="ro1" table:number-rows-repeated="10483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Standings.B1:Standings.K4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00a65d" loext:vertical-justify="auto"/>
      <style:paragraph-properties css3t:text-justify="auto"/>
    </style:style>
    <style:style style:name="Untitled2" style:family="table-cell" style:parent-style-name="Default">
      <style:table-cell-properties fo:background-color="#ed1c24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6.4mm" fo:margin-right="6.4mm" style:shadow="none" style:scale-to="108%" style:table-centering="both" style:writing-mode="lr-tb"/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9:14:59.440400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5:23:40.366169980</meta:creation-date>
    <dc:date>2018-06-22T19:23:31.690702974</dc:date>
    <meta:editing-duration>PT13H47M23S</meta:editing-duration>
    <meta:editing-cycles>157</meta:editing-cycles>
    <meta:generator>LibreOffice/6.0.4.2$Linux_X86_64 LibreOffice_project/00m0$Build-2</meta:generator>
    <meta:document-statistic meta:table-count="10" meta:cell-count="8662" meta:object-count="0"/>
  </office:meta>
</office:document-meta>
</file>